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import_helper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import_helpers.populateCombo?language=Basic&amp;location=document" xlink:type="simple"/>
    </office:event-listeners>
  </office:scripts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22.51mm"/>
    </style:style>
    <style:style style:name="co7" style:family="table-column">
      <style:table-column-properties fo:break-before="auto" style:column-width="10.53mm"/>
    </style:style>
    <style:style style:name="co8" style:family="table-column">
      <style:table-column-properties fo:break-before="auto" style:column-width="64.51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33mm"/>
    </style:style>
    <style:style style:name="co11" style:family="table-column">
      <style:table-column-properties fo:break-before="auto" style:column-width="30.5mm"/>
    </style:style>
    <style:style style:name="co12" style:family="table-column">
      <style:table-column-properties fo:break-before="auto" style:column-width="13.41mm"/>
    </style:style>
    <style:style style:name="co13" style:family="table-column">
      <style:table-column-properties fo:break-before="auto" style:column-width="13.19mm"/>
    </style:style>
    <style:style style:name="co14" style:family="table-column">
      <style:table-column-properties fo:break-before="auto" style:column-width="12.31mm"/>
    </style:style>
    <style:style style:name="co15" style:family="table-column">
      <style:table-column-properties fo:break-before="auto" style:column-width="61.72mm"/>
    </style:style>
    <style:style style:name="co16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19.56mm"/>
    </style:style>
    <style:style style:name="co18" style:family="table-column">
      <style:table-column-properties fo:break-before="auto" style:column-width="27.68mm"/>
    </style:style>
    <style:style style:name="co19" style:family="table-column">
      <style:table-column-properties fo:break-before="auto" style:column-width="51.38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13.39mm"/>
    </style:style>
    <style:style style:name="co22" style:family="table-column">
      <style:table-column-properties fo:break-before="auto" style:column-width="35.12mm"/>
    </style:style>
    <style:style style:name="co23" style:family="table-column">
      <style:table-column-properties fo:break-before="auto" style:column-width="15.38mm"/>
    </style:style>
    <style:style style:name="co24" style:family="table-column">
      <style:table-column-properties fo:break-before="auto" style:column-width="14.71mm"/>
    </style:style>
    <style:style style:name="co25" style:family="table-column">
      <style:table-column-properties fo:break-before="auto" style:column-width="28.35mm"/>
    </style:style>
    <style:style style:name="co26" style:family="table-column">
      <style:table-column-properties fo:break-before="auto" style:column-width="22.63mm"/>
    </style:style>
    <style:style style:name="co27" style:family="table-column">
      <style:table-column-properties fo:break-before="auto" style:column-width="37.27mm"/>
    </style:style>
    <style:style style:name="co28" style:family="table-column">
      <style:table-column-properties fo:break-before="auto" style:column-width="37.55mm"/>
    </style:style>
    <style:style style:name="co29" style:family="table-column">
      <style:table-column-properties fo:break-before="auto" style:column-width="23.51mm"/>
    </style:style>
    <style:style style:name="co30" style:family="table-column">
      <style:table-column-properties fo:break-before="auto" style:column-width="18.87mm"/>
    </style:style>
    <style:style style:name="co31" style:family="table-column">
      <style:table-column-properties fo:break-before="auto" style:column-width="39.53mm"/>
    </style:style>
    <style:style style:name="co32" style:family="table-column">
      <style:table-column-properties fo:break-before="auto" style:column-width="39.09mm"/>
    </style:style>
    <style:style style:name="co33" style:family="table-column">
      <style:table-column-properties fo:break-before="auto" style:column-width="62.39mm"/>
    </style:style>
    <style:style style:name="co34" style:family="table-column">
      <style:table-column-properties fo:break-before="auto" style:column-width="35.6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end" fo:margin-left="0mm"/>
      <style:text-properties fo:color="#666666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end" fo:margin-left="0mm"/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fo:background-color="#dddddd" style:cell-protect="protected" style:print-content="true"/>
      <style:text-properties fo:color="#666666" fo:font-weight="bold" style:font-weight-asian="bold" style:font-weight-complex="bold"/>
    </style:style>
    <style:style style:name="ce4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cell-protect="protected" style:print-content="true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6" style:family="table-cell" style:parent-style-name="Default">
      <style:table-cell-properties fo:background-color="#ffff00" style:cell-protect="none" style:print-content="true"/>
    </style:style>
    <style:style style:name="ce7" style:family="table-cell" style:parent-style-name="Default">
      <style:table-cell-properties fo:background-color="#dddddd" style:cell-protect="protected" style:print-content="tru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cell-protect="protected" style:print-content="tru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cell-protect="protected" style:print-content="true" fo:background-color="transparent"/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fo:color="#666666" fo:font-weight="bold" style:font-weight-asian="bold" style:font-weight-complex="bold"/>
    </style:style>
    <style:style style:name="ce15" style:family="table-cell" style:parent-style-name="Default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color="#800000" style:font-name="Liberation Mono"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gr1" style:family="graphic">
      <style:graphic-properties fo:background-color="#808080"/>
    </style:style>
    <style:style style:name="P1" style:family="paragraph">
      <style:paragraph-properties fo:text-align="start"/>
      <style:text-properties fo:color="#ffffff" fo:font-size="12pt"/>
    </style:style>
    <style:style style:name="P2" style:family="paragraph">
      <style:paragraph-properties fo:text-align="center"/>
      <style:text-properties fo:color="#ffffff" fo:font-size="12pt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unprotected-cells="true"/>
        <office:forms form:automatic-focus="false" form:apply-design-mode="false">
          <form:form form:name="selector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sheetList" form:control-implementation="ooo:com.sun.star.form.component.ComboBox" xml:id="control1" form:id="control1" form:dropdown="true" form:size="20" form:current-value="2 x 4 x 2 No KO P=1-2,4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</form:properties>
              <form:item form:label="TEAM NAMES"/>
              <form:item form:label="1 x 5 P=1-2"/>
              <form:item form:label="1 x 7 P=1-2"/>
              <form:item form:label="1 x 9 P=2-4"/>
              <form:item form:label="2 x 4 x 2 No KO P=1-2,4"/>
              <form:item form:label="2 x 5 KO P=2,4"/>
              <form:item form:label="2 x 6 KO P=2,4"/>
              <form:item form:label="2 x 6 ~KO P=2,4"/>
              <form:item form:label="2 x 6 KO P=3"/>
              <form:item form:label="3 x 6 KO P=3"/>
              <form:item form:label="2 x 7 KO P=2,4"/>
              <form:item form:label="2 x 8 KO P=4"/>
              <form:item form:label="2 x 4 x 2 P=2"/>
              <form:item form:label="4 x 4 x 2 KO P=4"/>
            </form:combobox>
            <form:button form:name="copyData" form:control-implementation="ooo:com.sun.star.form.component.CommandButton" xml:id="control2" form:id="control2" form:label="Copy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import_helpers.copyData?language=Basic&amp;location=document" xlink:type="simple"/>
              </office:event-listeners>
            </form:button>
          </form:form>
        </office:forms>
        <table:table-column table:style-name="co1" table:default-cell-style-name="ce2"/>
        <table:table-column table:style-name="co2" table:number-columns-repeated="4" table:default-cell-style-name="ce10"/>
        <table:table-column table:style-name="co3" table:number-columns-repeated="1015" table:default-cell-style-name="ce10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>
            <text:p>Competition</text:p>
          </table:table-cell>
          <table:table-cell table:style-name="ce3" office:value-type="string" calcext:value-type="string">
            <text:p>Stage 2 Comp Names</text:p>
          </table:table-cell>
          <table:table-cell table:style-name="ce3" table:number-columns-repeated="2"/>
          <table:table-cell table:style-name="ce13" table:number-columns-repeated="1015"/>
          <table:table-cell table:style-name="ce16"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U13</text:p>
          </table:table-cell>
          <table:table-cell table:style-name="ce4" office:value-type="string" calcext:value-type="string">
            <text:p>A Champions League</text:p>
          </table:table-cell>
          <table:table-cell table:style-name="ce11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Section</text:p>
          </table:table-cell>
          <table:table-cell table:style-name="ce4" office:value-type="string" calcext:value-type="string">
            <text:p>A Groups</text:p>
          </table:table-cell>
          <table:table-cell table:style-name="ce4" office:value-type="string" calcext:value-type="string">
            <text:p>A Europa League</text:p>
          </table:table-cell>
          <table:table-cell table:style-name="ce11"/>
          <table:table-cell table:style-name="ce12"/>
          <table:table-cell table:number-columns-repeated="1019"/>
        </table:table-row>
        <table:table-row table:style-name="ro1">
          <table:table-cell table:style-name="ce1"/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14" table:number-columns-repeated="1015"/>
          <table:table-cell table:style-name="ce16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Balham FC Eagles</text:p>
          </table:table-cell>
          <table:table-cell table:style-name="ce6" office:value-type="string" calcext:value-type="string">
            <text:p>Balham FC Colts</text:p>
          </table:table-cell>
          <table:table-cell table:style-name="ce6" office:value-type="string" calcext:value-type="string">
            <text:p>Bracknell Town Colts</text:p>
          </table:table-cell>
          <table:table-cell table:style-name="ce6" office:value-type="string" calcext:value-type="string">
            <text:p>Bracknell Town Youth FC - Blue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Bracknell Town Youth FC - Red</text:p>
          </table:table-cell>
          <table:table-cell table:style-name="ce6" office:value-type="string" calcext:value-type="string">
            <text:p>Caversham Trents Blues</text:p>
          </table:table-cell>
          <table:table-cell table:style-name="ce6" office:value-type="string" calcext:value-type="string">
            <text:p>JS Cannons Blacks</text:p>
          </table:table-cell>
          <table:table-cell table:style-name="ce6" office:value-type="string" calcext:value-type="string">
            <text:p>Curley Park Rangers Jaguars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Caversham Trents</text:p>
          </table:table-cell>
          <table:table-cell table:style-name="ce6" office:value-type="string" calcext:value-type="string">
            <text:p>Westwood Wanderers Hoops</text:p>
          </table:table-cell>
          <table:table-cell table:style-name="ce6" office:value-type="string" calcext:value-type="string">
            <text:p>RMF FC Red</text:p>
          </table:table-cell>
          <table:table-cell table:style-name="ce6" office:value-type="string" calcext:value-type="string">
            <text:p>JS Cannons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string" calcext:value-type="string">
            <text:p>JS Cannons - Blue</text:p>
          </table:table-cell>
          <table:table-cell table:style-name="ce6" office:value-type="string" calcext:value-type="string">
            <text:p>Yateley Jaguars</text:p>
          </table:table-cell>
          <table:table-cell table:style-name="ce6" office:value-type="string" calcext:value-type="string">
            <text:p>Westwood Wanderers Gold</text:p>
          </table:table-cell>
          <table:table-cell table:style-name="ce6" office:value-type="string" calcext:value-type="string">
            <text:p>Whitton Wanderers Hawks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16" table:number-columns-repeated="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/Duration</text:p>
          </table:table-cell>
          <table:table-cell table:style-name="ce9" office:value-type="string" calcext:value-type="string">
            <text:p>1100</text:p>
          </table:table-cell>
          <table:table-cell table:style-name="ce9" office:value-type="string" calcext:value-type="string">
            <text:p>10</text:p>
          </table:table-cell>
          <table:table-cell>
            <draw:control table:end-cell-address="'TEAM NAMES'.E17" table:end-x="20.41mm" table:end-y="4.54mm" draw:z-index="0" draw:style-name="gr1" draw:text-style-name="P1" svg:width="70.63mm" svg:height="7.02mm" svg:x="1.52mm" svg:y="2.69mm" draw:control="control1"/>
          </table:table-cell>
          <table:table-cell>
            <draw:control table:end-cell-address="'TEAM NAMES'.E17" table:end-x="50.7mm" table:end-y="4.33mm" draw:z-index="1" draw:style-name="gr1" draw:text-style-name="P2" svg:width="29.92mm" svg:height="7.02mm" svg:x="20.78mm" svg:y="2.48mm" draw:control="control2"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ame/Sec Gap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tch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7" table:number-columns-repeated="4"/>
          <table:table-cell table:style-name="ce15" table:number-columns-repeated="1015"/>
          <table:table-cell table:style-name="ce16" table:number-columns-repeated="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SUBSTITUTE(['TEAM NAMES'.B5];&quot;&quot;&quot;&quot;;&quot;'&quot;)" office:value-type="string" office:string-value="Balham FC Eagles" calcext:value-type="string">
            <text:p>Balham FC Eagles</text:p>
          </table:table-cell>
          <table:table-cell table:formula="of:=SUBSTITUTE(['TEAM NAMES'.C5];&quot;&quot;&quot;&quot;;&quot;'&quot;)" office:value-type="string" office:string-value="Balham FC Colts" calcext:value-type="string">
            <text:p>Balham FC Colts</text:p>
          </table:table-cell>
          <table:table-cell table:formula="of:=SUBSTITUTE(['TEAM NAMES'.D5];&quot;&quot;&quot;&quot;;&quot;'&quot;)" office:value-type="string" office:string-value="Bracknell Town Colts" calcext:value-type="string">
            <text:p>Bracknell Town Colts</text:p>
          </table:table-cell>
          <table:table-cell table:formula="of:=SUBSTITUTE(['TEAM NAMES'.E5];&quot;&quot;&quot;&quot;;&quot;'&quot;)" office:value-type="string" office:string-value="Bracknell Town Youth FC - Blue" calcext:value-type="string">
            <text:p>Bracknell Town Youth FC - Blue</text:p>
          </table:table-cell>
          <table:table-cell table:number-columns-repeated="1019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SUBSTITUTE(['TEAM NAMES'.B6];&quot;&quot;&quot;&quot;;&quot;'&quot;)" office:value-type="string" office:string-value="Bracknell Town Youth FC - Red" calcext:value-type="string">
            <text:p>Bracknell Town Youth FC - Red</text:p>
          </table:table-cell>
          <table:table-cell table:formula="of:=SUBSTITUTE(['TEAM NAMES'.C6];&quot;&quot;&quot;&quot;;&quot;'&quot;)" office:value-type="string" office:string-value="Caversham Trents Blues" calcext:value-type="string">
            <text:p>Caversham Trents Blues</text:p>
          </table:table-cell>
          <table:table-cell table:formula="of:=SUBSTITUTE(['TEAM NAMES'.D6];&quot;&quot;&quot;&quot;;&quot;'&quot;)" office:value-type="string" office:string-value="JS Cannons Blacks" calcext:value-type="string">
            <text:p>JS Cannons Blacks</text:p>
          </table:table-cell>
          <table:table-cell table:formula="of:=SUBSTITUTE(['TEAM NAMES'.E6];&quot;&quot;&quot;&quot;;&quot;'&quot;)" office:value-type="string" office:string-value="Curley Park Rangers Jaguars" calcext:value-type="string">
            <text:p>Curley Park Rangers Jaguars</text:p>
          </table:table-cell>
          <table:table-cell table:number-columns-repeated="1019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SUBSTITUTE(['TEAM NAMES'.B7];&quot;&quot;&quot;&quot;;&quot;'&quot;)" office:value-type="string" office:string-value="Caversham Trents" calcext:value-type="string">
            <text:p>Caversham Trents</text:p>
          </table:table-cell>
          <table:table-cell table:formula="of:=SUBSTITUTE(['TEAM NAMES'.C7];&quot;&quot;&quot;&quot;;&quot;'&quot;)" office:value-type="string" office:string-value="Westwood Wanderers Hoops" calcext:value-type="string">
            <text:p>Westwood Wanderers Hoops</text:p>
          </table:table-cell>
          <table:table-cell table:formula="of:=SUBSTITUTE(['TEAM NAMES'.D7];&quot;&quot;&quot;&quot;;&quot;'&quot;)" office:value-type="string" office:string-value="RMF FC Red" calcext:value-type="string">
            <text:p>RMF FC Red</text:p>
          </table:table-cell>
          <table:table-cell table:formula="of:=SUBSTITUTE(['TEAM NAMES'.E7];&quot;&quot;&quot;&quot;;&quot;'&quot;)" office:value-type="string" office:string-value="JS Cannons" calcext:value-type="string">
            <text:p>JS Cannons</text:p>
          </table:table-cell>
          <table:table-cell table:number-columns-repeated="1019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SUBSTITUTE(['TEAM NAMES'.B8];&quot;&quot;&quot;&quot;;&quot;'&quot;)" office:value-type="string" office:string-value="JS Cannons - Blue" calcext:value-type="string">
            <text:p>JS Cannons - Blue</text:p>
          </table:table-cell>
          <table:table-cell table:formula="of:=SUBSTITUTE(['TEAM NAMES'.C8];&quot;&quot;&quot;&quot;;&quot;'&quot;)" office:value-type="string" office:string-value="Yateley Jaguars" calcext:value-type="string">
            <text:p>Yateley Jaguars</text:p>
          </table:table-cell>
          <table:table-cell table:formula="of:=SUBSTITUTE(['TEAM NAMES'.D8];&quot;&quot;&quot;&quot;;&quot;'&quot;)" office:value-type="string" office:string-value="Westwood Wanderers Gold" calcext:value-type="string">
            <text:p>Westwood Wanderers Gold</text:p>
          </table:table-cell>
          <table:table-cell table:formula="of:=SUBSTITUTE(['TEAM NAMES'.E8];&quot;&quot;&quot;&quot;;&quot;'&quot;)" office:value-type="string" office:string-value="Whitton Wanderers Hawks" calcext:value-type="string">
            <text:p>Whitton Wanderers Hawks</text:p>
          </table:table-cell>
          <table:table-cell table:number-columns-repeated="1019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SUBSTITUTE(['TEAM NAMES'.B9];&quot;&quot;&quot;&quot;;&quot;'&quot;)">
            <text:p/>
          </table:table-cell>
          <table:table-cell table:formula="of:=SUBSTITUTE(['TEAM NAMES'.C9];&quot;&quot;&quot;&quot;;&quot;'&quot;)">
            <text:p/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number-columns-repeated="1019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3" calcext:value-type="string">
            <text:p>U13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AGroups" calcext:value-type="string">
            <text:p>AGroups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AChampionsLeague" calcext:value-type="string">
            <text:p>A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AEuropaLeague" calcext:value-type="string">
            <text:p>AEuropaLeague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hh/mm</text:p>
          </table:table-cell>
          <table:table-cell table:formula="of:=(NUMBERVALUE(LEFT(START_TIME;2)))" office:value-type="float" office:value="11" calcext:value-type="float">
            <text:p>11</text:p>
          </table:table-cell>
          <table:table-cell table:formula="of:=NUMBERVALUE(RIGHT(START_TIME;2))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visibility="collapse">
          <table:table-cell office:value-type="string" calcext:value-type="string">
            <text:p>first</text:p>
          </table:table-cell>
          <table:table-cell table:formula="of:=(3600000*HH_START)+(60000*MM_START)" office:value-type="float" office:value="39600000" calcext:value-type="float">
            <text:p>396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duration</text:p>
          </table:table-cell>
          <table:table-cell table:formula="of:=60000*MATCH_DURATION" office:value-type="float" office:value="600000" calcext:value-type="float">
            <text:p>60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G-gap</text:p>
          </table:table-cell>
          <table:table-cell table:formula="of:=60000*GAME_GAP" office:value-type="float" office:value="120000" calcext:value-type="float">
            <text:p>12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S-gap</text:p>
          </table:table-cell>
          <table:table-cell table:formula="of:=60000*SECTION_GAP" office:value-type="float" office:value="780000" calcext:value-type="float">
            <text:p>780000</text:p>
          </table:table-cell>
          <table:table-cell table:number-columns-repeated="1022"/>
        </table:table-row>
        <table:table-row table:style-name="ro1" table:visibility="collapse">
          <table:table-cell office:value-type="string" calcext:value-type="string">
            <text:p>num pitches</text:p>
          </table:table-cell>
          <table:table-cell table:formula="of:=COUNT(INDEX(PITCHES))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x 5 P=1-2" table:style-name="ta1">
        <table:table-column table:style-name="co4" table:default-cell-style-name="ce17"/>
        <table:table-column table:style-name="co5" table:default-cell-style-name="ce18"/>
        <table:table-column table:style-name="co6" table:default-cell-style-name="ce18"/>
        <table:table-column table:style-name="co7" table:default-cell-style-name="ce17"/>
        <table:table-column table:style-name="co7" table:number-columns-repeated="2" table:default-cell-style-name="ce19"/>
        <table:table-column table:style-name="co8" table:default-cell-style-name="ce20"/>
        <table:table-column table:style-name="co8" table:default-cell-style-name="ce21"/>
        <table:table-column table:style-name="co9" table:default-cell-style-name="ce23"/>
        <table:table-column table:style-name="co10" table:default-cell-style-name="ce24"/>
        <table:table-column table:style-name="co3" table:number-columns-repeated="1014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5 P=1-2'.E2];TRANSLATED_TEAM_NAMES;['1 x 5 P=1-2'.$D2]+1)" office:value-type="string" office:string-value="Balham FC Eagles" calcext:value-type="string">
            <text:p>Balham FC Eagles</text:p>
          </table:table-cell>
          <table:table-cell table:formula="of:=VLOOKUP(['1 x 5 P=1-2'.F2];TRANSLATED_TEAM_NAMES;['1 x 5 P=1-2'.$D2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B2]; NUM_PITCHES)=0;INDEX(PITCHES;1;NUM_PITCHES);INDEX(PITCHES;1;MOD([.B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1,&quot;dateTime&quot;:39600000,&quot;duration&quot;:&quot;10m&quot;,&quot;pitch&quot;:&quot;1&quot;,&quot;competition&quot;:{&quot;name&quot;:&quot;U13&quot;, &quot;section&quot;:&quot;A Groups&quot;, &quot;group&quot;:&quot;1&quot;},&quot;tag&quot;:&quot;1&quot;, &quot;homeTeam&quot;:&quot;Balham FC Eagles&quot;, &quot;awayTeam&quot;:&quot;Bracknell Town Youth FC - Red&quot;}" calcext:value-type="string">
            <text:p>{"__v":0,"day":1,"dateTime":39600000,"duration":"10m","pitch":"1","competition":{"name":"U13", "section":"A Groups", "group":"1"},"tag":"1", "homeTeam":"Balham FC Eagles", "awayTeam":"Bracknell Town Youth FC - Red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1 x 5 P=1-2'.E3];TRANSLATED_TEAM_NAMES;['1 x 5 P=1-2'.$D3]+1)" office:value-type="string" office:string-value="Caversham Trents" calcext:value-type="string">
            <text:p>Caversham Trents</text:p>
          </table:table-cell>
          <table:table-cell table:formula="of:=VLOOKUP(['1 x 5 P=1-2'.F3];TRANSLATED_TEAM_NAMES;['1 x 5 P=1-2'.$D3]+1)" office:value-type="string" office:string-value="JS Cannons - Blue" calcext:value-type="string">
            <text:p>JS Cannons - Blue</text:p>
          </table:table-cell>
          <table:table-cell table:style-name="ce22" table:formula="of:=IF(MOD([.B3]; NUM_PITCHES)=0;INDEX(PITCHES;1;NUM_PITCHES);INDEX(PITCHES;1;MOD([.B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1,&quot;dateTime&quot;:39600000,&quot;duration&quot;:&quot;10m&quot;,&quot;pitch&quot;:&quot;2&quot;,&quot;competition&quot;:{&quot;name&quot;:&quot;U13&quot;, &quot;section&quot;:&quot;A Groups&quot;, &quot;group&quot;:&quot;1&quot;},&quot;tag&quot;:&quot;1&quot;, &quot;homeTeam&quot;:&quot;Caversham Trents&quot;, &quot;awayTeam&quot;:&quot;JS Cannons - Blue&quot;}" calcext:value-type="string">
            <text:p>{"__v":0,"day":1,"dateTime":39600000,"duration":"10m","pitch":"2","competition":{"name":"U13", "section":"A Groups", "group":"1"},"tag":"1", "homeTeam":"Caversham Trents", "awayTeam":"JS Cannons - Blue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1 x 5 P=1-2'.E4];TRANSLATED_TEAM_NAMES;['1 x 5 P=1-2'.$D4]+1)">
            <text:p/>
          </table:table-cell>
          <table:table-cell table:formula="of:=VLOOKUP(['1 x 5 P=1-2'.F4];TRANSLATED_TEAM_NAMES;['1 x 5 P=1-2'.$D4]+1)" office:value-type="string" office:string-value="Balham FC Eagles" calcext:value-type="string">
            <text:p>Balham FC Eagles</text:p>
          </table:table-cell>
          <table:table-cell table:style-name="ce22" table:formula="of:=IF(MOD([.B4]; NUM_PITCHES)=0;INDEX(PITCHES;1;NUM_PITCHES);INDEX(PITCHES;1;MOD([.B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1,&quot;dateTime&quot;:39600000,&quot;duration&quot;:&quot;10m&quot;,&quot;pitch&quot;:&quot;3&quot;,&quot;competition&quot;:{&quot;name&quot;:&quot;U13&quot;, &quot;section&quot;:&quot;A Groups&quot;, &quot;group&quot;:&quot;1&quot;},&quot;tag&quot;:&quot;1&quot;, &quot;homeTeam&quot;:&quot;&quot;, &quot;awayTeam&quot;:&quot;Balham FC Eagles&quot;}" calcext:value-type="string">
            <text:p>{"__v":0,"day":1,"dateTime":39600000,"duration":"10m","pitch":"3","competition":{"name":"U13", "section":"A Groups", "group":"1"},"tag":"1", "homeTeam":"", "awayTeam":"Balham FC Eagles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5 P=1-2'.E5];TRANSLATED_TEAM_NAMES;['1 x 5 P=1-2'.$D5]+1)" office:value-type="string" office:string-value="Bracknell Town Youth FC - Red" calcext:value-type="string">
            <text:p>Bracknell Town Youth FC - Red</text:p>
          </table:table-cell>
          <table:table-cell table:formula="of:=VLOOKUP(['1 x 5 P=1-2'.F5];TRANSLATED_TEAM_NAMES;['1 x 5 P=1-2'.$D5]+1)" office:value-type="string" office:string-value="Caversham Trents" calcext:value-type="string">
            <text:p>Caversham Trents</text:p>
          </table:table-cell>
          <table:table-cell table:style-name="ce22" table:formula="of:=IF(MOD([.B5]; NUM_PITCHES)=0;INDEX(PITCHES;1;NUM_PITCHES);INDEX(PITCHES;1;MOD([.B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1,&quot;dateTime&quot;:39600000,&quot;duration&quot;:&quot;10m&quot;,&quot;pitch&quot;:&quot;4&quot;,&quot;competition&quot;:{&quot;name&quot;:&quot;U13&quot;, &quot;section&quot;:&quot;A Groups&quot;, &quot;group&quot;:&quot;1&quot;},&quot;tag&quot;:&quot;1&quot;, &quot;homeTeam&quot;:&quot;Bracknell Town Youth FC - Red&quot;, &quot;awayTeam&quot;:&quot;Caversham Trents&quot;}" calcext:value-type="string">
            <text:p>{"__v":0,"day":1,"dateTime":39600000,"duration":"10m","pitch":"4","competition":{"name":"U13", "section":"A Groups", "group":"1"},"tag":"1", "homeTeam":"Bracknell Town Youth FC - Red", "awayTeam":"Caversham Trents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5 P=1-2'.E6];TRANSLATED_TEAM_NAMES;['1 x 5 P=1-2'.$D6]+1)" office:value-type="string" office:string-value="JS Cannons - Blue" calcext:value-type="string">
            <text:p>JS Cannons - Blue</text:p>
          </table:table-cell>
          <table:table-cell table:formula="of:=VLOOKUP(['1 x 5 P=1-2'.F6];TRANSLATED_TEAM_NAMES;['1 x 5 P=1-2'.$D6]+1)">
            <text:p/>
          </table:table-cell>
          <table:table-cell table:style-name="ce22" table:formula="of:=IF(MOD([.B6]; NUM_PITCHES)=0;INDEX(PITCHES;1;NUM_PITCHES);INDEX(PITCHES;1;MOD([.B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1,&quot;dateTime&quot;:40320000,&quot;duration&quot;:&quot;10m&quot;,&quot;pitch&quot;:&quot;1&quot;,&quot;competition&quot;:{&quot;name&quot;:&quot;U13&quot;, &quot;section&quot;:&quot;A Groups&quot;, &quot;group&quot;:&quot;1&quot;},&quot;tag&quot;:&quot;2&quot;, &quot;homeTeam&quot;:&quot;JS Cannons - Blue&quot;, &quot;awayTeam&quot;:&quot;&quot;}" calcext:value-type="string">
            <text:p>{"__v":0,"day":1,"dateTime":40320000,"duration":"10m","pitch":"1","competition":{"name":"U13", "section":"A Groups", "group":"1"},"tag":"2", "homeTeam":"JS Cannons - Blue", "awayTeam":"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40320000" calcext:value-type="float">
            <text:p>403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1 x 5 P=1-2'.E7];TRANSLATED_TEAM_NAMES;['1 x 5 P=1-2'.$D7]+1)" office:value-type="string" office:string-value="Balham FC Eagles" calcext:value-type="string">
            <text:p>Balham FC Eagles</text:p>
          </table:table-cell>
          <table:table-cell table:formula="of:=VLOOKUP(['1 x 5 P=1-2'.F7];TRANSLATED_TEAM_NAMES;['1 x 5 P=1-2'.$D7]+1)" office:value-type="string" office:string-value="Caversham Trents" calcext:value-type="string">
            <text:p>Caversham Trents</text:p>
          </table:table-cell>
          <table:table-cell table:style-name="ce22" table:formula="of:=IF(MOD([.B7]; NUM_PITCHES)=0;INDEX(PITCHES;1;NUM_PITCHES);INDEX(PITCHES;1;MOD([.B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1,&quot;dateTime&quot;:40320000,&quot;duration&quot;:&quot;10m&quot;,&quot;pitch&quot;:&quot;2&quot;,&quot;competition&quot;:{&quot;name&quot;:&quot;U13&quot;, &quot;section&quot;:&quot;A Groups&quot;, &quot;group&quot;:&quot;1&quot;},&quot;tag&quot;:&quot;2&quot;, &quot;homeTeam&quot;:&quot;Balham FC Eagles&quot;, &quot;awayTeam&quot;:&quot;Caversham Trents&quot;}" calcext:value-type="string">
            <text:p>{"__v":0,"day":1,"dateTime":40320000,"duration":"10m","pitch":"2","competition":{"name":"U13", "section":"A Groups", "group":"1"},"tag":"2", "homeTeam":"Balham FC Eagles", "awayTeam":"Caversham Trents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1 x 5 P=1-2'.E8];TRANSLATED_TEAM_NAMES;['1 x 5 P=1-2'.$D8]+1)" office:value-type="string" office:string-value="Bracknell Town Youth FC - Red" calcext:value-type="string">
            <text:p>Bracknell Town Youth FC - Red</text:p>
          </table:table-cell>
          <table:table-cell table:formula="of:=VLOOKUP(['1 x 5 P=1-2'.F8];TRANSLATED_TEAM_NAMES;['1 x 5 P=1-2'.$D8]+1)" office:value-type="string" office:string-value="JS Cannons - Blue" calcext:value-type="string">
            <text:p>JS Cannons - Blue</text:p>
          </table:table-cell>
          <table:table-cell table:style-name="ce22" table:formula="of:=IF(MOD([.B8]; NUM_PITCHES)=0;INDEX(PITCHES;1;NUM_PITCHES);INDEX(PITCHES;1;MOD([.B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1,&quot;dateTime&quot;:40320000,&quot;duration&quot;:&quot;10m&quot;,&quot;pitch&quot;:&quot;3&quot;,&quot;competition&quot;:{&quot;name&quot;:&quot;U13&quot;, &quot;section&quot;:&quot;A Groups&quot;, &quot;group&quot;:&quot;1&quot;},&quot;tag&quot;:&quot;2&quot;, &quot;homeTeam&quot;:&quot;Bracknell Town Youth FC - Red&quot;, &quot;awayTeam&quot;:&quot;JS Cannons - Blue&quot;}" calcext:value-type="string">
            <text:p>{"__v":0,"day":1,"dateTime":40320000,"duration":"10m","pitch":"3","competition":{"name":"U13", "section":"A Groups", "group":"1"},"tag":"2", "homeTeam":"Bracknell Town Youth FC - Red", "awayTeam":"JS Cannons - Blue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5 P=1-2'.E9];TRANSLATED_TEAM_NAMES;['1 x 5 P=1-2'.$D9]+1)" office:value-type="string" office:string-value="Caversham Trents" calcext:value-type="string">
            <text:p>Caversham Trents</text:p>
          </table:table-cell>
          <table:table-cell table:formula="of:=VLOOKUP(['1 x 5 P=1-2'.F9];TRANSLATED_TEAM_NAMES;['1 x 5 P=1-2'.$D9]+1)">
            <text:p/>
          </table:table-cell>
          <table:table-cell table:style-name="ce22" table:formula="of:=IF(MOD([.B9]; NUM_PITCHES)=0;INDEX(PITCHES;1;NUM_PITCHES);INDEX(PITCHES;1;MOD([.B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1,&quot;dateTime&quot;:40320000,&quot;duration&quot;:&quot;10m&quot;,&quot;pitch&quot;:&quot;4&quot;,&quot;competition&quot;:{&quot;name&quot;:&quot;U13&quot;, &quot;section&quot;:&quot;A Groups&quot;, &quot;group&quot;:&quot;1&quot;},&quot;tag&quot;:&quot;2&quot;, &quot;homeTeam&quot;:&quot;Caversham Trents&quot;, &quot;awayTeam&quot;:&quot;&quot;}" calcext:value-type="string">
            <text:p>{"__v":0,"day":1,"dateTime":40320000,"duration":"10m","pitch":"4","competition":{"name":"U13", "section":"A Groups", "group":"1"},"tag":"2", "homeTeam":"Caversham Trents", "awayTeam":"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1 x 5 P=1-2'.E10];TRANSLATED_TEAM_NAMES;['1 x 5 P=1-2'.$D10]+1)" office:value-type="string" office:string-value="JS Cannons - Blue" calcext:value-type="string">
            <text:p>JS Cannons - Blue</text:p>
          </table:table-cell>
          <table:table-cell table:formula="of:=VLOOKUP(['1 x 5 P=1-2'.F10];TRANSLATED_TEAM_NAMES;['1 x 5 P=1-2'.$D10]+1)" office:value-type="string" office:string-value="Balham FC Eagles" calcext:value-type="string">
            <text:p>Balham FC Eagles</text:p>
          </table:table-cell>
          <table:table-cell table:style-name="ce22" table:formula="of:=IF(MOD([.B10]; NUM_PITCHES)=0;INDEX(PITCHES;1;NUM_PITCHES);INDEX(PITCHES;1;MOD([.B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1,&quot;dateTime&quot;:41040000,&quot;duration&quot;:&quot;10m&quot;,&quot;pitch&quot;:&quot;1&quot;,&quot;competition&quot;:{&quot;name&quot;:&quot;U13&quot;, &quot;section&quot;:&quot;A Groups&quot;, &quot;group&quot;:&quot;1&quot;},&quot;tag&quot;:&quot;3&quot;, &quot;homeTeam&quot;:&quot;JS Cannons - Blue&quot;, &quot;awayTeam&quot;:&quot;Balham FC Eagles&quot;}" calcext:value-type="string">
            <text:p>{"__v":0,"day":1,"dateTime":41040000,"duration":"10m","pitch":"1","competition":{"name":"U13", "section":"A Groups", "group":"1"},"tag":"3", "homeTeam":"JS Cannons - Blue", "awayTeam":"Balham FC Eagles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5 P=1-2'.E11];TRANSLATED_TEAM_NAMES;['1 x 5 P=1-2'.$D11]+1)">
            <text:p/>
          </table:table-cell>
          <table:table-cell table:formula="of:=VLOOKUP(['1 x 5 P=1-2'.F11];TRANSLATED_TEAM_NAMES;['1 x 5 P=1-2'.$D11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B11]; NUM_PITCHES)=0;INDEX(PITCHES;1;NUM_PITCHES);INDEX(PITCHES;1;MOD([.B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1,&quot;dateTime&quot;:41040000,&quot;duration&quot;:&quot;10m&quot;,&quot;pitch&quot;:&quot;2&quot;,&quot;competition&quot;:{&quot;name&quot;:&quot;U13&quot;, &quot;section&quot;:&quot;A Groups&quot;, &quot;group&quot;:&quot;1&quot;},&quot;tag&quot;:&quot;3&quot;, &quot;homeTeam&quot;:&quot;&quot;, &quot;awayTeam&quot;:&quot;Bracknell Town Youth FC - Red&quot;}" calcext:value-type="string">
            <text:p>{"__v":0,"day":1,"dateTime":41040000,"duration":"10m","pitch":"2","competition":{"name":"U13", "section":"A Groups", "group":"1"},"tag":"3", "homeTeam":"", "awayTeam":"Bracknell Town Youth FC - Red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'1 x 5 P=1-2'.E12];TRANSLATED_TEAM_NAMES;['1 x 5 P=1-2'.$D12]+1)" office:value-type="string" office:string-value="Bracknell Town Youth FC - Red" calcext:value-type="string">
            <text:p>Bracknell Town Youth FC - Red</text:p>
          </table:table-cell>
          <table:table-cell table:formula="of:=VLOOKUP(['1 x 5 P=1-2'.F12];TRANSLATED_TEAM_NAMES;['1 x 5 P=1-2'.$D12]+1)" office:value-type="string" office:string-value="Balham FC Eagles" calcext:value-type="string">
            <text:p>Balham FC Eagles</text:p>
          </table:table-cell>
          <table:table-cell table:style-name="ce22" table:formula="of:=IF(MOD([.B12]; NUM_PITCHES)=0;INDEX(PITCHES;1;NUM_PITCHES);INDEX(PITCHES;1;MOD([.B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1,&quot;dateTime&quot;:41040000,&quot;duration&quot;:&quot;10m&quot;,&quot;pitch&quot;:&quot;3&quot;,&quot;competition&quot;:{&quot;name&quot;:&quot;U13&quot;, &quot;section&quot;:&quot;A Groups&quot;, &quot;group&quot;:&quot;1&quot;},&quot;tag&quot;:&quot;3&quot;, &quot;homeTeam&quot;:&quot;Bracknell Town Youth FC - Red&quot;, &quot;awayTeam&quot;:&quot;Balham FC Eagles&quot;}" calcext:value-type="string">
            <text:p>{"__v":0,"day":1,"dateTime":41040000,"duration":"10m","pitch":"3","competition":{"name":"U13", "section":"A Groups", "group":"1"},"tag":"3", "homeTeam":"Bracknell Town Youth FC - Red", "awayTeam":"Balham FC Eagles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'1 x 5 P=1-2'.E13];TRANSLATED_TEAM_NAMES;['1 x 5 P=1-2'.$D13]+1)" office:value-type="string" office:string-value="JS Cannons - Blue" calcext:value-type="string">
            <text:p>JS Cannons - Blue</text:p>
          </table:table-cell>
          <table:table-cell table:formula="of:=VLOOKUP(['1 x 5 P=1-2'.F13];TRANSLATED_TEAM_NAMES;['1 x 5 P=1-2'.$D13]+1)" office:value-type="string" office:string-value="Caversham Trents" calcext:value-type="string">
            <text:p>Caversham Trents</text:p>
          </table:table-cell>
          <table:table-cell table:style-name="ce22" table:formula="of:=IF(MOD([.B13]; NUM_PITCHES)=0;INDEX(PITCHES;1;NUM_PITCHES);INDEX(PITCHES;1;MOD([.B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1,&quot;dateTime&quot;:41040000,&quot;duration&quot;:&quot;10m&quot;,&quot;pitch&quot;:&quot;4&quot;,&quot;competition&quot;:{&quot;name&quot;:&quot;U13&quot;, &quot;section&quot;:&quot;A Groups&quot;, &quot;group&quot;:&quot;1&quot;},&quot;tag&quot;:&quot;3&quot;, &quot;homeTeam&quot;:&quot;JS Cannons - Blue&quot;, &quot;awayTeam&quot;:&quot;Caversham Trents&quot;}" calcext:value-type="string">
            <text:p>{"__v":0,"day":1,"dateTime":41040000,"duration":"10m","pitch":"4","competition":{"name":"U13", "section":"A Groups", "group":"1"},"tag":"3", "homeTeam":"JS Cannons - Blue", "awayTeam":"Caversham Trents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760000" calcext:value-type="float">
            <text:p>417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'1 x 5 P=1-2'.E14];TRANSLATED_TEAM_NAMES;['1 x 5 P=1-2'.$D14]+1)" office:value-type="string" office:string-value="Balham FC Eagles" calcext:value-type="string">
            <text:p>Balham FC Eagles</text:p>
          </table:table-cell>
          <table:table-cell table:formula="of:=VLOOKUP(['1 x 5 P=1-2'.F14];TRANSLATED_TEAM_NAMES;['1 x 5 P=1-2'.$D14]+1)">
            <text:p/>
          </table:table-cell>
          <table:table-cell table:style-name="ce22" table:formula="of:=IF(MOD([.B14]; NUM_PITCHES)=0;INDEX(PITCHES;1;NUM_PITCHES);INDEX(PITCHES;1;MOD([.B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1,&quot;dateTime&quot;:41760000,&quot;duration&quot;:&quot;10m&quot;,&quot;pitch&quot;:&quot;1&quot;,&quot;competition&quot;:{&quot;name&quot;:&quot;U13&quot;, &quot;section&quot;:&quot;A Groups&quot;, &quot;group&quot;:&quot;1&quot;},&quot;tag&quot;:&quot;4&quot;, &quot;homeTeam&quot;:&quot;Balham FC Eagles&quot;, &quot;awayTeam&quot;:&quot;&quot;}" calcext:value-type="string">
            <text:p>{"__v":0,"day":1,"dateTime":41760000,"duration":"10m","pitch":"1","competition":{"name":"U13", "section":"A Groups", "group":"1"},"tag":"4", "homeTeam":"Balham FC Eagles", "awayTeam":"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'1 x 5 P=1-2'.E15];TRANSLATED_TEAM_NAMES;['1 x 5 P=1-2'.$D15]+1)" office:value-type="string" office:string-value="Caversham Trents" calcext:value-type="string">
            <text:p>Caversham Trents</text:p>
          </table:table-cell>
          <table:table-cell table:formula="of:=VLOOKUP(['1 x 5 P=1-2'.F15];TRANSLATED_TEAM_NAMES;['1 x 5 P=1-2'.$D15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B15]; NUM_PITCHES)=0;INDEX(PITCHES;1;NUM_PITCHES);INDEX(PITCHES;1;MOD([.B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1,&quot;dateTime&quot;:41760000,&quot;duration&quot;:&quot;10m&quot;,&quot;pitch&quot;:&quot;2&quot;,&quot;competition&quot;:{&quot;name&quot;:&quot;U13&quot;, &quot;section&quot;:&quot;A Groups&quot;, &quot;group&quot;:&quot;1&quot;},&quot;tag&quot;:&quot;4&quot;, &quot;homeTeam&quot;:&quot;Caversham Trents&quot;, &quot;awayTeam&quot;:&quot;Bracknell Town Youth FC - Red&quot;}" calcext:value-type="string">
            <text:p>{"__v":0,"day":1,"dateTime":41760000,"duration":"10m","pitch":"2","competition":{"name":"U13", "section":"A Groups", "group":"1"},"tag":"4", "homeTeam":"Caversham Trents", "awayTeam":"Bracknell Town Youth FC - Red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'1 x 5 P=1-2'.E16];TRANSLATED_TEAM_NAMES;['1 x 5 P=1-2'.$D16]+1)">
            <text:p/>
          </table:table-cell>
          <table:table-cell table:formula="of:=VLOOKUP(['1 x 5 P=1-2'.F16];TRANSLATED_TEAM_NAMES;['1 x 5 P=1-2'.$D16]+1)" office:value-type="string" office:string-value="JS Cannons - Blue" calcext:value-type="string">
            <text:p>JS Cannons - Blue</text:p>
          </table:table-cell>
          <table:table-cell table:style-name="ce22" table:formula="of:=IF(MOD([.B16]; NUM_PITCHES)=0;INDEX(PITCHES;1;NUM_PITCHES);INDEX(PITCHES;1;MOD([.B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1,&quot;dateTime&quot;:41760000,&quot;duration&quot;:&quot;10m&quot;,&quot;pitch&quot;:&quot;3&quot;,&quot;competition&quot;:{&quot;name&quot;:&quot;U13&quot;, &quot;section&quot;:&quot;A Groups&quot;, &quot;group&quot;:&quot;1&quot;},&quot;tag&quot;:&quot;4&quot;, &quot;homeTeam&quot;:&quot;&quot;, &quot;awayTeam&quot;:&quot;JS Cannons - Blue&quot;}" calcext:value-type="string">
            <text:p>{"__v":0,"day":1,"dateTime":41760000,"duration":"10m","pitch":"3","competition":{"name":"U13", "section":"A Groups", "group":"1"},"tag":"4", "homeTeam":"", "awayTeam":"JS Cannons - Blue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1 x 5 P=1-2'.E17];TRANSLATED_TEAM_NAMES;['1 x 5 P=1-2'.$D17]+1)" office:value-type="string" office:string-value="Caversham Trents" calcext:value-type="string">
            <text:p>Caversham Trents</text:p>
          </table:table-cell>
          <table:table-cell table:formula="of:=VLOOKUP(['1 x 5 P=1-2'.F17];TRANSLATED_TEAM_NAMES;['1 x 5 P=1-2'.$D17]+1)" office:value-type="string" office:string-value="Balham FC Eagles" calcext:value-type="string">
            <text:p>Balham FC Eagles</text:p>
          </table:table-cell>
          <table:table-cell table:style-name="ce22" table:formula="of:=IF(MOD([.B17]; NUM_PITCHES)=0;INDEX(PITCHES;1;NUM_PITCHES);INDEX(PITCHES;1;MOD([.B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1,&quot;dateTime&quot;:41760000,&quot;duration&quot;:&quot;10m&quot;,&quot;pitch&quot;:&quot;4&quot;,&quot;competition&quot;:{&quot;name&quot;:&quot;U13&quot;, &quot;section&quot;:&quot;A Groups&quot;, &quot;group&quot;:&quot;1&quot;},&quot;tag&quot;:&quot;4&quot;, &quot;homeTeam&quot;:&quot;Caversham Trents&quot;, &quot;awayTeam&quot;:&quot;Balham FC Eagles&quot;}" calcext:value-type="string">
            <text:p>{"__v":0,"day":1,"dateTime":41760000,"duration":"10m","pitch":"4","competition":{"name":"U13", "section":"A Groups", "group":"1"},"tag":"4", "homeTeam":"Caversham Trents", "awayTeam":"Balham FC Eagles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'1 x 5 P=1-2'.E18];TRANSLATED_TEAM_NAMES;['1 x 5 P=1-2'.$D18]+1)" office:value-type="string" office:string-value="JS Cannons - Blue" calcext:value-type="string">
            <text:p>JS Cannons - Blue</text:p>
          </table:table-cell>
          <table:table-cell table:formula="of:=VLOOKUP(['1 x 5 P=1-2'.F18];TRANSLATED_TEAM_NAMES;['1 x 5 P=1-2'.$D18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B18]; NUM_PITCHES)=0;INDEX(PITCHES;1;NUM_PITCHES);INDEX(PITCHES;1;MOD([.B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1,&quot;dateTime&quot;:42480000,&quot;duration&quot;:&quot;10m&quot;,&quot;pitch&quot;:&quot;1&quot;,&quot;competition&quot;:{&quot;name&quot;:&quot;U13&quot;, &quot;section&quot;:&quot;A Groups&quot;, &quot;group&quot;:&quot;1&quot;},&quot;tag&quot;:&quot;5&quot;, &quot;homeTeam&quot;:&quot;JS Cannons - Blue&quot;, &quot;awayTeam&quot;:&quot;Bracknell Town Youth FC - Red&quot;}" calcext:value-type="string">
            <text:p>{"__v":0,"day":1,"dateTime":42480000,"duration":"10m","pitch":"1","competition":{"name":"U13", "section":"A Groups", "group":"1"},"tag":"5", "homeTeam":"JS Cannons - Blue", "awayTeam":"Bracknell Town Youth FC - Red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'1 x 5 P=1-2'.E19];TRANSLATED_TEAM_NAMES;['1 x 5 P=1-2'.$D19]+1)">
            <text:p/>
          </table:table-cell>
          <table:table-cell table:formula="of:=VLOOKUP(['1 x 5 P=1-2'.F19];TRANSLATED_TEAM_NAMES;['1 x 5 P=1-2'.$D19]+1)" office:value-type="string" office:string-value="Caversham Trents" calcext:value-type="string">
            <text:p>Caversham Trents</text:p>
          </table:table-cell>
          <table:table-cell table:style-name="ce22" table:formula="of:=IF(MOD([.B19]; NUM_PITCHES)=0;INDEX(PITCHES;1;NUM_PITCHES);INDEX(PITCHES;1;MOD([.B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1,&quot;dateTime&quot;:42480000,&quot;duration&quot;:&quot;10m&quot;,&quot;pitch&quot;:&quot;2&quot;,&quot;competition&quot;:{&quot;name&quot;:&quot;U13&quot;, &quot;section&quot;:&quot;A Groups&quot;, &quot;group&quot;:&quot;1&quot;},&quot;tag&quot;:&quot;5&quot;, &quot;homeTeam&quot;:&quot;&quot;, &quot;awayTeam&quot;:&quot;Caversham Trents&quot;}" calcext:value-type="string">
            <text:p>{"__v":0,"day":1,"dateTime":42480000,"duration":"10m","pitch":"2","competition":{"name":"U13", "section":"A Groups", "group":"1"},"tag":"5", "homeTeam":"", "awayTeam":"Caversham Trents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2480000" calcext:value-type="float">
            <text:p>424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'1 x 5 P=1-2'.E20];TRANSLATED_TEAM_NAMES;['1 x 5 P=1-2'.$D20]+1)" office:value-type="string" office:string-value="Balham FC Eagles" calcext:value-type="string">
            <text:p>Balham FC Eagles</text:p>
          </table:table-cell>
          <table:table-cell table:formula="of:=VLOOKUP(['1 x 5 P=1-2'.F20];TRANSLATED_TEAM_NAMES;['1 x 5 P=1-2'.$D20]+1)" office:value-type="string" office:string-value="JS Cannons - Blue" calcext:value-type="string">
            <text:p>JS Cannons - Blue</text:p>
          </table:table-cell>
          <table:table-cell table:style-name="ce22" table:formula="of:=IF(MOD([.B20]; NUM_PITCHES)=0;INDEX(PITCHES;1;NUM_PITCHES);INDEX(PITCHES;1;MOD([.B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1,&quot;dateTime&quot;:42480000,&quot;duration&quot;:&quot;10m&quot;,&quot;pitch&quot;:&quot;3&quot;,&quot;competition&quot;:{&quot;name&quot;:&quot;U13&quot;, &quot;section&quot;:&quot;A Groups&quot;, &quot;group&quot;:&quot;1&quot;},&quot;tag&quot;:&quot;5&quot;, &quot;homeTeam&quot;:&quot;Balham FC Eagles&quot;, &quot;awayTeam&quot;:&quot;JS Cannons - Blue&quot;}" calcext:value-type="string">
            <text:p>{"__v":0,"day":1,"dateTime":42480000,"duration":"10m","pitch":"3","competition":{"name":"U13", "section":"A Groups", "group":"1"},"tag":"5", "homeTeam":"Balham FC Eagles", "awayTeam":"JS Cannons - Blue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'1 x 5 P=1-2'.E21];TRANSLATED_TEAM_NAMES;['1 x 5 P=1-2'.$D21]+1)" office:value-type="string" office:string-value="Bracknell Town Youth FC - Red" calcext:value-type="string">
            <text:p>Bracknell Town Youth FC - Red</text:p>
          </table:table-cell>
          <table:table-cell table:formula="of:=VLOOKUP(['1 x 5 P=1-2'.F21];TRANSLATED_TEAM_NAMES;['1 x 5 P=1-2'.$D21]+1)">
            <text:p/>
          </table:table-cell>
          <table:table-cell table:style-name="ce22" table:formula="of:=IF(MOD([.B21]; NUM_PITCHES)=0;INDEX(PITCHES;1;NUM_PITCHES);INDEX(PITCHES;1;MOD([.B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1,&quot;dateTime&quot;:42480000,&quot;duration&quot;:&quot;10m&quot;,&quot;pitch&quot;:&quot;4&quot;,&quot;competition&quot;:{&quot;name&quot;:&quot;U13&quot;, &quot;section&quot;:&quot;A Groups&quot;, &quot;group&quot;:&quot;1&quot;},&quot;tag&quot;:&quot;5&quot;, &quot;homeTeam&quot;:&quot;Bracknell Town Youth FC - Red&quot;, &quot;awayTeam&quot;:&quot;&quot;}" calcext:value-type="string">
            <text:p>{"__v":0,"day":1,"dateTime":42480000,"duration":"10m","pitch":"4","competition":{"name":"U13", "section":"A Groups", "group":"1"},"tag":"5", "homeTeam":"Bracknell Town Youth FC - Red", "awayTeam":""}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x 7 P=1-2" table:style-name="ta1">
        <table:table-column table:style-name="co3" table:default-cell-style-name="ce17"/>
        <table:table-column table:style-name="co5" table:default-cell-style-name="ce18"/>
        <table:table-column table:style-name="co11" table:default-cell-style-name="ce18"/>
        <table:table-column table:style-name="co12" table:default-cell-style-name="ce17"/>
        <table:table-column table:style-name="co13" table:default-cell-style-name="ce19"/>
        <table:table-column table:style-name="co14" table:default-cell-style-name="ce19"/>
        <table:table-column table:style-name="co15" table:default-cell-style-name="ce20"/>
        <table:table-column table:style-name="co15" table:default-cell-style-name="ce21"/>
        <table:table-column table:style-name="co9" table:default-cell-style-name="ce23"/>
        <table:table-column table:style-name="co10" table:default-cell-style-name="ce24"/>
        <table:table-column table:style-name="co3" table:number-columns-repeated="1014" table:default-cell-style-name="ce2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9" office:value-type="string" calcext:value-type="string">
            <text:p>Pitch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7 P=1-2'.E2];TRANSLATED_TEAM_NAMES;['1 x 7 P=1-2'.$D2]+1)" office:value-type="string" office:string-value="Balham FC Eagles" calcext:value-type="string">
            <text:p>Balham FC Eagles</text:p>
          </table:table-cell>
          <table:table-cell table:formula="of:=VLOOKUP(['1 x 7 P=1-2'.F2];TRANSLATED_TEAM_NAMES;['1 x 7 P=1-2'.$D2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B2]; NUM_PITCHES)=0;INDEX(PITCHES;1;NUM_PITCHES);INDEX(PITCHES;1;MOD([.B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1,&quot;dateTime&quot;:39600000,&quot;duration&quot;:&quot;10m&quot;,&quot;pitch&quot;:&quot;1&quot;,&quot;competition&quot;:{&quot;name&quot;:&quot;U13&quot;, &quot;section&quot;:&quot;A Groups&quot;, &quot;group&quot;:&quot;1&quot;},&quot;tag&quot;:&quot;1&quot;, &quot;homeTeam&quot;:&quot;Balham FC Eagles&quot;, &quot;awayTeam&quot;:&quot;Bracknell Town Youth FC - Red&quot;}" calcext:value-type="string">
            <text:p>{"__v":0,"day":1,"dateTime":39600000,"duration":"10m","pitch":"1","competition":{"name":"U13", "section":"A Groups", "group":"1"},"tag":"1", "homeTeam":"Balham FC Eagles", "awayTeam":"Bracknell Town Youth FC - Red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1 x 7 P=1-2'.E3];TRANSLATED_TEAM_NAMES;['1 x 7 P=1-2'.$D3]+1)" office:value-type="string" office:string-value="Caversham Trents" calcext:value-type="string">
            <text:p>Caversham Trents</text:p>
          </table:table-cell>
          <table:table-cell table:formula="of:=VLOOKUP(['1 x 7 P=1-2'.F3];TRANSLATED_TEAM_NAMES;['1 x 7 P=1-2'.$D3]+1)" office:value-type="string" office:string-value="JS Cannons - Blue" calcext:value-type="string">
            <text:p>JS Cannons - Blue</text:p>
          </table:table-cell>
          <table:table-cell table:style-name="ce22" table:formula="of:=IF(MOD([.B3]; NUM_PITCHES)=0;INDEX(PITCHES;1;NUM_PITCHES);INDEX(PITCHES;1;MOD([.B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1,&quot;dateTime&quot;:39600000,&quot;duration&quot;:&quot;10m&quot;,&quot;pitch&quot;:&quot;2&quot;,&quot;competition&quot;:{&quot;name&quot;:&quot;U13&quot;, &quot;section&quot;:&quot;A Groups&quot;, &quot;group&quot;:&quot;1&quot;},&quot;tag&quot;:&quot;1&quot;, &quot;homeTeam&quot;:&quot;Caversham Trents&quot;, &quot;awayTeam&quot;:&quot;JS Cannons - Blue&quot;}" calcext:value-type="string">
            <text:p>{"__v":0,"day":1,"dateTime":39600000,"duration":"10m","pitch":"2","competition":{"name":"U13", "section":"A Groups", "group":"1"},"tag":"1", "homeTeam":"Caversham Trents", "awayTeam":"JS Cannons - Blue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'1 x 7 P=1-2'.E4];TRANSLATED_TEAM_NAMES;['1 x 7 P=1-2'.$D4]+1)">
            <text:p/>
          </table:table-cell>
          <table:table-cell table:formula="of:=VLOOKUP(['1 x 7 P=1-2'.F4];TRANSLATED_TEAM_NAMES;['1 x 7 P=1-2'.$D4]+1)" office:value-type="string" office:string-value="Balham FC Eagles" calcext:value-type="string">
            <text:p>Balham FC Eagles</text:p>
          </table:table-cell>
          <table:table-cell table:style-name="ce22" table:formula="of:=IF(MOD([.B4]; NUM_PITCHES)=0;INDEX(PITCHES;1;NUM_PITCHES);INDEX(PITCHES;1;MOD([.B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1,&quot;dateTime&quot;:39600000,&quot;duration&quot;:&quot;10m&quot;,&quot;pitch&quot;:&quot;3&quot;,&quot;competition&quot;:{&quot;name&quot;:&quot;U13&quot;, &quot;section&quot;:&quot;A Groups&quot;, &quot;group&quot;:&quot;1&quot;},&quot;tag&quot;:&quot;1&quot;, &quot;homeTeam&quot;:&quot;&quot;, &quot;awayTeam&quot;:&quot;Balham FC Eagles&quot;}" calcext:value-type="string">
            <text:p>{"__v":0,"day":1,"dateTime":39600000,"duration":"10m","pitch":"3","competition":{"name":"U13", "section":"A Groups", "group":"1"},"tag":"1", "homeTeam":"", "awayTeam":"Balham FC Eagles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1 x 7 P=1-2'.E5];TRANSLATED_TEAM_NAMES;['1 x 7 P=1-2'.$D5]+1)">
            <text:p/>
          </table:table-cell>
          <table:table-cell table:formula="of:=VLOOKUP(['1 x 7 P=1-2'.F5];TRANSLATED_TEAM_NAMES;['1 x 7 P=1-2'.$D5]+1)">
            <text:p/>
          </table:table-cell>
          <table:table-cell table:style-name="ce22" table:formula="of:=IF(MOD([.B5]; NUM_PITCHES)=0;INDEX(PITCHES;1;NUM_PITCHES);INDEX(PITCHES;1;MOD([.B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1,&quot;dateTime&quot;:39600000,&quot;duration&quot;:&quot;10m&quot;,&quot;pitch&quot;:&quot;4&quot;,&quot;competition&quot;:{&quot;name&quot;:&quot;U13&quot;, &quot;section&quot;:&quot;A Groups&quot;, &quot;group&quot;:&quot;1&quot;},&quot;tag&quot;:&quot;1&quot;, &quot;homeTeam&quot;:&quot;&quot;, &quot;awayTeam&quot;:&quot;&quot;}" calcext:value-type="string">
            <text:p>{"__v":0,"day":1,"dateTime":39600000,"duration":"10m","pitch":"4","competition":{"name":"U13", "section":"A Groups", "group":"1"},"tag":"1", "homeTeam":"", "awayTeam":"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7 P=1-2'.E6];TRANSLATED_TEAM_NAMES;['1 x 7 P=1-2'.$D6]+1)" office:value-type="string" office:string-value="Bracknell Town Youth FC - Red" calcext:value-type="string">
            <text:p>Bracknell Town Youth FC - Red</text:p>
          </table:table-cell>
          <table:table-cell table:formula="of:=VLOOKUP(['1 x 7 P=1-2'.F6];TRANSLATED_TEAM_NAMES;['1 x 7 P=1-2'.$D6]+1)" office:value-type="string" office:string-value="Caversham Trents" calcext:value-type="string">
            <text:p>Caversham Trents</text:p>
          </table:table-cell>
          <table:table-cell table:style-name="ce22" table:formula="of:=IF(MOD([.B6]; NUM_PITCHES)=0;INDEX(PITCHES;1;NUM_PITCHES);INDEX(PITCHES;1;MOD([.B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1,&quot;dateTime&quot;:40320000,&quot;duration&quot;:&quot;10m&quot;,&quot;pitch&quot;:&quot;1&quot;,&quot;competition&quot;:{&quot;name&quot;:&quot;U13&quot;, &quot;section&quot;:&quot;A Groups&quot;, &quot;group&quot;:&quot;1&quot;},&quot;tag&quot;:&quot;2&quot;, &quot;homeTeam&quot;:&quot;Bracknell Town Youth FC - Red&quot;, &quot;awayTeam&quot;:&quot;Caversham Trents&quot;}" calcext:value-type="string">
            <text:p>{"__v":0,"day":1,"dateTime":40320000,"duration":"10m","pitch":"1","competition":{"name":"U13", "section":"A Groups", "group":"1"},"tag":"2", "homeTeam":"Bracknell Town Youth FC - Red", "awayTeam":"Caversham Trents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7 P=1-2'.E7];TRANSLATED_TEAM_NAMES;['1 x 7 P=1-2'.$D7]+1)" office:value-type="string" office:string-value="JS Cannons - Blue" calcext:value-type="string">
            <text:p>JS Cannons - Blue</text:p>
          </table:table-cell>
          <table:table-cell table:formula="of:=VLOOKUP(['1 x 7 P=1-2'.F7];TRANSLATED_TEAM_NAMES;['1 x 7 P=1-2'.$D7]+1)">
            <text:p/>
          </table:table-cell>
          <table:table-cell table:style-name="ce22" table:formula="of:=IF(MOD([.B7]; NUM_PITCHES)=0;INDEX(PITCHES;1;NUM_PITCHES);INDEX(PITCHES;1;MOD([.B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1,&quot;dateTime&quot;:40320000,&quot;duration&quot;:&quot;10m&quot;,&quot;pitch&quot;:&quot;2&quot;,&quot;competition&quot;:{&quot;name&quot;:&quot;U13&quot;, &quot;section&quot;:&quot;A Groups&quot;, &quot;group&quot;:&quot;1&quot;},&quot;tag&quot;:&quot;2&quot;, &quot;homeTeam&quot;:&quot;JS Cannons - Blue&quot;, &quot;awayTeam&quot;:&quot;&quot;}" calcext:value-type="string">
            <text:p>{"__v":0,"day":1,"dateTime":40320000,"duration":"10m","pitch":"2","competition":{"name":"U13", "section":"A Groups", "group":"1"},"tag":"2", "homeTeam":"JS Cannons - Blue", "awayTeam":"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1 x 7 P=1-2'.E8];TRANSLATED_TEAM_NAMES;['1 x 7 P=1-2'.$D8]+1)" office:value-type="string" office:string-value="Caversham Trents" calcext:value-type="string">
            <text:p>Caversham Trents</text:p>
          </table:table-cell>
          <table:table-cell table:formula="of:=VLOOKUP(['1 x 7 P=1-2'.F8];TRANSLATED_TEAM_NAMES;['1 x 7 P=1-2'.$D8]+1)" office:value-type="string" office:string-value="Balham FC Eagles" calcext:value-type="string">
            <text:p>Balham FC Eagles</text:p>
          </table:table-cell>
          <table:table-cell table:style-name="ce22" table:formula="of:=IF(MOD([.B8]; NUM_PITCHES)=0;INDEX(PITCHES;1;NUM_PITCHES);INDEX(PITCHES;1;MOD([.B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1,&quot;dateTime&quot;:40320000,&quot;duration&quot;:&quot;10m&quot;,&quot;pitch&quot;:&quot;3&quot;,&quot;competition&quot;:{&quot;name&quot;:&quot;U13&quot;, &quot;section&quot;:&quot;A Groups&quot;, &quot;group&quot;:&quot;1&quot;},&quot;tag&quot;:&quot;2&quot;, &quot;homeTeam&quot;:&quot;Caversham Trents&quot;, &quot;awayTeam&quot;:&quot;Balham FC Eagles&quot;}" calcext:value-type="string">
            <text:p>{"__v":0,"day":1,"dateTime":40320000,"duration":"10m","pitch":"3","competition":{"name":"U13", "section":"A Groups", "group":"1"},"tag":"2", "homeTeam":"Caversham Trents", "awayTeam":"Balham FC Eagles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'1 x 7 P=1-2'.E9];TRANSLATED_TEAM_NAMES;['1 x 7 P=1-2'.$D9]+1)">
            <text:p/>
          </table:table-cell>
          <table:table-cell table:formula="of:=VLOOKUP(['1 x 7 P=1-2'.F9];TRANSLATED_TEAM_NAMES;['1 x 7 P=1-2'.$D9]+1)">
            <text:p/>
          </table:table-cell>
          <table:table-cell table:style-name="ce22" table:formula="of:=IF(MOD([.B9]; NUM_PITCHES)=0;INDEX(PITCHES;1;NUM_PITCHES);INDEX(PITCHES;1;MOD([.B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1,&quot;dateTime&quot;:40320000,&quot;duration&quot;:&quot;10m&quot;,&quot;pitch&quot;:&quot;4&quot;,&quot;competition&quot;:{&quot;name&quot;:&quot;U13&quot;, &quot;section&quot;:&quot;A Groups&quot;, &quot;group&quot;:&quot;1&quot;},&quot;tag&quot;:&quot;2&quot;, &quot;homeTeam&quot;:&quot;&quot;, &quot;awayTeam&quot;:&quot;&quot;}" calcext:value-type="string">
            <text:p>{"__v":0,"day":1,"dateTime":40320000,"duration":"10m","pitch":"4","competition":{"name":"U13", "section":"A Groups", "group":"1"},"tag":"2", "homeTeam":"", "awayTeam":"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'1 x 7 P=1-2'.E10];TRANSLATED_TEAM_NAMES;['1 x 7 P=1-2'.$D10]+1)">
            <text:p/>
          </table:table-cell>
          <table:table-cell table:formula="of:=VLOOKUP(['1 x 7 P=1-2'.F10];TRANSLATED_TEAM_NAMES;['1 x 7 P=1-2'.$D10]+1)">
            <text:p/>
          </table:table-cell>
          <table:table-cell table:style-name="ce22" table:formula="of:=IF(MOD([.B10]; NUM_PITCHES)=0;INDEX(PITCHES;1;NUM_PITCHES);INDEX(PITCHES;1;MOD([.B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1,&quot;dateTime&quot;:41040000,&quot;duration&quot;:&quot;10m&quot;,&quot;pitch&quot;:&quot;1&quot;,&quot;competition&quot;:{&quot;name&quot;:&quot;U13&quot;, &quot;section&quot;:&quot;A Groups&quot;, &quot;group&quot;:&quot;1&quot;},&quot;tag&quot;:&quot;3&quot;, &quot;homeTeam&quot;:&quot;&quot;, &quot;awayTeam&quot;:&quot;&quot;}" calcext:value-type="string">
            <text:p>{"__v":0,"day":1,"dateTime":41040000,"duration":"10m","pitch":"1","competition":{"name":"U13", "section":"A Groups", "group":"1"},"tag":"3", "homeTeam":"", "awayTeam":"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'1 x 7 P=1-2'.E11];TRANSLATED_TEAM_NAMES;['1 x 7 P=1-2'.$D11]+1)" office:value-type="string" office:string-value="JS Cannons - Blue" calcext:value-type="string">
            <text:p>JS Cannons - Blue</text:p>
          </table:table-cell>
          <table:table-cell table:formula="of:=VLOOKUP(['1 x 7 P=1-2'.F11];TRANSLATED_TEAM_NAMES;['1 x 7 P=1-2'.$D11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B11]; NUM_PITCHES)=0;INDEX(PITCHES;1;NUM_PITCHES);INDEX(PITCHES;1;MOD([.B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1,&quot;dateTime&quot;:41040000,&quot;duration&quot;:&quot;10m&quot;,&quot;pitch&quot;:&quot;2&quot;,&quot;competition&quot;:{&quot;name&quot;:&quot;U13&quot;, &quot;section&quot;:&quot;A Groups&quot;, &quot;group&quot;:&quot;1&quot;},&quot;tag&quot;:&quot;3&quot;, &quot;homeTeam&quot;:&quot;JS Cannons - Blue&quot;, &quot;awayTeam&quot;:&quot;Bracknell Town Youth FC - Red&quot;}" calcext:value-type="string">
            <text:p>{"__v":0,"day":1,"dateTime":41040000,"duration":"10m","pitch":"2","competition":{"name":"U13", "section":"A Groups", "group":"1"},"tag":"3", "homeTeam":"JS Cannons - Blue", "awayTeam":"Bracknell Town Youth FC - Red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1040000" calcext:value-type="float">
            <text:p>410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'1 x 7 P=1-2'.E12];TRANSLATED_TEAM_NAMES;['1 x 7 P=1-2'.$D12]+1)" office:value-type="string" office:string-value="Balham FC Eagles" calcext:value-type="string">
            <text:p>Balham FC Eagles</text:p>
          </table:table-cell>
          <table:table-cell table:formula="of:=VLOOKUP(['1 x 7 P=1-2'.F12];TRANSLATED_TEAM_NAMES;['1 x 7 P=1-2'.$D12]+1)">
            <text:p/>
          </table:table-cell>
          <table:table-cell table:style-name="ce22" table:formula="of:=IF(MOD([.B12]; NUM_PITCHES)=0;INDEX(PITCHES;1;NUM_PITCHES);INDEX(PITCHES;1;MOD([.B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1,&quot;dateTime&quot;:41040000,&quot;duration&quot;:&quot;10m&quot;,&quot;pitch&quot;:&quot;3&quot;,&quot;competition&quot;:{&quot;name&quot;:&quot;U13&quot;, &quot;section&quot;:&quot;A Groups&quot;, &quot;group&quot;:&quot;1&quot;},&quot;tag&quot;:&quot;3&quot;, &quot;homeTeam&quot;:&quot;Balham FC Eagles&quot;, &quot;awayTeam&quot;:&quot;&quot;}" calcext:value-type="string">
            <text:p>{"__v":0,"day":1,"dateTime":41040000,"duration":"10m","pitch":"3","competition":{"name":"U13", "section":"A Groups", "group":"1"},"tag":"3", "homeTeam":"Balham FC Eagles", "awayTeam":"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7 P=1-2'.E13];TRANSLATED_TEAM_NAMES;['1 x 7 P=1-2'.$D13]+1)" office:value-type="string" office:string-value="Caversham Trents" calcext:value-type="string">
            <text:p>Caversham Trents</text:p>
          </table:table-cell>
          <table:table-cell table:formula="of:=VLOOKUP(['1 x 7 P=1-2'.F13];TRANSLATED_TEAM_NAMES;['1 x 7 P=1-2'.$D13]+1)">
            <text:p/>
          </table:table-cell>
          <table:table-cell table:style-name="ce22" table:formula="of:=IF(MOD([.B13]; NUM_PITCHES)=0;INDEX(PITCHES;1;NUM_PITCHES);INDEX(PITCHES;1;MOD([.B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1,&quot;dateTime&quot;:41040000,&quot;duration&quot;:&quot;10m&quot;,&quot;pitch&quot;:&quot;4&quot;,&quot;competition&quot;:{&quot;name&quot;:&quot;U13&quot;, &quot;section&quot;:&quot;A Groups&quot;, &quot;group&quot;:&quot;1&quot;},&quot;tag&quot;:&quot;3&quot;, &quot;homeTeam&quot;:&quot;Caversham Trents&quot;, &quot;awayTeam&quot;:&quot;&quot;}" calcext:value-type="string">
            <text:p>{"__v":0,"day":1,"dateTime":41040000,"duration":"10m","pitch":"4","competition":{"name":"U13", "section":"A Groups", "group":"1"},"tag":"3", "homeTeam":"Caversham Trents", "awayTeam":"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'1 x 7 P=1-2'.E14];TRANSLATED_TEAM_NAMES;['1 x 7 P=1-2'.$D14]+1)" office:value-type="string" office:string-value="Bracknell Town Youth FC - Red" calcext:value-type="string">
            <text:p>Bracknell Town Youth FC - Red</text:p>
          </table:table-cell>
          <table:table-cell table:formula="of:=VLOOKUP(['1 x 7 P=1-2'.F14];TRANSLATED_TEAM_NAMES;['1 x 7 P=1-2'.$D14]+1)">
            <text:p/>
          </table:table-cell>
          <table:table-cell table:style-name="ce22" table:formula="of:=IF(MOD([.B14]; NUM_PITCHES)=0;INDEX(PITCHES;1;NUM_PITCHES);INDEX(PITCHES;1;MOD([.B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1,&quot;dateTime&quot;:41760000,&quot;duration&quot;:&quot;10m&quot;,&quot;pitch&quot;:&quot;1&quot;,&quot;competition&quot;:{&quot;name&quot;:&quot;U13&quot;, &quot;section&quot;:&quot;A Groups&quot;, &quot;group&quot;:&quot;1&quot;},&quot;tag&quot;:&quot;4&quot;, &quot;homeTeam&quot;:&quot;Bracknell Town Youth FC - Red&quot;, &quot;awayTeam&quot;:&quot;&quot;}" calcext:value-type="string">
            <text:p>{"__v":0,"day":1,"dateTime":41760000,"duration":"10m","pitch":"1","competition":{"name":"U13", "section":"A Groups", "group":"1"},"tag":"4", "homeTeam":"Bracknell Town Youth FC - Red", "awayTeam":"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'1 x 7 P=1-2'.E15];TRANSLATED_TEAM_NAMES;['1 x 7 P=1-2'.$D15]+1)">
            <text:p/>
          </table:table-cell>
          <table:table-cell table:formula="of:=VLOOKUP(['1 x 7 P=1-2'.F15];TRANSLATED_TEAM_NAMES;['1 x 7 P=1-2'.$D15]+1)" office:value-type="string" office:string-value="JS Cannons - Blue" calcext:value-type="string">
            <text:p>JS Cannons - Blue</text:p>
          </table:table-cell>
          <table:table-cell table:style-name="ce22" table:formula="of:=IF(MOD([.B15]; NUM_PITCHES)=0;INDEX(PITCHES;1;NUM_PITCHES);INDEX(PITCHES;1;MOD([.B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1,&quot;dateTime&quot;:41760000,&quot;duration&quot;:&quot;10m&quot;,&quot;pitch&quot;:&quot;2&quot;,&quot;competition&quot;:{&quot;name&quot;:&quot;U13&quot;, &quot;section&quot;:&quot;A Groups&quot;, &quot;group&quot;:&quot;1&quot;},&quot;tag&quot;:&quot;4&quot;, &quot;homeTeam&quot;:&quot;&quot;, &quot;awayTeam&quot;:&quot;JS Cannons - Blue&quot;}" calcext:value-type="string">
            <text:p>{"__v":0,"day":1,"dateTime":41760000,"duration":"10m","pitch":"2","competition":{"name":"U13", "section":"A Groups", "group":"1"},"tag":"4", "homeTeam":"", "awayTeam":"JS Cannons - Blue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1 x 7 P=1-2'.E16];TRANSLATED_TEAM_NAMES;['1 x 7 P=1-2'.$D16]+1)">
            <text:p/>
          </table:table-cell>
          <table:table-cell table:formula="of:=VLOOKUP(['1 x 7 P=1-2'.F16];TRANSLATED_TEAM_NAMES;['1 x 7 P=1-2'.$D16]+1)" office:value-type="string" office:string-value="Balham FC Eagles" calcext:value-type="string">
            <text:p>Balham FC Eagles</text:p>
          </table:table-cell>
          <table:table-cell table:style-name="ce22" table:formula="of:=IF(MOD([.B16]; NUM_PITCHES)=0;INDEX(PITCHES;1;NUM_PITCHES);INDEX(PITCHES;1;MOD([.B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1,&quot;dateTime&quot;:41760000,&quot;duration&quot;:&quot;10m&quot;,&quot;pitch&quot;:&quot;3&quot;,&quot;competition&quot;:{&quot;name&quot;:&quot;U13&quot;, &quot;section&quot;:&quot;A Groups&quot;, &quot;group&quot;:&quot;1&quot;},&quot;tag&quot;:&quot;4&quot;, &quot;homeTeam&quot;:&quot;&quot;, &quot;awayTeam&quot;:&quot;Balham FC Eagles&quot;}" calcext:value-type="string">
            <text:p>{"__v":0,"day":1,"dateTime":41760000,"duration":"10m","pitch":"3","competition":{"name":"U13", "section":"A Groups", "group":"1"},"tag":"4", "homeTeam":"", "awayTeam":"Balham FC Eagles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'1 x 7 P=1-2'.E17];TRANSLATED_TEAM_NAMES;['1 x 7 P=1-2'.$D17]+1)">
            <text:p/>
          </table:table-cell>
          <table:table-cell table:formula="of:=VLOOKUP(['1 x 7 P=1-2'.F17];TRANSLATED_TEAM_NAMES;['1 x 7 P=1-2'.$D17]+1)" office:value-type="string" office:string-value="Caversham Trents" calcext:value-type="string">
            <text:p>Caversham Trents</text:p>
          </table:table-cell>
          <table:table-cell table:style-name="ce22" table:formula="of:=IF(MOD([.B17]; NUM_PITCHES)=0;INDEX(PITCHES;1;NUM_PITCHES);INDEX(PITCHES;1;MOD([.B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1,&quot;dateTime&quot;:41760000,&quot;duration&quot;:&quot;10m&quot;,&quot;pitch&quot;:&quot;4&quot;,&quot;competition&quot;:{&quot;name&quot;:&quot;U13&quot;, &quot;section&quot;:&quot;A Groups&quot;, &quot;group&quot;:&quot;1&quot;},&quot;tag&quot;:&quot;4&quot;, &quot;homeTeam&quot;:&quot;&quot;, &quot;awayTeam&quot;:&quot;Caversham Trents&quot;}" calcext:value-type="string">
            <text:p>{"__v":0,"day":1,"dateTime":41760000,"duration":"10m","pitch":"4","competition":{"name":"U13", "section":"A Groups", "group":"1"},"tag":"4", "homeTeam":"", "awayTeam":"Caversham Trents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'1 x 7 P=1-2'.E18];TRANSLATED_TEAM_NAMES;['1 x 7 P=1-2'.$D18]+1)" office:value-type="string" office:string-value="Bracknell Town Youth FC - Red" calcext:value-type="string">
            <text:p>Bracknell Town Youth FC - Red</text:p>
          </table:table-cell>
          <table:table-cell table:formula="of:=VLOOKUP(['1 x 7 P=1-2'.F18];TRANSLATED_TEAM_NAMES;['1 x 7 P=1-2'.$D18]+1)">
            <text:p/>
          </table:table-cell>
          <table:table-cell table:style-name="ce22" table:formula="of:=IF(MOD([.B18]; NUM_PITCHES)=0;INDEX(PITCHES;1;NUM_PITCHES);INDEX(PITCHES;1;MOD([.B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1,&quot;dateTime&quot;:42480000,&quot;duration&quot;:&quot;10m&quot;,&quot;pitch&quot;:&quot;1&quot;,&quot;competition&quot;:{&quot;name&quot;:&quot;U13&quot;, &quot;section&quot;:&quot;A Groups&quot;, &quot;group&quot;:&quot;1&quot;},&quot;tag&quot;:&quot;5&quot;, &quot;homeTeam&quot;:&quot;Bracknell Town Youth FC - Red&quot;, &quot;awayTeam&quot;:&quot;&quot;}" calcext:value-type="string">
            <text:p>{"__v":0,"day":1,"dateTime":42480000,"duration":"10m","pitch":"1","competition":{"name":"U13", "section":"A Groups", "group":"1"},"tag":"5", "homeTeam":"Bracknell Town Youth FC - Red", "awayTeam":"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480000" calcext:value-type="float">
            <text:p>424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'1 x 7 P=1-2'.E19];TRANSLATED_TEAM_NAMES;['1 x 7 P=1-2'.$D19]+1)" office:value-type="string" office:string-value="Balham FC Eagles" calcext:value-type="string">
            <text:p>Balham FC Eagles</text:p>
          </table:table-cell>
          <table:table-cell table:formula="of:=VLOOKUP(['1 x 7 P=1-2'.F19];TRANSLATED_TEAM_NAMES;['1 x 7 P=1-2'.$D19]+1)" office:value-type="string" office:string-value="JS Cannons - Blue" calcext:value-type="string">
            <text:p>JS Cannons - Blue</text:p>
          </table:table-cell>
          <table:table-cell table:style-name="ce22" table:formula="of:=IF(MOD([.B19]; NUM_PITCHES)=0;INDEX(PITCHES;1;NUM_PITCHES);INDEX(PITCHES;1;MOD([.B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1,&quot;dateTime&quot;:42480000,&quot;duration&quot;:&quot;10m&quot;,&quot;pitch&quot;:&quot;2&quot;,&quot;competition&quot;:{&quot;name&quot;:&quot;U13&quot;, &quot;section&quot;:&quot;A Groups&quot;, &quot;group&quot;:&quot;1&quot;},&quot;tag&quot;:&quot;5&quot;, &quot;homeTeam&quot;:&quot;Balham FC Eagles&quot;, &quot;awayTeam&quot;:&quot;JS Cannons - Blue&quot;}" calcext:value-type="string">
            <text:p>{"__v":0,"day":1,"dateTime":42480000,"duration":"10m","pitch":"2","competition":{"name":"U13", "section":"A Groups", "group":"1"},"tag":"5", "homeTeam":"Balham FC Eagles", "awayTeam":"JS Cannons - Blue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'1 x 7 P=1-2'.E20];TRANSLATED_TEAM_NAMES;['1 x 7 P=1-2'.$D20]+1)" office:value-type="string" office:string-value="JS Cannons - Blue" calcext:value-type="string">
            <text:p>JS Cannons - Blue</text:p>
          </table:table-cell>
          <table:table-cell table:formula="of:=VLOOKUP(['1 x 7 P=1-2'.F20];TRANSLATED_TEAM_NAMES;['1 x 7 P=1-2'.$D20]+1)">
            <text:p/>
          </table:table-cell>
          <table:table-cell table:style-name="ce22" table:formula="of:=IF(MOD([.B20]; NUM_PITCHES)=0;INDEX(PITCHES;1;NUM_PITCHES);INDEX(PITCHES;1;MOD([.B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1,&quot;dateTime&quot;:42480000,&quot;duration&quot;:&quot;10m&quot;,&quot;pitch&quot;:&quot;3&quot;,&quot;competition&quot;:{&quot;name&quot;:&quot;U13&quot;, &quot;section&quot;:&quot;A Groups&quot;, &quot;group&quot;:&quot;1&quot;},&quot;tag&quot;:&quot;5&quot;, &quot;homeTeam&quot;:&quot;JS Cannons - Blue&quot;, &quot;awayTeam&quot;:&quot;&quot;}" calcext:value-type="string">
            <text:p>{"__v":0,"day":1,"dateTime":42480000,"duration":"10m","pitch":"3","competition":{"name":"U13", "section":"A Groups", "group":"1"},"tag":"5", "homeTeam":"JS Cannons - Blue", "awayTeam":"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7 P=1-2'.E21];TRANSLATED_TEAM_NAMES;['1 x 7 P=1-2'.$D21]+1)">
            <text:p/>
          </table:table-cell>
          <table:table-cell table:formula="of:=VLOOKUP(['1 x 7 P=1-2'.F21];TRANSLATED_TEAM_NAMES;['1 x 7 P=1-2'.$D21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B21]; NUM_PITCHES)=0;INDEX(PITCHES;1;NUM_PITCHES);INDEX(PITCHES;1;MOD([.B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1,&quot;dateTime&quot;:42480000,&quot;duration&quot;:&quot;10m&quot;,&quot;pitch&quot;:&quot;4&quot;,&quot;competition&quot;:{&quot;name&quot;:&quot;U13&quot;, &quot;section&quot;:&quot;A Groups&quot;, &quot;group&quot;:&quot;1&quot;},&quot;tag&quot;:&quot;5&quot;, &quot;homeTeam&quot;:&quot;&quot;, &quot;awayTeam&quot;:&quot;Bracknell Town Youth FC - Red&quot;}" calcext:value-type="string">
            <text:p>{"__v":0,"day":1,"dateTime":42480000,"duration":"10m","pitch":"4","competition":{"name":"U13", "section":"A Groups", "group":"1"},"tag":"5", "homeTeam":"", "awayTeam":"Bracknell Town Youth FC - Red"}</text:p>
          </table:table-cell>
          <table:table-cell table:number-columns-repeated="1014"/>
        </table:table-row>
        <table:table-row table:style-name="ro1">
          <table:table-cell table:formula="of:=IF([.I22]&gt;[.I21];[.A21];[.A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'1 x 7 P=1-2'.E22];TRANSLATED_TEAM_NAMES;['1 x 7 P=1-2'.$D22]+1)">
            <text:p/>
          </table:table-cell>
          <table:table-cell table:formula="of:=VLOOKUP(['1 x 7 P=1-2'.F22];TRANSLATED_TEAM_NAMES;['1 x 7 P=1-2'.$D22]+1)" office:value-type="string" office:string-value="Caversham Trents" calcext:value-type="string">
            <text:p>Caversham Trents</text:p>
          </table:table-cell>
          <table:table-cell table:style-name="ce22" table:formula="of:=IF(MOD([.B22]; NUM_PITCHES)=0;INDEX(PITCHES;1;NUM_PITCHES);INDEX(PITCHES;1;MOD([.B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2] &amp; &quot;&quot;&quot;},&quot;&quot;tag&quot;&quot;:&quot;&quot;&quot; &amp; [.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1,&quot;dateTime&quot;:43200000,&quot;duration&quot;:&quot;10m&quot;,&quot;pitch&quot;:&quot;1&quot;,&quot;competition&quot;:{&quot;name&quot;:&quot;U13&quot;, &quot;section&quot;:&quot;A Groups&quot;, &quot;group&quot;:&quot;1&quot;},&quot;tag&quot;:&quot;6&quot;, &quot;homeTeam&quot;:&quot;&quot;, &quot;awayTeam&quot;:&quot;Caversham Trents&quot;}" calcext:value-type="string">
            <text:p>{"__v":0,"day":1,"dateTime":43200000,"duration":"10m","pitch":"1","competition":{"name":"U13", "section":"A Groups", "group":"1"},"tag":"6", "homeTeam":"", "awayTeam":"Caversham Trents"}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x 9 P=2-4" table:style-name="ta1">
        <table:table-column table:style-name="co4" table:default-cell-style-name="ce17"/>
        <table:table-column table:style-name="co16" table:default-cell-style-name="ce18"/>
        <table:table-column table:style-name="co17" table:default-cell-style-name="ce18"/>
        <table:table-column table:style-name="co12" table:default-cell-style-name="ce17"/>
        <table:table-column table:style-name="co13" table:default-cell-style-name="ce19"/>
        <table:table-column table:style-name="co14" table:default-cell-style-name="ce19"/>
        <table:table-column table:style-name="co15" table:default-cell-style-name="ce20"/>
        <table:table-column table:style-name="co15" table:default-cell-style-name="ce21"/>
        <table:table-column table:style-name="co9" table:default-cell-style-name="ce23"/>
        <table:table-column table:style-name="co10" table:default-cell-style-name="ce24"/>
        <table:table-column table:style-name="co3" table:number-columns-repeated="1014" table:default-cell-style-name="ce23"/>
        <table:table-row table:style-name="ro1">
          <table:table-cell table:style-name="ce25" office:value-type="string" calcext:value-type="string">
            <text:p>Tag</text:p>
          </table:table-cell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Time</text:p>
          </table:table-cell>
          <table:table-cell table:style-name="ce25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30"/>
          <table:table-cell table:style-name="ce31"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9 P=2-4'.E2];TRANSLATED_TEAM_NAMES;['1 x 9 P=2-4'.$D2]+1)" office:value-type="string" office:string-value="Balham FC Eagles" calcext:value-type="string">
            <text:p>Balham FC Eagles</text:p>
          </table:table-cell>
          <table:table-cell table:formula="of:=VLOOKUP(['1 x 9 P=2-4'.F2];TRANSLATED_TEAM_NAMES;['1 x 9 P=2-4'.$D2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B2]; NUM_PITCHES)=0;INDEX(PITCHES;1;NUM_PITCHES);INDEX(PITCHES;1;MOD([.B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1,&quot;dateTime&quot;:39600000,&quot;duration&quot;:&quot;10m&quot;,&quot;pitch&quot;:&quot;1&quot;,&quot;competition&quot;:{&quot;name&quot;:&quot;U13&quot;, &quot;section&quot;:&quot;A Groups&quot;, &quot;group&quot;:&quot;1&quot;},&quot;tag&quot;:&quot;1&quot;, &quot;homeTeam&quot;:&quot;Balham FC Eagles&quot;, &quot;awayTeam&quot;:&quot;Bracknell Town Youth FC - Red&quot;}" calcext:value-type="string">
            <text:p>{"__v":0,"day":1,"dateTime":39600000,"duration":"10m","pitch":"1","competition":{"name":"U13", "section":"A Groups", "group":"1"},"tag":"1", "homeTeam":"Balham FC Eagles", "awayTeam":"Bracknell Town Youth FC - Red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'1 x 9 P=2-4'.E3];TRANSLATED_TEAM_NAMES;['1 x 9 P=2-4'.$D3]+1)" office:value-type="string" office:string-value="JS Cannons - Blue" calcext:value-type="string">
            <text:p>JS Cannons - Blue</text:p>
          </table:table-cell>
          <table:table-cell table:formula="of:=VLOOKUP(['1 x 9 P=2-4'.F3];TRANSLATED_TEAM_NAMES;['1 x 9 P=2-4'.$D3]+1)" office:value-type="string" office:string-value="Caversham Trents" calcext:value-type="string">
            <text:p>Caversham Trents</text:p>
          </table:table-cell>
          <table:table-cell table:style-name="ce22" table:formula="of:=IF(MOD([.B3]; NUM_PITCHES)=0;INDEX(PITCHES;1;NUM_PITCHES);INDEX(PITCHES;1;MOD([.B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1,&quot;dateTime&quot;:39600000,&quot;duration&quot;:&quot;10m&quot;,&quot;pitch&quot;:&quot;2&quot;,&quot;competition&quot;:{&quot;name&quot;:&quot;U13&quot;, &quot;section&quot;:&quot;A Groups&quot;, &quot;group&quot;:&quot;1&quot;},&quot;tag&quot;:&quot;1&quot;, &quot;homeTeam&quot;:&quot;JS Cannons - Blue&quot;, &quot;awayTeam&quot;:&quot;Caversham Trents&quot;}" calcext:value-type="string">
            <text:p>{"__v":0,"day":1,"dateTime":39600000,"duration":"10m","pitch":"2","competition":{"name":"U13", "section":"A Groups", "group":"1"},"tag":"1", "homeTeam":"JS Cannons - Blue", "awayTeam":"Caversham Trents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1 x 9 P=2-4'.E4];TRANSLATED_TEAM_NAMES;['1 x 9 P=2-4'.$D4]+1)">
            <text:p/>
          </table:table-cell>
          <table:table-cell table:formula="of:=VLOOKUP(['1 x 9 P=2-4'.F4];TRANSLATED_TEAM_NAMES;['1 x 9 P=2-4'.$D4]+1)">
            <text:p/>
          </table:table-cell>
          <table:table-cell table:style-name="ce22" table:formula="of:=IF(MOD([.B4]; NUM_PITCHES)=0;INDEX(PITCHES;1;NUM_PITCHES);INDEX(PITCHES;1;MOD([.B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1,&quot;dateTime&quot;:39600000,&quot;duration&quot;:&quot;10m&quot;,&quot;pitch&quot;:&quot;3&quot;,&quot;competition&quot;:{&quot;name&quot;:&quot;U13&quot;, &quot;section&quot;:&quot;A Groups&quot;, &quot;group&quot;:&quot;1&quot;},&quot;tag&quot;:&quot;1&quot;, &quot;homeTeam&quot;:&quot;&quot;, &quot;awayTeam&quot;:&quot;&quot;}" calcext:value-type="string">
            <text:p>{"__v":0,"day":1,"dateTime":39600000,"duration":"10m","pitch":"3","competition":{"name":"U13", "section":"A Groups", "group":"1"},"tag":"1", "homeTeam":"", "awayTeam":"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'1 x 9 P=2-4'.E5];TRANSLATED_TEAM_NAMES;['1 x 9 P=2-4'.$D5]+1)">
            <text:p/>
          </table:table-cell>
          <table:table-cell table:formula="of:=VLOOKUP(['1 x 9 P=2-4'.F5];TRANSLATED_TEAM_NAMES;['1 x 9 P=2-4'.$D5]+1)">
            <text:p/>
          </table:table-cell>
          <table:table-cell table:style-name="ce22" table:formula="of:=IF(MOD([.B5]; NUM_PITCHES)=0;INDEX(PITCHES;1;NUM_PITCHES);INDEX(PITCHES;1;MOD([.B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1,&quot;dateTime&quot;:39600000,&quot;duration&quot;:&quot;10m&quot;,&quot;pitch&quot;:&quot;4&quot;,&quot;competition&quot;:{&quot;name&quot;:&quot;U13&quot;, &quot;section&quot;:&quot;A Groups&quot;, &quot;group&quot;:&quot;1&quot;},&quot;tag&quot;:&quot;1&quot;, &quot;homeTeam&quot;:&quot;&quot;, &quot;awayTeam&quot;:&quot;&quot;}" calcext:value-type="string">
            <text:p>{"__v":0,"day":1,"dateTime":39600000,"duration":"10m","pitch":"4","competition":{"name":"U13", "section":"A Groups", "group":"1"},"tag":"1", "homeTeam":"", "awayTeam":"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1 x 9 P=2-4'.E6];TRANSLATED_TEAM_NAMES;['1 x 9 P=2-4'.$D6]+1)">
            <text:p/>
          </table:table-cell>
          <table:table-cell table:formula="of:=VLOOKUP(['1 x 9 P=2-4'.F6];TRANSLATED_TEAM_NAMES;['1 x 9 P=2-4'.$D6]+1)" office:value-type="string" office:string-value="Balham FC Eagles" calcext:value-type="string">
            <text:p>Balham FC Eagles</text:p>
          </table:table-cell>
          <table:table-cell table:style-name="ce22" table:formula="of:=IF(MOD([.B6]; NUM_PITCHES)=0;INDEX(PITCHES;1;NUM_PITCHES);INDEX(PITCHES;1;MOD([.B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1,&quot;dateTime&quot;:40320000,&quot;duration&quot;:&quot;10m&quot;,&quot;pitch&quot;:&quot;1&quot;,&quot;competition&quot;:{&quot;name&quot;:&quot;U13&quot;, &quot;section&quot;:&quot;A Groups&quot;, &quot;group&quot;:&quot;1&quot;},&quot;tag&quot;:&quot;2&quot;, &quot;homeTeam&quot;:&quot;&quot;, &quot;awayTeam&quot;:&quot;Balham FC Eagles&quot;}" calcext:value-type="string">
            <text:p>{"__v":0,"day":1,"dateTime":40320000,"duration":"10m","pitch":"1","competition":{"name":"U13", "section":"A Groups", "group":"1"},"tag":"2", "homeTeam":"", "awayTeam":"Balham FC Eagles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'1 x 9 P=2-4'.E7];TRANSLATED_TEAM_NAMES;['1 x 9 P=2-4'.$D7]+1)" office:value-type="string" office:string-value="JS Cannons - Blue" calcext:value-type="string">
            <text:p>JS Cannons - Blue</text:p>
          </table:table-cell>
          <table:table-cell table:formula="of:=VLOOKUP(['1 x 9 P=2-4'.F7];TRANSLATED_TEAM_NAMES;['1 x 9 P=2-4'.$D7]+1)">
            <text:p/>
          </table:table-cell>
          <table:table-cell table:style-name="ce22" table:formula="of:=IF(MOD([.B7]; NUM_PITCHES)=0;INDEX(PITCHES;1;NUM_PITCHES);INDEX(PITCHES;1;MOD([.B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1,&quot;dateTime&quot;:40320000,&quot;duration&quot;:&quot;10m&quot;,&quot;pitch&quot;:&quot;2&quot;,&quot;competition&quot;:{&quot;name&quot;:&quot;U13&quot;, &quot;section&quot;:&quot;A Groups&quot;, &quot;group&quot;:&quot;1&quot;},&quot;tag&quot;:&quot;2&quot;, &quot;homeTeam&quot;:&quot;JS Cannons - Blue&quot;, &quot;awayTeam&quot;:&quot;&quot;}" calcext:value-type="string">
            <text:p>{"__v":0,"day":1,"dateTime":40320000,"duration":"10m","pitch":"2","competition":{"name":"U13", "section":"A Groups", "group":"1"},"tag":"2", "homeTeam":"JS Cannons - Blue", "awayTeam":"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'1 x 9 P=2-4'.E8];TRANSLATED_TEAM_NAMES;['1 x 9 P=2-4'.$D8]+1)">
            <text:p/>
          </table:table-cell>
          <table:table-cell table:formula="of:=VLOOKUP(['1 x 9 P=2-4'.F8];TRANSLATED_TEAM_NAMES;['1 x 9 P=2-4'.$D8]+1)" office:value-type="string" office:string-value="Caversham Trents" calcext:value-type="string">
            <text:p>Caversham Trents</text:p>
          </table:table-cell>
          <table:table-cell table:style-name="ce22" table:formula="of:=IF(MOD([.B8]; NUM_PITCHES)=0;INDEX(PITCHES;1;NUM_PITCHES);INDEX(PITCHES;1;MOD([.B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1,&quot;dateTime&quot;:40320000,&quot;duration&quot;:&quot;10m&quot;,&quot;pitch&quot;:&quot;3&quot;,&quot;competition&quot;:{&quot;name&quot;:&quot;U13&quot;, &quot;section&quot;:&quot;A Groups&quot;, &quot;group&quot;:&quot;1&quot;},&quot;tag&quot;:&quot;2&quot;, &quot;homeTeam&quot;:&quot;&quot;, &quot;awayTeam&quot;:&quot;Caversham Trents&quot;}" calcext:value-type="string">
            <text:p>{"__v":0,"day":1,"dateTime":40320000,"duration":"10m","pitch":"3","competition":{"name":"U13", "section":"A Groups", "group":"1"},"tag":"2", "homeTeam":"", "awayTeam":"Caversham Trents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'1 x 9 P=2-4'.E9];TRANSLATED_TEAM_NAMES;['1 x 9 P=2-4'.$D9]+1)" office:value-type="string" office:string-value="Bracknell Town Youth FC - Red" calcext:value-type="string">
            <text:p>Bracknell Town Youth FC - Red</text:p>
          </table:table-cell>
          <table:table-cell table:formula="of:=VLOOKUP(['1 x 9 P=2-4'.F9];TRANSLATED_TEAM_NAMES;['1 x 9 P=2-4'.$D9]+1)">
            <text:p/>
          </table:table-cell>
          <table:table-cell table:style-name="ce22" table:formula="of:=IF(MOD([.B9]; NUM_PITCHES)=0;INDEX(PITCHES;1;NUM_PITCHES);INDEX(PITCHES;1;MOD([.B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1,&quot;dateTime&quot;:40320000,&quot;duration&quot;:&quot;10m&quot;,&quot;pitch&quot;:&quot;4&quot;,&quot;competition&quot;:{&quot;name&quot;:&quot;U13&quot;, &quot;section&quot;:&quot;A Groups&quot;, &quot;group&quot;:&quot;1&quot;},&quot;tag&quot;:&quot;2&quot;, &quot;homeTeam&quot;:&quot;Bracknell Town Youth FC - Red&quot;, &quot;awayTeam&quot;:&quot;&quot;}" calcext:value-type="string">
            <text:p>{"__v":0,"day":1,"dateTime":40320000,"duration":"10m","pitch":"4","competition":{"name":"U13", "section":"A Groups", "group":"1"},"tag":"2", "homeTeam":"Bracknell Town Youth FC - Red", "awayTeam":"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'1 x 9 P=2-4'.E10];TRANSLATED_TEAM_NAMES;['1 x 9 P=2-4'.$D10]+1)">
            <text:p/>
          </table:table-cell>
          <table:table-cell table:formula="of:=VLOOKUP(['1 x 9 P=2-4'.F10];TRANSLATED_TEAM_NAMES;['1 x 9 P=2-4'.$D10]+1)">
            <text:p/>
          </table:table-cell>
          <table:table-cell table:style-name="ce22" table:formula="of:=IF(MOD([.B10]; NUM_PITCHES)=0;INDEX(PITCHES;1;NUM_PITCHES);INDEX(PITCHES;1;MOD([.B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1,&quot;dateTime&quot;:41040000,&quot;duration&quot;:&quot;10m&quot;,&quot;pitch&quot;:&quot;1&quot;,&quot;competition&quot;:{&quot;name&quot;:&quot;U13&quot;, &quot;section&quot;:&quot;A Groups&quot;, &quot;group&quot;:&quot;1&quot;},&quot;tag&quot;:&quot;3&quot;, &quot;homeTeam&quot;:&quot;&quot;, &quot;awayTeam&quot;:&quot;&quot;}" calcext:value-type="string">
            <text:p>{"__v":0,"day":1,"dateTime":41040000,"duration":"10m","pitch":"1","competition":{"name":"U13", "section":"A Groups", "group":"1"},"tag":"3", "homeTeam":"", "awayTeam":"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1040000" calcext:value-type="float">
            <text:p>410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1 x 9 P=2-4'.E11];TRANSLATED_TEAM_NAMES;['1 x 9 P=2-4'.$D11]+1)" office:value-type="string" office:string-value="Balham FC Eagles" calcext:value-type="string">
            <text:p>Balham FC Eagles</text:p>
          </table:table-cell>
          <table:table-cell table:formula="of:=VLOOKUP(['1 x 9 P=2-4'.F11];TRANSLATED_TEAM_NAMES;['1 x 9 P=2-4'.$D11]+1)" office:value-type="string" office:string-value="Caversham Trents" calcext:value-type="string">
            <text:p>Caversham Trents</text:p>
          </table:table-cell>
          <table:table-cell table:style-name="ce22" table:formula="of:=IF(MOD([.B11]; NUM_PITCHES)=0;INDEX(PITCHES;1;NUM_PITCHES);INDEX(PITCHES;1;MOD([.B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1,&quot;dateTime&quot;:41040000,&quot;duration&quot;:&quot;10m&quot;,&quot;pitch&quot;:&quot;2&quot;,&quot;competition&quot;:{&quot;name&quot;:&quot;U13&quot;, &quot;section&quot;:&quot;A Groups&quot;, &quot;group&quot;:&quot;1&quot;},&quot;tag&quot;:&quot;3&quot;, &quot;homeTeam&quot;:&quot;Balham FC Eagles&quot;, &quot;awayTeam&quot;:&quot;Caversham Trents&quot;}" calcext:value-type="string">
            <text:p>{"__v":0,"day":1,"dateTime":41040000,"duration":"10m","pitch":"2","competition":{"name":"U13", "section":"A Groups", "group":"1"},"tag":"3", "homeTeam":"Balham FC Eagles", "awayTeam":"Caversham Trents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1 x 9 P=2-4'.E12];TRANSLATED_TEAM_NAMES;['1 x 9 P=2-4'.$D12]+1)" office:value-type="string" office:string-value="Bracknell Town Youth FC - Red" calcext:value-type="string">
            <text:p>Bracknell Town Youth FC - Red</text:p>
          </table:table-cell>
          <table:table-cell table:formula="of:=VLOOKUP(['1 x 9 P=2-4'.F12];TRANSLATED_TEAM_NAMES;['1 x 9 P=2-4'.$D12]+1)" office:value-type="string" office:string-value="JS Cannons - Blue" calcext:value-type="string">
            <text:p>JS Cannons - Blue</text:p>
          </table:table-cell>
          <table:table-cell table:style-name="ce22" table:formula="of:=IF(MOD([.B12]; NUM_PITCHES)=0;INDEX(PITCHES;1;NUM_PITCHES);INDEX(PITCHES;1;MOD([.B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1,&quot;dateTime&quot;:41040000,&quot;duration&quot;:&quot;10m&quot;,&quot;pitch&quot;:&quot;3&quot;,&quot;competition&quot;:{&quot;name&quot;:&quot;U13&quot;, &quot;section&quot;:&quot;A Groups&quot;, &quot;group&quot;:&quot;1&quot;},&quot;tag&quot;:&quot;3&quot;, &quot;homeTeam&quot;:&quot;Bracknell Town Youth FC - Red&quot;, &quot;awayTeam&quot;:&quot;JS Cannons - Blue&quot;}" calcext:value-type="string">
            <text:p>{"__v":0,"day":1,"dateTime":41040000,"duration":"10m","pitch":"3","competition":{"name":"U13", "section":"A Groups", "group":"1"},"tag":"3", "homeTeam":"Bracknell Town Youth FC - Red", "awayTeam":"JS Cannons - Blue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'1 x 9 P=2-4'.E13];TRANSLATED_TEAM_NAMES;['1 x 9 P=2-4'.$D13]+1)">
            <text:p/>
          </table:table-cell>
          <table:table-cell table:formula="of:=VLOOKUP(['1 x 9 P=2-4'.F13];TRANSLATED_TEAM_NAMES;['1 x 9 P=2-4'.$D13]+1)">
            <text:p/>
          </table:table-cell>
          <table:table-cell table:style-name="ce22" table:formula="of:=IF(MOD([.B13]; NUM_PITCHES)=0;INDEX(PITCHES;1;NUM_PITCHES);INDEX(PITCHES;1;MOD([.B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1,&quot;dateTime&quot;:41040000,&quot;duration&quot;:&quot;10m&quot;,&quot;pitch&quot;:&quot;4&quot;,&quot;competition&quot;:{&quot;name&quot;:&quot;U13&quot;, &quot;section&quot;:&quot;A Groups&quot;, &quot;group&quot;:&quot;1&quot;},&quot;tag&quot;:&quot;3&quot;, &quot;homeTeam&quot;:&quot;&quot;, &quot;awayTeam&quot;:&quot;&quot;}" calcext:value-type="string">
            <text:p>{"__v":0,"day":1,"dateTime":41040000,"duration":"10m","pitch":"4","competition":{"name":"U13", "section":"A Groups", "group":"1"},"tag":"3", "homeTeam":"", "awayTeam":"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'1 x 9 P=2-4'.E14];TRANSLATED_TEAM_NAMES;['1 x 9 P=2-4'.$D14]+1)">
            <text:p/>
          </table:table-cell>
          <table:table-cell table:formula="of:=VLOOKUP(['1 x 9 P=2-4'.F14];TRANSLATED_TEAM_NAMES;['1 x 9 P=2-4'.$D14]+1)">
            <text:p/>
          </table:table-cell>
          <table:table-cell table:style-name="ce22" table:formula="of:=IF(MOD([.B14]; NUM_PITCHES)=0;INDEX(PITCHES;1;NUM_PITCHES);INDEX(PITCHES;1;MOD([.B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1,&quot;dateTime&quot;:41760000,&quot;duration&quot;:&quot;10m&quot;,&quot;pitch&quot;:&quot;1&quot;,&quot;competition&quot;:{&quot;name&quot;:&quot;U13&quot;, &quot;section&quot;:&quot;A Groups&quot;, &quot;group&quot;:&quot;1&quot;},&quot;tag&quot;:&quot;4&quot;, &quot;homeTeam&quot;:&quot;&quot;, &quot;awayTeam&quot;:&quot;&quot;}" calcext:value-type="string">
            <text:p>{"__v":0,"day":1,"dateTime":41760000,"duration":"10m","pitch":"1","competition":{"name":"U13", "section":"A Groups", "group":"1"},"tag":"4", "homeTeam":"", "awayTeam":"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VLOOKUP(['1 x 9 P=2-4'.E15];TRANSLATED_TEAM_NAMES;['1 x 9 P=2-4'.$D15]+1)" office:value-type="string" office:string-value="Bracknell Town Youth FC - Red" calcext:value-type="string">
            <text:p>Bracknell Town Youth FC - Red</text:p>
          </table:table-cell>
          <table:table-cell table:formula="of:=VLOOKUP(['1 x 9 P=2-4'.F15];TRANSLATED_TEAM_NAMES;['1 x 9 P=2-4'.$D15]+1)">
            <text:p/>
          </table:table-cell>
          <table:table-cell table:style-name="ce22" table:formula="of:=IF(MOD([.B15]; NUM_PITCHES)=0;INDEX(PITCHES;1;NUM_PITCHES);INDEX(PITCHES;1;MOD([.B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1,&quot;dateTime&quot;:41760000,&quot;duration&quot;:&quot;10m&quot;,&quot;pitch&quot;:&quot;2&quot;,&quot;competition&quot;:{&quot;name&quot;:&quot;U13&quot;, &quot;section&quot;:&quot;A Groups&quot;, &quot;group&quot;:&quot;1&quot;},&quot;tag&quot;:&quot;4&quot;, &quot;homeTeam&quot;:&quot;Bracknell Town Youth FC - Red&quot;, &quot;awayTeam&quot;:&quot;&quot;}" calcext:value-type="string">
            <text:p>{"__v":0,"day":1,"dateTime":41760000,"duration":"10m","pitch":"2","competition":{"name":"U13", "section":"A Groups", "group":"1"},"tag":"4", "homeTeam":"Bracknell Town Youth FC - Red", "awayTeam":"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9 P=2-4'.E16];TRANSLATED_TEAM_NAMES;['1 x 9 P=2-4'.$D16]+1)" office:value-type="string" office:string-value="Caversham Trents" calcext:value-type="string">
            <text:p>Caversham Trents</text:p>
          </table:table-cell>
          <table:table-cell table:formula="of:=VLOOKUP(['1 x 9 P=2-4'.F16];TRANSLATED_TEAM_NAMES;['1 x 9 P=2-4'.$D16]+1)">
            <text:p/>
          </table:table-cell>
          <table:table-cell table:style-name="ce22" table:formula="of:=IF(MOD([.B16]; NUM_PITCHES)=0;INDEX(PITCHES;1;NUM_PITCHES);INDEX(PITCHES;1;MOD([.B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1,&quot;dateTime&quot;:41760000,&quot;duration&quot;:&quot;10m&quot;,&quot;pitch&quot;:&quot;3&quot;,&quot;competition&quot;:{&quot;name&quot;:&quot;U13&quot;, &quot;section&quot;:&quot;A Groups&quot;, &quot;group&quot;:&quot;1&quot;},&quot;tag&quot;:&quot;4&quot;, &quot;homeTeam&quot;:&quot;Caversham Trents&quot;, &quot;awayTeam&quot;:&quot;&quot;}" calcext:value-type="string">
            <text:p>{"__v":0,"day":1,"dateTime":41760000,"duration":"10m","pitch":"3","competition":{"name":"U13", "section":"A Groups", "group":"1"},"tag":"4", "homeTeam":"Caversham Trents", "awayTeam":"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'1 x 9 P=2-4'.E17];TRANSLATED_TEAM_NAMES;['1 x 9 P=2-4'.$D17]+1)">
            <text:p/>
          </table:table-cell>
          <table:table-cell table:formula="of:=VLOOKUP(['1 x 9 P=2-4'.F17];TRANSLATED_TEAM_NAMES;['1 x 9 P=2-4'.$D17]+1)" office:value-type="string" office:string-value="JS Cannons - Blue" calcext:value-type="string">
            <text:p>JS Cannons - Blue</text:p>
          </table:table-cell>
          <table:table-cell table:style-name="ce22" table:formula="of:=IF(MOD([.B17]; NUM_PITCHES)=0;INDEX(PITCHES;1;NUM_PITCHES);INDEX(PITCHES;1;MOD([.B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1,&quot;dateTime&quot;:41760000,&quot;duration&quot;:&quot;10m&quot;,&quot;pitch&quot;:&quot;4&quot;,&quot;competition&quot;:{&quot;name&quot;:&quot;U13&quot;, &quot;section&quot;:&quot;A Groups&quot;, &quot;group&quot;:&quot;1&quot;},&quot;tag&quot;:&quot;4&quot;, &quot;homeTeam&quot;:&quot;&quot;, &quot;awayTeam&quot;:&quot;JS Cannons - Blue&quot;}" calcext:value-type="string">
            <text:p>{"__v":0,"day":1,"dateTime":41760000,"duration":"10m","pitch":"4","competition":{"name":"U13", "section":"A Groups", "group":"1"},"tag":"4", "homeTeam":"", "awayTeam":"JS Cannons - Blue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['1 x 9 P=2-4'.E18];TRANSLATED_TEAM_NAMES;['1 x 9 P=2-4'.$D18]+1)">
            <text:p/>
          </table:table-cell>
          <table:table-cell table:formula="of:=VLOOKUP(['1 x 9 P=2-4'.F18];TRANSLATED_TEAM_NAMES;['1 x 9 P=2-4'.$D18]+1)" office:value-type="string" office:string-value="Balham FC Eagles" calcext:value-type="string">
            <text:p>Balham FC Eagles</text:p>
          </table:table-cell>
          <table:table-cell table:style-name="ce22" table:formula="of:=IF(MOD([.B18]; NUM_PITCHES)=0;INDEX(PITCHES;1;NUM_PITCHES);INDEX(PITCHES;1;MOD([.B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1,&quot;dateTime&quot;:42480000,&quot;duration&quot;:&quot;10m&quot;,&quot;pitch&quot;:&quot;1&quot;,&quot;competition&quot;:{&quot;name&quot;:&quot;U13&quot;, &quot;section&quot;:&quot;A Groups&quot;, &quot;group&quot;:&quot;1&quot;},&quot;tag&quot;:&quot;5&quot;, &quot;homeTeam&quot;:&quot;&quot;, &quot;awayTeam&quot;:&quot;Balham FC Eagles&quot;}" calcext:value-type="string">
            <text:p>{"__v":0,"day":1,"dateTime":42480000,"duration":"10m","pitch":"1","competition":{"name":"U13", "section":"A Groups", "group":"1"},"tag":"5", "homeTeam":"", "awayTeam":"Balham FC Eagles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'1 x 9 P=2-4'.E19];TRANSLATED_TEAM_NAMES;['1 x 9 P=2-4'.$D19]+1)">
            <text:p/>
          </table:table-cell>
          <table:table-cell table:formula="of:=VLOOKUP(['1 x 9 P=2-4'.F19];TRANSLATED_TEAM_NAMES;['1 x 9 P=2-4'.$D19]+1)">
            <text:p/>
          </table:table-cell>
          <table:table-cell table:style-name="ce22" table:formula="of:=IF(MOD([.B19]; NUM_PITCHES)=0;INDEX(PITCHES;1;NUM_PITCHES);INDEX(PITCHES;1;MOD([.B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1,&quot;dateTime&quot;:42480000,&quot;duration&quot;:&quot;10m&quot;,&quot;pitch&quot;:&quot;2&quot;,&quot;competition&quot;:{&quot;name&quot;:&quot;U13&quot;, &quot;section&quot;:&quot;A Groups&quot;, &quot;group&quot;:&quot;1&quot;},&quot;tag&quot;:&quot;5&quot;, &quot;homeTeam&quot;:&quot;&quot;, &quot;awayTeam&quot;:&quot;&quot;}" calcext:value-type="string">
            <text:p>{"__v":0,"day":1,"dateTime":42480000,"duration":"10m","pitch":"2","competition":{"name":"U13", "section":"A Groups", "group":"1"},"tag":"5", "homeTeam":"", "awayTeam":"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'1 x 9 P=2-4'.E20];TRANSLATED_TEAM_NAMES;['1 x 9 P=2-4'.$D20]+1)" office:value-type="string" office:string-value="Caversham Trents" calcext:value-type="string">
            <text:p>Caversham Trents</text:p>
          </table:table-cell>
          <table:table-cell table:formula="of:=VLOOKUP(['1 x 9 P=2-4'.F20];TRANSLATED_TEAM_NAMES;['1 x 9 P=2-4'.$D20]+1)">
            <text:p/>
          </table:table-cell>
          <table:table-cell table:style-name="ce22" table:formula="of:=IF(MOD([.B20]; NUM_PITCHES)=0;INDEX(PITCHES;1;NUM_PITCHES);INDEX(PITCHES;1;MOD([.B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1,&quot;dateTime&quot;:42480000,&quot;duration&quot;:&quot;10m&quot;,&quot;pitch&quot;:&quot;3&quot;,&quot;competition&quot;:{&quot;name&quot;:&quot;U13&quot;, &quot;section&quot;:&quot;A Groups&quot;, &quot;group&quot;:&quot;1&quot;},&quot;tag&quot;:&quot;5&quot;, &quot;homeTeam&quot;:&quot;Caversham Trents&quot;, &quot;awayTeam&quot;:&quot;&quot;}" calcext:value-type="string">
            <text:p>{"__v":0,"day":1,"dateTime":42480000,"duration":"10m","pitch":"3","competition":{"name":"U13", "section":"A Groups", "group":"1"},"tag":"5", "homeTeam":"Caversham Trents", "awayTeam":"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'1 x 9 P=2-4'.E21];TRANSLATED_TEAM_NAMES;['1 x 9 P=2-4'.$D21]+1)">
            <text:p/>
          </table:table-cell>
          <table:table-cell table:formula="of:=VLOOKUP(['1 x 9 P=2-4'.F21];TRANSLATED_TEAM_NAMES;['1 x 9 P=2-4'.$D21]+1)" office:value-type="string" office:string-value="JS Cannons - Blue" calcext:value-type="string">
            <text:p>JS Cannons - Blue</text:p>
          </table:table-cell>
          <table:table-cell table:style-name="ce22" table:formula="of:=IF(MOD([.B21]; NUM_PITCHES)=0;INDEX(PITCHES;1;NUM_PITCHES);INDEX(PITCHES;1;MOD([.B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1,&quot;dateTime&quot;:42480000,&quot;duration&quot;:&quot;10m&quot;,&quot;pitch&quot;:&quot;4&quot;,&quot;competition&quot;:{&quot;name&quot;:&quot;U13&quot;, &quot;section&quot;:&quot;A Groups&quot;, &quot;group&quot;:&quot;1&quot;},&quot;tag&quot;:&quot;5&quot;, &quot;homeTeam&quot;:&quot;&quot;, &quot;awayTeam&quot;:&quot;JS Cannons - Blue&quot;}" calcext:value-type="string">
            <text:p>{"__v":0,"day":1,"dateTime":42480000,"duration":"10m","pitch":"4","competition":{"name":"U13", "section":"A Groups", "group":"1"},"tag":"5", "homeTeam":"", "awayTeam":"JS Cannons - Blue"}</text:p>
          </table:table-cell>
          <table:table-cell table:number-columns-repeated="1014"/>
        </table:table-row>
        <table:table-row table:style-name="ro1">
          <table:table-cell table:formula="of:=IF([.I22]&gt;[.I21];[.A21];[.A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VLOOKUP(['1 x 9 P=2-4'.E22];TRANSLATED_TEAM_NAMES;['1 x 9 P=2-4'.$D22]+1)">
            <text:p/>
          </table:table-cell>
          <table:table-cell table:formula="of:=VLOOKUP(['1 x 9 P=2-4'.F22];TRANSLATED_TEAM_NAMES;['1 x 9 P=2-4'.$D22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B22]; NUM_PITCHES)=0;INDEX(PITCHES;1;NUM_PITCHES);INDEX(PITCHES;1;MOD([.B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2] &amp; &quot;&quot;&quot;},&quot;&quot;tag&quot;&quot;:&quot;&quot;&quot; &amp; [.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1,&quot;dateTime&quot;:43200000,&quot;duration&quot;:&quot;10m&quot;,&quot;pitch&quot;:&quot;1&quot;,&quot;competition&quot;:{&quot;name&quot;:&quot;U13&quot;, &quot;section&quot;:&quot;A Groups&quot;, &quot;group&quot;:&quot;1&quot;},&quot;tag&quot;:&quot;6&quot;, &quot;homeTeam&quot;:&quot;&quot;, &quot;awayTeam&quot;:&quot;Bracknell Town Youth FC - Red&quot;}" calcext:value-type="string">
            <text:p>{"__v":0,"day":1,"dateTime":43200000,"duration":"10m","pitch":"1","competition":{"name":"U13", "section":"A Groups", "group":"1"},"tag":"6", "homeTeam":"", "awayTeam":"Bracknell Town Youth FC - Red"}</text:p>
          </table:table-cell>
          <table:table-cell table:number-columns-repeated="1014"/>
        </table:table-row>
        <table:table-row table:style-name="ro1">
          <table:table-cell table:formula="of:=IF([.I23]&gt;[.I22];[.A22];[.A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'1 x 9 P=2-4'.E23];TRANSLATED_TEAM_NAMES;['1 x 9 P=2-4'.$D23]+1)">
            <text:p/>
          </table:table-cell>
          <table:table-cell table:formula="of:=VLOOKUP(['1 x 9 P=2-4'.F23];TRANSLATED_TEAM_NAMES;['1 x 9 P=2-4'.$D23]+1)" office:value-type="string" office:string-value="Balham FC Eagles" calcext:value-type="string">
            <text:p>Balham FC Eagles</text:p>
          </table:table-cell>
          <table:table-cell table:style-name="ce22" table:formula="of:=IF(MOD([.B23]; NUM_PITCHES)=0;INDEX(PITCHES;1;NUM_PITCHES);INDEX(PITCHES;1;MOD([.B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23] &amp; &quot;,&quot;&quot;duration&quot;&quot;:&quot;&quot;&quot; &amp; MATCH_DURATION &amp; &quot;m&quot;&quot;,&quot;&quot;pitch&quot;&quot;:&quot;&quot;&quot; &amp; [.I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3] &amp; &quot;&quot;&quot;},&quot;&quot;tag&quot;&quot;:&quot;&quot;&quot; &amp; [.A23] &amp; &quot;&quot;&quot;, &quot;&quot;homeTeam&quot;&quot;:&quot;&quot;&quot; &amp; [.G23] &amp; &quot;&quot;&quot;, &quot;&quot;awayTeam&quot;&quot;:&quot;&quot;&quot; &amp; [.H23] &amp; &quot;&quot;&quot;}&quot;" office:value-type="string" office:string-value="{&quot;__v&quot;:0,&quot;day&quot;:1,&quot;dateTime&quot;:43200000,&quot;duration&quot;:&quot;10m&quot;,&quot;pitch&quot;:&quot;2&quot;,&quot;competition&quot;:{&quot;name&quot;:&quot;U13&quot;, &quot;section&quot;:&quot;A Groups&quot;, &quot;group&quot;:&quot;1&quot;},&quot;tag&quot;:&quot;6&quot;, &quot;homeTeam&quot;:&quot;&quot;, &quot;awayTeam&quot;:&quot;Balham FC Eagles&quot;}" calcext:value-type="string">
            <text:p>{"__v":0,"day":1,"dateTime":43200000,"duration":"10m","pitch":"2","competition":{"name":"U13", "section":"A Groups", "group":"1"},"tag":"6", "homeTeam":"", "awayTeam":"Balham FC Eagles"}</text:p>
          </table:table-cell>
          <table:table-cell table:number-columns-repeated="1014"/>
        </table:table-row>
        <table:table-row table:style-name="ro1">
          <table:table-cell table:formula="of:=IF([.I24]&gt;[.I23];[.A23];[.A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'1 x 9 P=2-4'.E24];TRANSLATED_TEAM_NAMES;['1 x 9 P=2-4'.$D24]+1)" office:value-type="string" office:string-value="Caversham Trents" calcext:value-type="string">
            <text:p>Caversham Trents</text:p>
          </table:table-cell>
          <table:table-cell table:formula="of:=VLOOKUP(['1 x 9 P=2-4'.F24];TRANSLATED_TEAM_NAMES;['1 x 9 P=2-4'.$D24]+1)">
            <text:p/>
          </table:table-cell>
          <table:table-cell table:style-name="ce22" table:formula="of:=IF(MOD([.B24]; NUM_PITCHES)=0;INDEX(PITCHES;1;NUM_PITCHES);INDEX(PITCHES;1;MOD([.B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24] &amp; &quot;,&quot;&quot;duration&quot;&quot;:&quot;&quot;&quot; &amp; MATCH_DURATION &amp; &quot;m&quot;&quot;,&quot;&quot;pitch&quot;&quot;:&quot;&quot;&quot; &amp; [.I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4] &amp; &quot;&quot;&quot;},&quot;&quot;tag&quot;&quot;:&quot;&quot;&quot; &amp; [.A24] &amp; &quot;&quot;&quot;, &quot;&quot;homeTeam&quot;&quot;:&quot;&quot;&quot; &amp; [.G24] &amp; &quot;&quot;&quot;, &quot;&quot;awayTeam&quot;&quot;:&quot;&quot;&quot; &amp; [.H24] &amp; &quot;&quot;&quot;}&quot;" office:value-type="string" office:string-value="{&quot;__v&quot;:0,&quot;day&quot;:1,&quot;dateTime&quot;:43200000,&quot;duration&quot;:&quot;10m&quot;,&quot;pitch&quot;:&quot;3&quot;,&quot;competition&quot;:{&quot;name&quot;:&quot;U13&quot;, &quot;section&quot;:&quot;A Groups&quot;, &quot;group&quot;:&quot;1&quot;},&quot;tag&quot;:&quot;6&quot;, &quot;homeTeam&quot;:&quot;Caversham Trents&quot;, &quot;awayTeam&quot;:&quot;&quot;}" calcext:value-type="string">
            <text:p>{"__v":0,"day":1,"dateTime":43200000,"duration":"10m","pitch":"3","competition":{"name":"U13", "section":"A Groups", "group":"1"},"tag":"6", "homeTeam":"Caversham Trents", "awayTeam":""}</text:p>
          </table:table-cell>
          <table:table-cell table:number-columns-repeated="1014"/>
        </table:table-row>
        <table:table-row table:style-name="ro1">
          <table:table-cell table:formula="of:=IF([.I25]&gt;[.I24];[.A24];[.A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9 P=2-4'.E25];TRANSLATED_TEAM_NAMES;['1 x 9 P=2-4'.$D25]+1)" office:value-type="string" office:string-value="JS Cannons - Blue" calcext:value-type="string">
            <text:p>JS Cannons - Blue</text:p>
          </table:table-cell>
          <table:table-cell table:formula="of:=VLOOKUP(['1 x 9 P=2-4'.F25];TRANSLATED_TEAM_NAMES;['1 x 9 P=2-4'.$D25]+1)">
            <text:p/>
          </table:table-cell>
          <table:table-cell table:style-name="ce22" table:formula="of:=IF(MOD([.B25]; NUM_PITCHES)=0;INDEX(PITCHES;1;NUM_PITCHES);INDEX(PITCHES;1;MOD([.B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25] &amp; &quot;,&quot;&quot;duration&quot;&quot;:&quot;&quot;&quot; &amp; MATCH_DURATION &amp; &quot;m&quot;&quot;,&quot;&quot;pitch&quot;&quot;:&quot;&quot;&quot; &amp; [.I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5] &amp; &quot;&quot;&quot;},&quot;&quot;tag&quot;&quot;:&quot;&quot;&quot; &amp; [.A25] &amp; &quot;&quot;&quot;, &quot;&quot;homeTeam&quot;&quot;:&quot;&quot;&quot; &amp; [.G25] &amp; &quot;&quot;&quot;, &quot;&quot;awayTeam&quot;&quot;:&quot;&quot;&quot; &amp; [.H25] &amp; &quot;&quot;&quot;}&quot;" office:value-type="string" office:string-value="{&quot;__v&quot;:0,&quot;day&quot;:1,&quot;dateTime&quot;:43200000,&quot;duration&quot;:&quot;10m&quot;,&quot;pitch&quot;:&quot;4&quot;,&quot;competition&quot;:{&quot;name&quot;:&quot;U13&quot;, &quot;section&quot;:&quot;A Groups&quot;, &quot;group&quot;:&quot;1&quot;},&quot;tag&quot;:&quot;6&quot;, &quot;homeTeam&quot;:&quot;JS Cannons - Blue&quot;, &quot;awayTeam&quot;:&quot;&quot;}" calcext:value-type="string">
            <text:p>{"__v":0,"day":1,"dateTime":43200000,"duration":"10m","pitch":"4","competition":{"name":"U13", "section":"A Groups", "group":"1"},"tag":"6", "homeTeam":"JS Cannons - Blue", "awayTeam":""}</text:p>
          </table:table-cell>
          <table:table-cell table:number-columns-repeated="1014"/>
        </table:table-row>
        <table:table-row table:style-name="ro1">
          <table:table-cell table:formula="of:=IF([.I26]&gt;[.I25];[.A25];[.A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1 x 9 P=2-4'.E26];TRANSLATED_TEAM_NAMES;['1 x 9 P=2-4'.$D26]+1)" office:value-type="string" office:string-value="JS Cannons - Blue" calcext:value-type="string">
            <text:p>JS Cannons - Blue</text:p>
          </table:table-cell>
          <table:table-cell table:formula="of:=VLOOKUP(['1 x 9 P=2-4'.F26];TRANSLATED_TEAM_NAMES;['1 x 9 P=2-4'.$D26]+1)" office:value-type="string" office:string-value="Balham FC Eagles" calcext:value-type="string">
            <text:p>Balham FC Eagles</text:p>
          </table:table-cell>
          <table:table-cell table:style-name="ce22" table:formula="of:=IF(MOD([.B26]; NUM_PITCHES)=0;INDEX(PITCHES;1;NUM_PITCHES);INDEX(PITCHES;1;MOD([.B2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26] &amp; &quot;,&quot;&quot;duration&quot;&quot;:&quot;&quot;&quot; &amp; MATCH_DURATION &amp; &quot;m&quot;&quot;,&quot;&quot;pitch&quot;&quot;:&quot;&quot;&quot; &amp; [.I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6] &amp; &quot;&quot;&quot;},&quot;&quot;tag&quot;&quot;:&quot;&quot;&quot; &amp; [.A26] &amp; &quot;&quot;&quot;, &quot;&quot;homeTeam&quot;&quot;:&quot;&quot;&quot; &amp; [.G26] &amp; &quot;&quot;&quot;, &quot;&quot;awayTeam&quot;&quot;:&quot;&quot;&quot; &amp; [.H26] &amp; &quot;&quot;&quot;}&quot;" office:value-type="string" office:string-value="{&quot;__v&quot;:0,&quot;day&quot;:1,&quot;dateTime&quot;:43920000,&quot;duration&quot;:&quot;10m&quot;,&quot;pitch&quot;:&quot;1&quot;,&quot;competition&quot;:{&quot;name&quot;:&quot;U13&quot;, &quot;section&quot;:&quot;A Groups&quot;, &quot;group&quot;:&quot;1&quot;},&quot;tag&quot;:&quot;7&quot;, &quot;homeTeam&quot;:&quot;JS Cannons - Blue&quot;, &quot;awayTeam&quot;:&quot;Balham FC Eagles&quot;}" calcext:value-type="string">
            <text:p>{"__v":0,"day":1,"dateTime":43920000,"duration":"10m","pitch":"1","competition":{"name":"U13", "section":"A Groups", "group":"1"},"tag":"7", "homeTeam":"JS Cannons - Blue", "awayTeam":"Balham FC Eagles"}</text:p>
          </table:table-cell>
          <table:table-cell table:number-columns-repeated="1014"/>
        </table:table-row>
        <table:table-row table:style-name="ro1">
          <table:table-cell table:formula="of:=IF([.I27]&gt;[.I26];[.A26];[.A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9 P=2-4'.E27];TRANSLATED_TEAM_NAMES;['1 x 9 P=2-4'.$D27]+1)">
            <text:p/>
          </table:table-cell>
          <table:table-cell table:formula="of:=VLOOKUP(['1 x 9 P=2-4'.F27];TRANSLATED_TEAM_NAMES;['1 x 9 P=2-4'.$D27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B27]; NUM_PITCHES)=0;INDEX(PITCHES;1;NUM_PITCHES);INDEX(PITCHES;1;MOD([.B2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27] &amp; &quot;,&quot;&quot;duration&quot;&quot;:&quot;&quot;&quot; &amp; MATCH_DURATION &amp; &quot;m&quot;&quot;,&quot;&quot;pitch&quot;&quot;:&quot;&quot;&quot; &amp; [.I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7] &amp; &quot;&quot;&quot;},&quot;&quot;tag&quot;&quot;:&quot;&quot;&quot; &amp; [.A27] &amp; &quot;&quot;&quot;, &quot;&quot;homeTeam&quot;&quot;:&quot;&quot;&quot; &amp; [.G27] &amp; &quot;&quot;&quot;, &quot;&quot;awayTeam&quot;&quot;:&quot;&quot;&quot; &amp; [.H27] &amp; &quot;&quot;&quot;}&quot;" office:value-type="string" office:string-value="{&quot;__v&quot;:0,&quot;day&quot;:1,&quot;dateTime&quot;:43920000,&quot;duration&quot;:&quot;10m&quot;,&quot;pitch&quot;:&quot;2&quot;,&quot;competition&quot;:{&quot;name&quot;:&quot;U13&quot;, &quot;section&quot;:&quot;A Groups&quot;, &quot;group&quot;:&quot;1&quot;},&quot;tag&quot;:&quot;7&quot;, &quot;homeTeam&quot;:&quot;&quot;, &quot;awayTeam&quot;:&quot;Bracknell Town Youth FC - Red&quot;}" calcext:value-type="string">
            <text:p>{"__v":0,"day":1,"dateTime":43920000,"duration":"10m","pitch":"2","competition":{"name":"U13", "section":"A Groups", "group":"1"},"tag":"7", "homeTeam":"", "awayTeam":"Bracknell Town Youth FC - Red"}</text:p>
          </table:table-cell>
          <table:table-cell table:number-columns-repeated="1014"/>
        </table:table-row>
        <table:table-row table:style-name="ro1">
          <table:table-cell table:formula="of:=IF([.I28]&gt;[.I27];[.A27];[.A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1 x 9 P=2-4'.E28];TRANSLATED_TEAM_NAMES;['1 x 9 P=2-4'.$D28]+1)" office:value-type="string" office:string-value="Caversham Trents" calcext:value-type="string">
            <text:p>Caversham Trents</text:p>
          </table:table-cell>
          <table:table-cell table:formula="of:=VLOOKUP(['1 x 9 P=2-4'.F28];TRANSLATED_TEAM_NAMES;['1 x 9 P=2-4'.$D28]+1)">
            <text:p/>
          </table:table-cell>
          <table:table-cell table:style-name="ce22" table:formula="of:=IF(MOD([.B28]; NUM_PITCHES)=0;INDEX(PITCHES;1;NUM_PITCHES);INDEX(PITCHES;1;MOD([.B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28] &amp; &quot;,&quot;&quot;duration&quot;&quot;:&quot;&quot;&quot; &amp; MATCH_DURATION &amp; &quot;m&quot;&quot;,&quot;&quot;pitch&quot;&quot;:&quot;&quot;&quot; &amp; [.I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8] &amp; &quot;&quot;&quot;},&quot;&quot;tag&quot;&quot;:&quot;&quot;&quot; &amp; [.A28] &amp; &quot;&quot;&quot;, &quot;&quot;homeTeam&quot;&quot;:&quot;&quot;&quot; &amp; [.G28] &amp; &quot;&quot;&quot;, &quot;&quot;awayTeam&quot;&quot;:&quot;&quot;&quot; &amp; [.H28] &amp; &quot;&quot;&quot;}&quot;" office:value-type="string" office:string-value="{&quot;__v&quot;:0,&quot;day&quot;:1,&quot;dateTime&quot;:43920000,&quot;duration&quot;:&quot;10m&quot;,&quot;pitch&quot;:&quot;3&quot;,&quot;competition&quot;:{&quot;name&quot;:&quot;U13&quot;, &quot;section&quot;:&quot;A Groups&quot;, &quot;group&quot;:&quot;1&quot;},&quot;tag&quot;:&quot;7&quot;, &quot;homeTeam&quot;:&quot;Caversham Trents&quot;, &quot;awayTeam&quot;:&quot;&quot;}" calcext:value-type="string">
            <text:p>{"__v":0,"day":1,"dateTime":43920000,"duration":"10m","pitch":"3","competition":{"name":"U13", "section":"A Groups", "group":"1"},"tag":"7", "homeTeam":"Caversham Trents", "awayTeam":""}</text:p>
          </table:table-cell>
          <table:table-cell table:number-columns-repeated="1014"/>
        </table:table-row>
        <table:table-row table:style-name="ro1">
          <table:table-cell table:formula="of:=IF([.I29]&gt;[.I28];[.A28];[.A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'1 x 9 P=2-4'.E29];TRANSLATED_TEAM_NAMES;['1 x 9 P=2-4'.$D29]+1)">
            <text:p/>
          </table:table-cell>
          <table:table-cell table:formula="of:=VLOOKUP(['1 x 9 P=2-4'.F29];TRANSLATED_TEAM_NAMES;['1 x 9 P=2-4'.$D29]+1)">
            <text:p/>
          </table:table-cell>
          <table:table-cell table:style-name="ce22" table:formula="of:=IF(MOD([.B29]; NUM_PITCHES)=0;INDEX(PITCHES;1;NUM_PITCHES);INDEX(PITCHES;1;MOD([.B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29] &amp; &quot;,&quot;&quot;duration&quot;&quot;:&quot;&quot;&quot; &amp; MATCH_DURATION &amp; &quot;m&quot;&quot;,&quot;&quot;pitch&quot;&quot;:&quot;&quot;&quot; &amp; [.I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9] &amp; &quot;&quot;&quot;},&quot;&quot;tag&quot;&quot;:&quot;&quot;&quot; &amp; [.A29] &amp; &quot;&quot;&quot;, &quot;&quot;homeTeam&quot;&quot;:&quot;&quot;&quot; &amp; [.G29] &amp; &quot;&quot;&quot;, &quot;&quot;awayTeam&quot;&quot;:&quot;&quot;&quot; &amp; [.H29] &amp; &quot;&quot;&quot;}&quot;" office:value-type="string" office:string-value="{&quot;__v&quot;:0,&quot;day&quot;:1,&quot;dateTime&quot;:43920000,&quot;duration&quot;:&quot;10m&quot;,&quot;pitch&quot;:&quot;4&quot;,&quot;competition&quot;:{&quot;name&quot;:&quot;U13&quot;, &quot;section&quot;:&quot;A Groups&quot;, &quot;group&quot;:&quot;1&quot;},&quot;tag&quot;:&quot;7&quot;, &quot;homeTeam&quot;:&quot;&quot;, &quot;awayTeam&quot;:&quot;&quot;}" calcext:value-type="string">
            <text:p>{"__v":0,"day":1,"dateTime":43920000,"duration":"10m","pitch":"4","competition":{"name":"U13", "section":"A Groups", "group":"1"},"tag":"7", "homeTeam":"", "awayTeam":""}</text:p>
          </table:table-cell>
          <table:table-cell table:number-columns-repeated="1014"/>
        </table:table-row>
        <table:table-row table:style-name="ro1">
          <table:table-cell table:formula="of:=IF([.I30]&gt;[.I29];[.A29];[.A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A30]-1))" office:value-type="float" office:value="44640000" calcext:value-type="float">
            <text:p>446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'1 x 9 P=2-4'.E30];TRANSLATED_TEAM_NAMES;['1 x 9 P=2-4'.$D30]+1)" office:value-type="string" office:string-value="Balham FC Eagles" calcext:value-type="string">
            <text:p>Balham FC Eagles</text:p>
          </table:table-cell>
          <table:table-cell table:formula="of:=VLOOKUP(['1 x 9 P=2-4'.F30];TRANSLATED_TEAM_NAMES;['1 x 9 P=2-4'.$D30]+1)">
            <text:p/>
          </table:table-cell>
          <table:table-cell table:style-name="ce22" table:formula="of:=IF(MOD([.B30]; NUM_PITCHES)=0;INDEX(PITCHES;1;NUM_PITCHES);INDEX(PITCHES;1;MOD([.B3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30] &amp; &quot;,&quot;&quot;duration&quot;&quot;:&quot;&quot;&quot; &amp; MATCH_DURATION &amp; &quot;m&quot;&quot;,&quot;&quot;pitch&quot;&quot;:&quot;&quot;&quot; &amp; [.I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0] &amp; &quot;&quot;&quot;},&quot;&quot;tag&quot;&quot;:&quot;&quot;&quot; &amp; [.A30] &amp; &quot;&quot;&quot;, &quot;&quot;homeTeam&quot;&quot;:&quot;&quot;&quot; &amp; [.G30] &amp; &quot;&quot;&quot;, &quot;&quot;awayTeam&quot;&quot;:&quot;&quot;&quot; &amp; [.H30] &amp; &quot;&quot;&quot;}&quot;" office:value-type="string" office:string-value="{&quot;__v&quot;:0,&quot;day&quot;:1,&quot;dateTime&quot;:44640000,&quot;duration&quot;:&quot;10m&quot;,&quot;pitch&quot;:&quot;1&quot;,&quot;competition&quot;:{&quot;name&quot;:&quot;U13&quot;, &quot;section&quot;:&quot;A Groups&quot;, &quot;group&quot;:&quot;1&quot;},&quot;tag&quot;:&quot;8&quot;, &quot;homeTeam&quot;:&quot;Balham FC Eagles&quot;, &quot;awayTeam&quot;:&quot;&quot;}" calcext:value-type="string">
            <text:p>{"__v":0,"day":1,"dateTime":44640000,"duration":"10m","pitch":"1","competition":{"name":"U13", "section":"A Groups", "group":"1"},"tag":"8", "homeTeam":"Balham FC Eagles", "awayTeam":""}</text:p>
          </table:table-cell>
          <table:table-cell table:number-columns-repeated="1014"/>
        </table:table-row>
        <table:table-row table:style-name="ro1">
          <table:table-cell table:formula="of:=IF([.I31]&gt;[.I30];[.A30];[.A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A31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1 x 9 P=2-4'.E31];TRANSLATED_TEAM_NAMES;['1 x 9 P=2-4'.$D31]+1)">
            <text:p/>
          </table:table-cell>
          <table:table-cell table:formula="of:=VLOOKUP(['1 x 9 P=2-4'.F31];TRANSLATED_TEAM_NAMES;['1 x 9 P=2-4'.$D31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B31]; NUM_PITCHES)=0;INDEX(PITCHES;1;NUM_PITCHES);INDEX(PITCHES;1;MOD([.B3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31] &amp; &quot;,&quot;&quot;duration&quot;&quot;:&quot;&quot;&quot; &amp; MATCH_DURATION &amp; &quot;m&quot;&quot;,&quot;&quot;pitch&quot;&quot;:&quot;&quot;&quot; &amp; [.I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1] &amp; &quot;&quot;&quot;},&quot;&quot;tag&quot;&quot;:&quot;&quot;&quot; &amp; [.A31] &amp; &quot;&quot;&quot;, &quot;&quot;homeTeam&quot;&quot;:&quot;&quot;&quot; &amp; [.G31] &amp; &quot;&quot;&quot;, &quot;&quot;awayTeam&quot;&quot;:&quot;&quot;&quot; &amp; [.H31] &amp; &quot;&quot;&quot;}&quot;" office:value-type="string" office:string-value="{&quot;__v&quot;:0,&quot;day&quot;:1,&quot;dateTime&quot;:44640000,&quot;duration&quot;:&quot;10m&quot;,&quot;pitch&quot;:&quot;2&quot;,&quot;competition&quot;:{&quot;name&quot;:&quot;U13&quot;, &quot;section&quot;:&quot;A Groups&quot;, &quot;group&quot;:&quot;1&quot;},&quot;tag&quot;:&quot;8&quot;, &quot;homeTeam&quot;:&quot;&quot;, &quot;awayTeam&quot;:&quot;Bracknell Town Youth FC - Red&quot;}" calcext:value-type="string">
            <text:p>{"__v":0,"day":1,"dateTime":44640000,"duration":"10m","pitch":"2","competition":{"name":"U13", "section":"A Groups", "group":"1"},"tag":"8", "homeTeam":"", "awayTeam":"Bracknell Town Youth FC - Red"}</text:p>
          </table:table-cell>
          <table:table-cell table:number-columns-repeated="1014"/>
        </table:table-row>
        <table:table-row table:style-name="ro1">
          <table:table-cell table:formula="of:=IF([.I32]&gt;[.I31];[.A31];[.A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A32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'1 x 9 P=2-4'.E32];TRANSLATED_TEAM_NAMES;['1 x 9 P=2-4'.$D32]+1)">
            <text:p/>
          </table:table-cell>
          <table:table-cell table:formula="of:=VLOOKUP(['1 x 9 P=2-4'.F32];TRANSLATED_TEAM_NAMES;['1 x 9 P=2-4'.$D32]+1)">
            <text:p/>
          </table:table-cell>
          <table:table-cell table:style-name="ce22" table:formula="of:=IF(MOD([.B32]; NUM_PITCHES)=0;INDEX(PITCHES;1;NUM_PITCHES);INDEX(PITCHES;1;MOD([.B3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32] &amp; &quot;,&quot;&quot;duration&quot;&quot;:&quot;&quot;&quot; &amp; MATCH_DURATION &amp; &quot;m&quot;&quot;,&quot;&quot;pitch&quot;&quot;:&quot;&quot;&quot; &amp; [.I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2] &amp; &quot;&quot;&quot;},&quot;&quot;tag&quot;&quot;:&quot;&quot;&quot; &amp; [.A32] &amp; &quot;&quot;&quot;, &quot;&quot;homeTeam&quot;&quot;:&quot;&quot;&quot; &amp; [.G32] &amp; &quot;&quot;&quot;, &quot;&quot;awayTeam&quot;&quot;:&quot;&quot;&quot; &amp; [.H32] &amp; &quot;&quot;&quot;}&quot;" office:value-type="string" office:string-value="{&quot;__v&quot;:0,&quot;day&quot;:1,&quot;dateTime&quot;:44640000,&quot;duration&quot;:&quot;10m&quot;,&quot;pitch&quot;:&quot;3&quot;,&quot;competition&quot;:{&quot;name&quot;:&quot;U13&quot;, &quot;section&quot;:&quot;A Groups&quot;, &quot;group&quot;:&quot;1&quot;},&quot;tag&quot;:&quot;8&quot;, &quot;homeTeam&quot;:&quot;&quot;, &quot;awayTeam&quot;:&quot;&quot;}" calcext:value-type="string">
            <text:p>{"__v":0,"day":1,"dateTime":44640000,"duration":"10m","pitch":"3","competition":{"name":"U13", "section":"A Groups", "group":"1"},"tag":"8", "homeTeam":"", "awayTeam":""}</text:p>
          </table:table-cell>
          <table:table-cell table:number-columns-repeated="1014"/>
        </table:table-row>
        <table:table-row table:style-name="ro1">
          <table:table-cell table:formula="of:=IF([.I33]&gt;[.I32];[.A32];[.A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A33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'1 x 9 P=2-4'.E33];TRANSLATED_TEAM_NAMES;['1 x 9 P=2-4'.$D33]+1)">
            <text:p/>
          </table:table-cell>
          <table:table-cell table:formula="of:=VLOOKUP(['1 x 9 P=2-4'.F33];TRANSLATED_TEAM_NAMES;['1 x 9 P=2-4'.$D33]+1)" office:value-type="string" office:string-value="JS Cannons - Blue" calcext:value-type="string">
            <text:p>JS Cannons - Blue</text:p>
          </table:table-cell>
          <table:table-cell table:style-name="ce22" table:formula="of:=IF(MOD([.B33]; NUM_PITCHES)=0;INDEX(PITCHES;1;NUM_PITCHES);INDEX(PITCHES;1;MOD([.B3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33] &amp; &quot;,&quot;&quot;duration&quot;&quot;:&quot;&quot;&quot; &amp; MATCH_DURATION &amp; &quot;m&quot;&quot;,&quot;&quot;pitch&quot;&quot;:&quot;&quot;&quot; &amp; [.I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3] &amp; &quot;&quot;&quot;},&quot;&quot;tag&quot;&quot;:&quot;&quot;&quot; &amp; [.A33] &amp; &quot;&quot;&quot;, &quot;&quot;homeTeam&quot;&quot;:&quot;&quot;&quot; &amp; [.G33] &amp; &quot;&quot;&quot;, &quot;&quot;awayTeam&quot;&quot;:&quot;&quot;&quot; &amp; [.H33] &amp; &quot;&quot;&quot;}&quot;" office:value-type="string" office:string-value="{&quot;__v&quot;:0,&quot;day&quot;:1,&quot;dateTime&quot;:44640000,&quot;duration&quot;:&quot;10m&quot;,&quot;pitch&quot;:&quot;4&quot;,&quot;competition&quot;:{&quot;name&quot;:&quot;U13&quot;, &quot;section&quot;:&quot;A Groups&quot;, &quot;group&quot;:&quot;1&quot;},&quot;tag&quot;:&quot;8&quot;, &quot;homeTeam&quot;:&quot;&quot;, &quot;awayTeam&quot;:&quot;JS Cannons - Blue&quot;}" calcext:value-type="string">
            <text:p>{"__v":0,"day":1,"dateTime":44640000,"duration":"10m","pitch":"4","competition":{"name":"U13", "section":"A Groups", "group":"1"},"tag":"8", "homeTeam":"", "awayTeam":"JS Cannons - Blue"}</text:p>
          </table:table-cell>
          <table:table-cell table:number-columns-repeated="1014"/>
        </table:table-row>
        <table:table-row table:style-name="ro1">
          <table:table-cell table:formula="of:=IF([.I34]&gt;[.I33];[.A33];[.A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A34]-1))" office:value-type="float" office:value="45360000" calcext:value-type="float">
            <text:p>453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VLOOKUP(['1 x 9 P=2-4'.E34];TRANSLATED_TEAM_NAMES;['1 x 9 P=2-4'.$D34]+1)" office:value-type="string" office:string-value="Balham FC Eagles" calcext:value-type="string">
            <text:p>Balham FC Eagles</text:p>
          </table:table-cell>
          <table:table-cell table:formula="of:=VLOOKUP(['1 x 9 P=2-4'.F34];TRANSLATED_TEAM_NAMES;['1 x 9 P=2-4'.$D34]+1)">
            <text:p/>
          </table:table-cell>
          <table:table-cell table:style-name="ce22" table:formula="of:=IF(MOD([.B34]; NUM_PITCHES)=0;INDEX(PITCHES;1;NUM_PITCHES);INDEX(PITCHES;1;MOD([.B3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C34] &amp; &quot;,&quot;&quot;duration&quot;&quot;:&quot;&quot;&quot; &amp; MATCH_DURATION &amp; &quot;m&quot;&quot;,&quot;&quot;pitch&quot;&quot;:&quot;&quot;&quot; &amp; [.I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4] &amp; &quot;&quot;&quot;},&quot;&quot;tag&quot;&quot;:&quot;&quot;&quot; &amp; [.A34] &amp; &quot;&quot;&quot;, &quot;&quot;homeTeam&quot;&quot;:&quot;&quot;&quot; &amp; [.G34] &amp; &quot;&quot;&quot;, &quot;&quot;awayTeam&quot;&quot;:&quot;&quot;&quot; &amp; [.H34] &amp; &quot;&quot;&quot;}&quot;" office:value-type="string" office:string-value="{&quot;__v&quot;:0,&quot;day&quot;:1,&quot;dateTime&quot;:45360000,&quot;duration&quot;:&quot;10m&quot;,&quot;pitch&quot;:&quot;1&quot;,&quot;competition&quot;:{&quot;name&quot;:&quot;U13&quot;, &quot;section&quot;:&quot;A Groups&quot;, &quot;group&quot;:&quot;1&quot;},&quot;tag&quot;:&quot;9&quot;, &quot;homeTeam&quot;:&quot;Balham FC Eagles&quot;, &quot;awayTeam&quot;:&quot;&quot;}" calcext:value-type="string">
            <text:p>{"__v":0,"day":1,"dateTime":45360000,"duration":"10m","pitch":"1","competition":{"name":"U13", "section":"A Groups", "group":"1"},"tag":"9", "homeTeam":"Balham FC Eagles", "awayTeam":""}</text:p>
          </table:table-cell>
          <table:table-cell table:number-columns-repeated="1014"/>
        </table:table-row>
        <table:table-row table:style-name="ro1">
          <table:table-cell table:formula="of:=IF([.I35]&gt;[.I34];[.A34];[.A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A35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9 P=2-4'.E35];TRANSLATED_TEAM_NAMES;['1 x 9 P=2-4'.$D35]+1)" office:value-type="string" office:string-value="Bracknell Town Youth FC - Red" calcext:value-type="string">
            <text:p>Bracknell Town Youth FC - Red</text:p>
          </table:table-cell>
          <table:table-cell table:formula="of:=VLOOKUP(['1 x 9 P=2-4'.F35];TRANSLATED_TEAM_NAMES;['1 x 9 P=2-4'.$D35]+1)" office:value-type="string" office:string-value="Caversham Trents" calcext:value-type="string">
            <text:p>Caversham Trents</text:p>
          </table:table-cell>
          <table:table-cell table:style-name="ce22" table:formula="of:=IF(MOD([.B35]; NUM_PITCHES)=0;INDEX(PITCHES;1;NUM_PITCHES);INDEX(PITCHES;1;MOD([.B3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C35] &amp; &quot;,&quot;&quot;duration&quot;&quot;:&quot;&quot;&quot; &amp; MATCH_DURATION &amp; &quot;m&quot;&quot;,&quot;&quot;pitch&quot;&quot;:&quot;&quot;&quot; &amp; [.I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5] &amp; &quot;&quot;&quot;},&quot;&quot;tag&quot;&quot;:&quot;&quot;&quot; &amp; [.A35] &amp; &quot;&quot;&quot;, &quot;&quot;homeTeam&quot;&quot;:&quot;&quot;&quot; &amp; [.G35] &amp; &quot;&quot;&quot;, &quot;&quot;awayTeam&quot;&quot;:&quot;&quot;&quot; &amp; [.H35] &amp; &quot;&quot;&quot;}&quot;" office:value-type="string" office:string-value="{&quot;__v&quot;:0,&quot;day&quot;:1,&quot;dateTime&quot;:45360000,&quot;duration&quot;:&quot;10m&quot;,&quot;pitch&quot;:&quot;2&quot;,&quot;competition&quot;:{&quot;name&quot;:&quot;U13&quot;, &quot;section&quot;:&quot;A Groups&quot;, &quot;group&quot;:&quot;1&quot;},&quot;tag&quot;:&quot;9&quot;, &quot;homeTeam&quot;:&quot;Bracknell Town Youth FC - Red&quot;, &quot;awayTeam&quot;:&quot;Caversham Trents&quot;}" calcext:value-type="string">
            <text:p>{"__v":0,"day":1,"dateTime":45360000,"duration":"10m","pitch":"2","competition":{"name":"U13", "section":"A Groups", "group":"1"},"tag":"9", "homeTeam":"Bracknell Town Youth FC - Red", "awayTeam":"Caversham Trents"}</text:p>
          </table:table-cell>
          <table:table-cell table:number-columns-repeated="1014"/>
        </table:table-row>
        <table:table-row table:style-name="ro1">
          <table:table-cell table:formula="of:=IF([.I36]&gt;[.I35];[.A35];[.A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A36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'1 x 9 P=2-4'.E36];TRANSLATED_TEAM_NAMES;['1 x 9 P=2-4'.$D36]+1)">
            <text:p/>
          </table:table-cell>
          <table:table-cell table:formula="of:=VLOOKUP(['1 x 9 P=2-4'.F36];TRANSLATED_TEAM_NAMES;['1 x 9 P=2-4'.$D36]+1)">
            <text:p/>
          </table:table-cell>
          <table:table-cell table:style-name="ce22" table:formula="of:=IF(MOD([.B36]; NUM_PITCHES)=0;INDEX(PITCHES;1;NUM_PITCHES);INDEX(PITCHES;1;MOD([.B3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C36] &amp; &quot;,&quot;&quot;duration&quot;&quot;:&quot;&quot;&quot; &amp; MATCH_DURATION &amp; &quot;m&quot;&quot;,&quot;&quot;pitch&quot;&quot;:&quot;&quot;&quot; &amp; [.I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6] &amp; &quot;&quot;&quot;},&quot;&quot;tag&quot;&quot;:&quot;&quot;&quot; &amp; [.A36] &amp; &quot;&quot;&quot;, &quot;&quot;homeTeam&quot;&quot;:&quot;&quot;&quot; &amp; [.G36] &amp; &quot;&quot;&quot;, &quot;&quot;awayTeam&quot;&quot;:&quot;&quot;&quot; &amp; [.H36] &amp; &quot;&quot;&quot;}&quot;" office:value-type="string" office:string-value="{&quot;__v&quot;:0,&quot;day&quot;:1,&quot;dateTime&quot;:45360000,&quot;duration&quot;:&quot;10m&quot;,&quot;pitch&quot;:&quot;3&quot;,&quot;competition&quot;:{&quot;name&quot;:&quot;U13&quot;, &quot;section&quot;:&quot;A Groups&quot;, &quot;group&quot;:&quot;1&quot;},&quot;tag&quot;:&quot;9&quot;, &quot;homeTeam&quot;:&quot;&quot;, &quot;awayTeam&quot;:&quot;&quot;}" calcext:value-type="string">
            <text:p>{"__v":0,"day":1,"dateTime":45360000,"duration":"10m","pitch":"3","competition":{"name":"U13", "section":"A Groups", "group":"1"},"tag":"9", "homeTeam":"", "awayTeam":""}</text:p>
          </table:table-cell>
          <table:table-cell table:number-columns-repeated="1014"/>
        </table:table-row>
        <table:table-row table:style-name="ro1">
          <table:table-cell table:formula="of:=IF([.I37]&gt;[.I36];[.A36];[.A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A37]-1))" office:value-type="float" office:value="45360000" calcext:value-type="float">
            <text:p>4536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'1 x 9 P=2-4'.E37];TRANSLATED_TEAM_NAMES;['1 x 9 P=2-4'.$D37]+1)">
            <text:p/>
          </table:table-cell>
          <table:table-cell table:formula="of:=VLOOKUP(['1 x 9 P=2-4'.F37];TRANSLATED_TEAM_NAMES;['1 x 9 P=2-4'.$D37]+1)">
            <text:p/>
          </table:table-cell>
          <table:table-cell table:style-name="ce22" table:formula="of:=IF(MOD([.B37]; NUM_PITCHES)=0;INDEX(PITCHES;1;NUM_PITCHES);INDEX(PITCHES;1;MOD([.B3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C37] &amp; &quot;,&quot;&quot;duration&quot;&quot;:&quot;&quot;&quot; &amp; MATCH_DURATION &amp; &quot;m&quot;&quot;,&quot;&quot;pitch&quot;&quot;:&quot;&quot;&quot; &amp; [.I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7] &amp; &quot;&quot;&quot;},&quot;&quot;tag&quot;&quot;:&quot;&quot;&quot; &amp; [.A37] &amp; &quot;&quot;&quot;, &quot;&quot;homeTeam&quot;&quot;:&quot;&quot;&quot; &amp; [.G37] &amp; &quot;&quot;&quot;, &quot;&quot;awayTeam&quot;&quot;:&quot;&quot;&quot; &amp; [.H37] &amp; &quot;&quot;&quot;}&quot;" office:value-type="string" office:string-value="{&quot;__v&quot;:0,&quot;day&quot;:1,&quot;dateTime&quot;:45360000,&quot;duration&quot;:&quot;10m&quot;,&quot;pitch&quot;:&quot;4&quot;,&quot;competition&quot;:{&quot;name&quot;:&quot;U13&quot;, &quot;section&quot;:&quot;A Groups&quot;, &quot;group&quot;:&quot;1&quot;},&quot;tag&quot;:&quot;9&quot;, &quot;homeTeam&quot;:&quot;&quot;, &quot;awayTeam&quot;:&quot;&quot;}" calcext:value-type="string">
            <text:p>{"__v":0,"day":1,"dateTime":45360000,"duration":"10m","pitch":"4","competition":{"name":"U13", "section":"A Groups", "group":"1"},"tag":"9", "homeTeam":"", "awayTeam":""}</text:p>
          </table:table-cell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4 x 2 No KO P=1-2,4" table:style-name="ta1">
        <table:table-column table:style-name="co4" table:default-cell-style-name="ce17"/>
        <table:table-column table:style-name="co5" table:default-cell-style-name="ce18"/>
        <table:table-column table:style-name="co17" table:default-cell-style-name="ce18"/>
        <table:table-column table:style-name="co5" table:default-cell-style-name="ce18"/>
        <table:table-column table:style-name="co18" table:number-columns-repeated="2" table:default-cell-style-name="ce32"/>
        <table:table-column table:style-name="co19" table:default-cell-style-name="ce18"/>
        <table:table-column table:style-name="co19" table:default-cell-style-name="ce32"/>
        <table:table-column table:style-name="co20" table:default-cell-style-name="ce17"/>
        <table:table-column table:style-name="co10" table:default-cell-style-name="ce24"/>
        <table:table-column table:style-name="co3" table:number-columns-repeated="1012" table:default-cell-style-name="ce35"/>
        <table:table-row table:style-name="ro1">
          <table:table-cell table:style-name="ce25" office:value-type="string" calcext:value-type="string">
            <text:p>Tag</text:p>
          </table:table-cell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Group</text:p>
          </table:table-cell>
          <table:table-cell table:style-name="ce25" office:value-type="string" calcext:value-type="string">
            <text:p>Home</text:p>
          </table:table-cell>
          <table:table-cell table:style-name="ce25" office:value-type="string" calcext:value-type="string">
            <text:p>Away</text:p>
          </table:table-cell>
          <table:table-cell table:style-name="ce26" office:value-type="string" calcext:value-type="string">
            <text:p>Home</text:p>
          </table:table-cell>
          <table:table-cell table:style-name="ce33" office:value-type="string" calcext:value-type="string">
            <text:p>Away</text:p>
          </table:table-cell>
          <table:table-cell table:style-name="ce25" office:value-type="string" calcext:value-type="string">
            <text:p>Pitch</text:p>
          </table:table-cell>
          <table:table-cell table:style-name="ce25"/>
          <table:table-cell table:style-name="ce34"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formula="of:=VLOOKUP([.$E2];TRANSLATED_TEAM_NAMES;[.$D2]+1)" office:value-type="string" office:string-value="Balham FC Eagles" calcext:value-type="string">
            <text:p>Balham FC Eagles</text:p>
          </table:table-cell>
          <table:table-cell table:formula="of:=VLOOKUP([.$F2];TRANSLATED_TEAM_NAMES;[.$D2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B2]; NUM_PITCHES)=0;INDEX(PITCHES;1;NUM_PITCHES);INDEX(PITCHES;1;MOD([.$B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$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1,&quot;dateTime&quot;:39600000,&quot;duration&quot;:&quot;10m&quot;,&quot;pitch&quot;:&quot;1&quot;,&quot;competition&quot;:{&quot;name&quot;:&quot;U13&quot;, &quot;section&quot;:&quot;A Groups&quot;, &quot;group&quot;:&quot;1&quot;},&quot;tag&quot;:&quot;1&quot;, &quot;homeTeam&quot;:&quot;Balham FC Eagles&quot;, &quot;awayTeam&quot;:&quot;Bracknell Town Youth FC - Red&quot;}" calcext:value-type="string">
            <text:p>{"__v":0,"day":1,"dateTime":39600000,"duration":"10m","pitch":"1","competition":{"name":"U13", "section":"A Groups", "group":"1"},"tag":"1", "homeTeam":"Balham FC Eagles", "awayTeam":"Bracknell Town Youth FC - Red"}</text:p>
          </table:table-cell>
          <table:table-cell table:number-columns-repeated="1012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formula="of:=VLOOKUP([.$E3];TRANSLATED_TEAM_NAMES;[.$D3]+1)" office:value-type="string" office:string-value="Caversham Trents" calcext:value-type="string">
            <text:p>Caversham Trents</text:p>
          </table:table-cell>
          <table:table-cell table:formula="of:=VLOOKUP([.$F3];TRANSLATED_TEAM_NAMES;[.$D3]+1)" office:value-type="string" office:string-value="JS Cannons - Blue" calcext:value-type="string">
            <text:p>JS Cannons - Blue</text:p>
          </table:table-cell>
          <table:table-cell table:style-name="ce22" table:formula="of:=IF(MOD([.$B3]; NUM_PITCHES)=0;INDEX(PITCHES;1;NUM_PITCHES);INDEX(PITCHES;1;MOD([.$B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$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1,&quot;dateTime&quot;:39600000,&quot;duration&quot;:&quot;10m&quot;,&quot;pitch&quot;:&quot;2&quot;,&quot;competition&quot;:{&quot;name&quot;:&quot;U13&quot;, &quot;section&quot;:&quot;A Groups&quot;, &quot;group&quot;:&quot;1&quot;},&quot;tag&quot;:&quot;1&quot;, &quot;homeTeam&quot;:&quot;Caversham Trents&quot;, &quot;awayTeam&quot;:&quot;JS Cannons - Blue&quot;}" calcext:value-type="string">
            <text:p>{"__v":0,"day":1,"dateTime":39600000,"duration":"10m","pitch":"2","competition":{"name":"U13", "section":"A Groups", "group":"1"},"tag":"1", "homeTeam":"Caversham Trents", "awayTeam":"JS Cannons - Blue"}</text:p>
          </table:table-cell>
          <table:table-cell table:number-columns-repeated="1012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VLOOKUP([.$E4];TRANSLATED_TEAM_NAMES;[.$D4]+1)" office:value-type="string" office:string-value="Westwood Wanderers Hoops" calcext:value-type="string">
            <text:p>Westwood Wanderers Hoops</text:p>
          </table:table-cell>
          <table:table-cell table:formula="of:=VLOOKUP([.$F4];TRANSLATED_TEAM_NAMES;[.$D4]+1)" office:value-type="string" office:string-value="Balham FC Colts" calcext:value-type="string">
            <text:p>Balham FC Colts</text:p>
          </table:table-cell>
          <table:table-cell table:style-name="ce22" table:formula="of:=IF(MOD([.$B4]; NUM_PITCHES)=0;INDEX(PITCHES;1;NUM_PITCHES);INDEX(PITCHES;1;MOD([.$B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$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1,&quot;dateTime&quot;:39600000,&quot;duration&quot;:&quot;10m&quot;,&quot;pitch&quot;:&quot;3&quot;,&quot;competition&quot;:{&quot;name&quot;:&quot;U13&quot;, &quot;section&quot;:&quot;A Groups&quot;, &quot;group&quot;:&quot;2&quot;},&quot;tag&quot;:&quot;1&quot;, &quot;homeTeam&quot;:&quot;Westwood Wanderers Hoops&quot;, &quot;awayTeam&quot;:&quot;Balham FC Colts&quot;}" calcext:value-type="string">
            <text:p>{"__v":0,"day":1,"dateTime":39600000,"duration":"10m","pitch":"3","competition":{"name":"U13", "section":"A Groups", "group":"2"},"tag":"1", "homeTeam":"Westwood Wanderers Hoops", "awayTeam":"Balham FC Colts"}</text:p>
          </table:table-cell>
          <table:table-cell table:number-columns-repeated="1012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formula="of:=VLOOKUP([.$E5];TRANSLATED_TEAM_NAMES;[.$D5]+1)" office:value-type="string" office:string-value="Caversham Trents Blues" calcext:value-type="string">
            <text:p>Caversham Trents Blues</text:p>
          </table:table-cell>
          <table:table-cell table:formula="of:=VLOOKUP([.$F5];TRANSLATED_TEAM_NAMES;[.$D5]+1)" office:value-type="string" office:string-value="Yateley Jaguars" calcext:value-type="string">
            <text:p>Yateley Jaguars</text:p>
          </table:table-cell>
          <table:table-cell table:style-name="ce22" table:formula="of:=IF(MOD([.$B5]; NUM_PITCHES)=0;INDEX(PITCHES;1;NUM_PITCHES);INDEX(PITCHES;1;MOD([.$B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$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1,&quot;dateTime&quot;:39600000,&quot;duration&quot;:&quot;10m&quot;,&quot;pitch&quot;:&quot;4&quot;,&quot;competition&quot;:{&quot;name&quot;:&quot;U13&quot;, &quot;section&quot;:&quot;A Groups&quot;, &quot;group&quot;:&quot;2&quot;},&quot;tag&quot;:&quot;1&quot;, &quot;homeTeam&quot;:&quot;Caversham Trents Blues&quot;, &quot;awayTeam&quot;:&quot;Yateley Jaguars&quot;}" calcext:value-type="string">
            <text:p>{"__v":0,"day":1,"dateTime":39600000,"duration":"10m","pitch":"4","competition":{"name":"U13", "section":"A Groups", "group":"2"},"tag":"1", "homeTeam":"Caversham Trents Blues", "awayTeam":"Yateley Jaguars"}</text:p>
          </table:table-cell>
          <table:table-cell table:number-columns-repeated="1012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formula="of:=VLOOKUP([.$E6];TRANSLATED_TEAM_NAMES;[.$D6]+1)" office:value-type="string" office:string-value="JS Cannons - Blue" calcext:value-type="string">
            <text:p>JS Cannons - Blue</text:p>
          </table:table-cell>
          <table:table-cell table:formula="of:=VLOOKUP([.$F6];TRANSLATED_TEAM_NAMES;[.$D6]+1)" office:value-type="string" office:string-value="Balham FC Eagles" calcext:value-type="string">
            <text:p>Balham FC Eagles</text:p>
          </table:table-cell>
          <table:table-cell table:style-name="ce22" table:formula="of:=IF(MOD([.$B6]; NUM_PITCHES)=0;INDEX(PITCHES;1;NUM_PITCHES);INDEX(PITCHES;1;MOD([.$B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$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1,&quot;dateTime&quot;:40320000,&quot;duration&quot;:&quot;10m&quot;,&quot;pitch&quot;:&quot;1&quot;,&quot;competition&quot;:{&quot;name&quot;:&quot;U13&quot;, &quot;section&quot;:&quot;A Groups&quot;, &quot;group&quot;:&quot;1&quot;},&quot;tag&quot;:&quot;2&quot;, &quot;homeTeam&quot;:&quot;JS Cannons - Blue&quot;, &quot;awayTeam&quot;:&quot;Balham FC Eagles&quot;}" calcext:value-type="string">
            <text:p>{"__v":0,"day":1,"dateTime":40320000,"duration":"10m","pitch":"1","competition":{"name":"U13", "section":"A Groups", "group":"1"},"tag":"2", "homeTeam":"JS Cannons - Blue", "awayTeam":"Balham FC Eagles"}</text:p>
          </table:table-cell>
          <table:table-cell table:number-columns-repeated="1012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formula="of:=VLOOKUP([.$E7];TRANSLATED_TEAM_NAMES;[.$D7]+1)" office:value-type="string" office:string-value="Bracknell Town Youth FC - Red" calcext:value-type="string">
            <text:p>Bracknell Town Youth FC - Red</text:p>
          </table:table-cell>
          <table:table-cell table:formula="of:=VLOOKUP([.$F7];TRANSLATED_TEAM_NAMES;[.$D7]+1)" office:value-type="string" office:string-value="Caversham Trents" calcext:value-type="string">
            <text:p>Caversham Trents</text:p>
          </table:table-cell>
          <table:table-cell table:style-name="ce22" table:formula="of:=IF(MOD([.$B7]; NUM_PITCHES)=0;INDEX(PITCHES;1;NUM_PITCHES);INDEX(PITCHES;1;MOD([.$B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$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1,&quot;dateTime&quot;:40320000,&quot;duration&quot;:&quot;10m&quot;,&quot;pitch&quot;:&quot;2&quot;,&quot;competition&quot;:{&quot;name&quot;:&quot;U13&quot;, &quot;section&quot;:&quot;A Groups&quot;, &quot;group&quot;:&quot;1&quot;},&quot;tag&quot;:&quot;2&quot;, &quot;homeTeam&quot;:&quot;Bracknell Town Youth FC - Red&quot;, &quot;awayTeam&quot;:&quot;Caversham Trents&quot;}" calcext:value-type="string">
            <text:p>{"__v":0,"day":1,"dateTime":40320000,"duration":"10m","pitch":"2","competition":{"name":"U13", "section":"A Groups", "group":"1"},"tag":"2", "homeTeam":"Bracknell Town Youth FC - Red", "awayTeam":"Caversham Trents"}</text:p>
          </table:table-cell>
          <table:table-cell table:number-columns-repeated="1012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formula="of:=VLOOKUP([.$E8];TRANSLATED_TEAM_NAMES;[.$D8]+1)" office:value-type="string" office:string-value="Balham FC Colts" calcext:value-type="string">
            <text:p>Balham FC Colts</text:p>
          </table:table-cell>
          <table:table-cell table:formula="of:=VLOOKUP([.$F8];TRANSLATED_TEAM_NAMES;[.$D8]+1)" office:value-type="string" office:string-value="Caversham Trents Blues" calcext:value-type="string">
            <text:p>Caversham Trents Blues</text:p>
          </table:table-cell>
          <table:table-cell table:style-name="ce22" table:formula="of:=IF(MOD([.$B8]; NUM_PITCHES)=0;INDEX(PITCHES;1;NUM_PITCHES);INDEX(PITCHES;1;MOD([.$B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$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1,&quot;dateTime&quot;:40320000,&quot;duration&quot;:&quot;10m&quot;,&quot;pitch&quot;:&quot;3&quot;,&quot;competition&quot;:{&quot;name&quot;:&quot;U13&quot;, &quot;section&quot;:&quot;A Groups&quot;, &quot;group&quot;:&quot;2&quot;},&quot;tag&quot;:&quot;2&quot;, &quot;homeTeam&quot;:&quot;Balham FC Colts&quot;, &quot;awayTeam&quot;:&quot;Caversham Trents Blues&quot;}" calcext:value-type="string">
            <text:p>{"__v":0,"day":1,"dateTime":40320000,"duration":"10m","pitch":"3","competition":{"name":"U13", "section":"A Groups", "group":"2"},"tag":"2", "homeTeam":"Balham FC Colts", "awayTeam":"Caversham Trents Blues"}</text:p>
          </table:table-cell>
          <table:table-cell table:number-columns-repeated="1012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formula="of:=VLOOKUP([.$E9];TRANSLATED_TEAM_NAMES;[.$D9]+1)" office:value-type="string" office:string-value="Westwood Wanderers Hoops" calcext:value-type="string">
            <text:p>Westwood Wanderers Hoops</text:p>
          </table:table-cell>
          <table:table-cell table:formula="of:=VLOOKUP([.$F9];TRANSLATED_TEAM_NAMES;[.$D9]+1)" office:value-type="string" office:string-value="Yateley Jaguars" calcext:value-type="string">
            <text:p>Yateley Jaguars</text:p>
          </table:table-cell>
          <table:table-cell table:style-name="ce22" table:formula="of:=IF(MOD([.$B9]; NUM_PITCHES)=0;INDEX(PITCHES;1;NUM_PITCHES);INDEX(PITCHES;1;MOD([.$B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$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1,&quot;dateTime&quot;:40320000,&quot;duration&quot;:&quot;10m&quot;,&quot;pitch&quot;:&quot;4&quot;,&quot;competition&quot;:{&quot;name&quot;:&quot;U13&quot;, &quot;section&quot;:&quot;A Groups&quot;, &quot;group&quot;:&quot;2&quot;},&quot;tag&quot;:&quot;2&quot;, &quot;homeTeam&quot;:&quot;Westwood Wanderers Hoops&quot;, &quot;awayTeam&quot;:&quot;Yateley Jaguars&quot;}" calcext:value-type="string">
            <text:p>{"__v":0,"day":1,"dateTime":40320000,"duration":"10m","pitch":"4","competition":{"name":"U13", "section":"A Groups", "group":"2"},"tag":"2", "homeTeam":"Westwood Wanderers Hoops", "awayTeam":"Yateley Jaguars"}</text:p>
          </table:table-cell>
          <table:table-cell table:number-columns-repeated="1012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formula="of:=VLOOKUP([.$E10];TRANSLATED_TEAM_NAMES;[.$D10]+1)" office:value-type="string" office:string-value="Caversham Trents" calcext:value-type="string">
            <text:p>Caversham Trents</text:p>
          </table:table-cell>
          <table:table-cell table:formula="of:=VLOOKUP([.$F10];TRANSLATED_TEAM_NAMES;[.$D10]+1)" office:value-type="string" office:string-value="Balham FC Eagles" calcext:value-type="string">
            <text:p>Balham FC Eagles</text:p>
          </table:table-cell>
          <table:table-cell table:style-name="ce22" table:formula="of:=IF(MOD([.$B10]; NUM_PITCHES)=0;INDEX(PITCHES;1;NUM_PITCHES);INDEX(PITCHES;1;MOD([.$B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$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1,&quot;dateTime&quot;:41040000,&quot;duration&quot;:&quot;10m&quot;,&quot;pitch&quot;:&quot;1&quot;,&quot;competition&quot;:{&quot;name&quot;:&quot;U13&quot;, &quot;section&quot;:&quot;A Groups&quot;, &quot;group&quot;:&quot;1&quot;},&quot;tag&quot;:&quot;3&quot;, &quot;homeTeam&quot;:&quot;Caversham Trents&quot;, &quot;awayTeam&quot;:&quot;Balham FC Eagles&quot;}" calcext:value-type="string">
            <text:p>{"__v":0,"day":1,"dateTime":41040000,"duration":"10m","pitch":"1","competition":{"name":"U13", "section":"A Groups", "group":"1"},"tag":"3", "homeTeam":"Caversham Trents", "awayTeam":"Balham FC Eagles"}</text:p>
          </table:table-cell>
          <table:table-cell table:number-columns-repeated="1012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formula="of:=VLOOKUP([.$E11];TRANSLATED_TEAM_NAMES;[.$D11]+1)" office:value-type="string" office:string-value="Bracknell Town Youth FC - Red" calcext:value-type="string">
            <text:p>Bracknell Town Youth FC - Red</text:p>
          </table:table-cell>
          <table:table-cell table:formula="of:=VLOOKUP([.$F11];TRANSLATED_TEAM_NAMES;[.$D11]+1)" office:value-type="string" office:string-value="JS Cannons - Blue" calcext:value-type="string">
            <text:p>JS Cannons - Blue</text:p>
          </table:table-cell>
          <table:table-cell table:style-name="ce22" table:formula="of:=IF(MOD([.$B11]; NUM_PITCHES)=0;INDEX(PITCHES;1;NUM_PITCHES);INDEX(PITCHES;1;MOD([.$B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$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1,&quot;dateTime&quot;:41040000,&quot;duration&quot;:&quot;10m&quot;,&quot;pitch&quot;:&quot;2&quot;,&quot;competition&quot;:{&quot;name&quot;:&quot;U13&quot;, &quot;section&quot;:&quot;A Groups&quot;, &quot;group&quot;:&quot;1&quot;},&quot;tag&quot;:&quot;3&quot;, &quot;homeTeam&quot;:&quot;Bracknell Town Youth FC - Red&quot;, &quot;awayTeam&quot;:&quot;JS Cannons - Blue&quot;}" calcext:value-type="string">
            <text:p>{"__v":0,"day":1,"dateTime":41040000,"duration":"10m","pitch":"2","competition":{"name":"U13", "section":"A Groups", "group":"1"},"tag":"3", "homeTeam":"Bracknell Town Youth FC - Red", "awayTeam":"JS Cannons - Blue"}</text:p>
          </table:table-cell>
          <table:table-cell table:number-columns-repeated="1012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41040000" calcext:value-type="float">
            <text:p>410400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formula="of:=VLOOKUP([.$E12];TRANSLATED_TEAM_NAMES;[.$D12]+1)" office:value-type="string" office:string-value="Yateley Jaguars" calcext:value-type="string">
            <text:p>Yateley Jaguars</text:p>
          </table:table-cell>
          <table:table-cell table:formula="of:=VLOOKUP([.$F12];TRANSLATED_TEAM_NAMES;[.$D12]+1)" office:value-type="string" office:string-value="Balham FC Colts" calcext:value-type="string">
            <text:p>Balham FC Colts</text:p>
          </table:table-cell>
          <table:table-cell table:style-name="ce22" table:formula="of:=IF(MOD([.$B12]; NUM_PITCHES)=0;INDEX(PITCHES;1;NUM_PITCHES);INDEX(PITCHES;1;MOD([.$B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$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1,&quot;dateTime&quot;:41040000,&quot;duration&quot;:&quot;10m&quot;,&quot;pitch&quot;:&quot;3&quot;,&quot;competition&quot;:{&quot;name&quot;:&quot;U13&quot;, &quot;section&quot;:&quot;A Groups&quot;, &quot;group&quot;:&quot;2&quot;},&quot;tag&quot;:&quot;3&quot;, &quot;homeTeam&quot;:&quot;Yateley Jaguars&quot;, &quot;awayTeam&quot;:&quot;Balham FC Colts&quot;}" calcext:value-type="string">
            <text:p>{"__v":0,"day":1,"dateTime":41040000,"duration":"10m","pitch":"3","competition":{"name":"U13", "section":"A Groups", "group":"2"},"tag":"3", "homeTeam":"Yateley Jaguars", "awayTeam":"Balham FC Colts"}</text:p>
          </table:table-cell>
          <table:table-cell table:number-columns-repeated="1012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41040000" calcext:value-type="float">
            <text:p>41040000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formula="of:=VLOOKUP([.$E13];TRANSLATED_TEAM_NAMES;[.$D13]+1)" office:value-type="string" office:string-value="Caversham Trents Blues" calcext:value-type="string">
            <text:p>Caversham Trents Blues</text:p>
          </table:table-cell>
          <table:table-cell table:formula="of:=VLOOKUP([.$F13];TRANSLATED_TEAM_NAMES;[.$D13]+1)" office:value-type="string" office:string-value="Westwood Wanderers Hoops" calcext:value-type="string">
            <text:p>Westwood Wanderers Hoops</text:p>
          </table:table-cell>
          <table:table-cell table:style-name="ce22" table:formula="of:=IF(MOD([.$B13]; NUM_PITCHES)=0;INDEX(PITCHES;1;NUM_PITCHES);INDEX(PITCHES;1;MOD([.$B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$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1,&quot;dateTime&quot;:41040000,&quot;duration&quot;:&quot;10m&quot;,&quot;pitch&quot;:&quot;4&quot;,&quot;competition&quot;:{&quot;name&quot;:&quot;U13&quot;, &quot;section&quot;:&quot;A Groups&quot;, &quot;group&quot;:&quot;2&quot;},&quot;tag&quot;:&quot;3&quot;, &quot;homeTeam&quot;:&quot;Caversham Trents Blues&quot;, &quot;awayTeam&quot;:&quot;Westwood Wanderers Hoops&quot;}" calcext:value-type="string">
            <text:p>{"__v":0,"day":1,"dateTime":41040000,"duration":"10m","pitch":"4","competition":{"name":"U13", "section":"A Groups", "group":"2"},"tag":"3", "homeTeam":"Caversham Trents Blues", "awayTeam":"Westwood Wanderers Hoops"}</text:p>
          </table:table-cell>
          <table:table-cell table:number-columns-repeated="1012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+SECTION_GAP_MS" office:value-type="float" office:value="42540000" calcext:value-type="float">
            <text:p>42540000</text:p>
          </table:table-cell>
          <table:table-cell office:value-type="float" office:value="1" calcext:value-type="float">
            <text:p>1</text:p>
          </table:table-cell>
          <table:table-cell table:style-name="ce17" table:formula="of:=AGE_GROUP_TRANSLATED &amp; &quot;_&quot; &amp;SECTION_TRANSLATED &amp; &quot;_G1_P1&quot;" office:value-type="string" office:string-value="U13_AGroups_G1_P1" calcext:value-type="string">
            <text:p>U13_AGroups_G1_P1</text:p>
          </table:table-cell>
          <table:table-cell table:style-name="ce17" table:formula="of:=AGE_GROUP_TRANSLATED &amp; &quot;_&quot; &amp;SECTION_TRANSLATED &amp; &quot;_G2_P2&quot;" office:value-type="string" office:string-value="U13_AGroups_G2_P2" calcext:value-type="string">
            <text:p>U13_AGroup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22" table:formula="of:=IF(MOD([.$B14]; NUM_PITCHES)=0;INDEX(PITCHES;1;NUM_PITCHES);INDEX(PITCHES;1;MOD([.$B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4] &amp; &quot;&quot;&quot;},&quot;&quot;tag&quot;&quot;:&quot;&quot;&quot; &amp; [.$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1,&quot;dateTime&quot;:42540000,&quot;duration&quot;:&quot;10m&quot;,&quot;pitch&quot;:&quot;1&quot;,&quot;competition&quot;:{&quot;name&quot;:&quot;U13&quot;, &quot;section&quot;:&quot;A Champions League&quot;, &quot;group&quot;:&quot;1&quot;},&quot;tag&quot;:&quot;4&quot;, &quot;homeTeam&quot;:&quot;Winner Group 1&quot;, &quot;awayTeam&quot;:&quot;2nd Group 2&quot;}" calcext:value-type="string">
            <text:p>{"__v":0,"day":1,"dateTime":42540000,"duration":"10m","pitch":"1","competition":{"name":"U13", "section":"A Champions League", "group":"1"},"tag":"4", "homeTeam":"Winner Group 1", "awayTeam":"2nd Group 2"}</text:p>
          </table:table-cell>
          <table:table-cell table:number-columns-repeated="1012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+SECTION_GAP_MS" office:value-type="float" office:value="42540000" calcext:value-type="float">
            <text:p>42540000</text:p>
          </table:table-cell>
          <table:table-cell office:value-type="float" office:value="1" calcext:value-type="float">
            <text:p>1</text:p>
          </table:table-cell>
          <table:table-cell table:style-name="ce17" table:formula="of:=AGE_GROUP_TRANSLATED &amp; &quot;_&quot; &amp;SECTION_TRANSLATED &amp; &quot;_G2_P1&quot;" office:value-type="string" office:string-value="U13_AGroups_G2_P1" calcext:value-type="string">
            <text:p>U13_AGroups_G2_P1</text:p>
          </table:table-cell>
          <table:table-cell table:style-name="ce17" table:formula="of:=AGE_GROUP_TRANSLATED &amp; &quot;_&quot; &amp;SECTION_TRANSLATED &amp; &quot;_G1_P2&quot;" office:value-type="string" office:string-value="U13_AGroups_G1_P2" calcext:value-type="string">
            <text:p>U13_AGroups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22" table:formula="of:=IF(MOD([.$B15]; NUM_PITCHES)=0;INDEX(PITCHES;1;NUM_PITCHES);INDEX(PITCHES;1;MOD([.$B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5] &amp; &quot;&quot;&quot;},&quot;&quot;tag&quot;&quot;:&quot;&quot;&quot; &amp; [.$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1,&quot;dateTime&quot;:42540000,&quot;duration&quot;:&quot;10m&quot;,&quot;pitch&quot;:&quot;2&quot;,&quot;competition&quot;:{&quot;name&quot;:&quot;U13&quot;, &quot;section&quot;:&quot;A Champions League&quot;, &quot;group&quot;:&quot;1&quot;},&quot;tag&quot;:&quot;4&quot;, &quot;homeTeam&quot;:&quot;Winner Group 2&quot;, &quot;awayTeam&quot;:&quot;2nd Group 1&quot;}" calcext:value-type="string">
            <text:p>{"__v":0,"day":1,"dateTime":42540000,"duration":"10m","pitch":"2","competition":{"name":"U13", "section":"A Champions League", "group":"1"},"tag":"4", "homeTeam":"Winner Group 2", "awayTeam":"2nd Group 1"}</text:p>
          </table:table-cell>
          <table:table-cell table:number-columns-repeated="1012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+SECTION_GAP_MS" office:value-type="float" office:value="42540000" calcext:value-type="float">
            <text:p>42540000</text:p>
          </table:table-cell>
          <table:table-cell office:value-type="float" office:value="1" calcext:value-type="float">
            <text:p>1</text:p>
          </table:table-cell>
          <table:table-cell table:style-name="ce17" table:formula="of:=AGE_GROUP_TRANSLATED &amp; &quot;_&quot; &amp;SECTION_TRANSLATED &amp; &quot;_G1_P3&quot;" office:value-type="string" office:string-value="U13_AGroups_G1_P3" calcext:value-type="string">
            <text:p>U13_AGroups_G1_P3</text:p>
          </table:table-cell>
          <table:table-cell table:style-name="ce17" table:formula="of:=AGE_GROUP_TRANSLATED &amp; &quot;_&quot; &amp;SECTION_TRANSLATED &amp; &quot;_G2_P4&quot;" office:value-type="string" office:string-value="U13_AGroups_G2_P4" calcext:value-type="string">
            <text:p>U13_AGroups_G2_P4</text:p>
          </table:table-cell>
          <table:table-cell office:value-type="string" calcext:value-type="string">
            <text:p>3<text:span text:style-name="T1">rd</text:span>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22" table:formula="of:=IF(MOD([.$B16]; NUM_PITCHES)=0;INDEX(PITCHES;1;NUM_PITCHES);INDEX(PITCHES;1;MOD([.$B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16] &amp; &quot;&quot;&quot;},&quot;&quot;tag&quot;&quot;:&quot;&quot;&quot; &amp; [.$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1,&quot;dateTime&quot;:42540000,&quot;duration&quot;:&quot;10m&quot;,&quot;pitch&quot;:&quot;3&quot;,&quot;competition&quot;:{&quot;name&quot;:&quot;U13&quot;, &quot;section&quot;:&quot;A Europa League&quot;, &quot;group&quot;:&quot;1&quot;},&quot;tag&quot;:&quot;4&quot;, &quot;homeTeam&quot;:&quot;3rd Group 1&quot;, &quot;awayTeam&quot;:&quot;4th Group 2&quot;}" calcext:value-type="string">
            <text:p>{"__v":0,"day":1,"dateTime":42540000,"duration":"10m","pitch":"3","competition":{"name":"U13", "section":"A Europa League", "group":"1"},"tag":"4", "homeTeam":"3rd Group 1", "awayTeam":"4th Group 2"}</text:p>
          </table:table-cell>
          <table:table-cell table:number-columns-repeated="1012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+SECTION_GAP_MS" office:value-type="float" office:value="42540000" calcext:value-type="float">
            <text:p>42540000</text:p>
          </table:table-cell>
          <table:table-cell office:value-type="float" office:value="1" calcext:value-type="float">
            <text:p>1</text:p>
          </table:table-cell>
          <table:table-cell table:style-name="ce17" table:formula="of:=AGE_GROUP_TRANSLATED &amp; &quot;_&quot; &amp;SECTION_TRANSLATED &amp; &quot;_G2_P3&quot;" office:value-type="string" office:string-value="U13_AGroups_G2_P3" calcext:value-type="string">
            <text:p>U13_AGroups_G2_P3</text:p>
          </table:table-cell>
          <table:table-cell table:style-name="ce17" table:formula="of:=AGE_GROUP_TRANSLATED &amp; &quot;_&quot; &amp;SECTION_TRANSLATED &amp; &quot;_G1_P4&quot;" office:value-type="string" office:string-value="U13_AGroups_G1_P4" calcext:value-type="string">
            <text:p>U13_AGroups_G1_P4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22" table:formula="of:=IF(MOD([.$B17]; NUM_PITCHES)=0;INDEX(PITCHES;1;NUM_PITCHES);INDEX(PITCHES;1;MOD([.$B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17] &amp; &quot;&quot;&quot;},&quot;&quot;tag&quot;&quot;:&quot;&quot;&quot; &amp; [.$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1,&quot;dateTime&quot;:42540000,&quot;duration&quot;:&quot;10m&quot;,&quot;pitch&quot;:&quot;4&quot;,&quot;competition&quot;:{&quot;name&quot;:&quot;U13&quot;, &quot;section&quot;:&quot;A Europa League&quot;, &quot;group&quot;:&quot;1&quot;},&quot;tag&quot;:&quot;4&quot;, &quot;homeTeam&quot;:&quot;3rd Group 2&quot;, &quot;awayTeam&quot;:&quot;4th Group 1&quot;}" calcext:value-type="string">
            <text:p>{"__v":0,"day":1,"dateTime":42540000,"duration":"10m","pitch":"4","competition":{"name":"U13", "section":"A Europa League", "group":"1"},"tag":"4", "homeTeam":"3rd Group 2", "awayTeam":"4th Group 1"}</text:p>
          </table:table-cell>
          <table:table-cell table:number-columns-repeated="1012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+SECTION_GAP_MS" office:value-type="float" office:value="43260000" calcext:value-type="float">
            <text:p>43260000</text:p>
          </table:table-cell>
          <table:table-cell office:value-type="float" office:value="1" calcext:value-type="float">
            <text:p>1</text:p>
          </table:table-cell>
          <table:table-cell table:style-name="ce17" table:formula="of:=AGE_GROUP_TRANSLATED &amp; &quot;_&quot; &amp;SECTION_TRANSLATED &amp; &quot;_G2_P1&quot;" office:value-type="string" office:string-value="U13_AGroups_G2_P1" calcext:value-type="string">
            <text:p>U13_AGroups_G2_P1</text:p>
          </table:table-cell>
          <table:table-cell table:style-name="ce17" table:formula="of:=AGE_GROUP_TRANSLATED &amp; &quot;_&quot; &amp;SECTION_TRANSLATED &amp; &quot;_G1_P1&quot;" office:value-type="string" office:string-value="U13_AGroups_G1_P1" calcext:value-type="string">
            <text:p>U13_AGroups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22" table:formula="of:=IF(MOD([.$B18]; NUM_PITCHES)=0;INDEX(PITCHES;1;NUM_PITCHES);INDEX(PITCHES;1;MOD([.$B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8] &amp; &quot;&quot;&quot;},&quot;&quot;tag&quot;&quot;:&quot;&quot;&quot; &amp; [.$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1,&quot;dateTime&quot;:43260000,&quot;duration&quot;:&quot;10m&quot;,&quot;pitch&quot;:&quot;1&quot;,&quot;competition&quot;:{&quot;name&quot;:&quot;U13&quot;, &quot;section&quot;:&quot;A Champions League&quot;, &quot;group&quot;:&quot;1&quot;},&quot;tag&quot;:&quot;5&quot;, &quot;homeTeam&quot;:&quot;Winner Group 2&quot;, &quot;awayTeam&quot;:&quot;Winner Group 1&quot;}" calcext:value-type="string">
            <text:p>{"__v":0,"day":1,"dateTime":43260000,"duration":"10m","pitch":"1","competition":{"name":"U13", "section":"A Champions League", "group":"1"},"tag":"5", "homeTeam":"Winner Group 2", "awayTeam":"Winner Group 1"}</text:p>
          </table:table-cell>
          <table:table-cell table:number-columns-repeated="1012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+SECTION_GAP_MS" office:value-type="float" office:value="43260000" calcext:value-type="float">
            <text:p>43260000</text:p>
          </table:table-cell>
          <table:table-cell office:value-type="float" office:value="1" calcext:value-type="float">
            <text:p>1</text:p>
          </table:table-cell>
          <table:table-cell table:style-name="ce17" table:formula="of:=AGE_GROUP_TRANSLATED &amp; &quot;_&quot; &amp;SECTION_TRANSLATED &amp; &quot;_G2_P2&quot;" office:value-type="string" office:string-value="U13_AGroups_G2_P2" calcext:value-type="string">
            <text:p>U13_AGroups_G2_P2</text:p>
          </table:table-cell>
          <table:table-cell table:style-name="ce17" table:formula="of:=AGE_GROUP_TRANSLATED &amp; &quot;_&quot; &amp;SECTION_TRANSLATED &amp; &quot;_G1_P2&quot;" office:value-type="string" office:string-value="U13_AGroups_G1_P2" calcext:value-type="string">
            <text:p>U13_AGroups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22" table:formula="of:=IF(MOD([.$B19]; NUM_PITCHES)=0;INDEX(PITCHES;1;NUM_PITCHES);INDEX(PITCHES;1;MOD([.$B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9] &amp; &quot;&quot;&quot;},&quot;&quot;tag&quot;&quot;:&quot;&quot;&quot; &amp; [.$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1,&quot;dateTime&quot;:43260000,&quot;duration&quot;:&quot;10m&quot;,&quot;pitch&quot;:&quot;2&quot;,&quot;competition&quot;:{&quot;name&quot;:&quot;U13&quot;, &quot;section&quot;:&quot;A Champions League&quot;, &quot;group&quot;:&quot;1&quot;},&quot;tag&quot;:&quot;5&quot;, &quot;homeTeam&quot;:&quot;2nd Group 2&quot;, &quot;awayTeam&quot;:&quot;2nd Group 1&quot;}" calcext:value-type="string">
            <text:p>{"__v":0,"day":1,"dateTime":43260000,"duration":"10m","pitch":"2","competition":{"name":"U13", "section":"A Champions League", "group":"1"},"tag":"5", "homeTeam":"2nd Group 2", "awayTeam":"2nd Group 1"}</text:p>
          </table:table-cell>
          <table:table-cell table:number-columns-repeated="1012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+SECTION_GAP_MS" office:value-type="float" office:value="43260000" calcext:value-type="float">
            <text:p>43260000</text:p>
          </table:table-cell>
          <table:table-cell office:value-type="float" office:value="1" calcext:value-type="float">
            <text:p>1</text:p>
          </table:table-cell>
          <table:table-cell table:style-name="ce17" table:formula="of:=AGE_GROUP_TRANSLATED &amp; &quot;_&quot; &amp;SECTION_TRANSLATED &amp; &quot;_G2_P3&quot;" office:value-type="string" office:string-value="U13_AGroups_G2_P3" calcext:value-type="string">
            <text:p>U13_AGroups_G2_P3</text:p>
          </table:table-cell>
          <table:table-cell table:style-name="ce17" table:formula="of:=AGE_GROUP_TRANSLATED &amp; &quot;_&quot; &amp;SECTION_TRANSLATED &amp; &quot;_G1_P3&quot;" office:value-type="string" office:string-value="U13_AGroups_G1_P3" calcext:value-type="string">
            <text:p>U13_AGroups_G1_P3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22" table:formula="of:=IF(MOD([.$B20]; NUM_PITCHES)=0;INDEX(PITCHES;1;NUM_PITCHES);INDEX(PITCHES;1;MOD([.$B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0] &amp; &quot;&quot;&quot;},&quot;&quot;tag&quot;&quot;:&quot;&quot;&quot; &amp; [.$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1,&quot;dateTime&quot;:43260000,&quot;duration&quot;:&quot;10m&quot;,&quot;pitch&quot;:&quot;3&quot;,&quot;competition&quot;:{&quot;name&quot;:&quot;U13&quot;, &quot;section&quot;:&quot;A Europa League&quot;, &quot;group&quot;:&quot;1&quot;},&quot;tag&quot;:&quot;5&quot;, &quot;homeTeam&quot;:&quot;3rd Group 2&quot;, &quot;awayTeam&quot;:&quot;3rd Group 1&quot;}" calcext:value-type="string">
            <text:p>{"__v":0,"day":1,"dateTime":43260000,"duration":"10m","pitch":"3","competition":{"name":"U13", "section":"A Europa League", "group":"1"},"tag":"5", "homeTeam":"3rd Group 2", "awayTeam":"3rd Group 1"}</text:p>
          </table:table-cell>
          <table:table-cell table:number-columns-repeated="1012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+SECTION_GAP_MS" office:value-type="float" office:value="43260000" calcext:value-type="float">
            <text:p>43260000</text:p>
          </table:table-cell>
          <table:table-cell office:value-type="float" office:value="1" calcext:value-type="float">
            <text:p>1</text:p>
          </table:table-cell>
          <table:table-cell table:style-name="ce17" table:formula="of:=AGE_GROUP_TRANSLATED &amp; &quot;_&quot; &amp;SECTION_TRANSLATED &amp; &quot;_G2_P4&quot;" office:value-type="string" office:string-value="U13_AGroups_G2_P4" calcext:value-type="string">
            <text:p>U13_AGroups_G2_P4</text:p>
          </table:table-cell>
          <table:table-cell table:style-name="ce17" table:formula="of:=AGE_GROUP_TRANSLATED &amp; &quot;_&quot; &amp;SECTION_TRANSLATED &amp; &quot;_G1_P4&quot;" office:value-type="string" office:string-value="U13_AGroups_G1_P4" calcext:value-type="string">
            <text:p>U13_AGroups_G1_P4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22" table:formula="of:=IF(MOD([.$B21]; NUM_PITCHES)=0;INDEX(PITCHES;1;NUM_PITCHES);INDEX(PITCHES;1;MOD([.$B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1] &amp; &quot;&quot;&quot;},&quot;&quot;tag&quot;&quot;:&quot;&quot;&quot; &amp; [.$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1,&quot;dateTime&quot;:43260000,&quot;duration&quot;:&quot;10m&quot;,&quot;pitch&quot;:&quot;4&quot;,&quot;competition&quot;:{&quot;name&quot;:&quot;U13&quot;, &quot;section&quot;:&quot;A Europa League&quot;, &quot;group&quot;:&quot;1&quot;},&quot;tag&quot;:&quot;5&quot;, &quot;homeTeam&quot;:&quot;4th Group 2&quot;, &quot;awayTeam&quot;:&quot;4th Group 1&quot;}" calcext:value-type="string">
            <text:p>{"__v":0,"day":1,"dateTime":43260000,"duration":"10m","pitch":"4","competition":{"name":"U13", "section":"A Europa League", "group":"1"},"tag":"5", "homeTeam":"4th Group 2", "awayTeam":"4th Group 1"}</text:p>
          </table:table-cell>
          <table:table-cell table:number-columns-repeated="1012"/>
        </table:table-row>
        <table:table-row table:style-name="ro1">
          <table:table-cell table:formula="of:=IF([.I22]&gt;[.I21];[.A21];[.A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+SECTION_GAP_MS" office:value-type="float" office:value="43980000" calcext:value-type="float">
            <text:p>43980000</text:p>
          </table:table-cell>
          <table:table-cell office:value-type="float" office:value="1" calcext:value-type="float">
            <text:p>1</text:p>
          </table:table-cell>
          <table:table-cell table:style-name="ce17" table:formula="of:=AGE_GROUP_TRANSLATED &amp; &quot;_&quot; &amp;SECTION_TRANSLATED &amp; &quot;_G1_P2&quot;" office:value-type="string" office:string-value="U13_AGroups_G1_P2" calcext:value-type="string">
            <text:p>U13_AGroups_G1_P2</text:p>
          </table:table-cell>
          <table:table-cell table:style-name="ce17" table:formula="of:=AGE_GROUP_TRANSLATED &amp; &quot;_&quot; &amp;SECTION_TRANSLATED &amp; &quot;_G1_P1&quot;" office:value-type="string" office:string-value="U13_AGroups_G1_P1" calcext:value-type="string">
            <text:p>U13_AGroups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22" table:formula="of:=IF(MOD([.$B22]; NUM_PITCHES)=0;INDEX(PITCHES;1;NUM_PITCHES);INDEX(PITCHES;1;MOD([.$B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22] &amp; &quot;&quot;&quot;},&quot;&quot;tag&quot;&quot;:&quot;&quot;&quot; &amp; [.$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1,&quot;dateTime&quot;:43980000,&quot;duration&quot;:&quot;10m&quot;,&quot;pitch&quot;:&quot;1&quot;,&quot;competition&quot;:{&quot;name&quot;:&quot;U13&quot;, &quot;section&quot;:&quot;A Champions League&quot;, &quot;group&quot;:&quot;1&quot;},&quot;tag&quot;:&quot;6&quot;, &quot;homeTeam&quot;:&quot;2nd Group 1&quot;, &quot;awayTeam&quot;:&quot;Winner Group 1&quot;}" calcext:value-type="string">
            <text:p>{"__v":0,"day":1,"dateTime":43980000,"duration":"10m","pitch":"1","competition":{"name":"U13", "section":"A Champions League", "group":"1"},"tag":"6", "homeTeam":"2nd Group 1", "awayTeam":"Winner Group 1"}</text:p>
          </table:table-cell>
          <table:table-cell table:number-columns-repeated="1012"/>
        </table:table-row>
        <table:table-row table:style-name="ro1">
          <table:table-cell table:formula="of:=IF([.I23]&gt;[.I22];[.A22];[.A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+SECTION_GAP_MS" office:value-type="float" office:value="43980000" calcext:value-type="float">
            <text:p>43980000</text:p>
          </table:table-cell>
          <table:table-cell office:value-type="float" office:value="1" calcext:value-type="float">
            <text:p>1</text:p>
          </table:table-cell>
          <table:table-cell table:style-name="ce17" table:formula="of:=AGE_GROUP_TRANSLATED &amp; &quot;_&quot; &amp;SECTION_TRANSLATED &amp; &quot;_G2_P2&quot;" office:value-type="string" office:string-value="U13_AGroups_G2_P2" calcext:value-type="string">
            <text:p>U13_AGroups_G2_P2</text:p>
          </table:table-cell>
          <table:table-cell table:style-name="ce17" table:formula="of:=AGE_GROUP_TRANSLATED &amp; &quot;_&quot; &amp;SECTION_TRANSLATED &amp; &quot;_G2_P1&quot;" office:value-type="string" office:string-value="U13_AGroups_G2_P1" calcext:value-type="string">
            <text:p>U13_AGroups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22" table:formula="of:=IF(MOD([.$B23]; NUM_PITCHES)=0;INDEX(PITCHES;1;NUM_PITCHES);INDEX(PITCHES;1;MOD([.$B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C23] &amp; &quot;,&quot;&quot;duration&quot;&quot;:&quot;&quot;&quot; &amp; MATCH_DURATION &amp; &quot;m&quot;&quot;,&quot;&quot;pitch&quot;&quot;:&quot;&quot;&quot; &amp; [.I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23] &amp; &quot;&quot;&quot;},&quot;&quot;tag&quot;&quot;:&quot;&quot;&quot; &amp; [.$A23] &amp; &quot;&quot;&quot;, &quot;&quot;homeTeam&quot;&quot;:&quot;&quot;&quot; &amp; [.G23] &amp; &quot;&quot;&quot;, &quot;&quot;awayTeam&quot;&quot;:&quot;&quot;&quot; &amp; [.H23] &amp; &quot;&quot;&quot;}&quot;" office:value-type="string" office:string-value="{&quot;__v&quot;:0,&quot;day&quot;:1,&quot;dateTime&quot;:43980000,&quot;duration&quot;:&quot;10m&quot;,&quot;pitch&quot;:&quot;2&quot;,&quot;competition&quot;:{&quot;name&quot;:&quot;U13&quot;, &quot;section&quot;:&quot;A Champions League&quot;, &quot;group&quot;:&quot;1&quot;},&quot;tag&quot;:&quot;6&quot;, &quot;homeTeam&quot;:&quot;2nd Group 2&quot;, &quot;awayTeam&quot;:&quot;Winner Group 2&quot;}" calcext:value-type="string">
            <text:p>{"__v":0,"day":1,"dateTime":43980000,"duration":"10m","pitch":"2","competition":{"name":"U13", "section":"A Champions League", "group":"1"},"tag":"6", "homeTeam":"2nd Group 2", "awayTeam":"Winner Group 2"}</text:p>
          </table:table-cell>
          <table:table-cell table:number-columns-repeated="1012"/>
        </table:table-row>
        <table:table-row table:style-name="ro1">
          <table:table-cell table:formula="of:=IF([.I24]&gt;[.I23];[.A23];[.A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+SECTION_GAP_MS" office:value-type="float" office:value="43980000" calcext:value-type="float">
            <text:p>43980000</text:p>
          </table:table-cell>
          <table:table-cell office:value-type="float" office:value="1" calcext:value-type="float">
            <text:p>1</text:p>
          </table:table-cell>
          <table:table-cell table:style-name="ce17" table:formula="of:=AGE_GROUP_TRANSLATED &amp; &quot;_&quot; &amp;SECTION_TRANSLATED &amp; &quot;_G1_P4&quot;" office:value-type="string" office:string-value="U13_AGroups_G1_P4" calcext:value-type="string">
            <text:p>U13_AGroups_G1_P4</text:p>
          </table:table-cell>
          <table:table-cell table:style-name="ce17" table:formula="of:=AGE_GROUP_TRANSLATED &amp; &quot;_&quot; &amp;SECTION_TRANSLATED &amp; &quot;_G1_P3&quot;" office:value-type="string" office:string-value="U13_AGroups_G1_P3" calcext:value-type="string">
            <text:p>U13_AGroups_G1_P3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22" table:formula="of:=IF(MOD([.$B24]; NUM_PITCHES)=0;INDEX(PITCHES;1;NUM_PITCHES);INDEX(PITCHES;1;MOD([.$B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C24] &amp; &quot;,&quot;&quot;duration&quot;&quot;:&quot;&quot;&quot; &amp; MATCH_DURATION &amp; &quot;m&quot;&quot;,&quot;&quot;pitch&quot;&quot;:&quot;&quot;&quot; &amp; [.I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4] &amp; &quot;&quot;&quot;},&quot;&quot;tag&quot;&quot;:&quot;&quot;&quot; &amp; [.$A24] &amp; &quot;&quot;&quot;, &quot;&quot;homeTeam&quot;&quot;:&quot;&quot;&quot; &amp; [.G24] &amp; &quot;&quot;&quot;, &quot;&quot;awayTeam&quot;&quot;:&quot;&quot;&quot; &amp; [.H24] &amp; &quot;&quot;&quot;}&quot;" office:value-type="string" office:string-value="{&quot;__v&quot;:0,&quot;day&quot;:1,&quot;dateTime&quot;:43980000,&quot;duration&quot;:&quot;10m&quot;,&quot;pitch&quot;:&quot;3&quot;,&quot;competition&quot;:{&quot;name&quot;:&quot;U13&quot;, &quot;section&quot;:&quot;A Europa League&quot;, &quot;group&quot;:&quot;1&quot;},&quot;tag&quot;:&quot;6&quot;, &quot;homeTeam&quot;:&quot;4th Group 1&quot;, &quot;awayTeam&quot;:&quot;3rd Group 1&quot;}" calcext:value-type="string">
            <text:p>{"__v":0,"day":1,"dateTime":43980000,"duration":"10m","pitch":"3","competition":{"name":"U13", "section":"A Europa League", "group":"1"},"tag":"6", "homeTeam":"4th Group 1", "awayTeam":"3rd Group 1"}</text:p>
          </table:table-cell>
          <table:table-cell table:number-columns-repeated="1012"/>
        </table:table-row>
        <table:table-row table:style-name="ro1">
          <table:table-cell table:formula="of:=IF([.I25]&gt;[.I24];[.A24];[.A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+SECTION_GAP_MS" office:value-type="float" office:value="43980000" calcext:value-type="float">
            <text:p>43980000</text:p>
          </table:table-cell>
          <table:table-cell office:value-type="float" office:value="1" calcext:value-type="float">
            <text:p>1</text:p>
          </table:table-cell>
          <table:table-cell table:style-name="ce17" table:formula="of:=AGE_GROUP_TRANSLATED &amp; &quot;_&quot; &amp;SECTION_TRANSLATED &amp; &quot;_G2_P4&quot;" office:value-type="string" office:string-value="U13_AGroups_G2_P4" calcext:value-type="string">
            <text:p>U13_AGroups_G2_P4</text:p>
          </table:table-cell>
          <table:table-cell table:style-name="ce17" table:formula="of:=AGE_GROUP_TRANSLATED &amp; &quot;_&quot; &amp;SECTION_TRANSLATED &amp; &quot;_G2_P3&quot;" office:value-type="string" office:string-value="U13_AGroups_G2_P3" calcext:value-type="string">
            <text:p>U13_AGroups_G2_P3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22" table:formula="of:=IF(MOD([.$B25]; NUM_PITCHES)=0;INDEX(PITCHES;1;NUM_PITCHES);INDEX(PITCHES;1;MOD([.$B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C25] &amp; &quot;,&quot;&quot;duration&quot;&quot;:&quot;&quot;&quot; &amp; MATCH_DURATION &amp; &quot;m&quot;&quot;,&quot;&quot;pitch&quot;&quot;:&quot;&quot;&quot; &amp; [.I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5] &amp; &quot;&quot;&quot;},&quot;&quot;tag&quot;&quot;:&quot;&quot;&quot; &amp; [.$A25] &amp; &quot;&quot;&quot;, &quot;&quot;homeTeam&quot;&quot;:&quot;&quot;&quot; &amp; [.G25] &amp; &quot;&quot;&quot;, &quot;&quot;awayTeam&quot;&quot;:&quot;&quot;&quot; &amp; [.H25] &amp; &quot;&quot;&quot;}&quot;" office:value-type="string" office:string-value="{&quot;__v&quot;:0,&quot;day&quot;:1,&quot;dateTime&quot;:43980000,&quot;duration&quot;:&quot;10m&quot;,&quot;pitch&quot;:&quot;4&quot;,&quot;competition&quot;:{&quot;name&quot;:&quot;U13&quot;, &quot;section&quot;:&quot;A Europa League&quot;, &quot;group&quot;:&quot;1&quot;},&quot;tag&quot;:&quot;6&quot;, &quot;homeTeam&quot;:&quot;4th Group 2&quot;, &quot;awayTeam&quot;:&quot;3rd Group 2&quot;}" calcext:value-type="string">
            <text:p>{"__v":0,"day":1,"dateTime":43980000,"duration":"10m","pitch":"4","competition":{"name":"U13", "section":"A Europa League", "group":"1"},"tag":"6", "homeTeam":"4th Group 2", "awayTeam":"3rd Group 2"}</text:p>
          </table:table-cell>
          <table:table-cell table:number-columns-repeated="1012"/>
        </table:table-row>
        <table:table-row table:style-name="ro1" table:number-rows-repeated="9">
          <table:table-cell table:number-columns-repeated="4"/>
          <table:table-cell table:style-name="ce17" table:number-columns-repeated="2"/>
          <table:table-cell table:number-columns-repeated="1016"/>
        </table:table-row>
        <table:table-row table:style-name="ro1" table:number-rows-repeated="4">
          <table:table-cell table:number-columns-repeated="6"/>
          <table:table-cell table:style-name="ce20"/>
          <table:table-cell table:style-name="ce21"/>
          <table:table-cell table:number-columns-repeated="1014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 x 5 KO P=2,4" table:style-name="ta1" table:print="false">
        <table:table-column table:style-name="co4" table:default-cell-style-name="ce17"/>
        <table:table-column table:style-name="co21" table:default-cell-style-name="ce17"/>
        <table:table-column table:style-name="co5" table:default-cell-style-name="ce18"/>
        <table:table-column table:style-name="co11" table:default-cell-style-name="ce18"/>
        <table:table-column table:style-name="co11" table:default-cell-style-name="ce17"/>
        <table:table-column table:style-name="co11" table:number-columns-repeated="2" table:default-cell-style-name="ce19"/>
        <table:table-column table:style-name="co22" table:default-cell-style-name="ce20"/>
        <table:table-column table:style-name="co22" table:default-cell-style-name="ce21"/>
        <table:table-column table:style-name="co9" table:default-cell-style-name="ce19"/>
        <table:table-column table:style-name="co10" table:default-cell-style-name="ce24"/>
        <table:table-column table:style-name="co3" table:number-columns-repeated="1013" table:default-cell-style-name="ce23"/>
        <table:table-row table:style-name="ro1">
          <table:table-cell table:style-name="ce25" office:value-type="string" calcext:value-type="string">
            <text:p>Tag</text:p>
          </table:table-cell>
          <table:table-cell table:style-name="ce25" office:value-type="string" calcext:value-type="string">
            <text:p>Game#</text:p>
          </table:table-cell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Time</text:p>
          </table:table-cell>
          <table:table-cell table:style-name="ce25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30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5 KO P=2,4'.F2];TRANSLATED_TEAM_NAMES;['2 x 5 KO P=2,4'.$E2]+1)" office:value-type="string" office:string-value="Balham FC Eagles" calcext:value-type="string">
            <text:p>Balham FC Eagles</text:p>
          </table:table-cell>
          <table:table-cell table:formula="of:=VLOOKUP(['2 x 5 KO P=2,4'.G2];TRANSLATED_TEAM_NAMES;['2 x 5 KO P=2,4'.$E2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39600000,&quot;duration&quot;:&quot;10m&quot;,&quot;pitch&quot;:&quot;1&quot;,&quot;competition&quot;:{&quot;name&quot;:&quot;U13&quot;, &quot;section&quot;:&quot;A Groups&quot;, &quot;group&quot;:&quot;1&quot;},&quot;tag&quot;:&quot;1&quot;, &quot;homeTeam&quot;:&quot;Balham FC Eagles&quot;, &quot;awayTeam&quot;:&quot;Bracknell Town Youth FC - Red&quot;}" calcext:value-type="string">
            <text:p>{"__v":0,"day":1,"dateTime":39600000,"duration":"10m","pitch":"1","competition":{"name":"U13", "section":"A Groups", "group":"1"},"tag":"1", "homeTeam":"Balham FC Eagles", "awayTeam":"Bracknell Town Youth FC - Red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5 KO P=2,4'.F3];TRANSLATED_TEAM_NAMES;['2 x 5 KO P=2,4'.$E3]+1)" office:value-type="string" office:string-value="Balham FC Colts" calcext:value-type="string">
            <text:p>Balham FC Colts</text:p>
          </table:table-cell>
          <table:table-cell table:formula="of:=VLOOKUP(['2 x 5 KO P=2,4'.G3];TRANSLATED_TEAM_NAMES;['2 x 5 KO P=2,4'.$E3]+1)" office:value-type="string" office:string-value="Caversham Trents Blues" calcext:value-type="string">
            <text:p>Caversham Trents Blues</text:p>
          </table:table-cell>
          <table:table-cell table:style-name="ce22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39600000,&quot;duration&quot;:&quot;10m&quot;,&quot;pitch&quot;:&quot;2&quot;,&quot;competition&quot;:{&quot;name&quot;:&quot;U13&quot;, &quot;section&quot;:&quot;A Groups&quot;, &quot;group&quot;:&quot;2&quot;},&quot;tag&quot;:&quot;1&quot;, &quot;homeTeam&quot;:&quot;Balham FC Colts&quot;, &quot;awayTeam&quot;:&quot;Caversham Trents Blues&quot;}" calcext:value-type="string">
            <text:p>{"__v":0,"day":1,"dateTime":39600000,"duration":"10m","pitch":"2","competition":{"name":"U13", "section":"A Groups", "group":"2"},"tag":"1", "homeTeam":"Balham FC Colts", "awayTeam":"Caversham Trents Blue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5 KO P=2,4'.F4];TRANSLATED_TEAM_NAMES;['2 x 5 KO P=2,4'.$E4]+1)" office:value-type="string" office:string-value="Caversham Trents" calcext:value-type="string">
            <text:p>Caversham Trents</text:p>
          </table:table-cell>
          <table:table-cell table:formula="of:=VLOOKUP(['2 x 5 KO P=2,4'.G4];TRANSLATED_TEAM_NAMES;['2 x 5 KO P=2,4'.$E4]+1)" office:value-type="string" office:string-value="JS Cannons - Blue" calcext:value-type="string">
            <text:p>JS Cannons - Blue</text:p>
          </table:table-cell>
          <table:table-cell table:style-name="ce22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39600000,&quot;duration&quot;:&quot;10m&quot;,&quot;pitch&quot;:&quot;3&quot;,&quot;competition&quot;:{&quot;name&quot;:&quot;U13&quot;, &quot;section&quot;:&quot;A Groups&quot;, &quot;group&quot;:&quot;1&quot;},&quot;tag&quot;:&quot;1&quot;, &quot;homeTeam&quot;:&quot;Caversham Trents&quot;, &quot;awayTeam&quot;:&quot;JS Cannons - Blue&quot;}" calcext:value-type="string">
            <text:p>{"__v":0,"day":1,"dateTime":39600000,"duration":"10m","pitch":"3","competition":{"name":"U13", "section":"A Groups", "group":"1"},"tag":"1", "homeTeam":"Caversham Trents", "awayTeam":"JS Cannons - Blue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5 KO P=2,4'.F5];TRANSLATED_TEAM_NAMES;['2 x 5 KO P=2,4'.$E5]+1)" office:value-type="string" office:string-value="Westwood Wanderers Hoops" calcext:value-type="string">
            <text:p>Westwood Wanderers Hoops</text:p>
          </table:table-cell>
          <table:table-cell table:formula="of:=VLOOKUP(['2 x 5 KO P=2,4'.G5];TRANSLATED_TEAM_NAMES;['2 x 5 KO P=2,4'.$E5]+1)" office:value-type="string" office:string-value="Yateley Jaguars" calcext:value-type="string">
            <text:p>Yateley Jaguars</text:p>
          </table:table-cell>
          <table:table-cell table:style-name="ce22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39600000,&quot;duration&quot;:&quot;10m&quot;,&quot;pitch&quot;:&quot;4&quot;,&quot;competition&quot;:{&quot;name&quot;:&quot;U13&quot;, &quot;section&quot;:&quot;A Groups&quot;, &quot;group&quot;:&quot;2&quot;},&quot;tag&quot;:&quot;1&quot;, &quot;homeTeam&quot;:&quot;Westwood Wanderers Hoops&quot;, &quot;awayTeam&quot;:&quot;Yateley Jaguars&quot;}" calcext:value-type="string">
            <text:p>{"__v":0,"day":1,"dateTime":39600000,"duration":"10m","pitch":"4","competition":{"name":"U13", "section":"A Groups", "group":"2"},"tag":"1", "homeTeam":"Westwood Wanderers Hoops", "awayTeam":"Yateley Jagua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5 KO P=2,4'.F6];TRANSLATED_TEAM_NAMES;['2 x 5 KO P=2,4'.$E6]+1)">
            <text:p/>
          </table:table-cell>
          <table:table-cell table:formula="of:=VLOOKUP(['2 x 5 KO P=2,4'.G6];TRANSLATED_TEAM_NAMES;['2 x 5 KO P=2,4'.$E6]+1)" office:value-type="string" office:string-value="Balham FC Eagles" calcext:value-type="string">
            <text:p>Balham FC Eagles</text:p>
          </table:table-cell>
          <table:table-cell table:style-name="ce22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0320000,&quot;duration&quot;:&quot;10m&quot;,&quot;pitch&quot;:&quot;1&quot;,&quot;competition&quot;:{&quot;name&quot;:&quot;U13&quot;, &quot;section&quot;:&quot;A Groups&quot;, &quot;group&quot;:&quot;1&quot;},&quot;tag&quot;:&quot;2&quot;, &quot;homeTeam&quot;:&quot;&quot;, &quot;awayTeam&quot;:&quot;Balham FC Eagles&quot;}" calcext:value-type="string">
            <text:p>{"__v":0,"day":1,"dateTime":40320000,"duration":"10m","pitch":"1","competition":{"name":"U13", "section":"A Groups", "group":"1"},"tag":"2", "homeTeam":"", "awayTeam":"Balham FC Eagles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5 KO P=2,4'.F7];TRANSLATED_TEAM_NAMES;['2 x 5 KO P=2,4'.$E7]+1)">
            <text:p/>
          </table:table-cell>
          <table:table-cell table:formula="of:=VLOOKUP(['2 x 5 KO P=2,4'.G7];TRANSLATED_TEAM_NAMES;['2 x 5 KO P=2,4'.$E7]+1)" office:value-type="string" office:string-value="Balham FC Colts" calcext:value-type="string">
            <text:p>Balham FC Colts</text:p>
          </table:table-cell>
          <table:table-cell table:style-name="ce22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0320000,&quot;duration&quot;:&quot;10m&quot;,&quot;pitch&quot;:&quot;2&quot;,&quot;competition&quot;:{&quot;name&quot;:&quot;U13&quot;, &quot;section&quot;:&quot;A Groups&quot;, &quot;group&quot;:&quot;2&quot;},&quot;tag&quot;:&quot;2&quot;, &quot;homeTeam&quot;:&quot;&quot;, &quot;awayTeam&quot;:&quot;Balham FC Colts&quot;}" calcext:value-type="string">
            <text:p>{"__v":0,"day":1,"dateTime":40320000,"duration":"10m","pitch":"2","competition":{"name":"U13", "section":"A Groups", "group":"2"},"tag":"2", "homeTeam":"", "awayTeam":"Balham FC Colt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5 KO P=2,4'.F8];TRANSLATED_TEAM_NAMES;['2 x 5 KO P=2,4'.$E8]+1)" office:value-type="string" office:string-value="Bracknell Town Youth FC - Red" calcext:value-type="string">
            <text:p>Bracknell Town Youth FC - Red</text:p>
          </table:table-cell>
          <table:table-cell table:formula="of:=VLOOKUP(['2 x 5 KO P=2,4'.G8];TRANSLATED_TEAM_NAMES;['2 x 5 KO P=2,4'.$E8]+1)" office:value-type="string" office:string-value="Caversham Trents" calcext:value-type="string">
            <text:p>Caversham Trents</text:p>
          </table:table-cell>
          <table:table-cell table:style-name="ce22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0320000,&quot;duration&quot;:&quot;10m&quot;,&quot;pitch&quot;:&quot;3&quot;,&quot;competition&quot;:{&quot;name&quot;:&quot;U13&quot;, &quot;section&quot;:&quot;A Groups&quot;, &quot;group&quot;:&quot;1&quot;},&quot;tag&quot;:&quot;2&quot;, &quot;homeTeam&quot;:&quot;Bracknell Town Youth FC - Red&quot;, &quot;awayTeam&quot;:&quot;Caversham Trents&quot;}" calcext:value-type="string">
            <text:p>{"__v":0,"day":1,"dateTime":40320000,"duration":"10m","pitch":"3","competition":{"name":"U13", "section":"A Groups", "group":"1"},"tag":"2", "homeTeam":"Bracknell Town Youth FC - Red", "awayTeam":"Caversham Trent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40320000" calcext:value-type="float">
            <text:p>403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5 KO P=2,4'.F9];TRANSLATED_TEAM_NAMES;['2 x 5 KO P=2,4'.$E9]+1)" office:value-type="string" office:string-value="Caversham Trents Blues" calcext:value-type="string">
            <text:p>Caversham Trents Blues</text:p>
          </table:table-cell>
          <table:table-cell table:formula="of:=VLOOKUP(['2 x 5 KO P=2,4'.G9];TRANSLATED_TEAM_NAMES;['2 x 5 KO P=2,4'.$E9]+1)" office:value-type="string" office:string-value="Westwood Wanderers Hoops" calcext:value-type="string">
            <text:p>Westwood Wanderers Hoops</text:p>
          </table:table-cell>
          <table:table-cell table:style-name="ce22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0320000,&quot;duration&quot;:&quot;10m&quot;,&quot;pitch&quot;:&quot;4&quot;,&quot;competition&quot;:{&quot;name&quot;:&quot;U13&quot;, &quot;section&quot;:&quot;A Groups&quot;, &quot;group&quot;:&quot;2&quot;},&quot;tag&quot;:&quot;2&quot;, &quot;homeTeam&quot;:&quot;Caversham Trents Blues&quot;, &quot;awayTeam&quot;:&quot;Westwood Wanderers Hoops&quot;}" calcext:value-type="string">
            <text:p>{"__v":0,"day":1,"dateTime":40320000,"duration":"10m","pitch":"4","competition":{"name":"U13", "section":"A Groups", "group":"2"},"tag":"2", "homeTeam":"Caversham Trents Blues", "awayTeam":"Westwood Wanderers Hoop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table:style-name="ce17"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5 KO P=2,4'.F10];TRANSLATED_TEAM_NAMES;['2 x 5 KO P=2,4'.$E10]+1)" office:value-type="string" office:string-value="JS Cannons - Blue" calcext:value-type="string">
            <text:p>JS Cannons - Blue</text:p>
          </table:table-cell>
          <table:table-cell table:formula="of:=VLOOKUP(['2 x 5 KO P=2,4'.G10];TRANSLATED_TEAM_NAMES;['2 x 5 KO P=2,4'.$E10]+1)">
            <text:p/>
          </table:table-cell>
          <table:table-cell table:style-name="ce22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1040000,&quot;duration&quot;:&quot;10m&quot;,&quot;pitch&quot;:&quot;1&quot;,&quot;competition&quot;:{&quot;name&quot;:&quot;U13&quot;, &quot;section&quot;:&quot;A Groups&quot;, &quot;group&quot;:&quot;1&quot;},&quot;tag&quot;:&quot;3&quot;, &quot;homeTeam&quot;:&quot;JS Cannons - Blue&quot;, &quot;awayTeam&quot;:&quot;&quot;}" calcext:value-type="string">
            <text:p>{"__v":0,"day":1,"dateTime":41040000,"duration":"10m","pitch":"1","competition":{"name":"U13", "section":"A Groups", "group":"1"},"tag":"3", "homeTeam":"JS Cannons - Blue", "awayTeam":"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table:style-name="ce17"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1040000" calcext:value-type="float">
            <text:p>410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5 KO P=2,4'.F11];TRANSLATED_TEAM_NAMES;['2 x 5 KO P=2,4'.$E11]+1)" office:value-type="string" office:string-value="Yateley Jaguars" calcext:value-type="string">
            <text:p>Yateley Jaguars</text:p>
          </table:table-cell>
          <table:table-cell table:formula="of:=VLOOKUP(['2 x 5 KO P=2,4'.G11];TRANSLATED_TEAM_NAMES;['2 x 5 KO P=2,4'.$E11]+1)">
            <text:p/>
          </table:table-cell>
          <table:table-cell table:style-name="ce22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1040000,&quot;duration&quot;:&quot;10m&quot;,&quot;pitch&quot;:&quot;2&quot;,&quot;competition&quot;:{&quot;name&quot;:&quot;U13&quot;, &quot;section&quot;:&quot;A Groups&quot;, &quot;group&quot;:&quot;2&quot;},&quot;tag&quot;:&quot;3&quot;, &quot;homeTeam&quot;:&quot;Yateley Jaguars&quot;, &quot;awayTeam&quot;:&quot;&quot;}" calcext:value-type="string">
            <text:p>{"__v":0,"day":1,"dateTime":41040000,"duration":"10m","pitch":"2","competition":{"name":"U13", "section":"A Groups", "group":"2"},"tag":"3", "homeTeam":"Yateley Jaguars", "awayTeam":"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table:style-name="ce17"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1040000" calcext:value-type="float">
            <text:p>410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5 KO P=2,4'.F12];TRANSLATED_TEAM_NAMES;['2 x 5 KO P=2,4'.$E12]+1)" office:value-type="string" office:string-value="Balham FC Eagles" calcext:value-type="string">
            <text:p>Balham FC Eagles</text:p>
          </table:table-cell>
          <table:table-cell table:formula="of:=VLOOKUP(['2 x 5 KO P=2,4'.G12];TRANSLATED_TEAM_NAMES;['2 x 5 KO P=2,4'.$E12]+1)" office:value-type="string" office:string-value="Caversham Trents" calcext:value-type="string">
            <text:p>Caversham Trents</text:p>
          </table:table-cell>
          <table:table-cell table:style-name="ce22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1040000,&quot;duration&quot;:&quot;10m&quot;,&quot;pitch&quot;:&quot;3&quot;,&quot;competition&quot;:{&quot;name&quot;:&quot;U13&quot;, &quot;section&quot;:&quot;A Groups&quot;, &quot;group&quot;:&quot;1&quot;},&quot;tag&quot;:&quot;3&quot;, &quot;homeTeam&quot;:&quot;Balham FC Eagles&quot;, &quot;awayTeam&quot;:&quot;Caversham Trents&quot;}" calcext:value-type="string">
            <text:p>{"__v":0,"day":1,"dateTime":41040000,"duration":"10m","pitch":"3","competition":{"name":"U13", "section":"A Groups", "group":"1"},"tag":"3", "homeTeam":"Balham FC Eagles", "awayTeam":"Caversham Trent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table:style-name="ce17"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1040000" calcext:value-type="float">
            <text:p>410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5 KO P=2,4'.F13];TRANSLATED_TEAM_NAMES;['2 x 5 KO P=2,4'.$E13]+1)" office:value-type="string" office:string-value="Balham FC Colts" calcext:value-type="string">
            <text:p>Balham FC Colts</text:p>
          </table:table-cell>
          <table:table-cell table:formula="of:=VLOOKUP(['2 x 5 KO P=2,4'.G13];TRANSLATED_TEAM_NAMES;['2 x 5 KO P=2,4'.$E13]+1)" office:value-type="string" office:string-value="Westwood Wanderers Hoops" calcext:value-type="string">
            <text:p>Westwood Wanderers Hoops</text:p>
          </table:table-cell>
          <table:table-cell table:style-name="ce22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1040000,&quot;duration&quot;:&quot;10m&quot;,&quot;pitch&quot;:&quot;4&quot;,&quot;competition&quot;:{&quot;name&quot;:&quot;U13&quot;, &quot;section&quot;:&quot;A Groups&quot;, &quot;group&quot;:&quot;2&quot;},&quot;tag&quot;:&quot;3&quot;, &quot;homeTeam&quot;:&quot;Balham FC Colts&quot;, &quot;awayTeam&quot;:&quot;Westwood Wanderers Hoops&quot;}" calcext:value-type="string">
            <text:p>{"__v":0,"day":1,"dateTime":41040000,"duration":"10m","pitch":"4","competition":{"name":"U13", "section":"A Groups", "group":"2"},"tag":"3", "homeTeam":"Balham FC Colts", "awayTeam":"Westwood Wanderers Hoop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table:style-name="ce17"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5 KO P=2,4'.F14];TRANSLATED_TEAM_NAMES;['2 x 5 KO P=2,4'.$E14]+1)" office:value-type="string" office:string-value="Bracknell Town Youth FC - Red" calcext:value-type="string">
            <text:p>Bracknell Town Youth FC - Red</text:p>
          </table:table-cell>
          <table:table-cell table:formula="of:=VLOOKUP(['2 x 5 KO P=2,4'.G14];TRANSLATED_TEAM_NAMES;['2 x 5 KO P=2,4'.$E14]+1)" office:value-type="string" office:string-value="JS Cannons - Blue" calcext:value-type="string">
            <text:p>JS Cannons - Blue</text:p>
          </table:table-cell>
          <table:table-cell table:style-name="ce22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1760000,&quot;duration&quot;:&quot;10m&quot;,&quot;pitch&quot;:&quot;1&quot;,&quot;competition&quot;:{&quot;name&quot;:&quot;U13&quot;, &quot;section&quot;:&quot;A Groups&quot;, &quot;group&quot;:&quot;1&quot;},&quot;tag&quot;:&quot;4&quot;, &quot;homeTeam&quot;:&quot;Bracknell Town Youth FC - Red&quot;, &quot;awayTeam&quot;:&quot;JS Cannons - Blue&quot;}" calcext:value-type="string">
            <text:p>{"__v":0,"day":1,"dateTime":41760000,"duration":"10m","pitch":"1","competition":{"name":"U13", "section":"A Groups", "group":"1"},"tag":"4", "homeTeam":"Bracknell Town Youth FC - Red", "awayTeam":"JS Cannons - Blue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table:style-name="ce17"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1760000" calcext:value-type="float">
            <text:p>417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5 KO P=2,4'.F15];TRANSLATED_TEAM_NAMES;['2 x 5 KO P=2,4'.$E15]+1)" office:value-type="string" office:string-value="Caversham Trents Blues" calcext:value-type="string">
            <text:p>Caversham Trents Blues</text:p>
          </table:table-cell>
          <table:table-cell table:formula="of:=VLOOKUP(['2 x 5 KO P=2,4'.G15];TRANSLATED_TEAM_NAMES;['2 x 5 KO P=2,4'.$E15]+1)" office:value-type="string" office:string-value="Yateley Jaguars" calcext:value-type="string">
            <text:p>Yateley Jaguars</text:p>
          </table:table-cell>
          <table:table-cell table:style-name="ce22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1760000,&quot;duration&quot;:&quot;10m&quot;,&quot;pitch&quot;:&quot;2&quot;,&quot;competition&quot;:{&quot;name&quot;:&quot;U13&quot;, &quot;section&quot;:&quot;A Groups&quot;, &quot;group&quot;:&quot;2&quot;},&quot;tag&quot;:&quot;4&quot;, &quot;homeTeam&quot;:&quot;Caversham Trents Blues&quot;, &quot;awayTeam&quot;:&quot;Yateley Jaguars&quot;}" calcext:value-type="string">
            <text:p>{"__v":0,"day":1,"dateTime":41760000,"duration":"10m","pitch":"2","competition":{"name":"U13", "section":"A Groups", "group":"2"},"tag":"4", "homeTeam":"Caversham Trents Blues", "awayTeam":"Yateley Jaguar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table:style-name="ce17"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5 KO P=2,4'.F16];TRANSLATED_TEAM_NAMES;['2 x 5 KO P=2,4'.$E16]+1)" office:value-type="string" office:string-value="Caversham Trents" calcext:value-type="string">
            <text:p>Caversham Trents</text:p>
          </table:table-cell>
          <table:table-cell table:formula="of:=VLOOKUP(['2 x 5 KO P=2,4'.G16];TRANSLATED_TEAM_NAMES;['2 x 5 KO P=2,4'.$E16]+1)">
            <text:p/>
          </table:table-cell>
          <table:table-cell table:style-name="ce22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1760000,&quot;duration&quot;:&quot;10m&quot;,&quot;pitch&quot;:&quot;3&quot;,&quot;competition&quot;:{&quot;name&quot;:&quot;U13&quot;, &quot;section&quot;:&quot;A Groups&quot;, &quot;group&quot;:&quot;1&quot;},&quot;tag&quot;:&quot;4&quot;, &quot;homeTeam&quot;:&quot;Caversham Trents&quot;, &quot;awayTeam&quot;:&quot;&quot;}" calcext:value-type="string">
            <text:p>{"__v":0,"day":1,"dateTime":41760000,"duration":"10m","pitch":"3","competition":{"name":"U13", "section":"A Groups", "group":"1"},"tag":"4", "homeTeam":"Caversham Trents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table:style-name="ce17"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1760000" calcext:value-type="float">
            <text:p>417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5 KO P=2,4'.F17];TRANSLATED_TEAM_NAMES;['2 x 5 KO P=2,4'.$E17]+1)" office:value-type="string" office:string-value="Westwood Wanderers Hoops" calcext:value-type="string">
            <text:p>Westwood Wanderers Hoops</text:p>
          </table:table-cell>
          <table:table-cell table:formula="of:=VLOOKUP(['2 x 5 KO P=2,4'.G17];TRANSLATED_TEAM_NAMES;['2 x 5 KO P=2,4'.$E17]+1)">
            <text:p/>
          </table:table-cell>
          <table:table-cell table:style-name="ce22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1760000,&quot;duration&quot;:&quot;10m&quot;,&quot;pitch&quot;:&quot;4&quot;,&quot;competition&quot;:{&quot;name&quot;:&quot;U13&quot;, &quot;section&quot;:&quot;A Groups&quot;, &quot;group&quot;:&quot;2&quot;},&quot;tag&quot;:&quot;4&quot;, &quot;homeTeam&quot;:&quot;Westwood Wanderers Hoops&quot;, &quot;awayTeam&quot;:&quot;&quot;}" calcext:value-type="string">
            <text:p>{"__v":0,"day":1,"dateTime":41760000,"duration":"10m","pitch":"4","competition":{"name":"U13", "section":"A Groups", "group":"2"},"tag":"4", "homeTeam":"Westwood Wanderers Hoops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table:style-name="ce17"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5 KO P=2,4'.F18];TRANSLATED_TEAM_NAMES;['2 x 5 KO P=2,4'.$E18]+1)" office:value-type="string" office:string-value="JS Cannons - Blue" calcext:value-type="string">
            <text:p>JS Cannons - Blue</text:p>
          </table:table-cell>
          <table:table-cell table:formula="of:=VLOOKUP(['2 x 5 KO P=2,4'.G18];TRANSLATED_TEAM_NAMES;['2 x 5 KO P=2,4'.$E18]+1)" office:value-type="string" office:string-value="Balham FC Eagles" calcext:value-type="string">
            <text:p>Balham FC Eagles</text:p>
          </table:table-cell>
          <table:table-cell table:style-name="ce22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2480000,&quot;duration&quot;:&quot;10m&quot;,&quot;pitch&quot;:&quot;1&quot;,&quot;competition&quot;:{&quot;name&quot;:&quot;U13&quot;, &quot;section&quot;:&quot;A Groups&quot;, &quot;group&quot;:&quot;1&quot;},&quot;tag&quot;:&quot;5&quot;, &quot;homeTeam&quot;:&quot;JS Cannons - Blue&quot;, &quot;awayTeam&quot;:&quot;Balham FC Eagles&quot;}" calcext:value-type="string">
            <text:p>{"__v":0,"day":1,"dateTime":42480000,"duration":"10m","pitch":"1","competition":{"name":"U13", "section":"A Groups", "group":"1"},"tag":"5", "homeTeam":"JS Cannons - Blue", "awayTeam":"Balham FC Eagle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table:style-name="ce17"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2480000" calcext:value-type="float">
            <text:p>4248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5 KO P=2,4'.F19];TRANSLATED_TEAM_NAMES;['2 x 5 KO P=2,4'.$E19]+1)" office:value-type="string" office:string-value="Yateley Jaguars" calcext:value-type="string">
            <text:p>Yateley Jaguars</text:p>
          </table:table-cell>
          <table:table-cell table:formula="of:=VLOOKUP(['2 x 5 KO P=2,4'.G19];TRANSLATED_TEAM_NAMES;['2 x 5 KO P=2,4'.$E19]+1)" office:value-type="string" office:string-value="Balham FC Colts" calcext:value-type="string">
            <text:p>Balham FC Colts</text:p>
          </table:table-cell>
          <table:table-cell table:style-name="ce22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2480000,&quot;duration&quot;:&quot;10m&quot;,&quot;pitch&quot;:&quot;2&quot;,&quot;competition&quot;:{&quot;name&quot;:&quot;U13&quot;, &quot;section&quot;:&quot;A Groups&quot;, &quot;group&quot;:&quot;2&quot;},&quot;tag&quot;:&quot;5&quot;, &quot;homeTeam&quot;:&quot;Yateley Jaguars&quot;, &quot;awayTeam&quot;:&quot;Balham FC Colts&quot;}" calcext:value-type="string">
            <text:p>{"__v":0,"day":1,"dateTime":42480000,"duration":"10m","pitch":"2","competition":{"name":"U13", "section":"A Groups", "group":"2"},"tag":"5", "homeTeam":"Yateley Jaguars", "awayTeam":"Balham FC Colt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table:style-name="ce17"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5 KO P=2,4'.F20];TRANSLATED_TEAM_NAMES;['2 x 5 KO P=2,4'.$E20]+1)">
            <text:p/>
          </table:table-cell>
          <table:table-cell table:formula="of:=VLOOKUP(['2 x 5 KO P=2,4'.G20];TRANSLATED_TEAM_NAMES;['2 x 5 KO P=2,4'.$E20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2480000,&quot;duration&quot;:&quot;10m&quot;,&quot;pitch&quot;:&quot;3&quot;,&quot;competition&quot;:{&quot;name&quot;:&quot;U13&quot;, &quot;section&quot;:&quot;A Groups&quot;, &quot;group&quot;:&quot;1&quot;},&quot;tag&quot;:&quot;5&quot;, &quot;homeTeam&quot;:&quot;&quot;, &quot;awayTeam&quot;:&quot;Bracknell Town Youth FC - Red&quot;}" calcext:value-type="string">
            <text:p>{"__v":0,"day":1,"dateTime":42480000,"duration":"10m","pitch":"3","competition":{"name":"U13", "section":"A Groups", "group":"1"},"tag":"5", "homeTeam":"", "awayTeam":"Bracknell Town Youth FC - Red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2480000" calcext:value-type="float">
            <text:p>424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5 KO P=2,4'.F21];TRANSLATED_TEAM_NAMES;['2 x 5 KO P=2,4'.$E21]+1)">
            <text:p/>
          </table:table-cell>
          <table:table-cell table:formula="of:=VLOOKUP(['2 x 5 KO P=2,4'.G21];TRANSLATED_TEAM_NAMES;['2 x 5 KO P=2,4'.$E21]+1)" office:value-type="string" office:string-value="Caversham Trents Blues" calcext:value-type="string">
            <text:p>Caversham Trents Blues</text:p>
          </table:table-cell>
          <table:table-cell table:style-name="ce22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2480000,&quot;duration&quot;:&quot;10m&quot;,&quot;pitch&quot;:&quot;4&quot;,&quot;competition&quot;:{&quot;name&quot;:&quot;U13&quot;, &quot;section&quot;:&quot;A Groups&quot;, &quot;group&quot;:&quot;2&quot;},&quot;tag&quot;:&quot;5&quot;, &quot;homeTeam&quot;:&quot;&quot;, &quot;awayTeam&quot;:&quot;Caversham Trents Blues&quot;}" calcext:value-type="string">
            <text:p>{"__v":0,"day":1,"dateTime":42480000,"duration":"10m","pitch":"4","competition":{"name":"U13", "section":"A Groups", "group":"2"},"tag":"5", "homeTeam":"", "awayTeam":"Caversham Trents Blues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1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table:style-name="ce17" office:value-type="float" office:value="21" calcext:value-type="float">
            <text:p>21</text:p>
          </table:table-cell>
          <table:table-cell table:formula="of:=FIRST_GAME_MS + ((DURATION_MS + GAME_GAP_MS) * ([.$B22]-1)) + SECTION_GAP_MS" office:value-type="float" office:value="43980000" calcext:value-type="float">
            <text:p>43980000</text:p>
          </table:table-cell>
          <table:table-cell table:style-name="ce19" table:formula="of:=AGE_GROUP_TRANSLATED&amp;&quot;_&quot;&amp;SECTION_TRANSLATED&amp;&quot;_PO1&quot;" office:value-type="string" office:string-value="U13_AGroups_PO1" calcext:value-type="string">
            <text:p>U13_AGroups_PO1</text:p>
          </table:table-cell>
          <table:table-cell table:style-name="ce20" table:formula="of:=AGE_GROUP_TRANSLATED&amp;&quot;_&quot;&amp;SECTION_TRANSLATED&amp;&quot;_G1_P4&quot;" office:value-type="string" office:string-value="U13_AGroups_G1_P4" calcext:value-type="string">
            <text:p>U13_AGroups_G1_P4</text:p>
          </table:table-cell>
          <table:table-cell table:style-name="ce21" table:formula="of:=AGE_GROUP_TRANSLATED&amp;&quot;_&quot;&amp;SECTION_TRANSLATED&amp;&quot;_G2_P5&quot;" office:value-type="string" office:string-value="U13_AGroups_G2_P5" calcext:value-type="string">
            <text:p>U13_AGroups_G2_P5</text:p>
          </table:table-cell>
          <table:table-cell table:style-name="ce18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style-name="ce22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day&quot;:1,&quot;dateTime&quot;:43980000,&quot;duration&quot;:&quot;10m&quot;,&quot;pitch&quot;:&quot;1&quot;,&quot;competition&quot;:{&quot;name&quot;:&quot;U13&quot;, &quot;section&quot;:&quot;A Groups&quot;},&quot;tag&quot;:&quot;PO1&quot;, &quot;homeTeam&quot;:&quot;4th Group 1&quot;, &quot;awayTeam&quot;:&quot;5th Group 2&quot;, &quot;homeTeamFrom&quot;:&quot;U13_AGroups_G1_P4&quot;, &quot;awayTeamFrom&quot;:&quot;U13_AGroups_G2_P5&quot;, &quot;stage2Tag&quot;:&quot;U13_AGroups_PO1&quot;}" calcext:value-type="string">
            <text:p>{"__v":0,"day":1,"dateTime":43980000,"duration":"10m","pitch":"1","competition":{"name":"U13", "section":"A Groups"},"tag":"PO1", "homeTeam":"4th Group 1", "awayTeam":"5th Group 2", "homeTeamFrom":"U13_AGroups_G1_P4", "awayTeamFrom":"U13_AGroups_G2_P5", "stage2Tag":"U13_AGroups_PO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2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table:style-name="ce17" office:value-type="float" office:value="22" calcext:value-type="float">
            <text:p>22</text:p>
          </table:table-cell>
          <table:table-cell table:formula="of:=FIRST_GAME_MS + ((DURATION_MS + GAME_GAP_MS) * ([.$B23]-1)) + SECTION_GAP_MS" office:value-type="float" office:value="43980000" calcext:value-type="float">
            <text:p>43980000</text:p>
          </table:table-cell>
          <table:table-cell table:style-name="ce19" table:formula="of:=AGE_GROUP_TRANSLATED&amp;&quot;_&quot;&amp;SECTION_TRANSLATED&amp;&quot;_PO2&quot;" office:value-type="string" office:string-value="U13_AGroups_PO2" calcext:value-type="string">
            <text:p>U13_AGroups_PO2</text:p>
          </table:table-cell>
          <table:table-cell table:style-name="ce20" table:formula="of:=AGE_GROUP_TRANSLATED&amp;&quot;_&quot;&amp;SECTION_TRANSLATED&amp;&quot;_G2_P4&quot;" office:value-type="string" office:string-value="U13_AGroups_G2_P4" calcext:value-type="string">
            <text:p>U13_AGroups_G2_P4</text:p>
          </table:table-cell>
          <table:table-cell table:style-name="ce21" table:formula="of:=AGE_GROUP_TRANSLATED&amp;&quot;_&quot;&amp;SECTION_TRANSLATED&amp;&quot;_G1_P5&quot;" office:value-type="string" office:string-value="U13_AGroups_G1_P5" calcext:value-type="string">
            <text:p>U13_AGroups_G1_P5</text:p>
          </table:table-cell>
          <table:table-cell table:style-name="ce18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style-name="ce22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day&quot;:1,&quot;dateTime&quot;:43980000,&quot;duration&quot;:&quot;10m&quot;,&quot;pitch&quot;:&quot;2&quot;,&quot;competition&quot;:{&quot;name&quot;:&quot;U13&quot;, &quot;section&quot;:&quot;A Groups&quot;},&quot;tag&quot;:&quot;PO2&quot;, &quot;homeTeam&quot;:&quot;4th Group 2&quot;, &quot;awayTeam&quot;:&quot;5th Group 1&quot;, &quot;homeTeamFrom&quot;:&quot;U13_AGroups_G2_P4&quot;, &quot;awayTeamFrom&quot;:&quot;U13_AGroups_G1_P5&quot;, &quot;stage2Tag&quot;:&quot;U13_AGroups_PO2&quot;}" calcext:value-type="string">
            <text:p>{"__v":0,"day":1,"dateTime":43980000,"duration":"10m","pitch":"2","competition":{"name":"U13", "section":"A Groups"},"tag":"PO2", "homeTeam":"4th Group 2", "awayTeam":"5th Group 1", "homeTeamFrom":"U13_AGroups_G2_P4", "awayTeamFrom":"U13_AGroups_G1_P5", "stage2Tag":"U13_AGroups_PO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table:style-name="ce17" office:value-type="float" office:value="23" calcext:value-type="float">
            <text:p>23</text:p>
          </table:table-cell>
          <table:table-cell table:formula="of:=FIRST_GAME_MS + ((DURATION_MS + GAME_GAP_MS) * ([.$B24]-1)) + SECTION_GAP_MS" office:value-type="float" office:value="43980000" calcext:value-type="float">
            <text:p>43980000</text:p>
          </table:table-cell>
          <table:table-cell table:style-name="ce19" table:formula="of:=AGE_GROUP_TRANSLATED&amp;&quot;_&quot;&amp;SECTION_TRANSLATED&amp;&quot;_QF1&quot;" office:value-type="string" office:string-value="U13_AGroups_QF1" calcext:value-type="string">
            <text:p>U13_AGroups_QF1</text:p>
          </table:table-cell>
          <table:table-cell table:style-name="ce20" table:formula="of:=AGE_GROUP_TRANSLATED&amp;&quot;_&quot;&amp;SECTION_TRANSLATED&amp;&quot;_G1_P2&quot;" office:value-type="string" office:string-value="U13_AGroups_G1_P2" calcext:value-type="string">
            <text:p>U13_AGroups_G1_P2</text:p>
          </table:table-cell>
          <table:table-cell table:style-name="ce21" table:formula="of:=AGE_GROUP_TRANSLATED&amp;&quot;_&quot;&amp;SECTION_TRANSLATED&amp;&quot;_G2_P3&quot;" office:value-type="string" office:string-value="U13_AGroups_G2_P3" calcext:value-type="string">
            <text:p>U13_AGroups_G2_P3</text:p>
          </table:table-cell>
          <table:table-cell table:style-name="ce18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22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day&quot;:1,&quot;dateTime&quot;:43980000,&quot;duration&quot;:&quot;10m&quot;,&quot;pitch&quot;:&quot;3&quot;,&quot;competition&quot;:{&quot;name&quot;:&quot;U13&quot;, &quot;section&quot;:&quot;A Groups&quot;},&quot;tag&quot;:&quot;QF1&quot;, &quot;homeTeam&quot;:&quot;2nd Group 1&quot;, &quot;awayTeam&quot;:&quot;3rd Group 2&quot;, &quot;homeTeamFrom&quot;:&quot;U13_AGroups_G1_P2&quot;, &quot;awayTeamFrom&quot;:&quot;U13_AGroups_G2_P3&quot;, &quot;stage2Tag&quot;:&quot;U13_AGroups_QF1&quot;}" calcext:value-type="string">
            <text:p>{"__v":0,"day":1,"dateTime":43980000,"duration":"10m","pitch":"3","competition":{"name":"U13", "section":"A Groups"},"tag":"QF1", "homeTeam":"2nd Group 1", "awayTeam":"3rd Group 2", "homeTeamFrom":"U13_AGroups_G1_P2", "awayTeamFrom":"U13_AGroups_G2_P3", "stage2Tag":"U13_AGroup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table:style-name="ce17" office:value-type="float" office:value="24" calcext:value-type="float">
            <text:p>24</text:p>
          </table:table-cell>
          <table:table-cell table:formula="of:=FIRST_GAME_MS + ((DURATION_MS + GAME_GAP_MS) * ([.$B25]-1)) + SECTION_GAP_MS" office:value-type="float" office:value="43980000" calcext:value-type="float">
            <text:p>43980000</text:p>
          </table:table-cell>
          <table:table-cell table:style-name="ce19" table:formula="of:=AGE_GROUP_TRANSLATED&amp;&quot;_&quot;&amp;SECTION_TRANSLATED&amp;&quot;_QF2&quot;" office:value-type="string" office:string-value="U13_AGroups_QF2" calcext:value-type="string">
            <text:p>U13_AGroups_QF2</text:p>
          </table:table-cell>
          <table:table-cell table:style-name="ce20" table:formula="of:=AGE_GROUP_TRANSLATED&amp;&quot;_&quot;&amp;SECTION_TRANSLATED&amp;&quot;_G2_P2&quot;" office:value-type="string" office:string-value="U13_AGroups_G2_P2" calcext:value-type="string">
            <text:p>U13_AGroups_G2_P2</text:p>
          </table:table-cell>
          <table:table-cell table:style-name="ce21" table:formula="of:=AGE_GROUP_TRANSLATED&amp;&quot;_&quot;&amp;SECTION_TRANSLATED&amp;&quot;_G1_P3&quot;" office:value-type="string" office:string-value="U13_AGroups_G1_P3" calcext:value-type="string">
            <text:p>U13_AGroups_G1_P3</text:p>
          </table:table-cell>
          <table:table-cell table:style-name="ce18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22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day&quot;:1,&quot;dateTime&quot;:43980000,&quot;duration&quot;:&quot;10m&quot;,&quot;pitch&quot;:&quot;4&quot;,&quot;competition&quot;:{&quot;name&quot;:&quot;U13&quot;, &quot;section&quot;:&quot;A Groups&quot;},&quot;tag&quot;:&quot;QF2&quot;, &quot;homeTeam&quot;:&quot;2nd Group 2&quot;, &quot;awayTeam&quot;:&quot;3rd Group 1&quot;, &quot;homeTeamFrom&quot;:&quot;U13_AGroups_G2_P2&quot;, &quot;awayTeamFrom&quot;:&quot;U13_AGroups_G1_P3&quot;, &quot;stage2Tag&quot;:&quot;U13_AGroups_QF2&quot;}" calcext:value-type="string">
            <text:p>{"__v":0,"day":1,"dateTime":43980000,"duration":"10m","pitch":"4","competition":{"name":"U13", "section":"A Groups"},"tag":"QF2", "homeTeam":"2nd Group 2", "awayTeam":"3rd Group 1", "homeTeamFrom":"U13_AGroups_G2_P2", "awayTeamFrom":"U13_AGroups_G1_P3", "stage2Tag":"U13_AGroup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table:style-name="ce17" office:value-type="float" office:value="25" calcext:value-type="float">
            <text:p>25</text:p>
          </table:table-cell>
          <table:table-cell table:formula="of:=FIRST_GAME_MS + ((DURATION_MS + GAME_GAP_MS) * ([.$B26]-1)) + SECTION_GAP_MS" office:value-type="float" office:value="44700000" calcext:value-type="float">
            <text:p>44700000</text:p>
          </table:table-cell>
          <table:table-cell table:style-name="ce19" table:formula="of:=AGE_GROUP_TRANSLATED&amp;&quot;_&quot;&amp;SECTION_TRANSLATED&amp;&quot;_QF3&quot;" office:value-type="string" office:string-value="U13_AGroups_QF3" calcext:value-type="string">
            <text:p>U13_AGroups_QF3</text:p>
          </table:table-cell>
          <table:table-cell table:style-name="ce20" table:formula="of:=AGE_GROUP_TRANSLATED&amp;&quot;_&quot;&amp;SECTION_TRANSLATED&amp;&quot;_G1_P1&quot;" office:value-type="string" office:string-value="U13_AGroups_G1_P1" calcext:value-type="string">
            <text:p>U13_AGroups_G1_P1</text:p>
          </table:table-cell>
          <table:table-cell table:style-name="ce21" table:formula="of:=AGE_GROUP_TRANSLATED&amp;&quot;_&quot;&amp;SECTION_TRANSLATED&amp;&quot;_PO2&quot;" office:value-type="string" office:string-value="U13_AGroups_PO2" calcext:value-type="string">
            <text:p>U13_AGroups_PO2</text:p>
          </table:table-cell>
          <table:table-cell table:style-name="ce18"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style-name="ce22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day&quot;:1,&quot;dateTime&quot;:44700000,&quot;duration&quot;:&quot;10m&quot;,&quot;pitch&quot;:&quot;1&quot;,&quot;competition&quot;:{&quot;name&quot;:&quot;U13&quot;, &quot;section&quot;:&quot;A Groups&quot;},&quot;tag&quot;:&quot;QF3&quot;, &quot;homeTeam&quot;:&quot;Winner Group 1&quot;, &quot;awayTeam&quot;:&quot;Winner PO2&quot;, &quot;homeTeamFrom&quot;:&quot;U13_AGroups_G1_P1&quot;, &quot;awayTeamFrom&quot;:&quot;U13_AGroups_PO2&quot;, &quot;stage2Tag&quot;:&quot;U13_AGroups_QF3&quot;}" calcext:value-type="string">
            <text:p>{"__v":0,"day":1,"dateTime":44700000,"duration":"10m","pitch":"1","competition":{"name":"U13", "section":"A Groups"},"tag":"QF3", "homeTeam":"Winner Group 1", "awayTeam":"Winner PO2", "homeTeamFrom":"U13_AGroups_G1_P1", "awayTeamFrom":"U13_AGroups_PO2", "stage2Tag":"U13_AGroup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table:style-name="ce17" office:value-type="float" office:value="26" calcext:value-type="float">
            <text:p>26</text:p>
          </table:table-cell>
          <table:table-cell table:formula="of:=FIRST_GAME_MS + ((DURATION_MS + GAME_GAP_MS) * ([.$B27]-1)) + SECTION_GAP_MS" office:value-type="float" office:value="44700000" calcext:value-type="float">
            <text:p>44700000</text:p>
          </table:table-cell>
          <table:table-cell table:style-name="ce19" table:formula="of:=AGE_GROUP_TRANSLATED&amp;&quot;_&quot;&amp;SECTION_TRANSLATED&amp;&quot;_QF4&quot;" office:value-type="string" office:string-value="U13_AGroups_QF4" calcext:value-type="string">
            <text:p>U13_AGroups_QF4</text:p>
          </table:table-cell>
          <table:table-cell table:style-name="ce20" table:formula="of:=AGE_GROUP_TRANSLATED&amp;&quot;_&quot;&amp;SECTION_TRANSLATED&amp;&quot;_G2_P1&quot;" office:value-type="string" office:string-value="U13_AGroups_G2_P1" calcext:value-type="string">
            <text:p>U13_AGroups_G2_P1</text:p>
          </table:table-cell>
          <table:table-cell table:style-name="ce21" table:formula="of:=AGE_GROUP_TRANSLATED&amp;&quot;_&quot;&amp;SECTION_TRANSLATED&amp;&quot;_PO1&quot;" office:value-type="string" office:string-value="U13_AGroups_PO1" calcext:value-type="string">
            <text:p>U13_AGroups_PO1</text:p>
          </table:table-cell>
          <table:table-cell table:style-name="ce18"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style-name="ce22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day&quot;:1,&quot;dateTime&quot;:44700000,&quot;duration&quot;:&quot;10m&quot;,&quot;pitch&quot;:&quot;2&quot;,&quot;competition&quot;:{&quot;name&quot;:&quot;U13&quot;, &quot;section&quot;:&quot;A Groups&quot;},&quot;tag&quot;:&quot;QF4&quot;, &quot;homeTeam&quot;:&quot;Winner Group 2&quot;, &quot;awayTeam&quot;:&quot;Winner PO1&quot;, &quot;homeTeamFrom&quot;:&quot;U13_AGroups_G2_P1&quot;, &quot;awayTeamFrom&quot;:&quot;U13_AGroups_PO1&quot;, &quot;stage2Tag&quot;:&quot;U13_AGroups_QF4&quot;}" calcext:value-type="string">
            <text:p>{"__v":0,"day":1,"dateTime":44700000,"duration":"10m","pitch":"2","competition":{"name":"U13", "section":"A Groups"},"tag":"QF4", "homeTeam":"Winner Group 2", "awayTeam":"Winner PO1", "homeTeamFrom":"U13_AGroups_G2_P1", "awayTeamFrom":"U13_AGroups_PO1", "stage2Tag":"U13_A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table:style-name="ce17" office:value-type="float" office:value="27" calcext:value-type="float">
            <text:p>27</text:p>
          </table:table-cell>
          <table:table-cell table:formula="of:=FIRST_GAME_MS + ((DURATION_MS + GAME_GAP_MS) * ([.$B28]-1)) + SECTION_GAP_MS" office:value-type="float" office:value="44700000" calcext:value-type="float">
            <text:p>44700000</text:p>
          </table:table-cell>
          <table:table-cell table:style-name="ce19"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style-name="ce20" table:formula="of:=AGE_GROUP_TRANSLATED&amp;&quot;_&quot;&amp;SECTION_TRANSLATED&amp;&quot;_QF1&quot;" office:value-type="string" office:string-value="U13_AGroups_QF1" calcext:value-type="string">
            <text:p>U13_AGroups_QF1</text:p>
          </table:table-cell>
          <table:table-cell table:style-name="ce21" table:formula="of:=AGE_GROUP_TRANSLATED&amp;&quot;_&quot;&amp;SECTION_TRANSLATED&amp;&quot;_QF4&quot;" office:value-type="string" office:string-value="U13_AGroups_QF4" calcext:value-type="string">
            <text:p>U13_AGroups_QF4</text:p>
          </table:table-cell>
          <table:table-cell table:style-name="ce18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22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day&quot;:1,&quot;dateTime&quot;:44700000,&quot;duration&quot;:&quot;10m&quot;,&quot;pitch&quot;:&quot;3&quot;,&quot;competition&quot;:{&quot;name&quot;:&quot;U13&quot;, &quot;section&quot;:&quot;A Groups&quot;},&quot;tag&quot;:&quot;SF1&quot;, &quot;homeTeam&quot;:&quot;Winner QF1&quot;, &quot;awayTeam&quot;:&quot;Winner QF4&quot;, &quot;homeTeamFrom&quot;:&quot;U13_AGroups_QF1&quot;, &quot;awayTeamFrom&quot;:&quot;U13_AGroups_QF4&quot;, &quot;stage2Tag&quot;:&quot;U13_AGroups_SF1&quot;}" calcext:value-type="string">
            <text:p>{"__v":0,"day":1,"dateTime":44700000,"duration":"10m","pitch":"3","competition":{"name":"U13", "section":"A Groups"},"tag":"SF1", "homeTeam":"Winner QF1", "awayTeam":"Winner QF4", "homeTeamFrom":"U13_AGroups_QF1", "awayTeamFrom":"U13_AGroups_QF4", "stage2Tag":"U13_A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table:style-name="ce17" office:value-type="float" office:value="28" calcext:value-type="float">
            <text:p>28</text:p>
          </table:table-cell>
          <table:table-cell table:formula="of:=FIRST_GAME_MS + ((DURATION_MS + GAME_GAP_MS) * ([.$B29]-1)) + SECTION_GAP_MS" office:value-type="float" office:value="44700000" calcext:value-type="float">
            <text:p>44700000</text:p>
          </table:table-cell>
          <table:table-cell table:style-name="ce19"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style-name="ce20" table:formula="of:=AGE_GROUP_TRANSLATED&amp;&quot;_&quot;&amp;SECTION_TRANSLATED&amp;&quot;_QF2&quot;" office:value-type="string" office:string-value="U13_AGroups_QF2" calcext:value-type="string">
            <text:p>U13_AGroups_QF2</text:p>
          </table:table-cell>
          <table:table-cell table:style-name="ce21" table:formula="of:=AGE_GROUP_TRANSLATED&amp;&quot;_&quot;&amp;SECTION_TRANSLATED&amp;&quot;_QF3&quot;" office:value-type="string" office:string-value="U13_AGroups_QF3" calcext:value-type="string">
            <text:p>U13_AGroups_QF3</text:p>
          </table:table-cell>
          <table:table-cell table:style-name="ce18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22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day&quot;:1,&quot;dateTime&quot;:44700000,&quot;duration&quot;:&quot;10m&quot;,&quot;pitch&quot;:&quot;4&quot;,&quot;competition&quot;:{&quot;name&quot;:&quot;U13&quot;, &quot;section&quot;:&quot;A Groups&quot;},&quot;tag&quot;:&quot;SF2&quot;, &quot;homeTeam&quot;:&quot;Winner QF2&quot;, &quot;awayTeam&quot;:&quot;Winner QF3&quot;, &quot;homeTeamFrom&quot;:&quot;U13_AGroups_QF2&quot;, &quot;awayTeamFrom&quot;:&quot;U13_AGroups_QF3&quot;, &quot;stage2Tag&quot;:&quot;U13_AGroups_SF2&quot;}" calcext:value-type="string">
            <text:p>{"__v":0,"day":1,"dateTime":44700000,"duration":"10m","pitch":"4","competition":{"name":"U13", "section":"A Groups"},"tag":"SF2", "homeTeam":"Winner QF2", "awayTeam":"Winner QF3", "homeTeamFrom":"U13_AGroups_QF2", "awayTeamFrom":"U13_AGroups_QF3", "stage2Tag":"U13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table:style-name="ce17" office:value-type="float" office:value="29" calcext:value-type="float">
            <text:p>29</text:p>
          </table:table-cell>
          <table:table-cell table:formula="of:=FIRST_GAME_MS + ((DURATION_MS + GAME_GAP_MS) * ([.$B30]-1)) + SECTION_GAP_MS" office:value-type="float" office:value="45420000" calcext:value-type="float">
            <text:p>45420000</text:p>
          </table:table-cell>
          <table:table-cell table:style-name="ce19" table:formula="of:=AGE_GROUP_TRANSLATED&amp;&quot;_&quot;&amp;SECTION_TRANSLATED&amp;&quot;_FNL&quot;" office:value-type="string" office:string-value="U13_AGroups_FNL" calcext:value-type="string">
            <text:p>U13_AGroups_FNL</text:p>
          </table:table-cell>
          <table:table-cell table:style-name="ce20"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style-name="ce21"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style-name="ce18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22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day&quot;:1,&quot;dateTime&quot;:45420000,&quot;duration&quot;:&quot;10m&quot;,&quot;pitch&quot;:&quot;1&quot;,&quot;competition&quot;:{&quot;name&quot;:&quot;U13&quot;, &quot;section&quot;:&quot;A Groups&quot;},&quot;tag&quot;:&quot;FNL&quot;, &quot;homeTeam&quot;:&quot;Winner SF1&quot;, &quot;awayTeam&quot;:&quot;Winner SF2&quot;, &quot;homeTeamFrom&quot;:&quot;U13_AGroups_SF1&quot;, &quot;awayTeamFrom&quot;:&quot;U13_AGroups_SF2&quot;, &quot;stage2Tag&quot;:&quot;U13_AGroups_FNL&quot;}" calcext:value-type="string">
            <text:p>{"__v":0,"day":1,"dateTime":45420000,"duration":"10m","pitch":"1","competition":{"name":"U13", "section":"A Groups"},"tag":"FNL", "homeTeam":"Winner SF1", "awayTeam":"Winner SF2", "homeTeamFrom":"U13_AGroups_SF1", "awayTeamFrom":"U13_AGroups_SF2", "stage2Tag":"U13_AGroups_FNL"}</text:p>
          </table:table-cell>
          <table:table-cell table:number-columns-repeated="1013"/>
        </table:table-row>
        <table:table-row table:style-name="ro1">
          <table:table-cell/>
          <table:table-cell table:style-name="ce18"/>
          <table:table-cell/>
          <table:table-cell table:style-name="ce17"/>
          <table:table-cell table:style-name="ce19"/>
          <table:table-cell/>
          <table:table-cell table:style-name="ce20"/>
          <table:table-cell table:style-name="ce21"/>
          <table:table-cell table:style-name="ce23"/>
          <table:table-cell table:style-name="ce24"/>
          <table:table-cell table:style-name="ce23"/>
          <table:table-cell table:number-columns-repeated="1013"/>
        </table:table-row>
        <table:table-row table:style-name="ro1" table:number-rows-repeated="6">
          <table:table-cell table:number-columns-repeated="4"/>
          <table:table-cell table:style-name="ce20"/>
          <table:table-cell table:style-name="ce21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6 KO P=2,4" table:style-name="ta1">
        <table:table-column table:style-name="co4" table:default-cell-style-name="ce17"/>
        <table:table-column table:style-name="co23" table:default-cell-style-name="ce17"/>
        <table:table-column table:style-name="co5" table:default-cell-style-name="ce17"/>
        <table:table-column table:style-name="co11" table:number-columns-repeated="2" table:default-cell-style-name="ce17"/>
        <table:table-column table:style-name="co11" table:number-columns-repeated="2" table:default-cell-style-name="ce19"/>
        <table:table-column table:style-name="co22" table:default-cell-style-name="ce20"/>
        <table:table-column table:style-name="co22" table:default-cell-style-name="ce21"/>
        <table:table-column table:style-name="co9" table:default-cell-style-name="ce23"/>
        <table:table-column table:style-name="co10" table:default-cell-style-name="ce24"/>
        <table:table-column table:style-name="co3" table:number-columns-repeated="1013" table:default-cell-style-name="ce23"/>
        <table:table-row table:style-name="ro1">
          <table:table-cell table:style-name="ce25" office:value-type="string" calcext:value-type="string">
            <text:p>Tag</text:p>
          </table:table-cell>
          <table:table-cell table:style-name="ce25" office:value-type="string" calcext:value-type="string">
            <text:p>Game#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30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KO P=2,4'.F2];TRANSLATED_TEAM_NAMES;['2 x 6 KO P=2,4'.$E2]+1)" office:value-type="string" office:string-value="Balham FC Eagles" calcext:value-type="string">
            <text:p>Balham FC Eagles</text:p>
          </table:table-cell>
          <table:table-cell table:formula="of:=VLOOKUP(['2 x 6 KO P=2,4'.G2];TRANSLATED_TEAM_NAMES;['2 x 6 KO P=2,4'.$E2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39600000,&quot;duration&quot;:&quot;10m&quot;,&quot;pitch&quot;:&quot;1&quot;,&quot;competition&quot;:{&quot;name&quot;:&quot;U13&quot;, &quot;section&quot;:&quot;A Groups&quot;, &quot;group&quot;:&quot;1&quot;},&quot;tag&quot;:&quot;1&quot;, &quot;homeTeam&quot;:&quot;Balham FC Eagles&quot;, &quot;awayTeam&quot;:&quot;Bracknell Town Youth FC - Red&quot;}" calcext:value-type="string">
            <text:p>{"__v":0,"day":1,"dateTime":39600000,"duration":"10m","pitch":"1","competition":{"name":"U13", "section":"A Groups", "group":"1"},"tag":"1", "homeTeam":"Balham FC Eagles", "awayTeam":"Bracknell Town Youth FC - Red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KO P=2,4'.F3];TRANSLATED_TEAM_NAMES;['2 x 6 KO P=2,4'.$E3]+1)" office:value-type="string" office:string-value="Balham FC Colts" calcext:value-type="string">
            <text:p>Balham FC Colts</text:p>
          </table:table-cell>
          <table:table-cell table:formula="of:=VLOOKUP(['2 x 6 KO P=2,4'.G3];TRANSLATED_TEAM_NAMES;['2 x 6 KO P=2,4'.$E3]+1)" office:value-type="string" office:string-value="Caversham Trents Blues" calcext:value-type="string">
            <text:p>Caversham Trents Blues</text:p>
          </table:table-cell>
          <table:table-cell table:style-name="ce22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39600000,&quot;duration&quot;:&quot;10m&quot;,&quot;pitch&quot;:&quot;2&quot;,&quot;competition&quot;:{&quot;name&quot;:&quot;U13&quot;, &quot;section&quot;:&quot;A Groups&quot;, &quot;group&quot;:&quot;2&quot;},&quot;tag&quot;:&quot;1&quot;, &quot;homeTeam&quot;:&quot;Balham FC Colts&quot;, &quot;awayTeam&quot;:&quot;Caversham Trents Blues&quot;}" calcext:value-type="string">
            <text:p>{"__v":0,"day":1,"dateTime":39600000,"duration":"10m","pitch":"2","competition":{"name":"U13", "section":"A Groups", "group":"2"},"tag":"1", "homeTeam":"Balham FC Colts", "awayTeam":"Caversham Trents Blue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KO P=2,4'.F4];TRANSLATED_TEAM_NAMES;['2 x 6 KO P=2,4'.$E4]+1)" office:value-type="string" office:string-value="Caversham Trents" calcext:value-type="string">
            <text:p>Caversham Trents</text:p>
          </table:table-cell>
          <table:table-cell table:formula="of:=VLOOKUP(['2 x 6 KO P=2,4'.G4];TRANSLATED_TEAM_NAMES;['2 x 6 KO P=2,4'.$E4]+1)" office:value-type="string" office:string-value="JS Cannons - Blue" calcext:value-type="string">
            <text:p>JS Cannons - Blue</text:p>
          </table:table-cell>
          <table:table-cell table:style-name="ce22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39600000,&quot;duration&quot;:&quot;10m&quot;,&quot;pitch&quot;:&quot;3&quot;,&quot;competition&quot;:{&quot;name&quot;:&quot;U13&quot;, &quot;section&quot;:&quot;A Groups&quot;, &quot;group&quot;:&quot;1&quot;},&quot;tag&quot;:&quot;1&quot;, &quot;homeTeam&quot;:&quot;Caversham Trents&quot;, &quot;awayTeam&quot;:&quot;JS Cannons - Blue&quot;}" calcext:value-type="string">
            <text:p>{"__v":0,"day":1,"dateTime":39600000,"duration":"10m","pitch":"3","competition":{"name":"U13", "section":"A Groups", "group":"1"},"tag":"1", "homeTeam":"Caversham Trents", "awayTeam":"JS Cannons - Blue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KO P=2,4'.F5];TRANSLATED_TEAM_NAMES;['2 x 6 KO P=2,4'.$E5]+1)" office:value-type="string" office:string-value="Westwood Wanderers Hoops" calcext:value-type="string">
            <text:p>Westwood Wanderers Hoops</text:p>
          </table:table-cell>
          <table:table-cell table:formula="of:=VLOOKUP(['2 x 6 KO P=2,4'.G5];TRANSLATED_TEAM_NAMES;['2 x 6 KO P=2,4'.$E5]+1)" office:value-type="string" office:string-value="Yateley Jaguars" calcext:value-type="string">
            <text:p>Yateley Jaguars</text:p>
          </table:table-cell>
          <table:table-cell table:style-name="ce22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39600000,&quot;duration&quot;:&quot;10m&quot;,&quot;pitch&quot;:&quot;4&quot;,&quot;competition&quot;:{&quot;name&quot;:&quot;U13&quot;, &quot;section&quot;:&quot;A Groups&quot;, &quot;group&quot;:&quot;2&quot;},&quot;tag&quot;:&quot;1&quot;, &quot;homeTeam&quot;:&quot;Westwood Wanderers Hoops&quot;, &quot;awayTeam&quot;:&quot;Yateley Jaguars&quot;}" calcext:value-type="string">
            <text:p>{"__v":0,"day":1,"dateTime":39600000,"duration":"10m","pitch":"4","competition":{"name":"U13", "section":"A Groups", "group":"2"},"tag":"1", "homeTeam":"Westwood Wanderers Hoops", "awayTeam":"Yateley Jagua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KO P=2,4'.F6];TRANSLATED_TEAM_NAMES;['2 x 6 KO P=2,4'.$E6]+1)">
            <text:p/>
          </table:table-cell>
          <table:table-cell table:formula="of:=VLOOKUP(['2 x 6 KO P=2,4'.G6];TRANSLATED_TEAM_NAMES;['2 x 6 KO P=2,4'.$E6]+1)">
            <text:p/>
          </table:table-cell>
          <table:table-cell table:style-name="ce22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0320000,&quot;duration&quot;:&quot;10m&quot;,&quot;pitch&quot;:&quot;1&quot;,&quot;competition&quot;:{&quot;name&quot;:&quot;U13&quot;, &quot;section&quot;:&quot;A Groups&quot;, &quot;group&quot;:&quot;1&quot;},&quot;tag&quot;:&quot;2&quot;, &quot;homeTeam&quot;:&quot;&quot;, &quot;awayTeam&quot;:&quot;&quot;}" calcext:value-type="string">
            <text:p>{"__v":0,"day":1,"dateTime":40320000,"duration":"10m","pitch":"1","competition":{"name":"U13", "section":"A Groups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KO P=2,4'.F7];TRANSLATED_TEAM_NAMES;['2 x 6 KO P=2,4'.$E7]+1)">
            <text:p/>
          </table:table-cell>
          <table:table-cell table:formula="of:=VLOOKUP(['2 x 6 KO P=2,4'.G7];TRANSLATED_TEAM_NAMES;['2 x 6 KO P=2,4'.$E7]+1)">
            <text:p/>
          </table:table-cell>
          <table:table-cell table:style-name="ce22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0320000,&quot;duration&quot;:&quot;10m&quot;,&quot;pitch&quot;:&quot;2&quot;,&quot;competition&quot;:{&quot;name&quot;:&quot;U13&quot;, &quot;section&quot;:&quot;A Groups&quot;, &quot;group&quot;:&quot;2&quot;},&quot;tag&quot;:&quot;2&quot;, &quot;homeTeam&quot;:&quot;&quot;, &quot;awayTeam&quot;:&quot;&quot;}" calcext:value-type="string">
            <text:p>{"__v":0,"day":1,"dateTime":40320000,"duration":"10m","pitch":"2","competition":{"name":"U13", "section":"A Groups", "group":"2"},"tag":"2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KO P=2,4'.F8];TRANSLATED_TEAM_NAMES;['2 x 6 KO P=2,4'.$E8]+1)" office:value-type="string" office:string-value="JS Cannons - Blue" calcext:value-type="string">
            <text:p>JS Cannons - Blue</text:p>
          </table:table-cell>
          <table:table-cell table:formula="of:=VLOOKUP(['2 x 6 KO P=2,4'.G8];TRANSLATED_TEAM_NAMES;['2 x 6 KO P=2,4'.$E8]+1)">
            <text:p/>
          </table:table-cell>
          <table:table-cell table:style-name="ce22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0320000,&quot;duration&quot;:&quot;10m&quot;,&quot;pitch&quot;:&quot;3&quot;,&quot;competition&quot;:{&quot;name&quot;:&quot;U13&quot;, &quot;section&quot;:&quot;A Groups&quot;, &quot;group&quot;:&quot;1&quot;},&quot;tag&quot;:&quot;2&quot;, &quot;homeTeam&quot;:&quot;JS Cannons - Blue&quot;, &quot;awayTeam&quot;:&quot;&quot;}" calcext:value-type="string">
            <text:p>{"__v":0,"day":1,"dateTime":40320000,"duration":"10m","pitch":"3","competition":{"name":"U13", "section":"A Groups", "group":"1"},"tag":"2", "homeTeam":"JS Cannons - Blue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KO P=2,4'.F9];TRANSLATED_TEAM_NAMES;['2 x 6 KO P=2,4'.$E9]+1)" office:value-type="string" office:string-value="Yateley Jaguars" calcext:value-type="string">
            <text:p>Yateley Jaguars</text:p>
          </table:table-cell>
          <table:table-cell table:formula="of:=VLOOKUP(['2 x 6 KO P=2,4'.G9];TRANSLATED_TEAM_NAMES;['2 x 6 KO P=2,4'.$E9]+1)">
            <text:p/>
          </table:table-cell>
          <table:table-cell table:style-name="ce22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0320000,&quot;duration&quot;:&quot;10m&quot;,&quot;pitch&quot;:&quot;4&quot;,&quot;competition&quot;:{&quot;name&quot;:&quot;U13&quot;, &quot;section&quot;:&quot;A Groups&quot;, &quot;group&quot;:&quot;2&quot;},&quot;tag&quot;:&quot;2&quot;, &quot;homeTeam&quot;:&quot;Yateley Jaguars&quot;, &quot;awayTeam&quot;:&quot;&quot;}" calcext:value-type="string">
            <text:p>{"__v":0,"day":1,"dateTime":40320000,"duration":"10m","pitch":"4","competition":{"name":"U13", "section":"A Groups", "group":"2"},"tag":"2", "homeTeam":"Yateley Jaguars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2 x 6 KO P=2,4'.F10];TRANSLATED_TEAM_NAMES;['2 x 6 KO P=2,4'.$E10]+1)">
            <text:p/>
          </table:table-cell>
          <table:table-cell table:formula="of:=VLOOKUP(['2 x 6 KO P=2,4'.G10];TRANSLATED_TEAM_NAMES;['2 x 6 KO P=2,4'.$E10]+1)" office:value-type="string" office:string-value="Balham FC Eagles" calcext:value-type="string">
            <text:p>Balham FC Eagles</text:p>
          </table:table-cell>
          <table:table-cell table:style-name="ce22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1040000,&quot;duration&quot;:&quot;10m&quot;,&quot;pitch&quot;:&quot;1&quot;,&quot;competition&quot;:{&quot;name&quot;:&quot;U13&quot;, &quot;section&quot;:&quot;A Groups&quot;, &quot;group&quot;:&quot;1&quot;},&quot;tag&quot;:&quot;3&quot;, &quot;homeTeam&quot;:&quot;&quot;, &quot;awayTeam&quot;:&quot;Balham FC Eagles&quot;}" calcext:value-type="string">
            <text:p>{"__v":0,"day":1,"dateTime":41040000,"duration":"10m","pitch":"1","competition":{"name":"U13", "section":"A Groups", "group":"1"},"tag":"3", "homeTeam":"", "awayTeam":"Balham FC Eagle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1040000" calcext:value-type="float">
            <text:p>4104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2 x 6 KO P=2,4'.F11];TRANSLATED_TEAM_NAMES;['2 x 6 KO P=2,4'.$E11]+1)">
            <text:p/>
          </table:table-cell>
          <table:table-cell table:formula="of:=VLOOKUP(['2 x 6 KO P=2,4'.G11];TRANSLATED_TEAM_NAMES;['2 x 6 KO P=2,4'.$E11]+1)" office:value-type="string" office:string-value="Balham FC Colts" calcext:value-type="string">
            <text:p>Balham FC Colts</text:p>
          </table:table-cell>
          <table:table-cell table:style-name="ce22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1040000,&quot;duration&quot;:&quot;10m&quot;,&quot;pitch&quot;:&quot;2&quot;,&quot;competition&quot;:{&quot;name&quot;:&quot;U13&quot;, &quot;section&quot;:&quot;A Groups&quot;, &quot;group&quot;:&quot;2&quot;},&quot;tag&quot;:&quot;3&quot;, &quot;homeTeam&quot;:&quot;&quot;, &quot;awayTeam&quot;:&quot;Balham FC Colts&quot;}" calcext:value-type="string">
            <text:p>{"__v":0,"day":1,"dateTime":41040000,"duration":"10m","pitch":"2","competition":{"name":"U13", "section":"A Groups", "group":"2"},"tag":"3", "homeTeam":"", "awayTeam":"Balham FC Colt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KO P=2,4'.F12];TRANSLATED_TEAM_NAMES;['2 x 6 KO P=2,4'.$E12]+1)" office:value-type="string" office:string-value="Bracknell Town Youth FC - Red" calcext:value-type="string">
            <text:p>Bracknell Town Youth FC - Red</text:p>
          </table:table-cell>
          <table:table-cell table:formula="of:=VLOOKUP(['2 x 6 KO P=2,4'.G12];TRANSLATED_TEAM_NAMES;['2 x 6 KO P=2,4'.$E12]+1)" office:value-type="string" office:string-value="Caversham Trents" calcext:value-type="string">
            <text:p>Caversham Trents</text:p>
          </table:table-cell>
          <table:table-cell table:style-name="ce22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1040000,&quot;duration&quot;:&quot;10m&quot;,&quot;pitch&quot;:&quot;3&quot;,&quot;competition&quot;:{&quot;name&quot;:&quot;U13&quot;, &quot;section&quot;:&quot;A Groups&quot;, &quot;group&quot;:&quot;1&quot;},&quot;tag&quot;:&quot;3&quot;, &quot;homeTeam&quot;:&quot;Bracknell Town Youth FC - Red&quot;, &quot;awayTeam&quot;:&quot;Caversham Trents&quot;}" calcext:value-type="string">
            <text:p>{"__v":0,"day":1,"dateTime":41040000,"duration":"10m","pitch":"3","competition":{"name":"U13", "section":"A Groups", "group":"1"},"tag":"3", "homeTeam":"Bracknell Town Youth FC - Red", "awayTeam":"Caversham Trent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1040000" calcext:value-type="float">
            <text:p>410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KO P=2,4'.F13];TRANSLATED_TEAM_NAMES;['2 x 6 KO P=2,4'.$E13]+1)" office:value-type="string" office:string-value="Caversham Trents Blues" calcext:value-type="string">
            <text:p>Caversham Trents Blues</text:p>
          </table:table-cell>
          <table:table-cell table:formula="of:=VLOOKUP(['2 x 6 KO P=2,4'.G13];TRANSLATED_TEAM_NAMES;['2 x 6 KO P=2,4'.$E13]+1)" office:value-type="string" office:string-value="Westwood Wanderers Hoops" calcext:value-type="string">
            <text:p>Westwood Wanderers Hoops</text:p>
          </table:table-cell>
          <table:table-cell table:style-name="ce22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1040000,&quot;duration&quot;:&quot;10m&quot;,&quot;pitch&quot;:&quot;4&quot;,&quot;competition&quot;:{&quot;name&quot;:&quot;U13&quot;, &quot;section&quot;:&quot;A Groups&quot;, &quot;group&quot;:&quot;2&quot;},&quot;tag&quot;:&quot;3&quot;, &quot;homeTeam&quot;:&quot;Caversham Trents Blues&quot;, &quot;awayTeam&quot;:&quot;Westwood Wanderers Hoops&quot;}" calcext:value-type="string">
            <text:p>{"__v":0,"day":1,"dateTime":41040000,"duration":"10m","pitch":"4","competition":{"name":"U13", "section":"A Groups", "group":"2"},"tag":"3", "homeTeam":"Caversham Trents Blues", "awayTeam":"Westwood Wanderers Hoop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1760000" calcext:value-type="float">
            <text:p>417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6 KO P=2,4'.F14];TRANSLATED_TEAM_NAMES;['2 x 6 KO P=2,4'.$E14]+1)" office:value-type="string" office:string-value="Balham FC Eagles" calcext:value-type="string">
            <text:p>Balham FC Eagles</text:p>
          </table:table-cell>
          <table:table-cell table:formula="of:=VLOOKUP(['2 x 6 KO P=2,4'.G14];TRANSLATED_TEAM_NAMES;['2 x 6 KO P=2,4'.$E14]+1)" office:value-type="string" office:string-value="Caversham Trents" calcext:value-type="string">
            <text:p>Caversham Trents</text:p>
          </table:table-cell>
          <table:table-cell table:style-name="ce22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1760000,&quot;duration&quot;:&quot;10m&quot;,&quot;pitch&quot;:&quot;1&quot;,&quot;competition&quot;:{&quot;name&quot;:&quot;U13&quot;, &quot;section&quot;:&quot;A Groups&quot;, &quot;group&quot;:&quot;1&quot;},&quot;tag&quot;:&quot;4&quot;, &quot;homeTeam&quot;:&quot;Balham FC Eagles&quot;, &quot;awayTeam&quot;:&quot;Caversham Trents&quot;}" calcext:value-type="string">
            <text:p>{"__v":0,"day":1,"dateTime":41760000,"duration":"10m","pitch":"1","competition":{"name":"U13", "section":"A Groups", "group":"1"},"tag":"4", "homeTeam":"Balham FC Eagles", "awayTeam":"Caversham Trent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1760000" calcext:value-type="float">
            <text:p>417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6 KO P=2,4'.F15];TRANSLATED_TEAM_NAMES;['2 x 6 KO P=2,4'.$E15]+1)" office:value-type="string" office:string-value="Balham FC Colts" calcext:value-type="string">
            <text:p>Balham FC Colts</text:p>
          </table:table-cell>
          <table:table-cell table:formula="of:=VLOOKUP(['2 x 6 KO P=2,4'.G15];TRANSLATED_TEAM_NAMES;['2 x 6 KO P=2,4'.$E15]+1)" office:value-type="string" office:string-value="Westwood Wanderers Hoops" calcext:value-type="string">
            <text:p>Westwood Wanderers Hoops</text:p>
          </table:table-cell>
          <table:table-cell table:style-name="ce22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1760000,&quot;duration&quot;:&quot;10m&quot;,&quot;pitch&quot;:&quot;2&quot;,&quot;competition&quot;:{&quot;name&quot;:&quot;U13&quot;, &quot;section&quot;:&quot;A Groups&quot;, &quot;group&quot;:&quot;2&quot;},&quot;tag&quot;:&quot;4&quot;, &quot;homeTeam&quot;:&quot;Balham FC Colts&quot;, &quot;awayTeam&quot;:&quot;Westwood Wanderers Hoops&quot;}" calcext:value-type="string">
            <text:p>{"__v":0,"day":1,"dateTime":41760000,"duration":"10m","pitch":"2","competition":{"name":"U13", "section":"A Groups", "group":"2"},"tag":"4", "homeTeam":"Balham FC Colts", "awayTeam":"Westwood Wanderers Hoop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KO P=2,4'.F16];TRANSLATED_TEAM_NAMES;['2 x 6 KO P=2,4'.$E16]+1)" office:value-type="string" office:string-value="JS Cannons - Blue" calcext:value-type="string">
            <text:p>JS Cannons - Blue</text:p>
          </table:table-cell>
          <table:table-cell table:formula="of:=VLOOKUP(['2 x 6 KO P=2,4'.G16];TRANSLATED_TEAM_NAMES;['2 x 6 KO P=2,4'.$E16]+1)">
            <text:p/>
          </table:table-cell>
          <table:table-cell table:style-name="ce22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1760000,&quot;duration&quot;:&quot;10m&quot;,&quot;pitch&quot;:&quot;3&quot;,&quot;competition&quot;:{&quot;name&quot;:&quot;U13&quot;, &quot;section&quot;:&quot;A Groups&quot;, &quot;group&quot;:&quot;1&quot;},&quot;tag&quot;:&quot;4&quot;, &quot;homeTeam&quot;:&quot;JS Cannons - Blue&quot;, &quot;awayTeam&quot;:&quot;&quot;}" calcext:value-type="string">
            <text:p>{"__v":0,"day":1,"dateTime":41760000,"duration":"10m","pitch":"3","competition":{"name":"U13", "section":"A Groups", "group":"1"},"tag":"4", "homeTeam":"JS Cannons - Blue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1760000" calcext:value-type="float">
            <text:p>417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KO P=2,4'.F17];TRANSLATED_TEAM_NAMES;['2 x 6 KO P=2,4'.$E17]+1)" office:value-type="string" office:string-value="Yateley Jaguars" calcext:value-type="string">
            <text:p>Yateley Jaguars</text:p>
          </table:table-cell>
          <table:table-cell table:formula="of:=VLOOKUP(['2 x 6 KO P=2,4'.G17];TRANSLATED_TEAM_NAMES;['2 x 6 KO P=2,4'.$E17]+1)">
            <text:p/>
          </table:table-cell>
          <table:table-cell table:style-name="ce22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1760000,&quot;duration&quot;:&quot;10m&quot;,&quot;pitch&quot;:&quot;4&quot;,&quot;competition&quot;:{&quot;name&quot;:&quot;U13&quot;, &quot;section&quot;:&quot;A Groups&quot;, &quot;group&quot;:&quot;2&quot;},&quot;tag&quot;:&quot;4&quot;, &quot;homeTeam&quot;:&quot;Yateley Jaguars&quot;, &quot;awayTeam&quot;:&quot;&quot;}" calcext:value-type="string">
            <text:p>{"__v":0,"day":1,"dateTime":41760000,"duration":"10m","pitch":"4","competition":{"name":"U13", "section":"A Groups", "group":"2"},"tag":"4", "homeTeam":"Yateley Jaguars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6 KO P=2,4'.F18];TRANSLATED_TEAM_NAMES;['2 x 6 KO P=2,4'.$E18]+1)">
            <text:p/>
          </table:table-cell>
          <table:table-cell table:formula="of:=VLOOKUP(['2 x 6 KO P=2,4'.G18];TRANSLATED_TEAM_NAMES;['2 x 6 KO P=2,4'.$E18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2480000,&quot;duration&quot;:&quot;10m&quot;,&quot;pitch&quot;:&quot;1&quot;,&quot;competition&quot;:{&quot;name&quot;:&quot;U13&quot;, &quot;section&quot;:&quot;A Groups&quot;, &quot;group&quot;:&quot;1&quot;},&quot;tag&quot;:&quot;5&quot;, &quot;homeTeam&quot;:&quot;&quot;, &quot;awayTeam&quot;:&quot;Bracknell Town Youth FC - Red&quot;}" calcext:value-type="string">
            <text:p>{"__v":0,"day":1,"dateTime":42480000,"duration":"10m","pitch":"1","competition":{"name":"U13", "section":"A Groups", "group":"1"},"tag":"5", "homeTeam":"", "awayTeam":"Bracknell Town Youth FC - Red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2480000" calcext:value-type="float">
            <text:p>424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6 KO P=2,4'.F19];TRANSLATED_TEAM_NAMES;['2 x 6 KO P=2,4'.$E19]+1)">
            <text:p/>
          </table:table-cell>
          <table:table-cell table:formula="of:=VLOOKUP(['2 x 6 KO P=2,4'.G19];TRANSLATED_TEAM_NAMES;['2 x 6 KO P=2,4'.$E19]+1)" office:value-type="string" office:string-value="Caversham Trents Blues" calcext:value-type="string">
            <text:p>Caversham Trents Blues</text:p>
          </table:table-cell>
          <table:table-cell table:style-name="ce22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2480000,&quot;duration&quot;:&quot;10m&quot;,&quot;pitch&quot;:&quot;2&quot;,&quot;competition&quot;:{&quot;name&quot;:&quot;U13&quot;, &quot;section&quot;:&quot;A Groups&quot;, &quot;group&quot;:&quot;2&quot;},&quot;tag&quot;:&quot;5&quot;, &quot;homeTeam&quot;:&quot;&quot;, &quot;awayTeam&quot;:&quot;Caversham Trents Blues&quot;}" calcext:value-type="string">
            <text:p>{"__v":0,"day":1,"dateTime":42480000,"duration":"10m","pitch":"2","competition":{"name":"U13", "section":"A Groups", "group":"2"},"tag":"5", "homeTeam":"", "awayTeam":"Caversham Trents Blue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KO P=2,4'.F20];TRANSLATED_TEAM_NAMES;['2 x 6 KO P=2,4'.$E20]+1)">
            <text:p/>
          </table:table-cell>
          <table:table-cell table:formula="of:=VLOOKUP(['2 x 6 KO P=2,4'.G20];TRANSLATED_TEAM_NAMES;['2 x 6 KO P=2,4'.$E20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2480000,&quot;duration&quot;:&quot;10m&quot;,&quot;pitch&quot;:&quot;3&quot;,&quot;competition&quot;:{&quot;name&quot;:&quot;U13&quot;, &quot;section&quot;:&quot;A Groups&quot;, &quot;group&quot;:&quot;1&quot;},&quot;tag&quot;:&quot;5&quot;, &quot;homeTeam&quot;:&quot;&quot;, &quot;awayTeam&quot;:&quot;Bracknell Town Youth FC - Red&quot;}" calcext:value-type="string">
            <text:p>{"__v":0,"day":1,"dateTime":42480000,"duration":"10m","pitch":"3","competition":{"name":"U13", "section":"A Groups", "group":"1"},"tag":"5", "homeTeam":"", "awayTeam":"Bracknell Town Youth FC - Red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2480000" calcext:value-type="float">
            <text:p>4248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KO P=2,4'.F21];TRANSLATED_TEAM_NAMES;['2 x 6 KO P=2,4'.$E21]+1)">
            <text:p/>
          </table:table-cell>
          <table:table-cell table:formula="of:=VLOOKUP(['2 x 6 KO P=2,4'.G21];TRANSLATED_TEAM_NAMES;['2 x 6 KO P=2,4'.$E21]+1)" office:value-type="string" office:string-value="Caversham Trents Blues" calcext:value-type="string">
            <text:p>Caversham Trents Blues</text:p>
          </table:table-cell>
          <table:table-cell table:style-name="ce22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2480000,&quot;duration&quot;:&quot;10m&quot;,&quot;pitch&quot;:&quot;4&quot;,&quot;competition&quot;:{&quot;name&quot;:&quot;U13&quot;, &quot;section&quot;:&quot;A Groups&quot;, &quot;group&quot;:&quot;2&quot;},&quot;tag&quot;:&quot;5&quot;, &quot;homeTeam&quot;:&quot;&quot;, &quot;awayTeam&quot;:&quot;Caversham Trents Blues&quot;}" calcext:value-type="string">
            <text:p>{"__v":0,"day":1,"dateTime":42480000,"duration":"10m","pitch":"4","competition":{"name":"U13", "section":"A Groups", "group":"2"},"tag":"5", "homeTeam":"", "awayTeam":"Caversham Trents Blue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6 KO P=2,4'.F22];TRANSLATED_TEAM_NAMES;['2 x 6 KO P=2,4'.$E22]+1)" office:value-type="string" office:string-value="Caversham Trents" calcext:value-type="string">
            <text:p>Caversham Trents</text:p>
          </table:table-cell>
          <table:table-cell table:formula="of:=VLOOKUP(['2 x 6 KO P=2,4'.G22];TRANSLATED_TEAM_NAMES;['2 x 6 KO P=2,4'.$E22]+1)">
            <text:p/>
          </table:table-cell>
          <table:table-cell table:style-name="ce22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43200000,&quot;duration&quot;:&quot;10m&quot;,&quot;pitch&quot;:&quot;1&quot;,&quot;competition&quot;:{&quot;name&quot;:&quot;U13&quot;, &quot;section&quot;:&quot;A Groups&quot;, &quot;group&quot;:&quot;1&quot;},&quot;tag&quot;:&quot;6&quot;, &quot;homeTeam&quot;:&quot;Caversham Trents&quot;, &quot;awayTeam&quot;:&quot;&quot;}" calcext:value-type="string">
            <text:p>{"__v":0,"day":1,"dateTime":43200000,"duration":"10m","pitch":"1","competition":{"name":"U13", "section":"A Groups", "group":"1"},"tag":"6", "homeTeam":"Caversham Trents", "awayTeam":"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6 KO P=2,4'.F23];TRANSLATED_TEAM_NAMES;['2 x 6 KO P=2,4'.$E23]+1)" office:value-type="string" office:string-value="Westwood Wanderers Hoops" calcext:value-type="string">
            <text:p>Westwood Wanderers Hoops</text:p>
          </table:table-cell>
          <table:table-cell table:formula="of:=VLOOKUP(['2 x 6 KO P=2,4'.G23];TRANSLATED_TEAM_NAMES;['2 x 6 KO P=2,4'.$E23]+1)">
            <text:p/>
          </table:table-cell>
          <table:table-cell table:style-name="ce22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43200000,&quot;duration&quot;:&quot;10m&quot;,&quot;pitch&quot;:&quot;2&quot;,&quot;competition&quot;:{&quot;name&quot;:&quot;U13&quot;, &quot;section&quot;:&quot;A Groups&quot;, &quot;group&quot;:&quot;2&quot;},&quot;tag&quot;:&quot;6&quot;, &quot;homeTeam&quot;:&quot;Westwood Wanderers Hoops&quot;, &quot;awayTeam&quot;:&quot;&quot;}" calcext:value-type="string">
            <text:p>{"__v":0,"day":1,"dateTime":43200000,"duration":"10m","pitch":"2","competition":{"name":"U13", "section":"A Groups", "group":"2"},"tag":"6", "homeTeam":"Westwood Wanderers Hoops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KO P=2,4'.F24];TRANSLATED_TEAM_NAMES;['2 x 6 KO P=2,4'.$E24]+1)" office:value-type="string" office:string-value="JS Cannons - Blue" calcext:value-type="string">
            <text:p>JS Cannons - Blue</text:p>
          </table:table-cell>
          <table:table-cell table:formula="of:=VLOOKUP(['2 x 6 KO P=2,4'.G24];TRANSLATED_TEAM_NAMES;['2 x 6 KO P=2,4'.$E24]+1)" office:value-type="string" office:string-value="Balham FC Eagles" calcext:value-type="string">
            <text:p>Balham FC Eagles</text:p>
          </table:table-cell>
          <table:table-cell table:style-name="ce22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43200000,&quot;duration&quot;:&quot;10m&quot;,&quot;pitch&quot;:&quot;3&quot;,&quot;competition&quot;:{&quot;name&quot;:&quot;U13&quot;, &quot;section&quot;:&quot;A Groups&quot;, &quot;group&quot;:&quot;1&quot;},&quot;tag&quot;:&quot;6&quot;, &quot;homeTeam&quot;:&quot;JS Cannons - Blue&quot;, &quot;awayTeam&quot;:&quot;Balham FC Eagles&quot;}" calcext:value-type="string">
            <text:p>{"__v":0,"day":1,"dateTime":43200000,"duration":"10m","pitch":"3","competition":{"name":"U13", "section":"A Groups", "group":"1"},"tag":"6", "homeTeam":"JS Cannons - Blue", "awayTeam":"Balham FC Eagle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KO P=2,4'.F25];TRANSLATED_TEAM_NAMES;['2 x 6 KO P=2,4'.$E25]+1)" office:value-type="string" office:string-value="Yateley Jaguars" calcext:value-type="string">
            <text:p>Yateley Jaguars</text:p>
          </table:table-cell>
          <table:table-cell table:formula="of:=VLOOKUP(['2 x 6 KO P=2,4'.G25];TRANSLATED_TEAM_NAMES;['2 x 6 KO P=2,4'.$E25]+1)" office:value-type="string" office:string-value="Balham FC Colts" calcext:value-type="string">
            <text:p>Balham FC Colts</text:p>
          </table:table-cell>
          <table:table-cell table:style-name="ce22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43200000,&quot;duration&quot;:&quot;10m&quot;,&quot;pitch&quot;:&quot;4&quot;,&quot;competition&quot;:{&quot;name&quot;:&quot;U13&quot;, &quot;section&quot;:&quot;A Groups&quot;, &quot;group&quot;:&quot;2&quot;},&quot;tag&quot;:&quot;6&quot;, &quot;homeTeam&quot;:&quot;Yateley Jaguars&quot;, &quot;awayTeam&quot;:&quot;Balham FC Colts&quot;}" calcext:value-type="string">
            <text:p>{"__v":0,"day":1,"dateTime":43200000,"duration":"10m","pitch":"4","competition":{"name":"U13", "section":"A Groups", "group":"2"},"tag":"6", "homeTeam":"Yateley Jaguars", "awayTeam":"Balham FC Colt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2 x 6 KO P=2,4'.F26];TRANSLATED_TEAM_NAMES;['2 x 6 KO P=2,4'.$E26]+1)" office:value-type="string" office:string-value="Caversham Trents" calcext:value-type="string">
            <text:p>Caversham Trents</text:p>
          </table:table-cell>
          <table:table-cell table:formula="of:=VLOOKUP(['2 x 6 KO P=2,4'.G26];TRANSLATED_TEAM_NAMES;['2 x 6 KO P=2,4'.$E26]+1)">
            <text:p/>
          </table:table-cell>
          <table:table-cell table:style-name="ce22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43920000,&quot;duration&quot;:&quot;10m&quot;,&quot;pitch&quot;:&quot;1&quot;,&quot;competition&quot;:{&quot;name&quot;:&quot;U13&quot;, &quot;section&quot;:&quot;A Groups&quot;, &quot;group&quot;:&quot;1&quot;},&quot;tag&quot;:&quot;7&quot;, &quot;homeTeam&quot;:&quot;Caversham Trents&quot;, &quot;awayTeam&quot;:&quot;&quot;}" calcext:value-type="string">
            <text:p>{"__v":0,"day":1,"dateTime":43920000,"duration":"10m","pitch":"1","competition":{"name":"U13", "section":"A Groups", "group":"1"},"tag":"7", "homeTeam":"Caversham Trents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43920000" calcext:value-type="float">
            <text:p>439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2 x 6 KO P=2,4'.F27];TRANSLATED_TEAM_NAMES;['2 x 6 KO P=2,4'.$E27]+1)" office:value-type="string" office:string-value="Westwood Wanderers Hoops" calcext:value-type="string">
            <text:p>Westwood Wanderers Hoops</text:p>
          </table:table-cell>
          <table:table-cell table:formula="of:=VLOOKUP(['2 x 6 KO P=2,4'.G27];TRANSLATED_TEAM_NAMES;['2 x 6 KO P=2,4'.$E27]+1)">
            <text:p/>
          </table:table-cell>
          <table:table-cell table:style-name="ce22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43920000,&quot;duration&quot;:&quot;10m&quot;,&quot;pitch&quot;:&quot;2&quot;,&quot;competition&quot;:{&quot;name&quot;:&quot;U13&quot;, &quot;section&quot;:&quot;A Groups&quot;, &quot;group&quot;:&quot;2&quot;},&quot;tag&quot;:&quot;7&quot;, &quot;homeTeam&quot;:&quot;Westwood Wanderers Hoops&quot;, &quot;awayTeam&quot;:&quot;&quot;}" calcext:value-type="string">
            <text:p>{"__v":0,"day":1,"dateTime":43920000,"duration":"10m","pitch":"2","competition":{"name":"U13", "section":"A Groups", "group":"2"},"tag":"7", "homeTeam":"Westwood Wanderers Hoops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KO P=2,4'.F28];TRANSLATED_TEAM_NAMES;['2 x 6 KO P=2,4'.$E28]+1)" office:value-type="string" office:string-value="Bracknell Town Youth FC - Red" calcext:value-type="string">
            <text:p>Bracknell Town Youth FC - Red</text:p>
          </table:table-cell>
          <table:table-cell table:formula="of:=VLOOKUP(['2 x 6 KO P=2,4'.G28];TRANSLATED_TEAM_NAMES;['2 x 6 KO P=2,4'.$E28]+1)" office:value-type="string" office:string-value="JS Cannons - Blue" calcext:value-type="string">
            <text:p>JS Cannons - Blue</text:p>
          </table:table-cell>
          <table:table-cell table:style-name="ce22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43920000,&quot;duration&quot;:&quot;10m&quot;,&quot;pitch&quot;:&quot;3&quot;,&quot;competition&quot;:{&quot;name&quot;:&quot;U13&quot;, &quot;section&quot;:&quot;A Groups&quot;, &quot;group&quot;:&quot;1&quot;},&quot;tag&quot;:&quot;7&quot;, &quot;homeTeam&quot;:&quot;Bracknell Town Youth FC - Red&quot;, &quot;awayTeam&quot;:&quot;JS Cannons - Blue&quot;}" calcext:value-type="string">
            <text:p>{"__v":0,"day":1,"dateTime":43920000,"duration":"10m","pitch":"3","competition":{"name":"U13", "section":"A Groups", "group":"1"},"tag":"7", "homeTeam":"Bracknell Town Youth FC - Red", "awayTeam":"JS Cannons - Blue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43920000" calcext:value-type="float">
            <text:p>439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KO P=2,4'.F29];TRANSLATED_TEAM_NAMES;['2 x 6 KO P=2,4'.$E29]+1)" office:value-type="string" office:string-value="Caversham Trents Blues" calcext:value-type="string">
            <text:p>Caversham Trents Blues</text:p>
          </table:table-cell>
          <table:table-cell table:formula="of:=VLOOKUP(['2 x 6 KO P=2,4'.G29];TRANSLATED_TEAM_NAMES;['2 x 6 KO P=2,4'.$E29]+1)" office:value-type="string" office:string-value="Yateley Jaguars" calcext:value-type="string">
            <text:p>Yateley Jaguars</text:p>
          </table:table-cell>
          <table:table-cell table:style-name="ce22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43920000,&quot;duration&quot;:&quot;10m&quot;,&quot;pitch&quot;:&quot;4&quot;,&quot;competition&quot;:{&quot;name&quot;:&quot;U13&quot;, &quot;section&quot;:&quot;A Groups&quot;, &quot;group&quot;:&quot;2&quot;},&quot;tag&quot;:&quot;7&quot;, &quot;homeTeam&quot;:&quot;Caversham Trents Blues&quot;, &quot;awayTeam&quot;:&quot;Yateley Jaguars&quot;}" calcext:value-type="string">
            <text:p>{"__v":0,"day":1,"dateTime":43920000,"duration":"10m","pitch":"4","competition":{"name":"U13", "section":"A Groups", "group":"2"},"tag":"7", "homeTeam":"Caversham Trents Blues", "awayTeam":"Yateley Jaguars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KO P=2,4'.F30];TRANSLATED_TEAM_NAMES;['2 x 6 KO P=2,4'.$E30]+1)">
            <text:p/>
          </table:table-cell>
          <table:table-cell table:formula="of:=VLOOKUP(['2 x 6 KO P=2,4'.G30];TRANSLATED_TEAM_NAMES;['2 x 6 KO P=2,4'.$E30]+1)" office:value-type="string" office:string-value="Balham FC Eagles" calcext:value-type="string">
            <text:p>Balham FC Eagles</text:p>
          </table:table-cell>
          <table:table-cell table:style-name="ce22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44640000,&quot;duration&quot;:&quot;10m&quot;,&quot;pitch&quot;:&quot;1&quot;,&quot;competition&quot;:{&quot;name&quot;:&quot;U13&quot;, &quot;section&quot;:&quot;A Groups&quot;, &quot;group&quot;:&quot;1&quot;},&quot;tag&quot;:&quot;8&quot;, &quot;homeTeam&quot;:&quot;&quot;, &quot;awayTeam&quot;:&quot;Balham FC Eagles&quot;}" calcext:value-type="string">
            <text:p>{"__v":0,"day":1,"dateTime":44640000,"duration":"10m","pitch":"1","competition":{"name":"U13", "section":"A Groups", "group":"1"},"tag":"8", "homeTeam":"", "awayTeam":"Balham FC Eagle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44640000" calcext:value-type="float">
            <text:p>4464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KO P=2,4'.F31];TRANSLATED_TEAM_NAMES;['2 x 6 KO P=2,4'.$E31]+1)">
            <text:p/>
          </table:table-cell>
          <table:table-cell table:formula="of:=VLOOKUP(['2 x 6 KO P=2,4'.G31];TRANSLATED_TEAM_NAMES;['2 x 6 KO P=2,4'.$E31]+1)" office:value-type="string" office:string-value="Balham FC Colts" calcext:value-type="string">
            <text:p>Balham FC Colts</text:p>
          </table:table-cell>
          <table:table-cell table:style-name="ce22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44640000,&quot;duration&quot;:&quot;10m&quot;,&quot;pitch&quot;:&quot;2&quot;,&quot;competition&quot;:{&quot;name&quot;:&quot;U13&quot;, &quot;section&quot;:&quot;A Groups&quot;, &quot;group&quot;:&quot;2&quot;},&quot;tag&quot;:&quot;8&quot;, &quot;homeTeam&quot;:&quot;&quot;, &quot;awayTeam&quot;:&quot;Balham FC Colts&quot;}" calcext:value-type="string">
            <text:p>{"__v":0,"day":1,"dateTime":44640000,"duration":"10m","pitch":"2","competition":{"name":"U13", "section":"A Groups", "group":"2"},"tag":"8", "homeTeam":"", "awayTeam":"Balham FC Colts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32]&gt;[.$J31];[.B31];[.B31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$B32]-1)) + SECTION_GAP_MS" office:value-type="float" office:value="46140000" calcext:value-type="float">
            <text:p>46140000</text:p>
          </table:table-cell>
          <table:table-cell table:style-name="ce19" table:formula="of:=AGE_GROUP_TRANSLATED&amp;&quot;_&quot;&amp;SECTION_TRANSLATED&amp;&quot;_QF1&quot;" office:value-type="string" office:string-value="U13_AGroups_QF1" calcext:value-type="string">
            <text:p>U13_AGroups_QF1</text:p>
          </table:table-cell>
          <table:table-cell table:formula="of:=AGE_GROUP_TRANSLATED&amp;&quot;_&quot;&amp;SECTION_TRANSLATED&amp;&quot;_G1_P1&quot;" office:value-type="string" office:string-value="U13_AGroups_G1_P1" calcext:value-type="string">
            <text:p>U13_AGroups_G1_P1</text:p>
          </table:table-cell>
          <table:table-cell table:formula="of:=AGE_GROUP_TRANSLATED&amp;&quot;_&quot;&amp;SECTION_TRANSLATED&amp;&quot;_G2_P4&quot;" office:value-type="string" office:string-value="U13_AGroups_G2_P4" calcext:value-type="string">
            <text:p>U13_AGroups_G2_P4</text:p>
          </table:table-cell>
          <table:table-cell table:style-name="ce18"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22" table:formula="of:=IF(MOD([.$C32]; NUM_PITCHES)=0;INDEX(PITCHES;1;NUM_PITCHES);INDEX(PITCHES;1;MOD([.$C3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1,&quot;dateTime&quot;:46140000,&quot;duration&quot;:&quot;10m&quot;,&quot;pitch&quot;:&quot;1&quot;,&quot;competition&quot;:{&quot;name&quot;:&quot;U13&quot;, &quot;section&quot;:&quot;A Groups&quot;},&quot;tag&quot;:&quot;QF1&quot;, &quot;homeTeam&quot;:&quot;Winner Group 1&quot;, &quot;awayTeam&quot;:&quot;4th Group 2&quot;, &quot;homeTeamFrom&quot;:&quot;U13_AGroups_G1_P1&quot;, &quot;awayTeamFrom&quot;:&quot;U13_AGroups_G2_P4&quot;, &quot;stage2Tag&quot;:&quot;U13_AGroups_QF1&quot;}" calcext:value-type="string">
            <text:p>{"__v":0,"day":1,"dateTime":46140000,"duration":"10m","pitch":"1","competition":{"name":"U13", "section":"A Groups"},"tag":"QF1", "homeTeam":"Winner Group 1", "awayTeam":"4th Group 2", "homeTeamFrom":"U13_AGroups_G1_P1", "awayTeamFrom":"U13_AGroups_G2_P4", "stage2Tag":"U13_AGroup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33]&gt;[.$J32];[.B32];[.B32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$B33]-1)) + SECTION_GAP_MS" office:value-type="float" office:value="46140000" calcext:value-type="float">
            <text:p>46140000</text:p>
          </table:table-cell>
          <table:table-cell table:style-name="ce19" table:formula="of:=AGE_GROUP_TRANSLATED&amp;&quot;_&quot;&amp;SECTION_TRANSLATED&amp;&quot;_QF2&quot;" office:value-type="string" office:string-value="U13_AGroups_QF2" calcext:value-type="string">
            <text:p>U13_AGroups_QF2</text:p>
          </table:table-cell>
          <table:table-cell table:formula="of:=AGE_GROUP_TRANSLATED&amp;&quot;_&quot;&amp;SECTION_TRANSLATED&amp;&quot;_G2_P1&quot;" office:value-type="string" office:string-value="U13_AGroups_G2_P1" calcext:value-type="string">
            <text:p>U13_AGroups_G2_P1</text:p>
          </table:table-cell>
          <table:table-cell table:formula="of:=AGE_GROUP_TRANSLATED&amp;&quot;_&quot;&amp;SECTION_TRANSLATED&amp;&quot;_G1_P4&quot;" office:value-type="string" office:string-value="U13_AGroups_G1_P4" calcext:value-type="string">
            <text:p>U13_AGroups_G1_P4</text:p>
          </table:table-cell>
          <table:table-cell table:style-name="ce18"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22" table:formula="of:=IF(MOD([.$C33]; NUM_PITCHES)=0;INDEX(PITCHES;1;NUM_PITCHES);INDEX(PITCHES;1;MOD([.$C3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1,&quot;dateTime&quot;:46140000,&quot;duration&quot;:&quot;10m&quot;,&quot;pitch&quot;:&quot;2&quot;,&quot;competition&quot;:{&quot;name&quot;:&quot;U13&quot;, &quot;section&quot;:&quot;A Groups&quot;},&quot;tag&quot;:&quot;QF2&quot;, &quot;homeTeam&quot;:&quot;Winner Group 2&quot;, &quot;awayTeam&quot;:&quot;4th Group 1&quot;, &quot;homeTeamFrom&quot;:&quot;U13_AGroups_G2_P1&quot;, &quot;awayTeamFrom&quot;:&quot;U13_AGroups_G1_P4&quot;, &quot;stage2Tag&quot;:&quot;U13_AGroups_QF2&quot;}" calcext:value-type="string">
            <text:p>{"__v":0,"day":1,"dateTime":46140000,"duration":"10m","pitch":"2","competition":{"name":"U13", "section":"A Groups"},"tag":"QF2", "homeTeam":"Winner Group 2", "awayTeam":"4th Group 1", "homeTeamFrom":"U13_AGroups_G2_P1", "awayTeamFrom":"U13_AGroups_G1_P4", "stage2Tag":"U13_AGroup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$B34]-1)) + SECTION_GAP_MS" office:value-type="float" office:value="46140000" calcext:value-type="float">
            <text:p>46140000</text:p>
          </table:table-cell>
          <table:table-cell table:style-name="ce19" table:formula="of:=AGE_GROUP_TRANSLATED&amp;&quot;_&quot;&amp;SECTION_TRANSLATED&amp;&quot;_QF3&quot;" office:value-type="string" office:string-value="U13_AGroups_QF3" calcext:value-type="string">
            <text:p>U13_AGroups_QF3</text:p>
          </table:table-cell>
          <table:table-cell table:formula="of:=AGE_GROUP_TRANSLATED&amp;&quot;_&quot;&amp;SECTION_TRANSLATED&amp;&quot;_G1_P2&quot;" office:value-type="string" office:string-value="U13_AGroups_G1_P2" calcext:value-type="string">
            <text:p>U13_AGroups_G1_P2</text:p>
          </table:table-cell>
          <table:table-cell table:formula="of:=AGE_GROUP_TRANSLATED&amp;&quot;_&quot;&amp;SECTION_TRANSLATED&amp;&quot;_G2_P3&quot;" office:value-type="string" office:string-value="U13_AGroups_G2_P3" calcext:value-type="string">
            <text:p>U13_AGroups_G2_P3</text:p>
          </table:table-cell>
          <table:table-cell table:style-name="ce18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22" table:formula="of:=IF(MOD([.$C34]; NUM_PITCHES)=0;INDEX(PITCHES;1;NUM_PITCHES);INDEX(PITCHES;1;MOD([.$C3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1,&quot;dateTime&quot;:46140000,&quot;duration&quot;:&quot;10m&quot;,&quot;pitch&quot;:&quot;3&quot;,&quot;competition&quot;:{&quot;name&quot;:&quot;U13&quot;, &quot;section&quot;:&quot;A Groups&quot;},&quot;tag&quot;:&quot;QF3&quot;, &quot;homeTeam&quot;:&quot;2nd Group 1&quot;, &quot;awayTeam&quot;:&quot;3rd Group 2&quot;, &quot;homeTeamFrom&quot;:&quot;U13_AGroups_G1_P2&quot;, &quot;awayTeamFrom&quot;:&quot;U13_AGroups_G2_P3&quot;, &quot;stage2Tag&quot;:&quot;U13_AGroups_QF3&quot;}" calcext:value-type="string">
            <text:p>{"__v":0,"day":1,"dateTime":46140000,"duration":"10m","pitch":"3","competition":{"name":"U13", "section":"A Groups"},"tag":"QF3", "homeTeam":"2nd Group 1", "awayTeam":"3rd Group 2", "homeTeamFrom":"U13_AGroups_G1_P2", "awayTeamFrom":"U13_AGroups_G2_P3", "stage2Tag":"U13_AGroup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$B35]-1)) + SECTION_GAP_MS" office:value-type="float" office:value="46140000" calcext:value-type="float">
            <text:p>46140000</text:p>
          </table:table-cell>
          <table:table-cell table:style-name="ce19" table:formula="of:=AGE_GROUP_TRANSLATED&amp;&quot;_&quot;&amp;SECTION_TRANSLATED&amp;&quot;_QF4&quot;" office:value-type="string" office:string-value="U13_AGroups_QF4" calcext:value-type="string">
            <text:p>U13_AGroups_QF4</text:p>
          </table:table-cell>
          <table:table-cell table:formula="of:=AGE_GROUP_TRANSLATED&amp;&quot;_&quot;&amp;SECTION_TRANSLATED&amp;&quot;_G2_P2&quot;" office:value-type="string" office:string-value="U13_AGroups_G2_P2" calcext:value-type="string">
            <text:p>U13_AGroups_G2_P2</text:p>
          </table:table-cell>
          <table:table-cell table:formula="of:=AGE_GROUP_TRANSLATED&amp;&quot;_&quot;&amp;SECTION_TRANSLATED&amp;&quot;_G1_P3&quot;" office:value-type="string" office:string-value="U13_AGroups_G1_P3" calcext:value-type="string">
            <text:p>U13_AGroups_G1_P3</text:p>
          </table:table-cell>
          <table:table-cell table:style-name="ce18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22" table:formula="of:=IF(MOD([.$C35]; NUM_PITCHES)=0;INDEX(PITCHES;1;NUM_PITCHES);INDEX(PITCHES;1;MOD([.$C3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1,&quot;dateTime&quot;:46140000,&quot;duration&quot;:&quot;10m&quot;,&quot;pitch&quot;:&quot;4&quot;,&quot;competition&quot;:{&quot;name&quot;:&quot;U13&quot;, &quot;section&quot;:&quot;A Groups&quot;},&quot;tag&quot;:&quot;QF4&quot;, &quot;homeTeam&quot;:&quot;2nd Group 2&quot;, &quot;awayTeam&quot;:&quot;3rd Group 1&quot;, &quot;homeTeamFrom&quot;:&quot;U13_AGroups_G2_P2&quot;, &quot;awayTeamFrom&quot;:&quot;U13_AGroups_G1_P3&quot;, &quot;stage2Tag&quot;:&quot;U13_AGroups_QF4&quot;}" calcext:value-type="string">
            <text:p>{"__v":0,"day":1,"dateTime":46140000,"duration":"10m","pitch":"4","competition":{"name":"U13", "section":"A Groups"},"tag":"QF4", "homeTeam":"2nd Group 2", "awayTeam":"3rd Group 1", "homeTeamFrom":"U13_AGroups_G2_P2", "awayTeamFrom":"U13_AGroups_G1_P3", "stage2Tag":"U13_A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6]-1)) + SECTION_GAP_MS" office:value-type="float" office:value="46860000" calcext:value-type="float">
            <text:p>46860000</text:p>
          </table:table-cell>
          <table:table-cell table:style-name="ce19"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formula="of:=AGE_GROUP_TRANSLATED&amp;&quot;_&quot;&amp;SECTION_TRANSLATED&amp;&quot;_QF1&quot;" office:value-type="string" office:string-value="U13_AGroups_QF1" calcext:value-type="string">
            <text:p>U13_AGroups_QF1</text:p>
          </table:table-cell>
          <table:table-cell table:formula="of:=AGE_GROUP_TRANSLATED&amp;&quot;_&quot;&amp;SECTION_TRANSLATED&amp;&quot;_QF4&quot;" office:value-type="string" office:string-value="U13_AGroups_QF4" calcext:value-type="string">
            <text:p>U13_AGroups_QF4</text:p>
          </table:table-cell>
          <table:table-cell table:style-name="ce18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22" table:formula="of:=IF(MOD([.$C36]; NUM_PITCHES)=0;INDEX(PITCHES;1;NUM_PITCHES);INDEX(PITCHES;1;MOD([.$C3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1,&quot;dateTime&quot;:46860000,&quot;duration&quot;:&quot;10m&quot;,&quot;pitch&quot;:&quot;1&quot;,&quot;competition&quot;:{&quot;name&quot;:&quot;U13&quot;, &quot;section&quot;:&quot;A Groups&quot;},&quot;tag&quot;:&quot;SF1&quot;, &quot;homeTeam&quot;:&quot;Winner QF1&quot;, &quot;awayTeam&quot;:&quot;Winner QF4&quot;, &quot;homeTeamFrom&quot;:&quot;U13_AGroups_QF1&quot;, &quot;awayTeamFrom&quot;:&quot;U13_AGroups_QF4&quot;, &quot;stage2Tag&quot;:&quot;U13_AGroups_SF1&quot;}" calcext:value-type="string">
            <text:p>{"__v":0,"day":1,"dateTime":46860000,"duration":"10m","pitch":"1","competition":{"name":"U13", "section":"A Groups"},"tag":"SF1", "homeTeam":"Winner QF1", "awayTeam":"Winner QF4", "homeTeamFrom":"U13_AGroups_QF1", "awayTeamFrom":"U13_AGroups_QF4", "stage2Tag":"U13_A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7]-1)) + SECTION_GAP_MS" office:value-type="float" office:value="46860000" calcext:value-type="float">
            <text:p>46860000</text:p>
          </table:table-cell>
          <table:table-cell table:style-name="ce19"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formula="of:=AGE_GROUP_TRANSLATED&amp;&quot;_&quot;&amp;SECTION_TRANSLATED&amp;&quot;_QF2&quot;" office:value-type="string" office:string-value="U13_AGroups_QF2" calcext:value-type="string">
            <text:p>U13_AGroups_QF2</text:p>
          </table:table-cell>
          <table:table-cell table:formula="of:=AGE_GROUP_TRANSLATED&amp;&quot;_&quot;&amp;SECTION_TRANSLATED&amp;&quot;_QF3&quot;" office:value-type="string" office:string-value="U13_AGroups_QF3" calcext:value-type="string">
            <text:p>U13_AGroups_QF3</text:p>
          </table:table-cell>
          <table:table-cell table:style-name="ce18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22" table:formula="of:=IF(MOD([.$C37]; NUM_PITCHES)=0;INDEX(PITCHES;1;NUM_PITCHES);INDEX(PITCHES;1;MOD([.$C3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1,&quot;dateTime&quot;:46860000,&quot;duration&quot;:&quot;10m&quot;,&quot;pitch&quot;:&quot;2&quot;,&quot;competition&quot;:{&quot;name&quot;:&quot;U13&quot;, &quot;section&quot;:&quot;A Groups&quot;},&quot;tag&quot;:&quot;SF2&quot;, &quot;homeTeam&quot;:&quot;Winner QF2&quot;, &quot;awayTeam&quot;:&quot;Winner QF3&quot;, &quot;homeTeamFrom&quot;:&quot;U13_AGroups_QF2&quot;, &quot;awayTeamFrom&quot;:&quot;U13_AGroups_QF3&quot;, &quot;stage2Tag&quot;:&quot;U13_AGroups_SF2&quot;}" calcext:value-type="string">
            <text:p>{"__v":0,"day":1,"dateTime":46860000,"duration":"10m","pitch":"2","competition":{"name":"U13", "section":"A Groups"},"tag":"SF2", "homeTeam":"Winner QF2", "awayTeam":"Winner QF3", "homeTeamFrom":"U13_AGroups_QF2", "awayTeamFrom":"U13_AGroups_QF3", "stage2Tag":"U13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8]-1)) + SECTION_GAP_MS" office:value-type="float" office:value="47580000" calcext:value-type="float">
            <text:p>47580000</text:p>
          </table:table-cell>
          <table:table-cell table:style-name="ce19" table:formula="of:=AGE_GROUP_TRANSLATED&amp;&quot;_&quot;&amp;SECTION_TRANSLATED&amp;&quot;_FNL&quot;" office:value-type="string" office:string-value="U13_AGroups_FNL" calcext:value-type="string">
            <text:p>U13_AGroups_FNL</text:p>
          </table:table-cell>
          <table:table-cell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style-name="ce18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22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1,&quot;dateTime&quot;:47580000,&quot;duration&quot;:&quot;10m&quot;,&quot;pitch&quot;:&quot;1&quot;,&quot;competition&quot;:{&quot;name&quot;:&quot;U13&quot;, &quot;section&quot;:&quot;A Groups&quot;},&quot;tag&quot;:&quot;FNL&quot;, &quot;homeTeam&quot;:&quot;Winner SF1&quot;, &quot;awayTeam&quot;:&quot;Winner SF2&quot;, &quot;homeTeamFrom&quot;:&quot;U13_AGroups_SF1&quot;, &quot;awayTeamFrom&quot;:&quot;U13_AGroups_SF2&quot;, &quot;stage2Tag&quot;:&quot;U13_AGroups_FNL&quot;}" calcext:value-type="string">
            <text:p>{"__v":0,"day":1,"dateTime":47580000,"duration":"10m","pitch":"1","competition":{"name":"U13", "section":"A Groups"},"tag":"FNL", "homeTeam":"Winner SF1", "awayTeam":"Winner SF2", "homeTeamFrom":"U13_AGroups_SF1", "awayTeamFrom":"U13_AGroups_SF2", "stage2Tag":"U13_AGroups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21"/>
          <table:table-cell table:style-name="ce23"/>
          <table:table-cell table:style-name="ce24"/>
          <table:table-cell table:style-name="ce23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6 ~KO P=2,4" table:style-name="ta1">
        <table:table-column table:style-name="co4" table:default-cell-style-name="ce17"/>
        <table:table-column table:style-name="co23" table:default-cell-style-name="ce17"/>
        <table:table-column table:style-name="co5" table:default-cell-style-name="ce17"/>
        <table:table-column table:style-name="co11" table:number-columns-repeated="2" table:default-cell-style-name="ce17"/>
        <table:table-column table:style-name="co11" table:number-columns-repeated="2" table:default-cell-style-name="ce19"/>
        <table:table-column table:style-name="co22" table:default-cell-style-name="ce20"/>
        <table:table-column table:style-name="co22" table:default-cell-style-name="ce21"/>
        <table:table-column table:style-name="co9" table:default-cell-style-name="ce23"/>
        <table:table-column table:style-name="co10" table:default-cell-style-name="ce24"/>
        <table:table-column table:style-name="co3" table:number-columns-repeated="1013" table:default-cell-style-name="ce23"/>
        <table:table-row table:style-name="ro1">
          <table:table-cell table:style-name="ce25" office:value-type="string" calcext:value-type="string">
            <text:p>Tag</text:p>
          </table:table-cell>
          <table:table-cell table:style-name="ce25" office:value-type="string" calcext:value-type="string">
            <text:p>Game#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30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~KO P=2,4'.F2];TRANSLATED_TEAM_NAMES;['2 x 6 ~KO P=2,4'.$E2]+1)" office:value-type="string" office:string-value="Balham FC Eagles" calcext:value-type="string">
            <text:p>Balham FC Eagles</text:p>
          </table:table-cell>
          <table:table-cell table:formula="of:=VLOOKUP(['2 x 6 ~KO P=2,4'.G2];TRANSLATED_TEAM_NAMES;['2 x 6 ~KO P=2,4'.$E2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39600000,&quot;duration&quot;:&quot;10m&quot;,&quot;pitch&quot;:&quot;1&quot;,&quot;competition&quot;:{&quot;name&quot;:&quot;U13&quot;, &quot;section&quot;:&quot;A Groups&quot;, &quot;group&quot;:&quot;1&quot;},&quot;tag&quot;:&quot;1&quot;, &quot;homeTeam&quot;:&quot;Balham FC Eagles&quot;, &quot;awayTeam&quot;:&quot;Bracknell Town Youth FC - Red&quot;}" calcext:value-type="string">
            <text:p>{"__v":0,"day":1,"dateTime":39600000,"duration":"10m","pitch":"1","competition":{"name":"U13", "section":"A Groups", "group":"1"},"tag":"1", "homeTeam":"Balham FC Eagles", "awayTeam":"Bracknell Town Youth FC - Red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~KO P=2,4'.F3];TRANSLATED_TEAM_NAMES;['2 x 6 ~KO P=2,4'.$E3]+1)" office:value-type="string" office:string-value="Balham FC Colts" calcext:value-type="string">
            <text:p>Balham FC Colts</text:p>
          </table:table-cell>
          <table:table-cell table:formula="of:=VLOOKUP(['2 x 6 ~KO P=2,4'.G3];TRANSLATED_TEAM_NAMES;['2 x 6 ~KO P=2,4'.$E3]+1)" office:value-type="string" office:string-value="Caversham Trents Blues" calcext:value-type="string">
            <text:p>Caversham Trents Blues</text:p>
          </table:table-cell>
          <table:table-cell table:style-name="ce22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39600000,&quot;duration&quot;:&quot;10m&quot;,&quot;pitch&quot;:&quot;2&quot;,&quot;competition&quot;:{&quot;name&quot;:&quot;U13&quot;, &quot;section&quot;:&quot;A Groups&quot;, &quot;group&quot;:&quot;2&quot;},&quot;tag&quot;:&quot;1&quot;, &quot;homeTeam&quot;:&quot;Balham FC Colts&quot;, &quot;awayTeam&quot;:&quot;Caversham Trents Blues&quot;}" calcext:value-type="string">
            <text:p>{"__v":0,"day":1,"dateTime":39600000,"duration":"10m","pitch":"2","competition":{"name":"U13", "section":"A Groups", "group":"2"},"tag":"1", "homeTeam":"Balham FC Colts", "awayTeam":"Caversham Trents Blue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'2 x 6 ~KO P=2,4'.F4];TRANSLATED_TEAM_NAMES;['2 x 6 ~KO P=2,4'.$E4]+1)">
            <text:p/>
          </table:table-cell>
          <table:table-cell table:formula="of:=VLOOKUP(['2 x 6 ~KO P=2,4'.G4];TRANSLATED_TEAM_NAMES;['2 x 6 ~KO P=2,4'.$E4]+1)" office:value-type="string" office:string-value="Caversham Trents" calcext:value-type="string">
            <text:p>Caversham Trents</text:p>
          </table:table-cell>
          <table:table-cell table:style-name="ce22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39600000,&quot;duration&quot;:&quot;10m&quot;,&quot;pitch&quot;:&quot;3&quot;,&quot;competition&quot;:{&quot;name&quot;:&quot;U13&quot;, &quot;section&quot;:&quot;A Groups&quot;, &quot;group&quot;:&quot;1&quot;},&quot;tag&quot;:&quot;1&quot;, &quot;homeTeam&quot;:&quot;&quot;, &quot;awayTeam&quot;:&quot;Caversham Trents&quot;}" calcext:value-type="string">
            <text:p>{"__v":0,"day":1,"dateTime":39600000,"duration":"10m","pitch":"3","competition":{"name":"U13", "section":"A Groups", "group":"1"},"tag":"1", "homeTeam":"", "awayTeam":"Caversham Trent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'2 x 6 ~KO P=2,4'.F5];TRANSLATED_TEAM_NAMES;['2 x 6 ~KO P=2,4'.$E5]+1)">
            <text:p/>
          </table:table-cell>
          <table:table-cell table:formula="of:=VLOOKUP(['2 x 6 ~KO P=2,4'.G5];TRANSLATED_TEAM_NAMES;['2 x 6 ~KO P=2,4'.$E5]+1)" office:value-type="string" office:string-value="Westwood Wanderers Hoops" calcext:value-type="string">
            <text:p>Westwood Wanderers Hoops</text:p>
          </table:table-cell>
          <table:table-cell table:style-name="ce22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39600000,&quot;duration&quot;:&quot;10m&quot;,&quot;pitch&quot;:&quot;4&quot;,&quot;competition&quot;:{&quot;name&quot;:&quot;U13&quot;, &quot;section&quot;:&quot;A Groups&quot;, &quot;group&quot;:&quot;2&quot;},&quot;tag&quot;:&quot;1&quot;, &quot;homeTeam&quot;:&quot;&quot;, &quot;awayTeam&quot;:&quot;Westwood Wanderers Hoops&quot;}" calcext:value-type="string">
            <text:p>{"__v":0,"day":1,"dateTime":39600000,"duration":"10m","pitch":"4","competition":{"name":"U13", "section":"A Groups", "group":"2"},"tag":"1", "homeTeam":"", "awayTeam":"Westwood Wanderers Hoop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~KO P=2,4'.F6];TRANSLATED_TEAM_NAMES;['2 x 6 ~KO P=2,4'.$E6]+1)" office:value-type="string" office:string-value="JS Cannons - Blue" calcext:value-type="string">
            <text:p>JS Cannons - Blue</text:p>
          </table:table-cell>
          <table:table-cell table:formula="of:=VLOOKUP(['2 x 6 ~KO P=2,4'.G6];TRANSLATED_TEAM_NAMES;['2 x 6 ~KO P=2,4'.$E6]+1)">
            <text:p/>
          </table:table-cell>
          <table:table-cell table:style-name="ce22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0320000,&quot;duration&quot;:&quot;10m&quot;,&quot;pitch&quot;:&quot;1&quot;,&quot;competition&quot;:{&quot;name&quot;:&quot;U13&quot;, &quot;section&quot;:&quot;A Groups&quot;, &quot;group&quot;:&quot;1&quot;},&quot;tag&quot;:&quot;2&quot;, &quot;homeTeam&quot;:&quot;JS Cannons - Blue&quot;, &quot;awayTeam&quot;:&quot;&quot;}" calcext:value-type="string">
            <text:p>{"__v":0,"day":1,"dateTime":40320000,"duration":"10m","pitch":"1","competition":{"name":"U13", "section":"A Groups", "group":"1"},"tag":"2", "homeTeam":"JS Cannons - Blue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~KO P=2,4'.F7];TRANSLATED_TEAM_NAMES;['2 x 6 ~KO P=2,4'.$E7]+1)" office:value-type="string" office:string-value="Yateley Jaguars" calcext:value-type="string">
            <text:p>Yateley Jaguars</text:p>
          </table:table-cell>
          <table:table-cell table:formula="of:=VLOOKUP(['2 x 6 ~KO P=2,4'.G7];TRANSLATED_TEAM_NAMES;['2 x 6 ~KO P=2,4'.$E7]+1)">
            <text:p/>
          </table:table-cell>
          <table:table-cell table:style-name="ce22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0320000,&quot;duration&quot;:&quot;10m&quot;,&quot;pitch&quot;:&quot;2&quot;,&quot;competition&quot;:{&quot;name&quot;:&quot;U13&quot;, &quot;section&quot;:&quot;A Groups&quot;, &quot;group&quot;:&quot;2&quot;},&quot;tag&quot;:&quot;2&quot;, &quot;homeTeam&quot;:&quot;Yateley Jaguars&quot;, &quot;awayTeam&quot;:&quot;&quot;}" calcext:value-type="string">
            <text:p>{"__v":0,"day":1,"dateTime":40320000,"duration":"10m","pitch":"2","competition":{"name":"U13", "section":"A Groups", "group":"2"},"tag":"2", "homeTeam":"Yateley Jaguars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2 x 6 ~KO P=2,4'.F8];TRANSLATED_TEAM_NAMES;['2 x 6 ~KO P=2,4'.$E8]+1)" office:value-type="string" office:string-value="Caversham Trents" calcext:value-type="string">
            <text:p>Caversham Trents</text:p>
          </table:table-cell>
          <table:table-cell table:formula="of:=VLOOKUP(['2 x 6 ~KO P=2,4'.G8];TRANSLATED_TEAM_NAMES;['2 x 6 ~KO P=2,4'.$E8]+1)" office:value-type="string" office:string-value="Balham FC Eagles" calcext:value-type="string">
            <text:p>Balham FC Eagles</text:p>
          </table:table-cell>
          <table:table-cell table:style-name="ce22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0320000,&quot;duration&quot;:&quot;10m&quot;,&quot;pitch&quot;:&quot;3&quot;,&quot;competition&quot;:{&quot;name&quot;:&quot;U13&quot;, &quot;section&quot;:&quot;A Groups&quot;, &quot;group&quot;:&quot;1&quot;},&quot;tag&quot;:&quot;2&quot;, &quot;homeTeam&quot;:&quot;Caversham Trents&quot;, &quot;awayTeam&quot;:&quot;Balham FC Eagles&quot;}" calcext:value-type="string">
            <text:p>{"__v":0,"day":1,"dateTime":40320000,"duration":"10m","pitch":"3","competition":{"name":"U13", "section":"A Groups", "group":"1"},"tag":"2", "homeTeam":"Caversham Trents", "awayTeam":"Balham FC Eagle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2 x 6 ~KO P=2,4'.F9];TRANSLATED_TEAM_NAMES;['2 x 6 ~KO P=2,4'.$E9]+1)" office:value-type="string" office:string-value="Westwood Wanderers Hoops" calcext:value-type="string">
            <text:p>Westwood Wanderers Hoops</text:p>
          </table:table-cell>
          <table:table-cell table:formula="of:=VLOOKUP(['2 x 6 ~KO P=2,4'.G9];TRANSLATED_TEAM_NAMES;['2 x 6 ~KO P=2,4'.$E9]+1)" office:value-type="string" office:string-value="Balham FC Colts" calcext:value-type="string">
            <text:p>Balham FC Colts</text:p>
          </table:table-cell>
          <table:table-cell table:style-name="ce22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0320000,&quot;duration&quot;:&quot;10m&quot;,&quot;pitch&quot;:&quot;4&quot;,&quot;competition&quot;:{&quot;name&quot;:&quot;U13&quot;, &quot;section&quot;:&quot;A Groups&quot;, &quot;group&quot;:&quot;2&quot;},&quot;tag&quot;:&quot;2&quot;, &quot;homeTeam&quot;:&quot;Westwood Wanderers Hoops&quot;, &quot;awayTeam&quot;:&quot;Balham FC Colts&quot;}" calcext:value-type="string">
            <text:p>{"__v":0,"day":1,"dateTime":40320000,"duration":"10m","pitch":"4","competition":{"name":"U13", "section":"A Groups", "group":"2"},"tag":"2", "homeTeam":"Westwood Wanderers Hoops", "awayTeam":"Balham FC Colt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~KO P=2,4'.F10];TRANSLATED_TEAM_NAMES;['2 x 6 ~KO P=2,4'.$E10]+1)" office:value-type="string" office:string-value="Bracknell Town Youth FC - Red" calcext:value-type="string">
            <text:p>Bracknell Town Youth FC - Red</text:p>
          </table:table-cell>
          <table:table-cell table:formula="of:=VLOOKUP(['2 x 6 ~KO P=2,4'.G10];TRANSLATED_TEAM_NAMES;['2 x 6 ~KO P=2,4'.$E10]+1)" office:value-type="string" office:string-value="JS Cannons - Blue" calcext:value-type="string">
            <text:p>JS Cannons - Blue</text:p>
          </table:table-cell>
          <table:table-cell table:style-name="ce22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1040000,&quot;duration&quot;:&quot;10m&quot;,&quot;pitch&quot;:&quot;1&quot;,&quot;competition&quot;:{&quot;name&quot;:&quot;U13&quot;, &quot;section&quot;:&quot;A Groups&quot;, &quot;group&quot;:&quot;1&quot;},&quot;tag&quot;:&quot;3&quot;, &quot;homeTeam&quot;:&quot;Bracknell Town Youth FC - Red&quot;, &quot;awayTeam&quot;:&quot;JS Cannons - Blue&quot;}" calcext:value-type="string">
            <text:p>{"__v":0,"day":1,"dateTime":41040000,"duration":"10m","pitch":"1","competition":{"name":"U13", "section":"A Groups", "group":"1"},"tag":"3", "homeTeam":"Bracknell Town Youth FC - Red", "awayTeam":"JS Cannons - Blue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41040000" calcext:value-type="float">
            <text:p>410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~KO P=2,4'.F11];TRANSLATED_TEAM_NAMES;['2 x 6 ~KO P=2,4'.$E11]+1)" office:value-type="string" office:string-value="Caversham Trents Blues" calcext:value-type="string">
            <text:p>Caversham Trents Blues</text:p>
          </table:table-cell>
          <table:table-cell table:formula="of:=VLOOKUP(['2 x 6 ~KO P=2,4'.G11];TRANSLATED_TEAM_NAMES;['2 x 6 ~KO P=2,4'.$E11]+1)" office:value-type="string" office:string-value="Yateley Jaguars" calcext:value-type="string">
            <text:p>Yateley Jaguars</text:p>
          </table:table-cell>
          <table:table-cell table:style-name="ce22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1040000,&quot;duration&quot;:&quot;10m&quot;,&quot;pitch&quot;:&quot;2&quot;,&quot;competition&quot;:{&quot;name&quot;:&quot;U13&quot;, &quot;section&quot;:&quot;A Groups&quot;, &quot;group&quot;:&quot;2&quot;},&quot;tag&quot;:&quot;3&quot;, &quot;homeTeam&quot;:&quot;Caversham Trents Blues&quot;, &quot;awayTeam&quot;:&quot;Yateley Jaguars&quot;}" calcext:value-type="string">
            <text:p>{"__v":0,"day":1,"dateTime":41040000,"duration":"10m","pitch":"2","competition":{"name":"U13", "section":"A Groups", "group":"2"},"tag":"3", "homeTeam":"Caversham Trents Blues", "awayTeam":"Yateley Jaguar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~KO P=2,4'.F12];TRANSLATED_TEAM_NAMES;['2 x 6 ~KO P=2,4'.$E12]+1)">
            <text:p/>
          </table:table-cell>
          <table:table-cell table:formula="of:=VLOOKUP(['2 x 6 ~KO P=2,4'.G12];TRANSLATED_TEAM_NAMES;['2 x 6 ~KO P=2,4'.$E12]+1)">
            <text:p/>
          </table:table-cell>
          <table:table-cell table:style-name="ce22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1040000,&quot;duration&quot;:&quot;10m&quot;,&quot;pitch&quot;:&quot;3&quot;,&quot;competition&quot;:{&quot;name&quot;:&quot;U13&quot;, &quot;section&quot;:&quot;A Groups&quot;, &quot;group&quot;:&quot;1&quot;},&quot;tag&quot;:&quot;3&quot;, &quot;homeTeam&quot;:&quot;&quot;, &quot;awayTeam&quot;:&quot;&quot;}" calcext:value-type="string">
            <text:p>{"__v":0,"day":1,"dateTime":41040000,"duration":"10m","pitch":"3","competition":{"name":"U13", "section":"A Groups", "group":"1"},"tag":"3", "homeTeam":"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41040000" calcext:value-type="float">
            <text:p>4104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~KO P=2,4'.F13];TRANSLATED_TEAM_NAMES;['2 x 6 ~KO P=2,4'.$E13]+1)">
            <text:p/>
          </table:table-cell>
          <table:table-cell table:formula="of:=VLOOKUP(['2 x 6 ~KO P=2,4'.G13];TRANSLATED_TEAM_NAMES;['2 x 6 ~KO P=2,4'.$E13]+1)">
            <text:p/>
          </table:table-cell>
          <table:table-cell table:style-name="ce22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1040000,&quot;duration&quot;:&quot;10m&quot;,&quot;pitch&quot;:&quot;4&quot;,&quot;competition&quot;:{&quot;name&quot;:&quot;U13&quot;, &quot;section&quot;:&quot;A Groups&quot;, &quot;group&quot;:&quot;2&quot;},&quot;tag&quot;:&quot;3&quot;, &quot;homeTeam&quot;:&quot;&quot;, &quot;awayTeam&quot;:&quot;&quot;}" calcext:value-type="string">
            <text:p>{"__v":0,"day":1,"dateTime":41040000,"duration":"10m","pitch":"4","competition":{"name":"U13", "section":"A Groups", "group":"2"},"tag":"3", "homeTeam":"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41760000" calcext:value-type="float">
            <text:p>417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~KO P=2,4'.F14];TRANSLATED_TEAM_NAMES;['2 x 6 ~KO P=2,4'.$E14]+1)" office:value-type="string" office:string-value="Bracknell Town Youth FC - Red" calcext:value-type="string">
            <text:p>Bracknell Town Youth FC - Red</text:p>
          </table:table-cell>
          <table:table-cell table:formula="of:=VLOOKUP(['2 x 6 ~KO P=2,4'.G14];TRANSLATED_TEAM_NAMES;['2 x 6 ~KO P=2,4'.$E14]+1)" office:value-type="string" office:string-value="Caversham Trents" calcext:value-type="string">
            <text:p>Caversham Trents</text:p>
          </table:table-cell>
          <table:table-cell table:style-name="ce22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1760000,&quot;duration&quot;:&quot;10m&quot;,&quot;pitch&quot;:&quot;1&quot;,&quot;competition&quot;:{&quot;name&quot;:&quot;U13&quot;, &quot;section&quot;:&quot;A Groups&quot;, &quot;group&quot;:&quot;1&quot;},&quot;tag&quot;:&quot;4&quot;, &quot;homeTeam&quot;:&quot;Bracknell Town Youth FC - Red&quot;, &quot;awayTeam&quot;:&quot;Caversham Trents&quot;}" calcext:value-type="string">
            <text:p>{"__v":0,"day":1,"dateTime":41760000,"duration":"10m","pitch":"1","competition":{"name":"U13", "section":"A Groups", "group":"1"},"tag":"4", "homeTeam":"Bracknell Town Youth FC - Red", "awayTeam":"Caversham Trent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41760000" calcext:value-type="float">
            <text:p>417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~KO P=2,4'.F15];TRANSLATED_TEAM_NAMES;['2 x 6 ~KO P=2,4'.$E15]+1)" office:value-type="string" office:string-value="Caversham Trents Blues" calcext:value-type="string">
            <text:p>Caversham Trents Blues</text:p>
          </table:table-cell>
          <table:table-cell table:formula="of:=VLOOKUP(['2 x 6 ~KO P=2,4'.G15];TRANSLATED_TEAM_NAMES;['2 x 6 ~KO P=2,4'.$E15]+1)" office:value-type="string" office:string-value="Westwood Wanderers Hoops" calcext:value-type="string">
            <text:p>Westwood Wanderers Hoops</text:p>
          </table:table-cell>
          <table:table-cell table:style-name="ce22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1760000,&quot;duration&quot;:&quot;10m&quot;,&quot;pitch&quot;:&quot;2&quot;,&quot;competition&quot;:{&quot;name&quot;:&quot;U13&quot;, &quot;section&quot;:&quot;A Groups&quot;, &quot;group&quot;:&quot;2&quot;},&quot;tag&quot;:&quot;4&quot;, &quot;homeTeam&quot;:&quot;Caversham Trents Blues&quot;, &quot;awayTeam&quot;:&quot;Westwood Wanderers Hoops&quot;}" calcext:value-type="string">
            <text:p>{"__v":0,"day":1,"dateTime":41760000,"duration":"10m","pitch":"2","competition":{"name":"U13", "section":"A Groups", "group":"2"},"tag":"4", "homeTeam":"Caversham Trents Blues", "awayTeam":"Westwood Wanderers Hoop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41760000" calcext:value-type="float">
            <text:p>417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'2 x 6 ~KO P=2,4'.F16];TRANSLATED_TEAM_NAMES;['2 x 6 ~KO P=2,4'.$E16]+1)" office:value-type="string" office:string-value="Balham FC Eagles" calcext:value-type="string">
            <text:p>Balham FC Eagles</text:p>
          </table:table-cell>
          <table:table-cell table:formula="of:=VLOOKUP(['2 x 6 ~KO P=2,4'.G16];TRANSLATED_TEAM_NAMES;['2 x 6 ~KO P=2,4'.$E16]+1)">
            <text:p/>
          </table:table-cell>
          <table:table-cell table:style-name="ce22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1760000,&quot;duration&quot;:&quot;10m&quot;,&quot;pitch&quot;:&quot;3&quot;,&quot;competition&quot;:{&quot;name&quot;:&quot;U13&quot;, &quot;section&quot;:&quot;A Groups&quot;, &quot;group&quot;:&quot;1&quot;},&quot;tag&quot;:&quot;4&quot;, &quot;homeTeam&quot;:&quot;Balham FC Eagles&quot;, &quot;awayTeam&quot;:&quot;&quot;}" calcext:value-type="string">
            <text:p>{"__v":0,"day":1,"dateTime":41760000,"duration":"10m","pitch":"3","competition":{"name":"U13", "section":"A Groups", "group":"1"},"tag":"4", "homeTeam":"Balham FC Eagles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41760000" calcext:value-type="float">
            <text:p>417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'2 x 6 ~KO P=2,4'.F17];TRANSLATED_TEAM_NAMES;['2 x 6 ~KO P=2,4'.$E17]+1)" office:value-type="string" office:string-value="Balham FC Colts" calcext:value-type="string">
            <text:p>Balham FC Colts</text:p>
          </table:table-cell>
          <table:table-cell table:formula="of:=VLOOKUP(['2 x 6 ~KO P=2,4'.G17];TRANSLATED_TEAM_NAMES;['2 x 6 ~KO P=2,4'.$E17]+1)">
            <text:p/>
          </table:table-cell>
          <table:table-cell table:style-name="ce22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1760000,&quot;duration&quot;:&quot;10m&quot;,&quot;pitch&quot;:&quot;4&quot;,&quot;competition&quot;:{&quot;name&quot;:&quot;U13&quot;, &quot;section&quot;:&quot;A Groups&quot;, &quot;group&quot;:&quot;2&quot;},&quot;tag&quot;:&quot;4&quot;, &quot;homeTeam&quot;:&quot;Balham FC Colts&quot;, &quot;awayTeam&quot;:&quot;&quot;}" calcext:value-type="string">
            <text:p>{"__v":0,"day":1,"dateTime":41760000,"duration":"10m","pitch":"4","competition":{"name":"U13", "section":"A Groups", "group":"2"},"tag":"4", "homeTeam":"Balham FC Colts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~KO P=2,4'.F18];TRANSLATED_TEAM_NAMES;['2 x 6 ~KO P=2,4'.$E18]+1)" office:value-type="string" office:string-value="JS Cannons - Blue" calcext:value-type="string">
            <text:p>JS Cannons - Blue</text:p>
          </table:table-cell>
          <table:table-cell table:formula="of:=VLOOKUP(['2 x 6 ~KO P=2,4'.G18];TRANSLATED_TEAM_NAMES;['2 x 6 ~KO P=2,4'.$E18]+1)">
            <text:p/>
          </table:table-cell>
          <table:table-cell table:style-name="ce22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2480000,&quot;duration&quot;:&quot;10m&quot;,&quot;pitch&quot;:&quot;1&quot;,&quot;competition&quot;:{&quot;name&quot;:&quot;U13&quot;, &quot;section&quot;:&quot;A Groups&quot;, &quot;group&quot;:&quot;1&quot;},&quot;tag&quot;:&quot;5&quot;, &quot;homeTeam&quot;:&quot;JS Cannons - Blue&quot;, &quot;awayTeam&quot;:&quot;&quot;}" calcext:value-type="string">
            <text:p>{"__v":0,"day":1,"dateTime":42480000,"duration":"10m","pitch":"1","competition":{"name":"U13", "section":"A Groups", "group":"1"},"tag":"5", "homeTeam":"JS Cannons - Blue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42480000" calcext:value-type="float">
            <text:p>4248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~KO P=2,4'.F19];TRANSLATED_TEAM_NAMES;['2 x 6 ~KO P=2,4'.$E19]+1)" office:value-type="string" office:string-value="Yateley Jaguars" calcext:value-type="string">
            <text:p>Yateley Jaguars</text:p>
          </table:table-cell>
          <table:table-cell table:formula="of:=VLOOKUP(['2 x 6 ~KO P=2,4'.G19];TRANSLATED_TEAM_NAMES;['2 x 6 ~KO P=2,4'.$E19]+1)">
            <text:p/>
          </table:table-cell>
          <table:table-cell table:style-name="ce22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2480000,&quot;duration&quot;:&quot;10m&quot;,&quot;pitch&quot;:&quot;2&quot;,&quot;competition&quot;:{&quot;name&quot;:&quot;U13&quot;, &quot;section&quot;:&quot;A Groups&quot;, &quot;group&quot;:&quot;2&quot;},&quot;tag&quot;:&quot;5&quot;, &quot;homeTeam&quot;:&quot;Yateley Jaguars&quot;, &quot;awayTeam&quot;:&quot;&quot;}" calcext:value-type="string">
            <text:p>{"__v":0,"day":1,"dateTime":42480000,"duration":"10m","pitch":"2","competition":{"name":"U13", "section":"A Groups", "group":"2"},"tag":"5", "homeTeam":"Yateley Jaguars", "awayTeam":"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~KO P=2,4'.F20];TRANSLATED_TEAM_NAMES;['2 x 6 ~KO P=2,4'.$E20]+1)">
            <text:p/>
          </table:table-cell>
          <table:table-cell table:formula="of:=VLOOKUP(['2 x 6 ~KO P=2,4'.G20];TRANSLATED_TEAM_NAMES;['2 x 6 ~KO P=2,4'.$E20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2480000,&quot;duration&quot;:&quot;10m&quot;,&quot;pitch&quot;:&quot;3&quot;,&quot;competition&quot;:{&quot;name&quot;:&quot;U13&quot;, &quot;section&quot;:&quot;A Groups&quot;, &quot;group&quot;:&quot;1&quot;},&quot;tag&quot;:&quot;5&quot;, &quot;homeTeam&quot;:&quot;&quot;, &quot;awayTeam&quot;:&quot;Bracknell Town Youth FC - Red&quot;}" calcext:value-type="string">
            <text:p>{"__v":0,"day":1,"dateTime":42480000,"duration":"10m","pitch":"3","competition":{"name":"U13", "section":"A Groups", "group":"1"},"tag":"5", "homeTeam":"", "awayTeam":"Bracknell Town Youth FC - Red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42480000" calcext:value-type="float">
            <text:p>4248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~KO P=2,4'.F21];TRANSLATED_TEAM_NAMES;['2 x 6 ~KO P=2,4'.$E21]+1)">
            <text:p/>
          </table:table-cell>
          <table:table-cell table:formula="of:=VLOOKUP(['2 x 6 ~KO P=2,4'.G21];TRANSLATED_TEAM_NAMES;['2 x 6 ~KO P=2,4'.$E21]+1)" office:value-type="string" office:string-value="Caversham Trents Blues" calcext:value-type="string">
            <text:p>Caversham Trents Blues</text:p>
          </table:table-cell>
          <table:table-cell table:style-name="ce22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2480000,&quot;duration&quot;:&quot;10m&quot;,&quot;pitch&quot;:&quot;4&quot;,&quot;competition&quot;:{&quot;name&quot;:&quot;U13&quot;, &quot;section&quot;:&quot;A Groups&quot;, &quot;group&quot;:&quot;2&quot;},&quot;tag&quot;:&quot;5&quot;, &quot;homeTeam&quot;:&quot;&quot;, &quot;awayTeam&quot;:&quot;Caversham Trents Blues&quot;}" calcext:value-type="string">
            <text:p>{"__v":0,"day":1,"dateTime":42480000,"duration":"10m","pitch":"4","competition":{"name":"U13", "section":"A Groups", "group":"2"},"tag":"5", "homeTeam":"", "awayTeam":"Caversham Trents Blue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~KO P=2,4'.F22];TRANSLATED_TEAM_NAMES;['2 x 6 ~KO P=2,4'.$E22]+1)" office:value-type="string" office:string-value="Caversham Trents" calcext:value-type="string">
            <text:p>Caversham Trents</text:p>
          </table:table-cell>
          <table:table-cell table:formula="of:=VLOOKUP(['2 x 6 ~KO P=2,4'.G22];TRANSLATED_TEAM_NAMES;['2 x 6 ~KO P=2,4'.$E22]+1)" office:value-type="string" office:string-value="JS Cannons - Blue" calcext:value-type="string">
            <text:p>JS Cannons - Blue</text:p>
          </table:table-cell>
          <table:table-cell table:style-name="ce22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43200000,&quot;duration&quot;:&quot;10m&quot;,&quot;pitch&quot;:&quot;1&quot;,&quot;competition&quot;:{&quot;name&quot;:&quot;U13&quot;, &quot;section&quot;:&quot;A Groups&quot;, &quot;group&quot;:&quot;1&quot;},&quot;tag&quot;:&quot;6&quot;, &quot;homeTeam&quot;:&quot;Caversham Trents&quot;, &quot;awayTeam&quot;:&quot;JS Cannons - Blue&quot;}" calcext:value-type="string">
            <text:p>{"__v":0,"day":1,"dateTime":43200000,"duration":"10m","pitch":"1","competition":{"name":"U13", "section":"A Groups", "group":"1"},"tag":"6", "homeTeam":"Caversham Trents", "awayTeam":"JS Cannons - Blue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~KO P=2,4'.F23];TRANSLATED_TEAM_NAMES;['2 x 6 ~KO P=2,4'.$E23]+1)" office:value-type="string" office:string-value="Westwood Wanderers Hoops" calcext:value-type="string">
            <text:p>Westwood Wanderers Hoops</text:p>
          </table:table-cell>
          <table:table-cell table:formula="of:=VLOOKUP(['2 x 6 ~KO P=2,4'.G23];TRANSLATED_TEAM_NAMES;['2 x 6 ~KO P=2,4'.$E23]+1)" office:value-type="string" office:string-value="Yateley Jaguars" calcext:value-type="string">
            <text:p>Yateley Jaguars</text:p>
          </table:table-cell>
          <table:table-cell table:style-name="ce22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43200000,&quot;duration&quot;:&quot;10m&quot;,&quot;pitch&quot;:&quot;2&quot;,&quot;competition&quot;:{&quot;name&quot;:&quot;U13&quot;, &quot;section&quot;:&quot;A Groups&quot;, &quot;group&quot;:&quot;2&quot;},&quot;tag&quot;:&quot;6&quot;, &quot;homeTeam&quot;:&quot;Westwood Wanderers Hoops&quot;, &quot;awayTeam&quot;:&quot;Yateley Jaguars&quot;}" calcext:value-type="string">
            <text:p>{"__v":0,"day":1,"dateTime":43200000,"duration":"10m","pitch":"2","competition":{"name":"U13", "section":"A Groups", "group":"2"},"tag":"6", "homeTeam":"Westwood Wanderers Hoops", "awayTeam":"Yateley Jaguars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43200000" calcext:value-type="float">
            <text:p>432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~KO P=2,4'.F24];TRANSLATED_TEAM_NAMES;['2 x 6 ~KO P=2,4'.$E24]+1)">
            <text:p/>
          </table:table-cell>
          <table:table-cell table:formula="of:=VLOOKUP(['2 x 6 ~KO P=2,4'.G24];TRANSLATED_TEAM_NAMES;['2 x 6 ~KO P=2,4'.$E24]+1)" office:value-type="string" office:string-value="Balham FC Eagles" calcext:value-type="string">
            <text:p>Balham FC Eagles</text:p>
          </table:table-cell>
          <table:table-cell table:style-name="ce22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43200000,&quot;duration&quot;:&quot;10m&quot;,&quot;pitch&quot;:&quot;3&quot;,&quot;competition&quot;:{&quot;name&quot;:&quot;U13&quot;, &quot;section&quot;:&quot;A Groups&quot;, &quot;group&quot;:&quot;1&quot;},&quot;tag&quot;:&quot;6&quot;, &quot;homeTeam&quot;:&quot;&quot;, &quot;awayTeam&quot;:&quot;Balham FC Eagles&quot;}" calcext:value-type="string">
            <text:p>{"__v":0,"day":1,"dateTime":43200000,"duration":"10m","pitch":"3","competition":{"name":"U13", "section":"A Groups", "group":"1"},"tag":"6", "homeTeam":"", "awayTeam":"Balham FC Eagle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~KO P=2,4'.F25];TRANSLATED_TEAM_NAMES;['2 x 6 ~KO P=2,4'.$E25]+1)">
            <text:p/>
          </table:table-cell>
          <table:table-cell table:formula="of:=VLOOKUP(['2 x 6 ~KO P=2,4'.G25];TRANSLATED_TEAM_NAMES;['2 x 6 ~KO P=2,4'.$E25]+1)" office:value-type="string" office:string-value="Balham FC Colts" calcext:value-type="string">
            <text:p>Balham FC Colts</text:p>
          </table:table-cell>
          <table:table-cell table:style-name="ce22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43200000,&quot;duration&quot;:&quot;10m&quot;,&quot;pitch&quot;:&quot;4&quot;,&quot;competition&quot;:{&quot;name&quot;:&quot;U13&quot;, &quot;section&quot;:&quot;A Groups&quot;, &quot;group&quot;:&quot;2&quot;},&quot;tag&quot;:&quot;6&quot;, &quot;homeTeam&quot;:&quot;&quot;, &quot;awayTeam&quot;:&quot;Balham FC Colts&quot;}" calcext:value-type="string">
            <text:p>{"__v":0,"day":1,"dateTime":43200000,"duration":"10m","pitch":"4","competition":{"name":"U13", "section":"A Groups", "group":"2"},"tag":"6", "homeTeam":"", "awayTeam":"Balham FC Colt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'2 x 6 ~KO P=2,4'.F26];TRANSLATED_TEAM_NAMES;['2 x 6 ~KO P=2,4'.$E26]+1)">
            <text:p/>
          </table:table-cell>
          <table:table-cell table:formula="of:=VLOOKUP(['2 x 6 ~KO P=2,4'.G26];TRANSLATED_TEAM_NAMES;['2 x 6 ~KO P=2,4'.$E26]+1)" office:value-type="string" office:string-value="Caversham Trents" calcext:value-type="string">
            <text:p>Caversham Trents</text:p>
          </table:table-cell>
          <table:table-cell table:style-name="ce22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43920000,&quot;duration&quot;:&quot;10m&quot;,&quot;pitch&quot;:&quot;1&quot;,&quot;competition&quot;:{&quot;name&quot;:&quot;U13&quot;, &quot;section&quot;:&quot;A Groups&quot;, &quot;group&quot;:&quot;1&quot;},&quot;tag&quot;:&quot;7&quot;, &quot;homeTeam&quot;:&quot;&quot;, &quot;awayTeam&quot;:&quot;Caversham Trents&quot;}" calcext:value-type="string">
            <text:p>{"__v":0,"day":1,"dateTime":43920000,"duration":"10m","pitch":"1","competition":{"name":"U13", "section":"A Groups", "group":"1"},"tag":"7", "homeTeam":"", "awayTeam":"Caversham Trent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43920000" calcext:value-type="float">
            <text:p>4392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'2 x 6 ~KO P=2,4'.F27];TRANSLATED_TEAM_NAMES;['2 x 6 ~KO P=2,4'.$E27]+1)">
            <text:p/>
          </table:table-cell>
          <table:table-cell table:formula="of:=VLOOKUP(['2 x 6 ~KO P=2,4'.G27];TRANSLATED_TEAM_NAMES;['2 x 6 ~KO P=2,4'.$E27]+1)" office:value-type="string" office:string-value="Westwood Wanderers Hoops" calcext:value-type="string">
            <text:p>Westwood Wanderers Hoops</text:p>
          </table:table-cell>
          <table:table-cell table:style-name="ce22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43920000,&quot;duration&quot;:&quot;10m&quot;,&quot;pitch&quot;:&quot;2&quot;,&quot;competition&quot;:{&quot;name&quot;:&quot;U13&quot;, &quot;section&quot;:&quot;A Groups&quot;, &quot;group&quot;:&quot;2&quot;},&quot;tag&quot;:&quot;7&quot;, &quot;homeTeam&quot;:&quot;&quot;, &quot;awayTeam&quot;:&quot;Westwood Wanderers Hoops&quot;}" calcext:value-type="string">
            <text:p>{"__v":0,"day":1,"dateTime":43920000,"duration":"10m","pitch":"2","competition":{"name":"U13", "section":"A Groups", "group":"2"},"tag":"7", "homeTeam":"", "awayTeam":"Westwood Wanderers Hoop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43920000" calcext:value-type="float">
            <text:p>439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'2 x 6 ~KO P=2,4'.F28];TRANSLATED_TEAM_NAMES;['2 x 6 ~KO P=2,4'.$E28]+1)" office:value-type="string" office:string-value="Bracknell Town Youth FC - Red" calcext:value-type="string">
            <text:p>Bracknell Town Youth FC - Red</text:p>
          </table:table-cell>
          <table:table-cell table:formula="of:=VLOOKUP(['2 x 6 ~KO P=2,4'.G28];TRANSLATED_TEAM_NAMES;['2 x 6 ~KO P=2,4'.$E28]+1)">
            <text:p/>
          </table:table-cell>
          <table:table-cell table:style-name="ce22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43920000,&quot;duration&quot;:&quot;10m&quot;,&quot;pitch&quot;:&quot;3&quot;,&quot;competition&quot;:{&quot;name&quot;:&quot;U13&quot;, &quot;section&quot;:&quot;A Groups&quot;, &quot;group&quot;:&quot;1&quot;},&quot;tag&quot;:&quot;7&quot;, &quot;homeTeam&quot;:&quot;Bracknell Town Youth FC - Red&quot;, &quot;awayTeam&quot;:&quot;&quot;}" calcext:value-type="string">
            <text:p>{"__v":0,"day":1,"dateTime":43920000,"duration":"10m","pitch":"3","competition":{"name":"U13", "section":"A Groups", "group":"1"},"tag":"7", "homeTeam":"Bracknell Town Youth FC - Red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43920000" calcext:value-type="float">
            <text:p>439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'2 x 6 ~KO P=2,4'.F29];TRANSLATED_TEAM_NAMES;['2 x 6 ~KO P=2,4'.$E29]+1)" office:value-type="string" office:string-value="Caversham Trents Blues" calcext:value-type="string">
            <text:p>Caversham Trents Blues</text:p>
          </table:table-cell>
          <table:table-cell table:formula="of:=VLOOKUP(['2 x 6 ~KO P=2,4'.G29];TRANSLATED_TEAM_NAMES;['2 x 6 ~KO P=2,4'.$E29]+1)">
            <text:p/>
          </table:table-cell>
          <table:table-cell table:style-name="ce22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43920000,&quot;duration&quot;:&quot;10m&quot;,&quot;pitch&quot;:&quot;4&quot;,&quot;competition&quot;:{&quot;name&quot;:&quot;U13&quot;, &quot;section&quot;:&quot;A Groups&quot;, &quot;group&quot;:&quot;2&quot;},&quot;tag&quot;:&quot;7&quot;, &quot;homeTeam&quot;:&quot;Caversham Trents Blues&quot;, &quot;awayTeam&quot;:&quot;&quot;}" calcext:value-type="string">
            <text:p>{"__v":0,"day":1,"dateTime":43920000,"duration":"10m","pitch":"4","competition":{"name":"U13", "section":"A Groups", "group":"2"},"tag":"7", "homeTeam":"Caversham Trents Blue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44640000" calcext:value-type="float">
            <text:p>446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~KO P=2,4'.F30];TRANSLATED_TEAM_NAMES;['2 x 6 ~KO P=2,4'.$E30]+1)" office:value-type="string" office:string-value="JS Cannons - Blue" calcext:value-type="string">
            <text:p>JS Cannons - Blue</text:p>
          </table:table-cell>
          <table:table-cell table:formula="of:=VLOOKUP(['2 x 6 ~KO P=2,4'.G30];TRANSLATED_TEAM_NAMES;['2 x 6 ~KO P=2,4'.$E30]+1)" office:value-type="string" office:string-value="Balham FC Eagles" calcext:value-type="string">
            <text:p>Balham FC Eagles</text:p>
          </table:table-cell>
          <table:table-cell table:style-name="ce22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44640000,&quot;duration&quot;:&quot;10m&quot;,&quot;pitch&quot;:&quot;1&quot;,&quot;competition&quot;:{&quot;name&quot;:&quot;U13&quot;, &quot;section&quot;:&quot;A Groups&quot;, &quot;group&quot;:&quot;1&quot;},&quot;tag&quot;:&quot;8&quot;, &quot;homeTeam&quot;:&quot;JS Cannons - Blue&quot;, &quot;awayTeam&quot;:&quot;Balham FC Eagles&quot;}" calcext:value-type="string">
            <text:p>{"__v":0,"day":1,"dateTime":44640000,"duration":"10m","pitch":"1","competition":{"name":"U13", "section":"A Groups", "group":"1"},"tag":"8", "homeTeam":"JS Cannons - Blue", "awayTeam":"Balham FC Eagle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44640000" calcext:value-type="float">
            <text:p>446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~KO P=2,4'.F31];TRANSLATED_TEAM_NAMES;['2 x 6 ~KO P=2,4'.$E31]+1)" office:value-type="string" office:string-value="Yateley Jaguars" calcext:value-type="string">
            <text:p>Yateley Jaguars</text:p>
          </table:table-cell>
          <table:table-cell table:formula="of:=VLOOKUP(['2 x 6 ~KO P=2,4'.G31];TRANSLATED_TEAM_NAMES;['2 x 6 ~KO P=2,4'.$E31]+1)" office:value-type="string" office:string-value="Balham FC Colts" calcext:value-type="string">
            <text:p>Balham FC Colts</text:p>
          </table:table-cell>
          <table:table-cell table:style-name="ce22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44640000,&quot;duration&quot;:&quot;10m&quot;,&quot;pitch&quot;:&quot;2&quot;,&quot;competition&quot;:{&quot;name&quot;:&quot;U13&quot;, &quot;section&quot;:&quot;A Groups&quot;, &quot;group&quot;:&quot;2&quot;},&quot;tag&quot;:&quot;8&quot;, &quot;homeTeam&quot;:&quot;Yateley Jaguars&quot;, &quot;awayTeam&quot;:&quot;Balham FC Colts&quot;}" calcext:value-type="string">
            <text:p>{"__v":0,"day":1,"dateTime":44640000,"duration":"10m","pitch":"2","competition":{"name":"U13", "section":"A Groups", "group":"2"},"tag":"8", "homeTeam":"Yateley Jaguars", "awayTeam":"Balham FC Colts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F1</text:p>
          </table:table-cell>
          <table:table-cell table:formula="of:=IF([.$J32]&gt;[.$J31];[.B31];[.B31]+1)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2]-1)) + SECTION_GAP_MS" office:value-type="float" office:value="46140000" calcext:value-type="float">
            <text:p>46140000</text:p>
          </table:table-cell>
          <table:table-cell table:style-name="ce19"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formula="of:=AGE_GROUP_TRANSLATED&amp;&quot;_&quot;&amp;SECTION_TRANSLATED&amp;&quot;_G1_P1&quot;" office:value-type="string" office:string-value="U13_AGroups_G1_P1" calcext:value-type="string">
            <text:p>U13_AGroups_G1_P1</text:p>
          </table:table-cell>
          <table:table-cell table:formula="of:=AGE_GROUP_TRANSLATED&amp;&quot;_&quot;&amp;SECTION_TRANSLATED&amp;&quot;_G2_P1&quot;" office:value-type="string" office:string-value="U13_AGroups_G2_P1" calcext:value-type="string">
            <text:p>U13_AGroups_G2_P1</text:p>
          </table:table-cell>
          <table:table-cell table:style-name="ce18" office:value-type="string" calcext:value-type="string">
            <text:p>Winner Group 1</text:p>
          </table:table-cell>
          <table:table-cell table:style-name="ce32" office:value-type="string" calcext:value-type="string">
            <text:p>2<text:span text:style-name="T1">nd</text:span> Group 2</text:p>
          </table:table-cell>
          <table:table-cell table:style-name="ce22" table:formula="of:=IF(MOD([.$C32]; NUM_PITCHES)=0;INDEX(PITCHES;1;NUM_PITCHES);INDEX(PITCHES;1;MOD([.$C32];NUM_PITCHES)))" office:value-type="float" office:value="1" calcext:value-type="float">
            <text:p>1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1,&quot;dateTime&quot;:46140000,&quot;duration&quot;:&quot;10m&quot;,&quot;pitch&quot;:&quot;1&quot;,&quot;competition&quot;:{&quot;name&quot;:&quot;U13&quot;, &quot;section&quot;:&quot;A Groups&quot;},&quot;tag&quot;:&quot;SF1&quot;, &quot;homeTeam&quot;:&quot;Winner Group 1&quot;, &quot;awayTeam&quot;:&quot;2nd Group 2&quot;, &quot;homeTeamFrom&quot;:&quot;U13_AGroups_G1_P1&quot;, &quot;awayTeamFrom&quot;:&quot;U13_AGroups_G2_P1&quot;, &quot;stage2Tag&quot;:&quot;U13_AGroups_SF1&quot;}" calcext:value-type="string">
            <text:p>{"__v":0,"day":1,"dateTime":46140000,"duration":"10m","pitch":"1","competition":{"name":"U13", "section":"A Groups"},"tag":"SF1", "homeTeam":"Winner Group 1", "awayTeam":"2nd Group 2", "homeTeamFrom":"U13_AGroups_G1_P1", "awayTeamFrom":"U13_AGroups_G2_P1", "stage2Tag":"U13_A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3]&gt;[.$J32];[.B32];[.B32]+1)"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3]-1)) + SECTION_GAP_MS" office:value-type="float" office:value="46140000" calcext:value-type="float">
            <text:p>46140000</text:p>
          </table:table-cell>
          <table:table-cell table:style-name="ce19"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formula="of:=AGE_GROUP_TRANSLATED&amp;&quot;_&quot;&amp;SECTION_TRANSLATED&amp;&quot;_G2_P1&quot;" office:value-type="string" office:string-value="U13_AGroups_G2_P1" calcext:value-type="string">
            <text:p>U13_AGroups_G2_P1</text:p>
          </table:table-cell>
          <table:table-cell table:formula="of:=AGE_GROUP_TRANSLATED&amp;&quot;_&quot;&amp;SECTION_TRANSLATED&amp;&quot;_G1_P2&quot;" office:value-type="string" office:string-value="U13_AGroups_G1_P2" calcext:value-type="string">
            <text:p>U13_AGroups_G1_P2</text:p>
          </table:table-cell>
          <table:table-cell table:style-name="ce18" office:value-type="string" calcext:value-type="string">
            <text:p>Winner Group 2</text:p>
          </table:table-cell>
          <table:table-cell table:style-name="ce32" office:value-type="string" calcext:value-type="string">
            <text:p>2<text:span text:style-name="T1">nd</text:span> Group 1</text:p>
          </table:table-cell>
          <table:table-cell table:style-name="ce22" table:formula="of:=IF(MOD([.$C33]; NUM_PITCHES)=0;INDEX(PITCHES;1;NUM_PITCHES);INDEX(PITCHES;1;MOD([.$C33];NUM_PITCHES)))" office:value-type="float" office:value="2" calcext:value-type="float">
            <text:p>2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1,&quot;dateTime&quot;:46140000,&quot;duration&quot;:&quot;10m&quot;,&quot;pitch&quot;:&quot;2&quot;,&quot;competition&quot;:{&quot;name&quot;:&quot;U13&quot;, &quot;section&quot;:&quot;A Groups&quot;},&quot;tag&quot;:&quot;SF2&quot;, &quot;homeTeam&quot;:&quot;Winner Group 2&quot;, &quot;awayTeam&quot;:&quot;2nd Group 1&quot;, &quot;homeTeamFrom&quot;:&quot;U13_AGroups_G2_P1&quot;, &quot;awayTeamFrom&quot;:&quot;U13_AGroups_G1_P2&quot;, &quot;stage2Tag&quot;:&quot;U13_AGroups_SF2&quot;}" calcext:value-type="string">
            <text:p>{"__v":0,"day":1,"dateTime":46140000,"duration":"10m","pitch":"2","competition":{"name":"U13", "section":"A Groups"},"tag":"SF2", "homeTeam":"Winner Group 2", "awayTeam":"2nd Group 1", "homeTeamFrom":"U13_AGroups_G2_P1", "awayTeamFrom":"U13_AGroups_G1_P2", "stage2Tag":"U13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formula="of:=FIRST_GAME_MS + ((DURATION_MS + GAME_GAP_MS) * ([.$B34]-1)) + SECTION_GAP_MS" office:value-type="float" office:value="46140000" calcext:value-type="float">
            <text:p>46140000</text:p>
          </table:table-cell>
          <table:table-cell table:style-name="ce19" table:formula="of:=AGE_GROUP_TRANSLATED&amp;&quot;_&quot;&amp;SECTION_TRANSLATED&amp;&quot;_FNL&quot;" office:value-type="string" office:string-value="U13_AGroups_FNL" calcext:value-type="string">
            <text:p>U13_AGroups_FNL</text:p>
          </table:table-cell>
          <table:table-cell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style-name="ce18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22" table:formula="of:=IF(MOD([.$C34]; NUM_PITCHES)=0;INDEX(PITCHES;1;NUM_PITCHES);INDEX(PITCHES;1;MOD([.$C34];NUM_PITCHES)))" office:value-type="float" office:value="3" calcext:value-type="float">
            <text:p>3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1,&quot;dateTime&quot;:46140000,&quot;duration&quot;:&quot;10m&quot;,&quot;pitch&quot;:&quot;3&quot;,&quot;competition&quot;:{&quot;name&quot;:&quot;U13&quot;, &quot;section&quot;:&quot;A Groups&quot;},&quot;tag&quot;:&quot;FNL&quot;, &quot;homeTeam&quot;:&quot;Winner SF1&quot;, &quot;awayTeam&quot;:&quot;Winner SF2&quot;, &quot;homeTeamFrom&quot;:&quot;U13_AGroups_SF1&quot;, &quot;awayTeamFrom&quot;:&quot;U13_AGroups_SF2&quot;, &quot;stage2Tag&quot;:&quot;U13_AGroups_FNL&quot;}" calcext:value-type="string">
            <text:p>{"__v":0,"day":1,"dateTime":46140000,"duration":"10m","pitch":"3","competition":{"name":"U13", "section":"A Groups"},"tag":"FNL", "homeTeam":"Winner SF1", "awayTeam":"Winner SF2", "homeTeamFrom":"U13_AGroups_SF1", "awayTeamFrom":"U13_AGroups_SF2", "stage2Tag":"U13_AGroups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9"/>
          <table:table-cell table:number-columns-repeated="2"/>
          <table:table-cell table:style-name="ce21"/>
          <table:table-cell table:style-name="ce23"/>
          <table:table-cell table:style-name="ce24"/>
          <table:table-cell table:style-name="ce23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6 KO P=3" table:style-name="ta1">
        <table:table-column table:style-name="co24" table:default-cell-style-name="ce17"/>
        <table:table-column table:style-name="co23" table:default-cell-style-name="ce17"/>
        <table:table-column table:style-name="co25" table:default-cell-style-name="ce17"/>
        <table:table-column table:style-name="co26" table:default-cell-style-name="ce19"/>
        <table:table-column table:style-name="co27" table:number-columns-repeated="3" table:default-cell-style-name="ce19"/>
        <table:table-column table:style-name="co28" table:default-cell-style-name="ce23"/>
        <table:table-column table:style-name="co28" table:default-cell-style-name="ce24"/>
        <table:table-column table:style-name="co3" table:number-columns-repeated="1015" table:default-cell-style-name="Default"/>
        <table:table-row table:style-name="ro1">
          <table:table-cell table:style-name="ce25" office:value-type="string" calcext:value-type="string">
            <text:p>Tag</text:p>
          </table:table-cell>
          <table:table-cell table:style-name="ce25" office:value-type="string" calcext:value-type="string">
            <text:p>Game#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30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table:formula="of:=FIRST_GAME_MS" office:value-type="float" office:value="39600000" calcext:value-type="float">
            <text:p>3960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" table:formula="of:=VLOOKUP(['2 x 6 KO P=3'.F2];TRANSLATED_TEAM_NAMES;['2 x 6 KO P=3'.$E2]+1)" office:value-type="string" office:string-value="Caversham Trents" calcext:value-type="string">
            <text:p>Caversham Trents</text:p>
          </table:table-cell>
          <table:table-cell table:style-name="ce21" table:formula="of:=VLOOKUP(['2 x 6 KO P=3'.G2];TRANSLATED_TEAM_NAMES;['2 x 6 KO P=3'.$E2]+1)" office:value-type="string" office:string-value="JS Cannons - Blue" calcext:value-type="string">
            <text:p>JS Cannons - Blue</text:p>
          </table:table-cell>
          <table:table-cell table:style-name="ce22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39600000,&quot;duration&quot;:&quot;10m&quot;,&quot;pitch&quot;:&quot;1&quot;,&quot;competition&quot;:{&quot;name&quot;:&quot;U13&quot;, &quot;section&quot;:&quot;A Groups&quot;, &quot;group&quot;:&quot;1&quot;},&quot;tag&quot;:&quot;1&quot;, &quot;homeTeam&quot;:&quot;Caversham Trents&quot;, &quot;awayTeam&quot;:&quot;JS Cannons - Blue&quot;}" calcext:value-type="string">
            <text:p>{"__v":0,"day":1,"dateTime":39600000,"duration":"10m","pitch":"1","competition":{"name":"U13", "section":"A Groups", "group":"1"},"tag":"1", "homeTeam":"Caversham Trents", "awayTeam":"JS Cannons - Blue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" table:formula="of:=FIRST_GAME_MS + ((DURATION_MS + GAME_GAP_MS) * ([.$B3]-1))" office:value-type="float" office:value="39600000" calcext:value-type="float">
            <text:p>3960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2 x 6 KO P=3'.F3];TRANSLATED_TEAM_NAMES;['2 x 6 KO P=3'.$E3]+1)">
            <text:p/>
          </table:table-cell>
          <table:table-cell table:style-name="ce21" table:formula="of:=VLOOKUP(['2 x 6 KO P=3'.G3];TRANSLATED_TEAM_NAMES;['2 x 6 KO P=3'.$E3]+1)">
            <text:p/>
          </table:table-cell>
          <table:table-cell table:style-name="ce22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39600000,&quot;duration&quot;:&quot;10m&quot;,&quot;pitch&quot;:&quot;2&quot;,&quot;competition&quot;:{&quot;name&quot;:&quot;U13&quot;, &quot;section&quot;:&quot;A Groups&quot;, &quot;group&quot;:&quot;1&quot;},&quot;tag&quot;:&quot;1&quot;, &quot;homeTeam&quot;:&quot;&quot;, &quot;awayTeam&quot;:&quot;&quot;}" calcext:value-type="string">
            <text:p>{"__v":0,"day":1,"dateTime":39600000,"duration":"10m","pitch":"2","competition":{"name":"U13", "section":"A Groups", "group":"1"},"tag":"1", "homeTeam":"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7" table:formula="of:=FIRST_GAME_MS + ((DURATION_MS + GAME_GAP_MS) * ([.$B4]-1))" office:value-type="float" office:value="39600000" calcext:value-type="float">
            <text:p>3960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table:formula="of:=VLOOKUP(['2 x 6 KO P=3'.F4];TRANSLATED_TEAM_NAMES;['2 x 6 KO P=3'.$E4]+1)" office:value-type="string" office:string-value="Balham FC Eagles" calcext:value-type="string">
            <text:p>Balham FC Eagles</text:p>
          </table:table-cell>
          <table:table-cell table:style-name="ce21" table:formula="of:=VLOOKUP(['2 x 6 KO P=3'.G4];TRANSLATED_TEAM_NAMES;['2 x 6 KO P=3'.$E4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39600000,&quot;duration&quot;:&quot;10m&quot;,&quot;pitch&quot;:&quot;3&quot;,&quot;competition&quot;:{&quot;name&quot;:&quot;U13&quot;, &quot;section&quot;:&quot;A Groups&quot;, &quot;group&quot;:&quot;1&quot;},&quot;tag&quot;:&quot;1&quot;, &quot;homeTeam&quot;:&quot;Balham FC Eagles&quot;, &quot;awayTeam&quot;:&quot;Bracknell Town Youth FC - Red&quot;}" calcext:value-type="string">
            <text:p>{"__v":0,"day":1,"dateTime":39600000,"duration":"10m","pitch":"3","competition":{"name":"U13", "section":"A Groups", "group":"1"},"tag":"1", "homeTeam":"Balham FC Eagles", "awayTeam":"Bracknell Town Youth FC - Red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7" table:formula="of:=FIRST_GAME_MS + ((DURATION_MS + GAME_GAP_MS) * ([.$B5]-1))" office:value-type="float" office:value="39600000" calcext:value-type="float">
            <text:p>3960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" table:formula="of:=VLOOKUP(['2 x 6 KO P=3'.F5];TRANSLATED_TEAM_NAMES;['2 x 6 KO P=3'.$E5]+1)" office:value-type="string" office:string-value="Westwood Wanderers Hoops" calcext:value-type="string">
            <text:p>Westwood Wanderers Hoops</text:p>
          </table:table-cell>
          <table:table-cell table:style-name="ce21" table:formula="of:=VLOOKUP(['2 x 6 KO P=3'.G5];TRANSLATED_TEAM_NAMES;['2 x 6 KO P=3'.$E5]+1)" office:value-type="string" office:string-value="Yateley Jaguars" calcext:value-type="string">
            <text:p>Yateley Jaguars</text:p>
          </table:table-cell>
          <table:table-cell table:style-name="ce22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39600000,&quot;duration&quot;:&quot;10m&quot;,&quot;pitch&quot;:&quot;4&quot;,&quot;competition&quot;:{&quot;name&quot;:&quot;U13&quot;, &quot;section&quot;:&quot;A Groups&quot;, &quot;group&quot;:&quot;2&quot;},&quot;tag&quot;:&quot;1&quot;, &quot;homeTeam&quot;:&quot;Westwood Wanderers Hoops&quot;, &quot;awayTeam&quot;:&quot;Yateley Jaguars&quot;}" calcext:value-type="string">
            <text:p>{"__v":0,"day":1,"dateTime":39600000,"duration":"10m","pitch":"4","competition":{"name":"U13", "section":"A Groups", "group":"2"},"tag":"1", "homeTeam":"Westwood Wanderers Hoops", "awayTeam":"Yateley Jagua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7" table:formula="of:=FIRST_GAME_MS + ((DURATION_MS + GAME_GAP_MS) * ([.$B6]-1))" office:value-type="float" office:value="40320000" calcext:value-type="float">
            <text:p>4032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2 x 6 KO P=3'.F6];TRANSLATED_TEAM_NAMES;['2 x 6 KO P=3'.$E6]+1)">
            <text:p/>
          </table:table-cell>
          <table:table-cell table:style-name="ce21" table:formula="of:=VLOOKUP(['2 x 6 KO P=3'.G6];TRANSLATED_TEAM_NAMES;['2 x 6 KO P=3'.$E6]+1)">
            <text:p/>
          </table:table-cell>
          <table:table-cell table:style-name="ce22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0320000,&quot;duration&quot;:&quot;10m&quot;,&quot;pitch&quot;:&quot;1&quot;,&quot;competition&quot;:{&quot;name&quot;:&quot;U13&quot;, &quot;section&quot;:&quot;A Groups&quot;, &quot;group&quot;:&quot;2&quot;},&quot;tag&quot;:&quot;2&quot;, &quot;homeTeam&quot;:&quot;&quot;, &quot;awayTeam&quot;:&quot;&quot;}" calcext:value-type="string">
            <text:p>{"__v":0,"day":1,"dateTime":40320000,"duration":"10m","pitch":"1","competition":{"name":"U13", "section":"A Groups", "group":"2"},"tag":"2", "homeTeam":"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7" table:formula="of:=FIRST_GAME_MS + ((DURATION_MS + GAME_GAP_MS) * ([.$B7]-1))" office:value-type="float" office:value="40320000" calcext:value-type="float">
            <text:p>4032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table:formula="of:=VLOOKUP(['2 x 6 KO P=3'.F7];TRANSLATED_TEAM_NAMES;['2 x 6 KO P=3'.$E7]+1)" office:value-type="string" office:string-value="Balham FC Colts" calcext:value-type="string">
            <text:p>Balham FC Colts</text:p>
          </table:table-cell>
          <table:table-cell table:style-name="ce21" table:formula="of:=VLOOKUP(['2 x 6 KO P=3'.G7];TRANSLATED_TEAM_NAMES;['2 x 6 KO P=3'.$E7]+1)" office:value-type="string" office:string-value="Caversham Trents Blues" calcext:value-type="string">
            <text:p>Caversham Trents Blues</text:p>
          </table:table-cell>
          <table:table-cell table:style-name="ce22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0320000,&quot;duration&quot;:&quot;10m&quot;,&quot;pitch&quot;:&quot;2&quot;,&quot;competition&quot;:{&quot;name&quot;:&quot;U13&quot;, &quot;section&quot;:&quot;A Groups&quot;, &quot;group&quot;:&quot;2&quot;},&quot;tag&quot;:&quot;2&quot;, &quot;homeTeam&quot;:&quot;Balham FC Colts&quot;, &quot;awayTeam&quot;:&quot;Caversham Trents Blues&quot;}" calcext:value-type="string">
            <text:p>{"__v":0,"day":1,"dateTime":40320000,"duration":"10m","pitch":"2","competition":{"name":"U13", "section":"A Groups", "group":"2"},"tag":"2", "homeTeam":"Balham FC Colts", "awayTeam":"Caversham Trents Blue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7" table:formula="of:=FIRST_GAME_MS + ((DURATION_MS + GAME_GAP_MS) * ([.$B8]-1))" office:value-type="float" office:value="40320000" calcext:value-type="float">
            <text:p>4032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0" table:formula="of:=VLOOKUP(['2 x 6 KO P=3'.F8];TRANSLATED_TEAM_NAMES;['2 x 6 KO P=3'.$E8]+1)" office:value-type="string" office:string-value="Bracknell Town Youth FC - Red" calcext:value-type="string">
            <text:p>Bracknell Town Youth FC - Red</text:p>
          </table:table-cell>
          <table:table-cell table:style-name="ce21" table:formula="of:=VLOOKUP(['2 x 6 KO P=3'.G8];TRANSLATED_TEAM_NAMES;['2 x 6 KO P=3'.$E8]+1)">
            <text:p/>
          </table:table-cell>
          <table:table-cell table:style-name="ce22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0320000,&quot;duration&quot;:&quot;10m&quot;,&quot;pitch&quot;:&quot;3&quot;,&quot;competition&quot;:{&quot;name&quot;:&quot;U13&quot;, &quot;section&quot;:&quot;A Groups&quot;, &quot;group&quot;:&quot;1&quot;},&quot;tag&quot;:&quot;2&quot;, &quot;homeTeam&quot;:&quot;Bracknell Town Youth FC - Red&quot;, &quot;awayTeam&quot;:&quot;&quot;}" calcext:value-type="string">
            <text:p>{"__v":0,"day":1,"dateTime":40320000,"duration":"10m","pitch":"3","competition":{"name":"U13", "section":"A Groups", "group":"1"},"tag":"2", "homeTeam":"Bracknell Town Youth FC - Red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7" table:formula="of:=FIRST_GAME_MS + ((DURATION_MS + GAME_GAP_MS) * ([.$B9]-1))" office:value-type="float" office:value="40320000" calcext:value-type="float">
            <text:p>4032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" table:formula="of:=VLOOKUP(['2 x 6 KO P=3'.F9];TRANSLATED_TEAM_NAMES;['2 x 6 KO P=3'.$E9]+1)" office:value-type="string" office:string-value="JS Cannons - Blue" calcext:value-type="string">
            <text:p>JS Cannons - Blue</text:p>
          </table:table-cell>
          <table:table-cell table:style-name="ce21" table:formula="of:=VLOOKUP(['2 x 6 KO P=3'.G9];TRANSLATED_TEAM_NAMES;['2 x 6 KO P=3'.$E9]+1)" office:value-type="string" office:string-value="Balham FC Eagles" calcext:value-type="string">
            <text:p>Balham FC Eagles</text:p>
          </table:table-cell>
          <table:table-cell table:style-name="ce22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0320000,&quot;duration&quot;:&quot;10m&quot;,&quot;pitch&quot;:&quot;4&quot;,&quot;competition&quot;:{&quot;name&quot;:&quot;U13&quot;, &quot;section&quot;:&quot;A Groups&quot;, &quot;group&quot;:&quot;1&quot;},&quot;tag&quot;:&quot;2&quot;, &quot;homeTeam&quot;:&quot;JS Cannons - Blue&quot;, &quot;awayTeam&quot;:&quot;Balham FC Eagles&quot;}" calcext:value-type="string">
            <text:p>{"__v":0,"day":1,"dateTime":40320000,"duration":"10m","pitch":"4","competition":{"name":"U13", "section":"A Groups", "group":"1"},"tag":"2", "homeTeam":"JS Cannons - Blue", "awayTeam":"Balham FC Eagle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7" table:formula="of:=FIRST_GAME_MS + ((DURATION_MS + GAME_GAP_MS) * ([.$B10]-1))" office:value-type="float" office:value="41040000" calcext:value-type="float">
            <text:p>4104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0" table:formula="of:=VLOOKUP(['2 x 6 KO P=3'.F10];TRANSLATED_TEAM_NAMES;['2 x 6 KO P=3'.$E10]+1)">
            <text:p/>
          </table:table-cell>
          <table:table-cell table:style-name="ce21" table:formula="of:=VLOOKUP(['2 x 6 KO P=3'.G10];TRANSLATED_TEAM_NAMES;['2 x 6 KO P=3'.$E10]+1)" office:value-type="string" office:string-value="Caversham Trents" calcext:value-type="string">
            <text:p>Caversham Trents</text:p>
          </table:table-cell>
          <table:table-cell table:style-name="ce22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1040000,&quot;duration&quot;:&quot;10m&quot;,&quot;pitch&quot;:&quot;1&quot;,&quot;competition&quot;:{&quot;name&quot;:&quot;U13&quot;, &quot;section&quot;:&quot;A Groups&quot;, &quot;group&quot;:&quot;1&quot;},&quot;tag&quot;:&quot;3&quot;, &quot;homeTeam&quot;:&quot;&quot;, &quot;awayTeam&quot;:&quot;Caversham Trents&quot;}" calcext:value-type="string">
            <text:p>{"__v":0,"day":1,"dateTime":41040000,"duration":"10m","pitch":"1","competition":{"name":"U13", "section":"A Groups", "group":"1"},"tag":"3", "homeTeam":"", "awayTeam":"Caversham Trent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" table:formula="of:=FIRST_GAME_MS + ((DURATION_MS + GAME_GAP_MS) * ([.$B11]-1))" office:value-type="float" office:value="41040000" calcext:value-type="float">
            <text:p>4104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0" table:formula="of:=VLOOKUP(['2 x 6 KO P=3'.F11];TRANSLATED_TEAM_NAMES;['2 x 6 KO P=3'.$E11]+1)" office:value-type="string" office:string-value="Caversham Trents Blues" calcext:value-type="string">
            <text:p>Caversham Trents Blues</text:p>
          </table:table-cell>
          <table:table-cell table:style-name="ce21" table:formula="of:=VLOOKUP(['2 x 6 KO P=3'.G11];TRANSLATED_TEAM_NAMES;['2 x 6 KO P=3'.$E11]+1)">
            <text:p/>
          </table:table-cell>
          <table:table-cell table:style-name="ce22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1040000,&quot;duration&quot;:&quot;10m&quot;,&quot;pitch&quot;:&quot;2&quot;,&quot;competition&quot;:{&quot;name&quot;:&quot;U13&quot;, &quot;section&quot;:&quot;A Groups&quot;, &quot;group&quot;:&quot;2&quot;},&quot;tag&quot;:&quot;3&quot;, &quot;homeTeam&quot;:&quot;Caversham Trents Blues&quot;, &quot;awayTeam&quot;:&quot;&quot;}" calcext:value-type="string">
            <text:p>{"__v":0,"day":1,"dateTime":41040000,"duration":"10m","pitch":"2","competition":{"name":"U13", "section":"A Groups", "group":"2"},"tag":"3", "homeTeam":"Caversham Trents Blues", "awayTeam":"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7" table:formula="of:=FIRST_GAME_MS + ((DURATION_MS + GAME_GAP_MS) * ([.$B12]-1))" office:value-type="float" office:value="41040000" calcext:value-type="float">
            <text:p>4104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" table:formula="of:=VLOOKUP(['2 x 6 KO P=3'.F12];TRANSLATED_TEAM_NAMES;['2 x 6 KO P=3'.$E12]+1)" office:value-type="string" office:string-value="Yateley Jaguars" calcext:value-type="string">
            <text:p>Yateley Jaguars</text:p>
          </table:table-cell>
          <table:table-cell table:style-name="ce21" table:formula="of:=VLOOKUP(['2 x 6 KO P=3'.G12];TRANSLATED_TEAM_NAMES;['2 x 6 KO P=3'.$E12]+1)" office:value-type="string" office:string-value="Balham FC Colts" calcext:value-type="string">
            <text:p>Balham FC Colts</text:p>
          </table:table-cell>
          <table:table-cell table:style-name="ce22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1040000,&quot;duration&quot;:&quot;10m&quot;,&quot;pitch&quot;:&quot;3&quot;,&quot;competition&quot;:{&quot;name&quot;:&quot;U13&quot;, &quot;section&quot;:&quot;A Groups&quot;, &quot;group&quot;:&quot;2&quot;},&quot;tag&quot;:&quot;3&quot;, &quot;homeTeam&quot;:&quot;Yateley Jaguars&quot;, &quot;awayTeam&quot;:&quot;Balham FC Colts&quot;}" calcext:value-type="string">
            <text:p>{"__v":0,"day":1,"dateTime":41040000,"duration":"10m","pitch":"3","competition":{"name":"U13", "section":"A Groups", "group":"2"},"tag":"3", "homeTeam":"Yateley Jaguars", "awayTeam":"Balham FC Colt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7" table:formula="of:=FIRST_GAME_MS + ((DURATION_MS + GAME_GAP_MS) * ([.$B13]-1))" office:value-type="float" office:value="41040000" calcext:value-type="float">
            <text:p>4104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0" table:formula="of:=VLOOKUP(['2 x 6 KO P=3'.F13];TRANSLATED_TEAM_NAMES;['2 x 6 KO P=3'.$E13]+1)">
            <text:p/>
          </table:table-cell>
          <table:table-cell table:style-name="ce21" table:formula="of:=VLOOKUP(['2 x 6 KO P=3'.G13];TRANSLATED_TEAM_NAMES;['2 x 6 KO P=3'.$E13]+1)" office:value-type="string" office:string-value="Westwood Wanderers Hoops" calcext:value-type="string">
            <text:p>Westwood Wanderers Hoops</text:p>
          </table:table-cell>
          <table:table-cell table:style-name="ce22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1040000,&quot;duration&quot;:&quot;10m&quot;,&quot;pitch&quot;:&quot;4&quot;,&quot;competition&quot;:{&quot;name&quot;:&quot;U13&quot;, &quot;section&quot;:&quot;A Groups&quot;, &quot;group&quot;:&quot;2&quot;},&quot;tag&quot;:&quot;3&quot;, &quot;homeTeam&quot;:&quot;&quot;, &quot;awayTeam&quot;:&quot;Westwood Wanderers Hoops&quot;}" calcext:value-type="string">
            <text:p>{"__v":0,"day":1,"dateTime":41040000,"duration":"10m","pitch":"4","competition":{"name":"U13", "section":"A Groups", "group":"2"},"tag":"3", "homeTeam":"", "awayTeam":"Westwood Wanderers Hoop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7" table:formula="of:=FIRST_GAME_MS + ((DURATION_MS + GAME_GAP_MS) * ([.$B14]-1))" office:value-type="float" office:value="41760000" calcext:value-type="float">
            <text:p>4176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" table:formula="of:=VLOOKUP(['2 x 6 KO P=3'.F14];TRANSLATED_TEAM_NAMES;['2 x 6 KO P=3'.$E14]+1)" office:value-type="string" office:string-value="Caversham Trents" calcext:value-type="string">
            <text:p>Caversham Trents</text:p>
          </table:table-cell>
          <table:table-cell table:style-name="ce21" table:formula="of:=VLOOKUP(['2 x 6 KO P=3'.G14];TRANSLATED_TEAM_NAMES;['2 x 6 KO P=3'.$E14]+1)" office:value-type="string" office:string-value="Balham FC Eagles" calcext:value-type="string">
            <text:p>Balham FC Eagles</text:p>
          </table:table-cell>
          <table:table-cell table:style-name="ce22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1760000,&quot;duration&quot;:&quot;10m&quot;,&quot;pitch&quot;:&quot;1&quot;,&quot;competition&quot;:{&quot;name&quot;:&quot;U13&quot;, &quot;section&quot;:&quot;A Groups&quot;, &quot;group&quot;:&quot;1&quot;},&quot;tag&quot;:&quot;4&quot;, &quot;homeTeam&quot;:&quot;Caversham Trents&quot;, &quot;awayTeam&quot;:&quot;Balham FC Eagles&quot;}" calcext:value-type="string">
            <text:p>{"__v":0,"day":1,"dateTime":41760000,"duration":"10m","pitch":"1","competition":{"name":"U13", "section":"A Groups", "group":"1"},"tag":"4", "homeTeam":"Caversham Trents", "awayTeam":"Balham FC Eagle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7" table:formula="of:=FIRST_GAME_MS + ((DURATION_MS + GAME_GAP_MS) * ([.$B15]-1))" office:value-type="float" office:value="41760000" calcext:value-type="float">
            <text:p>4176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2 x 6 KO P=3'.F15];TRANSLATED_TEAM_NAMES;['2 x 6 KO P=3'.$E15]+1)" office:value-type="string" office:string-value="Bracknell Town Youth FC - Red" calcext:value-type="string">
            <text:p>Bracknell Town Youth FC - Red</text:p>
          </table:table-cell>
          <table:table-cell table:style-name="ce21" table:formula="of:=VLOOKUP(['2 x 6 KO P=3'.G15];TRANSLATED_TEAM_NAMES;['2 x 6 KO P=3'.$E15]+1)">
            <text:p/>
          </table:table-cell>
          <table:table-cell table:style-name="ce22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1760000,&quot;duration&quot;:&quot;10m&quot;,&quot;pitch&quot;:&quot;2&quot;,&quot;competition&quot;:{&quot;name&quot;:&quot;U13&quot;, &quot;section&quot;:&quot;A Groups&quot;, &quot;group&quot;:&quot;1&quot;},&quot;tag&quot;:&quot;4&quot;, &quot;homeTeam&quot;:&quot;Bracknell Town Youth FC - Red&quot;, &quot;awayTeam&quot;:&quot;&quot;}" calcext:value-type="string">
            <text:p>{"__v":0,"day":1,"dateTime":41760000,"duration":"10m","pitch":"2","competition":{"name":"U13", "section":"A Groups", "group":"1"},"tag":"4", "homeTeam":"Bracknell Town Youth FC - Red", "awayTeam":"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7" table:formula="of:=FIRST_GAME_MS + ((DURATION_MS + GAME_GAP_MS) * ([.$B16]-1))" office:value-type="float" office:value="41760000" calcext:value-type="float">
            <text:p>4176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0" table:formula="of:=VLOOKUP(['2 x 6 KO P=3'.F16];TRANSLATED_TEAM_NAMES;['2 x 6 KO P=3'.$E16]+1)">
            <text:p/>
          </table:table-cell>
          <table:table-cell table:style-name="ce21" table:formula="of:=VLOOKUP(['2 x 6 KO P=3'.G16];TRANSLATED_TEAM_NAMES;['2 x 6 KO P=3'.$E16]+1)" office:value-type="string" office:string-value="JS Cannons - Blue" calcext:value-type="string">
            <text:p>JS Cannons - Blue</text:p>
          </table:table-cell>
          <table:table-cell table:style-name="ce22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1760000,&quot;duration&quot;:&quot;10m&quot;,&quot;pitch&quot;:&quot;3&quot;,&quot;competition&quot;:{&quot;name&quot;:&quot;U13&quot;, &quot;section&quot;:&quot;A Groups&quot;, &quot;group&quot;:&quot;1&quot;},&quot;tag&quot;:&quot;4&quot;, &quot;homeTeam&quot;:&quot;&quot;, &quot;awayTeam&quot;:&quot;JS Cannons - Blue&quot;}" calcext:value-type="string">
            <text:p>{"__v":0,"day":1,"dateTime":41760000,"duration":"10m","pitch":"3","competition":{"name":"U13", "section":"A Groups", "group":"1"},"tag":"4", "homeTeam":"", "awayTeam":"JS Cannons - Blue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7" table:formula="of:=FIRST_GAME_MS + ((DURATION_MS + GAME_GAP_MS) * ([.$B17]-1))" office:value-type="float" office:value="41760000" calcext:value-type="float">
            <text:p>4176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" table:formula="of:=VLOOKUP(['2 x 6 KO P=3'.F17];TRANSLATED_TEAM_NAMES;['2 x 6 KO P=3'.$E17]+1)" office:value-type="string" office:string-value="Westwood Wanderers Hoops" calcext:value-type="string">
            <text:p>Westwood Wanderers Hoops</text:p>
          </table:table-cell>
          <table:table-cell table:style-name="ce21" table:formula="of:=VLOOKUP(['2 x 6 KO P=3'.G17];TRANSLATED_TEAM_NAMES;['2 x 6 KO P=3'.$E17]+1)" office:value-type="string" office:string-value="Balham FC Colts" calcext:value-type="string">
            <text:p>Balham FC Colts</text:p>
          </table:table-cell>
          <table:table-cell table:style-name="ce22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1760000,&quot;duration&quot;:&quot;10m&quot;,&quot;pitch&quot;:&quot;4&quot;,&quot;competition&quot;:{&quot;name&quot;:&quot;U13&quot;, &quot;section&quot;:&quot;A Groups&quot;, &quot;group&quot;:&quot;2&quot;},&quot;tag&quot;:&quot;4&quot;, &quot;homeTeam&quot;:&quot;Westwood Wanderers Hoops&quot;, &quot;awayTeam&quot;:&quot;Balham FC Colts&quot;}" calcext:value-type="string">
            <text:p>{"__v":0,"day":1,"dateTime":41760000,"duration":"10m","pitch":"4","competition":{"name":"U13", "section":"A Groups", "group":"2"},"tag":"4", "homeTeam":"Westwood Wanderers Hoops", "awayTeam":"Balham FC Colt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7" table:formula="of:=FIRST_GAME_MS + ((DURATION_MS + GAME_GAP_MS) * ([.$B18]-1))" office:value-type="float" office:value="42480000" calcext:value-type="float">
            <text:p>4248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2 x 6 KO P=3'.F18];TRANSLATED_TEAM_NAMES;['2 x 6 KO P=3'.$E18]+1)" office:value-type="string" office:string-value="Caversham Trents Blues" calcext:value-type="string">
            <text:p>Caversham Trents Blues</text:p>
          </table:table-cell>
          <table:table-cell table:style-name="ce21" table:formula="of:=VLOOKUP(['2 x 6 KO P=3'.G18];TRANSLATED_TEAM_NAMES;['2 x 6 KO P=3'.$E18]+1)">
            <text:p/>
          </table:table-cell>
          <table:table-cell table:style-name="ce22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2480000,&quot;duration&quot;:&quot;10m&quot;,&quot;pitch&quot;:&quot;1&quot;,&quot;competition&quot;:{&quot;name&quot;:&quot;U13&quot;, &quot;section&quot;:&quot;A Groups&quot;, &quot;group&quot;:&quot;2&quot;},&quot;tag&quot;:&quot;5&quot;, &quot;homeTeam&quot;:&quot;Caversham Trents Blues&quot;, &quot;awayTeam&quot;:&quot;&quot;}" calcext:value-type="string">
            <text:p>{"__v":0,"day":1,"dateTime":42480000,"duration":"10m","pitch":"1","competition":{"name":"U13", "section":"A Groups", "group":"2"},"tag":"5", "homeTeam":"Caversham Trents Blues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7" table:formula="of:=FIRST_GAME_MS + ((DURATION_MS + GAME_GAP_MS) * ([.$B19]-1))" office:value-type="float" office:value="42480000" calcext:value-type="float">
            <text:p>4248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0" table:formula="of:=VLOOKUP(['2 x 6 KO P=3'.F19];TRANSLATED_TEAM_NAMES;['2 x 6 KO P=3'.$E19]+1)">
            <text:p/>
          </table:table-cell>
          <table:table-cell table:style-name="ce21" table:formula="of:=VLOOKUP(['2 x 6 KO P=3'.G19];TRANSLATED_TEAM_NAMES;['2 x 6 KO P=3'.$E19]+1)" office:value-type="string" office:string-value="Yateley Jaguars" calcext:value-type="string">
            <text:p>Yateley Jaguars</text:p>
          </table:table-cell>
          <table:table-cell table:style-name="ce22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2480000,&quot;duration&quot;:&quot;10m&quot;,&quot;pitch&quot;:&quot;2&quot;,&quot;competition&quot;:{&quot;name&quot;:&quot;U13&quot;, &quot;section&quot;:&quot;A Groups&quot;, &quot;group&quot;:&quot;2&quot;},&quot;tag&quot;:&quot;5&quot;, &quot;homeTeam&quot;:&quot;&quot;, &quot;awayTeam&quot;:&quot;Yateley Jaguars&quot;}" calcext:value-type="string">
            <text:p>{"__v":0,"day":1,"dateTime":42480000,"duration":"10m","pitch":"2","competition":{"name":"U13", "section":"A Groups", "group":"2"},"tag":"5", "homeTeam":"", "awayTeam":"Yateley Jaguar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7" table:formula="of:=FIRST_GAME_MS + ((DURATION_MS + GAME_GAP_MS) * ([.$B20]-1))" office:value-type="float" office:value="42480000" calcext:value-type="float">
            <text:p>4248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0" table:formula="of:=VLOOKUP(['2 x 6 KO P=3'.F20];TRANSLATED_TEAM_NAMES;['2 x 6 KO P=3'.$E20]+1)" office:value-type="string" office:string-value="Balham FC Eagles" calcext:value-type="string">
            <text:p>Balham FC Eagles</text:p>
          </table:table-cell>
          <table:table-cell table:style-name="ce21" table:formula="of:=VLOOKUP(['2 x 6 KO P=3'.G20];TRANSLATED_TEAM_NAMES;['2 x 6 KO P=3'.$E20]+1)">
            <text:p/>
          </table:table-cell>
          <table:table-cell table:style-name="ce22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2480000,&quot;duration&quot;:&quot;10m&quot;,&quot;pitch&quot;:&quot;3&quot;,&quot;competition&quot;:{&quot;name&quot;:&quot;U13&quot;, &quot;section&quot;:&quot;A Groups&quot;, &quot;group&quot;:&quot;1&quot;},&quot;tag&quot;:&quot;5&quot;, &quot;homeTeam&quot;:&quot;Balham FC Eagles&quot;, &quot;awayTeam&quot;:&quot;&quot;}" calcext:value-type="string">
            <text:p>{"__v":0,"day":1,"dateTime":42480000,"duration":"10m","pitch":"3","competition":{"name":"U13", "section":"A Groups", "group":"1"},"tag":"5", "homeTeam":"Balham FC Eagles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7" table:formula="of:=FIRST_GAME_MS + ((DURATION_MS + GAME_GAP_MS) * ([.$B21]-1))" office:value-type="float" office:value="42480000" calcext:value-type="float">
            <text:p>4248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VLOOKUP(['2 x 6 KO P=3'.F21];TRANSLATED_TEAM_NAMES;['2 x 6 KO P=3'.$E21]+1)" office:value-type="string" office:string-value="Bracknell Town Youth FC - Red" calcext:value-type="string">
            <text:p>Bracknell Town Youth FC - Red</text:p>
          </table:table-cell>
          <table:table-cell table:style-name="ce21" table:formula="of:=VLOOKUP(['2 x 6 KO P=3'.G21];TRANSLATED_TEAM_NAMES;['2 x 6 KO P=3'.$E21]+1)" office:value-type="string" office:string-value="Caversham Trents" calcext:value-type="string">
            <text:p>Caversham Trents</text:p>
          </table:table-cell>
          <table:table-cell table:style-name="ce22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2480000,&quot;duration&quot;:&quot;10m&quot;,&quot;pitch&quot;:&quot;4&quot;,&quot;competition&quot;:{&quot;name&quot;:&quot;U13&quot;, &quot;section&quot;:&quot;A Groups&quot;, &quot;group&quot;:&quot;1&quot;},&quot;tag&quot;:&quot;5&quot;, &quot;homeTeam&quot;:&quot;Bracknell Town Youth FC - Red&quot;, &quot;awayTeam&quot;:&quot;Caversham Trents&quot;}" calcext:value-type="string">
            <text:p>{"__v":0,"day":1,"dateTime":42480000,"duration":"10m","pitch":"4","competition":{"name":"U13", "section":"A Groups", "group":"1"},"tag":"5", "homeTeam":"Bracknell Town Youth FC - Red", "awayTeam":"Caversham Trent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17" table:formula="of:=FIRST_GAME_MS + ((DURATION_MS + GAME_GAP_MS) * ([.$B22]-1))" office:value-type="float" office:value="43200000" calcext:value-type="float">
            <text:p>4320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" table:formula="of:=VLOOKUP(['2 x 6 KO P=3'.F22];TRANSLATED_TEAM_NAMES;['2 x 6 KO P=3'.$E22]+1)">
            <text:p/>
          </table:table-cell>
          <table:table-cell table:style-name="ce21" table:formula="of:=VLOOKUP(['2 x 6 KO P=3'.G22];TRANSLATED_TEAM_NAMES;['2 x 6 KO P=3'.$E22]+1)" office:value-type="string" office:string-value="JS Cannons - Blue" calcext:value-type="string">
            <text:p>JS Cannons - Blue</text:p>
          </table:table-cell>
          <table:table-cell table:style-name="ce22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43200000,&quot;duration&quot;:&quot;10m&quot;,&quot;pitch&quot;:&quot;1&quot;,&quot;competition&quot;:{&quot;name&quot;:&quot;U13&quot;, &quot;section&quot;:&quot;A Groups&quot;, &quot;group&quot;:&quot;1&quot;},&quot;tag&quot;:&quot;6&quot;, &quot;homeTeam&quot;:&quot;&quot;, &quot;awayTeam&quot;:&quot;JS Cannons - Blue&quot;}" calcext:value-type="string">
            <text:p>{"__v":0,"day":1,"dateTime":43200000,"duration":"10m","pitch":"1","competition":{"name":"U13", "section":"A Groups", "group":"1"},"tag":"6", "homeTeam":"", "awayTeam":"JS Cannons - Blue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17" table:formula="of:=FIRST_GAME_MS + ((DURATION_MS + GAME_GAP_MS) * ([.$B23]-1))" office:value-type="float" office:value="43200000" calcext:value-type="float">
            <text:p>4320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0" table:formula="of:=VLOOKUP(['2 x 6 KO P=3'.F23];TRANSLATED_TEAM_NAMES;['2 x 6 KO P=3'.$E23]+1)" office:value-type="string" office:string-value="Balham FC Colts" calcext:value-type="string">
            <text:p>Balham FC Colts</text:p>
          </table:table-cell>
          <table:table-cell table:style-name="ce21" table:formula="of:=VLOOKUP(['2 x 6 KO P=3'.G23];TRANSLATED_TEAM_NAMES;['2 x 6 KO P=3'.$E23]+1)">
            <text:p/>
          </table:table-cell>
          <table:table-cell table:style-name="ce22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43200000,&quot;duration&quot;:&quot;10m&quot;,&quot;pitch&quot;:&quot;2&quot;,&quot;competition&quot;:{&quot;name&quot;:&quot;U13&quot;, &quot;section&quot;:&quot;A Groups&quot;, &quot;group&quot;:&quot;2&quot;},&quot;tag&quot;:&quot;6&quot;, &quot;homeTeam&quot;:&quot;Balham FC Colts&quot;, &quot;awayTeam&quot;:&quot;&quot;}" calcext:value-type="string">
            <text:p>{"__v":0,"day":1,"dateTime":43200000,"duration":"10m","pitch":"2","competition":{"name":"U13", "section":"A Groups", "group":"2"},"tag":"6", "homeTeam":"Balham FC Colts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17" table:formula="of:=FIRST_GAME_MS + ((DURATION_MS + GAME_GAP_MS) * ([.$B24]-1))" office:value-type="float" office:value="43200000" calcext:value-type="float">
            <text:p>4320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VLOOKUP(['2 x 6 KO P=3'.F24];TRANSLATED_TEAM_NAMES;['2 x 6 KO P=3'.$E24]+1)" office:value-type="string" office:string-value="Caversham Trents Blues" calcext:value-type="string">
            <text:p>Caversham Trents Blues</text:p>
          </table:table-cell>
          <table:table-cell table:style-name="ce21" table:formula="of:=VLOOKUP(['2 x 6 KO P=3'.G24];TRANSLATED_TEAM_NAMES;['2 x 6 KO P=3'.$E24]+1)" office:value-type="string" office:string-value="Westwood Wanderers Hoops" calcext:value-type="string">
            <text:p>Westwood Wanderers Hoops</text:p>
          </table:table-cell>
          <table:table-cell table:style-name="ce22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43200000,&quot;duration&quot;:&quot;10m&quot;,&quot;pitch&quot;:&quot;3&quot;,&quot;competition&quot;:{&quot;name&quot;:&quot;U13&quot;, &quot;section&quot;:&quot;A Groups&quot;, &quot;group&quot;:&quot;2&quot;},&quot;tag&quot;:&quot;6&quot;, &quot;homeTeam&quot;:&quot;Caversham Trents Blues&quot;, &quot;awayTeam&quot;:&quot;Westwood Wanderers Hoops&quot;}" calcext:value-type="string">
            <text:p>{"__v":0,"day":1,"dateTime":43200000,"duration":"10m","pitch":"3","competition":{"name":"U13", "section":"A Groups", "group":"2"},"tag":"6", "homeTeam":"Caversham Trents Blues", "awayTeam":"Westwood Wanderers Hoop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7" table:formula="of:=FIRST_GAME_MS + ((DURATION_MS + GAME_GAP_MS) * ([.$B25]-1))" office:value-type="float" office:value="43200000" calcext:value-type="float">
            <text:p>4320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" table:formula="of:=VLOOKUP(['2 x 6 KO P=3'.F25];TRANSLATED_TEAM_NAMES;['2 x 6 KO P=3'.$E25]+1)">
            <text:p/>
          </table:table-cell>
          <table:table-cell table:style-name="ce21" table:formula="of:=VLOOKUP(['2 x 6 KO P=3'.G25];TRANSLATED_TEAM_NAMES;['2 x 6 KO P=3'.$E25]+1)" office:value-type="string" office:string-value="Yateley Jaguars" calcext:value-type="string">
            <text:p>Yateley Jaguars</text:p>
          </table:table-cell>
          <table:table-cell table:style-name="ce22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43200000,&quot;duration&quot;:&quot;10m&quot;,&quot;pitch&quot;:&quot;4&quot;,&quot;competition&quot;:{&quot;name&quot;:&quot;U13&quot;, &quot;section&quot;:&quot;A Groups&quot;, &quot;group&quot;:&quot;2&quot;},&quot;tag&quot;:&quot;6&quot;, &quot;homeTeam&quot;:&quot;&quot;, &quot;awayTeam&quot;:&quot;Yateley Jaguars&quot;}" calcext:value-type="string">
            <text:p>{"__v":0,"day":1,"dateTime":43200000,"duration":"10m","pitch":"4","competition":{"name":"U13", "section":"A Groups", "group":"2"},"tag":"6", "homeTeam":"", "awayTeam":"Yateley Jaguar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7" table:formula="of:=FIRST_GAME_MS + ((DURATION_MS + GAME_GAP_MS) * ([.$B26]-1))" office:value-type="float" office:value="43920000" calcext:value-type="float">
            <text:p>4392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2 x 6 KO P=3'.F26];TRANSLATED_TEAM_NAMES;['2 x 6 KO P=3'.$E26]+1)" office:value-type="string" office:string-value="Balham FC Eagles" calcext:value-type="string">
            <text:p>Balham FC Eagles</text:p>
          </table:table-cell>
          <table:table-cell table:style-name="ce21" table:formula="of:=VLOOKUP(['2 x 6 KO P=3'.G26];TRANSLATED_TEAM_NAMES;['2 x 6 KO P=3'.$E26]+1)">
            <text:p/>
          </table:table-cell>
          <table:table-cell table:style-name="ce22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43920000,&quot;duration&quot;:&quot;10m&quot;,&quot;pitch&quot;:&quot;1&quot;,&quot;competition&quot;:{&quot;name&quot;:&quot;U13&quot;, &quot;section&quot;:&quot;A Groups&quot;, &quot;group&quot;:&quot;1&quot;},&quot;tag&quot;:&quot;7&quot;, &quot;homeTeam&quot;:&quot;Balham FC Eagles&quot;, &quot;awayTeam&quot;:&quot;&quot;}" calcext:value-type="string">
            <text:p>{"__v":0,"day":1,"dateTime":43920000,"duration":"10m","pitch":"1","competition":{"name":"U13", "section":"A Groups", "group":"1"},"tag":"7", "homeTeam":"Balham FC Eagles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17" table:formula="of:=FIRST_GAME_MS + ((DURATION_MS + GAME_GAP_MS) * ([.$B27]-1))" office:value-type="float" office:value="43920000" calcext:value-type="float">
            <text:p>4392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table:formula="of:=VLOOKUP(['2 x 6 KO P=3'.F27];TRANSLATED_TEAM_NAMES;['2 x 6 KO P=3'.$E27]+1)" office:value-type="string" office:string-value="JS Cannons - Blue" calcext:value-type="string">
            <text:p>JS Cannons - Blue</text:p>
          </table:table-cell>
          <table:table-cell table:style-name="ce21" table:formula="of:=VLOOKUP(['2 x 6 KO P=3'.G27];TRANSLATED_TEAM_NAMES;['2 x 6 KO P=3'.$E27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43920000,&quot;duration&quot;:&quot;10m&quot;,&quot;pitch&quot;:&quot;2&quot;,&quot;competition&quot;:{&quot;name&quot;:&quot;U13&quot;, &quot;section&quot;:&quot;A Groups&quot;, &quot;group&quot;:&quot;1&quot;},&quot;tag&quot;:&quot;7&quot;, &quot;homeTeam&quot;:&quot;JS Cannons - Blue&quot;, &quot;awayTeam&quot;:&quot;Bracknell Town Youth FC - Red&quot;}" calcext:value-type="string">
            <text:p>{"__v":0,"day":1,"dateTime":43920000,"duration":"10m","pitch":"2","competition":{"name":"U13", "section":"A Groups", "group":"1"},"tag":"7", "homeTeam":"JS Cannons - Blue", "awayTeam":"Bracknell Town Youth FC - Red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17" table:formula="of:=FIRST_GAME_MS + ((DURATION_MS + GAME_GAP_MS) * ([.$B28]-1))" office:value-type="float" office:value="43920000" calcext:value-type="float">
            <text:p>4392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0" table:formula="of:=VLOOKUP(['2 x 6 KO P=3'.F28];TRANSLATED_TEAM_NAMES;['2 x 6 KO P=3'.$E28]+1)">
            <text:p/>
          </table:table-cell>
          <table:table-cell table:style-name="ce21" table:formula="of:=VLOOKUP(['2 x 6 KO P=3'.G28];TRANSLATED_TEAM_NAMES;['2 x 6 KO P=3'.$E28]+1)" office:value-type="string" office:string-value="Caversham Trents" calcext:value-type="string">
            <text:p>Caversham Trents</text:p>
          </table:table-cell>
          <table:table-cell table:style-name="ce22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43920000,&quot;duration&quot;:&quot;10m&quot;,&quot;pitch&quot;:&quot;3&quot;,&quot;competition&quot;:{&quot;name&quot;:&quot;U13&quot;, &quot;section&quot;:&quot;A Groups&quot;, &quot;group&quot;:&quot;1&quot;},&quot;tag&quot;:&quot;7&quot;, &quot;homeTeam&quot;:&quot;&quot;, &quot;awayTeam&quot;:&quot;Caversham Trents&quot;}" calcext:value-type="string">
            <text:p>{"__v":0,"day":1,"dateTime":43920000,"duration":"10m","pitch":"3","competition":{"name":"U13", "section":"A Groups", "group":"1"},"tag":"7", "homeTeam":"", "awayTeam":"Caversham Trent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17" table:formula="of:=FIRST_GAME_MS + ((DURATION_MS + GAME_GAP_MS) * ([.$B29]-1))" office:value-type="float" office:value="43920000" calcext:value-type="float">
            <text:p>4392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2 x 6 KO P=3'.F29];TRANSLATED_TEAM_NAMES;['2 x 6 KO P=3'.$E29]+1)" office:value-type="string" office:string-value="Balham FC Colts" calcext:value-type="string">
            <text:p>Balham FC Colts</text:p>
          </table:table-cell>
          <table:table-cell table:style-name="ce21" table:formula="of:=VLOOKUP(['2 x 6 KO P=3'.G29];TRANSLATED_TEAM_NAMES;['2 x 6 KO P=3'.$E29]+1)">
            <text:p/>
          </table:table-cell>
          <table:table-cell table:style-name="ce22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43920000,&quot;duration&quot;:&quot;10m&quot;,&quot;pitch&quot;:&quot;4&quot;,&quot;competition&quot;:{&quot;name&quot;:&quot;U13&quot;, &quot;section&quot;:&quot;A Groups&quot;, &quot;group&quot;:&quot;2&quot;},&quot;tag&quot;:&quot;7&quot;, &quot;homeTeam&quot;:&quot;Balham FC Colts&quot;, &quot;awayTeam&quot;:&quot;&quot;}" calcext:value-type="string">
            <text:p>{"__v":0,"day":1,"dateTime":43920000,"duration":"10m","pitch":"4","competition":{"name":"U13", "section":"A Groups", "group":"2"},"tag":"7", "homeTeam":"Balham FC Colt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17" table:formula="of:=FIRST_GAME_MS + ((DURATION_MS + GAME_GAP_MS) * ([.$B30]-1))" office:value-type="float" office:value="44640000" calcext:value-type="float">
            <text:p>4464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table:formula="of:=VLOOKUP(['2 x 6 KO P=3'.F30];TRANSLATED_TEAM_NAMES;['2 x 6 KO P=3'.$E30]+1)" office:value-type="string" office:string-value="Yateley Jaguars" calcext:value-type="string">
            <text:p>Yateley Jaguars</text:p>
          </table:table-cell>
          <table:table-cell table:style-name="ce21" table:formula="of:=VLOOKUP(['2 x 6 KO P=3'.G30];TRANSLATED_TEAM_NAMES;['2 x 6 KO P=3'.$E30]+1)" office:value-type="string" office:string-value="Caversham Trents Blues" calcext:value-type="string">
            <text:p>Caversham Trents Blues</text:p>
          </table:table-cell>
          <table:table-cell table:style-name="ce22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44640000,&quot;duration&quot;:&quot;10m&quot;,&quot;pitch&quot;:&quot;1&quot;,&quot;competition&quot;:{&quot;name&quot;:&quot;U13&quot;, &quot;section&quot;:&quot;A Groups&quot;, &quot;group&quot;:&quot;2&quot;},&quot;tag&quot;:&quot;8&quot;, &quot;homeTeam&quot;:&quot;Yateley Jaguars&quot;, &quot;awayTeam&quot;:&quot;Caversham Trents Blues&quot;}" calcext:value-type="string">
            <text:p>{"__v":0,"day":1,"dateTime":44640000,"duration":"10m","pitch":"1","competition":{"name":"U13", "section":"A Groups", "group":"2"},"tag":"8", "homeTeam":"Yateley Jaguars", "awayTeam":"Caversham Trents Blue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17" table:formula="of:=FIRST_GAME_MS + ((DURATION_MS + GAME_GAP_MS) * ([.$B31]-1))" office:value-type="float" office:value="44640000" calcext:value-type="float">
            <text:p>4464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0" table:formula="of:=VLOOKUP(['2 x 6 KO P=3'.F31];TRANSLATED_TEAM_NAMES;['2 x 6 KO P=3'.$E31]+1)">
            <text:p/>
          </table:table-cell>
          <table:table-cell table:style-name="ce21" table:formula="of:=VLOOKUP(['2 x 6 KO P=3'.G31];TRANSLATED_TEAM_NAMES;['2 x 6 KO P=3'.$E31]+1)" office:value-type="string" office:string-value="Westwood Wanderers Hoops" calcext:value-type="string">
            <text:p>Westwood Wanderers Hoops</text:p>
          </table:table-cell>
          <table:table-cell table:style-name="ce22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44640000,&quot;duration&quot;:&quot;10m&quot;,&quot;pitch&quot;:&quot;2&quot;,&quot;competition&quot;:{&quot;name&quot;:&quot;U13&quot;, &quot;section&quot;:&quot;A Groups&quot;, &quot;group&quot;:&quot;2&quot;},&quot;tag&quot;:&quot;8&quot;, &quot;homeTeam&quot;:&quot;&quot;, &quot;awayTeam&quot;:&quot;Westwood Wanderers Hoops&quot;}" calcext:value-type="string">
            <text:p>{"__v":0,"day":1,"dateTime":44640000,"duration":"10m","pitch":"2","competition":{"name":"U13", "section":"A Groups", "group":"2"},"tag":"8", "homeTeam":"", "awayTeam":"Westwood Wanderers Hoops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1</text:p>
          </table:table-cell>
          <table:table-cell table:formula="of:=IF([.$J32]&gt;[.$J31];[.B31];[.B31]+1)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17" table:formula="of:=FIRST_GAME_MS + ((DURATION_MS + GAME_GAP_MS) * ([.$B32]-1)) + SECTION_GAP_MS" office:value-type="float" office:value="46140000" calcext:value-type="float">
            <text:p>46140000</text:p>
          </table:table-cell>
          <table:table-cell table:formula="of:=AGE_GROUP_TRANSLATED&amp;&quot;_&quot;&amp;SECTION_TRANSLATED&amp;&quot;_QF1&quot;" office:value-type="string" office:string-value="U13_AGroups_QF1" calcext:value-type="string">
            <text:p>U13_AGroups_QF1</text:p>
          </table:table-cell>
          <table:table-cell table:formula="of:=AGE_GROUP_TRANSLATED&amp;&quot;_&quot;&amp;SECTION_TRANSLATED&amp;&quot;_G1_P2&quot;" office:value-type="string" office:string-value="U13_AGroups_G1_P2" calcext:value-type="string">
            <text:p>U13_AGroups_G1_P2</text:p>
          </table:table-cell>
          <table:table-cell table:formula="of:=AGE_GROUP_TRANSLATED&amp;&quot;_&quot;&amp;SECTION_TRANSLATED&amp;&quot;_G2_P3&quot;" office:value-type="string" office:string-value="U13_AGroups_G2_P3" calcext:value-type="string">
            <text:p>U13_AGroups_G2_P3</text:p>
          </table:table-cell>
          <table:table-cell table:style-name="ce18" office:value-type="string" calcext:value-type="string">
            <text:p>2<text:span text:style-name="T1">nd</text:span> Group 1</text:p>
          </table:table-cell>
          <table:table-cell table:style-name="ce21" office:value-type="string" calcext:value-type="string">
            <text:p>3<text:span text:style-name="T1">rd</text:span> Group 2</text:p>
          </table:table-cell>
          <table:table-cell table:style-name="ce22" table:formula="of:=IF(MOD([.$C32]; NUM_PITCHES)=0;INDEX(PITCHES;1;NUM_PITCHES);INDEX(PITCHES;1;MOD([.$C32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1,&quot;dateTime&quot;:46140000,&quot;duration&quot;:&quot;10m&quot;,&quot;pitch&quot;:&quot;2&quot;,&quot;competition&quot;:{&quot;name&quot;:&quot;U13&quot;, &quot;section&quot;:&quot;A Groups&quot;},&quot;tag&quot;:&quot;QF1&quot;, &quot;homeTeam&quot;:&quot;2nd Group 1&quot;, &quot;awayTeam&quot;:&quot;3rd Group 2&quot;, &quot;homeTeamFrom&quot;:&quot;U13_AGroups_G1_P2&quot;, &quot;awayTeamFrom&quot;:&quot;U13_AGroups_G2_P3&quot;, &quot;stage2Tag&quot;:&quot;U13_AGroups_QF1&quot;}" calcext:value-type="string">
            <text:p>{"__v":0,"day":1,"dateTime":46140000,"duration":"10m","pitch":"2","competition":{"name":"U13", "section":"A Groups"},"tag":"QF1", "homeTeam":"2nd Group 1", "awayTeam":"3rd Group 2", "homeTeamFrom":"U13_AGroups_G1_P2", "awayTeamFrom":"U13_AGroups_G2_P3", "stage2Tag":"U13_AGroups_QF1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2</text:p>
          </table:table-cell>
          <table:table-cell table:formula="of:=IF([.$J33]&gt;[.$J32];[.B32];[.B32]+1)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style-name="ce17" table:formula="of:=FIRST_GAME_MS + ((DURATION_MS + GAME_GAP_MS) * ([.$B33]-1)) + SECTION_GAP_MS" office:value-type="float" office:value="46140000" calcext:value-type="float">
            <text:p>46140000</text:p>
          </table:table-cell>
          <table:table-cell table:formula="of:=AGE_GROUP_TRANSLATED&amp;&quot;_&quot;&amp;SECTION_TRANSLATED&amp;&quot;_QF2&quot;" office:value-type="string" office:string-value="U13_AGroups_QF2" calcext:value-type="string">
            <text:p>U13_AGroups_QF2</text:p>
          </table:table-cell>
          <table:table-cell table:formula="of:=AGE_GROUP_TRANSLATED&amp;&quot;_&quot;&amp;SECTION_TRANSLATED&amp;&quot;_G2_P2&quot;" office:value-type="string" office:string-value="U13_AGroups_G2_P2" calcext:value-type="string">
            <text:p>U13_AGroups_G2_P2</text:p>
          </table:table-cell>
          <table:table-cell table:formula="of:=AGE_GROUP_TRANSLATED&amp;&quot;_&quot;&amp;SECTION_TRANSLATED&amp;&quot;_G1_P3&quot;" office:value-type="string" office:string-value="U13_AGroups_G1_P3" calcext:value-type="string">
            <text:p>U13_AGroups_G1_P3</text:p>
          </table:table-cell>
          <table:table-cell table:style-name="ce18" office:value-type="string" calcext:value-type="string">
            <text:p>2<text:span text:style-name="T1">nd</text:span> Group 2</text:p>
          </table:table-cell>
          <table:table-cell table:style-name="ce21" office:value-type="string" calcext:value-type="string">
            <text:p>3<text:span text:style-name="T1">rd</text:span> Group 1</text:p>
          </table:table-cell>
          <table:table-cell table:style-name="ce22" table:formula="of:=IF(MOD([.$C33]; NUM_PITCHES)=0;INDEX(PITCHES;1;NUM_PITCHES);INDEX(PITCHES;1;MOD([.$C33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5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1,&quot;dateTime&quot;:46140000,&quot;duration&quot;:&quot;10m&quot;,&quot;pitch&quot;:&quot;3&quot;,&quot;competition&quot;:{&quot;name&quot;:&quot;U13&quot;, &quot;section&quot;:&quot;A Groups&quot;},&quot;tag&quot;:&quot;QF2&quot;, &quot;homeTeam&quot;:&quot;2nd Group 2&quot;, &quot;awayTeam&quot;:&quot;4th Group 1&quot;, &quot;homeTeamFrom&quot;:&quot;U13_AGroups_G2_P2&quot;, &quot;awayTeamFrom&quot;:&quot;U13_AGroups_G1_P3&quot;, &quot;stage2Tag&quot;:&quot;U13_AGroups_QF2&quot;}" calcext:value-type="string">
            <text:p>{"__v":0,"day":1,"dateTime":46140000,"duration":"10m","pitch":"3","competition":{"name":"U13", "section":"A Groups"},"tag":"QF2", "homeTeam":"2nd Group 2", "awayTeam":"4th Group 1", "homeTeamFrom":"U13_AGroups_G2_P2", "awayTeamFrom":"U13_AGroups_G1_P3", "stage2Tag":"U13_AGroups_QF2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3</text:p>
          </table:table-cell>
          <table:table-cell table:formula="of:=IF([.$J34]&gt;[.$J33];[.B33];[.B33]+1)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style-name="ce17" table:formula="of:=FIRST_GAME_MS + ((DURATION_MS + GAME_GAP_MS) * ([.$B34]-1)) + SECTION_GAP_MS" office:value-type="float" office:value="46860000" calcext:value-type="float">
            <text:p>46860000</text:p>
          </table:table-cell>
          <table:table-cell table:formula="of:=AGE_GROUP_TRANSLATED&amp;&quot;_&quot;&amp;SECTION_TRANSLATED&amp;&quot;_QF3&quot;" office:value-type="string" office:string-value="U13_AGroups_QF3" calcext:value-type="string">
            <text:p>U13_AGroups_QF3</text:p>
          </table:table-cell>
          <table:table-cell table:formula="of:=AGE_GROUP_TRANSLATED&amp;&quot;_&quot;&amp;SECTION_TRANSLATED&amp;&quot;_G1_P1&quot;" office:value-type="string" office:string-value="U13_AGroups_G1_P1" calcext:value-type="string">
            <text:p>U13_AGroups_G1_P1</text:p>
          </table:table-cell>
          <table:table-cell table:formula="of:=AGE_GROUP_TRANSLATED&amp;&quot;_&quot;&amp;SECTION_TRANSLATED&amp;&quot;_G2_P4&quot;" office:value-type="string" office:string-value="U13_AGroups_G2_P4" calcext:value-type="string">
            <text:p>U13_AGroups_G2_P4</text:p>
          </table:table-cell>
          <table:table-cell table:style-name="ce18" office:value-type="string" calcext:value-type="string">
            <text:p>Winner Group 1</text:p>
          </table:table-cell>
          <table:table-cell table:style-name="ce21" office:value-type="string" calcext:value-type="string">
            <text:p>4<text:span text:style-name="T1">th</text:span> Group 2</text:p>
          </table:table-cell>
          <table:table-cell table:style-name="ce22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1,&quot;dateTime&quot;:46860000,&quot;duration&quot;:&quot;10m&quot;,&quot;pitch&quot;:&quot;1&quot;,&quot;competition&quot;:{&quot;name&quot;:&quot;U13&quot;, &quot;section&quot;:&quot;A Groups&quot;},&quot;tag&quot;:&quot;QF3&quot;, &quot;homeTeam&quot;:&quot;Winner Group 1&quot;, &quot;awayTeam&quot;:&quot;4th Group 2&quot;, &quot;homeTeamFrom&quot;:&quot;U13_AGroups_G1_P1&quot;, &quot;awayTeamFrom&quot;:&quot;U13_AGroups_G2_P4&quot;, &quot;stage2Tag&quot;:&quot;U13_AGroups_QF3&quot;}" calcext:value-type="string">
            <text:p>{"__v":0,"day":1,"dateTime":46860000,"duration":"10m","pitch":"1","competition":{"name":"U13", "section":"A Groups"},"tag":"QF3", "homeTeam":"Winner Group 1", "awayTeam":"4th Group 2", "homeTeamFrom":"U13_AGroups_G1_P1", "awayTeamFrom":"U13_AGroups_G2_P4", "stage2Tag":"U13_AGroup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35]&gt;[.$J34];[.B34];[.B34]+1)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17" table:formula="of:=FIRST_GAME_MS + ((DURATION_MS + GAME_GAP_MS) * ([.$B35]-1)) + SECTION_GAP_MS" office:value-type="float" office:value="46860000" calcext:value-type="float">
            <text:p>46860000</text:p>
          </table:table-cell>
          <table:table-cell table:formula="of:=AGE_GROUP_TRANSLATED&amp;&quot;_&quot;&amp;SECTION_TRANSLATED&amp;&quot;_QF4&quot;" office:value-type="string" office:string-value="U13_AGroups_QF4" calcext:value-type="string">
            <text:p>U13_AGroups_QF4</text:p>
          </table:table-cell>
          <table:table-cell table:formula="of:=AGE_GROUP_TRANSLATED&amp;&quot;_&quot;&amp;SECTION_TRANSLATED&amp;&quot;_G2_P1&quot;" office:value-type="string" office:string-value="U13_AGroups_G2_P1" calcext:value-type="string">
            <text:p>U13_AGroups_G2_P1</text:p>
          </table:table-cell>
          <table:table-cell table:formula="of:=AGE_GROUP_TRANSLATED&amp;&quot;_&quot;&amp;SECTION_TRANSLATED&amp;&quot;_G1_P4&quot;" office:value-type="string" office:string-value="U13_AGroups_G1_P4" calcext:value-type="string">
            <text:p>U13_AGroups_G1_P4</text:p>
          </table:table-cell>
          <table:table-cell table:style-name="ce18" office:value-type="string" calcext:value-type="string">
            <text:p>Winner Group 2</text:p>
          </table:table-cell>
          <table:table-cell table:style-name="ce21" office:value-type="string" calcext:value-type="string">
            <text:p>4<text:span text:style-name="T1">th</text:span> Group 1</text:p>
          </table:table-cell>
          <table:table-cell table:style-name="ce22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1,&quot;dateTime&quot;:46860000,&quot;duration&quot;:&quot;10m&quot;,&quot;pitch&quot;:&quot;2&quot;,&quot;competition&quot;:{&quot;name&quot;:&quot;U13&quot;, &quot;section&quot;:&quot;A Groups&quot;},&quot;tag&quot;:&quot;QF4&quot;, &quot;homeTeam&quot;:&quot;Winner Group 2&quot;, &quot;awayTeam&quot;:&quot;4th Group 1&quot;, &quot;homeTeamFrom&quot;:&quot;U13_AGroups_G2_P1&quot;, &quot;awayTeamFrom&quot;:&quot;U13_AGroups_G1_P4&quot;, &quot;stage2Tag&quot;:&quot;U13_AGroups_QF4&quot;}" calcext:value-type="string">
            <text:p>{"__v":0,"day":1,"dateTime":46860000,"duration":"10m","pitch":"2","competition":{"name":"U13", "section":"A Groups"},"tag":"QF4", "homeTeam":"Winner Group 2", "awayTeam":"4th Group 1", "homeTeamFrom":"U13_AGroups_G2_P1", "awayTeamFrom":"U13_AGroups_G1_P4", "stage2Tag":"U13_A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style-name="ce17" table:formula="of:=FIRST_GAME_MS + ((DURATION_MS + GAME_GAP_MS) * ([.$B36]-1)) + SECTION_GAP_MS" office:value-type="float" office:value="46860000" calcext:value-type="float">
            <text:p>46860000</text:p>
          </table:table-cell>
          <table:table-cell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formula="of:=AGE_GROUP_TRANSLATED&amp;&quot;_&quot;&amp;SECTION_TRANSLATED&amp;&quot;_QF1&quot;" office:value-type="string" office:string-value="U13_AGroups_QF1" calcext:value-type="string">
            <text:p>U13_AGroups_QF1</text:p>
          </table:table-cell>
          <table:table-cell table:formula="of:=AGE_GROUP_TRANSLATED&amp;&quot;_&quot;&amp;SECTION_TRANSLATED&amp;&quot;_QF4&quot;" office:value-type="string" office:string-value="U13_AGroups_QF4" calcext:value-type="string">
            <text:p>U13_AGroups_QF4</text:p>
          </table:table-cell>
          <table:table-cell table:style-name="ce18" office:value-type="string" calcext:value-type="string">
            <text:p>Winner QF1</text:p>
          </table:table-cell>
          <table:table-cell table:style-name="ce21" office:value-type="string" calcext:value-type="string">
            <text:p>Winner QF4</text:p>
          </table:table-cell>
          <table:table-cell table:style-name="ce22" table:formula="of:=IF(MOD([.$C36]; NUM_PITCHES)=0;INDEX(PITCHES;1;NUM_PITCHES);INDEX(PITCHES;1;MOD([.$C36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1,&quot;dateTime&quot;:46860000,&quot;duration&quot;:&quot;10m&quot;,&quot;pitch&quot;:&quot;4&quot;,&quot;competition&quot;:{&quot;name&quot;:&quot;U13&quot;, &quot;section&quot;:&quot;A Groups&quot;},&quot;tag&quot;:&quot;SF1&quot;, &quot;homeTeam&quot;:&quot;Winner QF1&quot;, &quot;awayTeam&quot;:&quot;Winner QF4&quot;, &quot;homeTeamFrom&quot;:&quot;U13_AGroups_QF1&quot;, &quot;awayTeamFrom&quot;:&quot;U13_AGroups_QF4&quot;, &quot;stage2Tag&quot;:&quot;U13_AGroups_SF1&quot;}" calcext:value-type="string">
            <text:p>{"__v":0,"day":1,"dateTime":46860000,"duration":"10m","pitch":"4","competition":{"name":"U13", "section":"A Groups"},"tag":"SF1", "homeTeam":"Winner QF1", "awayTeam":"Winner QF4", "homeTeamFrom":"U13_AGroups_QF1", "awayTeamFrom":"U13_AGroups_QF4", "stage2Tag":"U13_A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style-name="ce17" table:formula="of:=FIRST_GAME_MS + ((DURATION_MS + GAME_GAP_MS) * ([.$B37]-1)) + SECTION_GAP_MS" office:value-type="float" office:value="47580000" calcext:value-type="float">
            <text:p>47580000</text:p>
          </table:table-cell>
          <table:table-cell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formula="of:=AGE_GROUP_TRANSLATED&amp;&quot;_&quot;&amp;SECTION_TRANSLATED&amp;&quot;_QF2&quot;" office:value-type="string" office:string-value="U13_AGroups_QF2" calcext:value-type="string">
            <text:p>U13_AGroups_QF2</text:p>
          </table:table-cell>
          <table:table-cell table:formula="of:=AGE_GROUP_TRANSLATED&amp;&quot;_&quot;&amp;SECTION_TRANSLATED&amp;&quot;_QF3&quot;" office:value-type="string" office:string-value="U13_AGroups_QF3" calcext:value-type="string">
            <text:p>U13_AGroups_QF3</text:p>
          </table:table-cell>
          <table:table-cell table:style-name="ce18" office:value-type="string" calcext:value-type="string">
            <text:p>Winner QF2</text:p>
          </table:table-cell>
          <table:table-cell table:style-name="ce21" office:value-type="string" calcext:value-type="string">
            <text:p>Winner QF3</text:p>
          </table:table-cell>
          <table:table-cell table:style-name="ce22" table:formula="of:=IF(MOD([.$C37]; NUM_PITCHES)=0;INDEX(PITCHES;1;NUM_PITCHES);INDEX(PITCHES;1;MOD([.$C37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1,&quot;dateTime&quot;:47580000,&quot;duration&quot;:&quot;10m&quot;,&quot;pitch&quot;:&quot;1&quot;,&quot;competition&quot;:{&quot;name&quot;:&quot;U13&quot;, &quot;section&quot;:&quot;A Groups&quot;},&quot;tag&quot;:&quot;SF2&quot;, &quot;homeTeam&quot;:&quot;Winner QF2&quot;, &quot;awayTeam&quot;:&quot;Winner QF3&quot;, &quot;homeTeamFrom&quot;:&quot;U13_AGroups_QF2&quot;, &quot;awayTeamFrom&quot;:&quot;U13_AGroups_QF3&quot;, &quot;stage2Tag&quot;:&quot;U13_AGroups_SF2&quot;}" calcext:value-type="string">
            <text:p>{"__v":0,"day":1,"dateTime":47580000,"duration":"10m","pitch":"1","competition":{"name":"U13", "section":"A Groups"},"tag":"SF2", "homeTeam":"Winner QF2", "awayTeam":"Winner QF3", "homeTeamFrom":"U13_AGroups_QF2", "awayTeamFrom":"U13_AGroups_QF3", "stage2Tag":"U13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style-name="ce17" table:formula="of:=FIRST_GAME_MS + ((DURATION_MS + GAME_GAP_MS) * ([.$B38]-1)) + SECTION_GAP_MS" office:value-type="float" office:value="47580000" calcext:value-type="float">
            <text:p>47580000</text:p>
          </table:table-cell>
          <table:table-cell table:formula="of:=AGE_GROUP_TRANSLATED&amp;&quot;_&quot;&amp;SECTION_TRANSLATED&amp;&quot;_FNL&quot;" office:value-type="string" office:string-value="U13_AGroups_FNL" calcext:value-type="string">
            <text:p>U13_AGroups_FNL</text:p>
          </table:table-cell>
          <table:table-cell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style-name="ce18" office:value-type="string" calcext:value-type="string">
            <text:p>Winner SF1</text:p>
          </table:table-cell>
          <table:table-cell table:style-name="ce21" office:value-type="string" calcext:value-type="string">
            <text:p>Winner SF2</text:p>
          </table:table-cell>
          <table:table-cell table:style-name="ce22" table:formula="of:=IF(MOD([.$C38]; NUM_PITCHES)=0;INDEX(PITCHES;1;NUM_PITCHES);INDEX(PITCHES;1;MOD([.$C3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1,&quot;dateTime&quot;:47580000,&quot;duration&quot;:&quot;10m&quot;,&quot;pitch&quot;:&quot;3&quot;,&quot;competition&quot;:{&quot;name&quot;:&quot;U13&quot;, &quot;section&quot;:&quot;A Groups&quot;},&quot;tag&quot;:&quot;FNL&quot;, &quot;homeTeam&quot;:&quot;Winner SF1&quot;, &quot;awayTeam&quot;:&quot;Winner SF2&quot;, &quot;homeTeamFrom&quot;:&quot;U13_AGroups_SF1&quot;, &quot;awayTeamFrom&quot;:&quot;U13_AGroups_SF2&quot;, &quot;stage2Tag&quot;:&quot;U13_AGroups_FNL&quot;}" calcext:value-type="string">
            <text:p>{"__v":0,"day":1,"dateTime":47580000,"duration":"10m","pitch":"3","competition":{"name":"U13", "section":"A Groups"},"tag":"FNL", "homeTeam":"Winner SF1", "awayTeam":"Winner SF2", "homeTeamFrom":"U13_AGroups_SF1", "awayTeamFrom":"U13_AGroups_SF2", "stage2Tag":"U13_AGroups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1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2" table:number-rows-repeated="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 x 6 KO P=3" table:style-name="ta1">
        <table:table-column table:style-name="co24" table:default-cell-style-name="ce17"/>
        <table:table-column table:style-name="co23" table:default-cell-style-name="ce17"/>
        <table:table-column table:style-name="co25" table:default-cell-style-name="ce17"/>
        <table:table-column table:style-name="co26" table:default-cell-style-name="ce19"/>
        <table:table-column table:style-name="co29" table:default-cell-style-name="ce19"/>
        <table:table-column table:style-name="co18" table:number-columns-repeated="2" table:default-cell-style-name="ce19"/>
        <table:table-column table:style-name="co28" table:default-cell-style-name="ce23"/>
        <table:table-column table:style-name="co28" table:default-cell-style-name="ce24"/>
        <table:table-column table:style-name="co3" table:number-columns-repeated="1015" table:default-cell-style-name="Default"/>
        <table:table-row table:style-name="ro1">
          <table:table-cell table:style-name="ce25" office:value-type="string" calcext:value-type="string">
            <text:p>Tag</text:p>
          </table:table-cell>
          <table:table-cell table:style-name="ce25" office:value-type="string" calcext:value-type="string">
            <text:p>Game#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30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table:formula="of:=FIRST_GAME_MS" office:value-type="float" office:value="39600000" calcext:value-type="float">
            <text:p>3960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3 x 6 KO P=3'.F2];TRANSLATED_TEAM_NAMES;['3 x 6 KO P=3'.$E2]+1)">
            <text:p/>
          </table:table-cell>
          <table:table-cell table:style-name="ce21" table:formula="of:=VLOOKUP(['3 x 6 KO P=3'.G2];TRANSLATED_TEAM_NAMES;['3 x 6 KO P=3'.$E2]+1)">
            <text:p/>
          </table:table-cell>
          <table:table-cell table:style-name="ce22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39600000,&quot;duration&quot;:&quot;10m&quot;,&quot;pitch&quot;:&quot;1&quot;,&quot;competition&quot;:{&quot;name&quot;:&quot;U13&quot;, &quot;section&quot;:&quot;A Groups&quot;, &quot;group&quot;:&quot;1&quot;},&quot;tag&quot;:&quot;1&quot;, &quot;homeTeam&quot;:&quot;&quot;, &quot;awayTeam&quot;:&quot;&quot;}" calcext:value-type="string">
            <text:p>{"__v":0,"day":1,"dateTime":39600000,"duration":"10m","pitch":"1","competition":{"name":"U13", "section":"A Groups", "group":"1"},"tag":"1", "homeTeam":"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" table:formula="of:=FIRST_GAME_MS + ((DURATION_MS + GAME_GAP_MS) * ([.$B3]-1))" office:value-type="float" office:value="39600000" calcext:value-type="float">
            <text:p>3960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3 x 6 KO P=3'.F3];TRANSLATED_TEAM_NAMES;['3 x 6 KO P=3'.$E3]+1)">
            <text:p/>
          </table:table-cell>
          <table:table-cell table:style-name="ce21" table:formula="of:=VLOOKUP(['3 x 6 KO P=3'.G3];TRANSLATED_TEAM_NAMES;['3 x 6 KO P=3'.$E3]+1)">
            <text:p/>
          </table:table-cell>
          <table:table-cell table:style-name="ce22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39600000,&quot;duration&quot;:&quot;10m&quot;,&quot;pitch&quot;:&quot;2&quot;,&quot;competition&quot;:{&quot;name&quot;:&quot;U13&quot;, &quot;section&quot;:&quot;A Groups&quot;, &quot;group&quot;:&quot;2&quot;},&quot;tag&quot;:&quot;1&quot;, &quot;homeTeam&quot;:&quot;&quot;, &quot;awayTeam&quot;:&quot;&quot;}" calcext:value-type="string">
            <text:p>{"__v":0,"day":1,"dateTime":39600000,"duration":"10m","pitch":"2","competition":{"name":"U13", "section":"A Groups", "group":"2"},"tag":"1", "homeTeam":"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7" table:formula="of:=FIRST_GAME_MS + ((DURATION_MS + GAME_GAP_MS) * ([.$B4]-1))" office:value-type="float" office:value="39600000" calcext:value-type="float">
            <text:p>3960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3 x 6 KO P=3'.F4];TRANSLATED_TEAM_NAMES;['3 x 6 KO P=3'.$E4]+1)">
            <text:p/>
          </table:table-cell>
          <table:table-cell table:style-name="ce21" table:formula="of:=VLOOKUP(['3 x 6 KO P=3'.G4];TRANSLATED_TEAM_NAMES;['3 x 6 KO P=3'.$E4]+1)">
            <text:p/>
          </table:table-cell>
          <table:table-cell table:style-name="ce22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39600000,&quot;duration&quot;:&quot;10m&quot;,&quot;pitch&quot;:&quot;3&quot;,&quot;competition&quot;:{&quot;name&quot;:&quot;U13&quot;, &quot;section&quot;:&quot;A Groups&quot;, &quot;group&quot;:&quot;3&quot;},&quot;tag&quot;:&quot;1&quot;, &quot;homeTeam&quot;:&quot;&quot;, &quot;awayTeam&quot;:&quot;&quot;}" calcext:value-type="string">
            <text:p>{"__v":0,"day":1,"dateTime":39600000,"duration":"10m","pitch":"3","competition":{"name":"U13", "section":"A Groups", "group":"3"},"tag":"1", "homeTeam":"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7" table:formula="of:=FIRST_GAME_MS + ((DURATION_MS + GAME_GAP_MS) * ([.$B5]-1))" office:value-type="float" office:value="39600000" calcext:value-type="float">
            <text:p>3960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" table:formula="of:=VLOOKUP(['3 x 6 KO P=3'.F5];TRANSLATED_TEAM_NAMES;['3 x 6 KO P=3'.$E5]+1)" office:value-type="string" office:string-value="Caversham Trents" calcext:value-type="string">
            <text:p>Caversham Trents</text:p>
          </table:table-cell>
          <table:table-cell table:style-name="ce21" table:formula="of:=VLOOKUP(['3 x 6 KO P=3'.G5];TRANSLATED_TEAM_NAMES;['3 x 6 KO P=3'.$E5]+1)" office:value-type="string" office:string-value="JS Cannons - Blue" calcext:value-type="string">
            <text:p>JS Cannons - Blue</text:p>
          </table:table-cell>
          <table:table-cell table:style-name="ce22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39600000,&quot;duration&quot;:&quot;10m&quot;,&quot;pitch&quot;:&quot;4&quot;,&quot;competition&quot;:{&quot;name&quot;:&quot;U13&quot;, &quot;section&quot;:&quot;A Groups&quot;, &quot;group&quot;:&quot;1&quot;},&quot;tag&quot;:&quot;1&quot;, &quot;homeTeam&quot;:&quot;Caversham Trents&quot;, &quot;awayTeam&quot;:&quot;JS Cannons - Blue&quot;}" calcext:value-type="string">
            <text:p>{"__v":0,"day":1,"dateTime":39600000,"duration":"10m","pitch":"4","competition":{"name":"U13", "section":"A Groups", "group":"1"},"tag":"1", "homeTeam":"Caversham Trents", "awayTeam":"JS Cannons - Blue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7" table:formula="of:=FIRST_GAME_MS + ((DURATION_MS + GAME_GAP_MS) * ([.$B6]-1))" office:value-type="float" office:value="40320000" calcext:value-type="float">
            <text:p>4032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" table:formula="of:=VLOOKUP(['3 x 6 KO P=3'.F6];TRANSLATED_TEAM_NAMES;['3 x 6 KO P=3'.$E6]+1)" office:value-type="string" office:string-value="Westwood Wanderers Hoops" calcext:value-type="string">
            <text:p>Westwood Wanderers Hoops</text:p>
          </table:table-cell>
          <table:table-cell table:style-name="ce21" table:formula="of:=VLOOKUP(['3 x 6 KO P=3'.G6];TRANSLATED_TEAM_NAMES;['3 x 6 KO P=3'.$E6]+1)" office:value-type="string" office:string-value="Yateley Jaguars" calcext:value-type="string">
            <text:p>Yateley Jaguars</text:p>
          </table:table-cell>
          <table:table-cell table:style-name="ce22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0320000,&quot;duration&quot;:&quot;10m&quot;,&quot;pitch&quot;:&quot;1&quot;,&quot;competition&quot;:{&quot;name&quot;:&quot;U13&quot;, &quot;section&quot;:&quot;A Groups&quot;, &quot;group&quot;:&quot;2&quot;},&quot;tag&quot;:&quot;2&quot;, &quot;homeTeam&quot;:&quot;Westwood Wanderers Hoops&quot;, &quot;awayTeam&quot;:&quot;Yateley Jaguars&quot;}" calcext:value-type="string">
            <text:p>{"__v":0,"day":1,"dateTime":40320000,"duration":"10m","pitch":"1","competition":{"name":"U13", "section":"A Groups", "group":"2"},"tag":"2", "homeTeam":"Westwood Wanderers Hoops", "awayTeam":"Yateley Jaguars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7" table:formula="of:=FIRST_GAME_MS + ((DURATION_MS + GAME_GAP_MS) * ([.$B7]-1))" office:value-type="float" office:value="40320000" calcext:value-type="float">
            <text:p>4032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" table:formula="of:=VLOOKUP(['3 x 6 KO P=3'.F7];TRANSLATED_TEAM_NAMES;['3 x 6 KO P=3'.$E7]+1)" office:value-type="string" office:string-value="RMF FC Red" calcext:value-type="string">
            <text:p>RMF FC Red</text:p>
          </table:table-cell>
          <table:table-cell table:style-name="ce21" table:formula="of:=VLOOKUP(['3 x 6 KO P=3'.G7];TRANSLATED_TEAM_NAMES;['3 x 6 KO P=3'.$E7]+1)" office:value-type="string" office:string-value="Westwood Wanderers Gold" calcext:value-type="string">
            <text:p>Westwood Wanderers Gold</text:p>
          </table:table-cell>
          <table:table-cell table:style-name="ce22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0320000,&quot;duration&quot;:&quot;10m&quot;,&quot;pitch&quot;:&quot;2&quot;,&quot;competition&quot;:{&quot;name&quot;:&quot;U13&quot;, &quot;section&quot;:&quot;A Groups&quot;, &quot;group&quot;:&quot;3&quot;},&quot;tag&quot;:&quot;2&quot;, &quot;homeTeam&quot;:&quot;RMF FC Red&quot;, &quot;awayTeam&quot;:&quot;Westwood Wanderers Gold&quot;}" calcext:value-type="string">
            <text:p>{"__v":0,"day":1,"dateTime":40320000,"duration":"10m","pitch":"2","competition":{"name":"U13", "section":"A Groups", "group":"3"},"tag":"2", "homeTeam":"RMF FC Red", "awayTeam":"Westwood Wanderers Gold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7" table:formula="of:=FIRST_GAME_MS + ((DURATION_MS + GAME_GAP_MS) * ([.$B8]-1))" office:value-type="float" office:value="40320000" calcext:value-type="float">
            <text:p>4032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table:formula="of:=VLOOKUP(['3 x 6 KO P=3'.F8];TRANSLATED_TEAM_NAMES;['3 x 6 KO P=3'.$E8]+1)" office:value-type="string" office:string-value="Balham FC Eagles" calcext:value-type="string">
            <text:p>Balham FC Eagles</text:p>
          </table:table-cell>
          <table:table-cell table:style-name="ce21" table:formula="of:=VLOOKUP(['3 x 6 KO P=3'.G8];TRANSLATED_TEAM_NAMES;['3 x 6 KO P=3'.$E8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0320000,&quot;duration&quot;:&quot;10m&quot;,&quot;pitch&quot;:&quot;3&quot;,&quot;competition&quot;:{&quot;name&quot;:&quot;U13&quot;, &quot;section&quot;:&quot;A Groups&quot;, &quot;group&quot;:&quot;1&quot;},&quot;tag&quot;:&quot;2&quot;, &quot;homeTeam&quot;:&quot;Balham FC Eagles&quot;, &quot;awayTeam&quot;:&quot;Bracknell Town Youth FC - Red&quot;}" calcext:value-type="string">
            <text:p>{"__v":0,"day":1,"dateTime":40320000,"duration":"10m","pitch":"3","competition":{"name":"U13", "section":"A Groups", "group":"1"},"tag":"2", "homeTeam":"Balham FC Eagles", "awayTeam":"Bracknell Town Youth FC - Red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7" table:formula="of:=FIRST_GAME_MS + ((DURATION_MS + GAME_GAP_MS) * ([.$B9]-1))" office:value-type="float" office:value="40320000" calcext:value-type="float">
            <text:p>4032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table:formula="of:=VLOOKUP(['3 x 6 KO P=3'.F9];TRANSLATED_TEAM_NAMES;['3 x 6 KO P=3'.$E9]+1)" office:value-type="string" office:string-value="Balham FC Colts" calcext:value-type="string">
            <text:p>Balham FC Colts</text:p>
          </table:table-cell>
          <table:table-cell table:style-name="ce21" table:formula="of:=VLOOKUP(['3 x 6 KO P=3'.G9];TRANSLATED_TEAM_NAMES;['3 x 6 KO P=3'.$E9]+1)" office:value-type="string" office:string-value="Caversham Trents Blues" calcext:value-type="string">
            <text:p>Caversham Trents Blues</text:p>
          </table:table-cell>
          <table:table-cell table:style-name="ce22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0320000,&quot;duration&quot;:&quot;10m&quot;,&quot;pitch&quot;:&quot;4&quot;,&quot;competition&quot;:{&quot;name&quot;:&quot;U13&quot;, &quot;section&quot;:&quot;A Groups&quot;, &quot;group&quot;:&quot;2&quot;},&quot;tag&quot;:&quot;2&quot;, &quot;homeTeam&quot;:&quot;Balham FC Colts&quot;, &quot;awayTeam&quot;:&quot;Caversham Trents Blues&quot;}" calcext:value-type="string">
            <text:p>{"__v":0,"day":1,"dateTime":40320000,"duration":"10m","pitch":"4","competition":{"name":"U13", "section":"A Groups", "group":"2"},"tag":"2", "homeTeam":"Balham FC Colts", "awayTeam":"Caversham Trents Blue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7" table:formula="of:=FIRST_GAME_MS + ((DURATION_MS + GAME_GAP_MS) * ([.$B10]-1))" office:value-type="float" office:value="41040000" calcext:value-type="float">
            <text:p>4104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0" table:formula="of:=VLOOKUP(['3 x 6 KO P=3'.F10];TRANSLATED_TEAM_NAMES;['3 x 6 KO P=3'.$E10]+1)" office:value-type="string" office:string-value="Bracknell Town Colts" calcext:value-type="string">
            <text:p>Bracknell Town Colts</text:p>
          </table:table-cell>
          <table:table-cell table:style-name="ce21" table:formula="of:=VLOOKUP(['3 x 6 KO P=3'.G10];TRANSLATED_TEAM_NAMES;['3 x 6 KO P=3'.$E10]+1)" office:value-type="string" office:string-value="JS Cannons Blacks" calcext:value-type="string">
            <text:p>JS Cannons Blacks</text:p>
          </table:table-cell>
          <table:table-cell table:style-name="ce22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1040000,&quot;duration&quot;:&quot;10m&quot;,&quot;pitch&quot;:&quot;1&quot;,&quot;competition&quot;:{&quot;name&quot;:&quot;U13&quot;, &quot;section&quot;:&quot;A Groups&quot;, &quot;group&quot;:&quot;3&quot;},&quot;tag&quot;:&quot;3&quot;, &quot;homeTeam&quot;:&quot;Bracknell Town Colts&quot;, &quot;awayTeam&quot;:&quot;JS Cannons Blacks&quot;}" calcext:value-type="string">
            <text:p>{"__v":0,"day":1,"dateTime":41040000,"duration":"10m","pitch":"1","competition":{"name":"U13", "section":"A Groups", "group":"3"},"tag":"3", "homeTeam":"Bracknell Town Colts", "awayTeam":"JS Cannons Black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" table:formula="of:=FIRST_GAME_MS + ((DURATION_MS + GAME_GAP_MS) * ([.$B11]-1))" office:value-type="float" office:value="41040000" calcext:value-type="float">
            <text:p>4104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table:formula="of:=VLOOKUP(['3 x 6 KO P=3'.F11];TRANSLATED_TEAM_NAMES;['3 x 6 KO P=3'.$E11]+1)" office:value-type="string" office:string-value="JS Cannons - Blue" calcext:value-type="string">
            <text:p>JS Cannons - Blue</text:p>
          </table:table-cell>
          <table:table-cell table:style-name="ce21" table:formula="of:=VLOOKUP(['3 x 6 KO P=3'.G11];TRANSLATED_TEAM_NAMES;['3 x 6 KO P=3'.$E11]+1)">
            <text:p/>
          </table:table-cell>
          <table:table-cell table:style-name="ce22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1040000,&quot;duration&quot;:&quot;10m&quot;,&quot;pitch&quot;:&quot;2&quot;,&quot;competition&quot;:{&quot;name&quot;:&quot;U13&quot;, &quot;section&quot;:&quot;A Groups&quot;, &quot;group&quot;:&quot;1&quot;},&quot;tag&quot;:&quot;3&quot;, &quot;homeTeam&quot;:&quot;JS Cannons - Blue&quot;, &quot;awayTeam&quot;:&quot;&quot;}" calcext:value-type="string">
            <text:p>{"__v":0,"day":1,"dateTime":41040000,"duration":"10m","pitch":"2","competition":{"name":"U13", "section":"A Groups", "group":"1"},"tag":"3", "homeTeam":"JS Cannons - Blue", "awayTeam":"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7" table:formula="of:=FIRST_GAME_MS + ((DURATION_MS + GAME_GAP_MS) * ([.$B12]-1))" office:value-type="float" office:value="41040000" calcext:value-type="float">
            <text:p>4104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table:formula="of:=VLOOKUP(['3 x 6 KO P=3'.F12];TRANSLATED_TEAM_NAMES;['3 x 6 KO P=3'.$E12]+1)" office:value-type="string" office:string-value="Yateley Jaguars" calcext:value-type="string">
            <text:p>Yateley Jaguars</text:p>
          </table:table-cell>
          <table:table-cell table:style-name="ce21" table:formula="of:=VLOOKUP(['3 x 6 KO P=3'.G12];TRANSLATED_TEAM_NAMES;['3 x 6 KO P=3'.$E12]+1)">
            <text:p/>
          </table:table-cell>
          <table:table-cell table:style-name="ce22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1040000,&quot;duration&quot;:&quot;10m&quot;,&quot;pitch&quot;:&quot;3&quot;,&quot;competition&quot;:{&quot;name&quot;:&quot;U13&quot;, &quot;section&quot;:&quot;A Groups&quot;, &quot;group&quot;:&quot;2&quot;},&quot;tag&quot;:&quot;3&quot;, &quot;homeTeam&quot;:&quot;Yateley Jaguars&quot;, &quot;awayTeam&quot;:&quot;&quot;}" calcext:value-type="string">
            <text:p>{"__v":0,"day":1,"dateTime":41040000,"duration":"10m","pitch":"3","competition":{"name":"U13", "section":"A Groups", "group":"2"},"tag":"3", "homeTeam":"Yateley Jaguars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7" table:formula="of:=FIRST_GAME_MS + ((DURATION_MS + GAME_GAP_MS) * ([.$B13]-1))" office:value-type="float" office:value="41040000" calcext:value-type="float">
            <text:p>4104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0" table:formula="of:=VLOOKUP(['3 x 6 KO P=3'.F13];TRANSLATED_TEAM_NAMES;['3 x 6 KO P=3'.$E13]+1)" office:value-type="string" office:string-value="Westwood Wanderers Gold" calcext:value-type="string">
            <text:p>Westwood Wanderers Gold</text:p>
          </table:table-cell>
          <table:table-cell table:style-name="ce21" table:formula="of:=VLOOKUP(['3 x 6 KO P=3'.G13];TRANSLATED_TEAM_NAMES;['3 x 6 KO P=3'.$E13]+1)">
            <text:p/>
          </table:table-cell>
          <table:table-cell table:style-name="ce22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1040000,&quot;duration&quot;:&quot;10m&quot;,&quot;pitch&quot;:&quot;4&quot;,&quot;competition&quot;:{&quot;name&quot;:&quot;U13&quot;, &quot;section&quot;:&quot;A Groups&quot;, &quot;group&quot;:&quot;3&quot;},&quot;tag&quot;:&quot;3&quot;, &quot;homeTeam&quot;:&quot;Westwood Wanderers Gold&quot;, &quot;awayTeam&quot;:&quot;&quot;}" calcext:value-type="string">
            <text:p>{"__v":0,"day":1,"dateTime":41040000,"duration":"10m","pitch":"4","competition":{"name":"U13", "section":"A Groups", "group":"3"},"tag":"3", "homeTeam":"Westwood Wanderers Gold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7" table:formula="of:=FIRST_GAME_MS + ((DURATION_MS + GAME_GAP_MS) * ([.$B14]-1))" office:value-type="float" office:value="41760000" calcext:value-type="float">
            <text:p>4176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0" table:formula="of:=VLOOKUP(['3 x 6 KO P=3'.F14];TRANSLATED_TEAM_NAMES;['3 x 6 KO P=3'.$E14]+1)">
            <text:p/>
          </table:table-cell>
          <table:table-cell table:style-name="ce21" table:formula="of:=VLOOKUP(['3 x 6 KO P=3'.G14];TRANSLATED_TEAM_NAMES;['3 x 6 KO P=3'.$E14]+1)" office:value-type="string" office:string-value="Balham FC Eagles" calcext:value-type="string">
            <text:p>Balham FC Eagles</text:p>
          </table:table-cell>
          <table:table-cell table:style-name="ce22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1760000,&quot;duration&quot;:&quot;10m&quot;,&quot;pitch&quot;:&quot;1&quot;,&quot;competition&quot;:{&quot;name&quot;:&quot;U13&quot;, &quot;section&quot;:&quot;A Groups&quot;, &quot;group&quot;:&quot;1&quot;},&quot;tag&quot;:&quot;4&quot;, &quot;homeTeam&quot;:&quot;&quot;, &quot;awayTeam&quot;:&quot;Balham FC Eagles&quot;}" calcext:value-type="string">
            <text:p>{"__v":0,"day":1,"dateTime":41760000,"duration":"10m","pitch":"1","competition":{"name":"U13", "section":"A Groups", "group":"1"},"tag":"4", "homeTeam":"", "awayTeam":"Balham FC Eagles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7" table:formula="of:=FIRST_GAME_MS + ((DURATION_MS + GAME_GAP_MS) * ([.$B15]-1))" office:value-type="float" office:value="41760000" calcext:value-type="float">
            <text:p>4176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0" table:formula="of:=VLOOKUP(['3 x 6 KO P=3'.F15];TRANSLATED_TEAM_NAMES;['3 x 6 KO P=3'.$E15]+1)">
            <text:p/>
          </table:table-cell>
          <table:table-cell table:style-name="ce21" table:formula="of:=VLOOKUP(['3 x 6 KO P=3'.G15];TRANSLATED_TEAM_NAMES;['3 x 6 KO P=3'.$E15]+1)" office:value-type="string" office:string-value="Balham FC Colts" calcext:value-type="string">
            <text:p>Balham FC Colts</text:p>
          </table:table-cell>
          <table:table-cell table:style-name="ce22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1760000,&quot;duration&quot;:&quot;10m&quot;,&quot;pitch&quot;:&quot;2&quot;,&quot;competition&quot;:{&quot;name&quot;:&quot;U13&quot;, &quot;section&quot;:&quot;A Groups&quot;, &quot;group&quot;:&quot;2&quot;},&quot;tag&quot;:&quot;4&quot;, &quot;homeTeam&quot;:&quot;&quot;, &quot;awayTeam&quot;:&quot;Balham FC Colts&quot;}" calcext:value-type="string">
            <text:p>{"__v":0,"day":1,"dateTime":41760000,"duration":"10m","pitch":"2","competition":{"name":"U13", "section":"A Groups", "group":"2"},"tag":"4", "homeTeam":"", "awayTeam":"Balham FC Colt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7" table:formula="of:=FIRST_GAME_MS + ((DURATION_MS + GAME_GAP_MS) * ([.$B16]-1))" office:value-type="float" office:value="41760000" calcext:value-type="float">
            <text:p>4176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0" table:formula="of:=VLOOKUP(['3 x 6 KO P=3'.F16];TRANSLATED_TEAM_NAMES;['3 x 6 KO P=3'.$E16]+1)">
            <text:p/>
          </table:table-cell>
          <table:table-cell table:style-name="ce21" table:formula="of:=VLOOKUP(['3 x 6 KO P=3'.G16];TRANSLATED_TEAM_NAMES;['3 x 6 KO P=3'.$E16]+1)" office:value-type="string" office:string-value="Bracknell Town Colts" calcext:value-type="string">
            <text:p>Bracknell Town Colts</text:p>
          </table:table-cell>
          <table:table-cell table:style-name="ce22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1760000,&quot;duration&quot;:&quot;10m&quot;,&quot;pitch&quot;:&quot;3&quot;,&quot;competition&quot;:{&quot;name&quot;:&quot;U13&quot;, &quot;section&quot;:&quot;A Groups&quot;, &quot;group&quot;:&quot;3&quot;},&quot;tag&quot;:&quot;4&quot;, &quot;homeTeam&quot;:&quot;&quot;, &quot;awayTeam&quot;:&quot;Bracknell Town Colts&quot;}" calcext:value-type="string">
            <text:p>{"__v":0,"day":1,"dateTime":41760000,"duration":"10m","pitch":"3","competition":{"name":"U13", "section":"A Groups", "group":"3"},"tag":"4", "homeTeam":"", "awayTeam":"Bracknell Town Colts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7" table:formula="of:=FIRST_GAME_MS + ((DURATION_MS + GAME_GAP_MS) * ([.$B17]-1))" office:value-type="float" office:value="41760000" calcext:value-type="float">
            <text:p>4176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VLOOKUP(['3 x 6 KO P=3'.F17];TRANSLATED_TEAM_NAMES;['3 x 6 KO P=3'.$E17]+1)" office:value-type="string" office:string-value="Bracknell Town Youth FC - Red" calcext:value-type="string">
            <text:p>Bracknell Town Youth FC - Red</text:p>
          </table:table-cell>
          <table:table-cell table:style-name="ce21" table:formula="of:=VLOOKUP(['3 x 6 KO P=3'.G17];TRANSLATED_TEAM_NAMES;['3 x 6 KO P=3'.$E17]+1)" office:value-type="string" office:string-value="Caversham Trents" calcext:value-type="string">
            <text:p>Caversham Trents</text:p>
          </table:table-cell>
          <table:table-cell table:style-name="ce22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1760000,&quot;duration&quot;:&quot;10m&quot;,&quot;pitch&quot;:&quot;4&quot;,&quot;competition&quot;:{&quot;name&quot;:&quot;U13&quot;, &quot;section&quot;:&quot;A Groups&quot;, &quot;group&quot;:&quot;1&quot;},&quot;tag&quot;:&quot;4&quot;, &quot;homeTeam&quot;:&quot;Bracknell Town Youth FC - Red&quot;, &quot;awayTeam&quot;:&quot;Caversham Trents&quot;}" calcext:value-type="string">
            <text:p>{"__v":0,"day":1,"dateTime":41760000,"duration":"10m","pitch":"4","competition":{"name":"U13", "section":"A Groups", "group":"1"},"tag":"4", "homeTeam":"Bracknell Town Youth FC - Red", "awayTeam":"Caversham Trent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7" table:formula="of:=FIRST_GAME_MS + ((DURATION_MS + GAME_GAP_MS) * ([.$B18]-1))" office:value-type="float" office:value="42480000" calcext:value-type="float">
            <text:p>4248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VLOOKUP(['3 x 6 KO P=3'.F18];TRANSLATED_TEAM_NAMES;['3 x 6 KO P=3'.$E18]+1)" office:value-type="string" office:string-value="Caversham Trents Blues" calcext:value-type="string">
            <text:p>Caversham Trents Blues</text:p>
          </table:table-cell>
          <table:table-cell table:style-name="ce21" table:formula="of:=VLOOKUP(['3 x 6 KO P=3'.G18];TRANSLATED_TEAM_NAMES;['3 x 6 KO P=3'.$E18]+1)" office:value-type="string" office:string-value="Westwood Wanderers Hoops" calcext:value-type="string">
            <text:p>Westwood Wanderers Hoops</text:p>
          </table:table-cell>
          <table:table-cell table:style-name="ce22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2480000,&quot;duration&quot;:&quot;10m&quot;,&quot;pitch&quot;:&quot;1&quot;,&quot;competition&quot;:{&quot;name&quot;:&quot;U13&quot;, &quot;section&quot;:&quot;A Groups&quot;, &quot;group&quot;:&quot;2&quot;},&quot;tag&quot;:&quot;5&quot;, &quot;homeTeam&quot;:&quot;Caversham Trents Blues&quot;, &quot;awayTeam&quot;:&quot;Westwood Wanderers Hoops&quot;}" calcext:value-type="string">
            <text:p>{"__v":0,"day":1,"dateTime":42480000,"duration":"10m","pitch":"1","competition":{"name":"U13", "section":"A Groups", "group":"2"},"tag":"5", "homeTeam":"Caversham Trents Blues", "awayTeam":"Westwood Wanderers Hoops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7" table:formula="of:=FIRST_GAME_MS + ((DURATION_MS + GAME_GAP_MS) * ([.$B19]-1))" office:value-type="float" office:value="42480000" calcext:value-type="float">
            <text:p>4248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" table:formula="of:=VLOOKUP(['3 x 6 KO P=3'.F19];TRANSLATED_TEAM_NAMES;['3 x 6 KO P=3'.$E19]+1)" office:value-type="string" office:string-value="JS Cannons Blacks" calcext:value-type="string">
            <text:p>JS Cannons Blacks</text:p>
          </table:table-cell>
          <table:table-cell table:style-name="ce21" table:formula="of:=VLOOKUP(['3 x 6 KO P=3'.G19];TRANSLATED_TEAM_NAMES;['3 x 6 KO P=3'.$E19]+1)" office:value-type="string" office:string-value="RMF FC Red" calcext:value-type="string">
            <text:p>RMF FC Red</text:p>
          </table:table-cell>
          <table:table-cell table:style-name="ce22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2480000,&quot;duration&quot;:&quot;10m&quot;,&quot;pitch&quot;:&quot;2&quot;,&quot;competition&quot;:{&quot;name&quot;:&quot;U13&quot;, &quot;section&quot;:&quot;A Groups&quot;, &quot;group&quot;:&quot;3&quot;},&quot;tag&quot;:&quot;5&quot;, &quot;homeTeam&quot;:&quot;JS Cannons Blacks&quot;, &quot;awayTeam&quot;:&quot;RMF FC Red&quot;}" calcext:value-type="string">
            <text:p>{"__v":0,"day":1,"dateTime":42480000,"duration":"10m","pitch":"2","competition":{"name":"U13", "section":"A Groups", "group":"3"},"tag":"5", "homeTeam":"JS Cannons Blacks", "awayTeam":"RMF FC Red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7" table:formula="of:=FIRST_GAME_MS + ((DURATION_MS + GAME_GAP_MS) * ([.$B20]-1))" office:value-type="float" office:value="42480000" calcext:value-type="float">
            <text:p>4248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3 x 6 KO P=3'.F20];TRANSLATED_TEAM_NAMES;['3 x 6 KO P=3'.$E20]+1)" office:value-type="string" office:string-value="JS Cannons - Blue" calcext:value-type="string">
            <text:p>JS Cannons - Blue</text:p>
          </table:table-cell>
          <table:table-cell table:style-name="ce21" table:formula="of:=VLOOKUP(['3 x 6 KO P=3'.G20];TRANSLATED_TEAM_NAMES;['3 x 6 KO P=3'.$E20]+1)">
            <text:p/>
          </table:table-cell>
          <table:table-cell table:style-name="ce22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2480000,&quot;duration&quot;:&quot;10m&quot;,&quot;pitch&quot;:&quot;3&quot;,&quot;competition&quot;:{&quot;name&quot;:&quot;U13&quot;, &quot;section&quot;:&quot;A Groups&quot;, &quot;group&quot;:&quot;1&quot;},&quot;tag&quot;:&quot;5&quot;, &quot;homeTeam&quot;:&quot;JS Cannons - Blue&quot;, &quot;awayTeam&quot;:&quot;&quot;}" calcext:value-type="string">
            <text:p>{"__v":0,"day":1,"dateTime":42480000,"duration":"10m","pitch":"3","competition":{"name":"U13", "section":"A Groups", "group":"1"},"tag":"5", "homeTeam":"JS Cannons - Blue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7" table:formula="of:=FIRST_GAME_MS + ((DURATION_MS + GAME_GAP_MS) * ([.$B21]-1))" office:value-type="float" office:value="42480000" calcext:value-type="float">
            <text:p>4248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3 x 6 KO P=3'.F21];TRANSLATED_TEAM_NAMES;['3 x 6 KO P=3'.$E21]+1)" office:value-type="string" office:string-value="Yateley Jaguars" calcext:value-type="string">
            <text:p>Yateley Jaguars</text:p>
          </table:table-cell>
          <table:table-cell table:style-name="ce21" table:formula="of:=VLOOKUP(['3 x 6 KO P=3'.G21];TRANSLATED_TEAM_NAMES;['3 x 6 KO P=3'.$E21]+1)">
            <text:p/>
          </table:table-cell>
          <table:table-cell table:style-name="ce22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2480000,&quot;duration&quot;:&quot;10m&quot;,&quot;pitch&quot;:&quot;4&quot;,&quot;competition&quot;:{&quot;name&quot;:&quot;U13&quot;, &quot;section&quot;:&quot;A Groups&quot;, &quot;group&quot;:&quot;2&quot;},&quot;tag&quot;:&quot;5&quot;, &quot;homeTeam&quot;:&quot;Yateley Jaguars&quot;, &quot;awayTeam&quot;:&quot;&quot;}" calcext:value-type="string">
            <text:p>{"__v":0,"day":1,"dateTime":42480000,"duration":"10m","pitch":"4","competition":{"name":"U13", "section":"A Groups", "group":"2"},"tag":"5", "homeTeam":"Yateley Jaguars", "awayTeam":"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17" table:formula="of:=FIRST_GAME_MS + ((DURATION_MS + GAME_GAP_MS) * ([.$B22]-1))" office:value-type="float" office:value="43200000" calcext:value-type="float">
            <text:p>4320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3 x 6 KO P=3'.F22];TRANSLATED_TEAM_NAMES;['3 x 6 KO P=3'.$E22]+1)" office:value-type="string" office:string-value="Westwood Wanderers Gold" calcext:value-type="string">
            <text:p>Westwood Wanderers Gold</text:p>
          </table:table-cell>
          <table:table-cell table:style-name="ce21" table:formula="of:=VLOOKUP(['3 x 6 KO P=3'.G22];TRANSLATED_TEAM_NAMES;['3 x 6 KO P=3'.$E22]+1)">
            <text:p/>
          </table:table-cell>
          <table:table-cell table:style-name="ce22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43200000,&quot;duration&quot;:&quot;10m&quot;,&quot;pitch&quot;:&quot;1&quot;,&quot;competition&quot;:{&quot;name&quot;:&quot;U13&quot;, &quot;section&quot;:&quot;A Groups&quot;, &quot;group&quot;:&quot;3&quot;},&quot;tag&quot;:&quot;6&quot;, &quot;homeTeam&quot;:&quot;Westwood Wanderers Gold&quot;, &quot;awayTeam&quot;:&quot;&quot;}" calcext:value-type="string">
            <text:p>{"__v":0,"day":1,"dateTime":43200000,"duration":"10m","pitch":"1","competition":{"name":"U13", "section":"A Groups", "group":"3"},"tag":"6", "homeTeam":"Westwood Wanderers Gold", "awayTeam":"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17" table:formula="of:=FIRST_GAME_MS + ((DURATION_MS + GAME_GAP_MS) * ([.$B23]-1))" office:value-type="float" office:value="43200000" calcext:value-type="float">
            <text:p>4320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" table:formula="of:=VLOOKUP(['3 x 6 KO P=3'.F23];TRANSLATED_TEAM_NAMES;['3 x 6 KO P=3'.$E23]+1)">
            <text:p/>
          </table:table-cell>
          <table:table-cell table:style-name="ce21" table:formula="of:=VLOOKUP(['3 x 6 KO P=3'.G23];TRANSLATED_TEAM_NAMES;['3 x 6 KO P=3'.$E23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43200000,&quot;duration&quot;:&quot;10m&quot;,&quot;pitch&quot;:&quot;2&quot;,&quot;competition&quot;:{&quot;name&quot;:&quot;U13&quot;, &quot;section&quot;:&quot;A Groups&quot;, &quot;group&quot;:&quot;1&quot;},&quot;tag&quot;:&quot;6&quot;, &quot;homeTeam&quot;:&quot;&quot;, &quot;awayTeam&quot;:&quot;Bracknell Town Youth FC - Red&quot;}" calcext:value-type="string">
            <text:p>{"__v":0,"day":1,"dateTime":43200000,"duration":"10m","pitch":"2","competition":{"name":"U13", "section":"A Groups", "group":"1"},"tag":"6", "homeTeam":"", "awayTeam":"Bracknell Town Youth FC - Red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17" table:formula="of:=FIRST_GAME_MS + ((DURATION_MS + GAME_GAP_MS) * ([.$B24]-1))" office:value-type="float" office:value="43200000" calcext:value-type="float">
            <text:p>4320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" table:formula="of:=VLOOKUP(['3 x 6 KO P=3'.F24];TRANSLATED_TEAM_NAMES;['3 x 6 KO P=3'.$E24]+1)">
            <text:p/>
          </table:table-cell>
          <table:table-cell table:style-name="ce21" table:formula="of:=VLOOKUP(['3 x 6 KO P=3'.G24];TRANSLATED_TEAM_NAMES;['3 x 6 KO P=3'.$E24]+1)" office:value-type="string" office:string-value="Caversham Trents Blues" calcext:value-type="string">
            <text:p>Caversham Trents Blues</text:p>
          </table:table-cell>
          <table:table-cell table:style-name="ce22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43200000,&quot;duration&quot;:&quot;10m&quot;,&quot;pitch&quot;:&quot;3&quot;,&quot;competition&quot;:{&quot;name&quot;:&quot;U13&quot;, &quot;section&quot;:&quot;A Groups&quot;, &quot;group&quot;:&quot;2&quot;},&quot;tag&quot;:&quot;6&quot;, &quot;homeTeam&quot;:&quot;&quot;, &quot;awayTeam&quot;:&quot;Caversham Trents Blues&quot;}" calcext:value-type="string">
            <text:p>{"__v":0,"day":1,"dateTime":43200000,"duration":"10m","pitch":"3","competition":{"name":"U13", "section":"A Groups", "group":"2"},"tag":"6", "homeTeam":"", "awayTeam":"Caversham Trents Blue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7" table:formula="of:=FIRST_GAME_MS + ((DURATION_MS + GAME_GAP_MS) * ([.$B25]-1))" office:value-type="float" office:value="43200000" calcext:value-type="float">
            <text:p>4320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" table:formula="of:=VLOOKUP(['3 x 6 KO P=3'.F25];TRANSLATED_TEAM_NAMES;['3 x 6 KO P=3'.$E25]+1)">
            <text:p/>
          </table:table-cell>
          <table:table-cell table:style-name="ce21" table:formula="of:=VLOOKUP(['3 x 6 KO P=3'.G25];TRANSLATED_TEAM_NAMES;['3 x 6 KO P=3'.$E25]+1)" office:value-type="string" office:string-value="JS Cannons Blacks" calcext:value-type="string">
            <text:p>JS Cannons Blacks</text:p>
          </table:table-cell>
          <table:table-cell table:style-name="ce22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43200000,&quot;duration&quot;:&quot;10m&quot;,&quot;pitch&quot;:&quot;4&quot;,&quot;competition&quot;:{&quot;name&quot;:&quot;U13&quot;, &quot;section&quot;:&quot;A Groups&quot;, &quot;group&quot;:&quot;3&quot;},&quot;tag&quot;:&quot;6&quot;, &quot;homeTeam&quot;:&quot;&quot;, &quot;awayTeam&quot;:&quot;JS Cannons Blacks&quot;}" calcext:value-type="string">
            <text:p>{"__v":0,"day":1,"dateTime":43200000,"duration":"10m","pitch":"4","competition":{"name":"U13", "section":"A Groups", "group":"3"},"tag":"6", "homeTeam":"", "awayTeam":"JS Cannons Black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7" table:formula="of:=FIRST_GAME_MS + ((DURATION_MS + GAME_GAP_MS) * ([.$B26]-1))" office:value-type="float" office:value="43920000" calcext:value-type="float">
            <text:p>4392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VLOOKUP(['3 x 6 KO P=3'.F26];TRANSLATED_TEAM_NAMES;['3 x 6 KO P=3'.$E26]+1)" office:value-type="string" office:string-value="Balham FC Eagles" calcext:value-type="string">
            <text:p>Balham FC Eagles</text:p>
          </table:table-cell>
          <table:table-cell table:style-name="ce21" table:formula="of:=VLOOKUP(['3 x 6 KO P=3'.G26];TRANSLATED_TEAM_NAMES;['3 x 6 KO P=3'.$E26]+1)" office:value-type="string" office:string-value="Caversham Trents" calcext:value-type="string">
            <text:p>Caversham Trents</text:p>
          </table:table-cell>
          <table:table-cell table:style-name="ce22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43920000,&quot;duration&quot;:&quot;10m&quot;,&quot;pitch&quot;:&quot;1&quot;,&quot;competition&quot;:{&quot;name&quot;:&quot;U13&quot;, &quot;section&quot;:&quot;A Groups&quot;, &quot;group&quot;:&quot;1&quot;},&quot;tag&quot;:&quot;7&quot;, &quot;homeTeam&quot;:&quot;Balham FC Eagles&quot;, &quot;awayTeam&quot;:&quot;Caversham Trents&quot;}" calcext:value-type="string">
            <text:p>{"__v":0,"day":1,"dateTime":43920000,"duration":"10m","pitch":"1","competition":{"name":"U13", "section":"A Groups", "group":"1"},"tag":"7", "homeTeam":"Balham FC Eagles", "awayTeam":"Caversham Trent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17" table:formula="of:=FIRST_GAME_MS + ((DURATION_MS + GAME_GAP_MS) * ([.$B27]-1))" office:value-type="float" office:value="43920000" calcext:value-type="float">
            <text:p>4392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VLOOKUP(['3 x 6 KO P=3'.F27];TRANSLATED_TEAM_NAMES;['3 x 6 KO P=3'.$E27]+1)" office:value-type="string" office:string-value="Balham FC Colts" calcext:value-type="string">
            <text:p>Balham FC Colts</text:p>
          </table:table-cell>
          <table:table-cell table:style-name="ce21" table:formula="of:=VLOOKUP(['3 x 6 KO P=3'.G27];TRANSLATED_TEAM_NAMES;['3 x 6 KO P=3'.$E27]+1)" office:value-type="string" office:string-value="Westwood Wanderers Hoops" calcext:value-type="string">
            <text:p>Westwood Wanderers Hoops</text:p>
          </table:table-cell>
          <table:table-cell table:style-name="ce22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43920000,&quot;duration&quot;:&quot;10m&quot;,&quot;pitch&quot;:&quot;2&quot;,&quot;competition&quot;:{&quot;name&quot;:&quot;U13&quot;, &quot;section&quot;:&quot;A Groups&quot;, &quot;group&quot;:&quot;2&quot;},&quot;tag&quot;:&quot;7&quot;, &quot;homeTeam&quot;:&quot;Balham FC Colts&quot;, &quot;awayTeam&quot;:&quot;Westwood Wanderers Hoops&quot;}" calcext:value-type="string">
            <text:p>{"__v":0,"day":1,"dateTime":43920000,"duration":"10m","pitch":"2","competition":{"name":"U13", "section":"A Groups", "group":"2"},"tag":"7", "homeTeam":"Balham FC Colts", "awayTeam":"Westwood Wanderers Hoops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17" table:formula="of:=FIRST_GAME_MS + ((DURATION_MS + GAME_GAP_MS) * ([.$B28]-1))" office:value-type="float" office:value="43920000" calcext:value-type="float">
            <text:p>4392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0" table:formula="of:=VLOOKUP(['3 x 6 KO P=3'.F28];TRANSLATED_TEAM_NAMES;['3 x 6 KO P=3'.$E28]+1)" office:value-type="string" office:string-value="Bracknell Town Colts" calcext:value-type="string">
            <text:p>Bracknell Town Colts</text:p>
          </table:table-cell>
          <table:table-cell table:style-name="ce21" table:formula="of:=VLOOKUP(['3 x 6 KO P=3'.G28];TRANSLATED_TEAM_NAMES;['3 x 6 KO P=3'.$E28]+1)" office:value-type="string" office:string-value="RMF FC Red" calcext:value-type="string">
            <text:p>RMF FC Red</text:p>
          </table:table-cell>
          <table:table-cell table:style-name="ce22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43920000,&quot;duration&quot;:&quot;10m&quot;,&quot;pitch&quot;:&quot;3&quot;,&quot;competition&quot;:{&quot;name&quot;:&quot;U13&quot;, &quot;section&quot;:&quot;A Groups&quot;, &quot;group&quot;:&quot;3&quot;},&quot;tag&quot;:&quot;7&quot;, &quot;homeTeam&quot;:&quot;Bracknell Town Colts&quot;, &quot;awayTeam&quot;:&quot;RMF FC Red&quot;}" calcext:value-type="string">
            <text:p>{"__v":0,"day":1,"dateTime":43920000,"duration":"10m","pitch":"3","competition":{"name":"U13", "section":"A Groups", "group":"3"},"tag":"7", "homeTeam":"Bracknell Town Colts", "awayTeam":"RMF FC Red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17" table:formula="of:=FIRST_GAME_MS + ((DURATION_MS + GAME_GAP_MS) * ([.$B29]-1))" office:value-type="float" office:value="43920000" calcext:value-type="float">
            <text:p>4392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" table:formula="of:=VLOOKUP(['3 x 6 KO P=3'.F29];TRANSLATED_TEAM_NAMES;['3 x 6 KO P=3'.$E29]+1)">
            <text:p/>
          </table:table-cell>
          <table:table-cell table:style-name="ce21" table:formula="of:=VLOOKUP(['3 x 6 KO P=3'.G29];TRANSLATED_TEAM_NAMES;['3 x 6 KO P=3'.$E29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43920000,&quot;duration&quot;:&quot;10m&quot;,&quot;pitch&quot;:&quot;4&quot;,&quot;competition&quot;:{&quot;name&quot;:&quot;U13&quot;, &quot;section&quot;:&quot;A Groups&quot;, &quot;group&quot;:&quot;1&quot;},&quot;tag&quot;:&quot;7&quot;, &quot;homeTeam&quot;:&quot;&quot;, &quot;awayTeam&quot;:&quot;Bracknell Town Youth FC - Red&quot;}" calcext:value-type="string">
            <text:p>{"__v":0,"day":1,"dateTime":43920000,"duration":"10m","pitch":"4","competition":{"name":"U13", "section":"A Groups", "group":"1"},"tag":"7", "homeTeam":"", "awayTeam":"Bracknell Town Youth FC - Red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17" table:formula="of:=FIRST_GAME_MS + ((DURATION_MS + GAME_GAP_MS) * ([.$B30]-1))" office:value-type="float" office:value="44640000" calcext:value-type="float">
            <text:p>4464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" table:formula="of:=VLOOKUP(['3 x 6 KO P=3'.F30];TRANSLATED_TEAM_NAMES;['3 x 6 KO P=3'.$E30]+1)">
            <text:p/>
          </table:table-cell>
          <table:table-cell table:style-name="ce21" table:formula="of:=VLOOKUP(['3 x 6 KO P=3'.G30];TRANSLATED_TEAM_NAMES;['3 x 6 KO P=3'.$E30]+1)" office:value-type="string" office:string-value="Caversham Trents Blues" calcext:value-type="string">
            <text:p>Caversham Trents Blues</text:p>
          </table:table-cell>
          <table:table-cell table:style-name="ce22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44640000,&quot;duration&quot;:&quot;10m&quot;,&quot;pitch&quot;:&quot;1&quot;,&quot;competition&quot;:{&quot;name&quot;:&quot;U13&quot;, &quot;section&quot;:&quot;A Groups&quot;, &quot;group&quot;:&quot;2&quot;},&quot;tag&quot;:&quot;8&quot;, &quot;homeTeam&quot;:&quot;&quot;, &quot;awayTeam&quot;:&quot;Caversham Trents Blues&quot;}" calcext:value-type="string">
            <text:p>{"__v":0,"day":1,"dateTime":44640000,"duration":"10m","pitch":"1","competition":{"name":"U13", "section":"A Groups", "group":"2"},"tag":"8", "homeTeam":"", "awayTeam":"Caversham Trents Blue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17" table:formula="of:=FIRST_GAME_MS + ((DURATION_MS + GAME_GAP_MS) * ([.$B31]-1))" office:value-type="float" office:value="44640000" calcext:value-type="float">
            <text:p>4464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" table:formula="of:=VLOOKUP(['3 x 6 KO P=3'.F31];TRANSLATED_TEAM_NAMES;['3 x 6 KO P=3'.$E31]+1)">
            <text:p/>
          </table:table-cell>
          <table:table-cell table:style-name="ce21" table:formula="of:=VLOOKUP(['3 x 6 KO P=3'.G31];TRANSLATED_TEAM_NAMES;['3 x 6 KO P=3'.$E31]+1)" office:value-type="string" office:string-value="JS Cannons Blacks" calcext:value-type="string">
            <text:p>JS Cannons Blacks</text:p>
          </table:table-cell>
          <table:table-cell table:style-name="ce22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44640000,&quot;duration&quot;:&quot;10m&quot;,&quot;pitch&quot;:&quot;2&quot;,&quot;competition&quot;:{&quot;name&quot;:&quot;U13&quot;, &quot;section&quot;:&quot;A Groups&quot;, &quot;group&quot;:&quot;3&quot;},&quot;tag&quot;:&quot;8&quot;, &quot;homeTeam&quot;:&quot;&quot;, &quot;awayTeam&quot;:&quot;JS Cannons Blacks&quot;}" calcext:value-type="string">
            <text:p>{"__v":0,"day":1,"dateTime":44640000,"duration":"10m","pitch":"2","competition":{"name":"U13", "section":"A Groups", "group":"3"},"tag":"8", "homeTeam":"", "awayTeam":"JS Cannons Blacks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17" table:formula="of:=FIRST_GAME_MS + ((DURATION_MS + GAME_GAP_MS) * ([.$B32]-1))" office:value-type="float" office:value="44640000" calcext:value-type="float">
            <text:p>4464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" table:formula="of:=VLOOKUP(['3 x 6 KO P=3'.F32];TRANSLATED_TEAM_NAMES;['3 x 6 KO P=3'.$E32]+1)" office:value-type="string" office:string-value="JS Cannons - Blue" calcext:value-type="string">
            <text:p>JS Cannons - Blue</text:p>
          </table:table-cell>
          <table:table-cell table:style-name="ce21" table:formula="of:=VLOOKUP(['3 x 6 KO P=3'.G32];TRANSLATED_TEAM_NAMES;['3 x 6 KO P=3'.$E32]+1)" office:value-type="string" office:string-value="Balham FC Eagles" calcext:value-type="string">
            <text:p>Balham FC Eagles</text:p>
          </table:table-cell>
          <table:table-cell table:style-name="ce22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1,&quot;dateTime&quot;:44640000,&quot;duration&quot;:&quot;10m&quot;,&quot;pitch&quot;:&quot;3&quot;,&quot;competition&quot;:{&quot;name&quot;:&quot;U13&quot;, &quot;section&quot;:&quot;A Groups&quot;, &quot;group&quot;:&quot;1&quot;},&quot;tag&quot;:&quot;8&quot;, &quot;homeTeam&quot;:&quot;JS Cannons - Blue&quot;, &quot;awayTeam&quot;:&quot;Balham FC Eagles&quot;}" calcext:value-type="string">
            <text:p>{"__v":0,"day":1,"dateTime":44640000,"duration":"10m","pitch":"3","competition":{"name":"U13", "section":"A Groups", "group":"1"},"tag":"8", "homeTeam":"JS Cannons - Blue", "awayTeam":"Balham FC Eagles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7" table:formula="of:=FIRST_GAME_MS + ((DURATION_MS + GAME_GAP_MS) * ([.$B33]-1))" office:value-type="float" office:value="44640000" calcext:value-type="float">
            <text:p>4464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" table:formula="of:=VLOOKUP(['3 x 6 KO P=3'.F33];TRANSLATED_TEAM_NAMES;['3 x 6 KO P=3'.$E33]+1)" office:value-type="string" office:string-value="Yateley Jaguars" calcext:value-type="string">
            <text:p>Yateley Jaguars</text:p>
          </table:table-cell>
          <table:table-cell table:style-name="ce21" table:formula="of:=VLOOKUP(['3 x 6 KO P=3'.G33];TRANSLATED_TEAM_NAMES;['3 x 6 KO P=3'.$E33]+1)" office:value-type="string" office:string-value="Balham FC Colts" calcext:value-type="string">
            <text:p>Balham FC Colts</text:p>
          </table:table-cell>
          <table:table-cell table:style-name="ce22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1,&quot;dateTime&quot;:44640000,&quot;duration&quot;:&quot;10m&quot;,&quot;pitch&quot;:&quot;4&quot;,&quot;competition&quot;:{&quot;name&quot;:&quot;U13&quot;, &quot;section&quot;:&quot;A Groups&quot;, &quot;group&quot;:&quot;2&quot;},&quot;tag&quot;:&quot;8&quot;, &quot;homeTeam&quot;:&quot;Yateley Jaguars&quot;, &quot;awayTeam&quot;:&quot;Balham FC Colts&quot;}" calcext:value-type="string">
            <text:p>{"__v":0,"day":1,"dateTime":44640000,"duration":"10m","pitch":"4","competition":{"name":"U13", "section":"A Groups", "group":"2"},"tag":"8", "homeTeam":"Yateley Jaguars", "awayTeam":"Balham FC Colts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17" table:formula="of:=FIRST_GAME_MS + ((DURATION_MS + GAME_GAP_MS) * ([.$B34]-1))" office:value-type="float" office:value="45360000" calcext:value-type="float">
            <text:p>4536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" table:formula="of:=VLOOKUP(['3 x 6 KO P=3'.F34];TRANSLATED_TEAM_NAMES;['3 x 6 KO P=3'.$E34]+1)" office:value-type="string" office:string-value="Westwood Wanderers Gold" calcext:value-type="string">
            <text:p>Westwood Wanderers Gold</text:p>
          </table:table-cell>
          <table:table-cell table:style-name="ce21" table:formula="of:=VLOOKUP(['3 x 6 KO P=3'.G34];TRANSLATED_TEAM_NAMES;['3 x 6 KO P=3'.$E34]+1)" office:value-type="string" office:string-value="Bracknell Town Colts" calcext:value-type="string">
            <text:p>Bracknell Town Colts</text:p>
          </table:table-cell>
          <table:table-cell table:style-name="ce22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1,&quot;dateTime&quot;:45360000,&quot;duration&quot;:&quot;10m&quot;,&quot;pitch&quot;:&quot;1&quot;,&quot;competition&quot;:{&quot;name&quot;:&quot;U13&quot;, &quot;section&quot;:&quot;A Groups&quot;, &quot;group&quot;:&quot;3&quot;},&quot;tag&quot;:&quot;9&quot;, &quot;homeTeam&quot;:&quot;Westwood Wanderers Gold&quot;, &quot;awayTeam&quot;:&quot;Bracknell Town Colts&quot;}" calcext:value-type="string">
            <text:p>{"__v":0,"day":1,"dateTime":45360000,"duration":"10m","pitch":"1","competition":{"name":"U13", "section":"A Groups", "group":"3"},"tag":"9", "homeTeam":"Westwood Wanderers Gold", "awayTeam":"Bracknell Town Colts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17" table:formula="of:=FIRST_GAME_MS + ((DURATION_MS + GAME_GAP_MS) * ([.$B35]-1))" office:value-type="float" office:value="45360000" calcext:value-type="float">
            <text:p>4536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0" table:formula="of:=VLOOKUP(['3 x 6 KO P=3'.F35];TRANSLATED_TEAM_NAMES;['3 x 6 KO P=3'.$E35]+1)" office:value-type="string" office:string-value="Caversham Trents" calcext:value-type="string">
            <text:p>Caversham Trents</text:p>
          </table:table-cell>
          <table:table-cell table:style-name="ce21" table:formula="of:=VLOOKUP(['3 x 6 KO P=3'.G35];TRANSLATED_TEAM_NAMES;['3 x 6 KO P=3'.$E35]+1)">
            <text:p/>
          </table:table-cell>
          <table:table-cell table:style-name="ce22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1,&quot;dateTime&quot;:45360000,&quot;duration&quot;:&quot;10m&quot;,&quot;pitch&quot;:&quot;2&quot;,&quot;competition&quot;:{&quot;name&quot;:&quot;U13&quot;, &quot;section&quot;:&quot;A Groups&quot;, &quot;group&quot;:&quot;1&quot;},&quot;tag&quot;:&quot;9&quot;, &quot;homeTeam&quot;:&quot;Caversham Trents&quot;, &quot;awayTeam&quot;:&quot;&quot;}" calcext:value-type="string">
            <text:p>{"__v":0,"day":1,"dateTime":45360000,"duration":"10m","pitch":"2","competition":{"name":"U13", "section":"A Groups", "group":"1"},"tag":"9", "homeTeam":"Caversham Trents", "awayTeam":"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7" table:formula="of:=FIRST_GAME_MS + ((DURATION_MS + GAME_GAP_MS) * ([.$B36]-1))" office:value-type="float" office:value="45360000" calcext:value-type="float">
            <text:p>4536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0" table:formula="of:=VLOOKUP(['3 x 6 KO P=3'.F36];TRANSLATED_TEAM_NAMES;['3 x 6 KO P=3'.$E36]+1)" office:value-type="string" office:string-value="Westwood Wanderers Hoops" calcext:value-type="string">
            <text:p>Westwood Wanderers Hoops</text:p>
          </table:table-cell>
          <table:table-cell table:style-name="ce21" table:formula="of:=VLOOKUP(['3 x 6 KO P=3'.G36];TRANSLATED_TEAM_NAMES;['3 x 6 KO P=3'.$E36]+1)">
            <text:p/>
          </table:table-cell>
          <table:table-cell table:style-name="ce22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1,&quot;dateTime&quot;:45360000,&quot;duration&quot;:&quot;10m&quot;,&quot;pitch&quot;:&quot;3&quot;,&quot;competition&quot;:{&quot;name&quot;:&quot;U13&quot;, &quot;section&quot;:&quot;A Groups&quot;, &quot;group&quot;:&quot;2&quot;},&quot;tag&quot;:&quot;9&quot;, &quot;homeTeam&quot;:&quot;Westwood Wanderers Hoops&quot;, &quot;awayTeam&quot;:&quot;&quot;}" calcext:value-type="string">
            <text:p>{"__v":0,"day":1,"dateTime":45360000,"duration":"10m","pitch":"3","competition":{"name":"U13", "section":"A Groups", "group":"2"},"tag":"9", "homeTeam":"Westwood Wanderers Hoops", "awayTeam":"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7" table:formula="of:=FIRST_GAME_MS + ((DURATION_MS + GAME_GAP_MS) * ([.$B37]-1))" office:value-type="float" office:value="45360000" calcext:value-type="float">
            <text:p>4536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0" table:formula="of:=VLOOKUP(['3 x 6 KO P=3'.F37];TRANSLATED_TEAM_NAMES;['3 x 6 KO P=3'.$E37]+1)" office:value-type="string" office:string-value="RMF FC Red" calcext:value-type="string">
            <text:p>RMF FC Red</text:p>
          </table:table-cell>
          <table:table-cell table:style-name="ce21" table:formula="of:=VLOOKUP(['3 x 6 KO P=3'.G37];TRANSLATED_TEAM_NAMES;['3 x 6 KO P=3'.$E37]+1)">
            <text:p/>
          </table:table-cell>
          <table:table-cell table:style-name="ce22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1,&quot;dateTime&quot;:45360000,&quot;duration&quot;:&quot;10m&quot;,&quot;pitch&quot;:&quot;4&quot;,&quot;competition&quot;:{&quot;name&quot;:&quot;U13&quot;, &quot;section&quot;:&quot;A Groups&quot;, &quot;group&quot;:&quot;3&quot;},&quot;tag&quot;:&quot;9&quot;, &quot;homeTeam&quot;:&quot;RMF FC Red&quot;, &quot;awayTeam&quot;:&quot;&quot;}" calcext:value-type="string">
            <text:p>{"__v":0,"day":1,"dateTime":45360000,"duration":"10m","pitch":"4","competition":{"name":"U13", "section":"A Groups", "group":"3"},"tag":"9", "homeTeam":"RMF FC Red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17" table:formula="of:=FIRST_GAME_MS + ((DURATION_MS + GAME_GAP_MS) * ([.$B38]-1))" office:value-type="float" office:value="46080000" calcext:value-type="float">
            <text:p>4608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0" table:formula="of:=VLOOKUP(['3 x 6 KO P=3'.F38];TRANSLATED_TEAM_NAMES;['3 x 6 KO P=3'.$E38]+1)" office:value-type="string" office:string-value="Bracknell Town Youth FC - Red" calcext:value-type="string">
            <text:p>Bracknell Town Youth FC - Red</text:p>
          </table:table-cell>
          <table:table-cell table:style-name="ce21" table:formula="of:=VLOOKUP(['3 x 6 KO P=3'.G38];TRANSLATED_TEAM_NAMES;['3 x 6 KO P=3'.$E38]+1)" office:value-type="string" office:string-value="JS Cannons - Blue" calcext:value-type="string">
            <text:p>JS Cannons - Blue</text:p>
          </table:table-cell>
          <table:table-cell table:style-name="ce22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1,&quot;dateTime&quot;:46080000,&quot;duration&quot;:&quot;10m&quot;,&quot;pitch&quot;:&quot;1&quot;,&quot;competition&quot;:{&quot;name&quot;:&quot;U13&quot;, &quot;section&quot;:&quot;A Groups&quot;, &quot;group&quot;:&quot;1&quot;},&quot;tag&quot;:&quot;10&quot;, &quot;homeTeam&quot;:&quot;Bracknell Town Youth FC - Red&quot;, &quot;awayTeam&quot;:&quot;JS Cannons - Blue&quot;}" calcext:value-type="string">
            <text:p>{"__v":0,"day":1,"dateTime":46080000,"duration":"10m","pitch":"1","competition":{"name":"U13", "section":"A Groups", "group":"1"},"tag":"10", "homeTeam":"Bracknell Town Youth FC - Red", "awayTeam":"JS Cannons - Blue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17" table:formula="of:=FIRST_GAME_MS + ((DURATION_MS + GAME_GAP_MS) * ([.$B39]-1))" office:value-type="float" office:value="46080000" calcext:value-type="float">
            <text:p>4608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0" table:formula="of:=VLOOKUP(['3 x 6 KO P=3'.F39];TRANSLATED_TEAM_NAMES;['3 x 6 KO P=3'.$E39]+1)" office:value-type="string" office:string-value="Caversham Trents Blues" calcext:value-type="string">
            <text:p>Caversham Trents Blues</text:p>
          </table:table-cell>
          <table:table-cell table:style-name="ce21" table:formula="of:=VLOOKUP(['3 x 6 KO P=3'.G39];TRANSLATED_TEAM_NAMES;['3 x 6 KO P=3'.$E39]+1)" office:value-type="string" office:string-value="Yateley Jaguars" calcext:value-type="string">
            <text:p>Yateley Jaguars</text:p>
          </table:table-cell>
          <table:table-cell table:style-name="ce22" table:formula="of:=IF(MOD([.$C39]; NUM_PITCHES)=0;INDEX(PITCHES;1;NUM_PITCHES);INDEX(PITCHES;1;MOD([.$C39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1,&quot;dateTime&quot;:46080000,&quot;duration&quot;:&quot;10m&quot;,&quot;pitch&quot;:&quot;2&quot;,&quot;competition&quot;:{&quot;name&quot;:&quot;U13&quot;, &quot;section&quot;:&quot;A Groups&quot;, &quot;group&quot;:&quot;2&quot;},&quot;tag&quot;:&quot;10&quot;, &quot;homeTeam&quot;:&quot;Caversham Trents Blues&quot;, &quot;awayTeam&quot;:&quot;Yateley Jaguars&quot;}" calcext:value-type="string">
            <text:p>{"__v":0,"day":1,"dateTime":46080000,"duration":"10m","pitch":"2","competition":{"name":"U13", "section":"A Groups", "group":"2"},"tag":"10", "homeTeam":"Caversham Trents Blues", "awayTeam":"Yateley Jaguars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17" table:formula="of:=FIRST_GAME_MS + ((DURATION_MS + GAME_GAP_MS) * ([.$B40]-1))" office:value-type="float" office:value="46080000" calcext:value-type="float">
            <text:p>4608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0" table:formula="of:=VLOOKUP(['3 x 6 KO P=3'.F40];TRANSLATED_TEAM_NAMES;['3 x 6 KO P=3'.$E40]+1)" office:value-type="string" office:string-value="JS Cannons Blacks" calcext:value-type="string">
            <text:p>JS Cannons Blacks</text:p>
          </table:table-cell>
          <table:table-cell table:style-name="ce21" table:formula="of:=VLOOKUP(['3 x 6 KO P=3'.G40];TRANSLATED_TEAM_NAMES;['3 x 6 KO P=3'.$E40]+1)" office:value-type="string" office:string-value="Westwood Wanderers Gold" calcext:value-type="string">
            <text:p>Westwood Wanderers Gold</text:p>
          </table:table-cell>
          <table:table-cell table:style-name="ce22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1,&quot;dateTime&quot;:46080000,&quot;duration&quot;:&quot;10m&quot;,&quot;pitch&quot;:&quot;3&quot;,&quot;competition&quot;:{&quot;name&quot;:&quot;U13&quot;, &quot;section&quot;:&quot;A Groups&quot;, &quot;group&quot;:&quot;3&quot;},&quot;tag&quot;:&quot;10&quot;, &quot;homeTeam&quot;:&quot;JS Cannons Blacks&quot;, &quot;awayTeam&quot;:&quot;Westwood Wanderers Gold&quot;}" calcext:value-type="string">
            <text:p>{"__v":0,"day":1,"dateTime":46080000,"duration":"10m","pitch":"3","competition":{"name":"U13", "section":"A Groups", "group":"3"},"tag":"10", "homeTeam":"JS Cannons Blacks", "awayTeam":"Westwood Wanderers Gold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7" table:formula="of:=FIRST_GAME_MS + ((DURATION_MS + GAME_GAP_MS) * ([.$B41]-1))" office:value-type="float" office:value="46080000" calcext:value-type="float">
            <text:p>4608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3 x 6 KO P=3'.F41];TRANSLATED_TEAM_NAMES;['3 x 6 KO P=3'.$E41]+1)" office:value-type="string" office:string-value="Caversham Trents" calcext:value-type="string">
            <text:p>Caversham Trents</text:p>
          </table:table-cell>
          <table:table-cell table:style-name="ce21" table:formula="of:=VLOOKUP(['3 x 6 KO P=3'.G41];TRANSLATED_TEAM_NAMES;['3 x 6 KO P=3'.$E41]+1)">
            <text:p/>
          </table:table-cell>
          <table:table-cell table:style-name="ce22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1,&quot;dateTime&quot;:46080000,&quot;duration&quot;:&quot;10m&quot;,&quot;pitch&quot;:&quot;4&quot;,&quot;competition&quot;:{&quot;name&quot;:&quot;U13&quot;, &quot;section&quot;:&quot;A Groups&quot;, &quot;group&quot;:&quot;1&quot;},&quot;tag&quot;:&quot;10&quot;, &quot;homeTeam&quot;:&quot;Caversham Trents&quot;, &quot;awayTeam&quot;:&quot;&quot;}" calcext:value-type="string">
            <text:p>{"__v":0,"day":1,"dateTime":46080000,"duration":"10m","pitch":"4","competition":{"name":"U13", "section":"A Groups", "group":"1"},"tag":"10", "homeTeam":"Caversham Trents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17" table:formula="of:=FIRST_GAME_MS + ((DURATION_MS + GAME_GAP_MS) * ([.$B42]-1))" office:value-type="float" office:value="46800000" calcext:value-type="float">
            <text:p>4680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3 x 6 KO P=3'.F42];TRANSLATED_TEAM_NAMES;['3 x 6 KO P=3'.$E42]+1)" office:value-type="string" office:string-value="Westwood Wanderers Hoops" calcext:value-type="string">
            <text:p>Westwood Wanderers Hoops</text:p>
          </table:table-cell>
          <table:table-cell table:style-name="ce21" table:formula="of:=VLOOKUP(['3 x 6 KO P=3'.G42];TRANSLATED_TEAM_NAMES;['3 x 6 KO P=3'.$E42]+1)">
            <text:p/>
          </table:table-cell>
          <table:table-cell table:style-name="ce22" table:formula="of:=IF(MOD([.$C42]; NUM_PITCHES)=0;INDEX(PITCHES;1;NUM_PITCHES);INDEX(PITCHES;1;MOD([.$C4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1,&quot;dateTime&quot;:46800000,&quot;duration&quot;:&quot;10m&quot;,&quot;pitch&quot;:&quot;1&quot;,&quot;competition&quot;:{&quot;name&quot;:&quot;U13&quot;, &quot;section&quot;:&quot;A Groups&quot;, &quot;group&quot;:&quot;2&quot;},&quot;tag&quot;:&quot;11&quot;, &quot;homeTeam&quot;:&quot;Westwood Wanderers Hoops&quot;, &quot;awayTeam&quot;:&quot;&quot;}" calcext:value-type="string">
            <text:p>{"__v":0,"day":1,"dateTime":46800000,"duration":"10m","pitch":"1","competition":{"name":"U13", "section":"A Groups", "group":"2"},"tag":"11", "homeTeam":"Westwood Wanderers Hoops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17" table:formula="of:=FIRST_GAME_MS + ((DURATION_MS + GAME_GAP_MS) * ([.$B43]-1))" office:value-type="float" office:value="46800000" calcext:value-type="float">
            <text:p>4680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0" table:formula="of:=VLOOKUP(['3 x 6 KO P=3'.F43];TRANSLATED_TEAM_NAMES;['3 x 6 KO P=3'.$E43]+1)" office:value-type="string" office:string-value="RMF FC Red" calcext:value-type="string">
            <text:p>RMF FC Red</text:p>
          </table:table-cell>
          <table:table-cell table:style-name="ce21" table:formula="of:=VLOOKUP(['3 x 6 KO P=3'.G43];TRANSLATED_TEAM_NAMES;['3 x 6 KO P=3'.$E43]+1)">
            <text:p/>
          </table:table-cell>
          <table:table-cell table:style-name="ce22" table:formula="of:=IF(MOD([.$C43]; NUM_PITCHES)=0;INDEX(PITCHES;1;NUM_PITCHES);INDEX(PITCHES;1;MOD([.$C4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1,&quot;dateTime&quot;:46800000,&quot;duration&quot;:&quot;10m&quot;,&quot;pitch&quot;:&quot;2&quot;,&quot;competition&quot;:{&quot;name&quot;:&quot;U13&quot;, &quot;section&quot;:&quot;A Groups&quot;, &quot;group&quot;:&quot;3&quot;},&quot;tag&quot;:&quot;11&quot;, &quot;homeTeam&quot;:&quot;RMF FC Red&quot;, &quot;awayTeam&quot;:&quot;&quot;}" calcext:value-type="string">
            <text:p>{"__v":0,"day":1,"dateTime":46800000,"duration":"10m","pitch":"2","competition":{"name":"U13", "section":"A Groups", "group":"3"},"tag":"11", "homeTeam":"RMF FC Red", "awayTeam":"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11" calcext:value-type="float">
            <text:p>11</text:p>
          </table:table-cell>
          <table:table-cell table:formula="of:=IF([.$J44]&gt;[.$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style-name="ce17" table:formula="of:=FIRST_GAME_MS + ((DURATION_MS + GAME_GAP_MS) * ([.$B44]-1))" office:value-type="float" office:value="46800000" calcext:value-type="float">
            <text:p>4680000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" table:formula="of:=VLOOKUP(['3 x 6 KO P=3'.F44];TRANSLATED_TEAM_NAMES;['3 x 6 KO P=3'.$E44]+1)">
            <text:p/>
          </table:table-cell>
          <table:table-cell table:style-name="ce21" table:formula="of:=VLOOKUP(['3 x 6 KO P=3'.G44];TRANSLATED_TEAM_NAMES;['3 x 6 KO P=3'.$E44]+1)" office:value-type="string" office:string-value="Balham FC Eagles" calcext:value-type="string">
            <text:p>Balham FC Eagles</text:p>
          </table:table-cell>
          <table:table-cell table:style-name="ce22" table:formula="of:=IF(MOD([.$C44]; NUM_PITCHES)=0;INDEX(PITCHES;1;NUM_PITCHES);INDEX(PITCHES;1;MOD([.$C4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1,&quot;dateTime&quot;:46800000,&quot;duration&quot;:&quot;10m&quot;,&quot;pitch&quot;:&quot;3&quot;,&quot;competition&quot;:{&quot;name&quot;:&quot;U13&quot;, &quot;section&quot;:&quot;A Groups&quot;, &quot;group&quot;:&quot;1&quot;},&quot;tag&quot;:&quot;11&quot;, &quot;homeTeam&quot;:&quot;&quot;, &quot;awayTeam&quot;:&quot;Balham FC Eagles&quot;}" calcext:value-type="string">
            <text:p>{"__v":0,"day":1,"dateTime":46800000,"duration":"10m","pitch":"3","competition":{"name":"U13", "section":"A Groups", "group":"1"},"tag":"11", "homeTeam":"", "awayTeam":"Balham FC Eagles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11" calcext:value-type="float">
            <text:p>11</text:p>
          </table:table-cell>
          <table:table-cell table:formula="of:=IF([.$J45]&gt;[.$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17" table:formula="of:=FIRST_GAME_MS + ((DURATION_MS + GAME_GAP_MS) * ([.$B45]-1))" office:value-type="float" office:value="46800000" calcext:value-type="float">
            <text:p>46800000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" table:formula="of:=VLOOKUP(['3 x 6 KO P=3'.F45];TRANSLATED_TEAM_NAMES;['3 x 6 KO P=3'.$E45]+1)">
            <text:p/>
          </table:table-cell>
          <table:table-cell table:style-name="ce21" table:formula="of:=VLOOKUP(['3 x 6 KO P=3'.G45];TRANSLATED_TEAM_NAMES;['3 x 6 KO P=3'.$E45]+1)" office:value-type="string" office:string-value="Balham FC Colts" calcext:value-type="string">
            <text:p>Balham FC Colts</text:p>
          </table:table-cell>
          <table:table-cell table:style-name="ce22" table:formula="of:=IF(MOD([.$C45]; NUM_PITCHES)=0;INDEX(PITCHES;1;NUM_PITCHES);INDEX(PITCHES;1;MOD([.$C4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1,&quot;dateTime&quot;:46800000,&quot;duration&quot;:&quot;10m&quot;,&quot;pitch&quot;:&quot;4&quot;,&quot;competition&quot;:{&quot;name&quot;:&quot;U13&quot;, &quot;section&quot;:&quot;A Groups&quot;, &quot;group&quot;:&quot;2&quot;},&quot;tag&quot;:&quot;11&quot;, &quot;homeTeam&quot;:&quot;&quot;, &quot;awayTeam&quot;:&quot;Balham FC Colts&quot;}" calcext:value-type="string">
            <text:p>{"__v":0,"day":1,"dateTime":46800000,"duration":"10m","pitch":"4","competition":{"name":"U13", "section":"A Groups", "group":"2"},"tag":"11", "homeTeam":"", "awayTeam":"Balham FC Colts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12" calcext:value-type="float">
            <text:p>12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ce17" table:formula="of:=FIRST_GAME_MS + ((DURATION_MS + GAME_GAP_MS) * ([.$B46]-1))" office:value-type="float" office:value="47520000" calcext:value-type="float">
            <text:p>47520000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" table:formula="of:=VLOOKUP(['3 x 6 KO P=3'.F46];TRANSLATED_TEAM_NAMES;['3 x 6 KO P=3'.$E46]+1)">
            <text:p/>
          </table:table-cell>
          <table:table-cell table:style-name="ce21" table:formula="of:=VLOOKUP(['3 x 6 KO P=3'.G46];TRANSLATED_TEAM_NAMES;['3 x 6 KO P=3'.$E46]+1)" office:value-type="string" office:string-value="Bracknell Town Colts" calcext:value-type="string">
            <text:p>Bracknell Town Colts</text:p>
          </table:table-cell>
          <table:table-cell table:style-name="ce22" table:formula="of:=IF(MOD([.$C46]; NUM_PITCHES)=0;INDEX(PITCHES;1;NUM_PITCHES);INDEX(PITCHES;1;MOD([.$C4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1,&quot;dateTime&quot;:47520000,&quot;duration&quot;:&quot;10m&quot;,&quot;pitch&quot;:&quot;1&quot;,&quot;competition&quot;:{&quot;name&quot;:&quot;U13&quot;, &quot;section&quot;:&quot;A Groups&quot;, &quot;group&quot;:&quot;3&quot;},&quot;tag&quot;:&quot;12&quot;, &quot;homeTeam&quot;:&quot;&quot;, &quot;awayTeam&quot;:&quot;Bracknell Town Colts&quot;}" calcext:value-type="string">
            <text:p>{"__v":0,"day":1,"dateTime":47520000,"duration":"10m","pitch":"1","competition":{"name":"U13", "section":"A Groups", "group":"3"},"tag":"12", "homeTeam":"", "awayTeam":"Bracknell Town Colts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17" table:formula="of:=FIRST_GAME_MS + ((DURATION_MS + GAME_GAP_MS) * ([.$B47]-1)) + SECTION_GAP_MS" office:value-type="float" office:value="48300000" calcext:value-type="float">
            <text:p>48300000</text:p>
          </table:table-cell>
          <table:table-cell table:formula="of:=AGE_GROUP_TRANSLATED&amp;&quot;_&quot;&amp;SECTION_TRANSLATED&amp;&quot;_QF1&quot;" office:value-type="string" office:string-value="U13_AGroups_QF1" calcext:value-type="string">
            <text:p>U13_AGroups_QF1</text:p>
          </table:table-cell>
          <table:table-cell table:formula="of:=AGE_GROUP_TRANSLATED&amp;&quot;_&quot;&amp;SECTION_TRANSLATED&amp;&quot;_G1_P1&quot;" office:value-type="string" office:string-value="U13_AGroups_G1_P1" calcext:value-type="string">
            <text:p>U13_AGroups_G1_P1</text:p>
          </table:table-cell>
          <table:table-cell/>
          <table:table-cell table:style-name="ce18" office:value-type="string" calcext:value-type="string">
            <text:p>Winner Group 1</text:p>
          </table:table-cell>
          <table:table-cell table:style-name="ce21" office:value-type="string" calcext:value-type="string">
            <text:p>Best 3<text:span text:style-name="T1">rd</text:span> Place</text:p>
          </table:table-cell>
          <table:table-cell table:style-name="ce22" table:formula="of:=IF(MOD([.$C47]; NUM_PITCHES)=0;INDEX(PITCHES;1;NUM_PITCHES);INDEX(PITCHES;1;MOD([.$C4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1,&quot;dateTime&quot;:48300000,&quot;duration&quot;:&quot;10m&quot;,&quot;pitch&quot;:&quot;2&quot;,&quot;competition&quot;:{&quot;name&quot;:&quot;U13&quot;, &quot;section&quot;:&quot;A Groups&quot;},&quot;tag&quot;:&quot;QF1&quot;, &quot;homeTeam&quot;:&quot;Winner Group 1&quot;, &quot;awayTeam&quot;:&quot;Best 3rd Place&quot;, &quot;homeTeamFrom&quot;:&quot;U13_AGroups_G1_P1&quot;, &quot;awayTeamFrom&quot;:&quot;&quot;, &quot;stage2Tag&quot;:&quot;U13_AGroups_QF1&quot;}" calcext:value-type="string">
            <text:p>{"__v":0,"day":1,"dateTime":48300000,"duration":"10m","pitch":"2","competition":{"name":"U13", "section":"A Groups"},"tag":"QF1", "homeTeam":"Winner Group 1", "awayTeam":"Best 3rd Place", "homeTeamFrom":"U13_AGroups_G1_P1", "awayTeamFrom":"", "stage2Tag":"U13_AGroup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48]&gt;[.$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style-name="ce17" table:formula="of:=FIRST_GAME_MS + ((DURATION_MS + GAME_GAP_MS) * ([.$B48]-1)) + SECTION_GAP_MS" office:value-type="float" office:value="48300000" calcext:value-type="float">
            <text:p>48300000</text:p>
          </table:table-cell>
          <table:table-cell table:formula="of:=AGE_GROUP_TRANSLATED&amp;&quot;_&quot;&amp;SECTION_TRANSLATED&amp;&quot;_QF2&quot;" office:value-type="string" office:string-value="U13_AGroups_QF2" calcext:value-type="string">
            <text:p>U13_AGroups_QF2</text:p>
          </table:table-cell>
          <table:table-cell table:formula="of:=AGE_GROUP_TRANSLATED&amp;&quot;_&quot;&amp;SECTION_TRANSLATED&amp;&quot;_G2_P1&quot;" office:value-type="string" office:string-value="U13_AGroups_G2_P1" calcext:value-type="string">
            <text:p>U13_AGroups_G2_P1</text:p>
          </table:table-cell>
          <table:table-cell/>
          <table:table-cell table:style-name="ce18" office:value-type="string" calcext:value-type="string">
            <text:p>Winner Group 2</text:p>
          </table:table-cell>
          <table:table-cell table:style-name="ce21" office:value-type="string" calcext:value-type="string">
            <text:p>2<text:span text:style-name="T1">nd</text:span> Best 3<text:span text:style-name="T1">rd</text:span> Place</text:p>
          </table:table-cell>
          <table:table-cell table:style-name="ce22" table:formula="of:=IF(MOD([.$C48]; NUM_PITCHES)=0;INDEX(PITCHES;1;NUM_PITCHES);INDEX(PITCHES;1;MOD([.$C4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50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1,&quot;dateTime&quot;:48300000,&quot;duration&quot;:&quot;10m&quot;,&quot;pitch&quot;:&quot;3&quot;,&quot;competition&quot;:{&quot;name&quot;:&quot;U13&quot;, &quot;section&quot;:&quot;A Groups&quot;},&quot;tag&quot;:&quot;QF2&quot;, &quot;homeTeam&quot;:&quot;Winner Group 2&quot;, &quot;awayTeam&quot;:&quot;2nd Group 1&quot;, &quot;homeTeamFrom&quot;:&quot;U13_AGroups_G2_P1&quot;, &quot;awayTeamFrom&quot;:&quot;&quot;, &quot;stage2Tag&quot;:&quot;U13_AGroups_QF2&quot;}" calcext:value-type="string">
            <text:p>{"__v":0,"day":1,"dateTime":48300000,"duration":"10m","pitch":"3","competition":{"name":"U13", "section":"A Groups"},"tag":"QF2", "homeTeam":"Winner Group 2", "awayTeam":"2nd Group 1", "homeTeamFrom":"U13_AGroups_G2_P1", "awayTeamFrom":"", "stage2Tag":"U13_AGroup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49]&gt;[.$J48];[.B48];[.B48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style-name="ce17" table:formula="of:=FIRST_GAME_MS + ((DURATION_MS + GAME_GAP_MS) * ([.$B49]-1)) + SECTION_GAP_MS" office:value-type="float" office:value="49020000" calcext:value-type="float">
            <text:p>49020000</text:p>
          </table:table-cell>
          <table:table-cell table:formula="of:=AGE_GROUP_TRANSLATED&amp;&quot;_&quot;&amp;SECTION_TRANSLATED&amp;&quot;_QF3&quot;" office:value-type="string" office:string-value="U13_AGroups_QF3" calcext:value-type="string">
            <text:p>U13_AGroups_QF3</text:p>
          </table:table-cell>
          <table:table-cell table:formula="of:=AGE_GROUP_TRANSLATED&amp;&quot;_&quot;&amp;SECTION_TRANSLATED&amp;&quot;_G3_P1&quot;" office:value-type="string" office:string-value="U13_AGroups_G3_P1" calcext:value-type="string">
            <text:p>U13_AGroups_G3_P1</text:p>
          </table:table-cell>
          <table:table-cell table:formula="of:=AGE_GROUP_TRANSLATED&amp;&quot;_&quot;&amp;SECTION_TRANSLATED&amp;&quot;_G2_P2&quot;" office:value-type="string" office:string-value="U13_AGroups_G2_P2" calcext:value-type="string">
            <text:p>U13_AGroups_G2_P2</text:p>
          </table:table-cell>
          <table:table-cell table:style-name="ce18" office:value-type="string" calcext:value-type="string">
            <text:p>Winner Group 3</text:p>
          </table:table-cell>
          <table:table-cell table:style-name="ce21" office:value-type="string" calcext:value-type="string">
            <text:p>2<text:span text:style-name="T1">nd</text:span> Group 2</text:p>
          </table:table-cell>
          <table:table-cell table:style-name="ce22" table:formula="of:=IF(MOD([.$C49]; NUM_PITCHES)=0;INDEX(PITCHES;1;NUM_PITCHES);INDEX(PITCHES;1;MOD([.$C49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1,&quot;dateTime&quot;:49020000,&quot;duration&quot;:&quot;10m&quot;,&quot;pitch&quot;:&quot;1&quot;,&quot;competition&quot;:{&quot;name&quot;:&quot;U13&quot;, &quot;section&quot;:&quot;A Groups&quot;},&quot;tag&quot;:&quot;QF3&quot;, &quot;homeTeam&quot;:&quot;Winner Group 3&quot;, &quot;awayTeam&quot;:&quot;2nd Group 2&quot;, &quot;homeTeamFrom&quot;:&quot;U13_AGroups_G3_P1&quot;, &quot;awayTeamFrom&quot;:&quot;U13_AGroups_G2_P2&quot;, &quot;stage2Tag&quot;:&quot;U13_AGroups_QF3&quot;}" calcext:value-type="string">
            <text:p>{"__v":0,"day":1,"dateTime":49020000,"duration":"10m","pitch":"1","competition":{"name":"U13", "section":"A Groups"},"tag":"QF3", "homeTeam":"Winner Group 3", "awayTeam":"2nd Group 2", "homeTeamFrom":"U13_AGroups_G3_P1", "awayTeamFrom":"U13_AGroups_G2_P2", "stage2Tag":"U13_AGroup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50]&gt;[.$J49];[.B49];[.B49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17" table:formula="of:=FIRST_GAME_MS + ((DURATION_MS + GAME_GAP_MS) * ([.$B50]-1)) + SECTION_GAP_MS" office:value-type="float" office:value="49020000" calcext:value-type="float">
            <text:p>49020000</text:p>
          </table:table-cell>
          <table:table-cell table:formula="of:=AGE_GROUP_TRANSLATED&amp;&quot;_&quot;&amp;SECTION_TRANSLATED&amp;&quot;_QF4&quot;" office:value-type="string" office:string-value="U13_AGroups_QF4" calcext:value-type="string">
            <text:p>U13_AGroups_QF4</text:p>
          </table:table-cell>
          <table:table-cell table:formula="of:=AGE_GROUP_TRANSLATED&amp;&quot;_&quot;&amp;SECTION_TRANSLATED&amp;&quot;_G3_P2&quot;" office:value-type="string" office:string-value="U13_AGroups_G3_P2" calcext:value-type="string">
            <text:p>U13_AGroups_G3_P2</text:p>
          </table:table-cell>
          <table:table-cell table:formula="of:=AGE_GROUP_TRANSLATED&amp;&quot;_&quot;&amp;SECTION_TRANSLATED&amp;&quot;_G1_P2&quot;" office:value-type="string" office:string-value="U13_AGroups_G1_P2" calcext:value-type="string">
            <text:p>U13_AGroups_G1_P2</text:p>
          </table:table-cell>
          <table:table-cell table:style-name="ce18" office:value-type="string" calcext:value-type="string">
            <text:p>2<text:span text:style-name="T1">nd</text:span> Group 3</text:p>
          </table:table-cell>
          <table:table-cell table:style-name="ce21" office:value-type="string" calcext:value-type="string">
            <text:p>2<text:span text:style-name="T1">nd</text:span> Group 1</text:p>
          </table:table-cell>
          <table:table-cell table:style-name="ce22" table:formula="of:=IF(MOD([.$C50]; NUM_PITCHES)=0;INDEX(PITCHES;1;NUM_PITCHES);INDEX(PITCHES;1;MOD([.$C50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1,&quot;dateTime&quot;:49020000,&quot;duration&quot;:&quot;10m&quot;,&quot;pitch&quot;:&quot;2&quot;,&quot;competition&quot;:{&quot;name&quot;:&quot;U13&quot;, &quot;section&quot;:&quot;A Groups&quot;},&quot;tag&quot;:&quot;QF4&quot;, &quot;homeTeam&quot;:&quot;2nd Group 3&quot;, &quot;awayTeam&quot;:&quot;2nd Group 1&quot;, &quot;homeTeamFrom&quot;:&quot;U13_AGroups_G3_P2&quot;, &quot;awayTeamFrom&quot;:&quot;U13_AGroups_G1_P2&quot;, &quot;stage2Tag&quot;:&quot;U13_AGroups_QF4&quot;}" calcext:value-type="string">
            <text:p>{"__v":0,"day":1,"dateTime":49020000,"duration":"10m","pitch":"2","competition":{"name":"U13", "section":"A Groups"},"tag":"QF4", "homeTeam":"2nd Group 3", "awayTeam":"2nd Group 1", "homeTeamFrom":"U13_AGroups_G3_P2", "awayTeamFrom":"U13_AGroups_G1_P2", "stage2Tag":"U13_A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51]&gt;[.$J50];[.B50];[.B50]+1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17" table:formula="of:=FIRST_GAME_MS + ((DURATION_MS + GAME_GAP_MS) * ([.$B51]-1)) + SECTION_GAP_MS" office:value-type="float" office:value="49020000" calcext:value-type="float">
            <text:p>49020000</text:p>
          </table:table-cell>
          <table:table-cell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formula="of:=AGE_GROUP_TRANSLATED&amp;&quot;_&quot;&amp;SECTION_TRANSLATED&amp;&quot;_QF1&quot;" office:value-type="string" office:string-value="U13_AGroups_QF1" calcext:value-type="string">
            <text:p>U13_AGroups_QF1</text:p>
          </table:table-cell>
          <table:table-cell table:formula="of:=AGE_GROUP_TRANSLATED&amp;&quot;_&quot;&amp;SECTION_TRANSLATED&amp;&quot;_QF4&quot;" office:value-type="string" office:string-value="U13_AGroups_QF4" calcext:value-type="string">
            <text:p>U13_AGroups_QF4</text:p>
          </table:table-cell>
          <table:table-cell table:style-name="ce18" office:value-type="string" calcext:value-type="string">
            <text:p>Winner QF1</text:p>
          </table:table-cell>
          <table:table-cell table:style-name="ce21" office:value-type="string" calcext:value-type="string">
            <text:p>Winner QF4</text:p>
          </table:table-cell>
          <table:table-cell table:style-name="ce22" table:formula="of:=IF(MOD([.$C51]; NUM_PITCHES)=0;INDEX(PITCHES;1;NUM_PITCHES);INDEX(PITCHES;1;MOD([.$C51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, &quot;&quot;stage2Tag&quot;&quot;:&quot;&quot;&quot; &amp; [.E51] &amp; &quot;&quot;&quot;}&quot;" office:value-type="string" office:string-value="{&quot;__v&quot;:0,&quot;day&quot;:1,&quot;dateTime&quot;:49020000,&quot;duration&quot;:&quot;10m&quot;,&quot;pitch&quot;:&quot;4&quot;,&quot;competition&quot;:{&quot;name&quot;:&quot;U13&quot;, &quot;section&quot;:&quot;A Groups&quot;},&quot;tag&quot;:&quot;SF1&quot;, &quot;homeTeam&quot;:&quot;Winner QF1&quot;, &quot;awayTeam&quot;:&quot;Winner QF4&quot;, &quot;homeTeamFrom&quot;:&quot;U13_AGroups_QF1&quot;, &quot;awayTeamFrom&quot;:&quot;U13_AGroups_QF4&quot;, &quot;stage2Tag&quot;:&quot;U13_AGroups_SF1&quot;}" calcext:value-type="string">
            <text:p>{"__v":0,"day":1,"dateTime":49020000,"duration":"10m","pitch":"4","competition":{"name":"U13", "section":"A Groups"},"tag":"SF1", "homeTeam":"Winner QF1", "awayTeam":"Winner QF4", "homeTeamFrom":"U13_AGroups_QF1", "awayTeamFrom":"U13_AGroups_QF4", "stage2Tag":"U13_A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52]&gt;[.$J51];[.B51];[.B51]+1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style-name="ce17" table:formula="of:=FIRST_GAME_MS + ((DURATION_MS + GAME_GAP_MS) * ([.$B52]-1)) + SECTION_GAP_MS" office:value-type="float" office:value="49740000" calcext:value-type="float">
            <text:p>49740000</text:p>
          </table:table-cell>
          <table:table-cell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formula="of:=AGE_GROUP_TRANSLATED&amp;&quot;_&quot;&amp;SECTION_TRANSLATED&amp;&quot;_QF2&quot;" office:value-type="string" office:string-value="U13_AGroups_QF2" calcext:value-type="string">
            <text:p>U13_AGroups_QF2</text:p>
          </table:table-cell>
          <table:table-cell table:formula="of:=AGE_GROUP_TRANSLATED&amp;&quot;_&quot;&amp;SECTION_TRANSLATED&amp;&quot;_QF3&quot;" office:value-type="string" office:string-value="U13_AGroups_QF3" calcext:value-type="string">
            <text:p>U13_AGroups_QF3</text:p>
          </table:table-cell>
          <table:table-cell table:style-name="ce18" office:value-type="string" calcext:value-type="string">
            <text:p>Winner QF2</text:p>
          </table:table-cell>
          <table:table-cell table:style-name="ce21" office:value-type="string" calcext:value-type="string">
            <text:p>Winner QF3</text:p>
          </table:table-cell>
          <table:table-cell table:style-name="ce22" table:formula="of:=IF(MOD([.$C52]; NUM_PITCHES)=0;INDEX(PITCHES;1;NUM_PITCHES);INDEX(PITCHES;1;MOD([.$C5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, &quot;&quot;homeTeamFrom&quot;&quot;:&quot;&quot;&quot; &amp; [.F52] &amp; &quot;&quot;&quot;, &quot;&quot;awayTeamFrom&quot;&quot;:&quot;&quot;&quot; &amp; [.G52] &amp; &quot;&quot;&quot;, &quot;&quot;stage2Tag&quot;&quot;:&quot;&quot;&quot; &amp; [.E52] &amp; &quot;&quot;&quot;}&quot;" office:value-type="string" office:string-value="{&quot;__v&quot;:0,&quot;day&quot;:1,&quot;dateTime&quot;:49740000,&quot;duration&quot;:&quot;10m&quot;,&quot;pitch&quot;:&quot;1&quot;,&quot;competition&quot;:{&quot;name&quot;:&quot;U13&quot;, &quot;section&quot;:&quot;A Groups&quot;},&quot;tag&quot;:&quot;SF2&quot;, &quot;homeTeam&quot;:&quot;Winner QF2&quot;, &quot;awayTeam&quot;:&quot;Winner QF3&quot;, &quot;homeTeamFrom&quot;:&quot;U13_AGroups_QF2&quot;, &quot;awayTeamFrom&quot;:&quot;U13_AGroups_QF3&quot;, &quot;stage2Tag&quot;:&quot;U13_AGroups_SF2&quot;}" calcext:value-type="string">
            <text:p>{"__v":0,"day":1,"dateTime":49740000,"duration":"10m","pitch":"1","competition":{"name":"U13", "section":"A Groups"},"tag":"SF2", "homeTeam":"Winner QF2", "awayTeam":"Winner QF3", "homeTeamFrom":"U13_AGroups_QF2", "awayTeamFrom":"U13_AGroups_QF3", "stage2Tag":"U13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3]&gt;[.$J52];[.B52];[.B52]+1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17" table:formula="of:=FIRST_GAME_MS + ((DURATION_MS + GAME_GAP_MS) * ([.$B53]-1)) + SECTION_GAP_MS" office:value-type="float" office:value="49740000" calcext:value-type="float">
            <text:p>49740000</text:p>
          </table:table-cell>
          <table:table-cell table:formula="of:=AGE_GROUP_TRANSLATED&amp;&quot;_&quot;&amp;SECTION_TRANSLATED&amp;&quot;_FNL&quot;" office:value-type="string" office:string-value="U13_AGroups_FNL" calcext:value-type="string">
            <text:p>U13_AGroups_FNL</text:p>
          </table:table-cell>
          <table:table-cell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style-name="ce18" office:value-type="string" calcext:value-type="string">
            <text:p>Winner SF1</text:p>
          </table:table-cell>
          <table:table-cell table:style-name="ce21" office:value-type="string" calcext:value-type="string">
            <text:p>Winner SF2</text:p>
          </table:table-cell>
          <table:table-cell table:style-name="ce22" table:formula="of:=IF(MOD([.$C53]; NUM_PITCHES)=0;INDEX(PITCHES;1;NUM_PITCHES);INDEX(PITCHES;1;MOD([.$C53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, &quot;&quot;homeTeamFrom&quot;&quot;:&quot;&quot;&quot; &amp; [.F53] &amp; &quot;&quot;&quot;, &quot;&quot;awayTeamFrom&quot;&quot;:&quot;&quot;&quot; &amp; [.G53] &amp; &quot;&quot;&quot;, &quot;&quot;stage2Tag&quot;&quot;:&quot;&quot;&quot; &amp; [.E53] &amp; &quot;&quot;&quot;}&quot;" office:value-type="string" office:string-value="{&quot;__v&quot;:0,&quot;day&quot;:1,&quot;dateTime&quot;:49740000,&quot;duration&quot;:&quot;10m&quot;,&quot;pitch&quot;:&quot;3&quot;,&quot;competition&quot;:{&quot;name&quot;:&quot;U13&quot;, &quot;section&quot;:&quot;A Groups&quot;},&quot;tag&quot;:&quot;FNL&quot;, &quot;homeTeam&quot;:&quot;Winner SF1&quot;, &quot;awayTeam&quot;:&quot;Winner SF2&quot;, &quot;homeTeamFrom&quot;:&quot;U13_AGroups_SF1&quot;, &quot;awayTeamFrom&quot;:&quot;U13_AGroups_SF2&quot;, &quot;stage2Tag&quot;:&quot;U13_AGroups_FNL&quot;}" calcext:value-type="string">
            <text:p>{"__v":0,"day":1,"dateTime":49740000,"duration":"10m","pitch":"3","competition":{"name":"U13", "section":"A Groups"},"tag":"FNL", "homeTeam":"Winner SF1", "awayTeam":"Winner SF2", "homeTeamFrom":"U13_AGroups_SF1", "awayTeamFrom":"U13_AGroups_SF2", "stage2Tag":"U13_AGroups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1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7 KO P=2,4" table:style-name="ta1">
        <table:table-column table:style-name="co30" table:default-cell-style-name="ce17"/>
        <table:table-column table:style-name="co5" table:default-cell-style-name="ce17"/>
        <table:table-column table:style-name="co11" table:default-cell-style-name="ce17"/>
        <table:table-column table:style-name="co11" table:number-columns-repeated="2" table:default-cell-style-name="ce19"/>
        <table:table-column table:style-name="co31" table:default-cell-style-name="ce20"/>
        <table:table-column table:style-name="co31" table:default-cell-style-name="ce21"/>
        <table:table-column table:style-name="co32" table:default-cell-style-name="ce19"/>
        <table:table-column table:style-name="co32" table:default-cell-style-name="ce24"/>
        <table:table-column table:style-name="co3" table:number-columns-repeated="1015" table:default-cell-style-name="ce23"/>
        <table:table-row table:style-name="ro1">
          <table:table-cell table:style-name="ce25" office:value-type="string" calcext:value-type="string">
            <text:p>Tag</text:p>
          </table:table-cell>
          <table:table-cell table:style-name="ce25" office:value-type="string" calcext:value-type="string">
            <text:p>Game#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30"/>
          <table:table-cell table:style-name="ce31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table:formula="of:=FIRST_GAME_MS" office:value-type="float" office:value="39600000" calcext:value-type="float">
            <text:p>3960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VLOOKUP(['2 x 7 KO P=2,4'.F2];TRANSLATED_TEAM_NAMES;['2 x 7 KO P=2,4'.$E2]+1)" office:value-type="string" office:string-value="Balham FC Eagles" calcext:value-type="string">
            <text:p>Balham FC Eagles</text:p>
          </table:table-cell>
          <table:table-cell table:style-name="ce21" table:formula="of:=VLOOKUP(['2 x 7 KO P=2,4'.G2];TRANSLATED_TEAM_NAMES;['2 x 7 KO P=2,4'.$E2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39600000,&quot;duration&quot;:&quot;10m&quot;,&quot;pitch&quot;:&quot;1&quot;,&quot;competition&quot;:{&quot;name&quot;:&quot;U13&quot;, &quot;section&quot;:&quot;A Groups&quot;, &quot;group&quot;:&quot;1&quot;},&quot;tag&quot;:&quot;1&quot;, &quot;homeTeam&quot;:&quot;Balham FC Eagles&quot;, &quot;awayTeam&quot;:&quot;Bracknell Town Youth FC - Red&quot;}" calcext:value-type="string">
            <text:p>{"__v":0,"day":1,"dateTime":39600000,"duration":"10m","pitch":"1","competition":{"name":"U13", "section":"A Groups", "group":"1"},"tag":"1", "homeTeam":"Balham FC Eagles", "awayTeam":"Bracknell Town Youth FC - Red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" table:formula="of:=FIRST_GAME_MS + ((DURATION_MS + GAME_GAP_MS) * ([.$B3]-1))" office:value-type="float" office:value="39600000" calcext:value-type="float">
            <text:p>3960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VLOOKUP(['2 x 7 KO P=2,4'.F3];TRANSLATED_TEAM_NAMES;['2 x 7 KO P=2,4'.$E3]+1)" office:value-type="string" office:string-value="Caversham Trents" calcext:value-type="string">
            <text:p>Caversham Trents</text:p>
          </table:table-cell>
          <table:table-cell table:style-name="ce21" table:formula="of:=VLOOKUP(['2 x 7 KO P=2,4'.G3];TRANSLATED_TEAM_NAMES;['2 x 7 KO P=2,4'.$E3]+1)" office:value-type="string" office:string-value="JS Cannons - Blue" calcext:value-type="string">
            <text:p>JS Cannons - Blue</text:p>
          </table:table-cell>
          <table:table-cell table:style-name="ce22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39600000,&quot;duration&quot;:&quot;10m&quot;,&quot;pitch&quot;:&quot;2&quot;,&quot;competition&quot;:{&quot;name&quot;:&quot;U13&quot;, &quot;section&quot;:&quot;A Groups&quot;, &quot;group&quot;:&quot;1&quot;},&quot;tag&quot;:&quot;1&quot;, &quot;homeTeam&quot;:&quot;Caversham Trents&quot;, &quot;awayTeam&quot;:&quot;JS Cannons - Blue&quot;}" calcext:value-type="string">
            <text:p>{"__v":0,"day":1,"dateTime":39600000,"duration":"10m","pitch":"2","competition":{"name":"U13", "section":"A Groups", "group":"1"},"tag":"1", "homeTeam":"Caversham Trents", "awayTeam":"JS Cannons - Blue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7" table:formula="of:=FIRST_GAME_MS + ((DURATION_MS + GAME_GAP_MS) * ([.$B4]-1))" office:value-type="float" office:value="39600000" calcext:value-type="float">
            <text:p>3960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VLOOKUP(['2 x 7 KO P=2,4'.F4];TRANSLATED_TEAM_NAMES;['2 x 7 KO P=2,4'.$E4]+1)" office:value-type="string" office:string-value="Balham FC Colts" calcext:value-type="string">
            <text:p>Balham FC Colts</text:p>
          </table:table-cell>
          <table:table-cell table:style-name="ce21" table:formula="of:=VLOOKUP(['2 x 7 KO P=2,4'.G4];TRANSLATED_TEAM_NAMES;['2 x 7 KO P=2,4'.$E4]+1)" office:value-type="string" office:string-value="Caversham Trents Blues" calcext:value-type="string">
            <text:p>Caversham Trents Blues</text:p>
          </table:table-cell>
          <table:table-cell table:style-name="ce22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39600000,&quot;duration&quot;:&quot;10m&quot;,&quot;pitch&quot;:&quot;3&quot;,&quot;competition&quot;:{&quot;name&quot;:&quot;U13&quot;, &quot;section&quot;:&quot;A Groups&quot;, &quot;group&quot;:&quot;2&quot;},&quot;tag&quot;:&quot;1&quot;, &quot;homeTeam&quot;:&quot;Balham FC Colts&quot;, &quot;awayTeam&quot;:&quot;Caversham Trents Blues&quot;}" calcext:value-type="string">
            <text:p>{"__v":0,"day":1,"dateTime":39600000,"duration":"10m","pitch":"3","competition":{"name":"U13", "section":"A Groups", "group":"2"},"tag":"1", "homeTeam":"Balham FC Colts", "awayTeam":"Caversham Trents Blue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7" table:formula="of:=FIRST_GAME_MS + ((DURATION_MS + GAME_GAP_MS) * ([.$B5]-1))" office:value-type="float" office:value="39600000" calcext:value-type="float">
            <text:p>3960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VLOOKUP(['2 x 7 KO P=2,4'.F5];TRANSLATED_TEAM_NAMES;['2 x 7 KO P=2,4'.$E5]+1)" office:value-type="string" office:string-value="Westwood Wanderers Hoops" calcext:value-type="string">
            <text:p>Westwood Wanderers Hoops</text:p>
          </table:table-cell>
          <table:table-cell table:style-name="ce21" table:formula="of:=VLOOKUP(['2 x 7 KO P=2,4'.G5];TRANSLATED_TEAM_NAMES;['2 x 7 KO P=2,4'.$E5]+1)" office:value-type="string" office:string-value="Yateley Jaguars" calcext:value-type="string">
            <text:p>Yateley Jaguars</text:p>
          </table:table-cell>
          <table:table-cell table:style-name="ce22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39600000,&quot;duration&quot;:&quot;10m&quot;,&quot;pitch&quot;:&quot;4&quot;,&quot;competition&quot;:{&quot;name&quot;:&quot;U13&quot;, &quot;section&quot;:&quot;A Groups&quot;, &quot;group&quot;:&quot;2&quot;},&quot;tag&quot;:&quot;1&quot;, &quot;homeTeam&quot;:&quot;Westwood Wanderers Hoops&quot;, &quot;awayTeam&quot;:&quot;Yateley Jaguars&quot;}" calcext:value-type="string">
            <text:p>{"__v":0,"day":1,"dateTime":39600000,"duration":"10m","pitch":"4","competition":{"name":"U13", "section":"A Groups", "group":"2"},"tag":"1", "homeTeam":"Westwood Wanderers Hoops", "awayTeam":"Yateley Jagua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7" table:formula="of:=FIRST_GAME_MS + ((DURATION_MS + GAME_GAP_MS) * ([.$B6]-1))" office:value-type="float" office:value="40320000" calcext:value-type="float">
            <text:p>4032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VLOOKUP(['2 x 7 KO P=2,4'.F6];TRANSLATED_TEAM_NAMES;['2 x 7 KO P=2,4'.$E6]+1)">
            <text:p/>
          </table:table-cell>
          <table:table-cell table:style-name="ce21" table:formula="of:=VLOOKUP(['2 x 7 KO P=2,4'.G6];TRANSLATED_TEAM_NAMES;['2 x 7 KO P=2,4'.$E6]+1)" office:value-type="string" office:string-value="Balham FC Eagles" calcext:value-type="string">
            <text:p>Balham FC Eagles</text:p>
          </table:table-cell>
          <table:table-cell table:style-name="ce22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0320000,&quot;duration&quot;:&quot;10m&quot;,&quot;pitch&quot;:&quot;1&quot;,&quot;competition&quot;:{&quot;name&quot;:&quot;U13&quot;, &quot;section&quot;:&quot;A Groups&quot;, &quot;group&quot;:&quot;1&quot;},&quot;tag&quot;:&quot;2&quot;, &quot;homeTeam&quot;:&quot;&quot;, &quot;awayTeam&quot;:&quot;Balham FC Eagles&quot;}" calcext:value-type="string">
            <text:p>{"__v":0,"day":1,"dateTime":40320000,"duration":"10m","pitch":"1","competition":{"name":"U13", "section":"A Groups", "group":"1"},"tag":"2", "homeTeam":"", "awayTeam":"Balham FC Eagles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7" table:formula="of:=FIRST_GAME_MS + ((DURATION_MS + GAME_GAP_MS) * ([.$B7]-1))" office:value-type="float" office:value="40320000" calcext:value-type="float">
            <text:p>4032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7 KO P=2,4'.F7];TRANSLATED_TEAM_NAMES;['2 x 7 KO P=2,4'.$E7]+1)">
            <text:p/>
          </table:table-cell>
          <table:table-cell table:style-name="ce21" table:formula="of:=VLOOKUP(['2 x 7 KO P=2,4'.G7];TRANSLATED_TEAM_NAMES;['2 x 7 KO P=2,4'.$E7]+1)">
            <text:p/>
          </table:table-cell>
          <table:table-cell table:style-name="ce22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0320000,&quot;duration&quot;:&quot;10m&quot;,&quot;pitch&quot;:&quot;2&quot;,&quot;competition&quot;:{&quot;name&quot;:&quot;U13&quot;, &quot;section&quot;:&quot;A Groups&quot;, &quot;group&quot;:&quot;1&quot;},&quot;tag&quot;:&quot;2&quot;, &quot;homeTeam&quot;:&quot;&quot;, &quot;awayTeam&quot;:&quot;&quot;}" calcext:value-type="string">
            <text:p>{"__v":0,"day":1,"dateTime":40320000,"duration":"10m","pitch":"2","competition":{"name":"U13", "section":"A Groups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7" table:formula="of:=FIRST_GAME_MS + ((DURATION_MS + GAME_GAP_MS) * ([.$B8]-1))" office:value-type="float" office:value="40320000" calcext:value-type="float">
            <text:p>4032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VLOOKUP(['2 x 7 KO P=2,4'.F8];TRANSLATED_TEAM_NAMES;['2 x 7 KO P=2,4'.$E8]+1)">
            <text:p/>
          </table:table-cell>
          <table:table-cell table:style-name="ce21" table:formula="of:=VLOOKUP(['2 x 7 KO P=2,4'.G8];TRANSLATED_TEAM_NAMES;['2 x 7 KO P=2,4'.$E8]+1)" office:value-type="string" office:string-value="Balham FC Colts" calcext:value-type="string">
            <text:p>Balham FC Colts</text:p>
          </table:table-cell>
          <table:table-cell table:style-name="ce22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0320000,&quot;duration&quot;:&quot;10m&quot;,&quot;pitch&quot;:&quot;3&quot;,&quot;competition&quot;:{&quot;name&quot;:&quot;U13&quot;, &quot;section&quot;:&quot;A Groups&quot;, &quot;group&quot;:&quot;2&quot;},&quot;tag&quot;:&quot;2&quot;, &quot;homeTeam&quot;:&quot;&quot;, &quot;awayTeam&quot;:&quot;Balham FC Colts&quot;}" calcext:value-type="string">
            <text:p>{"__v":0,"day":1,"dateTime":40320000,"duration":"10m","pitch":"3","competition":{"name":"U13", "section":"A Groups", "group":"2"},"tag":"2", "homeTeam":"", "awayTeam":"Balham FC Colts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7" table:formula="of:=FIRST_GAME_MS + ((DURATION_MS + GAME_GAP_MS) * ([.$B9]-1))" office:value-type="float" office:value="40320000" calcext:value-type="float">
            <text:p>4032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7 KO P=2,4'.F9];TRANSLATED_TEAM_NAMES;['2 x 7 KO P=2,4'.$E9]+1)">
            <text:p/>
          </table:table-cell>
          <table:table-cell table:style-name="ce21" table:formula="of:=VLOOKUP(['2 x 7 KO P=2,4'.G9];TRANSLATED_TEAM_NAMES;['2 x 7 KO P=2,4'.$E9]+1)">
            <text:p/>
          </table:table-cell>
          <table:table-cell table:style-name="ce22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0320000,&quot;duration&quot;:&quot;10m&quot;,&quot;pitch&quot;:&quot;4&quot;,&quot;competition&quot;:{&quot;name&quot;:&quot;U13&quot;, &quot;section&quot;:&quot;A Groups&quot;, &quot;group&quot;:&quot;2&quot;},&quot;tag&quot;:&quot;2&quot;, &quot;homeTeam&quot;:&quot;&quot;, &quot;awayTeam&quot;:&quot;&quot;}" calcext:value-type="string">
            <text:p>{"__v":0,"day":1,"dateTime":40320000,"duration":"10m","pitch":"4","competition":{"name":"U13", "section":"A Groups", "group":"2"},"tag":"2", "homeTeam":"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7" table:formula="of:=FIRST_GAME_MS + ((DURATION_MS + GAME_GAP_MS) * ([.$B10]-1))" office:value-type="float" office:value="41040000" calcext:value-type="float">
            <text:p>4104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VLOOKUP(['2 x 7 KO P=2,4'.F10];TRANSLATED_TEAM_NAMES;['2 x 7 KO P=2,4'.$E10]+1)" office:value-type="string" office:string-value="Bracknell Town Youth FC - Red" calcext:value-type="string">
            <text:p>Bracknell Town Youth FC - Red</text:p>
          </table:table-cell>
          <table:table-cell table:style-name="ce21" table:formula="of:=VLOOKUP(['2 x 7 KO P=2,4'.G10];TRANSLATED_TEAM_NAMES;['2 x 7 KO P=2,4'.$E10]+1)" office:value-type="string" office:string-value="Caversham Trents" calcext:value-type="string">
            <text:p>Caversham Trents</text:p>
          </table:table-cell>
          <table:table-cell table:style-name="ce22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1040000,&quot;duration&quot;:&quot;10m&quot;,&quot;pitch&quot;:&quot;1&quot;,&quot;competition&quot;:{&quot;name&quot;:&quot;U13&quot;, &quot;section&quot;:&quot;A Groups&quot;, &quot;group&quot;:&quot;1&quot;},&quot;tag&quot;:&quot;3&quot;, &quot;homeTeam&quot;:&quot;Bracknell Town Youth FC - Red&quot;, &quot;awayTeam&quot;:&quot;Caversham Trents&quot;}" calcext:value-type="string">
            <text:p>{"__v":0,"day":1,"dateTime":41040000,"duration":"10m","pitch":"1","competition":{"name":"U13", "section":"A Groups", "group":"1"},"tag":"3", "homeTeam":"Bracknell Town Youth FC - Red", "awayTeam":"Caversham Trents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" table:formula="of:=FIRST_GAME_MS + ((DURATION_MS + GAME_GAP_MS) * ([.$B11]-1))" office:value-type="float" office:value="41040000" calcext:value-type="float">
            <text:p>4104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7 KO P=2,4'.F11];TRANSLATED_TEAM_NAMES;['2 x 7 KO P=2,4'.$E11]+1)" office:value-type="string" office:string-value="JS Cannons - Blue" calcext:value-type="string">
            <text:p>JS Cannons - Blue</text:p>
          </table:table-cell>
          <table:table-cell table:style-name="ce21" table:formula="of:=VLOOKUP(['2 x 7 KO P=2,4'.G11];TRANSLATED_TEAM_NAMES;['2 x 7 KO P=2,4'.$E11]+1)">
            <text:p/>
          </table:table-cell>
          <table:table-cell table:style-name="ce22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1040000,&quot;duration&quot;:&quot;10m&quot;,&quot;pitch&quot;:&quot;2&quot;,&quot;competition&quot;:{&quot;name&quot;:&quot;U13&quot;, &quot;section&quot;:&quot;A Groups&quot;, &quot;group&quot;:&quot;1&quot;},&quot;tag&quot;:&quot;3&quot;, &quot;homeTeam&quot;:&quot;JS Cannons - Blue&quot;, &quot;awayTeam&quot;:&quot;&quot;}" calcext:value-type="string">
            <text:p>{"__v":0,"day":1,"dateTime":41040000,"duration":"10m","pitch":"2","competition":{"name":"U13", "section":"A Groups", "group":"1"},"tag":"3", "homeTeam":"JS Cannons - Blue", "awayTeam":"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7" table:formula="of:=FIRST_GAME_MS + ((DURATION_MS + GAME_GAP_MS) * ([.$B12]-1))" office:value-type="float" office:value="41040000" calcext:value-type="float">
            <text:p>4104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VLOOKUP(['2 x 7 KO P=2,4'.F12];TRANSLATED_TEAM_NAMES;['2 x 7 KO P=2,4'.$E12]+1)" office:value-type="string" office:string-value="Caversham Trents Blues" calcext:value-type="string">
            <text:p>Caversham Trents Blues</text:p>
          </table:table-cell>
          <table:table-cell table:style-name="ce21" table:formula="of:=VLOOKUP(['2 x 7 KO P=2,4'.G12];TRANSLATED_TEAM_NAMES;['2 x 7 KO P=2,4'.$E12]+1)" office:value-type="string" office:string-value="Westwood Wanderers Hoops" calcext:value-type="string">
            <text:p>Westwood Wanderers Hoops</text:p>
          </table:table-cell>
          <table:table-cell table:style-name="ce22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1040000,&quot;duration&quot;:&quot;10m&quot;,&quot;pitch&quot;:&quot;3&quot;,&quot;competition&quot;:{&quot;name&quot;:&quot;U13&quot;, &quot;section&quot;:&quot;A Groups&quot;, &quot;group&quot;:&quot;2&quot;},&quot;tag&quot;:&quot;3&quot;, &quot;homeTeam&quot;:&quot;Caversham Trents Blues&quot;, &quot;awayTeam&quot;:&quot;Westwood Wanderers Hoops&quot;}" calcext:value-type="string">
            <text:p>{"__v":0,"day":1,"dateTime":41040000,"duration":"10m","pitch":"3","competition":{"name":"U13", "section":"A Groups", "group":"2"},"tag":"3", "homeTeam":"Caversham Trents Blues", "awayTeam":"Westwood Wanderers Hoops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7" table:formula="of:=FIRST_GAME_MS + ((DURATION_MS + GAME_GAP_MS) * ([.$B13]-1))" office:value-type="float" office:value="41040000" calcext:value-type="float">
            <text:p>4104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7 KO P=2,4'.F13];TRANSLATED_TEAM_NAMES;['2 x 7 KO P=2,4'.$E13]+1)" office:value-type="string" office:string-value="Yateley Jaguars" calcext:value-type="string">
            <text:p>Yateley Jaguars</text:p>
          </table:table-cell>
          <table:table-cell table:style-name="ce21" table:formula="of:=VLOOKUP(['2 x 7 KO P=2,4'.G13];TRANSLATED_TEAM_NAMES;['2 x 7 KO P=2,4'.$E13]+1)">
            <text:p/>
          </table:table-cell>
          <table:table-cell table:style-name="ce22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1040000,&quot;duration&quot;:&quot;10m&quot;,&quot;pitch&quot;:&quot;4&quot;,&quot;competition&quot;:{&quot;name&quot;:&quot;U13&quot;, &quot;section&quot;:&quot;A Groups&quot;, &quot;group&quot;:&quot;2&quot;},&quot;tag&quot;:&quot;3&quot;, &quot;homeTeam&quot;:&quot;Yateley Jaguars&quot;, &quot;awayTeam&quot;:&quot;&quot;}" calcext:value-type="string">
            <text:p>{"__v":0,"day":1,"dateTime":41040000,"duration":"10m","pitch":"4","competition":{"name":"U13", "section":"A Groups", "group":"2"},"tag":"3", "homeTeam":"Yateley Jaguars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7" table:formula="of:=FIRST_GAME_MS + ((DURATION_MS + GAME_GAP_MS) * ([.$B14]-1))" office:value-type="float" office:value="41760000" calcext:value-type="float">
            <text:p>4176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7 KO P=2,4'.F14];TRANSLATED_TEAM_NAMES;['2 x 7 KO P=2,4'.$E14]+1)">
            <text:p/>
          </table:table-cell>
          <table:table-cell table:style-name="ce21" table:formula="of:=VLOOKUP(['2 x 7 KO P=2,4'.G14];TRANSLATED_TEAM_NAMES;['2 x 7 KO P=2,4'.$E14]+1)">
            <text:p/>
          </table:table-cell>
          <table:table-cell table:style-name="ce22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1760000,&quot;duration&quot;:&quot;10m&quot;,&quot;pitch&quot;:&quot;1&quot;,&quot;competition&quot;:{&quot;name&quot;:&quot;U13&quot;, &quot;section&quot;:&quot;A Groups&quot;, &quot;group&quot;:&quot;1&quot;},&quot;tag&quot;:&quot;4&quot;, &quot;homeTeam&quot;:&quot;&quot;, &quot;awayTeam&quot;:&quot;&quot;}" calcext:value-type="string">
            <text:p>{"__v":0,"day":1,"dateTime":41760000,"duration":"10m","pitch":"1","competition":{"name":"U13", "section":"A Groups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7" table:formula="of:=FIRST_GAME_MS + ((DURATION_MS + GAME_GAP_MS) * ([.$B15]-1))" office:value-type="float" office:value="41760000" calcext:value-type="float">
            <text:p>4176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VLOOKUP(['2 x 7 KO P=2,4'.F15];TRANSLATED_TEAM_NAMES;['2 x 7 KO P=2,4'.$E15]+1)" office:value-type="string" office:string-value="JS Cannons - Blue" calcext:value-type="string">
            <text:p>JS Cannons - Blue</text:p>
          </table:table-cell>
          <table:table-cell table:style-name="ce21" table:formula="of:=VLOOKUP(['2 x 7 KO P=2,4'.G15];TRANSLATED_TEAM_NAMES;['2 x 7 KO P=2,4'.$E15]+1)" office:value-type="string" office:string-value="Balham FC Eagles" calcext:value-type="string">
            <text:p>Balham FC Eagles</text:p>
          </table:table-cell>
          <table:table-cell table:style-name="ce22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1760000,&quot;duration&quot;:&quot;10m&quot;,&quot;pitch&quot;:&quot;2&quot;,&quot;competition&quot;:{&quot;name&quot;:&quot;U13&quot;, &quot;section&quot;:&quot;A Groups&quot;, &quot;group&quot;:&quot;1&quot;},&quot;tag&quot;:&quot;4&quot;, &quot;homeTeam&quot;:&quot;JS Cannons - Blue&quot;, &quot;awayTeam&quot;:&quot;Balham FC Eagles&quot;}" calcext:value-type="string">
            <text:p>{"__v":0,"day":1,"dateTime":41760000,"duration":"10m","pitch":"2","competition":{"name":"U13", "section":"A Groups", "group":"1"},"tag":"4", "homeTeam":"JS Cannons - Blue", "awayTeam":"Balham FC Eagle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7" table:formula="of:=FIRST_GAME_MS + ((DURATION_MS + GAME_GAP_MS) * ([.$B16]-1))" office:value-type="float" office:value="41760000" calcext:value-type="float">
            <text:p>4176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7 KO P=2,4'.F16];TRANSLATED_TEAM_NAMES;['2 x 7 KO P=2,4'.$E16]+1)">
            <text:p/>
          </table:table-cell>
          <table:table-cell table:style-name="ce21" table:formula="of:=VLOOKUP(['2 x 7 KO P=2,4'.G16];TRANSLATED_TEAM_NAMES;['2 x 7 KO P=2,4'.$E16]+1)">
            <text:p/>
          </table:table-cell>
          <table:table-cell table:style-name="ce22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1760000,&quot;duration&quot;:&quot;10m&quot;,&quot;pitch&quot;:&quot;3&quot;,&quot;competition&quot;:{&quot;name&quot;:&quot;U13&quot;, &quot;section&quot;:&quot;A Groups&quot;, &quot;group&quot;:&quot;2&quot;},&quot;tag&quot;:&quot;4&quot;, &quot;homeTeam&quot;:&quot;&quot;, &quot;awayTeam&quot;:&quot;&quot;}" calcext:value-type="string">
            <text:p>{"__v":0,"day":1,"dateTime":41760000,"duration":"10m","pitch":"3","competition":{"name":"U13", "section":"A Groups", "group":"2"},"tag":"4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7" table:formula="of:=FIRST_GAME_MS + ((DURATION_MS + GAME_GAP_MS) * ([.$B17]-1))" office:value-type="float" office:value="41760000" calcext:value-type="float">
            <text:p>4176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VLOOKUP(['2 x 7 KO P=2,4'.F17];TRANSLATED_TEAM_NAMES;['2 x 7 KO P=2,4'.$E17]+1)" office:value-type="string" office:string-value="Yateley Jaguars" calcext:value-type="string">
            <text:p>Yateley Jaguars</text:p>
          </table:table-cell>
          <table:table-cell table:style-name="ce21" table:formula="of:=VLOOKUP(['2 x 7 KO P=2,4'.G17];TRANSLATED_TEAM_NAMES;['2 x 7 KO P=2,4'.$E17]+1)" office:value-type="string" office:string-value="Balham FC Colts" calcext:value-type="string">
            <text:p>Balham FC Colts</text:p>
          </table:table-cell>
          <table:table-cell table:style-name="ce22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1760000,&quot;duration&quot;:&quot;10m&quot;,&quot;pitch&quot;:&quot;4&quot;,&quot;competition&quot;:{&quot;name&quot;:&quot;U13&quot;, &quot;section&quot;:&quot;A Groups&quot;, &quot;group&quot;:&quot;2&quot;},&quot;tag&quot;:&quot;4&quot;, &quot;homeTeam&quot;:&quot;Yateley Jaguars&quot;, &quot;awayTeam&quot;:&quot;Balham FC Colts&quot;}" calcext:value-type="string">
            <text:p>{"__v":0,"day":1,"dateTime":41760000,"duration":"10m","pitch":"4","competition":{"name":"U13", "section":"A Groups", "group":"2"},"tag":"4", "homeTeam":"Yateley Jaguars", "awayTeam":"Balham FC Colt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7" table:formula="of:=FIRST_GAME_MS + ((DURATION_MS + GAME_GAP_MS) * ([.$B18]-1))" office:value-type="float" office:value="42480000" calcext:value-type="float">
            <text:p>4248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7 KO P=2,4'.F18];TRANSLATED_TEAM_NAMES;['2 x 7 KO P=2,4'.$E18]+1)" office:value-type="string" office:string-value="Caversham Trents" calcext:value-type="string">
            <text:p>Caversham Trents</text:p>
          </table:table-cell>
          <table:table-cell table:style-name="ce21" table:formula="of:=VLOOKUP(['2 x 7 KO P=2,4'.G18];TRANSLATED_TEAM_NAMES;['2 x 7 KO P=2,4'.$E18]+1)">
            <text:p/>
          </table:table-cell>
          <table:table-cell table:style-name="ce22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2480000,&quot;duration&quot;:&quot;10m&quot;,&quot;pitch&quot;:&quot;1&quot;,&quot;competition&quot;:{&quot;name&quot;:&quot;U13&quot;, &quot;section&quot;:&quot;A Groups&quot;, &quot;group&quot;:&quot;1&quot;},&quot;tag&quot;:&quot;5&quot;, &quot;homeTeam&quot;:&quot;Caversham Trents&quot;, &quot;awayTeam&quot;:&quot;&quot;}" calcext:value-type="string">
            <text:p>{"__v":0,"day":1,"dateTime":42480000,"duration":"10m","pitch":"1","competition":{"name":"U13", "section":"A Groups", "group":"1"},"tag":"5", "homeTeam":"Caversham Trents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7" table:formula="of:=FIRST_GAME_MS + ((DURATION_MS + GAME_GAP_MS) * ([.$B19]-1))" office:value-type="float" office:value="42480000" calcext:value-type="float">
            <text:p>4248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VLOOKUP(['2 x 7 KO P=2,4'.F19];TRANSLATED_TEAM_NAMES;['2 x 7 KO P=2,4'.$E19]+1)">
            <text:p/>
          </table:table-cell>
          <table:table-cell table:style-name="ce21" table:formula="of:=VLOOKUP(['2 x 7 KO P=2,4'.G19];TRANSLATED_TEAM_NAMES;['2 x 7 KO P=2,4'.$E19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2480000,&quot;duration&quot;:&quot;10m&quot;,&quot;pitch&quot;:&quot;2&quot;,&quot;competition&quot;:{&quot;name&quot;:&quot;U13&quot;, &quot;section&quot;:&quot;A Groups&quot;, &quot;group&quot;:&quot;1&quot;},&quot;tag&quot;:&quot;5&quot;, &quot;homeTeam&quot;:&quot;&quot;, &quot;awayTeam&quot;:&quot;Bracknell Town Youth FC - Red&quot;}" calcext:value-type="string">
            <text:p>{"__v":0,"day":1,"dateTime":42480000,"duration":"10m","pitch":"2","competition":{"name":"U13", "section":"A Groups", "group":"1"},"tag":"5", "homeTeam":"", "awayTeam":"Bracknell Town Youth FC - Red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7" table:formula="of:=FIRST_GAME_MS + ((DURATION_MS + GAME_GAP_MS) * ([.$B20]-1))" office:value-type="float" office:value="42480000" calcext:value-type="float">
            <text:p>4248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7 KO P=2,4'.F20];TRANSLATED_TEAM_NAMES;['2 x 7 KO P=2,4'.$E20]+1)" office:value-type="string" office:string-value="Westwood Wanderers Hoops" calcext:value-type="string">
            <text:p>Westwood Wanderers Hoops</text:p>
          </table:table-cell>
          <table:table-cell table:style-name="ce21" table:formula="of:=VLOOKUP(['2 x 7 KO P=2,4'.G20];TRANSLATED_TEAM_NAMES;['2 x 7 KO P=2,4'.$E20]+1)">
            <text:p/>
          </table:table-cell>
          <table:table-cell table:style-name="ce22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2480000,&quot;duration&quot;:&quot;10m&quot;,&quot;pitch&quot;:&quot;3&quot;,&quot;competition&quot;:{&quot;name&quot;:&quot;U13&quot;, &quot;section&quot;:&quot;A Groups&quot;, &quot;group&quot;:&quot;2&quot;},&quot;tag&quot;:&quot;5&quot;, &quot;homeTeam&quot;:&quot;Westwood Wanderers Hoops&quot;, &quot;awayTeam&quot;:&quot;&quot;}" calcext:value-type="string">
            <text:p>{"__v":0,"day":1,"dateTime":42480000,"duration":"10m","pitch":"3","competition":{"name":"U13", "section":"A Groups", "group":"2"},"tag":"5", "homeTeam":"Westwood Wanderers Hoops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7" table:formula="of:=FIRST_GAME_MS + ((DURATION_MS + GAME_GAP_MS) * ([.$B21]-1))" office:value-type="float" office:value="42480000" calcext:value-type="float">
            <text:p>4248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VLOOKUP(['2 x 7 KO P=2,4'.F21];TRANSLATED_TEAM_NAMES;['2 x 7 KO P=2,4'.$E21]+1)">
            <text:p/>
          </table:table-cell>
          <table:table-cell table:style-name="ce21" table:formula="of:=VLOOKUP(['2 x 7 KO P=2,4'.G21];TRANSLATED_TEAM_NAMES;['2 x 7 KO P=2,4'.$E21]+1)" office:value-type="string" office:string-value="Caversham Trents Blues" calcext:value-type="string">
            <text:p>Caversham Trents Blues</text:p>
          </table:table-cell>
          <table:table-cell table:style-name="ce22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2480000,&quot;duration&quot;:&quot;10m&quot;,&quot;pitch&quot;:&quot;4&quot;,&quot;competition&quot;:{&quot;name&quot;:&quot;U13&quot;, &quot;section&quot;:&quot;A Groups&quot;, &quot;group&quot;:&quot;2&quot;},&quot;tag&quot;:&quot;5&quot;, &quot;homeTeam&quot;:&quot;&quot;, &quot;awayTeam&quot;:&quot;Caversham Trents Blues&quot;}" calcext:value-type="string">
            <text:p>{"__v":0,"day":1,"dateTime":42480000,"duration":"10m","pitch":"4","competition":{"name":"U13", "section":"A Groups", "group":"2"},"tag":"5", "homeTeam":"", "awayTeam":"Caversham Trents Blue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17" table:formula="of:=FIRST_GAME_MS + ((DURATION_MS + GAME_GAP_MS) * ([.$B22]-1))" office:value-type="float" office:value="43200000" calcext:value-type="float">
            <text:p>4320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VLOOKUP(['2 x 7 KO P=2,4'.F22];TRANSLATED_TEAM_NAMES;['2 x 7 KO P=2,4'.$E22]+1)" office:value-type="string" office:string-value="Balham FC Eagles" calcext:value-type="string">
            <text:p>Balham FC Eagles</text:p>
          </table:table-cell>
          <table:table-cell table:style-name="ce21" table:formula="of:=VLOOKUP(['2 x 7 KO P=2,4'.G22];TRANSLATED_TEAM_NAMES;['2 x 7 KO P=2,4'.$E22]+1)" office:value-type="string" office:string-value="Caversham Trents" calcext:value-type="string">
            <text:p>Caversham Trents</text:p>
          </table:table-cell>
          <table:table-cell table:style-name="ce22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43200000,&quot;duration&quot;:&quot;10m&quot;,&quot;pitch&quot;:&quot;1&quot;,&quot;competition&quot;:{&quot;name&quot;:&quot;U13&quot;, &quot;section&quot;:&quot;A Groups&quot;, &quot;group&quot;:&quot;1&quot;},&quot;tag&quot;:&quot;6&quot;, &quot;homeTeam&quot;:&quot;Balham FC Eagles&quot;, &quot;awayTeam&quot;:&quot;Caversham Trents&quot;}" calcext:value-type="string">
            <text:p>{"__v":0,"day":1,"dateTime":43200000,"duration":"10m","pitch":"1","competition":{"name":"U13", "section":"A Groups", "group":"1"},"tag":"6", "homeTeam":"Balham FC Eagles", "awayTeam":"Caversham Trents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17" table:formula="of:=FIRST_GAME_MS + ((DURATION_MS + GAME_GAP_MS) * ([.$B23]-1))" office:value-type="float" office:value="43200000" calcext:value-type="float">
            <text:p>4320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VLOOKUP(['2 x 7 KO P=2,4'.F23];TRANSLATED_TEAM_NAMES;['2 x 7 KO P=2,4'.$E23]+1)">
            <text:p/>
          </table:table-cell>
          <table:table-cell table:style-name="ce21" table:formula="of:=VLOOKUP(['2 x 7 KO P=2,4'.G23];TRANSLATED_TEAM_NAMES;['2 x 7 KO P=2,4'.$E23]+1)" office:value-type="string" office:string-value="JS Cannons - Blue" calcext:value-type="string">
            <text:p>JS Cannons - Blue</text:p>
          </table:table-cell>
          <table:table-cell table:style-name="ce22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43200000,&quot;duration&quot;:&quot;10m&quot;,&quot;pitch&quot;:&quot;2&quot;,&quot;competition&quot;:{&quot;name&quot;:&quot;U13&quot;, &quot;section&quot;:&quot;A Groups&quot;, &quot;group&quot;:&quot;1&quot;},&quot;tag&quot;:&quot;6&quot;, &quot;homeTeam&quot;:&quot;&quot;, &quot;awayTeam&quot;:&quot;JS Cannons - Blue&quot;}" calcext:value-type="string">
            <text:p>{"__v":0,"day":1,"dateTime":43200000,"duration":"10m","pitch":"2","competition":{"name":"U13", "section":"A Groups", "group":"1"},"tag":"6", "homeTeam":"", "awayTeam":"JS Cannons - Blue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17" table:formula="of:=FIRST_GAME_MS + ((DURATION_MS + GAME_GAP_MS) * ([.$B24]-1))" office:value-type="float" office:value="43200000" calcext:value-type="float">
            <text:p>4320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VLOOKUP(['2 x 7 KO P=2,4'.F24];TRANSLATED_TEAM_NAMES;['2 x 7 KO P=2,4'.$E24]+1)" office:value-type="string" office:string-value="Balham FC Colts" calcext:value-type="string">
            <text:p>Balham FC Colts</text:p>
          </table:table-cell>
          <table:table-cell table:style-name="ce21" table:formula="of:=VLOOKUP(['2 x 7 KO P=2,4'.G24];TRANSLATED_TEAM_NAMES;['2 x 7 KO P=2,4'.$E24]+1)" office:value-type="string" office:string-value="Westwood Wanderers Hoops" calcext:value-type="string">
            <text:p>Westwood Wanderers Hoops</text:p>
          </table:table-cell>
          <table:table-cell table:style-name="ce22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43200000,&quot;duration&quot;:&quot;10m&quot;,&quot;pitch&quot;:&quot;3&quot;,&quot;competition&quot;:{&quot;name&quot;:&quot;U13&quot;, &quot;section&quot;:&quot;A Groups&quot;, &quot;group&quot;:&quot;2&quot;},&quot;tag&quot;:&quot;6&quot;, &quot;homeTeam&quot;:&quot;Balham FC Colts&quot;, &quot;awayTeam&quot;:&quot;Westwood Wanderers Hoops&quot;}" calcext:value-type="string">
            <text:p>{"__v":0,"day":1,"dateTime":43200000,"duration":"10m","pitch":"3","competition":{"name":"U13", "section":"A Groups", "group":"2"},"tag":"6", "homeTeam":"Balham FC Colts", "awayTeam":"Westwood Wanderers Hoop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7" table:formula="of:=FIRST_GAME_MS + ((DURATION_MS + GAME_GAP_MS) * ([.$B25]-1))" office:value-type="float" office:value="43200000" calcext:value-type="float">
            <text:p>4320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VLOOKUP(['2 x 7 KO P=2,4'.F25];TRANSLATED_TEAM_NAMES;['2 x 7 KO P=2,4'.$E25]+1)">
            <text:p/>
          </table:table-cell>
          <table:table-cell table:style-name="ce21" table:formula="of:=VLOOKUP(['2 x 7 KO P=2,4'.G25];TRANSLATED_TEAM_NAMES;['2 x 7 KO P=2,4'.$E25]+1)" office:value-type="string" office:string-value="Yateley Jaguars" calcext:value-type="string">
            <text:p>Yateley Jaguars</text:p>
          </table:table-cell>
          <table:table-cell table:style-name="ce22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43200000,&quot;duration&quot;:&quot;10m&quot;,&quot;pitch&quot;:&quot;4&quot;,&quot;competition&quot;:{&quot;name&quot;:&quot;U13&quot;, &quot;section&quot;:&quot;A Groups&quot;, &quot;group&quot;:&quot;2&quot;},&quot;tag&quot;:&quot;6&quot;, &quot;homeTeam&quot;:&quot;&quot;, &quot;awayTeam&quot;:&quot;Yateley Jaguars&quot;}" calcext:value-type="string">
            <text:p>{"__v":0,"day":1,"dateTime":43200000,"duration":"10m","pitch":"4","competition":{"name":"U13", "section":"A Groups", "group":"2"},"tag":"6", "homeTeam":"", "awayTeam":"Yateley Jaguars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7" table:formula="of:=FIRST_GAME_MS + ((DURATION_MS + GAME_GAP_MS) * ([.$B26]-1))" office:value-type="float" office:value="43920000" calcext:value-type="float">
            <text:p>4392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VLOOKUP(['2 x 7 KO P=2,4'.F26];TRANSLATED_TEAM_NAMES;['2 x 7 KO P=2,4'.$E26]+1)">
            <text:p/>
          </table:table-cell>
          <table:table-cell table:style-name="ce21" table:formula="of:=VLOOKUP(['2 x 7 KO P=2,4'.G26];TRANSLATED_TEAM_NAMES;['2 x 7 KO P=2,4'.$E26]+1)" office:value-type="string" office:string-value="Balham FC Eagles" calcext:value-type="string">
            <text:p>Balham FC Eagles</text:p>
          </table:table-cell>
          <table:table-cell table:style-name="ce22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43920000,&quot;duration&quot;:&quot;10m&quot;,&quot;pitch&quot;:&quot;1&quot;,&quot;competition&quot;:{&quot;name&quot;:&quot;U13&quot;, &quot;section&quot;:&quot;A Groups&quot;, &quot;group&quot;:&quot;1&quot;},&quot;tag&quot;:&quot;7&quot;, &quot;homeTeam&quot;:&quot;&quot;, &quot;awayTeam&quot;:&quot;Balham FC Eagles&quot;}" calcext:value-type="string">
            <text:p>{"__v":0,"day":1,"dateTime":43920000,"duration":"10m","pitch":"1","competition":{"name":"U13", "section":"A Groups", "group":"1"},"tag":"7", "homeTeam":"", "awayTeam":"Balham FC Eagles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17" table:formula="of:=FIRST_GAME_MS + ((DURATION_MS + GAME_GAP_MS) * ([.$B27]-1))" office:value-type="float" office:value="43920000" calcext:value-type="float">
            <text:p>4392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7 KO P=2,4'.F27];TRANSLATED_TEAM_NAMES;['2 x 7 KO P=2,4'.$E27]+1)">
            <text:p/>
          </table:table-cell>
          <table:table-cell table:style-name="ce21" table:formula="of:=VLOOKUP(['2 x 7 KO P=2,4'.G27];TRANSLATED_TEAM_NAMES;['2 x 7 KO P=2,4'.$E27]+1)">
            <text:p/>
          </table:table-cell>
          <table:table-cell table:style-name="ce22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43920000,&quot;duration&quot;:&quot;10m&quot;,&quot;pitch&quot;:&quot;2&quot;,&quot;competition&quot;:{&quot;name&quot;:&quot;U13&quot;, &quot;section&quot;:&quot;A Groups&quot;, &quot;group&quot;:&quot;1&quot;},&quot;tag&quot;:&quot;7&quot;, &quot;homeTeam&quot;:&quot;&quot;, &quot;awayTeam&quot;:&quot;&quot;}" calcext:value-type="string">
            <text:p>{"__v":0,"day":1,"dateTime":43920000,"duration":"10m","pitch":"2","competition":{"name":"U13", "section":"A Groups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17" table:formula="of:=FIRST_GAME_MS + ((DURATION_MS + GAME_GAP_MS) * ([.$B28]-1))" office:value-type="float" office:value="43920000" calcext:value-type="float">
            <text:p>4392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VLOOKUP(['2 x 7 KO P=2,4'.F28];TRANSLATED_TEAM_NAMES;['2 x 7 KO P=2,4'.$E28]+1)">
            <text:p/>
          </table:table-cell>
          <table:table-cell table:style-name="ce21" table:formula="of:=VLOOKUP(['2 x 7 KO P=2,4'.G28];TRANSLATED_TEAM_NAMES;['2 x 7 KO P=2,4'.$E28]+1)" office:value-type="string" office:string-value="Balham FC Colts" calcext:value-type="string">
            <text:p>Balham FC Colts</text:p>
          </table:table-cell>
          <table:table-cell table:style-name="ce22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43920000,&quot;duration&quot;:&quot;10m&quot;,&quot;pitch&quot;:&quot;3&quot;,&quot;competition&quot;:{&quot;name&quot;:&quot;U13&quot;, &quot;section&quot;:&quot;A Groups&quot;, &quot;group&quot;:&quot;2&quot;},&quot;tag&quot;:&quot;7&quot;, &quot;homeTeam&quot;:&quot;&quot;, &quot;awayTeam&quot;:&quot;Balham FC Colts&quot;}" calcext:value-type="string">
            <text:p>{"__v":0,"day":1,"dateTime":43920000,"duration":"10m","pitch":"3","competition":{"name":"U13", "section":"A Groups", "group":"2"},"tag":"7", "homeTeam":"", "awayTeam":"Balham FC Colts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17" table:formula="of:=FIRST_GAME_MS + ((DURATION_MS + GAME_GAP_MS) * ([.$B29]-1))" office:value-type="float" office:value="43920000" calcext:value-type="float">
            <text:p>4392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7 KO P=2,4'.F29];TRANSLATED_TEAM_NAMES;['2 x 7 KO P=2,4'.$E29]+1)">
            <text:p/>
          </table:table-cell>
          <table:table-cell table:style-name="ce21" table:formula="of:=VLOOKUP(['2 x 7 KO P=2,4'.G29];TRANSLATED_TEAM_NAMES;['2 x 7 KO P=2,4'.$E29]+1)">
            <text:p/>
          </table:table-cell>
          <table:table-cell table:style-name="ce22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43920000,&quot;duration&quot;:&quot;10m&quot;,&quot;pitch&quot;:&quot;4&quot;,&quot;competition&quot;:{&quot;name&quot;:&quot;U13&quot;, &quot;section&quot;:&quot;A Groups&quot;, &quot;group&quot;:&quot;2&quot;},&quot;tag&quot;:&quot;7&quot;, &quot;homeTeam&quot;:&quot;&quot;, &quot;awayTeam&quot;:&quot;&quot;}" calcext:value-type="string">
            <text:p>{"__v":0,"day":1,"dateTime":43920000,"duration":"10m","pitch":"4","competition":{"name":"U13", "section":"A Groups", "group":"2"},"tag":"7", "homeTeam":"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17" table:formula="of:=FIRST_GAME_MS + ((DURATION_MS + GAME_GAP_MS) * ([.$B30]-1))" office:value-type="float" office:value="44640000" calcext:value-type="float">
            <text:p>4464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7 KO P=2,4'.F30];TRANSLATED_TEAM_NAMES;['2 x 7 KO P=2,4'.$E30]+1)" office:value-type="string" office:string-value="Bracknell Town Youth FC - Red" calcext:value-type="string">
            <text:p>Bracknell Town Youth FC - Red</text:p>
          </table:table-cell>
          <table:table-cell table:style-name="ce21" table:formula="of:=VLOOKUP(['2 x 7 KO P=2,4'.G30];TRANSLATED_TEAM_NAMES;['2 x 7 KO P=2,4'.$E30]+1)">
            <text:p/>
          </table:table-cell>
          <table:table-cell table:style-name="ce22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44640000,&quot;duration&quot;:&quot;10m&quot;,&quot;pitch&quot;:&quot;1&quot;,&quot;competition&quot;:{&quot;name&quot;:&quot;U13&quot;, &quot;section&quot;:&quot;A Groups&quot;, &quot;group&quot;:&quot;1&quot;},&quot;tag&quot;:&quot;8&quot;, &quot;homeTeam&quot;:&quot;Bracknell Town Youth FC - Red&quot;, &quot;awayTeam&quot;:&quot;&quot;}" calcext:value-type="string">
            <text:p>{"__v":0,"day":1,"dateTime":44640000,"duration":"10m","pitch":"1","competition":{"name":"U13", "section":"A Groups", "group":"1"},"tag":"8", "homeTeam":"Bracknell Town Youth FC - Red", "awayTeam":"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17" table:formula="of:=FIRST_GAME_MS + ((DURATION_MS + GAME_GAP_MS) * ([.$B31]-1))" office:value-type="float" office:value="44640000" calcext:value-type="float">
            <text:p>4464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7 KO P=2,4'.F31];TRANSLATED_TEAM_NAMES;['2 x 7 KO P=2,4'.$E31]+1)" office:value-type="string" office:string-value="Caversham Trents" calcext:value-type="string">
            <text:p>Caversham Trents</text:p>
          </table:table-cell>
          <table:table-cell table:style-name="ce21" table:formula="of:=VLOOKUP(['2 x 7 KO P=2,4'.G31];TRANSLATED_TEAM_NAMES;['2 x 7 KO P=2,4'.$E31]+1)">
            <text:p/>
          </table:table-cell>
          <table:table-cell table:style-name="ce22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44640000,&quot;duration&quot;:&quot;10m&quot;,&quot;pitch&quot;:&quot;2&quot;,&quot;competition&quot;:{&quot;name&quot;:&quot;U13&quot;, &quot;section&quot;:&quot;A Groups&quot;, &quot;group&quot;:&quot;1&quot;},&quot;tag&quot;:&quot;8&quot;, &quot;homeTeam&quot;:&quot;Caversham Trents&quot;, &quot;awayTeam&quot;:&quot;&quot;}" calcext:value-type="string">
            <text:p>{"__v":0,"day":1,"dateTime":44640000,"duration":"10m","pitch":"2","competition":{"name":"U13", "section":"A Groups", "group":"1"},"tag":"8", "homeTeam":"Caversham Trents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17" table:formula="of:=FIRST_GAME_MS + ((DURATION_MS + GAME_GAP_MS) * ([.$B32]-1))" office:value-type="float" office:value="44640000" calcext:value-type="float">
            <text:p>4464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7 KO P=2,4'.F32];TRANSLATED_TEAM_NAMES;['2 x 7 KO P=2,4'.$E32]+1)" office:value-type="string" office:string-value="Caversham Trents Blues" calcext:value-type="string">
            <text:p>Caversham Trents Blues</text:p>
          </table:table-cell>
          <table:table-cell table:style-name="ce21" table:formula="of:=VLOOKUP(['2 x 7 KO P=2,4'.G32];TRANSLATED_TEAM_NAMES;['2 x 7 KO P=2,4'.$E32]+1)">
            <text:p/>
          </table:table-cell>
          <table:table-cell table:style-name="ce22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1,&quot;dateTime&quot;:44640000,&quot;duration&quot;:&quot;10m&quot;,&quot;pitch&quot;:&quot;3&quot;,&quot;competition&quot;:{&quot;name&quot;:&quot;U13&quot;, &quot;section&quot;:&quot;A Groups&quot;, &quot;group&quot;:&quot;2&quot;},&quot;tag&quot;:&quot;8&quot;, &quot;homeTeam&quot;:&quot;Caversham Trents Blues&quot;, &quot;awayTeam&quot;:&quot;&quot;}" calcext:value-type="string">
            <text:p>{"__v":0,"day":1,"dateTime":44640000,"duration":"10m","pitch":"3","competition":{"name":"U13", "section":"A Groups", "group":"2"},"tag":"8", "homeTeam":"Caversham Trents Blues", "awayTeam":"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7" table:formula="of:=FIRST_GAME_MS + ((DURATION_MS + GAME_GAP_MS) * ([.$B33]-1))" office:value-type="float" office:value="44640000" calcext:value-type="float">
            <text:p>4464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7 KO P=2,4'.F33];TRANSLATED_TEAM_NAMES;['2 x 7 KO P=2,4'.$E33]+1)" office:value-type="string" office:string-value="Westwood Wanderers Hoops" calcext:value-type="string">
            <text:p>Westwood Wanderers Hoops</text:p>
          </table:table-cell>
          <table:table-cell table:style-name="ce21" table:formula="of:=VLOOKUP(['2 x 7 KO P=2,4'.G33];TRANSLATED_TEAM_NAMES;['2 x 7 KO P=2,4'.$E33]+1)">
            <text:p/>
          </table:table-cell>
          <table:table-cell table:style-name="ce22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1,&quot;dateTime&quot;:44640000,&quot;duration&quot;:&quot;10m&quot;,&quot;pitch&quot;:&quot;4&quot;,&quot;competition&quot;:{&quot;name&quot;:&quot;U13&quot;, &quot;section&quot;:&quot;A Groups&quot;, &quot;group&quot;:&quot;2&quot;},&quot;tag&quot;:&quot;8&quot;, &quot;homeTeam&quot;:&quot;Westwood Wanderers Hoops&quot;, &quot;awayTeam&quot;:&quot;&quot;}" calcext:value-type="string">
            <text:p>{"__v":0,"day":1,"dateTime":44640000,"duration":"10m","pitch":"4","competition":{"name":"U13", "section":"A Groups", "group":"2"},"tag":"8", "homeTeam":"Westwood Wanderers Hoops", "awayTeam":"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17" table:formula="of:=FIRST_GAME_MS + ((DURATION_MS + GAME_GAP_MS) * ([.$B34]-1))" office:value-type="float" office:value="45360000" calcext:value-type="float">
            <text:p>4536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VLOOKUP(['2 x 7 KO P=2,4'.F34];TRANSLATED_TEAM_NAMES;['2 x 7 KO P=2,4'.$E34]+1)" office:value-type="string" office:string-value="JS Cannons - Blue" calcext:value-type="string">
            <text:p>JS Cannons - Blue</text:p>
          </table:table-cell>
          <table:table-cell table:style-name="ce21" table:formula="of:=VLOOKUP(['2 x 7 KO P=2,4'.G34];TRANSLATED_TEAM_NAMES;['2 x 7 KO P=2,4'.$E34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1,&quot;dateTime&quot;:45360000,&quot;duration&quot;:&quot;10m&quot;,&quot;pitch&quot;:&quot;1&quot;,&quot;competition&quot;:{&quot;name&quot;:&quot;U13&quot;, &quot;section&quot;:&quot;A Groups&quot;, &quot;group&quot;:&quot;1&quot;},&quot;tag&quot;:&quot;9&quot;, &quot;homeTeam&quot;:&quot;JS Cannons - Blue&quot;, &quot;awayTeam&quot;:&quot;Bracknell Town Youth FC - Red&quot;}" calcext:value-type="string">
            <text:p>{"__v":0,"day":1,"dateTime":45360000,"duration":"10m","pitch":"1","competition":{"name":"U13", "section":"A Groups", "group":"1"},"tag":"9", "homeTeam":"JS Cannons - Blue", "awayTeam":"Bracknell Town Youth FC - Red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17" table:formula="of:=FIRST_GAME_MS + ((DURATION_MS + GAME_GAP_MS) * ([.$B35]-1))" office:value-type="float" office:value="45360000" calcext:value-type="float">
            <text:p>4536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VLOOKUP(['2 x 7 KO P=2,4'.F35];TRANSLATED_TEAM_NAMES;['2 x 7 KO P=2,4'.$E35]+1)">
            <text:p/>
          </table:table-cell>
          <table:table-cell table:style-name="ce21" table:formula="of:=VLOOKUP(['2 x 7 KO P=2,4'.G35];TRANSLATED_TEAM_NAMES;['2 x 7 KO P=2,4'.$E35]+1)" office:value-type="string" office:string-value="Caversham Trents" calcext:value-type="string">
            <text:p>Caversham Trents</text:p>
          </table:table-cell>
          <table:table-cell table:style-name="ce22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1,&quot;dateTime&quot;:45360000,&quot;duration&quot;:&quot;10m&quot;,&quot;pitch&quot;:&quot;2&quot;,&quot;competition&quot;:{&quot;name&quot;:&quot;U13&quot;, &quot;section&quot;:&quot;A Groups&quot;, &quot;group&quot;:&quot;1&quot;},&quot;tag&quot;:&quot;9&quot;, &quot;homeTeam&quot;:&quot;&quot;, &quot;awayTeam&quot;:&quot;Caversham Trents&quot;}" calcext:value-type="string">
            <text:p>{"__v":0,"day":1,"dateTime":45360000,"duration":"10m","pitch":"2","competition":{"name":"U13", "section":"A Groups", "group":"1"},"tag":"9", "homeTeam":"", "awayTeam":"Caversham Trents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7" table:formula="of:=FIRST_GAME_MS + ((DURATION_MS + GAME_GAP_MS) * ([.$B36]-1))" office:value-type="float" office:value="45360000" calcext:value-type="float">
            <text:p>4536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VLOOKUP(['2 x 7 KO P=2,4'.F36];TRANSLATED_TEAM_NAMES;['2 x 7 KO P=2,4'.$E36]+1)" office:value-type="string" office:string-value="Yateley Jaguars" calcext:value-type="string">
            <text:p>Yateley Jaguars</text:p>
          </table:table-cell>
          <table:table-cell table:style-name="ce21" table:formula="of:=VLOOKUP(['2 x 7 KO P=2,4'.G36];TRANSLATED_TEAM_NAMES;['2 x 7 KO P=2,4'.$E36]+1)" office:value-type="string" office:string-value="Caversham Trents Blues" calcext:value-type="string">
            <text:p>Caversham Trents Blues</text:p>
          </table:table-cell>
          <table:table-cell table:style-name="ce22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1,&quot;dateTime&quot;:45360000,&quot;duration&quot;:&quot;10m&quot;,&quot;pitch&quot;:&quot;3&quot;,&quot;competition&quot;:{&quot;name&quot;:&quot;U13&quot;, &quot;section&quot;:&quot;A Groups&quot;, &quot;group&quot;:&quot;2&quot;},&quot;tag&quot;:&quot;9&quot;, &quot;homeTeam&quot;:&quot;Yateley Jaguars&quot;, &quot;awayTeam&quot;:&quot;Caversham Trents Blues&quot;}" calcext:value-type="string">
            <text:p>{"__v":0,"day":1,"dateTime":45360000,"duration":"10m","pitch":"3","competition":{"name":"U13", "section":"A Groups", "group":"2"},"tag":"9", "homeTeam":"Yateley Jaguars", "awayTeam":"Caversham Trents Blue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7" table:formula="of:=FIRST_GAME_MS + ((DURATION_MS + GAME_GAP_MS) * ([.$B37]-1))" office:value-type="float" office:value="45360000" calcext:value-type="float">
            <text:p>4536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VLOOKUP(['2 x 7 KO P=2,4'.F37];TRANSLATED_TEAM_NAMES;['2 x 7 KO P=2,4'.$E37]+1)">
            <text:p/>
          </table:table-cell>
          <table:table-cell table:style-name="ce21" table:formula="of:=VLOOKUP(['2 x 7 KO P=2,4'.G37];TRANSLATED_TEAM_NAMES;['2 x 7 KO P=2,4'.$E37]+1)" office:value-type="string" office:string-value="Westwood Wanderers Hoops" calcext:value-type="string">
            <text:p>Westwood Wanderers Hoops</text:p>
          </table:table-cell>
          <table:table-cell table:style-name="ce22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1,&quot;dateTime&quot;:45360000,&quot;duration&quot;:&quot;10m&quot;,&quot;pitch&quot;:&quot;4&quot;,&quot;competition&quot;:{&quot;name&quot;:&quot;U13&quot;, &quot;section&quot;:&quot;A Groups&quot;, &quot;group&quot;:&quot;2&quot;},&quot;tag&quot;:&quot;9&quot;, &quot;homeTeam&quot;:&quot;&quot;, &quot;awayTeam&quot;:&quot;Westwood Wanderers Hoops&quot;}" calcext:value-type="string">
            <text:p>{"__v":0,"day":1,"dateTime":45360000,"duration":"10m","pitch":"4","competition":{"name":"U13", "section":"A Groups", "group":"2"},"tag":"9", "homeTeam":"", "awayTeam":"Westwood Wanderers Hoops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17" table:formula="of:=FIRST_GAME_MS + ((DURATION_MS + GAME_GAP_MS) * ([.$B38]-1))" office:value-type="float" office:value="46080000" calcext:value-type="float">
            <text:p>4608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VLOOKUP(['2 x 7 KO P=2,4'.F38];TRANSLATED_TEAM_NAMES;['2 x 7 KO P=2,4'.$E38]+1)">
            <text:p/>
          </table:table-cell>
          <table:table-cell table:style-name="ce21" table:formula="of:=VLOOKUP(['2 x 7 KO P=2,4'.G38];TRANSLATED_TEAM_NAMES;['2 x 7 KO P=2,4'.$E38]+1)" office:value-type="string" office:string-value="JS Cannons - Blue" calcext:value-type="string">
            <text:p>JS Cannons - Blue</text:p>
          </table:table-cell>
          <table:table-cell table:style-name="ce22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1,&quot;dateTime&quot;:46080000,&quot;duration&quot;:&quot;10m&quot;,&quot;pitch&quot;:&quot;1&quot;,&quot;competition&quot;:{&quot;name&quot;:&quot;U13&quot;, &quot;section&quot;:&quot;A Groups&quot;, &quot;group&quot;:&quot;1&quot;},&quot;tag&quot;:&quot;10&quot;, &quot;homeTeam&quot;:&quot;&quot;, &quot;awayTeam&quot;:&quot;JS Cannons - Blue&quot;}" calcext:value-type="string">
            <text:p>{"__v":0,"day":1,"dateTime":46080000,"duration":"10m","pitch":"1","competition":{"name":"U13", "section":"A Groups", "group":"1"},"tag":"10", "homeTeam":"", "awayTeam":"JS Cannons - Blue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17" table:formula="of:=FIRST_GAME_MS + ((DURATION_MS + GAME_GAP_MS) * ([.$B39]-1))" office:value-type="float" office:value="46080000" calcext:value-type="float">
            <text:p>4608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7 KO P=2,4'.F39];TRANSLATED_TEAM_NAMES;['2 x 7 KO P=2,4'.$E39]+1)" office:value-type="string" office:string-value="Balham FC Eagles" calcext:value-type="string">
            <text:p>Balham FC Eagles</text:p>
          </table:table-cell>
          <table:table-cell table:style-name="ce21" table:formula="of:=VLOOKUP(['2 x 7 KO P=2,4'.G39];TRANSLATED_TEAM_NAMES;['2 x 7 KO P=2,4'.$E39]+1)">
            <text:p/>
          </table:table-cell>
          <table:table-cell table:style-name="ce22" table:formula="of:=IF(MOD([.$C39]; NUM_PITCHES)=0;INDEX(PITCHES;1;NUM_PITCHES);INDEX(PITCHES;1;MOD([.$C39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1,&quot;dateTime&quot;:46080000,&quot;duration&quot;:&quot;10m&quot;,&quot;pitch&quot;:&quot;2&quot;,&quot;competition&quot;:{&quot;name&quot;:&quot;U13&quot;, &quot;section&quot;:&quot;A Groups&quot;, &quot;group&quot;:&quot;1&quot;},&quot;tag&quot;:&quot;10&quot;, &quot;homeTeam&quot;:&quot;Balham FC Eagles&quot;, &quot;awayTeam&quot;:&quot;&quot;}" calcext:value-type="string">
            <text:p>{"__v":0,"day":1,"dateTime":46080000,"duration":"10m","pitch":"2","competition":{"name":"U13", "section":"A Groups", "group":"1"},"tag":"10", "homeTeam":"Balham FC Eagles", "awayTeam":"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17" table:formula="of:=FIRST_GAME_MS + ((DURATION_MS + GAME_GAP_MS) * ([.$B40]-1))" office:value-type="float" office:value="46080000" calcext:value-type="float">
            <text:p>4608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VLOOKUP(['2 x 7 KO P=2,4'.F40];TRANSLATED_TEAM_NAMES;['2 x 7 KO P=2,4'.$E40]+1)">
            <text:p/>
          </table:table-cell>
          <table:table-cell table:style-name="ce21" table:formula="of:=VLOOKUP(['2 x 7 KO P=2,4'.G40];TRANSLATED_TEAM_NAMES;['2 x 7 KO P=2,4'.$E40]+1)" office:value-type="string" office:string-value="Yateley Jaguars" calcext:value-type="string">
            <text:p>Yateley Jaguars</text:p>
          </table:table-cell>
          <table:table-cell table:style-name="ce22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1,&quot;dateTime&quot;:46080000,&quot;duration&quot;:&quot;10m&quot;,&quot;pitch&quot;:&quot;3&quot;,&quot;competition&quot;:{&quot;name&quot;:&quot;U13&quot;, &quot;section&quot;:&quot;A Groups&quot;, &quot;group&quot;:&quot;2&quot;},&quot;tag&quot;:&quot;10&quot;, &quot;homeTeam&quot;:&quot;&quot;, &quot;awayTeam&quot;:&quot;Yateley Jaguars&quot;}" calcext:value-type="string">
            <text:p>{"__v":0,"day":1,"dateTime":46080000,"duration":"10m","pitch":"3","competition":{"name":"U13", "section":"A Groups", "group":"2"},"tag":"10", "homeTeam":"", "awayTeam":"Yateley Jaguars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7" table:formula="of:=FIRST_GAME_MS + ((DURATION_MS + GAME_GAP_MS) * ([.$B41]-1))" office:value-type="float" office:value="46080000" calcext:value-type="float">
            <text:p>4608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7 KO P=2,4'.F41];TRANSLATED_TEAM_NAMES;['2 x 7 KO P=2,4'.$E41]+1)" office:value-type="string" office:string-value="Balham FC Colts" calcext:value-type="string">
            <text:p>Balham FC Colts</text:p>
          </table:table-cell>
          <table:table-cell table:style-name="ce21" table:formula="of:=VLOOKUP(['2 x 7 KO P=2,4'.G41];TRANSLATED_TEAM_NAMES;['2 x 7 KO P=2,4'.$E41]+1)">
            <text:p/>
          </table:table-cell>
          <table:table-cell table:style-name="ce22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1,&quot;dateTime&quot;:46080000,&quot;duration&quot;:&quot;10m&quot;,&quot;pitch&quot;:&quot;4&quot;,&quot;competition&quot;:{&quot;name&quot;:&quot;U13&quot;, &quot;section&quot;:&quot;A Groups&quot;, &quot;group&quot;:&quot;2&quot;},&quot;tag&quot;:&quot;10&quot;, &quot;homeTeam&quot;:&quot;Balham FC Colts&quot;, &quot;awayTeam&quot;:&quot;&quot;}" calcext:value-type="string">
            <text:p>{"__v":0,"day":1,"dateTime":46080000,"duration":"10m","pitch":"4","competition":{"name":"U13", "section":"A Groups", "group":"2"},"tag":"10", "homeTeam":"Balham FC Colts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17" table:formula="of:=FIRST_GAME_MS + ((DURATION_MS + GAME_GAP_MS) * ([.$B42]-1))" office:value-type="float" office:value="46800000" calcext:value-type="float">
            <text:p>4680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7 KO P=2,4'.F42];TRANSLATED_TEAM_NAMES;['2 x 7 KO P=2,4'.$E42]+1)" office:value-type="string" office:string-value="Bracknell Town Youth FC - Red" calcext:value-type="string">
            <text:p>Bracknell Town Youth FC - Red</text:p>
          </table:table-cell>
          <table:table-cell table:style-name="ce21" table:formula="of:=VLOOKUP(['2 x 7 KO P=2,4'.G42];TRANSLATED_TEAM_NAMES;['2 x 7 KO P=2,4'.$E42]+1)">
            <text:p/>
          </table:table-cell>
          <table:table-cell table:style-name="ce22" table:formula="of:=IF(MOD([.$C42]; NUM_PITCHES)=0;INDEX(PITCHES;1;NUM_PITCHES);INDEX(PITCHES;1;MOD([.$C4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1,&quot;dateTime&quot;:46800000,&quot;duration&quot;:&quot;10m&quot;,&quot;pitch&quot;:&quot;1&quot;,&quot;competition&quot;:{&quot;name&quot;:&quot;U13&quot;, &quot;section&quot;:&quot;A Groups&quot;, &quot;group&quot;:&quot;1&quot;},&quot;tag&quot;:&quot;11&quot;, &quot;homeTeam&quot;:&quot;Bracknell Town Youth FC - Red&quot;, &quot;awayTeam&quot;:&quot;&quot;}" calcext:value-type="string">
            <text:p>{"__v":0,"day":1,"dateTime":46800000,"duration":"10m","pitch":"1","competition":{"name":"U13", "section":"A Groups", "group":"1"},"tag":"11", "homeTeam":"Bracknell Town Youth FC - Red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17" table:formula="of:=FIRST_GAME_MS + ((DURATION_MS + GAME_GAP_MS) * ([.$B43]-1))" office:value-type="float" office:value="46800000" calcext:value-type="float">
            <text:p>4680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7 KO P=2,4'.F43];TRANSLATED_TEAM_NAMES;['2 x 7 KO P=2,4'.$E43]+1)" office:value-type="string" office:string-value="Caversham Trents Blues" calcext:value-type="string">
            <text:p>Caversham Trents Blues</text:p>
          </table:table-cell>
          <table:table-cell table:style-name="ce21" table:formula="of:=VLOOKUP(['2 x 7 KO P=2,4'.G43];TRANSLATED_TEAM_NAMES;['2 x 7 KO P=2,4'.$E43]+1)">
            <text:p/>
          </table:table-cell>
          <table:table-cell table:style-name="ce22" table:formula="of:=IF(MOD([.$C43]; NUM_PITCHES)=0;INDEX(PITCHES;1;NUM_PITCHES);INDEX(PITCHES;1;MOD([.$C4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1,&quot;dateTime&quot;:46800000,&quot;duration&quot;:&quot;10m&quot;,&quot;pitch&quot;:&quot;2&quot;,&quot;competition&quot;:{&quot;name&quot;:&quot;U13&quot;, &quot;section&quot;:&quot;A Groups&quot;, &quot;group&quot;:&quot;2&quot;},&quot;tag&quot;:&quot;11&quot;, &quot;homeTeam&quot;:&quot;Caversham Trents Blues&quot;, &quot;awayTeam&quot;:&quot;&quot;}" calcext:value-type="string">
            <text:p>{"__v":0,"day":1,"dateTime":46800000,"duration":"10m","pitch":"2","competition":{"name":"U13", "section":"A Groups", "group":"2"},"tag":"11", "homeTeam":"Caversham Trents Blues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4]&gt;[.$J43];[.B43];[.B43]+1)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17" table:formula="of:=FIRST_GAME_MS + ((DURATION_MS + GAME_GAP_MS) * ([.$B44]-1)) + SECTION_GAP_MS" office:value-type="float" office:value="48300000" calcext:value-type="float">
            <text:p>48300000</text:p>
          </table:table-cell>
          <table:table-cell table:formula="of:=AGE_GROUP_TRANSLATED&amp;&quot;_&quot;&amp;SECTION_TRANSLATED&amp;&quot;_QF1&quot;" office:value-type="string" office:string-value="U13_AGroups_QF1" calcext:value-type="string">
            <text:p>U13_AGroups_QF1</text:p>
          </table:table-cell>
          <table:table-cell table:style-name="ce19" table:formula="of:=AGE_GROUP_TRANSLATED&amp;&quot;_&quot;&amp;SECTION_TRANSLATED&amp;&quot;_G1_P1&quot;" office:value-type="string" office:string-value="U13_AGroups_G1_P1" calcext:value-type="string">
            <text:p>U13_AGroups_G1_P1</text:p>
          </table:table-cell>
          <table:table-cell table:style-name="ce19" table:formula="of:=AGE_GROUP_TRANSLATED&amp;&quot;_&quot;&amp;SECTION_TRANSLATED&amp;&quot;_G2_P4&quot;" office:value-type="string" office:string-value="U13_AGroups_G2_P4" calcext:value-type="string">
            <text:p>U13_AGroups_G2_P4</text:p>
          </table:table-cell>
          <table:table-cell table:style-name="ce18" office:value-type="string" calcext:value-type="string">
            <text:p>Winner Group 1</text:p>
          </table:table-cell>
          <table:table-cell table:style-name="ce21" office:value-type="string" calcext:value-type="string">
            <text:p>4<text:span text:style-name="T1">th</text:span> Group 2</text:p>
          </table:table-cell>
          <table:table-cell table:style-name="ce22" table:formula="of:=IF(MOD([.$C44]; NUM_PITCHES)=0;INDEX(PITCHES;1;NUM_PITCHES);INDEX(PITCHES;1;MOD([.$C4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, &quot;&quot;stage2Tag&quot;&quot;:&quot;&quot;&quot; &amp; [.E44] &amp; &quot;&quot;&quot;}&quot;" office:value-type="string" office:string-value="{&quot;__v&quot;:0,&quot;day&quot;:1,&quot;dateTime&quot;:48300000,&quot;duration&quot;:&quot;10m&quot;,&quot;pitch&quot;:&quot;1&quot;,&quot;competition&quot;:{&quot;name&quot;:&quot;U13&quot;, &quot;section&quot;:&quot;A Groups&quot;},&quot;tag&quot;:&quot;QF1&quot;, &quot;homeTeam&quot;:&quot;Winner Group 1&quot;, &quot;awayTeam&quot;:&quot;4th Group 2&quot;, &quot;homeTeamFrom&quot;:&quot;U13_AGroups_G1_P1&quot;, &quot;awayTeamFrom&quot;:&quot;U13_AGroups_G2_P4&quot;, &quot;stage2Tag&quot;:&quot;U13_AGroups_QF1&quot;}" calcext:value-type="string">
            <text:p>{"__v":0,"day":1,"dateTime":48300000,"duration":"10m","pitch":"1","competition":{"name":"U13", "section":"A Groups"},"tag":"QF1", "homeTeam":"Winner Group 1", "awayTeam":"4th Group 2", "homeTeamFrom":"U13_AGroups_G1_P1", "awayTeamFrom":"U13_AGroups_G2_P4", "stage2Tag":"U13_AGroups_QF1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2</text:p>
          </table:table-cell>
          <table:table-cell table:formula="of:=IF([.$J45]&gt;[.$J44];[.B44];[.B44]+1)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17" table:formula="of:=FIRST_GAME_MS + ((DURATION_MS + GAME_GAP_MS) * ([.$B45]-1)) + SECTION_GAP_MS" office:value-type="float" office:value="48300000" calcext:value-type="float">
            <text:p>48300000</text:p>
          </table:table-cell>
          <table:table-cell table:formula="of:=AGE_GROUP_TRANSLATED&amp;&quot;_&quot;&amp;SECTION_TRANSLATED&amp;&quot;_QF2&quot;" office:value-type="string" office:string-value="U13_AGroups_QF2" calcext:value-type="string">
            <text:p>U13_AGroups_QF2</text:p>
          </table:table-cell>
          <table:table-cell table:style-name="ce19" table:formula="of:=AGE_GROUP_TRANSLATED&amp;&quot;_&quot;&amp;SECTION_TRANSLATED&amp;&quot;_G1_P2&quot;" office:value-type="string" office:string-value="U13_AGroups_G1_P2" calcext:value-type="string">
            <text:p>U13_AGroups_G1_P2</text:p>
          </table:table-cell>
          <table:table-cell table:style-name="ce19" table:formula="of:=AGE_GROUP_TRANSLATED&amp;&quot;_&quot;&amp;SECTION_TRANSLATED&amp;&quot;_G2_P3&quot;" office:value-type="string" office:string-value="U13_AGroups_G2_P3" calcext:value-type="string">
            <text:p>U13_AGroups_G2_P3</text:p>
          </table:table-cell>
          <table:table-cell table:style-name="ce18" office:value-type="string" calcext:value-type="string">
            <text:p>2<text:span text:style-name="T1">nd</text:span> Group 1</text:p>
          </table:table-cell>
          <table:table-cell table:style-name="ce21" office:value-type="string" calcext:value-type="string">
            <text:p>3<text:span text:style-name="T1">rd</text:span> Group 2</text:p>
          </table:table-cell>
          <table:table-cell table:style-name="ce22" table:formula="of:=IF(MOD([.$C45]; NUM_PITCHES)=0;INDEX(PITCHES;1;NUM_PITCHES);INDEX(PITCHES;1;MOD([.$C45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, &quot;&quot;stage2Tag&quot;&quot;:&quot;&quot;&quot; &amp; [.E45] &amp; &quot;&quot;&quot;}&quot;" office:value-type="string" office:string-value="{&quot;__v&quot;:0,&quot;day&quot;:1,&quot;dateTime&quot;:48300000,&quot;duration&quot;:&quot;10m&quot;,&quot;pitch&quot;:&quot;2&quot;,&quot;competition&quot;:{&quot;name&quot;:&quot;U13&quot;, &quot;section&quot;:&quot;A Groups&quot;},&quot;tag&quot;:&quot;QF2&quot;, &quot;homeTeam&quot;:&quot;2nd Group 1&quot;, &quot;awayTeam&quot;:&quot;3rd Group 2&quot;, &quot;homeTeamFrom&quot;:&quot;U13_AGroups_G1_P2&quot;, &quot;awayTeamFrom&quot;:&quot;U13_AGroups_G2_P3&quot;, &quot;stage2Tag&quot;:&quot;U13_AGroups_QF2&quot;}" calcext:value-type="string">
            <text:p>{"__v":0,"day":1,"dateTime":48300000,"duration":"10m","pitch":"2","competition":{"name":"U13", "section":"A Groups"},"tag":"QF2", "homeTeam":"2nd Group 1", "awayTeam":"3rd Group 2", "homeTeamFrom":"U13_AGroups_G1_P2", "awayTeamFrom":"U13_AGroups_G2_P3", "stage2Tag":"U13_AGroups_QF2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3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17" table:formula="of:=FIRST_GAME_MS + ((DURATION_MS + GAME_GAP_MS) * ([.$B46]-1)) + SECTION_GAP_MS" office:value-type="float" office:value="48300000" calcext:value-type="float">
            <text:p>48300000</text:p>
          </table:table-cell>
          <table:table-cell table:formula="of:=AGE_GROUP_TRANSLATED&amp;&quot;_&quot;&amp;SECTION_TRANSLATED&amp;&quot;_QF3&quot;" office:value-type="string" office:string-value="U13_AGroups_QF3" calcext:value-type="string">
            <text:p>U13_AGroups_QF3</text:p>
          </table:table-cell>
          <table:table-cell table:style-name="ce19" table:formula="of:=AGE_GROUP_TRANSLATED&amp;&quot;_&quot;&amp;SECTION_TRANSLATED&amp;&quot;_G2_P1&quot;" office:value-type="string" office:string-value="U13_AGroups_G2_P1" calcext:value-type="string">
            <text:p>U13_AGroups_G2_P1</text:p>
          </table:table-cell>
          <table:table-cell table:style-name="ce19" table:formula="of:=AGE_GROUP_TRANSLATED&amp;&quot;_&quot;&amp;SECTION_TRANSLATED&amp;&quot;_G1_P4&quot;" office:value-type="string" office:string-value="U13_AGroups_G1_P4" calcext:value-type="string">
            <text:p>U13_AGroups_G1_P4</text:p>
          </table:table-cell>
          <table:table-cell table:style-name="ce18" office:value-type="string" calcext:value-type="string">
            <text:p>Winner Group 2</text:p>
          </table:table-cell>
          <table:table-cell table:style-name="ce21" office:value-type="string" calcext:value-type="string">
            <text:p>4<text:span text:style-name="T1">th</text:span> Group 1</text:p>
          </table:table-cell>
          <table:table-cell table:style-name="ce22" table:formula="of:=IF(MOD([.$C46]; NUM_PITCHES)=0;INDEX(PITCHES;1;NUM_PITCHES);INDEX(PITCHES;1;MOD([.$C46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, &quot;&quot;stage2Tag&quot;&quot;:&quot;&quot;&quot; &amp; [.E46] &amp; &quot;&quot;&quot;}&quot;" office:value-type="string" office:string-value="{&quot;__v&quot;:0,&quot;day&quot;:1,&quot;dateTime&quot;:48300000,&quot;duration&quot;:&quot;10m&quot;,&quot;pitch&quot;:&quot;3&quot;,&quot;competition&quot;:{&quot;name&quot;:&quot;U13&quot;, &quot;section&quot;:&quot;A Groups&quot;},&quot;tag&quot;:&quot;QF3&quot;, &quot;homeTeam&quot;:&quot;Winner Group 2&quot;, &quot;awayTeam&quot;:&quot;4th Group 1&quot;, &quot;homeTeamFrom&quot;:&quot;U13_AGroups_G2_P1&quot;, &quot;awayTeamFrom&quot;:&quot;U13_AGroups_G1_P4&quot;, &quot;stage2Tag&quot;:&quot;U13_AGroups_QF3&quot;}" calcext:value-type="string">
            <text:p>{"__v":0,"day":1,"dateTime":48300000,"duration":"10m","pitch":"3","competition":{"name":"U13", "section":"A Groups"},"tag":"QF3", "homeTeam":"Winner Group 2", "awayTeam":"4th Group 1", "homeTeamFrom":"U13_AGroups_G2_P1", "awayTeamFrom":"U13_AGroups_G1_P4", "stage2Tag":"U13_AGroup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17" table:formula="of:=FIRST_GAME_MS + ((DURATION_MS + GAME_GAP_MS) * ([.$B47]-1)) + SECTION_GAP_MS" office:value-type="float" office:value="48300000" calcext:value-type="float">
            <text:p>48300000</text:p>
          </table:table-cell>
          <table:table-cell table:formula="of:=AGE_GROUP_TRANSLATED&amp;&quot;_&quot;&amp;SECTION_TRANSLATED&amp;&quot;_QF4&quot;" office:value-type="string" office:string-value="U13_AGroups_QF4" calcext:value-type="string">
            <text:p>U13_AGroups_QF4</text:p>
          </table:table-cell>
          <table:table-cell table:style-name="ce19" table:formula="of:=AGE_GROUP_TRANSLATED&amp;&quot;_&quot;&amp;SECTION_TRANSLATED&amp;&quot;_G2_P2&quot;" office:value-type="string" office:string-value="U13_AGroups_G2_P2" calcext:value-type="string">
            <text:p>U13_AGroups_G2_P2</text:p>
          </table:table-cell>
          <table:table-cell table:style-name="ce19" table:formula="of:=AGE_GROUP_TRANSLATED&amp;&quot;_&quot;&amp;SECTION_TRANSLATED&amp;&quot;_G1_P3&quot;" office:value-type="string" office:string-value="U13_AGroups_G1_P3" calcext:value-type="string">
            <text:p>U13_AGroups_G1_P3</text:p>
          </table:table-cell>
          <table:table-cell table:style-name="ce18" office:value-type="string" calcext:value-type="string">
            <text:p>2<text:span text:style-name="T1">nd</text:span> Group 2</text:p>
          </table:table-cell>
          <table:table-cell table:style-name="ce21" office:value-type="string" calcext:value-type="string">
            <text:p>3<text:span text:style-name="T1">rd</text:span> Group 1</text:p>
          </table:table-cell>
          <table:table-cell table:style-name="ce22" table:formula="of:=IF(MOD([.$C47]; NUM_PITCHES)=0;INDEX(PITCHES;1;NUM_PITCHES);INDEX(PITCHES;1;MOD([.$C47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1,&quot;dateTime&quot;:48300000,&quot;duration&quot;:&quot;10m&quot;,&quot;pitch&quot;:&quot;4&quot;,&quot;competition&quot;:{&quot;name&quot;:&quot;U13&quot;, &quot;section&quot;:&quot;A Groups&quot;},&quot;tag&quot;:&quot;QF4&quot;, &quot;homeTeam&quot;:&quot;2nd Group 2&quot;, &quot;awayTeam&quot;:&quot;3rd Group 1&quot;, &quot;homeTeamFrom&quot;:&quot;U13_AGroups_G2_P2&quot;, &quot;awayTeamFrom&quot;:&quot;U13_AGroups_G1_P3&quot;, &quot;stage2Tag&quot;:&quot;U13_AGroups_QF4&quot;}" calcext:value-type="string">
            <text:p>{"__v":0,"day":1,"dateTime":48300000,"duration":"10m","pitch":"4","competition":{"name":"U13", "section":"A Groups"},"tag":"QF4", "homeTeam":"2nd Group 2", "awayTeam":"3rd Group 1", "homeTeamFrom":"U13_AGroups_G2_P2", "awayTeamFrom":"U13_AGroups_G1_P3", "stage2Tag":"U13_A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48]&gt;[.$J47];[.B47];[.B47]+1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17" table:formula="of:=FIRST_GAME_MS + ((DURATION_MS + GAME_GAP_MS) * ([.$B48]-1)) + SECTION_GAP_MS" office:value-type="float" office:value="49020000" calcext:value-type="float">
            <text:p>49020000</text:p>
          </table:table-cell>
          <table:table-cell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style-name="ce19" table:formula="of:=AGE_GROUP_TRANSLATED&amp;&quot;_&quot;&amp;SECTION_TRANSLATED&amp;&quot;_QF1&quot;" office:value-type="string" office:string-value="U13_AGroups_QF1" calcext:value-type="string">
            <text:p>U13_AGroups_QF1</text:p>
          </table:table-cell>
          <table:table-cell table:style-name="ce19" table:formula="of:=AGE_GROUP_TRANSLATED&amp;&quot;_&quot;&amp;SECTION_TRANSLATED&amp;&quot;_QF4&quot;" office:value-type="string" office:string-value="U13_AGroups_QF4" calcext:value-type="string">
            <text:p>U13_AGroups_QF4</text:p>
          </table:table-cell>
          <table:table-cell table:style-name="ce18" office:value-type="string" calcext:value-type="string">
            <text:p>Winner QF1</text:p>
          </table:table-cell>
          <table:table-cell table:style-name="ce21" office:value-type="string" calcext:value-type="string">
            <text:p>Winner QF4</text:p>
          </table:table-cell>
          <table:table-cell table:style-name="ce22" table:formula="of:=IF(MOD([.$C48]; NUM_PITCHES)=0;INDEX(PITCHES;1;NUM_PITCHES);INDEX(PITCHES;1;MOD([.$C48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1,&quot;dateTime&quot;:49020000,&quot;duration&quot;:&quot;10m&quot;,&quot;pitch&quot;:&quot;1&quot;,&quot;competition&quot;:{&quot;name&quot;:&quot;U13&quot;, &quot;section&quot;:&quot;A Groups&quot;},&quot;tag&quot;:&quot;SF1&quot;, &quot;homeTeam&quot;:&quot;Winner QF1&quot;, &quot;awayTeam&quot;:&quot;Winner QF4&quot;, &quot;homeTeamFrom&quot;:&quot;U13_AGroups_QF1&quot;, &quot;awayTeamFrom&quot;:&quot;U13_AGroups_QF4&quot;, &quot;stage2Tag&quot;:&quot;U13_AGroups_SF1&quot;}" calcext:value-type="string">
            <text:p>{"__v":0,"day":1,"dateTime":49020000,"duration":"10m","pitch":"1","competition":{"name":"U13", "section":"A Groups"},"tag":"SF1", "homeTeam":"Winner QF1", "awayTeam":"Winner QF4", "homeTeamFrom":"U13_AGroups_QF1", "awayTeamFrom":"U13_AGroups_QF4", "stage2Tag":"U13_A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49]&gt;[.$J48];[.B48];[.B48]+1)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17" table:formula="of:=FIRST_GAME_MS + ((DURATION_MS + GAME_GAP_MS) * ([.$B49]-1)) + SECTION_GAP_MS" office:value-type="float" office:value="49020000" calcext:value-type="float">
            <text:p>49020000</text:p>
          </table:table-cell>
          <table:table-cell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style-name="ce19" table:formula="of:=AGE_GROUP_TRANSLATED&amp;&quot;_&quot;&amp;SECTION_TRANSLATED&amp;&quot;_QF2&quot;" office:value-type="string" office:string-value="U13_AGroups_QF2" calcext:value-type="string">
            <text:p>U13_AGroups_QF2</text:p>
          </table:table-cell>
          <table:table-cell table:style-name="ce19" table:formula="of:=AGE_GROUP_TRANSLATED&amp;&quot;_&quot;&amp;SECTION_TRANSLATED&amp;&quot;_QF3&quot;" office:value-type="string" office:string-value="U13_AGroups_QF3" calcext:value-type="string">
            <text:p>U13_AGroups_QF3</text:p>
          </table:table-cell>
          <table:table-cell table:style-name="ce18" office:value-type="string" calcext:value-type="string">
            <text:p>Winner QF2</text:p>
          </table:table-cell>
          <table:table-cell table:style-name="ce21" office:value-type="string" calcext:value-type="string">
            <text:p>Winner QF3</text:p>
          </table:table-cell>
          <table:table-cell table:style-name="ce22" table:formula="of:=IF(MOD([.$C49]; NUM_PITCHES)=0;INDEX(PITCHES;1;NUM_PITCHES);INDEX(PITCHES;1;MOD([.$C49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1,&quot;dateTime&quot;:49020000,&quot;duration&quot;:&quot;10m&quot;,&quot;pitch&quot;:&quot;2&quot;,&quot;competition&quot;:{&quot;name&quot;:&quot;U13&quot;, &quot;section&quot;:&quot;A Groups&quot;},&quot;tag&quot;:&quot;SF2&quot;, &quot;homeTeam&quot;:&quot;Winner QF2&quot;, &quot;awayTeam&quot;:&quot;Winner QF3&quot;, &quot;homeTeamFrom&quot;:&quot;U13_AGroups_QF2&quot;, &quot;awayTeamFrom&quot;:&quot;U13_AGroups_QF3&quot;, &quot;stage2Tag&quot;:&quot;U13_AGroups_SF2&quot;}" calcext:value-type="string">
            <text:p>{"__v":0,"day":1,"dateTime":49020000,"duration":"10m","pitch":"2","competition":{"name":"U13", "section":"A Groups"},"tag":"SF2", "homeTeam":"Winner QF2", "awayTeam":"Winner QF3", "homeTeamFrom":"U13_AGroups_QF2", "awayTeamFrom":"U13_AGroups_QF3", "stage2Tag":"U13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0]&gt;[.$J49];[.B49];[.B49]+1)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7" table:formula="of:=FIRST_GAME_MS + ((DURATION_MS + GAME_GAP_MS) * ([.$B50]-1)) + SECTION_GAP_MS" office:value-type="float" office:value="49740000" calcext:value-type="float">
            <text:p>49740000</text:p>
          </table:table-cell>
          <table:table-cell table:formula="of:=AGE_GROUP_TRANSLATED&amp;&quot;_&quot;&amp;SECTION_TRANSLATED&amp;&quot;_FNL&quot;" office:value-type="string" office:string-value="U13_AGroups_FNL" calcext:value-type="string">
            <text:p>U13_AGroups_FNL</text:p>
          </table:table-cell>
          <table:table-cell table:style-name="ce19"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style-name="ce19"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style-name="ce18" office:value-type="string" calcext:value-type="string">
            <text:p>Winner SF1</text:p>
          </table:table-cell>
          <table:table-cell table:style-name="ce21" office:value-type="string" calcext:value-type="string">
            <text:p>Winner SF2</text:p>
          </table:table-cell>
          <table:table-cell table:style-name="ce22" table:formula="of:=IF(MOD([.$C50]; NUM_PITCHES)=0;INDEX(PITCHES;1;NUM_PITCHES);INDEX(PITCHES;1;MOD([.$C5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1,&quot;dateTime&quot;:49740000,&quot;duration&quot;:&quot;10m&quot;,&quot;pitch&quot;:&quot;1&quot;,&quot;competition&quot;:{&quot;name&quot;:&quot;U13&quot;, &quot;section&quot;:&quot;A Groups&quot;},&quot;tag&quot;:&quot;FNL&quot;, &quot;homeTeam&quot;:&quot;Winner SF1&quot;, &quot;awayTeam&quot;:&quot;Winner SF2&quot;, &quot;homeTeamFrom&quot;:&quot;U13_AGroups_SF1&quot;, &quot;awayTeamFrom&quot;:&quot;U13_AGroups_SF2&quot;, &quot;stage2Tag&quot;:&quot;U13_AGroups_FNL&quot;}" calcext:value-type="string">
            <text:p>{"__v":0,"day":1,"dateTime":49740000,"duration":"10m","pitch":"1","competition":{"name":"U13", "section":"A Groups"},"tag":"FNL", "homeTeam":"Winner SF1", "awayTeam":"Winner SF2", "homeTeamFrom":"U13_AGroups_SF1", "awayTeamFrom":"U13_AGroups_SF2", "stage2Tag":"U13_AGroups_FNL"}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8 KO P=4" table:style-name="ta1" table:print="false">
        <table:table-column table:style-name="co30" table:default-cell-style-name="ce17"/>
        <table:table-column table:style-name="co5" table:default-cell-style-name="ce17"/>
        <table:table-column table:style-name="co11" table:default-cell-style-name="ce17"/>
        <table:table-column table:style-name="co11" table:number-columns-repeated="2" table:default-cell-style-name="ce19"/>
        <table:table-column table:style-name="co32" table:default-cell-style-name="ce20"/>
        <table:table-column table:style-name="co32" table:default-cell-style-name="ce21"/>
        <table:table-column table:style-name="co32" table:default-cell-style-name="ce19"/>
        <table:table-column table:style-name="co32" table:default-cell-style-name="ce24"/>
        <table:table-column table:style-name="co3" table:number-columns-repeated="1015" table:default-cell-style-name="ce23"/>
        <table:table-row table:style-name="ro1">
          <table:table-cell table:style-name="ce25" office:value-type="string" calcext:value-type="string">
            <text:p>Tag</text:p>
          </table:table-cell>
          <table:table-cell table:style-name="ce25" office:value-type="string" calcext:value-type="string">
            <text:p>Game#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Group</text:p>
          </table:table-cell>
          <table:table-cell table:style-name="ce27" office:value-type="string" calcext:value-type="string">
            <text:p>Home</text:p>
          </table:table-cell>
          <table:table-cell table:style-name="ce27" office:value-type="string" calcext:value-type="string">
            <text:p>Away</text:p>
          </table:table-cell>
          <table:table-cell table:style-name="ce28" office:value-type="string" calcext:value-type="string">
            <text:p>Home</text:p>
          </table:table-cell>
          <table:table-cell table:style-name="ce29" office:value-type="string" calcext:value-type="string">
            <text:p>Away</text:p>
          </table:table-cell>
          <table:table-cell table:style-name="ce27" office:value-type="string" calcext:value-type="string">
            <text:p>Pitch</text:p>
          </table:table-cell>
          <table:table-cell table:style-name="ce30"/>
          <table:table-cell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table:formula="of:=FIRST_GAME_MS" office:value-type="float" office:value="39600000" calcext:value-type="float">
            <text:p>3960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VLOOKUP(['2 x 8 KO P=4'.F2];TRANSLATED_TEAM_NAMES;['2 x 8 KO P=4'.$E2]+1)" office:value-type="string" office:string-value="Balham FC Eagles" calcext:value-type="string">
            <text:p>Balham FC Eagles</text:p>
          </table:table-cell>
          <table:table-cell table:style-name="ce21" table:formula="of:=VLOOKUP(['2 x 8 KO P=4'.G2];TRANSLATED_TEAM_NAMES;['2 x 8 KO P=4'.$E2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39600000,&quot;duration&quot;:&quot;10m&quot;,&quot;pitch&quot;:&quot;1&quot;,&quot;competition&quot;:{&quot;name&quot;:&quot;U13&quot;, &quot;section&quot;:&quot;A Groups&quot;, &quot;group&quot;:&quot;1&quot;},&quot;tag&quot;:&quot;1&quot;, &quot;homeTeam&quot;:&quot;Balham FC Eagles&quot;, &quot;awayTeam&quot;:&quot;Bracknell Town Youth FC - Red&quot;}" calcext:value-type="string">
            <text:p>{"__v":0,"day":1,"dateTime":39600000,"duration":"10m","pitch":"1","competition":{"name":"U13", "section":"A Groups", "group":"1"},"tag":"1", "homeTeam":"Balham FC Eagles", "awayTeam":"Bracknell Town Youth FC - Red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" table:formula="of:=FIRST_GAME_MS + ((DURATION_MS + GAME_GAP_MS) * ([.$B3]-1))" office:value-type="float" office:value="39600000" calcext:value-type="float">
            <text:p>3960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VLOOKUP(['2 x 8 KO P=4'.F3];TRANSLATED_TEAM_NAMES;['2 x 8 KO P=4'.$E3]+1)" office:value-type="string" office:string-value="Caversham Trents" calcext:value-type="string">
            <text:p>Caversham Trents</text:p>
          </table:table-cell>
          <table:table-cell table:style-name="ce21" table:formula="of:=VLOOKUP(['2 x 8 KO P=4'.G3];TRANSLATED_TEAM_NAMES;['2 x 8 KO P=4'.$E3]+1)" office:value-type="string" office:string-value="JS Cannons - Blue" calcext:value-type="string">
            <text:p>JS Cannons - Blue</text:p>
          </table:table-cell>
          <table:table-cell table:style-name="ce22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39600000,&quot;duration&quot;:&quot;10m&quot;,&quot;pitch&quot;:&quot;2&quot;,&quot;competition&quot;:{&quot;name&quot;:&quot;U13&quot;, &quot;section&quot;:&quot;A Groups&quot;, &quot;group&quot;:&quot;1&quot;},&quot;tag&quot;:&quot;1&quot;, &quot;homeTeam&quot;:&quot;Caversham Trents&quot;, &quot;awayTeam&quot;:&quot;JS Cannons - Blue&quot;}" calcext:value-type="string">
            <text:p>{"__v":0,"day":1,"dateTime":39600000,"duration":"10m","pitch":"2","competition":{"name":"U13", "section":"A Groups", "group":"1"},"tag":"1", "homeTeam":"Caversham Trents", "awayTeam":"JS Cannons - Blue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7" table:formula="of:=FIRST_GAME_MS + ((DURATION_MS + GAME_GAP_MS) * ([.$B4]-1))" office:value-type="float" office:value="39600000" calcext:value-type="float">
            <text:p>3960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VLOOKUP(['2 x 8 KO P=4'.F4];TRANSLATED_TEAM_NAMES;['2 x 8 KO P=4'.$E4]+1)" office:value-type="string" office:string-value="Balham FC Colts" calcext:value-type="string">
            <text:p>Balham FC Colts</text:p>
          </table:table-cell>
          <table:table-cell table:style-name="ce21" table:formula="of:=VLOOKUP(['2 x 8 KO P=4'.G4];TRANSLATED_TEAM_NAMES;['2 x 8 KO P=4'.$E4]+1)" office:value-type="string" office:string-value="Caversham Trents Blues" calcext:value-type="string">
            <text:p>Caversham Trents Blues</text:p>
          </table:table-cell>
          <table:table-cell table:style-name="ce22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39600000,&quot;duration&quot;:&quot;10m&quot;,&quot;pitch&quot;:&quot;3&quot;,&quot;competition&quot;:{&quot;name&quot;:&quot;U13&quot;, &quot;section&quot;:&quot;A Groups&quot;, &quot;group&quot;:&quot;2&quot;},&quot;tag&quot;:&quot;1&quot;, &quot;homeTeam&quot;:&quot;Balham FC Colts&quot;, &quot;awayTeam&quot;:&quot;Caversham Trents Blues&quot;}" calcext:value-type="string">
            <text:p>{"__v":0,"day":1,"dateTime":39600000,"duration":"10m","pitch":"3","competition":{"name":"U13", "section":"A Groups", "group":"2"},"tag":"1", "homeTeam":"Balham FC Colts", "awayTeam":"Caversham Trents Blue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7" table:formula="of:=FIRST_GAME_MS + ((DURATION_MS + GAME_GAP_MS) * ([.$B5]-1))" office:value-type="float" office:value="39600000" calcext:value-type="float">
            <text:p>3960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VLOOKUP(['2 x 8 KO P=4'.F5];TRANSLATED_TEAM_NAMES;['2 x 8 KO P=4'.$E5]+1)" office:value-type="string" office:string-value="Westwood Wanderers Hoops" calcext:value-type="string">
            <text:p>Westwood Wanderers Hoops</text:p>
          </table:table-cell>
          <table:table-cell table:style-name="ce21" table:formula="of:=VLOOKUP(['2 x 8 KO P=4'.G5];TRANSLATED_TEAM_NAMES;['2 x 8 KO P=4'.$E5]+1)" office:value-type="string" office:string-value="Yateley Jaguars" calcext:value-type="string">
            <text:p>Yateley Jaguars</text:p>
          </table:table-cell>
          <table:table-cell table:style-name="ce22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39600000,&quot;duration&quot;:&quot;10m&quot;,&quot;pitch&quot;:&quot;4&quot;,&quot;competition&quot;:{&quot;name&quot;:&quot;U13&quot;, &quot;section&quot;:&quot;A Groups&quot;, &quot;group&quot;:&quot;2&quot;},&quot;tag&quot;:&quot;1&quot;, &quot;homeTeam&quot;:&quot;Westwood Wanderers Hoops&quot;, &quot;awayTeam&quot;:&quot;Yateley Jaguars&quot;}" calcext:value-type="string">
            <text:p>{"__v":0,"day":1,"dateTime":39600000,"duration":"10m","pitch":"4","competition":{"name":"U13", "section":"A Groups", "group":"2"},"tag":"1", "homeTeam":"Westwood Wanderers Hoops", "awayTeam":"Yateley Jaguars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7" table:formula="of:=FIRST_GAME_MS + ((DURATION_MS + GAME_GAP_MS) * ([.$B6]-1))" office:value-type="float" office:value="40320000" calcext:value-type="float">
            <text:p>4032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8 KO P=4'.F6];TRANSLATED_TEAM_NAMES;['2 x 8 KO P=4'.$E6]+1)">
            <text:p/>
          </table:table-cell>
          <table:table-cell table:style-name="ce21" table:formula="of:=VLOOKUP(['2 x 8 KO P=4'.G6];TRANSLATED_TEAM_NAMES;['2 x 8 KO P=4'.$E6]+1)">
            <text:p/>
          </table:table-cell>
          <table:table-cell table:style-name="ce22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0320000,&quot;duration&quot;:&quot;10m&quot;,&quot;pitch&quot;:&quot;1&quot;,&quot;competition&quot;:{&quot;name&quot;:&quot;U13&quot;, &quot;section&quot;:&quot;A Groups&quot;, &quot;group&quot;:&quot;1&quot;},&quot;tag&quot;:&quot;2&quot;, &quot;homeTeam&quot;:&quot;&quot;, &quot;awayTeam&quot;:&quot;&quot;}" calcext:value-type="string">
            <text:p>{"__v":0,"day":1,"dateTime":40320000,"duration":"10m","pitch":"1","competition":{"name":"U13", "section":"A Groups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7" table:formula="of:=FIRST_GAME_MS + ((DURATION_MS + GAME_GAP_MS) * ([.$B7]-1))" office:value-type="float" office:value="40320000" calcext:value-type="float">
            <text:p>4032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20" table:formula="of:=VLOOKUP(['2 x 8 KO P=4'.F7];TRANSLATED_TEAM_NAMES;['2 x 8 KO P=4'.$E7]+1)">
            <text:p/>
          </table:table-cell>
          <table:table-cell table:style-name="ce21" table:formula="of:=VLOOKUP(['2 x 8 KO P=4'.G7];TRANSLATED_TEAM_NAMES;['2 x 8 KO P=4'.$E7]+1)">
            <text:p/>
          </table:table-cell>
          <table:table-cell table:style-name="ce22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0320000,&quot;duration&quot;:&quot;10m&quot;,&quot;pitch&quot;:&quot;2&quot;,&quot;competition&quot;:{&quot;name&quot;:&quot;U13&quot;, &quot;section&quot;:&quot;A Groups&quot;, &quot;group&quot;:&quot;1&quot;},&quot;tag&quot;:&quot;2&quot;, &quot;homeTeam&quot;:&quot;&quot;, &quot;awayTeam&quot;:&quot;&quot;}" calcext:value-type="string">
            <text:p>{"__v":0,"day":1,"dateTime":40320000,"duration":"10m","pitch":"2","competition":{"name":"U13", "section":"A Groups", "group":"1"},"tag":"2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7" table:formula="of:=FIRST_GAME_MS + ((DURATION_MS + GAME_GAP_MS) * ([.$B8]-1))" office:value-type="float" office:value="40320000" calcext:value-type="float">
            <text:p>4032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8 KO P=4'.F8];TRANSLATED_TEAM_NAMES;['2 x 8 KO P=4'.$E8]+1)">
            <text:p/>
          </table:table-cell>
          <table:table-cell table:style-name="ce21" table:formula="of:=VLOOKUP(['2 x 8 KO P=4'.G8];TRANSLATED_TEAM_NAMES;['2 x 8 KO P=4'.$E8]+1)">
            <text:p/>
          </table:table-cell>
          <table:table-cell table:style-name="ce22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0320000,&quot;duration&quot;:&quot;10m&quot;,&quot;pitch&quot;:&quot;3&quot;,&quot;competition&quot;:{&quot;name&quot;:&quot;U13&quot;, &quot;section&quot;:&quot;A Groups&quot;, &quot;group&quot;:&quot;2&quot;},&quot;tag&quot;:&quot;2&quot;, &quot;homeTeam&quot;:&quot;&quot;, &quot;awayTeam&quot;:&quot;&quot;}" calcext:value-type="string">
            <text:p>{"__v":0,"day":1,"dateTime":40320000,"duration":"10m","pitch":"3","competition":{"name":"U13", "section":"A Groups", "group":"2"},"tag":"2", "homeTeam":"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7" table:formula="of:=FIRST_GAME_MS + ((DURATION_MS + GAME_GAP_MS) * ([.$B9]-1))" office:value-type="float" office:value="40320000" calcext:value-type="float">
            <text:p>4032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20" table:formula="of:=VLOOKUP(['2 x 8 KO P=4'.F9];TRANSLATED_TEAM_NAMES;['2 x 8 KO P=4'.$E9]+1)">
            <text:p/>
          </table:table-cell>
          <table:table-cell table:style-name="ce21" table:formula="of:=VLOOKUP(['2 x 8 KO P=4'.G9];TRANSLATED_TEAM_NAMES;['2 x 8 KO P=4'.$E9]+1)">
            <text:p/>
          </table:table-cell>
          <table:table-cell table:style-name="ce22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0320000,&quot;duration&quot;:&quot;10m&quot;,&quot;pitch&quot;:&quot;4&quot;,&quot;competition&quot;:{&quot;name&quot;:&quot;U13&quot;, &quot;section&quot;:&quot;A Groups&quot;, &quot;group&quot;:&quot;2&quot;},&quot;tag&quot;:&quot;2&quot;, &quot;homeTeam&quot;:&quot;&quot;, &quot;awayTeam&quot;:&quot;&quot;}" calcext:value-type="string">
            <text:p>{"__v":0,"day":1,"dateTime":40320000,"duration":"10m","pitch":"4","competition":{"name":"U13", "section":"A Groups", "group":"2"},"tag":"2", "homeTeam":"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7" table:formula="of:=FIRST_GAME_MS + ((DURATION_MS + GAME_GAP_MS) * ([.$B10]-1))" office:value-type="float" office:value="41040000" calcext:value-type="float">
            <text:p>4104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8 KO P=4'.F10];TRANSLATED_TEAM_NAMES;['2 x 8 KO P=4'.$E10]+1)" office:value-type="string" office:string-value="JS Cannons - Blue" calcext:value-type="string">
            <text:p>JS Cannons - Blue</text:p>
          </table:table-cell>
          <table:table-cell table:style-name="ce21" table:formula="of:=VLOOKUP(['2 x 8 KO P=4'.G10];TRANSLATED_TEAM_NAMES;['2 x 8 KO P=4'.$E10]+1)">
            <text:p/>
          </table:table-cell>
          <table:table-cell table:style-name="ce22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1040000,&quot;duration&quot;:&quot;10m&quot;,&quot;pitch&quot;:&quot;1&quot;,&quot;competition&quot;:{&quot;name&quot;:&quot;U13&quot;, &quot;section&quot;:&quot;A Groups&quot;, &quot;group&quot;:&quot;1&quot;},&quot;tag&quot;:&quot;3&quot;, &quot;homeTeam&quot;:&quot;JS Cannons - Blue&quot;, &quot;awayTeam&quot;:&quot;&quot;}" calcext:value-type="string">
            <text:p>{"__v":0,"day":1,"dateTime":41040000,"duration":"10m","pitch":"1","competition":{"name":"U13", "section":"A Groups", "group":"1"},"tag":"3", "homeTeam":"JS Cannons - Blue", "awayTeam":"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" table:formula="of:=FIRST_GAME_MS + ((DURATION_MS + GAME_GAP_MS) * ([.$B11]-1))" office:value-type="float" office:value="41040000" calcext:value-type="float">
            <text:p>4104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VLOOKUP(['2 x 8 KO P=4'.F11];TRANSLATED_TEAM_NAMES;['2 x 8 KO P=4'.$E11]+1)">
            <text:p/>
          </table:table-cell>
          <table:table-cell table:style-name="ce21" table:formula="of:=VLOOKUP(['2 x 8 KO P=4'.G11];TRANSLATED_TEAM_NAMES;['2 x 8 KO P=4'.$E11]+1)" office:value-type="string" office:string-value="Balham FC Eagles" calcext:value-type="string">
            <text:p>Balham FC Eagles</text:p>
          </table:table-cell>
          <table:table-cell table:style-name="ce22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1040000,&quot;duration&quot;:&quot;10m&quot;,&quot;pitch&quot;:&quot;2&quot;,&quot;competition&quot;:{&quot;name&quot;:&quot;U13&quot;, &quot;section&quot;:&quot;A Groups&quot;, &quot;group&quot;:&quot;1&quot;},&quot;tag&quot;:&quot;3&quot;, &quot;homeTeam&quot;:&quot;&quot;, &quot;awayTeam&quot;:&quot;Balham FC Eagles&quot;}" calcext:value-type="string">
            <text:p>{"__v":0,"day":1,"dateTime":41040000,"duration":"10m","pitch":"2","competition":{"name":"U13", "section":"A Groups", "group":"1"},"tag":"3", "homeTeam":"", "awayTeam":"Balham FC Eagles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7" table:formula="of:=FIRST_GAME_MS + ((DURATION_MS + GAME_GAP_MS) * ([.$B12]-1))" office:value-type="float" office:value="41040000" calcext:value-type="float">
            <text:p>4104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8 KO P=4'.F12];TRANSLATED_TEAM_NAMES;['2 x 8 KO P=4'.$E12]+1)" office:value-type="string" office:string-value="Yateley Jaguars" calcext:value-type="string">
            <text:p>Yateley Jaguars</text:p>
          </table:table-cell>
          <table:table-cell table:style-name="ce21" table:formula="of:=VLOOKUP(['2 x 8 KO P=4'.G12];TRANSLATED_TEAM_NAMES;['2 x 8 KO P=4'.$E12]+1)">
            <text:p/>
          </table:table-cell>
          <table:table-cell table:style-name="ce22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1040000,&quot;duration&quot;:&quot;10m&quot;,&quot;pitch&quot;:&quot;3&quot;,&quot;competition&quot;:{&quot;name&quot;:&quot;U13&quot;, &quot;section&quot;:&quot;A Groups&quot;, &quot;group&quot;:&quot;2&quot;},&quot;tag&quot;:&quot;3&quot;, &quot;homeTeam&quot;:&quot;Yateley Jaguars&quot;, &quot;awayTeam&quot;:&quot;&quot;}" calcext:value-type="string">
            <text:p>{"__v":0,"day":1,"dateTime":41040000,"duration":"10m","pitch":"3","competition":{"name":"U13", "section":"A Groups", "group":"2"},"tag":"3", "homeTeam":"Yateley Jaguars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7" table:formula="of:=FIRST_GAME_MS + ((DURATION_MS + GAME_GAP_MS) * ([.$B13]-1))" office:value-type="float" office:value="41040000" calcext:value-type="float">
            <text:p>4104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VLOOKUP(['2 x 8 KO P=4'.F13];TRANSLATED_TEAM_NAMES;['2 x 8 KO P=4'.$E13]+1)">
            <text:p/>
          </table:table-cell>
          <table:table-cell table:style-name="ce21" table:formula="of:=VLOOKUP(['2 x 8 KO P=4'.G13];TRANSLATED_TEAM_NAMES;['2 x 8 KO P=4'.$E13]+1)" office:value-type="string" office:string-value="Balham FC Colts" calcext:value-type="string">
            <text:p>Balham FC Colts</text:p>
          </table:table-cell>
          <table:table-cell table:style-name="ce22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1040000,&quot;duration&quot;:&quot;10m&quot;,&quot;pitch&quot;:&quot;4&quot;,&quot;competition&quot;:{&quot;name&quot;:&quot;U13&quot;, &quot;section&quot;:&quot;A Groups&quot;, &quot;group&quot;:&quot;2&quot;},&quot;tag&quot;:&quot;3&quot;, &quot;homeTeam&quot;:&quot;&quot;, &quot;awayTeam&quot;:&quot;Balham FC Colts&quot;}" calcext:value-type="string">
            <text:p>{"__v":0,"day":1,"dateTime":41040000,"duration":"10m","pitch":"4","competition":{"name":"U13", "section":"A Groups", "group":"2"},"tag":"3", "homeTeam":"", "awayTeam":"Balham FC Colts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7" table:formula="of:=FIRST_GAME_MS + ((DURATION_MS + GAME_GAP_MS) * ([.$B14]-1))" office:value-type="float" office:value="41760000" calcext:value-type="float">
            <text:p>4176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8 KO P=4'.F14];TRANSLATED_TEAM_NAMES;['2 x 8 KO P=4'.$E14]+1)">
            <text:p/>
          </table:table-cell>
          <table:table-cell table:style-name="ce21" table:formula="of:=VLOOKUP(['2 x 8 KO P=4'.G14];TRANSLATED_TEAM_NAMES;['2 x 8 KO P=4'.$E14]+1)">
            <text:p/>
          </table:table-cell>
          <table:table-cell table:style-name="ce22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1760000,&quot;duration&quot;:&quot;10m&quot;,&quot;pitch&quot;:&quot;1&quot;,&quot;competition&quot;:{&quot;name&quot;:&quot;U13&quot;, &quot;section&quot;:&quot;A Groups&quot;, &quot;group&quot;:&quot;1&quot;},&quot;tag&quot;:&quot;4&quot;, &quot;homeTeam&quot;:&quot;&quot;, &quot;awayTeam&quot;:&quot;&quot;}" calcext:value-type="string">
            <text:p>{"__v":0,"day":1,"dateTime":41760000,"duration":"10m","pitch":"1","competition":{"name":"U13", "section":"A Groups", "group":"1"},"tag":"4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7" table:formula="of:=FIRST_GAME_MS + ((DURATION_MS + GAME_GAP_MS) * ([.$B15]-1))" office:value-type="float" office:value="41760000" calcext:value-type="float">
            <text:p>4176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VLOOKUP(['2 x 8 KO P=4'.F15];TRANSLATED_TEAM_NAMES;['2 x 8 KO P=4'.$E15]+1)" office:value-type="string" office:string-value="Bracknell Town Youth FC - Red" calcext:value-type="string">
            <text:p>Bracknell Town Youth FC - Red</text:p>
          </table:table-cell>
          <table:table-cell table:style-name="ce21" table:formula="of:=VLOOKUP(['2 x 8 KO P=4'.G15];TRANSLATED_TEAM_NAMES;['2 x 8 KO P=4'.$E15]+1)" office:value-type="string" office:string-value="Caversham Trents" calcext:value-type="string">
            <text:p>Caversham Trents</text:p>
          </table:table-cell>
          <table:table-cell table:style-name="ce22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1760000,&quot;duration&quot;:&quot;10m&quot;,&quot;pitch&quot;:&quot;2&quot;,&quot;competition&quot;:{&quot;name&quot;:&quot;U13&quot;, &quot;section&quot;:&quot;A Groups&quot;, &quot;group&quot;:&quot;1&quot;},&quot;tag&quot;:&quot;4&quot;, &quot;homeTeam&quot;:&quot;Bracknell Town Youth FC - Red&quot;, &quot;awayTeam&quot;:&quot;Caversham Trents&quot;}" calcext:value-type="string">
            <text:p>{"__v":0,"day":1,"dateTime":41760000,"duration":"10m","pitch":"2","competition":{"name":"U13", "section":"A Groups", "group":"1"},"tag":"4", "homeTeam":"Bracknell Town Youth FC - Red", "awayTeam":"Caversham Trents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7" table:formula="of:=FIRST_GAME_MS + ((DURATION_MS + GAME_GAP_MS) * ([.$B16]-1))" office:value-type="float" office:value="41760000" calcext:value-type="float">
            <text:p>4176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8 KO P=4'.F16];TRANSLATED_TEAM_NAMES;['2 x 8 KO P=4'.$E16]+1)">
            <text:p/>
          </table:table-cell>
          <table:table-cell table:style-name="ce21" table:formula="of:=VLOOKUP(['2 x 8 KO P=4'.G16];TRANSLATED_TEAM_NAMES;['2 x 8 KO P=4'.$E16]+1)">
            <text:p/>
          </table:table-cell>
          <table:table-cell table:style-name="ce22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1760000,&quot;duration&quot;:&quot;10m&quot;,&quot;pitch&quot;:&quot;3&quot;,&quot;competition&quot;:{&quot;name&quot;:&quot;U13&quot;, &quot;section&quot;:&quot;A Groups&quot;, &quot;group&quot;:&quot;2&quot;},&quot;tag&quot;:&quot;4&quot;, &quot;homeTeam&quot;:&quot;&quot;, &quot;awayTeam&quot;:&quot;&quot;}" calcext:value-type="string">
            <text:p>{"__v":0,"day":1,"dateTime":41760000,"duration":"10m","pitch":"3","competition":{"name":"U13", "section":"A Groups", "group":"2"},"tag":"4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7" table:formula="of:=FIRST_GAME_MS + ((DURATION_MS + GAME_GAP_MS) * ([.$B17]-1))" office:value-type="float" office:value="41760000" calcext:value-type="float">
            <text:p>4176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VLOOKUP(['2 x 8 KO P=4'.F17];TRANSLATED_TEAM_NAMES;['2 x 8 KO P=4'.$E17]+1)" office:value-type="string" office:string-value="Caversham Trents Blues" calcext:value-type="string">
            <text:p>Caversham Trents Blues</text:p>
          </table:table-cell>
          <table:table-cell table:style-name="ce21" table:formula="of:=VLOOKUP(['2 x 8 KO P=4'.G17];TRANSLATED_TEAM_NAMES;['2 x 8 KO P=4'.$E17]+1)" office:value-type="string" office:string-value="Westwood Wanderers Hoops" calcext:value-type="string">
            <text:p>Westwood Wanderers Hoops</text:p>
          </table:table-cell>
          <table:table-cell table:style-name="ce22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1760000,&quot;duration&quot;:&quot;10m&quot;,&quot;pitch&quot;:&quot;4&quot;,&quot;competition&quot;:{&quot;name&quot;:&quot;U13&quot;, &quot;section&quot;:&quot;A Groups&quot;, &quot;group&quot;:&quot;2&quot;},&quot;tag&quot;:&quot;4&quot;, &quot;homeTeam&quot;:&quot;Caversham Trents Blues&quot;, &quot;awayTeam&quot;:&quot;Westwood Wanderers Hoops&quot;}" calcext:value-type="string">
            <text:p>{"__v":0,"day":1,"dateTime":41760000,"duration":"10m","pitch":"4","competition":{"name":"U13", "section":"A Groups", "group":"2"},"tag":"4", "homeTeam":"Caversham Trents Blues", "awayTeam":"Westwood Wanderers Hoops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7" table:formula="of:=FIRST_GAME_MS + ((DURATION_MS + GAME_GAP_MS) * ([.$B18]-1))" office:value-type="float" office:value="42480000" calcext:value-type="float">
            <text:p>4248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8 KO P=4'.F18];TRANSLATED_TEAM_NAMES;['2 x 8 KO P=4'.$E18]+1)">
            <text:p/>
          </table:table-cell>
          <table:table-cell table:style-name="ce21" table:formula="of:=VLOOKUP(['2 x 8 KO P=4'.G18];TRANSLATED_TEAM_NAMES;['2 x 8 KO P=4'.$E18]+1)">
            <text:p/>
          </table:table-cell>
          <table:table-cell table:style-name="ce22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2480000,&quot;duration&quot;:&quot;10m&quot;,&quot;pitch&quot;:&quot;1&quot;,&quot;competition&quot;:{&quot;name&quot;:&quot;U13&quot;, &quot;section&quot;:&quot;A Groups&quot;, &quot;group&quot;:&quot;1&quot;},&quot;tag&quot;:&quot;5&quot;, &quot;homeTeam&quot;:&quot;&quot;, &quot;awayTeam&quot;:&quot;&quot;}" calcext:value-type="string">
            <text:p>{"__v":0,"day":1,"dateTime":42480000,"duration":"10m","pitch":"1","competition":{"name":"U13", "section":"A Groups", "group":"1"},"tag":"5", "homeTeam":"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7" table:formula="of:=FIRST_GAME_MS + ((DURATION_MS + GAME_GAP_MS) * ([.$B19]-1))" office:value-type="float" office:value="42480000" calcext:value-type="float">
            <text:p>4248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VLOOKUP(['2 x 8 KO P=4'.F19];TRANSLATED_TEAM_NAMES;['2 x 8 KO P=4'.$E19]+1)" office:value-type="string" office:string-value="Balham FC Eagles" calcext:value-type="string">
            <text:p>Balham FC Eagles</text:p>
          </table:table-cell>
          <table:table-cell table:style-name="ce21" table:formula="of:=VLOOKUP(['2 x 8 KO P=4'.G19];TRANSLATED_TEAM_NAMES;['2 x 8 KO P=4'.$E19]+1)" office:value-type="string" office:string-value="Caversham Trents" calcext:value-type="string">
            <text:p>Caversham Trents</text:p>
          </table:table-cell>
          <table:table-cell table:style-name="ce22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2480000,&quot;duration&quot;:&quot;10m&quot;,&quot;pitch&quot;:&quot;2&quot;,&quot;competition&quot;:{&quot;name&quot;:&quot;U13&quot;, &quot;section&quot;:&quot;A Groups&quot;, &quot;group&quot;:&quot;1&quot;},&quot;tag&quot;:&quot;5&quot;, &quot;homeTeam&quot;:&quot;Balham FC Eagles&quot;, &quot;awayTeam&quot;:&quot;Caversham Trents&quot;}" calcext:value-type="string">
            <text:p>{"__v":0,"day":1,"dateTime":42480000,"duration":"10m","pitch":"2","competition":{"name":"U13", "section":"A Groups", "group":"1"},"tag":"5", "homeTeam":"Balham FC Eagles", "awayTeam":"Caversham Trent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7" table:formula="of:=FIRST_GAME_MS + ((DURATION_MS + GAME_GAP_MS) * ([.$B20]-1))" office:value-type="float" office:value="42480000" calcext:value-type="float">
            <text:p>4248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8 KO P=4'.F20];TRANSLATED_TEAM_NAMES;['2 x 8 KO P=4'.$E20]+1)">
            <text:p/>
          </table:table-cell>
          <table:table-cell table:style-name="ce21" table:formula="of:=VLOOKUP(['2 x 8 KO P=4'.G20];TRANSLATED_TEAM_NAMES;['2 x 8 KO P=4'.$E20]+1)">
            <text:p/>
          </table:table-cell>
          <table:table-cell table:style-name="ce22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2480000,&quot;duration&quot;:&quot;10m&quot;,&quot;pitch&quot;:&quot;3&quot;,&quot;competition&quot;:{&quot;name&quot;:&quot;U13&quot;, &quot;section&quot;:&quot;A Groups&quot;, &quot;group&quot;:&quot;2&quot;},&quot;tag&quot;:&quot;5&quot;, &quot;homeTeam&quot;:&quot;&quot;, &quot;awayTeam&quot;:&quot;&quot;}" calcext:value-type="string">
            <text:p>{"__v":0,"day":1,"dateTime":42480000,"duration":"10m","pitch":"3","competition":{"name":"U13", "section":"A Groups", "group":"2"},"tag":"5", "homeTeam":"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7" table:formula="of:=FIRST_GAME_MS + ((DURATION_MS + GAME_GAP_MS) * ([.$B21]-1))" office:value-type="float" office:value="42480000" calcext:value-type="float">
            <text:p>4248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VLOOKUP(['2 x 8 KO P=4'.F21];TRANSLATED_TEAM_NAMES;['2 x 8 KO P=4'.$E21]+1)" office:value-type="string" office:string-value="Balham FC Colts" calcext:value-type="string">
            <text:p>Balham FC Colts</text:p>
          </table:table-cell>
          <table:table-cell table:style-name="ce21" table:formula="of:=VLOOKUP(['2 x 8 KO P=4'.G21];TRANSLATED_TEAM_NAMES;['2 x 8 KO P=4'.$E21]+1)" office:value-type="string" office:string-value="Westwood Wanderers Hoops" calcext:value-type="string">
            <text:p>Westwood Wanderers Hoops</text:p>
          </table:table-cell>
          <table:table-cell table:style-name="ce22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2480000,&quot;duration&quot;:&quot;10m&quot;,&quot;pitch&quot;:&quot;4&quot;,&quot;competition&quot;:{&quot;name&quot;:&quot;U13&quot;, &quot;section&quot;:&quot;A Groups&quot;, &quot;group&quot;:&quot;2&quot;},&quot;tag&quot;:&quot;5&quot;, &quot;homeTeam&quot;:&quot;Balham FC Colts&quot;, &quot;awayTeam&quot;:&quot;Westwood Wanderers Hoops&quot;}" calcext:value-type="string">
            <text:p>{"__v":0,"day":1,"dateTime":42480000,"duration":"10m","pitch":"4","competition":{"name":"U13", "section":"A Groups", "group":"2"},"tag":"5", "homeTeam":"Balham FC Colts", "awayTeam":"Westwood Wanderers Hoop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17" table:formula="of:=FIRST_GAME_MS + ((DURATION_MS + GAME_GAP_MS) * ([.$B22]-1))" office:value-type="float" office:value="43200000" calcext:value-type="float">
            <text:p>4320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VLOOKUP(['2 x 8 KO P=4'.F22];TRANSLATED_TEAM_NAMES;['2 x 8 KO P=4'.$E22]+1)" office:value-type="string" office:string-value="Bracknell Town Youth FC - Red" calcext:value-type="string">
            <text:p>Bracknell Town Youth FC - Red</text:p>
          </table:table-cell>
          <table:table-cell table:style-name="ce21" table:formula="of:=VLOOKUP(['2 x 8 KO P=4'.G22];TRANSLATED_TEAM_NAMES;['2 x 8 KO P=4'.$E22]+1)" office:value-type="string" office:string-value="JS Cannons - Blue" calcext:value-type="string">
            <text:p>JS Cannons - Blue</text:p>
          </table:table-cell>
          <table:table-cell table:style-name="ce22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43200000,&quot;duration&quot;:&quot;10m&quot;,&quot;pitch&quot;:&quot;1&quot;,&quot;competition&quot;:{&quot;name&quot;:&quot;U13&quot;, &quot;section&quot;:&quot;A Groups&quot;, &quot;group&quot;:&quot;1&quot;},&quot;tag&quot;:&quot;6&quot;, &quot;homeTeam&quot;:&quot;Bracknell Town Youth FC - Red&quot;, &quot;awayTeam&quot;:&quot;JS Cannons - Blue&quot;}" calcext:value-type="string">
            <text:p>{"__v":0,"day":1,"dateTime":43200000,"duration":"10m","pitch":"1","competition":{"name":"U13", "section":"A Groups", "group":"1"},"tag":"6", "homeTeam":"Bracknell Town Youth FC - Red", "awayTeam":"JS Cannons - Blue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17" table:formula="of:=FIRST_GAME_MS + ((DURATION_MS + GAME_GAP_MS) * ([.$B23]-1))" office:value-type="float" office:value="43200000" calcext:value-type="float">
            <text:p>4320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20" table:formula="of:=VLOOKUP(['2 x 8 KO P=4'.F23];TRANSLATED_TEAM_NAMES;['2 x 8 KO P=4'.$E23]+1)">
            <text:p/>
          </table:table-cell>
          <table:table-cell table:style-name="ce21" table:formula="of:=VLOOKUP(['2 x 8 KO P=4'.G23];TRANSLATED_TEAM_NAMES;['2 x 8 KO P=4'.$E23]+1)">
            <text:p/>
          </table:table-cell>
          <table:table-cell table:style-name="ce22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43200000,&quot;duration&quot;:&quot;10m&quot;,&quot;pitch&quot;:&quot;2&quot;,&quot;competition&quot;:{&quot;name&quot;:&quot;U13&quot;, &quot;section&quot;:&quot;A Groups&quot;, &quot;group&quot;:&quot;1&quot;},&quot;tag&quot;:&quot;6&quot;, &quot;homeTeam&quot;:&quot;&quot;, &quot;awayTeam&quot;:&quot;&quot;}" calcext:value-type="string">
            <text:p>{"__v":0,"day":1,"dateTime":43200000,"duration":"10m","pitch":"2","competition":{"name":"U13", "section":"A Groups", "group":"1"},"tag":"6", "homeTeam":"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17" table:formula="of:=FIRST_GAME_MS + ((DURATION_MS + GAME_GAP_MS) * ([.$B24]-1))" office:value-type="float" office:value="43200000" calcext:value-type="float">
            <text:p>4320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VLOOKUP(['2 x 8 KO P=4'.F24];TRANSLATED_TEAM_NAMES;['2 x 8 KO P=4'.$E24]+1)" office:value-type="string" office:string-value="Caversham Trents Blues" calcext:value-type="string">
            <text:p>Caversham Trents Blues</text:p>
          </table:table-cell>
          <table:table-cell table:style-name="ce21" table:formula="of:=VLOOKUP(['2 x 8 KO P=4'.G24];TRANSLATED_TEAM_NAMES;['2 x 8 KO P=4'.$E24]+1)" office:value-type="string" office:string-value="Yateley Jaguars" calcext:value-type="string">
            <text:p>Yateley Jaguars</text:p>
          </table:table-cell>
          <table:table-cell table:style-name="ce22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43200000,&quot;duration&quot;:&quot;10m&quot;,&quot;pitch&quot;:&quot;3&quot;,&quot;competition&quot;:{&quot;name&quot;:&quot;U13&quot;, &quot;section&quot;:&quot;A Groups&quot;, &quot;group&quot;:&quot;2&quot;},&quot;tag&quot;:&quot;6&quot;, &quot;homeTeam&quot;:&quot;Caversham Trents Blues&quot;, &quot;awayTeam&quot;:&quot;Yateley Jaguars&quot;}" calcext:value-type="string">
            <text:p>{"__v":0,"day":1,"dateTime":43200000,"duration":"10m","pitch":"3","competition":{"name":"U13", "section":"A Groups", "group":"2"},"tag":"6", "homeTeam":"Caversham Trents Blues", "awayTeam":"Yateley Jaguar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7" table:formula="of:=FIRST_GAME_MS + ((DURATION_MS + GAME_GAP_MS) * ([.$B25]-1))" office:value-type="float" office:value="43200000" calcext:value-type="float">
            <text:p>4320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20" table:formula="of:=VLOOKUP(['2 x 8 KO P=4'.F25];TRANSLATED_TEAM_NAMES;['2 x 8 KO P=4'.$E25]+1)">
            <text:p/>
          </table:table-cell>
          <table:table-cell table:style-name="ce21" table:formula="of:=VLOOKUP(['2 x 8 KO P=4'.G25];TRANSLATED_TEAM_NAMES;['2 x 8 KO P=4'.$E25]+1)">
            <text:p/>
          </table:table-cell>
          <table:table-cell table:style-name="ce22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43200000,&quot;duration&quot;:&quot;10m&quot;,&quot;pitch&quot;:&quot;4&quot;,&quot;competition&quot;:{&quot;name&quot;:&quot;U13&quot;, &quot;section&quot;:&quot;A Groups&quot;, &quot;group&quot;:&quot;2&quot;},&quot;tag&quot;:&quot;6&quot;, &quot;homeTeam&quot;:&quot;&quot;, &quot;awayTeam&quot;:&quot;&quot;}" calcext:value-type="string">
            <text:p>{"__v":0,"day":1,"dateTime":43200000,"duration":"10m","pitch":"4","competition":{"name":"U13", "section":"A Groups", "group":"2"},"tag":"6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7" table:formula="of:=FIRST_GAME_MS + ((DURATION_MS + GAME_GAP_MS) * ([.$B26]-1))" office:value-type="float" office:value="43920000" calcext:value-type="float">
            <text:p>4392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20" table:formula="of:=VLOOKUP(['2 x 8 KO P=4'.F26];TRANSLATED_TEAM_NAMES;['2 x 8 KO P=4'.$E26]+1)" office:value-type="string" office:string-value="JS Cannons - Blue" calcext:value-type="string">
            <text:p>JS Cannons - Blue</text:p>
          </table:table-cell>
          <table:table-cell table:style-name="ce21" table:formula="of:=VLOOKUP(['2 x 8 KO P=4'.G26];TRANSLATED_TEAM_NAMES;['2 x 8 KO P=4'.$E26]+1)">
            <text:p/>
          </table:table-cell>
          <table:table-cell table:style-name="ce22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1,&quot;dateTime&quot;:43920000,&quot;duration&quot;:&quot;10m&quot;,&quot;pitch&quot;:&quot;1&quot;,&quot;competition&quot;:{&quot;name&quot;:&quot;U13&quot;, &quot;section&quot;:&quot;A Groups&quot;, &quot;group&quot;:&quot;1&quot;},&quot;tag&quot;:&quot;7&quot;, &quot;homeTeam&quot;:&quot;JS Cannons - Blue&quot;, &quot;awayTeam&quot;:&quot;&quot;}" calcext:value-type="string">
            <text:p>{"__v":0,"day":1,"dateTime":43920000,"duration":"10m","pitch":"1","competition":{"name":"U13", "section":"A Groups", "group":"1"},"tag":"7", "homeTeam":"JS Cannons - Blue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17" table:formula="of:=FIRST_GAME_MS + ((DURATION_MS + GAME_GAP_MS) * ([.$B27]-1))" office:value-type="float" office:value="43920000" calcext:value-type="float">
            <text:p>4392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8 KO P=4'.F27];TRANSLATED_TEAM_NAMES;['2 x 8 KO P=4'.$E27]+1)" office:value-type="string" office:string-value="Bracknell Town Youth FC - Red" calcext:value-type="string">
            <text:p>Bracknell Town Youth FC - Red</text:p>
          </table:table-cell>
          <table:table-cell table:style-name="ce21" table:formula="of:=VLOOKUP(['2 x 8 KO P=4'.G27];TRANSLATED_TEAM_NAMES;['2 x 8 KO P=4'.$E27]+1)">
            <text:p/>
          </table:table-cell>
          <table:table-cell table:style-name="ce22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1,&quot;dateTime&quot;:43920000,&quot;duration&quot;:&quot;10m&quot;,&quot;pitch&quot;:&quot;2&quot;,&quot;competition&quot;:{&quot;name&quot;:&quot;U13&quot;, &quot;section&quot;:&quot;A Groups&quot;, &quot;group&quot;:&quot;1&quot;},&quot;tag&quot;:&quot;7&quot;, &quot;homeTeam&quot;:&quot;Bracknell Town Youth FC - Red&quot;, &quot;awayTeam&quot;:&quot;&quot;}" calcext:value-type="string">
            <text:p>{"__v":0,"day":1,"dateTime":43920000,"duration":"10m","pitch":"2","competition":{"name":"U13", "section":"A Groups", "group":"1"},"tag":"7", "homeTeam":"Bracknell Town Youth FC - Red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17" table:formula="of:=FIRST_GAME_MS + ((DURATION_MS + GAME_GAP_MS) * ([.$B28]-1))" office:value-type="float" office:value="43920000" calcext:value-type="float">
            <text:p>4392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20" table:formula="of:=VLOOKUP(['2 x 8 KO P=4'.F28];TRANSLATED_TEAM_NAMES;['2 x 8 KO P=4'.$E28]+1)" office:value-type="string" office:string-value="Yateley Jaguars" calcext:value-type="string">
            <text:p>Yateley Jaguars</text:p>
          </table:table-cell>
          <table:table-cell table:style-name="ce21" table:formula="of:=VLOOKUP(['2 x 8 KO P=4'.G28];TRANSLATED_TEAM_NAMES;['2 x 8 KO P=4'.$E28]+1)">
            <text:p/>
          </table:table-cell>
          <table:table-cell table:style-name="ce22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1,&quot;dateTime&quot;:43920000,&quot;duration&quot;:&quot;10m&quot;,&quot;pitch&quot;:&quot;3&quot;,&quot;competition&quot;:{&quot;name&quot;:&quot;U13&quot;, &quot;section&quot;:&quot;A Groups&quot;, &quot;group&quot;:&quot;2&quot;},&quot;tag&quot;:&quot;7&quot;, &quot;homeTeam&quot;:&quot;Yateley Jaguars&quot;, &quot;awayTeam&quot;:&quot;&quot;}" calcext:value-type="string">
            <text:p>{"__v":0,"day":1,"dateTime":43920000,"duration":"10m","pitch":"3","competition":{"name":"U13", "section":"A Groups", "group":"2"},"tag":"7", "homeTeam":"Yateley Jaguars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17" table:formula="of:=FIRST_GAME_MS + ((DURATION_MS + GAME_GAP_MS) * ([.$B29]-1))" office:value-type="float" office:value="43920000" calcext:value-type="float">
            <text:p>4392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8 KO P=4'.F29];TRANSLATED_TEAM_NAMES;['2 x 8 KO P=4'.$E29]+1)" office:value-type="string" office:string-value="Caversham Trents Blues" calcext:value-type="string">
            <text:p>Caversham Trents Blues</text:p>
          </table:table-cell>
          <table:table-cell table:style-name="ce21" table:formula="of:=VLOOKUP(['2 x 8 KO P=4'.G29];TRANSLATED_TEAM_NAMES;['2 x 8 KO P=4'.$E29]+1)">
            <text:p/>
          </table:table-cell>
          <table:table-cell table:style-name="ce22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1,&quot;dateTime&quot;:43920000,&quot;duration&quot;:&quot;10m&quot;,&quot;pitch&quot;:&quot;4&quot;,&quot;competition&quot;:{&quot;name&quot;:&quot;U13&quot;, &quot;section&quot;:&quot;A Groups&quot;, &quot;group&quot;:&quot;2&quot;},&quot;tag&quot;:&quot;7&quot;, &quot;homeTeam&quot;:&quot;Caversham Trents Blues&quot;, &quot;awayTeam&quot;:&quot;&quot;}" calcext:value-type="string">
            <text:p>{"__v":0,"day":1,"dateTime":43920000,"duration":"10m","pitch":"4","competition":{"name":"U13", "section":"A Groups", "group":"2"},"tag":"7", "homeTeam":"Caversham Trents Blue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17" table:formula="of:=FIRST_GAME_MS + ((DURATION_MS + GAME_GAP_MS) * ([.$B30]-1))" office:value-type="float" office:value="44640000" calcext:value-type="float">
            <text:p>4464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8 KO P=4'.F30];TRANSLATED_TEAM_NAMES;['2 x 8 KO P=4'.$E30]+1)" office:value-type="string" office:string-value="Caversham Trents" calcext:value-type="string">
            <text:p>Caversham Trents</text:p>
          </table:table-cell>
          <table:table-cell table:style-name="ce21" table:formula="of:=VLOOKUP(['2 x 8 KO P=4'.G30];TRANSLATED_TEAM_NAMES;['2 x 8 KO P=4'.$E30]+1)">
            <text:p/>
          </table:table-cell>
          <table:table-cell table:style-name="ce22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1,&quot;dateTime&quot;:44640000,&quot;duration&quot;:&quot;10m&quot;,&quot;pitch&quot;:&quot;1&quot;,&quot;competition&quot;:{&quot;name&quot;:&quot;U13&quot;, &quot;section&quot;:&quot;A Groups&quot;, &quot;group&quot;:&quot;1&quot;},&quot;tag&quot;:&quot;8&quot;, &quot;homeTeam&quot;:&quot;Caversham Trents&quot;, &quot;awayTeam&quot;:&quot;&quot;}" calcext:value-type="string">
            <text:p>{"__v":0,"day":1,"dateTime":44640000,"duration":"10m","pitch":"1","competition":{"name":"U13", "section":"A Groups", "group":"1"},"tag":"8", "homeTeam":"Caversham Trents", "awayTeam":"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17" table:formula="of:=FIRST_GAME_MS + ((DURATION_MS + GAME_GAP_MS) * ([.$B31]-1))" office:value-type="float" office:value="44640000" calcext:value-type="float">
            <text:p>4464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8 KO P=4'.F31];TRANSLATED_TEAM_NAMES;['2 x 8 KO P=4'.$E31]+1)" office:value-type="string" office:string-value="Balham FC Eagles" calcext:value-type="string">
            <text:p>Balham FC Eagles</text:p>
          </table:table-cell>
          <table:table-cell table:style-name="ce21" table:formula="of:=VLOOKUP(['2 x 8 KO P=4'.G31];TRANSLATED_TEAM_NAMES;['2 x 8 KO P=4'.$E31]+1)">
            <text:p/>
          </table:table-cell>
          <table:table-cell table:style-name="ce22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1,&quot;dateTime&quot;:44640000,&quot;duration&quot;:&quot;10m&quot;,&quot;pitch&quot;:&quot;2&quot;,&quot;competition&quot;:{&quot;name&quot;:&quot;U13&quot;, &quot;section&quot;:&quot;A Groups&quot;, &quot;group&quot;:&quot;1&quot;},&quot;tag&quot;:&quot;8&quot;, &quot;homeTeam&quot;:&quot;Balham FC Eagles&quot;, &quot;awayTeam&quot;:&quot;&quot;}" calcext:value-type="string">
            <text:p>{"__v":0,"day":1,"dateTime":44640000,"duration":"10m","pitch":"2","competition":{"name":"U13", "section":"A Groups", "group":"1"},"tag":"8", "homeTeam":"Balham FC Eagles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17" table:formula="of:=FIRST_GAME_MS + ((DURATION_MS + GAME_GAP_MS) * ([.$B32]-1))" office:value-type="float" office:value="44640000" calcext:value-type="float">
            <text:p>4464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8 KO P=4'.F32];TRANSLATED_TEAM_NAMES;['2 x 8 KO P=4'.$E32]+1)" office:value-type="string" office:string-value="Westwood Wanderers Hoops" calcext:value-type="string">
            <text:p>Westwood Wanderers Hoops</text:p>
          </table:table-cell>
          <table:table-cell table:style-name="ce21" table:formula="of:=VLOOKUP(['2 x 8 KO P=4'.G32];TRANSLATED_TEAM_NAMES;['2 x 8 KO P=4'.$E32]+1)">
            <text:p/>
          </table:table-cell>
          <table:table-cell table:style-name="ce22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1,&quot;dateTime&quot;:44640000,&quot;duration&quot;:&quot;10m&quot;,&quot;pitch&quot;:&quot;3&quot;,&quot;competition&quot;:{&quot;name&quot;:&quot;U13&quot;, &quot;section&quot;:&quot;A Groups&quot;, &quot;group&quot;:&quot;2&quot;},&quot;tag&quot;:&quot;8&quot;, &quot;homeTeam&quot;:&quot;Westwood Wanderers Hoops&quot;, &quot;awayTeam&quot;:&quot;&quot;}" calcext:value-type="string">
            <text:p>{"__v":0,"day":1,"dateTime":44640000,"duration":"10m","pitch":"3","competition":{"name":"U13", "section":"A Groups", "group":"2"},"tag":"8", "homeTeam":"Westwood Wanderers Hoops", "awayTeam":"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7" table:formula="of:=FIRST_GAME_MS + ((DURATION_MS + GAME_GAP_MS) * ([.$B33]-1))" office:value-type="float" office:value="44640000" calcext:value-type="float">
            <text:p>4464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8 KO P=4'.F33];TRANSLATED_TEAM_NAMES;['2 x 8 KO P=4'.$E33]+1)" office:value-type="string" office:string-value="Balham FC Colts" calcext:value-type="string">
            <text:p>Balham FC Colts</text:p>
          </table:table-cell>
          <table:table-cell table:style-name="ce21" table:formula="of:=VLOOKUP(['2 x 8 KO P=4'.G33];TRANSLATED_TEAM_NAMES;['2 x 8 KO P=4'.$E33]+1)">
            <text:p/>
          </table:table-cell>
          <table:table-cell table:style-name="ce22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1,&quot;dateTime&quot;:44640000,&quot;duration&quot;:&quot;10m&quot;,&quot;pitch&quot;:&quot;4&quot;,&quot;competition&quot;:{&quot;name&quot;:&quot;U13&quot;, &quot;section&quot;:&quot;A Groups&quot;, &quot;group&quot;:&quot;2&quot;},&quot;tag&quot;:&quot;8&quot;, &quot;homeTeam&quot;:&quot;Balham FC Colts&quot;, &quot;awayTeam&quot;:&quot;&quot;}" calcext:value-type="string">
            <text:p>{"__v":0,"day":1,"dateTime":44640000,"duration":"10m","pitch":"4","competition":{"name":"U13", "section":"A Groups", "group":"2"},"tag":"8", "homeTeam":"Balham FC Colts", "awayTeam":"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17" table:formula="of:=FIRST_GAME_MS + ((DURATION_MS + GAME_GAP_MS) * ([.$B34]-1))" office:value-type="float" office:value="45360000" calcext:value-type="float">
            <text:p>4536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VLOOKUP(['2 x 8 KO P=4'.F34];TRANSLATED_TEAM_NAMES;['2 x 8 KO P=4'.$E34]+1)">
            <text:p/>
          </table:table-cell>
          <table:table-cell table:style-name="ce21" table:formula="of:=VLOOKUP(['2 x 8 KO P=4'.G34];TRANSLATED_TEAM_NAMES;['2 x 8 KO P=4'.$E34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1,&quot;dateTime&quot;:45360000,&quot;duration&quot;:&quot;10m&quot;,&quot;pitch&quot;:&quot;1&quot;,&quot;competition&quot;:{&quot;name&quot;:&quot;U13&quot;, &quot;section&quot;:&quot;A Groups&quot;, &quot;group&quot;:&quot;1&quot;},&quot;tag&quot;:&quot;9&quot;, &quot;homeTeam&quot;:&quot;&quot;, &quot;awayTeam&quot;:&quot;Bracknell Town Youth FC - Red&quot;}" calcext:value-type="string">
            <text:p>{"__v":0,"day":1,"dateTime":45360000,"duration":"10m","pitch":"1","competition":{"name":"U13", "section":"A Groups", "group":"1"},"tag":"9", "homeTeam":"", "awayTeam":"Bracknell Town Youth FC - Red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17" table:formula="of:=FIRST_GAME_MS + ((DURATION_MS + GAME_GAP_MS) * ([.$B35]-1))" office:value-type="float" office:value="45360000" calcext:value-type="float">
            <text:p>4536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VLOOKUP(['2 x 8 KO P=4'.F35];TRANSLATED_TEAM_NAMES;['2 x 8 KO P=4'.$E35]+1)">
            <text:p/>
          </table:table-cell>
          <table:table-cell table:style-name="ce21" table:formula="of:=VLOOKUP(['2 x 8 KO P=4'.G35];TRANSLATED_TEAM_NAMES;['2 x 8 KO P=4'.$E35]+1)" office:value-type="string" office:string-value="Balham FC Eagles" calcext:value-type="string">
            <text:p>Balham FC Eagles</text:p>
          </table:table-cell>
          <table:table-cell table:style-name="ce22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1,&quot;dateTime&quot;:45360000,&quot;duration&quot;:&quot;10m&quot;,&quot;pitch&quot;:&quot;2&quot;,&quot;competition&quot;:{&quot;name&quot;:&quot;U13&quot;, &quot;section&quot;:&quot;A Groups&quot;, &quot;group&quot;:&quot;1&quot;},&quot;tag&quot;:&quot;9&quot;, &quot;homeTeam&quot;:&quot;&quot;, &quot;awayTeam&quot;:&quot;Balham FC Eagles&quot;}" calcext:value-type="string">
            <text:p>{"__v":0,"day":1,"dateTime":45360000,"duration":"10m","pitch":"2","competition":{"name":"U13", "section":"A Groups", "group":"1"},"tag":"9", "homeTeam":"", "awayTeam":"Balham FC Eagles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7" table:formula="of:=FIRST_GAME_MS + ((DURATION_MS + GAME_GAP_MS) * ([.$B36]-1))" office:value-type="float" office:value="45360000" calcext:value-type="float">
            <text:p>4536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VLOOKUP(['2 x 8 KO P=4'.F36];TRANSLATED_TEAM_NAMES;['2 x 8 KO P=4'.$E36]+1)">
            <text:p/>
          </table:table-cell>
          <table:table-cell table:style-name="ce21" table:formula="of:=VLOOKUP(['2 x 8 KO P=4'.G36];TRANSLATED_TEAM_NAMES;['2 x 8 KO P=4'.$E36]+1)" office:value-type="string" office:string-value="Caversham Trents Blues" calcext:value-type="string">
            <text:p>Caversham Trents Blues</text:p>
          </table:table-cell>
          <table:table-cell table:style-name="ce22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1,&quot;dateTime&quot;:45360000,&quot;duration&quot;:&quot;10m&quot;,&quot;pitch&quot;:&quot;3&quot;,&quot;competition&quot;:{&quot;name&quot;:&quot;U13&quot;, &quot;section&quot;:&quot;A Groups&quot;, &quot;group&quot;:&quot;2&quot;},&quot;tag&quot;:&quot;9&quot;, &quot;homeTeam&quot;:&quot;&quot;, &quot;awayTeam&quot;:&quot;Caversham Trents Blues&quot;}" calcext:value-type="string">
            <text:p>{"__v":0,"day":1,"dateTime":45360000,"duration":"10m","pitch":"3","competition":{"name":"U13", "section":"A Groups", "group":"2"},"tag":"9", "homeTeam":"", "awayTeam":"Caversham Trents Blue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7" table:formula="of:=FIRST_GAME_MS + ((DURATION_MS + GAME_GAP_MS) * ([.$B37]-1))" office:value-type="float" office:value="45360000" calcext:value-type="float">
            <text:p>4536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VLOOKUP(['2 x 8 KO P=4'.F37];TRANSLATED_TEAM_NAMES;['2 x 8 KO P=4'.$E37]+1)">
            <text:p/>
          </table:table-cell>
          <table:table-cell table:style-name="ce21" table:formula="of:=VLOOKUP(['2 x 8 KO P=4'.G37];TRANSLATED_TEAM_NAMES;['2 x 8 KO P=4'.$E37]+1)" office:value-type="string" office:string-value="Balham FC Colts" calcext:value-type="string">
            <text:p>Balham FC Colts</text:p>
          </table:table-cell>
          <table:table-cell table:style-name="ce22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1,&quot;dateTime&quot;:45360000,&quot;duration&quot;:&quot;10m&quot;,&quot;pitch&quot;:&quot;4&quot;,&quot;competition&quot;:{&quot;name&quot;:&quot;U13&quot;, &quot;section&quot;:&quot;A Groups&quot;, &quot;group&quot;:&quot;2&quot;},&quot;tag&quot;:&quot;9&quot;, &quot;homeTeam&quot;:&quot;&quot;, &quot;awayTeam&quot;:&quot;Balham FC Colts&quot;}" calcext:value-type="string">
            <text:p>{"__v":0,"day":1,"dateTime":45360000,"duration":"10m","pitch":"4","competition":{"name":"U13", "section":"A Groups", "group":"2"},"tag":"9", "homeTeam":"", "awayTeam":"Balham FC Colts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17" table:formula="of:=FIRST_GAME_MS + ((DURATION_MS + GAME_GAP_MS) * ([.$B38]-1))" office:value-type="float" office:value="46080000" calcext:value-type="float">
            <text:p>4608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8 KO P=4'.F38];TRANSLATED_TEAM_NAMES;['2 x 8 KO P=4'.$E38]+1)" office:value-type="string" office:string-value="Caversham Trents" calcext:value-type="string">
            <text:p>Caversham Trents</text:p>
          </table:table-cell>
          <table:table-cell table:style-name="ce21" table:formula="of:=VLOOKUP(['2 x 8 KO P=4'.G38];TRANSLATED_TEAM_NAMES;['2 x 8 KO P=4'.$E38]+1)">
            <text:p/>
          </table:table-cell>
          <table:table-cell table:style-name="ce22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1,&quot;dateTime&quot;:46080000,&quot;duration&quot;:&quot;10m&quot;,&quot;pitch&quot;:&quot;1&quot;,&quot;competition&quot;:{&quot;name&quot;:&quot;U13&quot;, &quot;section&quot;:&quot;A Groups&quot;, &quot;group&quot;:&quot;1&quot;},&quot;tag&quot;:&quot;10&quot;, &quot;homeTeam&quot;:&quot;Caversham Trents&quot;, &quot;awayTeam&quot;:&quot;&quot;}" calcext:value-type="string">
            <text:p>{"__v":0,"day":1,"dateTime":46080000,"duration":"10m","pitch":"1","competition":{"name":"U13", "section":"A Groups", "group":"1"},"tag":"10", "homeTeam":"Caversham Trents", "awayTeam":"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17" table:formula="of:=FIRST_GAME_MS + ((DURATION_MS + GAME_GAP_MS) * ([.$B39]-1))" office:value-type="float" office:value="46080000" calcext:value-type="float">
            <text:p>4608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8 KO P=4'.F39];TRANSLATED_TEAM_NAMES;['2 x 8 KO P=4'.$E39]+1)" office:value-type="string" office:string-value="JS Cannons - Blue" calcext:value-type="string">
            <text:p>JS Cannons - Blue</text:p>
          </table:table-cell>
          <table:table-cell table:style-name="ce21" table:formula="of:=VLOOKUP(['2 x 8 KO P=4'.G39];TRANSLATED_TEAM_NAMES;['2 x 8 KO P=4'.$E39]+1)">
            <text:p/>
          </table:table-cell>
          <table:table-cell table:style-name="ce22" table:formula="of:=IF(MOD([.$C39]; NUM_PITCHES)=0;INDEX(PITCHES;1;NUM_PITCHES);INDEX(PITCHES;1;MOD([.$C39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1,&quot;dateTime&quot;:46080000,&quot;duration&quot;:&quot;10m&quot;,&quot;pitch&quot;:&quot;2&quot;,&quot;competition&quot;:{&quot;name&quot;:&quot;U13&quot;, &quot;section&quot;:&quot;A Groups&quot;, &quot;group&quot;:&quot;1&quot;},&quot;tag&quot;:&quot;10&quot;, &quot;homeTeam&quot;:&quot;JS Cannons - Blue&quot;, &quot;awayTeam&quot;:&quot;&quot;}" calcext:value-type="string">
            <text:p>{"__v":0,"day":1,"dateTime":46080000,"duration":"10m","pitch":"2","competition":{"name":"U13", "section":"A Groups", "group":"1"},"tag":"10", "homeTeam":"JS Cannons - Blue", "awayTeam":"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17" table:formula="of:=FIRST_GAME_MS + ((DURATION_MS + GAME_GAP_MS) * ([.$B40]-1))" office:value-type="float" office:value="46080000" calcext:value-type="float">
            <text:p>4608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8 KO P=4'.F40];TRANSLATED_TEAM_NAMES;['2 x 8 KO P=4'.$E40]+1)" office:value-type="string" office:string-value="Westwood Wanderers Hoops" calcext:value-type="string">
            <text:p>Westwood Wanderers Hoops</text:p>
          </table:table-cell>
          <table:table-cell table:style-name="ce21" table:formula="of:=VLOOKUP(['2 x 8 KO P=4'.G40];TRANSLATED_TEAM_NAMES;['2 x 8 KO P=4'.$E40]+1)">
            <text:p/>
          </table:table-cell>
          <table:table-cell table:style-name="ce22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1,&quot;dateTime&quot;:46080000,&quot;duration&quot;:&quot;10m&quot;,&quot;pitch&quot;:&quot;3&quot;,&quot;competition&quot;:{&quot;name&quot;:&quot;U13&quot;, &quot;section&quot;:&quot;A Groups&quot;, &quot;group&quot;:&quot;2&quot;},&quot;tag&quot;:&quot;10&quot;, &quot;homeTeam&quot;:&quot;Westwood Wanderers Hoops&quot;, &quot;awayTeam&quot;:&quot;&quot;}" calcext:value-type="string">
            <text:p>{"__v":0,"day":1,"dateTime":46080000,"duration":"10m","pitch":"3","competition":{"name":"U13", "section":"A Groups", "group":"2"},"tag":"10", "homeTeam":"Westwood Wanderers Hoops", "awayTeam":"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7" table:formula="of:=FIRST_GAME_MS + ((DURATION_MS + GAME_GAP_MS) * ([.$B41]-1))" office:value-type="float" office:value="46080000" calcext:value-type="float">
            <text:p>4608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8 KO P=4'.F41];TRANSLATED_TEAM_NAMES;['2 x 8 KO P=4'.$E41]+1)" office:value-type="string" office:string-value="Yateley Jaguars" calcext:value-type="string">
            <text:p>Yateley Jaguars</text:p>
          </table:table-cell>
          <table:table-cell table:style-name="ce21" table:formula="of:=VLOOKUP(['2 x 8 KO P=4'.G41];TRANSLATED_TEAM_NAMES;['2 x 8 KO P=4'.$E41]+1)">
            <text:p/>
          </table:table-cell>
          <table:table-cell table:style-name="ce22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1,&quot;dateTime&quot;:46080000,&quot;duration&quot;:&quot;10m&quot;,&quot;pitch&quot;:&quot;4&quot;,&quot;competition&quot;:{&quot;name&quot;:&quot;U13&quot;, &quot;section&quot;:&quot;A Groups&quot;, &quot;group&quot;:&quot;2&quot;},&quot;tag&quot;:&quot;10&quot;, &quot;homeTeam&quot;:&quot;Yateley Jaguars&quot;, &quot;awayTeam&quot;:&quot;&quot;}" calcext:value-type="string">
            <text:p>{"__v":0,"day":1,"dateTime":46080000,"duration":"10m","pitch":"4","competition":{"name":"U13", "section":"A Groups", "group":"2"},"tag":"10", "homeTeam":"Yateley Jaguars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17" table:formula="of:=FIRST_GAME_MS + ((DURATION_MS + GAME_GAP_MS) * ([.$B42]-1))" office:value-type="float" office:value="46800000" calcext:value-type="float">
            <text:p>4680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VLOOKUP(['2 x 8 KO P=4'.F42];TRANSLATED_TEAM_NAMES;['2 x 8 KO P=4'.$E42]+1)">
            <text:p/>
          </table:table-cell>
          <table:table-cell table:style-name="ce21" table:formula="of:=VLOOKUP(['2 x 8 KO P=4'.G42];TRANSLATED_TEAM_NAMES;['2 x 8 KO P=4'.$E42]+1)" office:value-type="string" office:string-value="Balham FC Eagles" calcext:value-type="string">
            <text:p>Balham FC Eagles</text:p>
          </table:table-cell>
          <table:table-cell table:style-name="ce22" table:formula="of:=IF(MOD([.$C42]; NUM_PITCHES)=0;INDEX(PITCHES;1;NUM_PITCHES);INDEX(PITCHES;1;MOD([.$C4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1,&quot;dateTime&quot;:46800000,&quot;duration&quot;:&quot;10m&quot;,&quot;pitch&quot;:&quot;1&quot;,&quot;competition&quot;:{&quot;name&quot;:&quot;U13&quot;, &quot;section&quot;:&quot;A Groups&quot;, &quot;group&quot;:&quot;1&quot;},&quot;tag&quot;:&quot;11&quot;, &quot;homeTeam&quot;:&quot;&quot;, &quot;awayTeam&quot;:&quot;Balham FC Eagles&quot;}" calcext:value-type="string">
            <text:p>{"__v":0,"day":1,"dateTime":46800000,"duration":"10m","pitch":"1","competition":{"name":"U13", "section":"A Groups", "group":"1"},"tag":"11", "homeTeam":"", "awayTeam":"Balham FC Eagles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17" table:formula="of:=FIRST_GAME_MS + ((DURATION_MS + GAME_GAP_MS) * ([.$B43]-1))" office:value-type="float" office:value="46800000" calcext:value-type="float">
            <text:p>4680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8 KO P=4'.F43];TRANSLATED_TEAM_NAMES;['2 x 8 KO P=4'.$E43]+1)" office:value-type="string" office:string-value="Bracknell Town Youth FC - Red" calcext:value-type="string">
            <text:p>Bracknell Town Youth FC - Red</text:p>
          </table:table-cell>
          <table:table-cell table:style-name="ce21" table:formula="of:=VLOOKUP(['2 x 8 KO P=4'.G43];TRANSLATED_TEAM_NAMES;['2 x 8 KO P=4'.$E43]+1)">
            <text:p/>
          </table:table-cell>
          <table:table-cell table:style-name="ce22" table:formula="of:=IF(MOD([.$C43]; NUM_PITCHES)=0;INDEX(PITCHES;1;NUM_PITCHES);INDEX(PITCHES;1;MOD([.$C4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1,&quot;dateTime&quot;:46800000,&quot;duration&quot;:&quot;10m&quot;,&quot;pitch&quot;:&quot;2&quot;,&quot;competition&quot;:{&quot;name&quot;:&quot;U13&quot;, &quot;section&quot;:&quot;A Groups&quot;, &quot;group&quot;:&quot;1&quot;},&quot;tag&quot;:&quot;11&quot;, &quot;homeTeam&quot;:&quot;Bracknell Town Youth FC - Red&quot;, &quot;awayTeam&quot;:&quot;&quot;}" calcext:value-type="string">
            <text:p>{"__v":0,"day":1,"dateTime":46800000,"duration":"10m","pitch":"2","competition":{"name":"U13", "section":"A Groups", "group":"1"},"tag":"11", "homeTeam":"Bracknell Town Youth FC - Red", "awayTeam":"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11" calcext:value-type="float">
            <text:p>11</text:p>
          </table:table-cell>
          <table:table-cell table:formula="of:=IF([.$J44]&gt;[.$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style-name="ce17" table:formula="of:=FIRST_GAME_MS + ((DURATION_MS + GAME_GAP_MS) * ([.$B44]-1))" office:value-type="float" office:value="46800000" calcext:value-type="float">
            <text:p>4680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VLOOKUP(['2 x 8 KO P=4'.F44];TRANSLATED_TEAM_NAMES;['2 x 8 KO P=4'.$E44]+1)">
            <text:p/>
          </table:table-cell>
          <table:table-cell table:style-name="ce21" table:formula="of:=VLOOKUP(['2 x 8 KO P=4'.G44];TRANSLATED_TEAM_NAMES;['2 x 8 KO P=4'.$E44]+1)" office:value-type="string" office:string-value="Balham FC Colts" calcext:value-type="string">
            <text:p>Balham FC Colts</text:p>
          </table:table-cell>
          <table:table-cell table:style-name="ce22" table:formula="of:=IF(MOD([.$C44]; NUM_PITCHES)=0;INDEX(PITCHES;1;NUM_PITCHES);INDEX(PITCHES;1;MOD([.$C4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1,&quot;dateTime&quot;:46800000,&quot;duration&quot;:&quot;10m&quot;,&quot;pitch&quot;:&quot;3&quot;,&quot;competition&quot;:{&quot;name&quot;:&quot;U13&quot;, &quot;section&quot;:&quot;A Groups&quot;, &quot;group&quot;:&quot;2&quot;},&quot;tag&quot;:&quot;11&quot;, &quot;homeTeam&quot;:&quot;&quot;, &quot;awayTeam&quot;:&quot;Balham FC Colts&quot;}" calcext:value-type="string">
            <text:p>{"__v":0,"day":1,"dateTime":46800000,"duration":"10m","pitch":"3","competition":{"name":"U13", "section":"A Groups", "group":"2"},"tag":"11", "homeTeam":"", "awayTeam":"Balham FC Colts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11" calcext:value-type="float">
            <text:p>11</text:p>
          </table:table-cell>
          <table:table-cell table:formula="of:=IF([.$J45]&gt;[.$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17" table:formula="of:=FIRST_GAME_MS + ((DURATION_MS + GAME_GAP_MS) * ([.$B45]-1))" office:value-type="float" office:value="46800000" calcext:value-type="float">
            <text:p>4680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VLOOKUP(['2 x 8 KO P=4'.F45];TRANSLATED_TEAM_NAMES;['2 x 8 KO P=4'.$E45]+1)" office:value-type="string" office:string-value="Caversham Trents Blues" calcext:value-type="string">
            <text:p>Caversham Trents Blues</text:p>
          </table:table-cell>
          <table:table-cell table:style-name="ce21" table:formula="of:=VLOOKUP(['2 x 8 KO P=4'.G45];TRANSLATED_TEAM_NAMES;['2 x 8 KO P=4'.$E45]+1)">
            <text:p/>
          </table:table-cell>
          <table:table-cell table:style-name="ce22" table:formula="of:=IF(MOD([.$C45]; NUM_PITCHES)=0;INDEX(PITCHES;1;NUM_PITCHES);INDEX(PITCHES;1;MOD([.$C4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1,&quot;dateTime&quot;:46800000,&quot;duration&quot;:&quot;10m&quot;,&quot;pitch&quot;:&quot;4&quot;,&quot;competition&quot;:{&quot;name&quot;:&quot;U13&quot;, &quot;section&quot;:&quot;A Groups&quot;, &quot;group&quot;:&quot;2&quot;},&quot;tag&quot;:&quot;11&quot;, &quot;homeTeam&quot;:&quot;Caversham Trents Blues&quot;, &quot;awayTeam&quot;:&quot;&quot;}" calcext:value-type="string">
            <text:p>{"__v":0,"day":1,"dateTime":46800000,"duration":"10m","pitch":"4","competition":{"name":"U13", "section":"A Groups", "group":"2"},"tag":"11", "homeTeam":"Caversham Trents Blues", "awayTeam":"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12" calcext:value-type="float">
            <text:p>12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ce17" table:formula="of:=FIRST_GAME_MS + ((DURATION_MS + GAME_GAP_MS) * ([.$B46]-1))" office:value-type="float" office:value="47520000" calcext:value-type="float">
            <text:p>4752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VLOOKUP(['2 x 8 KO P=4'.F46];TRANSLATED_TEAM_NAMES;['2 x 8 KO P=4'.$E46]+1)">
            <text:p/>
          </table:table-cell>
          <table:table-cell table:style-name="ce21" table:formula="of:=VLOOKUP(['2 x 8 KO P=4'.G46];TRANSLATED_TEAM_NAMES;['2 x 8 KO P=4'.$E46]+1)" office:value-type="string" office:string-value="Caversham Trents" calcext:value-type="string">
            <text:p>Caversham Trents</text:p>
          </table:table-cell>
          <table:table-cell table:style-name="ce22" table:formula="of:=IF(MOD([.$C46]; NUM_PITCHES)=0;INDEX(PITCHES;1;NUM_PITCHES);INDEX(PITCHES;1;MOD([.$C4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1,&quot;dateTime&quot;:47520000,&quot;duration&quot;:&quot;10m&quot;,&quot;pitch&quot;:&quot;1&quot;,&quot;competition&quot;:{&quot;name&quot;:&quot;U13&quot;, &quot;section&quot;:&quot;A Groups&quot;, &quot;group&quot;:&quot;1&quot;},&quot;tag&quot;:&quot;12&quot;, &quot;homeTeam&quot;:&quot;&quot;, &quot;awayTeam&quot;:&quot;Caversham Trents&quot;}" calcext:value-type="string">
            <text:p>{"__v":0,"day":1,"dateTime":47520000,"duration":"10m","pitch":"1","competition":{"name":"U13", "section":"A Groups", "group":"1"},"tag":"12", "homeTeam":"", "awayTeam":"Caversham Trents"}</text:p>
          </table:table-cell>
          <table:table-cell table:number-columns-repeated="1013"/>
        </table:table-row>
        <table:table-row table:style-name="ro1">
          <table:table-cell table:formula="of:=[.B47]" office:value-type="float" office:value="12" calcext:value-type="float">
            <text:p>12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17" table:formula="of:=FIRST_GAME_MS + ((DURATION_MS + GAME_GAP_MS) * ([.$B47]-1))" office:value-type="float" office:value="47520000" calcext:value-type="float">
            <text:p>4752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8 KO P=4'.F47];TRANSLATED_TEAM_NAMES;['2 x 8 KO P=4'.$E47]+1)" office:value-type="string" office:string-value="JS Cannons - Blue" calcext:value-type="string">
            <text:p>JS Cannons - Blue</text:p>
          </table:table-cell>
          <table:table-cell table:style-name="ce21" table:formula="of:=VLOOKUP(['2 x 8 KO P=4'.G47];TRANSLATED_TEAM_NAMES;['2 x 8 KO P=4'.$E47]+1)">
            <text:p/>
          </table:table-cell>
          <table:table-cell table:style-name="ce22" table:formula="of:=IF(MOD([.$C47]; NUM_PITCHES)=0;INDEX(PITCHES;1;NUM_PITCHES);INDEX(PITCHES;1;MOD([.$C4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}&quot;" office:value-type="string" office:string-value="{&quot;__v&quot;:0,&quot;day&quot;:1,&quot;dateTime&quot;:47520000,&quot;duration&quot;:&quot;10m&quot;,&quot;pitch&quot;:&quot;2&quot;,&quot;competition&quot;:{&quot;name&quot;:&quot;U13&quot;, &quot;section&quot;:&quot;A Groups&quot;, &quot;group&quot;:&quot;1&quot;},&quot;tag&quot;:&quot;12&quot;, &quot;homeTeam&quot;:&quot;JS Cannons - Blue&quot;, &quot;awayTeam&quot;:&quot;&quot;}" calcext:value-type="string">
            <text:p>{"__v":0,"day":1,"dateTime":47520000,"duration":"10m","pitch":"2","competition":{"name":"U13", "section":"A Groups", "group":"1"},"tag":"12", "homeTeam":"JS Cannons - Blue", "awayTeam":""}</text:p>
          </table:table-cell>
          <table:table-cell table:number-columns-repeated="1013"/>
        </table:table-row>
        <table:table-row table:style-name="ro1">
          <table:table-cell table:formula="of:=[.B48]" office:value-type="float" office:value="12" calcext:value-type="float">
            <text:p>12</text:p>
          </table:table-cell>
          <table:table-cell table:formula="of:=IF([.$J48]&gt;[.$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style-name="ce17" table:formula="of:=FIRST_GAME_MS + ((DURATION_MS + GAME_GAP_MS) * ([.$B48]-1))" office:value-type="float" office:value="47520000" calcext:value-type="float">
            <text:p>4752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VLOOKUP(['2 x 8 KO P=4'.F48];TRANSLATED_TEAM_NAMES;['2 x 8 KO P=4'.$E48]+1)">
            <text:p/>
          </table:table-cell>
          <table:table-cell table:style-name="ce21" table:formula="of:=VLOOKUP(['2 x 8 KO P=4'.G48];TRANSLATED_TEAM_NAMES;['2 x 8 KO P=4'.$E48]+1)" office:value-type="string" office:string-value="Westwood Wanderers Hoops" calcext:value-type="string">
            <text:p>Westwood Wanderers Hoops</text:p>
          </table:table-cell>
          <table:table-cell table:style-name="ce22" table:formula="of:=IF(MOD([.$C48]; NUM_PITCHES)=0;INDEX(PITCHES;1;NUM_PITCHES);INDEX(PITCHES;1;MOD([.$C4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}&quot;" office:value-type="string" office:string-value="{&quot;__v&quot;:0,&quot;day&quot;:1,&quot;dateTime&quot;:47520000,&quot;duration&quot;:&quot;10m&quot;,&quot;pitch&quot;:&quot;3&quot;,&quot;competition&quot;:{&quot;name&quot;:&quot;U13&quot;, &quot;section&quot;:&quot;A Groups&quot;, &quot;group&quot;:&quot;2&quot;},&quot;tag&quot;:&quot;12&quot;, &quot;homeTeam&quot;:&quot;&quot;, &quot;awayTeam&quot;:&quot;Westwood Wanderers Hoops&quot;}" calcext:value-type="string">
            <text:p>{"__v":0,"day":1,"dateTime":47520000,"duration":"10m","pitch":"3","competition":{"name":"U13", "section":"A Groups", "group":"2"},"tag":"12", "homeTeam":"", "awayTeam":"Westwood Wanderers Hoops"}</text:p>
          </table:table-cell>
          <table:table-cell table:number-columns-repeated="1013"/>
        </table:table-row>
        <table:table-row table:style-name="ro1">
          <table:table-cell table:formula="of:=[.B49]" office:value-type="float" office:value="12" calcext:value-type="float">
            <text:p>12</text:p>
          </table:table-cell>
          <table:table-cell table:formula="of:=IF([.$J49]&gt;[.$J48];[.B48];[.B48]+1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ce17" table:formula="of:=FIRST_GAME_MS + ((DURATION_MS + GAME_GAP_MS) * ([.$B49]-1))" office:value-type="float" office:value="47520000" calcext:value-type="float">
            <text:p>4752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VLOOKUP(['2 x 8 KO P=4'.F49];TRANSLATED_TEAM_NAMES;['2 x 8 KO P=4'.$E49]+1)" office:value-type="string" office:string-value="Yateley Jaguars" calcext:value-type="string">
            <text:p>Yateley Jaguars</text:p>
          </table:table-cell>
          <table:table-cell table:style-name="ce21" table:formula="of:=VLOOKUP(['2 x 8 KO P=4'.G49];TRANSLATED_TEAM_NAMES;['2 x 8 KO P=4'.$E49]+1)">
            <text:p/>
          </table:table-cell>
          <table:table-cell table:style-name="ce22" table:formula="of:=IF(MOD([.$C49]; NUM_PITCHES)=0;INDEX(PITCHES;1;NUM_PITCHES);INDEX(PITCHES;1;MOD([.$C49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}&quot;" office:value-type="string" office:string-value="{&quot;__v&quot;:0,&quot;day&quot;:1,&quot;dateTime&quot;:47520000,&quot;duration&quot;:&quot;10m&quot;,&quot;pitch&quot;:&quot;4&quot;,&quot;competition&quot;:{&quot;name&quot;:&quot;U13&quot;, &quot;section&quot;:&quot;A Groups&quot;, &quot;group&quot;:&quot;2&quot;},&quot;tag&quot;:&quot;12&quot;, &quot;homeTeam&quot;:&quot;Yateley Jaguars&quot;, &quot;awayTeam&quot;:&quot;&quot;}" calcext:value-type="string">
            <text:p>{"__v":0,"day":1,"dateTime":47520000,"duration":"10m","pitch":"4","competition":{"name":"U13", "section":"A Groups", "group":"2"},"tag":"12", "homeTeam":"Yateley Jaguars", "awayTeam":""}</text:p>
          </table:table-cell>
          <table:table-cell table:number-columns-repeated="1013"/>
        </table:table-row>
        <table:table-row table:style-name="ro1">
          <table:table-cell table:formula="of:=[.B50]" office:value-type="float" office:value="13" calcext:value-type="float">
            <text:p>13</text:p>
          </table:table-cell>
          <table:table-cell table:formula="of:=IF([.$J50]&gt;[.$J49];[.B49];[.B49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style-name="ce17" table:formula="of:=FIRST_GAME_MS + ((DURATION_MS + GAME_GAP_MS) * ([.$B50]-1))" office:value-type="float" office:value="48240000" calcext:value-type="float">
            <text:p>4824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8 KO P=4'.F50];TRANSLATED_TEAM_NAMES;['2 x 8 KO P=4'.$E50]+1)" office:value-type="string" office:string-value="Caversham Trents" calcext:value-type="string">
            <text:p>Caversham Trents</text:p>
          </table:table-cell>
          <table:table-cell table:style-name="ce21" table:formula="of:=VLOOKUP(['2 x 8 KO P=4'.G50];TRANSLATED_TEAM_NAMES;['2 x 8 KO P=4'.$E50]+1)">
            <text:p/>
          </table:table-cell>
          <table:table-cell table:style-name="ce22" table:formula="of:=IF(MOD([.$C50]; NUM_PITCHES)=0;INDEX(PITCHES;1;NUM_PITCHES);INDEX(PITCHES;1;MOD([.$C5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0]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}&quot;" office:value-type="string" office:string-value="{&quot;__v&quot;:0,&quot;day&quot;:1,&quot;dateTime&quot;:48240000,&quot;duration&quot;:&quot;10m&quot;,&quot;pitch&quot;:&quot;1&quot;,&quot;competition&quot;:{&quot;name&quot;:&quot;U13&quot;, &quot;section&quot;:&quot;A Groups&quot;, &quot;group&quot;:&quot;1&quot;},&quot;tag&quot;:&quot;13&quot;, &quot;homeTeam&quot;:&quot;Caversham Trents&quot;, &quot;awayTeam&quot;:&quot;&quot;}" calcext:value-type="string">
            <text:p>{"__v":0,"day":1,"dateTime":48240000,"duration":"10m","pitch":"1","competition":{"name":"U13", "section":"A Groups", "group":"1"},"tag":"13", "homeTeam":"Caversham Trents", "awayTeam":""}</text:p>
          </table:table-cell>
          <table:table-cell table:number-columns-repeated="1013"/>
        </table:table-row>
        <table:table-row table:style-name="ro1">
          <table:table-cell table:formula="of:=[.B51]" office:value-type="float" office:value="13" calcext:value-type="float">
            <text:p>13</text:p>
          </table:table-cell>
          <table:table-cell table:formula="of:=IF([.$J51]&gt;[.$J50];[.B50];[.B50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17" table:formula="of:=FIRST_GAME_MS + ((DURATION_MS + GAME_GAP_MS) * ([.$B51]-1))" office:value-type="float" office:value="48240000" calcext:value-type="float">
            <text:p>4824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20" table:formula="of:=VLOOKUP(['2 x 8 KO P=4'.F51];TRANSLATED_TEAM_NAMES;['2 x 8 KO P=4'.$E51]+1)">
            <text:p/>
          </table:table-cell>
          <table:table-cell table:style-name="ce21" table:formula="of:=VLOOKUP(['2 x 8 KO P=4'.G51];TRANSLATED_TEAM_NAMES;['2 x 8 KO P=4'.$E51]+1)">
            <text:p/>
          </table:table-cell>
          <table:table-cell table:style-name="ce22" table:formula="of:=IF(MOD([.$C51]; NUM_PITCHES)=0;INDEX(PITCHES;1;NUM_PITCHES);INDEX(PITCHES;1;MOD([.$C51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1]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}&quot;" office:value-type="string" office:string-value="{&quot;__v&quot;:0,&quot;day&quot;:1,&quot;dateTime&quot;:48240000,&quot;duration&quot;:&quot;10m&quot;,&quot;pitch&quot;:&quot;2&quot;,&quot;competition&quot;:{&quot;name&quot;:&quot;U13&quot;, &quot;section&quot;:&quot;A Groups&quot;, &quot;group&quot;:&quot;1&quot;},&quot;tag&quot;:&quot;13&quot;, &quot;homeTeam&quot;:&quot;&quot;, &quot;awayTeam&quot;:&quot;&quot;}" calcext:value-type="string">
            <text:p>{"__v":0,"day":1,"dateTime":48240000,"duration":"10m","pitch":"2","competition":{"name":"U13", "section":"A Groups", "group":"1"},"tag":"13", "homeTeam":"", "awayTeam":""}</text:p>
          </table:table-cell>
          <table:table-cell table:number-columns-repeated="1013"/>
        </table:table-row>
        <table:table-row table:style-name="ro1">
          <table:table-cell table:formula="of:=[.B52]" office:value-type="float" office:value="13" calcext:value-type="float">
            <text:p>13</text:p>
          </table:table-cell>
          <table:table-cell table:formula="of:=IF([.$J52]&gt;[.$J51];[.B51];[.B51]+1)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style-name="ce17" table:formula="of:=FIRST_GAME_MS + ((DURATION_MS + GAME_GAP_MS) * ([.$B52]-1))" office:value-type="float" office:value="48240000" calcext:value-type="float">
            <text:p>4824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VLOOKUP(['2 x 8 KO P=4'.F52];TRANSLATED_TEAM_NAMES;['2 x 8 KO P=4'.$E52]+1)" office:value-type="string" office:string-value="Westwood Wanderers Hoops" calcext:value-type="string">
            <text:p>Westwood Wanderers Hoops</text:p>
          </table:table-cell>
          <table:table-cell table:style-name="ce21" table:formula="of:=VLOOKUP(['2 x 8 KO P=4'.G52];TRANSLATED_TEAM_NAMES;['2 x 8 KO P=4'.$E52]+1)">
            <text:p/>
          </table:table-cell>
          <table:table-cell table:style-name="ce22" table:formula="of:=IF(MOD([.$C52]; NUM_PITCHES)=0;INDEX(PITCHES;1;NUM_PITCHES);INDEX(PITCHES;1;MOD([.$C52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2]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}&quot;" office:value-type="string" office:string-value="{&quot;__v&quot;:0,&quot;day&quot;:1,&quot;dateTime&quot;:48240000,&quot;duration&quot;:&quot;10m&quot;,&quot;pitch&quot;:&quot;3&quot;,&quot;competition&quot;:{&quot;name&quot;:&quot;U13&quot;, &quot;section&quot;:&quot;A Groups&quot;, &quot;group&quot;:&quot;2&quot;},&quot;tag&quot;:&quot;13&quot;, &quot;homeTeam&quot;:&quot;Westwood Wanderers Hoops&quot;, &quot;awayTeam&quot;:&quot;&quot;}" calcext:value-type="string">
            <text:p>{"__v":0,"day":1,"dateTime":48240000,"duration":"10m","pitch":"3","competition":{"name":"U13", "section":"A Groups", "group":"2"},"tag":"13", "homeTeam":"Westwood Wanderers Hoops", "awayTeam":""}</text:p>
          </table:table-cell>
          <table:table-cell table:number-columns-repeated="1013"/>
        </table:table-row>
        <table:table-row table:style-name="ro1">
          <table:table-cell table:formula="of:=[.B53]" office:value-type="float" office:value="13" calcext:value-type="float">
            <text:p>13</text:p>
          </table:table-cell>
          <table:table-cell table:formula="of:=IF([.$J53]&gt;[.$J52];[.B52];[.B52]+1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17" table:formula="of:=FIRST_GAME_MS + ((DURATION_MS + GAME_GAP_MS) * ([.$B53]-1))" office:value-type="float" office:value="48240000" calcext:value-type="float">
            <text:p>4824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20" table:formula="of:=VLOOKUP(['2 x 8 KO P=4'.F53];TRANSLATED_TEAM_NAMES;['2 x 8 KO P=4'.$E53]+1)">
            <text:p/>
          </table:table-cell>
          <table:table-cell table:style-name="ce21" table:formula="of:=VLOOKUP(['2 x 8 KO P=4'.G53];TRANSLATED_TEAM_NAMES;['2 x 8 KO P=4'.$E53]+1)">
            <text:p/>
          </table:table-cell>
          <table:table-cell table:style-name="ce22" table:formula="of:=IF(MOD([.$C53]; NUM_PITCHES)=0;INDEX(PITCHES;1;NUM_PITCHES);INDEX(PITCHES;1;MOD([.$C53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3]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}&quot;" office:value-type="string" office:string-value="{&quot;__v&quot;:0,&quot;day&quot;:1,&quot;dateTime&quot;:48240000,&quot;duration&quot;:&quot;10m&quot;,&quot;pitch&quot;:&quot;4&quot;,&quot;competition&quot;:{&quot;name&quot;:&quot;U13&quot;, &quot;section&quot;:&quot;A Groups&quot;, &quot;group&quot;:&quot;2&quot;},&quot;tag&quot;:&quot;13&quot;, &quot;homeTeam&quot;:&quot;&quot;, &quot;awayTeam&quot;:&quot;&quot;}" calcext:value-type="string">
            <text:p>{"__v":0,"day":1,"dateTime":48240000,"duration":"10m","pitch":"4","competition":{"name":"U13", "section":"A Groups", "group":"2"},"tag":"13", "homeTeam":"", "awayTeam":""}</text:p>
          </table:table-cell>
          <table:table-cell table:number-columns-repeated="1013"/>
        </table:table-row>
        <table:table-row table:style-name="ro1">
          <table:table-cell table:formula="of:=[.B54]" office:value-type="float" office:value="14" calcext:value-type="float">
            <text:p>14</text:p>
          </table:table-cell>
          <table:table-cell table:formula="of:=IF([.$J54]&gt;[.$J53];[.B53];[.B53]+1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style-name="ce17" table:formula="of:=FIRST_GAME_MS + ((DURATION_MS + GAME_GAP_MS) * ([.$B54]-1))" office:value-type="float" office:value="48960000" calcext:value-type="float">
            <text:p>4896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VLOOKUP(['2 x 8 KO P=4'.F54];TRANSLATED_TEAM_NAMES;['2 x 8 KO P=4'.$E54]+1)" office:value-type="string" office:string-value="Balham FC Eagles" calcext:value-type="string">
            <text:p>Balham FC Eagles</text:p>
          </table:table-cell>
          <table:table-cell table:style-name="ce21" table:formula="of:=VLOOKUP(['2 x 8 KO P=4'.G54];TRANSLATED_TEAM_NAMES;['2 x 8 KO P=4'.$E54]+1)" office:value-type="string" office:string-value="JS Cannons - Blue" calcext:value-type="string">
            <text:p>JS Cannons - Blue</text:p>
          </table:table-cell>
          <table:table-cell table:style-name="ce22" table:formula="of:=IF(MOD([.$C54]; NUM_PITCHES)=0;INDEX(PITCHES;1;NUM_PITCHES);INDEX(PITCHES;1;MOD([.$C5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54] &amp; &quot;,&quot;&quot;duration&quot;&quot;:&quot;&quot;&quot; &amp; MATCH_DURATION &amp; &quot;m&quot;&quot;,&quot;&quot;pitch&quot;&quot;:&quot;&quot;&quot; &amp; [.J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4] &amp; &quot;&quot;&quot;},&quot;&quot;tag&quot;&quot;:&quot;&quot;&quot; &amp; [.$A54] &amp; &quot;&quot;&quot;, &quot;&quot;homeTeam&quot;&quot;:&quot;&quot;&quot; &amp; [.H54] &amp; &quot;&quot;&quot;, &quot;&quot;awayTeam&quot;&quot;:&quot;&quot;&quot; &amp; [.I54] &amp; &quot;&quot;&quot;}&quot;" office:value-type="string" office:string-value="{&quot;__v&quot;:0,&quot;day&quot;:1,&quot;dateTime&quot;:48960000,&quot;duration&quot;:&quot;10m&quot;,&quot;pitch&quot;:&quot;1&quot;,&quot;competition&quot;:{&quot;name&quot;:&quot;U13&quot;, &quot;section&quot;:&quot;A Groups&quot;, &quot;group&quot;:&quot;1&quot;},&quot;tag&quot;:&quot;14&quot;, &quot;homeTeam&quot;:&quot;Balham FC Eagles&quot;, &quot;awayTeam&quot;:&quot;JS Cannons - Blue&quot;}" calcext:value-type="string">
            <text:p>{"__v":0,"day":1,"dateTime":48960000,"duration":"10m","pitch":"1","competition":{"name":"U13", "section":"A Groups", "group":"1"},"tag":"14", "homeTeam":"Balham FC Eagles", "awayTeam":"JS Cannons - Blue"}</text:p>
          </table:table-cell>
          <table:table-cell table:number-columns-repeated="1013"/>
        </table:table-row>
        <table:table-row table:style-name="ro1">
          <table:table-cell table:formula="of:=[.B55]" office:value-type="float" office:value="14" calcext:value-type="float">
            <text:p>14</text:p>
          </table:table-cell>
          <table:table-cell table:formula="of:=IF([.$J55]&gt;[.$J54];[.B54];[.B54]+1)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17" table:formula="of:=FIRST_GAME_MS + ((DURATION_MS + GAME_GAP_MS) * ([.$B55]-1))" office:value-type="float" office:value="48960000" calcext:value-type="float">
            <text:p>4896000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VLOOKUP(['2 x 8 KO P=4'.F55];TRANSLATED_TEAM_NAMES;['2 x 8 KO P=4'.$E55]+1)">
            <text:p/>
          </table:table-cell>
          <table:table-cell table:style-name="ce21" table:formula="of:=VLOOKUP(['2 x 8 KO P=4'.G55];TRANSLATED_TEAM_NAMES;['2 x 8 KO P=4'.$E55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55]; NUM_PITCHES)=0;INDEX(PITCHES;1;NUM_PITCHES);INDEX(PITCHES;1;MOD([.$C55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55] &amp; &quot;,&quot;&quot;duration&quot;&quot;:&quot;&quot;&quot; &amp; MATCH_DURATION &amp; &quot;m&quot;&quot;,&quot;&quot;pitch&quot;&quot;:&quot;&quot;&quot; &amp; [.J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5] &amp; &quot;&quot;&quot;},&quot;&quot;tag&quot;&quot;:&quot;&quot;&quot; &amp; [.$A55] &amp; &quot;&quot;&quot;, &quot;&quot;homeTeam&quot;&quot;:&quot;&quot;&quot; &amp; [.H55] &amp; &quot;&quot;&quot;, &quot;&quot;awayTeam&quot;&quot;:&quot;&quot;&quot; &amp; [.I55] &amp; &quot;&quot;&quot;}&quot;" office:value-type="string" office:string-value="{&quot;__v&quot;:0,&quot;day&quot;:1,&quot;dateTime&quot;:48960000,&quot;duration&quot;:&quot;10m&quot;,&quot;pitch&quot;:&quot;2&quot;,&quot;competition&quot;:{&quot;name&quot;:&quot;U13&quot;, &quot;section&quot;:&quot;A Groups&quot;, &quot;group&quot;:&quot;1&quot;},&quot;tag&quot;:&quot;14&quot;, &quot;homeTeam&quot;:&quot;&quot;, &quot;awayTeam&quot;:&quot;Bracknell Town Youth FC - Red&quot;}" calcext:value-type="string">
            <text:p>{"__v":0,"day":1,"dateTime":48960000,"duration":"10m","pitch":"2","competition":{"name":"U13", "section":"A Groups", "group":"1"},"tag":"14", "homeTeam":"", "awayTeam":"Bracknell Town Youth FC - Red"}</text:p>
          </table:table-cell>
          <table:table-cell table:number-columns-repeated="1013"/>
        </table:table-row>
        <table:table-row table:style-name="ro1">
          <table:table-cell table:formula="of:=[.B56]" office:value-type="float" office:value="14" calcext:value-type="float">
            <text:p>14</text:p>
          </table:table-cell>
          <table:table-cell table:formula="of:=IF([.$J56]&gt;[.$J55];[.B55];[.B55]+1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17" table:formula="of:=FIRST_GAME_MS + ((DURATION_MS + GAME_GAP_MS) * ([.$B56]-1))" office:value-type="float" office:value="48960000" calcext:value-type="float">
            <text:p>4896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VLOOKUP(['2 x 8 KO P=4'.F56];TRANSLATED_TEAM_NAMES;['2 x 8 KO P=4'.$E56]+1)" office:value-type="string" office:string-value="Balham FC Colts" calcext:value-type="string">
            <text:p>Balham FC Colts</text:p>
          </table:table-cell>
          <table:table-cell table:style-name="ce21" table:formula="of:=VLOOKUP(['2 x 8 KO P=4'.G56];TRANSLATED_TEAM_NAMES;['2 x 8 KO P=4'.$E56]+1)" office:value-type="string" office:string-value="Yateley Jaguars" calcext:value-type="string">
            <text:p>Yateley Jaguars</text:p>
          </table:table-cell>
          <table:table-cell table:style-name="ce22" table:formula="of:=IF(MOD([.$C56]; NUM_PITCHES)=0;INDEX(PITCHES;1;NUM_PITCHES);INDEX(PITCHES;1;MOD([.$C56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56] &amp; &quot;,&quot;&quot;duration&quot;&quot;:&quot;&quot;&quot; &amp; MATCH_DURATION &amp; &quot;m&quot;&quot;,&quot;&quot;pitch&quot;&quot;:&quot;&quot;&quot; &amp; [.J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6] &amp; &quot;&quot;&quot;},&quot;&quot;tag&quot;&quot;:&quot;&quot;&quot; &amp; [.$A56] &amp; &quot;&quot;&quot;, &quot;&quot;homeTeam&quot;&quot;:&quot;&quot;&quot; &amp; [.H56] &amp; &quot;&quot;&quot;, &quot;&quot;awayTeam&quot;&quot;:&quot;&quot;&quot; &amp; [.I56] &amp; &quot;&quot;&quot;}&quot;" office:value-type="string" office:string-value="{&quot;__v&quot;:0,&quot;day&quot;:1,&quot;dateTime&quot;:48960000,&quot;duration&quot;:&quot;10m&quot;,&quot;pitch&quot;:&quot;3&quot;,&quot;competition&quot;:{&quot;name&quot;:&quot;U13&quot;, &quot;section&quot;:&quot;A Groups&quot;, &quot;group&quot;:&quot;2&quot;},&quot;tag&quot;:&quot;14&quot;, &quot;homeTeam&quot;:&quot;Balham FC Colts&quot;, &quot;awayTeam&quot;:&quot;Yateley Jaguars&quot;}" calcext:value-type="string">
            <text:p>{"__v":0,"day":1,"dateTime":48960000,"duration":"10m","pitch":"3","competition":{"name":"U13", "section":"A Groups", "group":"2"},"tag":"14", "homeTeam":"Balham FC Colts", "awayTeam":"Yateley Jaguars"}</text:p>
          </table:table-cell>
          <table:table-cell table:number-columns-repeated="1013"/>
        </table:table-row>
        <table:table-row table:style-name="ro1">
          <table:table-cell table:formula="of:=[.B57]" office:value-type="float" office:value="14" calcext:value-type="float">
            <text:p>14</text:p>
          </table:table-cell>
          <table:table-cell table:formula="of:=IF([.$J57]&gt;[.$J56];[.B56];[.B56]+1)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ce17" table:formula="of:=FIRST_GAME_MS + ((DURATION_MS + GAME_GAP_MS) * ([.$B57]-1))" office:value-type="float" office:value="48960000" calcext:value-type="float">
            <text:p>48960000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VLOOKUP(['2 x 8 KO P=4'.F57];TRANSLATED_TEAM_NAMES;['2 x 8 KO P=4'.$E57]+1)">
            <text:p/>
          </table:table-cell>
          <table:table-cell table:style-name="ce21" table:formula="of:=VLOOKUP(['2 x 8 KO P=4'.G57];TRANSLATED_TEAM_NAMES;['2 x 8 KO P=4'.$E57]+1)" office:value-type="string" office:string-value="Caversham Trents Blues" calcext:value-type="string">
            <text:p>Caversham Trents Blues</text:p>
          </table:table-cell>
          <table:table-cell table:style-name="ce22" table:formula="of:=IF(MOD([.$C57]; NUM_PITCHES)=0;INDEX(PITCHES;1;NUM_PITCHES);INDEX(PITCHES;1;MOD([.$C57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57] &amp; &quot;,&quot;&quot;duration&quot;&quot;:&quot;&quot;&quot; &amp; MATCH_DURATION &amp; &quot;m&quot;&quot;,&quot;&quot;pitch&quot;&quot;:&quot;&quot;&quot; &amp; [.J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7] &amp; &quot;&quot;&quot;},&quot;&quot;tag&quot;&quot;:&quot;&quot;&quot; &amp; [.$A57] &amp; &quot;&quot;&quot;, &quot;&quot;homeTeam&quot;&quot;:&quot;&quot;&quot; &amp; [.H57] &amp; &quot;&quot;&quot;, &quot;&quot;awayTeam&quot;&quot;:&quot;&quot;&quot; &amp; [.I57] &amp; &quot;&quot;&quot;}&quot;" office:value-type="string" office:string-value="{&quot;__v&quot;:0,&quot;day&quot;:1,&quot;dateTime&quot;:48960000,&quot;duration&quot;:&quot;10m&quot;,&quot;pitch&quot;:&quot;4&quot;,&quot;competition&quot;:{&quot;name&quot;:&quot;U13&quot;, &quot;section&quot;:&quot;A Groups&quot;, &quot;group&quot;:&quot;2&quot;},&quot;tag&quot;:&quot;14&quot;, &quot;homeTeam&quot;:&quot;&quot;, &quot;awayTeam&quot;:&quot;Caversham Trents Blues&quot;}" calcext:value-type="string">
            <text:p>{"__v":0,"day":1,"dateTime":48960000,"duration":"10m","pitch":"4","competition":{"name":"U13", "section":"A Groups", "group":"2"},"tag":"14", "homeTeam":"", "awayTeam":"Caversham Trents Blues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58]&gt;[.$J57];[.B57];[.B57]+1)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ce17" table:formula="of:=FIRST_GAME_MS + ((DURATION_MS + GAME_GAP_MS) * ([.$B58]-1)) + SECTION_GAP_MS" office:value-type="float" office:value="50460000" calcext:value-type="float">
            <text:p>50460000</text:p>
          </table:table-cell>
          <table:table-cell table:formula="of:=AGE_GROUP_TRANSLATED&amp;&quot;_&quot;&amp;SECTION_TRANSLATED&amp;&quot;_QF1&quot;" office:value-type="string" office:string-value="U13_AGroups_QF1" calcext:value-type="string">
            <text:p>U13_AGroups_QF1</text:p>
          </table:table-cell>
          <table:table-cell table:style-name="ce19" table:formula="of:=AGE_GROUP_TRANSLATED&amp;&quot;_&quot;&amp;SECTION_TRANSLATED&amp;&quot;_G1_P1&quot;" office:value-type="string" office:string-value="U13_AGroups_G1_P1" calcext:value-type="string">
            <text:p>U13_AGroups_G1_P1</text:p>
          </table:table-cell>
          <table:table-cell table:style-name="ce19" table:formula="of:=AGE_GROUP_TRANSLATED&amp;&quot;_&quot;&amp;SECTION_TRANSLATED&amp;&quot;_G2_P4&quot;" office:value-type="string" office:string-value="U13_AGroups_G2_P4" calcext:value-type="string">
            <text:p>U13_AGroups_G2_P4</text:p>
          </table:table-cell>
          <table:table-cell table:style-name="ce18" office:value-type="string" calcext:value-type="string">
            <text:p>Winner Group 1</text:p>
          </table:table-cell>
          <table:table-cell table:style-name="ce21" office:value-type="string" calcext:value-type="string">
            <text:p>4<text:span text:style-name="T1">th</text:span> Group 2</text:p>
          </table:table-cell>
          <table:table-cell table:style-name="ce22" table:formula="of:=IF(MOD([.$C58]; NUM_PITCHES)=0;INDEX(PITCHES;1;NUM_PITCHES);INDEX(PITCHES;1;MOD([.$C58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58] &amp; &quot;,&quot;&quot;duration&quot;&quot;:&quot;&quot;&quot; &amp; MATCH_DURATION &amp; &quot;m&quot;&quot;,&quot;&quot;pitch&quot;&quot;:&quot;&quot;&quot; &amp; [.J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8] &amp; &quot;&quot;&quot;, &quot;&quot;homeTeam&quot;&quot;:&quot;&quot;&quot; &amp; [.H58] &amp; &quot;&quot;&quot;, &quot;&quot;awayTeam&quot;&quot;:&quot;&quot;&quot; &amp; [.I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day&quot;:1,&quot;dateTime&quot;:50460000,&quot;duration&quot;:&quot;10m&quot;,&quot;pitch&quot;:&quot;1&quot;,&quot;competition&quot;:{&quot;name&quot;:&quot;U13&quot;, &quot;section&quot;:&quot;A Groups&quot;},&quot;tag&quot;:&quot;QF1&quot;, &quot;homeTeam&quot;:&quot;Winner Group 1&quot;, &quot;awayTeam&quot;:&quot;4th Group 2&quot;, &quot;homeTeamFrom&quot;:&quot;U13_AGroups_G1_P1&quot;, &quot;awayTeamFrom&quot;:&quot;U13_AGroups_G2_P4&quot;, &quot;stage2Tag&quot;:&quot;U13_AGroups_QF1&quot;}" calcext:value-type="string">
            <text:p>{"__v":0,"day":1,"dateTime":50460000,"duration":"10m","pitch":"1","competition":{"name":"U13", "section":"A Groups"},"tag":"QF1", "homeTeam":"Winner Group 1", "awayTeam":"4th Group 2", "homeTeamFrom":"U13_AGroups_G1_P1", "awayTeamFrom":"U13_AGroups_G2_P4", "stage2Tag":"U13_AGroup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59]&gt;[.$J58];[.B58];[.B58]+1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style-name="ce17" table:formula="of:=FIRST_GAME_MS + ((DURATION_MS + GAME_GAP_MS) * ([.$B59]-1)) + SECTION_GAP_MS" office:value-type="float" office:value="50460000" calcext:value-type="float">
            <text:p>50460000</text:p>
          </table:table-cell>
          <table:table-cell table:formula="of:=AGE_GROUP_TRANSLATED&amp;&quot;_&quot;&amp;SECTION_TRANSLATED&amp;&quot;_QF2&quot;" office:value-type="string" office:string-value="U13_AGroups_QF2" calcext:value-type="string">
            <text:p>U13_AGroups_QF2</text:p>
          </table:table-cell>
          <table:table-cell table:style-name="ce19" table:formula="of:=AGE_GROUP_TRANSLATED&amp;&quot;_&quot;&amp;SECTION_TRANSLATED&amp;&quot;_G2_P1&quot;" office:value-type="string" office:string-value="U13_AGroups_G2_P1" calcext:value-type="string">
            <text:p>U13_AGroups_G2_P1</text:p>
          </table:table-cell>
          <table:table-cell table:style-name="ce19" table:formula="of:=AGE_GROUP_TRANSLATED&amp;&quot;_&quot;&amp;SECTION_TRANSLATED&amp;&quot;_G1_P4&quot;" office:value-type="string" office:string-value="U13_AGroups_G1_P4" calcext:value-type="string">
            <text:p>U13_AGroups_G1_P4</text:p>
          </table:table-cell>
          <table:table-cell table:style-name="ce18" office:value-type="string" calcext:value-type="string">
            <text:p>Winner Group 2</text:p>
          </table:table-cell>
          <table:table-cell table:style-name="ce21" office:value-type="string" calcext:value-type="string">
            <text:p>4<text:span text:style-name="T1">th</text:span> Group 1</text:p>
          </table:table-cell>
          <table:table-cell table:style-name="ce22" table:formula="of:=IF(MOD([.$C59]; NUM_PITCHES)=0;INDEX(PITCHES;1;NUM_PITCHES);INDEX(PITCHES;1;MOD([.$C59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59] &amp; &quot;,&quot;&quot;duration&quot;&quot;:&quot;&quot;&quot; &amp; MATCH_DURATION &amp; &quot;m&quot;&quot;,&quot;&quot;pitch&quot;&quot;:&quot;&quot;&quot; &amp; [.J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9] &amp; &quot;&quot;&quot;, &quot;&quot;homeTeam&quot;&quot;:&quot;&quot;&quot; &amp; [.H59] &amp; &quot;&quot;&quot;, &quot;&quot;awayTeam&quot;&quot;:&quot;&quot;&quot; &amp; [.I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day&quot;:1,&quot;dateTime&quot;:50460000,&quot;duration&quot;:&quot;10m&quot;,&quot;pitch&quot;:&quot;2&quot;,&quot;competition&quot;:{&quot;name&quot;:&quot;U13&quot;, &quot;section&quot;:&quot;A Groups&quot;},&quot;tag&quot;:&quot;QF2&quot;, &quot;homeTeam&quot;:&quot;Winner Group 2&quot;, &quot;awayTeam&quot;:&quot;4th Group 1&quot;, &quot;homeTeamFrom&quot;:&quot;U13_AGroups_G2_P1&quot;, &quot;awayTeamFrom&quot;:&quot;U13_AGroups_G1_P4&quot;, &quot;stage2Tag&quot;:&quot;U13_AGroups_QF2&quot;}" calcext:value-type="string">
            <text:p>{"__v":0,"day":1,"dateTime":50460000,"duration":"10m","pitch":"2","competition":{"name":"U13", "section":"A Groups"},"tag":"QF2", "homeTeam":"Winner Group 2", "awayTeam":"4th Group 1", "homeTeamFrom":"U13_AGroups_G2_P1", "awayTeamFrom":"U13_AGroups_G1_P4", "stage2Tag":"U13_AGroup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60]&gt;[.$J59];[.B59];[.B59]+1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17" table:formula="of:=FIRST_GAME_MS + ((DURATION_MS + GAME_GAP_MS) * ([.$B60]-1)) + SECTION_GAP_MS" office:value-type="float" office:value="50460000" calcext:value-type="float">
            <text:p>50460000</text:p>
          </table:table-cell>
          <table:table-cell table:formula="of:=AGE_GROUP_TRANSLATED&amp;&quot;_&quot;&amp;SECTION_TRANSLATED&amp;&quot;_QF3&quot;" office:value-type="string" office:string-value="U13_AGroups_QF3" calcext:value-type="string">
            <text:p>U13_AGroups_QF3</text:p>
          </table:table-cell>
          <table:table-cell table:style-name="ce19" table:formula="of:=AGE_GROUP_TRANSLATED&amp;&quot;_&quot;&amp;SECTION_TRANSLATED&amp;&quot;_G1_P2&quot;" office:value-type="string" office:string-value="U13_AGroups_G1_P2" calcext:value-type="string">
            <text:p>U13_AGroups_G1_P2</text:p>
          </table:table-cell>
          <table:table-cell table:style-name="ce19" table:formula="of:=AGE_GROUP_TRANSLATED&amp;&quot;_&quot;&amp;SECTION_TRANSLATED&amp;&quot;_G2_P3&quot;" office:value-type="string" office:string-value="U13_AGroups_G2_P3" calcext:value-type="string">
            <text:p>U13_AGroups_G2_P3</text:p>
          </table:table-cell>
          <table:table-cell table:style-name="ce18" office:value-type="string" calcext:value-type="string">
            <text:p>2<text:span text:style-name="T1">nd</text:span> Group 1</text:p>
          </table:table-cell>
          <table:table-cell table:style-name="ce21" office:value-type="string" calcext:value-type="string">
            <text:p>3<text:span text:style-name="T1">rd</text:span> Group 2</text:p>
          </table:table-cell>
          <table:table-cell table:style-name="ce22" table:formula="of:=IF(MOD([.$C60]; NUM_PITCHES)=0;INDEX(PITCHES;1;NUM_PITCHES);INDEX(PITCHES;1;MOD([.$C60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60] &amp; &quot;,&quot;&quot;duration&quot;&quot;:&quot;&quot;&quot; &amp; MATCH_DURATION &amp; &quot;m&quot;&quot;,&quot;&quot;pitch&quot;&quot;:&quot;&quot;&quot; &amp; [.J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0] &amp; &quot;&quot;&quot;, &quot;&quot;homeTeam&quot;&quot;:&quot;&quot;&quot; &amp; [.H60] &amp; &quot;&quot;&quot;, &quot;&quot;awayTeam&quot;&quot;:&quot;&quot;&quot; &amp; [.I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day&quot;:1,&quot;dateTime&quot;:50460000,&quot;duration&quot;:&quot;10m&quot;,&quot;pitch&quot;:&quot;3&quot;,&quot;competition&quot;:{&quot;name&quot;:&quot;U13&quot;, &quot;section&quot;:&quot;A Groups&quot;},&quot;tag&quot;:&quot;QF3&quot;, &quot;homeTeam&quot;:&quot;2nd Group 1&quot;, &quot;awayTeam&quot;:&quot;3rd Group 2&quot;, &quot;homeTeamFrom&quot;:&quot;U13_AGroups_G1_P2&quot;, &quot;awayTeamFrom&quot;:&quot;U13_AGroups_G2_P3&quot;, &quot;stage2Tag&quot;:&quot;U13_AGroups_QF3&quot;}" calcext:value-type="string">
            <text:p>{"__v":0,"day":1,"dateTime":50460000,"duration":"10m","pitch":"3","competition":{"name":"U13", "section":"A Groups"},"tag":"QF3", "homeTeam":"2nd Group 1", "awayTeam":"3rd Group 2", "homeTeamFrom":"U13_AGroups_G1_P2", "awayTeamFrom":"U13_AGroups_G2_P3", "stage2Tag":"U13_AGroup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61]&gt;[.$J60];[.B60];[.B60]+1)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17" table:formula="of:=FIRST_GAME_MS + ((DURATION_MS + GAME_GAP_MS) * ([.$B61]-1)) + SECTION_GAP_MS" office:value-type="float" office:value="50460000" calcext:value-type="float">
            <text:p>50460000</text:p>
          </table:table-cell>
          <table:table-cell table:formula="of:=AGE_GROUP_TRANSLATED&amp;&quot;_&quot;&amp;SECTION_TRANSLATED&amp;&quot;_QF4&quot;" office:value-type="string" office:string-value="U13_AGroups_QF4" calcext:value-type="string">
            <text:p>U13_AGroups_QF4</text:p>
          </table:table-cell>
          <table:table-cell table:style-name="ce19" table:formula="of:=AGE_GROUP_TRANSLATED&amp;&quot;_&quot;&amp;SECTION_TRANSLATED&amp;&quot;_G2_P2&quot;" office:value-type="string" office:string-value="U13_AGroups_G2_P2" calcext:value-type="string">
            <text:p>U13_AGroups_G2_P2</text:p>
          </table:table-cell>
          <table:table-cell table:style-name="ce19" table:formula="of:=AGE_GROUP_TRANSLATED&amp;&quot;_&quot;&amp;SECTION_TRANSLATED&amp;&quot;_G1_P3&quot;" office:value-type="string" office:string-value="U13_AGroups_G1_P3" calcext:value-type="string">
            <text:p>U13_AGroups_G1_P3</text:p>
          </table:table-cell>
          <table:table-cell table:style-name="ce18" office:value-type="string" calcext:value-type="string">
            <text:p>2<text:span text:style-name="T1">nd</text:span> Group 2</text:p>
          </table:table-cell>
          <table:table-cell table:style-name="ce21" office:value-type="string" calcext:value-type="string">
            <text:p>3<text:span text:style-name="T1">rd</text:span> Group 1</text:p>
          </table:table-cell>
          <table:table-cell table:style-name="ce22" table:formula="of:=IF(MOD([.$C61]; NUM_PITCHES)=0;INDEX(PITCHES;1;NUM_PITCHES);INDEX(PITCHES;1;MOD([.$C61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61] &amp; &quot;,&quot;&quot;duration&quot;&quot;:&quot;&quot;&quot; &amp; MATCH_DURATION &amp; &quot;m&quot;&quot;,&quot;&quot;pitch&quot;&quot;:&quot;&quot;&quot; &amp; [.J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1] &amp; &quot;&quot;&quot;, &quot;&quot;homeTeam&quot;&quot;:&quot;&quot;&quot; &amp; [.H61] &amp; &quot;&quot;&quot;, &quot;&quot;awayTeam&quot;&quot;:&quot;&quot;&quot; &amp; [.I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day&quot;:1,&quot;dateTime&quot;:50460000,&quot;duration&quot;:&quot;10m&quot;,&quot;pitch&quot;:&quot;4&quot;,&quot;competition&quot;:{&quot;name&quot;:&quot;U13&quot;, &quot;section&quot;:&quot;A Groups&quot;},&quot;tag&quot;:&quot;QF4&quot;, &quot;homeTeam&quot;:&quot;2nd Group 2&quot;, &quot;awayTeam&quot;:&quot;3rd Group 1&quot;, &quot;homeTeamFrom&quot;:&quot;U13_AGroups_G2_P2&quot;, &quot;awayTeamFrom&quot;:&quot;U13_AGroups_G1_P3&quot;, &quot;stage2Tag&quot;:&quot;U13_AGroups_QF4&quot;}" calcext:value-type="string">
            <text:p>{"__v":0,"day":1,"dateTime":50460000,"duration":"10m","pitch":"4","competition":{"name":"U13", "section":"A Groups"},"tag":"QF4", "homeTeam":"2nd Group 2", "awayTeam":"3rd Group 1", "homeTeamFrom":"U13_AGroups_G2_P2", "awayTeamFrom":"U13_AGroups_G1_P3", "stage2Tag":"U13_AGroup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62]&gt;[.$J61];[.B61];[.B61]+1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17" table:formula="of:=FIRST_GAME_MS + ((DURATION_MS + GAME_GAP_MS) * ([.$B62]-1)) + SECTION_GAP_MS" office:value-type="float" office:value="51180000" calcext:value-type="float">
            <text:p>51180000</text:p>
          </table:table-cell>
          <table:table-cell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style-name="ce19" table:formula="of:=AGE_GROUP_TRANSLATED&amp;&quot;_&quot;&amp;SECTION_TRANSLATED&amp;&quot;_QF1&quot;" office:value-type="string" office:string-value="U13_AGroups_QF1" calcext:value-type="string">
            <text:p>U13_AGroups_QF1</text:p>
          </table:table-cell>
          <table:table-cell table:style-name="ce19" table:formula="of:=AGE_GROUP_TRANSLATED&amp;&quot;_&quot;&amp;SECTION_TRANSLATED&amp;&quot;_QF4&quot;" office:value-type="string" office:string-value="U13_AGroups_QF4" calcext:value-type="string">
            <text:p>U13_AGroups_QF4</text:p>
          </table:table-cell>
          <table:table-cell table:style-name="ce18" office:value-type="string" calcext:value-type="string">
            <text:p>Winner QF1</text:p>
          </table:table-cell>
          <table:table-cell table:style-name="ce21" office:value-type="string" calcext:value-type="string">
            <text:p>Winner QF4</text:p>
          </table:table-cell>
          <table:table-cell table:style-name="ce22" table:formula="of:=IF(MOD([.$C62]; NUM_PITCHES)=0;INDEX(PITCHES;1;NUM_PITCHES);INDEX(PITCHES;1;MOD([.$C6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62] &amp; &quot;,&quot;&quot;duration&quot;&quot;:&quot;&quot;&quot; &amp; MATCH_DURATION &amp; &quot;m&quot;&quot;,&quot;&quot;pitch&quot;&quot;:&quot;&quot;&quot; &amp; [.J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2] &amp; &quot;&quot;&quot;, &quot;&quot;homeTeam&quot;&quot;:&quot;&quot;&quot; &amp; [.H62] &amp; &quot;&quot;&quot;, &quot;&quot;awayTeam&quot;&quot;:&quot;&quot;&quot; &amp; [.I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day&quot;:1,&quot;dateTime&quot;:51180000,&quot;duration&quot;:&quot;10m&quot;,&quot;pitch&quot;:&quot;1&quot;,&quot;competition&quot;:{&quot;name&quot;:&quot;U13&quot;, &quot;section&quot;:&quot;A Groups&quot;},&quot;tag&quot;:&quot;SF1&quot;, &quot;homeTeam&quot;:&quot;Winner QF1&quot;, &quot;awayTeam&quot;:&quot;Winner QF4&quot;, &quot;homeTeamFrom&quot;:&quot;U13_AGroups_QF1&quot;, &quot;awayTeamFrom&quot;:&quot;U13_AGroups_QF4&quot;, &quot;stage2Tag&quot;:&quot;U13_AGroups_SF1&quot;}" calcext:value-type="string">
            <text:p>{"__v":0,"day":1,"dateTime":51180000,"duration":"10m","pitch":"1","competition":{"name":"U13", "section":"A Groups"},"tag":"SF1", "homeTeam":"Winner QF1", "awayTeam":"Winner QF4", "homeTeamFrom":"U13_AGroups_QF1", "awayTeamFrom":"U13_AGroups_QF4", "stage2Tag":"U13_AGroup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63]&gt;[.$J62];[.B62];[.B62]+1)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style-name="ce17" table:formula="of:=FIRST_GAME_MS + ((DURATION_MS + GAME_GAP_MS) * ([.$B63]-1)) + SECTION_GAP_MS" office:value-type="float" office:value="51180000" calcext:value-type="float">
            <text:p>51180000</text:p>
          </table:table-cell>
          <table:table-cell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style-name="ce19" table:formula="of:=AGE_GROUP_TRANSLATED&amp;&quot;_&quot;&amp;SECTION_TRANSLATED&amp;&quot;_QF2&quot;" office:value-type="string" office:string-value="U13_AGroups_QF2" calcext:value-type="string">
            <text:p>U13_AGroups_QF2</text:p>
          </table:table-cell>
          <table:table-cell table:style-name="ce19" table:formula="of:=AGE_GROUP_TRANSLATED&amp;&quot;_&quot;&amp;SECTION_TRANSLATED&amp;&quot;_QF3&quot;" office:value-type="string" office:string-value="U13_AGroups_QF3" calcext:value-type="string">
            <text:p>U13_AGroups_QF3</text:p>
          </table:table-cell>
          <table:table-cell table:style-name="ce18" office:value-type="string" calcext:value-type="string">
            <text:p>Winner QF2</text:p>
          </table:table-cell>
          <table:table-cell table:style-name="ce21" office:value-type="string" calcext:value-type="string">
            <text:p>Winner QF3</text:p>
          </table:table-cell>
          <table:table-cell table:style-name="ce22" table:formula="of:=IF(MOD([.$C63]; NUM_PITCHES)=0;INDEX(PITCHES;1;NUM_PITCHES);INDEX(PITCHES;1;MOD([.$C6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63] &amp; &quot;,&quot;&quot;duration&quot;&quot;:&quot;&quot;&quot; &amp; MATCH_DURATION &amp; &quot;m&quot;&quot;,&quot;&quot;pitch&quot;&quot;:&quot;&quot;&quot; &amp; [.J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3] &amp; &quot;&quot;&quot;, &quot;&quot;homeTeam&quot;&quot;:&quot;&quot;&quot; &amp; [.H63] &amp; &quot;&quot;&quot;, &quot;&quot;awayTeam&quot;&quot;:&quot;&quot;&quot; &amp; [.I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day&quot;:1,&quot;dateTime&quot;:51180000,&quot;duration&quot;:&quot;10m&quot;,&quot;pitch&quot;:&quot;2&quot;,&quot;competition&quot;:{&quot;name&quot;:&quot;U13&quot;, &quot;section&quot;:&quot;A Groups&quot;},&quot;tag&quot;:&quot;SF2&quot;, &quot;homeTeam&quot;:&quot;Winner QF2&quot;, &quot;awayTeam&quot;:&quot;Winner QF3&quot;, &quot;homeTeamFrom&quot;:&quot;U13_AGroups_QF2&quot;, &quot;awayTeamFrom&quot;:&quot;U13_AGroups_QF3&quot;, &quot;stage2Tag&quot;:&quot;U13_AGroups_SF2&quot;}" calcext:value-type="string">
            <text:p>{"__v":0,"day":1,"dateTime":51180000,"duration":"10m","pitch":"2","competition":{"name":"U13", "section":"A Groups"},"tag":"SF2", "homeTeam":"Winner QF2", "awayTeam":"Winner QF3", "homeTeamFrom":"U13_AGroups_QF2", "awayTeamFrom":"U13_AGroups_QF3", "stage2Tag":"U13_AGroup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64]&gt;[.$J63];[.B63];[.B63]+1)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style-name="ce17" table:formula="of:=FIRST_GAME_MS + ((DURATION_MS + GAME_GAP_MS) * ([.$B64]-1)) + SECTION_GAP_MS" office:value-type="float" office:value="51900000" calcext:value-type="float">
            <text:p>51900000</text:p>
          </table:table-cell>
          <table:table-cell table:formula="of:=AGE_GROUP_TRANSLATED&amp;&quot;_&quot;&amp;SECTION_TRANSLATED&amp;&quot;_FNL&quot;" office:value-type="string" office:string-value="U13_AGroups_FNL" calcext:value-type="string">
            <text:p>U13_AGroups_FNL</text:p>
          </table:table-cell>
          <table:table-cell table:style-name="ce19" table:formula="of:=AGE_GROUP_TRANSLATED&amp;&quot;_&quot;&amp;SECTION_TRANSLATED&amp;&quot;_SF1&quot;" office:value-type="string" office:string-value="U13_AGroups_SF1" calcext:value-type="string">
            <text:p>U13_AGroups_SF1</text:p>
          </table:table-cell>
          <table:table-cell table:style-name="ce19" table:formula="of:=AGE_GROUP_TRANSLATED&amp;&quot;_&quot;&amp;SECTION_TRANSLATED&amp;&quot;_SF2&quot;" office:value-type="string" office:string-value="U13_AGroups_SF2" calcext:value-type="string">
            <text:p>U13_AGroups_SF2</text:p>
          </table:table-cell>
          <table:table-cell table:style-name="ce18" office:value-type="string" calcext:value-type="string">
            <text:p>Winner SF1</text:p>
          </table:table-cell>
          <table:table-cell table:style-name="ce21" office:value-type="string" calcext:value-type="string">
            <text:p>Winner SF2</text:p>
          </table:table-cell>
          <table:table-cell table:style-name="ce22" table:formula="of:=IF(MOD([.$C64]; NUM_PITCHES)=0;INDEX(PITCHES;1;NUM_PITCHES);INDEX(PITCHES;1;MOD([.$C6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64] &amp; &quot;,&quot;&quot;duration&quot;&quot;:&quot;&quot;&quot; &amp; MATCH_DURATION &amp; &quot;m&quot;&quot;,&quot;&quot;pitch&quot;&quot;:&quot;&quot;&quot; &amp; [.J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4] &amp; &quot;&quot;&quot;, &quot;&quot;homeTeam&quot;&quot;:&quot;&quot;&quot; &amp; [.H64] &amp; &quot;&quot;&quot;, &quot;&quot;awayTeam&quot;&quot;:&quot;&quot;&quot; &amp; [.I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day&quot;:1,&quot;dateTime&quot;:51900000,&quot;duration&quot;:&quot;10m&quot;,&quot;pitch&quot;:&quot;1&quot;,&quot;competition&quot;:{&quot;name&quot;:&quot;U13&quot;, &quot;section&quot;:&quot;A Groups&quot;},&quot;tag&quot;:&quot;FNL&quot;, &quot;homeTeam&quot;:&quot;Winner SF1&quot;, &quot;awayTeam&quot;:&quot;Winner SF2&quot;, &quot;homeTeamFrom&quot;:&quot;U13_AGroups_SF1&quot;, &quot;awayTeamFrom&quot;:&quot;U13_AGroups_SF2&quot;, &quot;stage2Tag&quot;:&quot;U13_AGroups_FNL&quot;}" calcext:value-type="string">
            <text:p>{"__v":0,"day":1,"dateTime":51900000,"duration":"10m","pitch":"1","competition":{"name":"U13", "section":"A Groups"},"tag":"FNL", "homeTeam":"Winner SF1", "awayTeam":"Winner SF2", "homeTeamFrom":"U13_AGroups_SF1", "awayTeamFrom":"U13_AGroups_SF2", "stage2Tag":"U13_AGroups_FNL"}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6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P=2" table:style-name="ta1">
        <table:table-column table:style-name="co30" table:default-cell-style-name="ce11"/>
        <table:table-column table:style-name="co30" table:default-cell-style-name="ce17"/>
        <table:table-column table:style-name="co5" table:default-cell-style-name="ce17"/>
        <table:table-column table:style-name="co17" table:default-cell-style-name="ce17"/>
        <table:table-column table:style-name="co5" table:default-cell-style-name="ce17"/>
        <table:table-column table:style-name="co33" table:number-columns-repeated="2" table:default-cell-style-name="ce17"/>
        <table:table-column table:style-name="co34" table:default-cell-style-name="ce18"/>
        <table:table-column table:style-name="co34" table:default-cell-style-name="ce32"/>
        <table:table-column table:style-name="co10" table:default-cell-style-name="ce30"/>
        <table:table-column table:style-name="co3" table:number-columns-repeated="1012" table:default-cell-style-name="ce16"/>
        <table:table-row table:style-name="ro1">
          <table:table-cell table:style-name="ce25" office:value-type="string" calcext:value-type="string">
            <text:p>Tag</text:p>
          </table:table-cell>
          <table:table-cell table:style-name="ce25" office:value-type="string" calcext:value-type="string">
            <text:p>Game #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Group</text:p>
          </table:table-cell>
          <table:table-cell table:style-name="ce25" office:value-type="string" calcext:value-type="string">
            <text:p>Home</text:p>
          </table:table-cell>
          <table:table-cell table:style-name="ce25" office:value-type="string" calcext:value-type="string">
            <text:p>Away</text:p>
          </table:table-cell>
          <table:table-cell table:style-name="ce26" office:value-type="string" calcext:value-type="string">
            <text:p>Home</text:p>
          </table:table-cell>
          <table:table-cell table:style-name="ce33" office:value-type="string" calcext:value-type="string">
            <text:p>Away</text:p>
          </table:table-cell>
          <table:table-cell table:style-name="ce25" office:value-type="string" calcext:value-type="string">
            <text:p>Pitch</text:p>
          </table:table-cell>
          <table:table-cell table:style-name="ce25"/>
          <table:table-cell table:style-name="ce34" table:number-columns-repeated="1011"/>
        </table:table-row>
        <table:table-row table:style-name="ro1">
          <table:table-cell table:style-name="ce17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Balham FC Eagles" calcext:value-type="string">
            <text:p>Balham FC Eagles</text:p>
          </table:table-cell>
          <table:table-cell table:formula="of:=VLOOKUP([.$G2];TRANSLATED_TEAM_NAMES;[.$E2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39600000,&quot;duration&quot;:&quot;10m&quot;,&quot;pitch&quot;:&quot;1&quot;,&quot;competition&quot;:{&quot;name&quot;:&quot;U13&quot;, &quot;section&quot;:&quot;A Groups&quot;, &quot;group&quot;:&quot;1&quot;},&quot;tag&quot;:&quot;1&quot;, &quot;homeTeam&quot;:&quot;Balham FC Eagles&quot;, &quot;awayTeam&quot;:&quot;Bracknell Town Youth FC - Red&quot;}" calcext:value-type="string">
            <text:p>{"__v":0,"day":1,"dateTime":39600000,"duration":"10m","pitch":"1","competition":{"name":"U13", "section":"A Groups", "group":"1"},"tag":"1", "homeTeam":"Balham FC Eagles", "awayTeam":"Bracknell Town Youth FC - Red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Caversham Trents" calcext:value-type="string">
            <text:p>Caversham Trents</text:p>
          </table:table-cell>
          <table:table-cell table:formula="of:=VLOOKUP([.$G3];TRANSLATED_TEAM_NAMES;[.$E3]+1)" office:value-type="string" office:string-value="JS Cannons - Blue" calcext:value-type="string">
            <text:p>JS Cannons - Blue</text:p>
          </table:table-cell>
          <table:table-cell table:style-name="ce22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39600000,&quot;duration&quot;:&quot;10m&quot;,&quot;pitch&quot;:&quot;2&quot;,&quot;competition&quot;:{&quot;name&quot;:&quot;U13&quot;, &quot;section&quot;:&quot;A Groups&quot;, &quot;group&quot;:&quot;1&quot;},&quot;tag&quot;:&quot;1&quot;, &quot;homeTeam&quot;:&quot;Caversham Trents&quot;, &quot;awayTeam&quot;:&quot;JS Cannons - Blue&quot;}" calcext:value-type="string">
            <text:p>{"__v":0,"day":1,"dateTime":39600000,"duration":"10m","pitch":"2","competition":{"name":"U13", "section":"A Groups", "group":"1"},"tag":"1", "homeTeam":"Caversham Trents", "awayTeam":"JS Cannons - Blue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4]" office:value-type="float" office:value="1" calcext:value-type="float">
            <text:p>1</text:p>
          </table:table-cell>
          <table:table-cell table:formula="of:=IF([.J4]&gt;[.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 office:value-type="string" office:string-value="Balham FC Colts" calcext:value-type="string">
            <text:p>Balham FC Colts</text:p>
          </table:table-cell>
          <table:table-cell table:formula="of:=VLOOKUP([.$G4];TRANSLATED_TEAM_NAMES;[.$E4]+1)" office:value-type="string" office:string-value="Caversham Trents Blues" calcext:value-type="string">
            <text:p>Caversham Trents Blues</text:p>
          </table:table-cell>
          <table:table-cell table:style-name="ce22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39600000,&quot;duration&quot;:&quot;10m&quot;,&quot;pitch&quot;:&quot;3&quot;,&quot;competition&quot;:{&quot;name&quot;:&quot;U13&quot;, &quot;section&quot;:&quot;A Groups&quot;, &quot;group&quot;:&quot;2&quot;},&quot;tag&quot;:&quot;1&quot;, &quot;homeTeam&quot;:&quot;Balham FC Colts&quot;, &quot;awayTeam&quot;:&quot;Caversham Trents Blues&quot;}" calcext:value-type="string">
            <text:p>{"__v":0,"day":1,"dateTime":39600000,"duration":"10m","pitch":"3","competition":{"name":"U13", "section":"A Groups", "group":"2"},"tag":"1", "homeTeam":"Balham FC Colts", "awayTeam":"Caversham Trents Blue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5]" office:value-type="float" office:value="1" calcext:value-type="float">
            <text:p>1</text:p>
          </table:table-cell>
          <table:table-cell table:formula="of:=IF([.J5]&gt;[.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39600000" calcext:value-type="float">
            <text:p>39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 office:value-type="string" office:string-value="Westwood Wanderers Hoops" calcext:value-type="string">
            <text:p>Westwood Wanderers Hoops</text:p>
          </table:table-cell>
          <table:table-cell table:formula="of:=VLOOKUP([.$G5];TRANSLATED_TEAM_NAMES;[.$E5]+1)" office:value-type="string" office:string-value="Yateley Jaguars" calcext:value-type="string">
            <text:p>Yateley Jaguars</text:p>
          </table:table-cell>
          <table:table-cell table:style-name="ce22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39600000,&quot;duration&quot;:&quot;10m&quot;,&quot;pitch&quot;:&quot;4&quot;,&quot;competition&quot;:{&quot;name&quot;:&quot;U13&quot;, &quot;section&quot;:&quot;A Groups&quot;, &quot;group&quot;:&quot;2&quot;},&quot;tag&quot;:&quot;1&quot;, &quot;homeTeam&quot;:&quot;Westwood Wanderers Hoops&quot;, &quot;awayTeam&quot;:&quot;Yateley Jaguars&quot;}" calcext:value-type="string">
            <text:p>{"__v":0,"day":1,"dateTime":39600000,"duration":"10m","pitch":"4","competition":{"name":"U13", "section":"A Groups", "group":"2"},"tag":"1", "homeTeam":"Westwood Wanderers Hoops", "awayTeam":"Yateley Jaguar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6]" office:value-type="float" office:value="2" calcext:value-type="float">
            <text:p>2</text:p>
          </table:table-cell>
          <table:table-cell table:formula="of:=IF([.J6]&gt;[.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6];TRANSLATED_TEAM_NAMES;[.$E6]+1)" office:value-type="string" office:string-value="Caversham Trents" calcext:value-type="string">
            <text:p>Caversham Trents</text:p>
          </table:table-cell>
          <table:table-cell table:formula="of:=VLOOKUP([.$G6];TRANSLATED_TEAM_NAMES;[.$E6]+1)" office:value-type="string" office:string-value="Balham FC Eagles" calcext:value-type="string">
            <text:p>Balham FC Eagles</text:p>
          </table:table-cell>
          <table:table-cell table:style-name="ce22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0320000,&quot;duration&quot;:&quot;10m&quot;,&quot;pitch&quot;:&quot;1&quot;,&quot;competition&quot;:{&quot;name&quot;:&quot;U13&quot;, &quot;section&quot;:&quot;A Groups&quot;, &quot;group&quot;:&quot;1&quot;},&quot;tag&quot;:&quot;2&quot;, &quot;homeTeam&quot;:&quot;Caversham Trents&quot;, &quot;awayTeam&quot;:&quot;Balham FC Eagles&quot;}" calcext:value-type="string">
            <text:p>{"__v":0,"day":1,"dateTime":40320000,"duration":"10m","pitch":"1","competition":{"name":"U13", "section":"A Groups", "group":"1"},"tag":"2", "homeTeam":"Caversham Trents", "awayTeam":"Balham FC Eagle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7]" office:value-type="float" office:value="2" calcext:value-type="float">
            <text:p>2</text:p>
          </table:table-cell>
          <table:table-cell table:formula="of:=IF([.J7]&gt;[.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40320000" calcext:value-type="float">
            <text:p>403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Bracknell Town Youth FC - Red" calcext:value-type="string">
            <text:p>Bracknell Town Youth FC - Red</text:p>
          </table:table-cell>
          <table:table-cell table:formula="of:=VLOOKUP([.$G7];TRANSLATED_TEAM_NAMES;[.$E7]+1)" office:value-type="string" office:string-value="JS Cannons - Blue" calcext:value-type="string">
            <text:p>JS Cannons - Blue</text:p>
          </table:table-cell>
          <table:table-cell table:style-name="ce22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0320000,&quot;duration&quot;:&quot;10m&quot;,&quot;pitch&quot;:&quot;2&quot;,&quot;competition&quot;:{&quot;name&quot;:&quot;U13&quot;, &quot;section&quot;:&quot;A Groups&quot;, &quot;group&quot;:&quot;1&quot;},&quot;tag&quot;:&quot;2&quot;, &quot;homeTeam&quot;:&quot;Bracknell Town Youth FC - Red&quot;, &quot;awayTeam&quot;:&quot;JS Cannons - Blue&quot;}" calcext:value-type="string">
            <text:p>{"__v":0,"day":1,"dateTime":40320000,"duration":"10m","pitch":"2","competition":{"name":"U13", "section":"A Groups", "group":"1"},"tag":"2", "homeTeam":"Bracknell Town Youth FC - Red", "awayTeam":"JS Cannons - Blue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8]" office:value-type="float" office:value="2" calcext:value-type="float">
            <text:p>2</text:p>
          </table:table-cell>
          <table:table-cell table:formula="of:=IF([.J8]&gt;[.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8];TRANSLATED_TEAM_NAMES;[.$E8]+1)" office:value-type="string" office:string-value="Westwood Wanderers Hoops" calcext:value-type="string">
            <text:p>Westwood Wanderers Hoops</text:p>
          </table:table-cell>
          <table:table-cell table:formula="of:=VLOOKUP([.$G8];TRANSLATED_TEAM_NAMES;[.$E8]+1)" office:value-type="string" office:string-value="Balham FC Colts" calcext:value-type="string">
            <text:p>Balham FC Colts</text:p>
          </table:table-cell>
          <table:table-cell table:style-name="ce22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0320000,&quot;duration&quot;:&quot;10m&quot;,&quot;pitch&quot;:&quot;3&quot;,&quot;competition&quot;:{&quot;name&quot;:&quot;U13&quot;, &quot;section&quot;:&quot;A Groups&quot;, &quot;group&quot;:&quot;2&quot;},&quot;tag&quot;:&quot;2&quot;, &quot;homeTeam&quot;:&quot;Westwood Wanderers Hoops&quot;, &quot;awayTeam&quot;:&quot;Balham FC Colts&quot;}" calcext:value-type="string">
            <text:p>{"__v":0,"day":1,"dateTime":40320000,"duration":"10m","pitch":"3","competition":{"name":"U13", "section":"A Groups", "group":"2"},"tag":"2", "homeTeam":"Westwood Wanderers Hoops", "awayTeam":"Balham FC Colt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9]" office:value-type="float" office:value="2" calcext:value-type="float">
            <text:p>2</text:p>
          </table:table-cell>
          <table:table-cell table:formula="of:=IF([.J9]&gt;[.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40320000" calcext:value-type="float">
            <text:p>403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 office:value-type="string" office:string-value="Caversham Trents Blues" calcext:value-type="string">
            <text:p>Caversham Trents Blues</text:p>
          </table:table-cell>
          <table:table-cell table:formula="of:=VLOOKUP([.$G9];TRANSLATED_TEAM_NAMES;[.$E9]+1)" office:value-type="string" office:string-value="Yateley Jaguars" calcext:value-type="string">
            <text:p>Yateley Jaguars</text:p>
          </table:table-cell>
          <table:table-cell table:style-name="ce22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0320000,&quot;duration&quot;:&quot;10m&quot;,&quot;pitch&quot;:&quot;4&quot;,&quot;competition&quot;:{&quot;name&quot;:&quot;U13&quot;, &quot;section&quot;:&quot;A Groups&quot;, &quot;group&quot;:&quot;2&quot;},&quot;tag&quot;:&quot;2&quot;, &quot;homeTeam&quot;:&quot;Caversham Trents Blues&quot;, &quot;awayTeam&quot;:&quot;Yateley Jaguars&quot;}" calcext:value-type="string">
            <text:p>{"__v":0,"day":1,"dateTime":40320000,"duration":"10m","pitch":"4","competition":{"name":"U13", "section":"A Groups", "group":"2"},"tag":"2", "homeTeam":"Caversham Trents Blues", "awayTeam":"Yateley Jaguar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10]" office:value-type="float" office:value="3" calcext:value-type="float">
            <text:p>3</text:p>
          </table:table-cell>
          <table:table-cell table:formula="of:=IF([.J10]&gt;[.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JS Cannons - Blue" calcext:value-type="string">
            <text:p>JS Cannons - Blue</text:p>
          </table:table-cell>
          <table:table-cell table:formula="of:=VLOOKUP([.$G10];TRANSLATED_TEAM_NAMES;[.$E10]+1)" office:value-type="string" office:string-value="Balham FC Eagles" calcext:value-type="string">
            <text:p>Balham FC Eagles</text:p>
          </table:table-cell>
          <table:table-cell table:style-name="ce22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1040000,&quot;duration&quot;:&quot;10m&quot;,&quot;pitch&quot;:&quot;1&quot;,&quot;competition&quot;:{&quot;name&quot;:&quot;U13&quot;, &quot;section&quot;:&quot;A Groups&quot;, &quot;group&quot;:&quot;1&quot;},&quot;tag&quot;:&quot;3&quot;, &quot;homeTeam&quot;:&quot;JS Cannons - Blue&quot;, &quot;awayTeam&quot;:&quot;Balham FC Eagles&quot;}" calcext:value-type="string">
            <text:p>{"__v":0,"day":1,"dateTime":41040000,"duration":"10m","pitch":"1","competition":{"name":"U13", "section":"A Groups", "group":"1"},"tag":"3", "homeTeam":"JS Cannons - Blue", "awayTeam":"Balham FC Eagle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11]" office:value-type="float" office:value="3" calcext:value-type="float">
            <text:p>3</text:p>
          </table:table-cell>
          <table:table-cell table:formula="of:=IF([.J11]&gt;[.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1];TRANSLATED_TEAM_NAMES;[.$E11]+1)" office:value-type="string" office:string-value="Bracknell Town Youth FC - Red" calcext:value-type="string">
            <text:p>Bracknell Town Youth FC - Red</text:p>
          </table:table-cell>
          <table:table-cell table:formula="of:=VLOOKUP([.$G11];TRANSLATED_TEAM_NAMES;[.$E11]+1)" office:value-type="string" office:string-value="Caversham Trents" calcext:value-type="string">
            <text:p>Caversham Trents</text:p>
          </table:table-cell>
          <table:table-cell table:style-name="ce22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1040000,&quot;duration&quot;:&quot;10m&quot;,&quot;pitch&quot;:&quot;2&quot;,&quot;competition&quot;:{&quot;name&quot;:&quot;U13&quot;, &quot;section&quot;:&quot;A Groups&quot;, &quot;group&quot;:&quot;1&quot;},&quot;tag&quot;:&quot;3&quot;, &quot;homeTeam&quot;:&quot;Bracknell Town Youth FC - Red&quot;, &quot;awayTeam&quot;:&quot;Caversham Trents&quot;}" calcext:value-type="string">
            <text:p>{"__v":0,"day":1,"dateTime":41040000,"duration":"10m","pitch":"2","competition":{"name":"U13", "section":"A Groups", "group":"1"},"tag":"3", "homeTeam":"Bracknell Town Youth FC - Red", "awayTeam":"Caversham Trent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12]" office:value-type="float" office:value="3" calcext:value-type="float">
            <text:p>3</text:p>
          </table:table-cell>
          <table:table-cell table:formula="of:=IF([.J12]&gt;[.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41040000" calcext:value-type="float">
            <text:p>410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 office:value-type="string" office:string-value="Yateley Jaguars" calcext:value-type="string">
            <text:p>Yateley Jaguars</text:p>
          </table:table-cell>
          <table:table-cell table:formula="of:=VLOOKUP([.$G12];TRANSLATED_TEAM_NAMES;[.$E12]+1)" office:value-type="string" office:string-value="Balham FC Colts" calcext:value-type="string">
            <text:p>Balham FC Colts</text:p>
          </table:table-cell>
          <table:table-cell table:style-name="ce22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1040000,&quot;duration&quot;:&quot;10m&quot;,&quot;pitch&quot;:&quot;3&quot;,&quot;competition&quot;:{&quot;name&quot;:&quot;U13&quot;, &quot;section&quot;:&quot;A Groups&quot;, &quot;group&quot;:&quot;2&quot;},&quot;tag&quot;:&quot;3&quot;, &quot;homeTeam&quot;:&quot;Yateley Jaguars&quot;, &quot;awayTeam&quot;:&quot;Balham FC Colts&quot;}" calcext:value-type="string">
            <text:p>{"__v":0,"day":1,"dateTime":41040000,"duration":"10m","pitch":"3","competition":{"name":"U13", "section":"A Groups", "group":"2"},"tag":"3", "homeTeam":"Yateley Jaguars", "awayTeam":"Balham FC Colt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13]" office:value-type="float" office:value="3" calcext:value-type="float">
            <text:p>3</text:p>
          </table:table-cell>
          <table:table-cell table:formula="of:=IF([.J13]&gt;[.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41040000" calcext:value-type="float">
            <text:p>410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3];TRANSLATED_TEAM_NAMES;[.$E13]+1)" office:value-type="string" office:string-value="Caversham Trents Blues" calcext:value-type="string">
            <text:p>Caversham Trents Blues</text:p>
          </table:table-cell>
          <table:table-cell table:formula="of:=VLOOKUP([.$G13];TRANSLATED_TEAM_NAMES;[.$E13]+1)" office:value-type="string" office:string-value="Westwood Wanderers Hoops" calcext:value-type="string">
            <text:p>Westwood Wanderers Hoops</text:p>
          </table:table-cell>
          <table:table-cell table:style-name="ce22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1040000,&quot;duration&quot;:&quot;10m&quot;,&quot;pitch&quot;:&quot;4&quot;,&quot;competition&quot;:{&quot;name&quot;:&quot;U13&quot;, &quot;section&quot;:&quot;A Groups&quot;, &quot;group&quot;:&quot;2&quot;},&quot;tag&quot;:&quot;3&quot;, &quot;homeTeam&quot;:&quot;Caversham Trents Blues&quot;, &quot;awayTeam&quot;:&quot;Westwood Wanderers Hoops&quot;}" calcext:value-type="string">
            <text:p>{"__v":0,"day":1,"dateTime":41040000,"duration":"10m","pitch":"4","competition":{"name":"U13", "section":"A Groups", "group":"2"},"tag":"3", "homeTeam":"Caversham Trents Blues", "awayTeam":"Westwood Wanderers Hoops"}</text:p>
          </table:table-cell>
          <table:table-cell table:style-name="ce35" table:number-columns-repeated="1011"/>
        </table:table-row>
        <table:table-row table:style-name="ro3">
          <table:table-cell table:style-name="ce17" table:formula="of:=[.B14]" office:value-type="float" office:value="4" calcext:value-type="float">
            <text:p>4</text:p>
          </table:table-cell>
          <table:table-cell table:formula="of:=IF([.J14]&gt;[.J13];[.B13];[.B13]+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14]-1)) + SECTION_GAP_MS" office:value-type="float" office:value="42540000" calcext:value-type="float">
            <text:p>425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3_AGroups_G1_P1" calcext:value-type="string">
            <text:p>U13_AGroups_G1_P1</text:p>
          </table:table-cell>
          <table:table-cell table:formula="of:=AGE_GROUP_TRANSLATED &amp; &quot;_&quot; &amp;SECTION_TRANSLATED &amp; &quot;_G2_P2&quot;" office:value-type="string" office:string-value="U13_AGroups_G2_P2" calcext:value-type="string">
            <text:p>U13_AGroup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22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, &quot;&quot;homeTeamFrom&quot;&quot;:&quot;&quot;&quot; &amp; [.F14] &amp; &quot;&quot;&quot;, &quot;&quot;awayTeamFrom&quot;&quot;:&quot;&quot;&quot; &amp; [.G14] &amp; &quot;&quot;&quot;}&quot;" office:value-type="string" office:string-value="{&quot;__v&quot;:0,&quot;day&quot;:1,&quot;dateTime&quot;:42540000,&quot;duration&quot;:&quot;10m&quot;,&quot;pitch&quot;:&quot;1&quot;,&quot;competition&quot;:{&quot;name&quot;:&quot;U13&quot;, &quot;section&quot;:&quot;A Champions League&quot;, &quot;group&quot;:&quot;1&quot;},&quot;tag&quot;:&quot;4&quot;, &quot;homeTeam&quot;:&quot;Winner Group 1&quot;, &quot;awayTeam&quot;:&quot;2nd Group 2&quot;, &quot;homeTeamFrom&quot;:&quot;U13_AGroups_G1_P1&quot;, &quot;awayTeamFrom&quot;:&quot;U13_AGroups_G2_P2&quot;}" calcext:value-type="string">
            <text:p>{"__v":0,"day":1,"dateTime":42540000,"duration":"10m","pitch":"1","competition":{"name":"U13", "section":"A Champions League", "group":"1"},"tag":"4", "homeTeam":"Winner Group 1", "awayTeam":"2nd Group 2", "homeTeamFrom":"U13_AGroups_G1_P1", "awayTeamFrom":"U13_AGroups_G2_P2"}</text:p>
          </table:table-cell>
          <table:table-cell table:number-columns-repeated="1011"/>
        </table:table-row>
        <table:table-row table:style-name="ro3">
          <table:table-cell table:style-name="ce17" table:formula="of:=[.B15]" office:value-type="float" office:value="4" calcext:value-type="float">
            <text:p>4</text:p>
          </table:table-cell>
          <table:table-cell table:formula="of:=IF([.J15]&gt;[.J14];[.B14];[.B14]+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15]-1)) + SECTION_GAP_MS" office:value-type="float" office:value="42540000" calcext:value-type="float">
            <text:p>425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3_AGroups_G2_P1" calcext:value-type="string">
            <text:p>U13_AGroups_G2_P1</text:p>
          </table:table-cell>
          <table:table-cell table:formula="of:=AGE_GROUP_TRANSLATED &amp; &quot;_&quot; &amp;SECTION_TRANSLATED &amp; &quot;_G1_P2&quot;" office:value-type="string" office:string-value="U13_AGroups_G1_P2" calcext:value-type="string">
            <text:p>U13_AGroups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22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, &quot;&quot;homeTeamFrom&quot;&quot;:&quot;&quot;&quot; &amp; [.F15] &amp; &quot;&quot;&quot;, &quot;&quot;awayTeamFrom&quot;&quot;:&quot;&quot;&quot; &amp; [.G15] &amp; &quot;&quot;&quot;}&quot;" office:value-type="string" office:string-value="{&quot;__v&quot;:0,&quot;day&quot;:1,&quot;dateTime&quot;:42540000,&quot;duration&quot;:&quot;10m&quot;,&quot;pitch&quot;:&quot;2&quot;,&quot;competition&quot;:{&quot;name&quot;:&quot;U13&quot;, &quot;section&quot;:&quot;A Champions League&quot;, &quot;group&quot;:&quot;1&quot;},&quot;tag&quot;:&quot;4&quot;, &quot;homeTeam&quot;:&quot;Winner Group 2&quot;, &quot;awayTeam&quot;:&quot;2nd Group 1&quot;, &quot;homeTeamFrom&quot;:&quot;U13_AGroups_G2_P1&quot;, &quot;awayTeamFrom&quot;:&quot;U13_AGroups_G1_P2&quot;}" calcext:value-type="string">
            <text:p>{"__v":0,"day":1,"dateTime":42540000,"duration":"10m","pitch":"2","competition":{"name":"U13", "section":"A Champions League", "group":"1"},"tag":"4", "homeTeam":"Winner Group 2", "awayTeam":"2nd Group 1", "homeTeamFrom":"U13_AGroups_G2_P1", "awayTeamFrom":"U13_AGroups_G1_P2"}</text:p>
          </table:table-cell>
          <table:table-cell table:number-columns-repeated="1011"/>
        </table:table-row>
        <table:table-row table:style-name="ro1">
          <table:table-cell table:style-name="ce17" table:formula="of:=[.B16]" office:value-type="float" office:value="4" calcext:value-type="float">
            <text:p>4</text:p>
          </table:table-cell>
          <table:table-cell table:formula="of:=IF([.J16]&gt;[.J15];[.B15];[.B15]+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16]-1)) + SECTION_GAP_MS" office:value-type="float" office:value="42540000" calcext:value-type="float">
            <text:p>425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3_AGroups_G1_P3" calcext:value-type="string">
            <text:p>U13_AGroups_G1_P3</text:p>
          </table:table-cell>
          <table:table-cell table:formula="of:=AGE_GROUP_TRANSLATED &amp; &quot;_&quot; &amp;SECTION_TRANSLATED &amp; &quot;_G2_P4&quot;" office:value-type="string" office:string-value="U13_AGroups_G2_P4" calcext:value-type="string">
            <text:p>U13_AGroups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22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, &quot;&quot;homeTeamFrom&quot;&quot;:&quot;&quot;&quot; &amp; [.F16] &amp; &quot;&quot;&quot;, &quot;&quot;awayTeamFrom&quot;&quot;:&quot;&quot;&quot; &amp; [.G16] &amp; &quot;&quot;&quot;}&quot;" office:value-type="string" office:string-value="{&quot;__v&quot;:0,&quot;day&quot;:1,&quot;dateTime&quot;:42540000,&quot;duration&quot;:&quot;10m&quot;,&quot;pitch&quot;:&quot;3&quot;,&quot;competition&quot;:{&quot;name&quot;:&quot;U13&quot;, &quot;section&quot;:&quot;A Europa League&quot;, &quot;group&quot;:&quot;1&quot;},&quot;tag&quot;:&quot;4&quot;, &quot;homeTeam&quot;:&quot;3rd Group 1&quot;, &quot;awayTeam&quot;:&quot;4th Group 2&quot;, &quot;homeTeamFrom&quot;:&quot;U13_AGroups_G1_P3&quot;, &quot;awayTeamFrom&quot;:&quot;U13_AGroups_G2_P4&quot;}" calcext:value-type="string">
            <text:p>{"__v":0,"day":1,"dateTime":42540000,"duration":"10m","pitch":"3","competition":{"name":"U13", "section":"A Europa League", "group":"1"},"tag":"4", "homeTeam":"3rd Group 1", "awayTeam":"4th Group 2", "homeTeamFrom":"U13_AGroups_G1_P3", "awayTeamFrom":"U13_AGroups_G2_P4"}</text:p>
          </table:table-cell>
          <table:table-cell table:number-columns-repeated="1011"/>
        </table:table-row>
        <table:table-row table:style-name="ro1">
          <table:table-cell table:style-name="ce17" table:formula="of:=[.B17]" office:value-type="float" office:value="4" calcext:value-type="float">
            <text:p>4</text:p>
          </table:table-cell>
          <table:table-cell table:formula="of:=IF([.J17]&gt;[.J16];[.B16];[.B16]+1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17]-1)) + SECTION_GAP_MS" office:value-type="float" office:value="42540000" calcext:value-type="float">
            <text:p>425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3_AGroups_G2_P3" calcext:value-type="string">
            <text:p>U13_AGroups_G2_P3</text:p>
          </table:table-cell>
          <table:table-cell table:formula="of:=AGE_GROUP_TRANSLATED &amp; &quot;_&quot; &amp;SECTION_TRANSLATED &amp; &quot;_G1_P4&quot;" office:value-type="string" office:string-value="U13_AGroups_G1_P4" calcext:value-type="string">
            <text:p>U13_AGroups_G1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1</text:p>
          </table:table-cell>
          <table:table-cell table:style-name="ce22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, &quot;&quot;homeTeamFrom&quot;&quot;:&quot;&quot;&quot; &amp; [.F17] &amp; &quot;&quot;&quot;, &quot;&quot;awayTeamFrom&quot;&quot;:&quot;&quot;&quot; &amp; [.G17] &amp; &quot;&quot;&quot;}&quot;" office:value-type="string" office:string-value="{&quot;__v&quot;:0,&quot;day&quot;:1,&quot;dateTime&quot;:42540000,&quot;duration&quot;:&quot;10m&quot;,&quot;pitch&quot;:&quot;4&quot;,&quot;competition&quot;:{&quot;name&quot;:&quot;U13&quot;, &quot;section&quot;:&quot;A Europa League&quot;, &quot;group&quot;:&quot;1&quot;},&quot;tag&quot;:&quot;4&quot;, &quot;homeTeam&quot;:&quot;3rd Group 2&quot;, &quot;awayTeam&quot;:&quot;4th Group 1&quot;, &quot;homeTeamFrom&quot;:&quot;U13_AGroups_G2_P3&quot;, &quot;awayTeamFrom&quot;:&quot;U13_AGroups_G1_P4&quot;}" calcext:value-type="string">
            <text:p>{"__v":0,"day":1,"dateTime":42540000,"duration":"10m","pitch":"4","competition":{"name":"U13", "section":"A Europa League", "group":"1"},"tag":"4", "homeTeam":"3rd Group 2", "awayTeam":"4th Group 1", "homeTeamFrom":"U13_AGroups_G2_P3", "awayTeamFrom":"U13_AGroups_G1_P4"}</text:p>
          </table:table-cell>
          <table:table-cell table:number-columns-repeated="1011"/>
        </table:table-row>
        <table:table-row table:style-name="ro1">
          <table:table-cell table:style-name="ce17" table:formula="of:=[.B18]" office:value-type="float" office:value="5" calcext:value-type="float">
            <text:p>5</text:p>
          </table:table-cell>
          <table:table-cell table:formula="of:=IF([.J18]&gt;[.J17];[.B17];[.B17]+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18]-1)) + SECTION_GAP_MS" office:value-type="float" office:value="43260000" calcext:value-type="float">
            <text:p>432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3_AGroups_G2_P1" calcext:value-type="string">
            <text:p>U13_AGroups_G2_P1</text:p>
          </table:table-cell>
          <table:table-cell table:formula="of:=AGE_GROUP_TRANSLATED &amp; &quot;_&quot; &amp;SECTION_TRANSLATED &amp; &quot;_G1_P1&quot;" office:value-type="string" office:string-value="U13_AGroups_G1_P1" calcext:value-type="string">
            <text:p>U13_AGroups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22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, &quot;&quot;homeTeamFrom&quot;&quot;:&quot;&quot;&quot; &amp; [.F18] &amp; &quot;&quot;&quot;, &quot;&quot;awayTeamFrom&quot;&quot;:&quot;&quot;&quot; &amp; [.G18] &amp; &quot;&quot;&quot;}&quot;" office:value-type="string" office:string-value="{&quot;__v&quot;:0,&quot;day&quot;:1,&quot;dateTime&quot;:43260000,&quot;duration&quot;:&quot;10m&quot;,&quot;pitch&quot;:&quot;1&quot;,&quot;competition&quot;:{&quot;name&quot;:&quot;U13&quot;, &quot;section&quot;:&quot;A Champions League&quot;, &quot;group&quot;:&quot;1&quot;},&quot;tag&quot;:&quot;5&quot;, &quot;homeTeam&quot;:&quot;Winner Group 2&quot;, &quot;awayTeam&quot;:&quot;Winner Group 1&quot;, &quot;homeTeamFrom&quot;:&quot;U13_AGroups_G2_P1&quot;, &quot;awayTeamFrom&quot;:&quot;U13_AGroups_G1_P1&quot;}" calcext:value-type="string">
            <text:p>{"__v":0,"day":1,"dateTime":43260000,"duration":"10m","pitch":"1","competition":{"name":"U13", "section":"A Champions League", "group":"1"},"tag":"5", "homeTeam":"Winner Group 2", "awayTeam":"Winner Group 1", "homeTeamFrom":"U13_AGroups_G2_P1", "awayTeamFrom":"U13_AGroups_G1_P1"}</text:p>
          </table:table-cell>
          <table:table-cell table:number-columns-repeated="1011"/>
        </table:table-row>
        <table:table-row table:style-name="ro3">
          <table:table-cell table:style-name="ce17" table:formula="of:=[.B19]" office:value-type="float" office:value="5" calcext:value-type="float">
            <text:p>5</text:p>
          </table:table-cell>
          <table:table-cell table:formula="of:=IF([.J19]&gt;[.J18];[.B18];[.B18]+1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19]-1)) + SECTION_GAP_MS" office:value-type="float" office:value="43260000" calcext:value-type="float">
            <text:p>432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3_AGroups_G2_P2" calcext:value-type="string">
            <text:p>U13_AGroups_G2_P2</text:p>
          </table:table-cell>
          <table:table-cell table:formula="of:=AGE_GROUP_TRANSLATED &amp; &quot;_&quot; &amp;SECTION_TRANSLATED &amp; &quot;_G1_P2&quot;" office:value-type="string" office:string-value="U13_AGroups_G1_P2" calcext:value-type="string">
            <text:p>U13_AGroups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22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, &quot;&quot;homeTeamFrom&quot;&quot;:&quot;&quot;&quot; &amp; [.F19] &amp; &quot;&quot;&quot;, &quot;&quot;awayTeamFrom&quot;&quot;:&quot;&quot;&quot; &amp; [.G19] &amp; &quot;&quot;&quot;}&quot;" office:value-type="string" office:string-value="{&quot;__v&quot;:0,&quot;day&quot;:1,&quot;dateTime&quot;:43260000,&quot;duration&quot;:&quot;10m&quot;,&quot;pitch&quot;:&quot;2&quot;,&quot;competition&quot;:{&quot;name&quot;:&quot;U13&quot;, &quot;section&quot;:&quot;A Champions League&quot;, &quot;group&quot;:&quot;1&quot;},&quot;tag&quot;:&quot;5&quot;, &quot;homeTeam&quot;:&quot;2nd Group 2&quot;, &quot;awayTeam&quot;:&quot;2nd Group 1&quot;, &quot;homeTeamFrom&quot;:&quot;U13_AGroups_G2_P2&quot;, &quot;awayTeamFrom&quot;:&quot;U13_AGroups_G1_P2&quot;}" calcext:value-type="string">
            <text:p>{"__v":0,"day":1,"dateTime":43260000,"duration":"10m","pitch":"2","competition":{"name":"U13", "section":"A Champions League", "group":"1"},"tag":"5", "homeTeam":"2nd Group 2", "awayTeam":"2nd Group 1", "homeTeamFrom":"U13_AGroups_G2_P2", "awayTeamFrom":"U13_AGroups_G1_P2"}</text:p>
          </table:table-cell>
          <table:table-cell table:number-columns-repeated="1011"/>
        </table:table-row>
        <table:table-row table:style-name="ro1">
          <table:table-cell table:style-name="ce17" table:formula="of:=[.B20]" office:value-type="float" office:value="5" calcext:value-type="float">
            <text:p>5</text:p>
          </table:table-cell>
          <table:table-cell table:formula="of:=IF([.J20]&gt;[.J19];[.B19];[.B19]+1)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20]-1)) + SECTION_GAP_MS" office:value-type="float" office:value="43260000" calcext:value-type="float">
            <text:p>432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3_AGroups_G2_P3" calcext:value-type="string">
            <text:p>U13_AGroups_G2_P3</text:p>
          </table:table-cell>
          <table:table-cell table:formula="of:=AGE_GROUP_TRANSLATED &amp; &quot;_&quot; &amp;SECTION_TRANSLATED &amp; &quot;_G1_P3&quot;" office:value-type="string" office:string-value="U13_AGroups_G1_P3" calcext:value-type="string">
            <text:p>U13_AGroups_G1_P3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3rd Group 1</text:p>
          </table:table-cell>
          <table:table-cell table:style-name="ce22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, &quot;&quot;homeTeamFrom&quot;&quot;:&quot;&quot;&quot; &amp; [.F20] &amp; &quot;&quot;&quot;, &quot;&quot;awayTeamFrom&quot;&quot;:&quot;&quot;&quot; &amp; [.G20] &amp; &quot;&quot;&quot;}&quot;" office:value-type="string" office:string-value="{&quot;__v&quot;:0,&quot;day&quot;:1,&quot;dateTime&quot;:43260000,&quot;duration&quot;:&quot;10m&quot;,&quot;pitch&quot;:&quot;3&quot;,&quot;competition&quot;:{&quot;name&quot;:&quot;U13&quot;, &quot;section&quot;:&quot;A Europa League&quot;, &quot;group&quot;:&quot;1&quot;},&quot;tag&quot;:&quot;5&quot;, &quot;homeTeam&quot;:&quot;3rd Group 2&quot;, &quot;awayTeam&quot;:&quot;3rd Group 1&quot;, &quot;homeTeamFrom&quot;:&quot;U13_AGroups_G2_P3&quot;, &quot;awayTeamFrom&quot;:&quot;U13_AGroups_G1_P3&quot;}" calcext:value-type="string">
            <text:p>{"__v":0,"day":1,"dateTime":43260000,"duration":"10m","pitch":"3","competition":{"name":"U13", "section":"A Europa League", "group":"1"},"tag":"5", "homeTeam":"3rd Group 2", "awayTeam":"3rd Group 1", "homeTeamFrom":"U13_AGroups_G2_P3", "awayTeamFrom":"U13_AGroups_G1_P3"}</text:p>
          </table:table-cell>
          <table:table-cell table:number-columns-repeated="1011"/>
        </table:table-row>
        <table:table-row table:style-name="ro1">
          <table:table-cell table:style-name="ce17" table:formula="of:=[.B21]" office:value-type="float" office:value="5" calcext:value-type="float">
            <text:p>5</text:p>
          </table:table-cell>
          <table:table-cell table:formula="of:=IF([.J21]&gt;[.J20];[.B20];[.B20]+1)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21]-1)) + SECTION_GAP_MS" office:value-type="float" office:value="43260000" calcext:value-type="float">
            <text:p>432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3_AGroups_G2_P4" calcext:value-type="string">
            <text:p>U13_AGroups_G2_P4</text:p>
          </table:table-cell>
          <table:table-cell table:formula="of:=AGE_GROUP_TRANSLATED &amp; &quot;_&quot; &amp;SECTION_TRANSLATED &amp; &quot;_G1_P4&quot;" office:value-type="string" office:string-value="U13_AGroups_G1_P4" calcext:value-type="string">
            <text:p>U13_AGroups_G1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1</text:p>
          </table:table-cell>
          <table:table-cell table:style-name="ce22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, &quot;&quot;homeTeamFrom&quot;&quot;:&quot;&quot;&quot; &amp; [.F21] &amp; &quot;&quot;&quot;, &quot;&quot;awayTeamFrom&quot;&quot;:&quot;&quot;&quot; &amp; [.G21] &amp; &quot;&quot;&quot;}&quot;" office:value-type="string" office:string-value="{&quot;__v&quot;:0,&quot;day&quot;:1,&quot;dateTime&quot;:43260000,&quot;duration&quot;:&quot;10m&quot;,&quot;pitch&quot;:&quot;4&quot;,&quot;competition&quot;:{&quot;name&quot;:&quot;U13&quot;, &quot;section&quot;:&quot;A Europa League&quot;, &quot;group&quot;:&quot;1&quot;},&quot;tag&quot;:&quot;5&quot;, &quot;homeTeam&quot;:&quot;4th Group 2&quot;, &quot;awayTeam&quot;:&quot;4th Group 1&quot;, &quot;homeTeamFrom&quot;:&quot;U13_AGroups_G2_P4&quot;, &quot;awayTeamFrom&quot;:&quot;U13_AGroups_G1_P4&quot;}" calcext:value-type="string">
            <text:p>{"__v":0,"day":1,"dateTime":43260000,"duration":"10m","pitch":"4","competition":{"name":"U13", "section":"A Europa League", "group":"1"},"tag":"5", "homeTeam":"4th Group 2", "awayTeam":"4th Group 1", "homeTeamFrom":"U13_AGroups_G2_P4", "awayTeamFrom":"U13_AGroups_G1_P4"}</text:p>
          </table:table-cell>
          <table:table-cell table:number-columns-repeated="1011"/>
        </table:table-row>
        <table:table-row table:style-name="ro3">
          <table:table-cell table:style-name="ce17" table:formula="of:=[.B22]" office:value-type="float" office:value="6" calcext:value-type="float">
            <text:p>6</text:p>
          </table:table-cell>
          <table:table-cell table:formula="of:=IF([.J22]&gt;[.J21];[.B21];[.B21]+1)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22]-1)) + SECTION_GAP_MS" office:value-type="float" office:value="43980000" calcext:value-type="float">
            <text:p>439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2&quot;" office:value-type="string" office:string-value="U13_AGroups_G1_P2" calcext:value-type="string">
            <text:p>U13_AGroups_G1_P2</text:p>
          </table:table-cell>
          <table:table-cell table:formula="of:=AGE_GROUP_TRANSLATED &amp; &quot;_&quot; &amp;SECTION_TRANSLATED &amp; &quot;_G1_P1&quot;" office:value-type="string" office:string-value="U13_AGroups_G1_P1" calcext:value-type="string">
            <text:p>U13_AGroups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22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}&quot;" office:value-type="string" office:string-value="{&quot;__v&quot;:0,&quot;day&quot;:1,&quot;dateTime&quot;:43980000,&quot;duration&quot;:&quot;10m&quot;,&quot;pitch&quot;:&quot;1&quot;,&quot;competition&quot;:{&quot;name&quot;:&quot;U13&quot;, &quot;section&quot;:&quot;A Champions League&quot;, &quot;group&quot;:&quot;1&quot;},&quot;tag&quot;:&quot;6&quot;, &quot;homeTeam&quot;:&quot;2nd Group 1&quot;, &quot;awayTeam&quot;:&quot;Winner Group 1&quot;, &quot;homeTeamFrom&quot;:&quot;U13_AGroups_G1_P2&quot;, &quot;awayTeamFrom&quot;:&quot;U13_AGroups_G1_P1&quot;}" calcext:value-type="string">
            <text:p>{"__v":0,"day":1,"dateTime":43980000,"duration":"10m","pitch":"1","competition":{"name":"U13", "section":"A Champions League", "group":"1"},"tag":"6", "homeTeam":"2nd Group 1", "awayTeam":"Winner Group 1", "homeTeamFrom":"U13_AGroups_G1_P2", "awayTeamFrom":"U13_AGroups_G1_P1"}</text:p>
          </table:table-cell>
          <table:table-cell table:number-columns-repeated="1011"/>
        </table:table-row>
        <table:table-row table:style-name="ro3">
          <table:table-cell table:style-name="ce17" table:formula="of:=[.B23]" office:value-type="float" office:value="6" calcext:value-type="float">
            <text:p>6</text:p>
          </table:table-cell>
          <table:table-cell table:formula="of:=IF([.J23]&gt;[.J22];[.B22];[.B22]+1)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23]-1)) + SECTION_GAP_MS" office:value-type="float" office:value="43980000" calcext:value-type="float">
            <text:p>439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3_AGroups_G2_P2" calcext:value-type="string">
            <text:p>U13_AGroups_G2_P2</text:p>
          </table:table-cell>
          <table:table-cell table:formula="of:=AGE_GROUP_TRANSLATED &amp; &quot;_&quot; &amp;SECTION_TRANSLATED &amp; &quot;_G2_P1&quot;" office:value-type="string" office:string-value="U13_AGroups_G2_P1" calcext:value-type="string">
            <text:p>U13_AGroups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22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}&quot;" office:value-type="string" office:string-value="{&quot;__v&quot;:0,&quot;day&quot;:1,&quot;dateTime&quot;:43980000,&quot;duration&quot;:&quot;10m&quot;,&quot;pitch&quot;:&quot;2&quot;,&quot;competition&quot;:{&quot;name&quot;:&quot;U13&quot;, &quot;section&quot;:&quot;A Champions League&quot;, &quot;group&quot;:&quot;1&quot;},&quot;tag&quot;:&quot;6&quot;, &quot;homeTeam&quot;:&quot;2nd Group 2&quot;, &quot;awayTeam&quot;:&quot;Winner Group 2&quot;, &quot;homeTeamFrom&quot;:&quot;U13_AGroups_G2_P2&quot;, &quot;awayTeamFrom&quot;:&quot;U13_AGroups_G2_P1&quot;}" calcext:value-type="string">
            <text:p>{"__v":0,"day":1,"dateTime":43980000,"duration":"10m","pitch":"2","competition":{"name":"U13", "section":"A Champions League", "group":"1"},"tag":"6", "homeTeam":"2nd Group 2", "awayTeam":"Winner Group 2", "homeTeamFrom":"U13_AGroups_G2_P2", "awayTeamFrom":"U13_AGroups_G2_P1"}</text:p>
          </table:table-cell>
          <table:table-cell table:number-columns-repeated="1011"/>
        </table:table-row>
        <table:table-row table:style-name="ro1">
          <table:table-cell table:style-name="ce17" table:formula="of:=[.B24]" office:value-type="float" office:value="6" calcext:value-type="float">
            <text:p>6</text:p>
          </table:table-cell>
          <table:table-cell table:formula="of:=IF([.J24]&gt;[.J23];[.B23];[.B23]+1)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24]-1)) + SECTION_GAP_MS" office:value-type="float" office:value="43980000" calcext:value-type="float">
            <text:p>439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4&quot;" office:value-type="string" office:string-value="U13_AGroups_G1_P4" calcext:value-type="string">
            <text:p>U13_AGroups_G1_P4</text:p>
          </table:table-cell>
          <table:table-cell table:formula="of:=AGE_GROUP_TRANSLATED &amp; &quot;_&quot; &amp;SECTION_TRANSLATED &amp; &quot;_G1_P3&quot;" office:value-type="string" office:string-value="U13_AGroups_G1_P3" calcext:value-type="string">
            <text:p>U13_AGroups_G1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1</text:p>
          </table:table-cell>
          <table:table-cell table:style-name="ce22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}&quot;" office:value-type="string" office:string-value="{&quot;__v&quot;:0,&quot;day&quot;:1,&quot;dateTime&quot;:43980000,&quot;duration&quot;:&quot;10m&quot;,&quot;pitch&quot;:&quot;3&quot;,&quot;competition&quot;:{&quot;name&quot;:&quot;U13&quot;, &quot;section&quot;:&quot;A Europa League&quot;, &quot;group&quot;:&quot;1&quot;},&quot;tag&quot;:&quot;6&quot;, &quot;homeTeam&quot;:&quot;4th Group 1&quot;, &quot;awayTeam&quot;:&quot;3rd Group 1&quot;, &quot;homeTeamFrom&quot;:&quot;U13_AGroups_G1_P4&quot;, &quot;awayTeamFrom&quot;:&quot;U13_AGroups_G1_P3&quot;}" calcext:value-type="string">
            <text:p>{"__v":0,"day":1,"dateTime":43980000,"duration":"10m","pitch":"3","competition":{"name":"U13", "section":"A Europa League", "group":"1"},"tag":"6", "homeTeam":"4th Group 1", "awayTeam":"3rd Group 1", "homeTeamFrom":"U13_AGroups_G1_P4", "awayTeamFrom":"U13_AGroups_G1_P3"}</text:p>
          </table:table-cell>
          <table:table-cell table:number-columns-repeated="1011"/>
        </table:table-row>
        <table:table-row table:style-name="ro1">
          <table:table-cell table:style-name="ce17" table:formula="of:=[.B25]" office:value-type="float" office:value="6" calcext:value-type="float">
            <text:p>6</text:p>
          </table:table-cell>
          <table:table-cell table:formula="of:=IF([.J25]&gt;[.J24];[.B24];[.B24]+1)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25]-1)) + SECTION_GAP_MS" office:value-type="float" office:value="43980000" calcext:value-type="float">
            <text:p>439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3_AGroups_G2_P4" calcext:value-type="string">
            <text:p>U13_AGroups_G2_P4</text:p>
          </table:table-cell>
          <table:table-cell table:formula="of:=AGE_GROUP_TRANSLATED &amp; &quot;_&quot; &amp;SECTION_TRANSLATED &amp; &quot;_G2_P3&quot;" office:value-type="string" office:string-value="U13_AGroups_G2_P3" calcext:value-type="string">
            <text:p>U13_AGroups_G2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2</text:p>
          </table:table-cell>
          <table:table-cell table:style-name="ce22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}&quot;" office:value-type="string" office:string-value="{&quot;__v&quot;:0,&quot;day&quot;:1,&quot;dateTime&quot;:43980000,&quot;duration&quot;:&quot;10m&quot;,&quot;pitch&quot;:&quot;4&quot;,&quot;competition&quot;:{&quot;name&quot;:&quot;U13&quot;, &quot;section&quot;:&quot;A Europa League&quot;, &quot;group&quot;:&quot;1&quot;},&quot;tag&quot;:&quot;6&quot;, &quot;homeTeam&quot;:&quot;4th Group 2&quot;, &quot;awayTeam&quot;:&quot;3rd Group 2&quot;, &quot;homeTeamFrom&quot;:&quot;U13_AGroups_G2_P4&quot;, &quot;awayTeamFrom&quot;:&quot;U13_AGroups_G2_P3&quot;}" calcext:value-type="string">
            <text:p>{"__v":0,"day":1,"dateTime":43980000,"duration":"10m","pitch":"4","competition":{"name":"U13", "section":"A Europa League", "group":"1"},"tag":"6", "homeTeam":"4th Group 2", "awayTeam":"3rd Group 2", "homeTeamFrom":"U13_AGroups_G2_P4", "awayTeamFrom":"U13_AGroups_G2_P3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36"/>
          <table:table-cell table:style-name="ce37"/>
          <table:table-cell table:number-columns-repeated="1013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 x 4 x 2 KO P=4" table:style-name="ta1">
        <table:table-column table:style-name="co30" table:default-cell-style-name="ce11"/>
        <table:table-column table:style-name="co30" table:default-cell-style-name="ce17"/>
        <table:table-column table:style-name="co5" table:default-cell-style-name="ce17"/>
        <table:table-column table:style-name="co17" table:default-cell-style-name="ce17"/>
        <table:table-column table:style-name="co5" table:default-cell-style-name="ce17"/>
        <table:table-column table:style-name="co33" table:number-columns-repeated="2" table:default-cell-style-name="ce17"/>
        <table:table-column table:style-name="co34" table:default-cell-style-name="ce18"/>
        <table:table-column table:style-name="co34" table:default-cell-style-name="ce32"/>
        <table:table-column table:style-name="co10" table:default-cell-style-name="ce30"/>
        <table:table-column table:style-name="co3" table:number-columns-repeated="1012" table:default-cell-style-name="ce16"/>
        <table:table-row table:style-name="ro1">
          <table:table-cell table:style-name="ce25" office:value-type="string" calcext:value-type="string">
            <text:p>Tag</text:p>
          </table:table-cell>
          <table:table-cell table:style-name="ce25" office:value-type="string" calcext:value-type="string">
            <text:p>Game #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Time</text:p>
          </table:table-cell>
          <table:table-cell table:style-name="ce25" office:value-type="string" calcext:value-type="string">
            <text:p>Group</text:p>
          </table:table-cell>
          <table:table-cell table:style-name="ce25" office:value-type="string" calcext:value-type="string">
            <text:p>Home</text:p>
          </table:table-cell>
          <table:table-cell table:style-name="ce25" office:value-type="string" calcext:value-type="string">
            <text:p>Away</text:p>
          </table:table-cell>
          <table:table-cell table:style-name="ce26" office:value-type="string" calcext:value-type="string">
            <text:p>Home</text:p>
          </table:table-cell>
          <table:table-cell table:style-name="ce33" office:value-type="string" calcext:value-type="string">
            <text:p>Away</text:p>
          </table:table-cell>
          <table:table-cell table:style-name="ce25" office:value-type="string" calcext:value-type="string">
            <text:p>Pitch</text:p>
          </table:table-cell>
          <table:table-cell table:style-name="ce25"/>
          <table:table-cell table:style-name="ce34" table:number-columns-repeated="1011"/>
        </table:table-row>
        <table:table-row table:style-name="ro1">
          <table:table-cell table:style-name="ce17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9600000" calcext:value-type="float">
            <text:p>39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Balham FC Eagles" calcext:value-type="string">
            <text:p>Balham FC Eagles</text:p>
          </table:table-cell>
          <table:table-cell table:formula="of:=VLOOKUP([.$G2];TRANSLATED_TEAM_NAMES;[.$E2]+1)" office:value-type="string" office:string-value="Bracknell Town Youth FC - Red" calcext:value-type="string">
            <text:p>Bracknell Town Youth FC - Red</text:p>
          </table:table-cell>
          <table:table-cell table:style-name="ce22" table:formula="of:=IF(MOD([.$C2]; NUM_PITCHES)=0;INDEX(PITCHES;1;NUM_PITCHES);INDEX(PITCHES;1;MOD([.$C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1,&quot;dateTime&quot;:39600000,&quot;duration&quot;:&quot;10m&quot;,&quot;pitch&quot;:&quot;1&quot;,&quot;competition&quot;:{&quot;name&quot;:&quot;U13&quot;, &quot;section&quot;:&quot;A Groups&quot;, &quot;group&quot;:&quot;1&quot;},&quot;tag&quot;:&quot;1&quot;, &quot;homeTeam&quot;:&quot;Balham FC Eagles&quot;, &quot;awayTeam&quot;:&quot;Bracknell Town Youth FC - Red&quot;}" calcext:value-type="string">
            <text:p>{"__v":0,"day":1,"dateTime":39600000,"duration":"10m","pitch":"1","competition":{"name":"U13", "section":"A Groups", "group":"1"},"tag":"1", "homeTeam":"Balham FC Eagles", "awayTeam":"Bracknell Town Youth FC - Red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39600000" calcext:value-type="float">
            <text:p>39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Caversham Trents" calcext:value-type="string">
            <text:p>Caversham Trents</text:p>
          </table:table-cell>
          <table:table-cell table:formula="of:=VLOOKUP([.$G3];TRANSLATED_TEAM_NAMES;[.$E3]+1)" office:value-type="string" office:string-value="JS Cannons - Blue" calcext:value-type="string">
            <text:p>JS Cannons - Blue</text:p>
          </table:table-cell>
          <table:table-cell table:style-name="ce22" table:formula="of:=IF(MOD([.$C3]; NUM_PITCHES)=0;INDEX(PITCHES;1;NUM_PITCHES);INDEX(PITCHES;1;MOD([.$C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1,&quot;dateTime&quot;:39600000,&quot;duration&quot;:&quot;10m&quot;,&quot;pitch&quot;:&quot;2&quot;,&quot;competition&quot;:{&quot;name&quot;:&quot;U13&quot;, &quot;section&quot;:&quot;A Groups&quot;, &quot;group&quot;:&quot;1&quot;},&quot;tag&quot;:&quot;1&quot;, &quot;homeTeam&quot;:&quot;Caversham Trents&quot;, &quot;awayTeam&quot;:&quot;JS Cannons - Blue&quot;}" calcext:value-type="string">
            <text:p>{"__v":0,"day":1,"dateTime":39600000,"duration":"10m","pitch":"2","competition":{"name":"U13", "section":"A Groups", "group":"1"},"tag":"1", "homeTeam":"Caversham Trents", "awayTeam":"JS Cannons - Blue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4]" office:value-type="float" office:value="1" calcext:value-type="float">
            <text:p>1</text:p>
          </table:table-cell>
          <table:table-cell table:formula="of:=IF([.J4]&gt;[.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39600000" calcext:value-type="float">
            <text:p>396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 office:value-type="string" office:string-value="Bracknell Town Colts" calcext:value-type="string">
            <text:p>Bracknell Town Colts</text:p>
          </table:table-cell>
          <table:table-cell table:formula="of:=VLOOKUP([.$G4];TRANSLATED_TEAM_NAMES;[.$E4]+1)" office:value-type="string" office:string-value="JS Cannons Blacks" calcext:value-type="string">
            <text:p>JS Cannons Blacks</text:p>
          </table:table-cell>
          <table:table-cell table:style-name="ce22" table:formula="of:=IF(MOD([.$C4]; NUM_PITCHES)=0;INDEX(PITCHES;1;NUM_PITCHES);INDEX(PITCHES;1;MOD([.$C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1,&quot;dateTime&quot;:39600000,&quot;duration&quot;:&quot;10m&quot;,&quot;pitch&quot;:&quot;3&quot;,&quot;competition&quot;:{&quot;name&quot;:&quot;U13&quot;, &quot;section&quot;:&quot;A Groups&quot;, &quot;group&quot;:&quot;3&quot;},&quot;tag&quot;:&quot;1&quot;, &quot;homeTeam&quot;:&quot;Bracknell Town Colts&quot;, &quot;awayTeam&quot;:&quot;JS Cannons Blacks&quot;}" calcext:value-type="string">
            <text:p>{"__v":0,"day":1,"dateTime":39600000,"duration":"10m","pitch":"3","competition":{"name":"U13", "section":"A Groups", "group":"3"},"tag":"1", "homeTeam":"Bracknell Town Colts", "awayTeam":"JS Cannons Black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5]" office:value-type="float" office:value="1" calcext:value-type="float">
            <text:p>1</text:p>
          </table:table-cell>
          <table:table-cell table:formula="of:=IF([.J5]&gt;[.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39600000" calcext:value-type="float">
            <text:p>396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 office:value-type="string" office:string-value="RMF FC Red" calcext:value-type="string">
            <text:p>RMF FC Red</text:p>
          </table:table-cell>
          <table:table-cell table:formula="of:=VLOOKUP([.$G5];TRANSLATED_TEAM_NAMES;[.$E5]+1)" office:value-type="string" office:string-value="Westwood Wanderers Gold" calcext:value-type="string">
            <text:p>Westwood Wanderers Gold</text:p>
          </table:table-cell>
          <table:table-cell table:style-name="ce22" table:formula="of:=IF(MOD([.$C5]; NUM_PITCHES)=0;INDEX(PITCHES;1;NUM_PITCHES);INDEX(PITCHES;1;MOD([.$C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1,&quot;dateTime&quot;:39600000,&quot;duration&quot;:&quot;10m&quot;,&quot;pitch&quot;:&quot;4&quot;,&quot;competition&quot;:{&quot;name&quot;:&quot;U13&quot;, &quot;section&quot;:&quot;A Groups&quot;, &quot;group&quot;:&quot;3&quot;},&quot;tag&quot;:&quot;1&quot;, &quot;homeTeam&quot;:&quot;RMF FC Red&quot;, &quot;awayTeam&quot;:&quot;Westwood Wanderers Gold&quot;}" calcext:value-type="string">
            <text:p>{"__v":0,"day":1,"dateTime":39600000,"duration":"10m","pitch":"4","competition":{"name":"U13", "section":"A Groups", "group":"3"},"tag":"1", "homeTeam":"RMF FC Red", "awayTeam":"Westwood Wanderers Gold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6]" office:value-type="float" office:value="2" calcext:value-type="float">
            <text:p>2</text:p>
          </table:table-cell>
          <table:table-cell table:formula="of:=IF([.J6]&gt;[.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6];TRANSLATED_TEAM_NAMES;[.$E6]+1)" office:value-type="string" office:string-value="Balham FC Colts" calcext:value-type="string">
            <text:p>Balham FC Colts</text:p>
          </table:table-cell>
          <table:table-cell table:formula="of:=VLOOKUP([.$G6];TRANSLATED_TEAM_NAMES;[.$E6]+1)" office:value-type="string" office:string-value="Caversham Trents Blues" calcext:value-type="string">
            <text:p>Caversham Trents Blues</text:p>
          </table:table-cell>
          <table:table-cell table:style-name="ce22" table:formula="of:=IF(MOD([.$C6]; NUM_PITCHES)=0;INDEX(PITCHES;1;NUM_PITCHES);INDEX(PITCHES;1;MOD([.$C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1,&quot;dateTime&quot;:40320000,&quot;duration&quot;:&quot;10m&quot;,&quot;pitch&quot;:&quot;1&quot;,&quot;competition&quot;:{&quot;name&quot;:&quot;U13&quot;, &quot;section&quot;:&quot;A Groups&quot;, &quot;group&quot;:&quot;2&quot;},&quot;tag&quot;:&quot;2&quot;, &quot;homeTeam&quot;:&quot;Balham FC Colts&quot;, &quot;awayTeam&quot;:&quot;Caversham Trents Blues&quot;}" calcext:value-type="string">
            <text:p>{"__v":0,"day":1,"dateTime":40320000,"duration":"10m","pitch":"1","competition":{"name":"U13", "section":"A Groups", "group":"2"},"tag":"2", "homeTeam":"Balham FC Colts", "awayTeam":"Caversham Trents Blue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7]" office:value-type="float" office:value="2" calcext:value-type="float">
            <text:p>2</text:p>
          </table:table-cell>
          <table:table-cell table:formula="of:=IF([.J7]&gt;[.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40320000" calcext:value-type="float">
            <text:p>403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Westwood Wanderers Hoops" calcext:value-type="string">
            <text:p>Westwood Wanderers Hoops</text:p>
          </table:table-cell>
          <table:table-cell table:formula="of:=VLOOKUP([.$G7];TRANSLATED_TEAM_NAMES;[.$E7]+1)" office:value-type="string" office:string-value="Yateley Jaguars" calcext:value-type="string">
            <text:p>Yateley Jaguars</text:p>
          </table:table-cell>
          <table:table-cell table:style-name="ce22" table:formula="of:=IF(MOD([.$C7]; NUM_PITCHES)=0;INDEX(PITCHES;1;NUM_PITCHES);INDEX(PITCHES;1;MOD([.$C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1,&quot;dateTime&quot;:40320000,&quot;duration&quot;:&quot;10m&quot;,&quot;pitch&quot;:&quot;2&quot;,&quot;competition&quot;:{&quot;name&quot;:&quot;U13&quot;, &quot;section&quot;:&quot;A Groups&quot;, &quot;group&quot;:&quot;2&quot;},&quot;tag&quot;:&quot;2&quot;, &quot;homeTeam&quot;:&quot;Westwood Wanderers Hoops&quot;, &quot;awayTeam&quot;:&quot;Yateley Jaguars&quot;}" calcext:value-type="string">
            <text:p>{"__v":0,"day":1,"dateTime":40320000,"duration":"10m","pitch":"2","competition":{"name":"U13", "section":"A Groups", "group":"2"},"tag":"2", "homeTeam":"Westwood Wanderers Hoops", "awayTeam":"Yateley Jaguar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8]" office:value-type="float" office:value="2" calcext:value-type="float">
            <text:p>2</text:p>
          </table:table-cell>
          <table:table-cell table:formula="of:=IF([.J8]&gt;[.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40320000" calcext:value-type="float">
            <text:p>4032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8];TRANSLATED_TEAM_NAMES;[.$E8]+1)" office:value-type="string" office:string-value="Bracknell Town Youth FC - Blue" calcext:value-type="string">
            <text:p>Bracknell Town Youth FC - Blue</text:p>
          </table:table-cell>
          <table:table-cell table:formula="of:=VLOOKUP([.$G8];TRANSLATED_TEAM_NAMES;[.$E8]+1)" office:value-type="string" office:string-value="Curley Park Rangers Jaguars" calcext:value-type="string">
            <text:p>Curley Park Rangers Jaguars</text:p>
          </table:table-cell>
          <table:table-cell table:style-name="ce22" table:formula="of:=IF(MOD([.$C8]; NUM_PITCHES)=0;INDEX(PITCHES;1;NUM_PITCHES);INDEX(PITCHES;1;MOD([.$C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1,&quot;dateTime&quot;:40320000,&quot;duration&quot;:&quot;10m&quot;,&quot;pitch&quot;:&quot;3&quot;,&quot;competition&quot;:{&quot;name&quot;:&quot;U13&quot;, &quot;section&quot;:&quot;A Groups&quot;, &quot;group&quot;:&quot;4&quot;},&quot;tag&quot;:&quot;2&quot;, &quot;homeTeam&quot;:&quot;Bracknell Town Youth FC - Blue&quot;, &quot;awayTeam&quot;:&quot;Curley Park Rangers Jaguars&quot;}" calcext:value-type="string">
            <text:p>{"__v":0,"day":1,"dateTime":40320000,"duration":"10m","pitch":"3","competition":{"name":"U13", "section":"A Groups", "group":"4"},"tag":"2", "homeTeam":"Bracknell Town Youth FC - Blue", "awayTeam":"Curley Park Rangers Jaguar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9]" office:value-type="float" office:value="2" calcext:value-type="float">
            <text:p>2</text:p>
          </table:table-cell>
          <table:table-cell table:formula="of:=IF([.J9]&gt;[.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40320000" calcext:value-type="float">
            <text:p>4032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 office:value-type="string" office:string-value="JS Cannons" calcext:value-type="string">
            <text:p>JS Cannons</text:p>
          </table:table-cell>
          <table:table-cell table:formula="of:=VLOOKUP([.$G9];TRANSLATED_TEAM_NAMES;[.$E9]+1)" office:value-type="string" office:string-value="Whitton Wanderers Hawks" calcext:value-type="string">
            <text:p>Whitton Wanderers Hawks</text:p>
          </table:table-cell>
          <table:table-cell table:style-name="ce22" table:formula="of:=IF(MOD([.$C9]; NUM_PITCHES)=0;INDEX(PITCHES;1;NUM_PITCHES);INDEX(PITCHES;1;MOD([.$C9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1,&quot;dateTime&quot;:40320000,&quot;duration&quot;:&quot;10m&quot;,&quot;pitch&quot;:&quot;4&quot;,&quot;competition&quot;:{&quot;name&quot;:&quot;U13&quot;, &quot;section&quot;:&quot;A Groups&quot;, &quot;group&quot;:&quot;4&quot;},&quot;tag&quot;:&quot;2&quot;, &quot;homeTeam&quot;:&quot;JS Cannons&quot;, &quot;awayTeam&quot;:&quot;Whitton Wanderers Hawks&quot;}" calcext:value-type="string">
            <text:p>{"__v":0,"day":1,"dateTime":40320000,"duration":"10m","pitch":"4","competition":{"name":"U13", "section":"A Groups", "group":"4"},"tag":"2", "homeTeam":"JS Cannons", "awayTeam":"Whitton Wanderers Hawk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10]" office:value-type="float" office:value="3" calcext:value-type="float">
            <text:p>3</text:p>
          </table:table-cell>
          <table:table-cell table:formula="of:=IF([.J10]&gt;[.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Caversham Trents" calcext:value-type="string">
            <text:p>Caversham Trents</text:p>
          </table:table-cell>
          <table:table-cell table:formula="of:=VLOOKUP([.$G10];TRANSLATED_TEAM_NAMES;[.$E10]+1)" office:value-type="string" office:string-value="Balham FC Eagles" calcext:value-type="string">
            <text:p>Balham FC Eagles</text:p>
          </table:table-cell>
          <table:table-cell table:style-name="ce22" table:formula="of:=IF(MOD([.$C10]; NUM_PITCHES)=0;INDEX(PITCHES;1;NUM_PITCHES);INDEX(PITCHES;1;MOD([.$C1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1,&quot;dateTime&quot;:41040000,&quot;duration&quot;:&quot;10m&quot;,&quot;pitch&quot;:&quot;1&quot;,&quot;competition&quot;:{&quot;name&quot;:&quot;U13&quot;, &quot;section&quot;:&quot;A Groups&quot;, &quot;group&quot;:&quot;1&quot;},&quot;tag&quot;:&quot;3&quot;, &quot;homeTeam&quot;:&quot;Caversham Trents&quot;, &quot;awayTeam&quot;:&quot;Balham FC Eagles&quot;}" calcext:value-type="string">
            <text:p>{"__v":0,"day":1,"dateTime":41040000,"duration":"10m","pitch":"1","competition":{"name":"U13", "section":"A Groups", "group":"1"},"tag":"3", "homeTeam":"Caversham Trents", "awayTeam":"Balham FC Eagle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11]" office:value-type="float" office:value="3" calcext:value-type="float">
            <text:p>3</text:p>
          </table:table-cell>
          <table:table-cell table:formula="of:=IF([.J11]&gt;[.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41040000" calcext:value-type="float">
            <text:p>410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1];TRANSLATED_TEAM_NAMES;[.$E11]+1)" office:value-type="string" office:string-value="Bracknell Town Youth FC - Red" calcext:value-type="string">
            <text:p>Bracknell Town Youth FC - Red</text:p>
          </table:table-cell>
          <table:table-cell table:formula="of:=VLOOKUP([.$G11];TRANSLATED_TEAM_NAMES;[.$E11]+1)" office:value-type="string" office:string-value="JS Cannons - Blue" calcext:value-type="string">
            <text:p>JS Cannons - Blue</text:p>
          </table:table-cell>
          <table:table-cell table:style-name="ce22" table:formula="of:=IF(MOD([.$C11]; NUM_PITCHES)=0;INDEX(PITCHES;1;NUM_PITCHES);INDEX(PITCHES;1;MOD([.$C11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1,&quot;dateTime&quot;:41040000,&quot;duration&quot;:&quot;10m&quot;,&quot;pitch&quot;:&quot;2&quot;,&quot;competition&quot;:{&quot;name&quot;:&quot;U13&quot;, &quot;section&quot;:&quot;A Groups&quot;, &quot;group&quot;:&quot;1&quot;},&quot;tag&quot;:&quot;3&quot;, &quot;homeTeam&quot;:&quot;Bracknell Town Youth FC - Red&quot;, &quot;awayTeam&quot;:&quot;JS Cannons - Blue&quot;}" calcext:value-type="string">
            <text:p>{"__v":0,"day":1,"dateTime":41040000,"duration":"10m","pitch":"2","competition":{"name":"U13", "section":"A Groups", "group":"1"},"tag":"3", "homeTeam":"Bracknell Town Youth FC - Red", "awayTeam":"JS Cannons - Blue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12]" office:value-type="float" office:value="3" calcext:value-type="float">
            <text:p>3</text:p>
          </table:table-cell>
          <table:table-cell table:formula="of:=IF([.J12]&gt;[.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41040000" calcext:value-type="float">
            <text:p>4104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 office:value-type="string" office:string-value="RMF FC Red" calcext:value-type="string">
            <text:p>RMF FC Red</text:p>
          </table:table-cell>
          <table:table-cell table:formula="of:=VLOOKUP([.$G12];TRANSLATED_TEAM_NAMES;[.$E12]+1)" office:value-type="string" office:string-value="Bracknell Town Colts" calcext:value-type="string">
            <text:p>Bracknell Town Colts</text:p>
          </table:table-cell>
          <table:table-cell table:style-name="ce22" table:formula="of:=IF(MOD([.$C12]; NUM_PITCHES)=0;INDEX(PITCHES;1;NUM_PITCHES);INDEX(PITCHES;1;MOD([.$C12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1,&quot;dateTime&quot;:41040000,&quot;duration&quot;:&quot;10m&quot;,&quot;pitch&quot;:&quot;3&quot;,&quot;competition&quot;:{&quot;name&quot;:&quot;U13&quot;, &quot;section&quot;:&quot;A Groups&quot;, &quot;group&quot;:&quot;3&quot;},&quot;tag&quot;:&quot;3&quot;, &quot;homeTeam&quot;:&quot;RMF FC Red&quot;, &quot;awayTeam&quot;:&quot;Bracknell Town Colts&quot;}" calcext:value-type="string">
            <text:p>{"__v":0,"day":1,"dateTime":41040000,"duration":"10m","pitch":"3","competition":{"name":"U13", "section":"A Groups", "group":"3"},"tag":"3", "homeTeam":"RMF FC Red", "awayTeam":"Bracknell Town Colts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13]" office:value-type="float" office:value="3" calcext:value-type="float">
            <text:p>3</text:p>
          </table:table-cell>
          <table:table-cell table:formula="of:=IF([.J13]&gt;[.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41040000" calcext:value-type="float">
            <text:p>4104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3];TRANSLATED_TEAM_NAMES;[.$E13]+1)" office:value-type="string" office:string-value="JS Cannons Blacks" calcext:value-type="string">
            <text:p>JS Cannons Blacks</text:p>
          </table:table-cell>
          <table:table-cell table:formula="of:=VLOOKUP([.$G13];TRANSLATED_TEAM_NAMES;[.$E13]+1)" office:value-type="string" office:string-value="Westwood Wanderers Gold" calcext:value-type="string">
            <text:p>Westwood Wanderers Gold</text:p>
          </table:table-cell>
          <table:table-cell table:style-name="ce22" table:formula="of:=IF(MOD([.$C13]; NUM_PITCHES)=0;INDEX(PITCHES;1;NUM_PITCHES);INDEX(PITCHES;1;MOD([.$C13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1,&quot;dateTime&quot;:41040000,&quot;duration&quot;:&quot;10m&quot;,&quot;pitch&quot;:&quot;4&quot;,&quot;competition&quot;:{&quot;name&quot;:&quot;U13&quot;, &quot;section&quot;:&quot;A Groups&quot;, &quot;group&quot;:&quot;3&quot;},&quot;tag&quot;:&quot;3&quot;, &quot;homeTeam&quot;:&quot;JS Cannons Blacks&quot;, &quot;awayTeam&quot;:&quot;Westwood Wanderers Gold&quot;}" calcext:value-type="string">
            <text:p>{"__v":0,"day":1,"dateTime":41040000,"duration":"10m","pitch":"4","competition":{"name":"U13", "section":"A Groups", "group":"3"},"tag":"3", "homeTeam":"JS Cannons Blacks", "awayTeam":"Westwood Wanderers Gold"}</text:p>
          </table:table-cell>
          <table:table-cell table:style-name="ce35" table:number-columns-repeated="1011"/>
        </table:table-row>
        <table:table-row table:style-name="ro1">
          <table:table-cell table:style-name="ce17" table:formula="of:=[.B14]" office:value-type="float" office:value="4" calcext:value-type="float">
            <text:p>4</text:p>
          </table:table-cell>
          <table:table-cell table:formula="of:=IF([.J14]&gt;[.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B14]-1))" office:value-type="float" office:value="41760000" calcext:value-type="float">
            <text:p>417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4];TRANSLATED_TEAM_NAMES;[.$E14]+1)" office:value-type="string" office:string-value="Westwood Wanderers Hoops" calcext:value-type="string">
            <text:p>Westwood Wanderers Hoops</text:p>
          </table:table-cell>
          <table:table-cell table:formula="of:=VLOOKUP([.$G14];TRANSLATED_TEAM_NAMES;[.$E14]+1)" office:value-type="string" office:string-value="Balham FC Colts" calcext:value-type="string">
            <text:p>Balham FC Colts</text:p>
          </table:table-cell>
          <table:table-cell table:style-name="ce22" table:formula="of:=IF(MOD([.$C14]; NUM_PITCHES)=0;INDEX(PITCHES;1;NUM_PITCHES);INDEX(PITCHES;1;MOD([.$C1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B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1,&quot;dateTime&quot;:41760000,&quot;duration&quot;:&quot;10m&quot;,&quot;pitch&quot;:&quot;1&quot;,&quot;competition&quot;:{&quot;name&quot;:&quot;U13&quot;, &quot;section&quot;:&quot;A Groups&quot;, &quot;group&quot;:&quot;2&quot;},&quot;tag&quot;:&quot;4&quot;, &quot;homeTeam&quot;:&quot;Westwood Wanderers Hoops&quot;, &quot;awayTeam&quot;:&quot;Balham FC Colts&quot;}" calcext:value-type="string">
            <text:p>{"__v":0,"day":1,"dateTime":41760000,"duration":"10m","pitch":"1","competition":{"name":"U13", "section":"A Groups", "group":"2"},"tag":"4", "homeTeam":"Westwood Wanderers Hoops", "awayTeam":"Balham FC Colts"}</text:p>
          </table:table-cell>
          <table:table-cell table:number-columns-repeated="1011"/>
        </table:table-row>
        <table:table-row table:style-name="ro1">
          <table:table-cell table:style-name="ce17" table:formula="of:=[.B15]" office:value-type="float" office:value="4" calcext:value-type="float">
            <text:p>4</text:p>
          </table:table-cell>
          <table:table-cell table:formula="of:=IF([.J15]&gt;[.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B15]-1))" office:value-type="float" office:value="41760000" calcext:value-type="float">
            <text:p>417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5];TRANSLATED_TEAM_NAMES;[.$E15]+1)" office:value-type="string" office:string-value="Caversham Trents Blues" calcext:value-type="string">
            <text:p>Caversham Trents Blues</text:p>
          </table:table-cell>
          <table:table-cell table:formula="of:=VLOOKUP([.$G15];TRANSLATED_TEAM_NAMES;[.$E15]+1)" office:value-type="string" office:string-value="Yateley Jaguars" calcext:value-type="string">
            <text:p>Yateley Jaguars</text:p>
          </table:table-cell>
          <table:table-cell table:style-name="ce22" table:formula="of:=IF(MOD([.$C15]; NUM_PITCHES)=0;INDEX(PITCHES;1;NUM_PITCHES);INDEX(PITCHES;1;MOD([.$C15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B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1,&quot;dateTime&quot;:41760000,&quot;duration&quot;:&quot;10m&quot;,&quot;pitch&quot;:&quot;2&quot;,&quot;competition&quot;:{&quot;name&quot;:&quot;U13&quot;, &quot;section&quot;:&quot;A Groups&quot;, &quot;group&quot;:&quot;2&quot;},&quot;tag&quot;:&quot;4&quot;, &quot;homeTeam&quot;:&quot;Caversham Trents Blues&quot;, &quot;awayTeam&quot;:&quot;Yateley Jaguars&quot;}" calcext:value-type="string">
            <text:p>{"__v":0,"day":1,"dateTime":41760000,"duration":"10m","pitch":"2","competition":{"name":"U13", "section":"A Groups", "group":"2"},"tag":"4", "homeTeam":"Caversham Trents Blues", "awayTeam":"Yateley Jaguars"}</text:p>
          </table:table-cell>
          <table:table-cell table:number-columns-repeated="1011"/>
        </table:table-row>
        <table:table-row table:style-name="ro1">
          <table:table-cell table:style-name="ce17" table:formula="of:=[.B16]" office:value-type="float" office:value="4" calcext:value-type="float">
            <text:p>4</text:p>
          </table:table-cell>
          <table:table-cell table:formula="of:=IF([.J16]&gt;[.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B16]-1))" office:value-type="float" office:value="41760000" calcext:value-type="float">
            <text:p>4176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6];TRANSLATED_TEAM_NAMES;[.$E16]+1)" office:value-type="string" office:string-value="JS Cannons" calcext:value-type="string">
            <text:p>JS Cannons</text:p>
          </table:table-cell>
          <table:table-cell table:formula="of:=VLOOKUP([.$G16];TRANSLATED_TEAM_NAMES;[.$E16]+1)" office:value-type="string" office:string-value="Bracknell Town Youth FC - Blue" calcext:value-type="string">
            <text:p>Bracknell Town Youth FC - Blue</text:p>
          </table:table-cell>
          <table:table-cell table:style-name="ce22" table:formula="of:=IF(MOD([.$C16]; NUM_PITCHES)=0;INDEX(PITCHES;1;NUM_PITCHES);INDEX(PITCHES;1;MOD([.$C16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B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1,&quot;dateTime&quot;:41760000,&quot;duration&quot;:&quot;10m&quot;,&quot;pitch&quot;:&quot;3&quot;,&quot;competition&quot;:{&quot;name&quot;:&quot;U13&quot;, &quot;section&quot;:&quot;A Groups&quot;, &quot;group&quot;:&quot;4&quot;},&quot;tag&quot;:&quot;4&quot;, &quot;homeTeam&quot;:&quot;JS Cannons&quot;, &quot;awayTeam&quot;:&quot;Bracknell Town Youth FC - Blue&quot;}" calcext:value-type="string">
            <text:p>{"__v":0,"day":1,"dateTime":41760000,"duration":"10m","pitch":"3","competition":{"name":"U13", "section":"A Groups", "group":"4"},"tag":"4", "homeTeam":"JS Cannons", "awayTeam":"Bracknell Town Youth FC - Blue"}</text:p>
          </table:table-cell>
          <table:table-cell table:number-columns-repeated="1011"/>
        </table:table-row>
        <table:table-row table:style-name="ro1">
          <table:table-cell table:style-name="ce17" table:formula="of:=[.B17]" office:value-type="float" office:value="4" calcext:value-type="float">
            <text:p>4</text:p>
          </table:table-cell>
          <table:table-cell table:formula="of:=IF([.J17]&gt;[.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B17]-1))" office:value-type="float" office:value="41760000" calcext:value-type="float">
            <text:p>4176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7];TRANSLATED_TEAM_NAMES;[.$E17]+1)" office:value-type="string" office:string-value="Curley Park Rangers Jaguars" calcext:value-type="string">
            <text:p>Curley Park Rangers Jaguars</text:p>
          </table:table-cell>
          <table:table-cell table:formula="of:=VLOOKUP([.$G17];TRANSLATED_TEAM_NAMES;[.$E17]+1)" office:value-type="string" office:string-value="Whitton Wanderers Hawks" calcext:value-type="string">
            <text:p>Whitton Wanderers Hawks</text:p>
          </table:table-cell>
          <table:table-cell table:style-name="ce22" table:formula="of:=IF(MOD([.$C17]; NUM_PITCHES)=0;INDEX(PITCHES;1;NUM_PITCHES);INDEX(PITCHES;1;MOD([.$C17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B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1,&quot;dateTime&quot;:41760000,&quot;duration&quot;:&quot;10m&quot;,&quot;pitch&quot;:&quot;4&quot;,&quot;competition&quot;:{&quot;name&quot;:&quot;U13&quot;, &quot;section&quot;:&quot;A Groups&quot;, &quot;group&quot;:&quot;4&quot;},&quot;tag&quot;:&quot;4&quot;, &quot;homeTeam&quot;:&quot;Curley Park Rangers Jaguars&quot;, &quot;awayTeam&quot;:&quot;Whitton Wanderers Hawks&quot;}" calcext:value-type="string">
            <text:p>{"__v":0,"day":1,"dateTime":41760000,"duration":"10m","pitch":"4","competition":{"name":"U13", "section":"A Groups", "group":"4"},"tag":"4", "homeTeam":"Curley Park Rangers Jaguars", "awayTeam":"Whitton Wanderers Hawks"}</text:p>
          </table:table-cell>
          <table:table-cell table:number-columns-repeated="1011"/>
        </table:table-row>
        <table:table-row table:style-name="ro1">
          <table:table-cell table:style-name="ce17" table:formula="of:=[.B18]" office:value-type="float" office:value="5" calcext:value-type="float">
            <text:p>5</text:p>
          </table:table-cell>
          <table:table-cell table:formula="of:=IF([.J18]&gt;[.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B18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8];TRANSLATED_TEAM_NAMES;[.$E18]+1)" office:value-type="string" office:string-value="JS Cannons - Blue" calcext:value-type="string">
            <text:p>JS Cannons - Blue</text:p>
          </table:table-cell>
          <table:table-cell table:formula="of:=VLOOKUP([.$G18];TRANSLATED_TEAM_NAMES;[.$E18]+1)" office:value-type="string" office:string-value="Balham FC Eagles" calcext:value-type="string">
            <text:p>Balham FC Eagles</text:p>
          </table:table-cell>
          <table:table-cell table:style-name="ce22" table:formula="of:=IF(MOD([.$C18]; NUM_PITCHES)=0;INDEX(PITCHES;1;NUM_PITCHES);INDEX(PITCHES;1;MOD([.$C18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B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1,&quot;dateTime&quot;:42480000,&quot;duration&quot;:&quot;10m&quot;,&quot;pitch&quot;:&quot;1&quot;,&quot;competition&quot;:{&quot;name&quot;:&quot;U13&quot;, &quot;section&quot;:&quot;A Groups&quot;, &quot;group&quot;:&quot;1&quot;},&quot;tag&quot;:&quot;5&quot;, &quot;homeTeam&quot;:&quot;JS Cannons - Blue&quot;, &quot;awayTeam&quot;:&quot;Balham FC Eagles&quot;}" calcext:value-type="string">
            <text:p>{"__v":0,"day":1,"dateTime":42480000,"duration":"10m","pitch":"1","competition":{"name":"U13", "section":"A Groups", "group":"1"},"tag":"5", "homeTeam":"JS Cannons - Blue", "awayTeam":"Balham FC Eagles"}</text:p>
          </table:table-cell>
          <table:table-cell table:number-columns-repeated="1011"/>
        </table:table-row>
        <table:table-row table:style-name="ro1">
          <table:table-cell table:style-name="ce17" table:formula="of:=[.B19]" office:value-type="float" office:value="5" calcext:value-type="float">
            <text:p>5</text:p>
          </table:table-cell>
          <table:table-cell table:formula="of:=IF([.J19]&gt;[.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B19]-1))" office:value-type="float" office:value="42480000" calcext:value-type="float">
            <text:p>424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9];TRANSLATED_TEAM_NAMES;[.$E19]+1)" office:value-type="string" office:string-value="Bracknell Town Youth FC - Red" calcext:value-type="string">
            <text:p>Bracknell Town Youth FC - Red</text:p>
          </table:table-cell>
          <table:table-cell table:formula="of:=VLOOKUP([.$G19];TRANSLATED_TEAM_NAMES;[.$E19]+1)" office:value-type="string" office:string-value="Caversham Trents" calcext:value-type="string">
            <text:p>Caversham Trents</text:p>
          </table:table-cell>
          <table:table-cell table:style-name="ce22" table:formula="of:=IF(MOD([.$C19]; NUM_PITCHES)=0;INDEX(PITCHES;1;NUM_PITCHES);INDEX(PITCHES;1;MOD([.$C19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B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1,&quot;dateTime&quot;:42480000,&quot;duration&quot;:&quot;10m&quot;,&quot;pitch&quot;:&quot;2&quot;,&quot;competition&quot;:{&quot;name&quot;:&quot;U13&quot;, &quot;section&quot;:&quot;A Groups&quot;, &quot;group&quot;:&quot;1&quot;},&quot;tag&quot;:&quot;5&quot;, &quot;homeTeam&quot;:&quot;Bracknell Town Youth FC - Red&quot;, &quot;awayTeam&quot;:&quot;Caversham Trents&quot;}" calcext:value-type="string">
            <text:p>{"__v":0,"day":1,"dateTime":42480000,"duration":"10m","pitch":"2","competition":{"name":"U13", "section":"A Groups", "group":"1"},"tag":"5", "homeTeam":"Bracknell Town Youth FC - Red", "awayTeam":"Caversham Trents"}</text:p>
          </table:table-cell>
          <table:table-cell table:number-columns-repeated="1011"/>
        </table:table-row>
        <table:table-row table:style-name="ro1">
          <table:table-cell table:style-name="ce17" table:formula="of:=[.B20]" office:value-type="float" office:value="5" calcext:value-type="float">
            <text:p>5</text:p>
          </table:table-cell>
          <table:table-cell table:formula="of:=IF([.J20]&gt;[.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B20]-1))" office:value-type="float" office:value="42480000" calcext:value-type="float">
            <text:p>4248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0];TRANSLATED_TEAM_NAMES;[.$E20]+1)" office:value-type="string" office:string-value="Westwood Wanderers Gold" calcext:value-type="string">
            <text:p>Westwood Wanderers Gold</text:p>
          </table:table-cell>
          <table:table-cell table:formula="of:=VLOOKUP([.$G20];TRANSLATED_TEAM_NAMES;[.$E20]+1)" office:value-type="string" office:string-value="Bracknell Town Colts" calcext:value-type="string">
            <text:p>Bracknell Town Colts</text:p>
          </table:table-cell>
          <table:table-cell table:style-name="ce22" table:formula="of:=IF(MOD([.$C20]; NUM_PITCHES)=0;INDEX(PITCHES;1;NUM_PITCHES);INDEX(PITCHES;1;MOD([.$C20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B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1,&quot;dateTime&quot;:42480000,&quot;duration&quot;:&quot;10m&quot;,&quot;pitch&quot;:&quot;3&quot;,&quot;competition&quot;:{&quot;name&quot;:&quot;U13&quot;, &quot;section&quot;:&quot;A Groups&quot;, &quot;group&quot;:&quot;3&quot;},&quot;tag&quot;:&quot;5&quot;, &quot;homeTeam&quot;:&quot;Westwood Wanderers Gold&quot;, &quot;awayTeam&quot;:&quot;Bracknell Town Colts&quot;}" calcext:value-type="string">
            <text:p>{"__v":0,"day":1,"dateTime":42480000,"duration":"10m","pitch":"3","competition":{"name":"U13", "section":"A Groups", "group":"3"},"tag":"5", "homeTeam":"Westwood Wanderers Gold", "awayTeam":"Bracknell Town Colts"}</text:p>
          </table:table-cell>
          <table:table-cell table:number-columns-repeated="1011"/>
        </table:table-row>
        <table:table-row table:style-name="ro1">
          <table:table-cell table:style-name="ce17" table:formula="of:=[.B21]" office:value-type="float" office:value="5" calcext:value-type="float">
            <text:p>5</text:p>
          </table:table-cell>
          <table:table-cell table:formula="of:=IF([.J21]&gt;[.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B21]-1))" office:value-type="float" office:value="42480000" calcext:value-type="float">
            <text:p>4248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1];TRANSLATED_TEAM_NAMES;[.$E21]+1)" office:value-type="string" office:string-value="JS Cannons Blacks" calcext:value-type="string">
            <text:p>JS Cannons Blacks</text:p>
          </table:table-cell>
          <table:table-cell table:formula="of:=VLOOKUP([.$G21];TRANSLATED_TEAM_NAMES;[.$E21]+1)" office:value-type="string" office:string-value="RMF FC Red" calcext:value-type="string">
            <text:p>RMF FC Red</text:p>
          </table:table-cell>
          <table:table-cell table:style-name="ce22" table:formula="of:=IF(MOD([.$C21]; NUM_PITCHES)=0;INDEX(PITCHES;1;NUM_PITCHES);INDEX(PITCHES;1;MOD([.$C21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B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1,&quot;dateTime&quot;:42480000,&quot;duration&quot;:&quot;10m&quot;,&quot;pitch&quot;:&quot;4&quot;,&quot;competition&quot;:{&quot;name&quot;:&quot;U13&quot;, &quot;section&quot;:&quot;A Groups&quot;, &quot;group&quot;:&quot;3&quot;},&quot;tag&quot;:&quot;5&quot;, &quot;homeTeam&quot;:&quot;JS Cannons Blacks&quot;, &quot;awayTeam&quot;:&quot;RMF FC Red&quot;}" calcext:value-type="string">
            <text:p>{"__v":0,"day":1,"dateTime":42480000,"duration":"10m","pitch":"4","competition":{"name":"U13", "section":"A Groups", "group":"3"},"tag":"5", "homeTeam":"JS Cannons Blacks", "awayTeam":"RMF FC Red"}</text:p>
          </table:table-cell>
          <table:table-cell table:number-columns-repeated="1011"/>
        </table:table-row>
        <table:table-row table:style-name="ro1">
          <table:table-cell table:style-name="ce17" table:formula="of:=[.B22]" office:value-type="float" office:value="6" calcext:value-type="float">
            <text:p>6</text:p>
          </table:table-cell>
          <table:table-cell table:formula="of:=IF([.J22]&gt;[.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B22]-1))" office:value-type="float" office:value="43200000" calcext:value-type="float">
            <text:p>432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2];TRANSLATED_TEAM_NAMES;[.$E22]+1)" office:value-type="string" office:string-value="Yateley Jaguars" calcext:value-type="string">
            <text:p>Yateley Jaguars</text:p>
          </table:table-cell>
          <table:table-cell table:formula="of:=VLOOKUP([.$G22];TRANSLATED_TEAM_NAMES;[.$E22]+1)" office:value-type="string" office:string-value="Balham FC Colts" calcext:value-type="string">
            <text:p>Balham FC Colts</text:p>
          </table:table-cell>
          <table:table-cell table:style-name="ce22" table:formula="of:=IF(MOD([.$C22]; NUM_PITCHES)=0;INDEX(PITCHES;1;NUM_PITCHES);INDEX(PITCHES;1;MOD([.$C2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B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1,&quot;dateTime&quot;:43200000,&quot;duration&quot;:&quot;10m&quot;,&quot;pitch&quot;:&quot;1&quot;,&quot;competition&quot;:{&quot;name&quot;:&quot;U13&quot;, &quot;section&quot;:&quot;A Groups&quot;, &quot;group&quot;:&quot;2&quot;},&quot;tag&quot;:&quot;6&quot;, &quot;homeTeam&quot;:&quot;Yateley Jaguars&quot;, &quot;awayTeam&quot;:&quot;Balham FC Colts&quot;}" calcext:value-type="string">
            <text:p>{"__v":0,"day":1,"dateTime":43200000,"duration":"10m","pitch":"1","competition":{"name":"U13", "section":"A Groups", "group":"2"},"tag":"6", "homeTeam":"Yateley Jaguars", "awayTeam":"Balham FC Colts"}</text:p>
          </table:table-cell>
          <table:table-cell table:number-columns-repeated="1011"/>
        </table:table-row>
        <table:table-row table:style-name="ro1">
          <table:table-cell table:style-name="ce17" table:formula="of:=[.B23]" office:value-type="float" office:value="6" calcext:value-type="float">
            <text:p>6</text:p>
          </table:table-cell>
          <table:table-cell table:formula="of:=IF([.J23]&gt;[.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B23]-1))" office:value-type="float" office:value="43200000" calcext:value-type="float">
            <text:p>432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3];TRANSLATED_TEAM_NAMES;[.$E23]+1)" office:value-type="string" office:string-value="Caversham Trents Blues" calcext:value-type="string">
            <text:p>Caversham Trents Blues</text:p>
          </table:table-cell>
          <table:table-cell table:formula="of:=VLOOKUP([.$G23];TRANSLATED_TEAM_NAMES;[.$E23]+1)" office:value-type="string" office:string-value="Westwood Wanderers Hoops" calcext:value-type="string">
            <text:p>Westwood Wanderers Hoops</text:p>
          </table:table-cell>
          <table:table-cell table:style-name="ce22" table:formula="of:=IF(MOD([.$C23]; NUM_PITCHES)=0;INDEX(PITCHES;1;NUM_PITCHES);INDEX(PITCHES;1;MOD([.$C2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B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1,&quot;dateTime&quot;:43200000,&quot;duration&quot;:&quot;10m&quot;,&quot;pitch&quot;:&quot;2&quot;,&quot;competition&quot;:{&quot;name&quot;:&quot;U13&quot;, &quot;section&quot;:&quot;A Groups&quot;, &quot;group&quot;:&quot;2&quot;},&quot;tag&quot;:&quot;6&quot;, &quot;homeTeam&quot;:&quot;Caversham Trents Blues&quot;, &quot;awayTeam&quot;:&quot;Westwood Wanderers Hoops&quot;}" calcext:value-type="string">
            <text:p>{"__v":0,"day":1,"dateTime":43200000,"duration":"10m","pitch":"2","competition":{"name":"U13", "section":"A Groups", "group":"2"},"tag":"6", "homeTeam":"Caversham Trents Blues", "awayTeam":"Westwood Wanderers Hoops"}</text:p>
          </table:table-cell>
          <table:table-cell table:number-columns-repeated="1011"/>
        </table:table-row>
        <table:table-row table:style-name="ro1">
          <table:table-cell table:style-name="ce17" table:formula="of:=[.B24]" office:value-type="float" office:value="6" calcext:value-type="float">
            <text:p>6</text:p>
          </table:table-cell>
          <table:table-cell table:formula="of:=IF([.J24]&gt;[.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B24]-1))" office:value-type="float" office:value="43200000" calcext:value-type="float">
            <text:p>432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4];TRANSLATED_TEAM_NAMES;[.$E24]+1)" office:value-type="string" office:string-value="Whitton Wanderers Hawks" calcext:value-type="string">
            <text:p>Whitton Wanderers Hawks</text:p>
          </table:table-cell>
          <table:table-cell table:formula="of:=VLOOKUP([.$G24];TRANSLATED_TEAM_NAMES;[.$E24]+1)" office:value-type="string" office:string-value="Bracknell Town Youth FC - Blue" calcext:value-type="string">
            <text:p>Bracknell Town Youth FC - Blue</text:p>
          </table:table-cell>
          <table:table-cell table:style-name="ce22" table:formula="of:=IF(MOD([.$C24]; NUM_PITCHES)=0;INDEX(PITCHES;1;NUM_PITCHES);INDEX(PITCHES;1;MOD([.$C2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B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1,&quot;dateTime&quot;:43200000,&quot;duration&quot;:&quot;10m&quot;,&quot;pitch&quot;:&quot;3&quot;,&quot;competition&quot;:{&quot;name&quot;:&quot;U13&quot;, &quot;section&quot;:&quot;A Groups&quot;, &quot;group&quot;:&quot;4&quot;},&quot;tag&quot;:&quot;6&quot;, &quot;homeTeam&quot;:&quot;Whitton Wanderers Hawks&quot;, &quot;awayTeam&quot;:&quot;Bracknell Town Youth FC - Blue&quot;}" calcext:value-type="string">
            <text:p>{"__v":0,"day":1,"dateTime":43200000,"duration":"10m","pitch":"3","competition":{"name":"U13", "section":"A Groups", "group":"4"},"tag":"6", "homeTeam":"Whitton Wanderers Hawks", "awayTeam":"Bracknell Town Youth FC - Blue"}</text:p>
          </table:table-cell>
          <table:table-cell table:number-columns-repeated="1011"/>
        </table:table-row>
        <table:table-row table:style-name="ro1">
          <table:table-cell table:style-name="ce17" table:formula="of:=[.B25]" office:value-type="float" office:value="6" calcext:value-type="float">
            <text:p>6</text:p>
          </table:table-cell>
          <table:table-cell table:formula="of:=IF([.J25]&gt;[.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B25]-1))" office:value-type="float" office:value="43200000" calcext:value-type="float">
            <text:p>432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5];TRANSLATED_TEAM_NAMES;[.$E25]+1)" office:value-type="string" office:string-value="Curley Park Rangers Jaguars" calcext:value-type="string">
            <text:p>Curley Park Rangers Jaguars</text:p>
          </table:table-cell>
          <table:table-cell table:formula="of:=VLOOKUP([.$G25];TRANSLATED_TEAM_NAMES;[.$E25]+1)" office:value-type="string" office:string-value="JS Cannons" calcext:value-type="string">
            <text:p>JS Cannons</text:p>
          </table:table-cell>
          <table:table-cell table:style-name="ce22" table:formula="of:=IF(MOD([.$C25]; NUM_PITCHES)=0;INDEX(PITCHES;1;NUM_PITCHES);INDEX(PITCHES;1;MOD([.$C2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B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1,&quot;dateTime&quot;:43200000,&quot;duration&quot;:&quot;10m&quot;,&quot;pitch&quot;:&quot;4&quot;,&quot;competition&quot;:{&quot;name&quot;:&quot;U13&quot;, &quot;section&quot;:&quot;A Groups&quot;, &quot;group&quot;:&quot;4&quot;},&quot;tag&quot;:&quot;6&quot;, &quot;homeTeam&quot;:&quot;Curley Park Rangers Jaguars&quot;, &quot;awayTeam&quot;:&quot;JS Cannons&quot;}" calcext:value-type="string">
            <text:p>{"__v":0,"day":1,"dateTime":43200000,"duration":"10m","pitch":"4","competition":{"name":"U13", "section":"A Groups", "group":"4"},"tag":"6", "homeTeam":"Curley Park Rangers Jaguars", "awayTeam":"JS Cannons"}</text:p>
          </table:table-cell>
          <table:table-cell table:number-columns-repeated="1011"/>
        </table:table-row>
        <table:table-row table:style-name="ro3">
          <table:table-cell table:style-name="ce17" table:formula="of:=[.B26]" office:value-type="float" office:value="7" calcext:value-type="float">
            <text:p>7</text:p>
          </table:table-cell>
          <table:table-cell table:formula="of:=IF([.J26]&gt;[.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26]-1)) + SECTION_GAP_MS" office:value-type="float" office:value="44700000" calcext:value-type="float">
            <text:p>447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3_AGroups_G1_P1" calcext:value-type="string">
            <text:p>U13_AGroups_G1_P1</text:p>
          </table:table-cell>
          <table:table-cell table:formula="of:=AGE_GROUP_TRANSLATED &amp; &quot;_&quot; &amp;SECTION_TRANSLATED &amp; &quot;_G2_P2&quot;" office:value-type="string" office:string-value="U13_AGroups_G2_P2" calcext:value-type="string">
            <text:p>U13_AGroup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22" table:formula="of:=IF(MOD([.$C26]; NUM_PITCHES)=0;INDEX(PITCHES;1;NUM_PITCHES);INDEX(PITCHES;1;MOD([.$C2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}&quot;" office:value-type="string" office:string-value="{&quot;__v&quot;:0,&quot;day&quot;:1,&quot;dateTime&quot;:44700000,&quot;duration&quot;:&quot;10m&quot;,&quot;pitch&quot;:&quot;1&quot;,&quot;competition&quot;:{&quot;name&quot;:&quot;U13&quot;, &quot;section&quot;:&quot;A Champions League&quot;, &quot;group&quot;:&quot;1&quot;},&quot;tag&quot;:&quot;7&quot;, &quot;homeTeam&quot;:&quot;Winner Group 1&quot;, &quot;awayTeam&quot;:&quot;2nd Group 2&quot;, &quot;homeTeamFrom&quot;:&quot;U13_AGroups_G1_P1&quot;, &quot;awayTeamFrom&quot;:&quot;U13_AGroups_G2_P2&quot;}" calcext:value-type="string">
            <text:p>{"__v":0,"day":1,"dateTime":44700000,"duration":"10m","pitch":"1","competition":{"name":"U13", "section":"A Champions League", "group":"1"},"tag":"7", "homeTeam":"Winner Group 1", "awayTeam":"2nd Group 2", "homeTeamFrom":"U13_AGroups_G1_P1", "awayTeamFrom":"U13_AGroups_G2_P2"}</text:p>
          </table:table-cell>
          <table:table-cell table:number-columns-repeated="1011"/>
        </table:table-row>
        <table:table-row table:style-name="ro3">
          <table:table-cell table:style-name="ce17" table:formula="of:=[.B27]" office:value-type="float" office:value="7" calcext:value-type="float">
            <text:p>7</text:p>
          </table:table-cell>
          <table:table-cell table:formula="of:=IF([.J27]&gt;[.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27]-1)) + SECTION_GAP_MS" office:value-type="float" office:value="44700000" calcext:value-type="float">
            <text:p>447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3_AGroups_G3_P1" calcext:value-type="string">
            <text:p>U13_AGroups_G3_P1</text:p>
          </table:table-cell>
          <table:table-cell table:formula="of:=AGE_GROUP_TRANSLATED &amp; &quot;_&quot; &amp;SECTION_TRANSLATED &amp; &quot;_G4_P2&quot;" office:value-type="string" office:string-value="U13_AGroups_G4_P2" calcext:value-type="string">
            <text:p>U13_AGroups_G4_P2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22" table:formula="of:=IF(MOD([.$C27]; NUM_PITCHES)=0;INDEX(PITCHES;1;NUM_PITCHES);INDEX(PITCHES;1;MOD([.$C2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}&quot;" office:value-type="string" office:string-value="{&quot;__v&quot;:0,&quot;day&quot;:1,&quot;dateTime&quot;:44700000,&quot;duration&quot;:&quot;10m&quot;,&quot;pitch&quot;:&quot;2&quot;,&quot;competition&quot;:{&quot;name&quot;:&quot;U13&quot;, &quot;section&quot;:&quot;A Champions League&quot;, &quot;group&quot;:&quot;1&quot;},&quot;tag&quot;:&quot;7&quot;, &quot;homeTeam&quot;:&quot;Winner Group 3&quot;, &quot;awayTeam&quot;:&quot;2nd Group 4&quot;, &quot;homeTeamFrom&quot;:&quot;U13_AGroups_G3_P1&quot;, &quot;awayTeamFrom&quot;:&quot;U13_AGroups_G4_P2&quot;}" calcext:value-type="string">
            <text:p>{"__v":0,"day":1,"dateTime":44700000,"duration":"10m","pitch":"2","competition":{"name":"U13", "section":"A Champions League", "group":"1"},"tag":"7", "homeTeam":"Winner Group 3", "awayTeam":"2nd Group 4", "homeTeamFrom":"U13_AGroups_G3_P1", "awayTeamFrom":"U13_AGroups_G4_P2"}</text:p>
          </table:table-cell>
          <table:table-cell table:number-columns-repeated="1011"/>
        </table:table-row>
        <table:table-row table:style-name="ro1">
          <table:table-cell table:style-name="ce17" table:formula="of:=[.B28]" office:value-type="float" office:value="7" calcext:value-type="float">
            <text:p>7</text:p>
          </table:table-cell>
          <table:table-cell table:formula="of:=IF([.J28]&gt;[.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28]-1)) + SECTION_GAP_MS" office:value-type="float" office:value="44700000" calcext:value-type="float">
            <text:p>447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3_AGroups_G1_P3" calcext:value-type="string">
            <text:p>U13_AGroups_G1_P3</text:p>
          </table:table-cell>
          <table:table-cell table:formula="of:=AGE_GROUP_TRANSLATED &amp; &quot;_&quot; &amp;SECTION_TRANSLATED &amp; &quot;_G2_P4&quot;" office:value-type="string" office:string-value="U13_AGroups_G2_P4" calcext:value-type="string">
            <text:p>U13_AGroups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22" table:formula="of:=IF(MOD([.$C28]; NUM_PITCHES)=0;INDEX(PITCHES;1;NUM_PITCHES);INDEX(PITCHES;1;MOD([.$C2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}&quot;" office:value-type="string" office:string-value="{&quot;__v&quot;:0,&quot;day&quot;:1,&quot;dateTime&quot;:44700000,&quot;duration&quot;:&quot;10m&quot;,&quot;pitch&quot;:&quot;3&quot;,&quot;competition&quot;:{&quot;name&quot;:&quot;U13&quot;, &quot;section&quot;:&quot;A Europa League&quot;, &quot;group&quot;:&quot;1&quot;},&quot;tag&quot;:&quot;7&quot;, &quot;homeTeam&quot;:&quot;3rd Group 1&quot;, &quot;awayTeam&quot;:&quot;4th Group 2&quot;, &quot;homeTeamFrom&quot;:&quot;U13_AGroups_G1_P3&quot;, &quot;awayTeamFrom&quot;:&quot;U13_AGroups_G2_P4&quot;}" calcext:value-type="string">
            <text:p>{"__v":0,"day":1,"dateTime":44700000,"duration":"10m","pitch":"3","competition":{"name":"U13", "section":"A Europa League", "group":"1"},"tag":"7", "homeTeam":"3rd Group 1", "awayTeam":"4th Group 2", "homeTeamFrom":"U13_AGroups_G1_P3", "awayTeamFrom":"U13_AGroups_G2_P4"}</text:p>
          </table:table-cell>
          <table:table-cell table:number-columns-repeated="1011"/>
        </table:table-row>
        <table:table-row table:style-name="ro1">
          <table:table-cell table:style-name="ce17" table:formula="of:=[.B29]" office:value-type="float" office:value="7" calcext:value-type="float">
            <text:p>7</text:p>
          </table:table-cell>
          <table:table-cell table:formula="of:=IF([.J29]&gt;[.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29]-1)) + SECTION_GAP_MS" office:value-type="float" office:value="44700000" calcext:value-type="float">
            <text:p>447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3_AGroups_G3_P3" calcext:value-type="string">
            <text:p>U13_AGroups_G3_P3</text:p>
          </table:table-cell>
          <table:table-cell table:formula="of:=AGE_GROUP_TRANSLATED &amp; &quot;_&quot; &amp;SECTION_TRANSLATED &amp; &quot;_G4_P4&quot;" office:value-type="string" office:string-value="U13_AGroups_G4_P4" calcext:value-type="string">
            <text:p>U13_AGroups_G4_P4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4th Group 4</text:p>
          </table:table-cell>
          <table:table-cell table:style-name="ce22" table:formula="of:=IF(MOD([.$C29]; NUM_PITCHES)=0;INDEX(PITCHES;1;NUM_PITCHES);INDEX(PITCHES;1;MOD([.$C29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}&quot;" office:value-type="string" office:string-value="{&quot;__v&quot;:0,&quot;day&quot;:1,&quot;dateTime&quot;:44700000,&quot;duration&quot;:&quot;10m&quot;,&quot;pitch&quot;:&quot;4&quot;,&quot;competition&quot;:{&quot;name&quot;:&quot;U13&quot;, &quot;section&quot;:&quot;A Europa League&quot;, &quot;group&quot;:&quot;1&quot;},&quot;tag&quot;:&quot;7&quot;, &quot;homeTeam&quot;:&quot;3rd Group 3&quot;, &quot;awayTeam&quot;:&quot;4th Group 4&quot;, &quot;homeTeamFrom&quot;:&quot;U13_AGroups_G3_P3&quot;, &quot;awayTeamFrom&quot;:&quot;U13_AGroups_G4_P4&quot;}" calcext:value-type="string">
            <text:p>{"__v":0,"day":1,"dateTime":44700000,"duration":"10m","pitch":"4","competition":{"name":"U13", "section":"A Europa League", "group":"1"},"tag":"7", "homeTeam":"3rd Group 3", "awayTeam":"4th Group 4", "homeTeamFrom":"U13_AGroups_G3_P3", "awayTeamFrom":"U13_AGroups_G4_P4"}</text:p>
          </table:table-cell>
          <table:table-cell table:number-columns-repeated="1011"/>
        </table:table-row>
        <table:table-row table:style-name="ro3">
          <table:table-cell table:style-name="ce17" table:formula="of:=[.B30]" office:value-type="float" office:value="8" calcext:value-type="float">
            <text:p>8</text:p>
          </table:table-cell>
          <table:table-cell table:formula="of:=IF([.J30]&gt;[.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30]-1)) + SECTION_GAP_MS" office:value-type="float" office:value="45420000" calcext:value-type="float">
            <text:p>454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1&quot;" office:value-type="string" office:string-value="U13_AGroups_G2_P1" calcext:value-type="string">
            <text:p>U13_AGroups_G2_P1</text:p>
          </table:table-cell>
          <table:table-cell table:formula="of:=AGE_GROUP_TRANSLATED &amp; &quot;_&quot; &amp;SECTION_TRANSLATED &amp; &quot;_G3_P2&quot;" office:value-type="string" office:string-value="U13_AGroups_G3_P2" calcext:value-type="string">
            <text:p>U13_AGroups_G3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3</text:p>
          </table:table-cell>
          <table:table-cell table:style-name="ce22" table:formula="of:=IF(MOD([.$C30]; NUM_PITCHES)=0;INDEX(PITCHES;1;NUM_PITCHES);INDEX(PITCHES;1;MOD([.$C3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}&quot;" office:value-type="string" office:string-value="{&quot;__v&quot;:0,&quot;day&quot;:1,&quot;dateTime&quot;:45420000,&quot;duration&quot;:&quot;10m&quot;,&quot;pitch&quot;:&quot;1&quot;,&quot;competition&quot;:{&quot;name&quot;:&quot;U13&quot;, &quot;section&quot;:&quot;A Champions League&quot;, &quot;group&quot;:&quot;2&quot;},&quot;tag&quot;:&quot;8&quot;, &quot;homeTeam&quot;:&quot;Winner Group 2&quot;, &quot;awayTeam&quot;:&quot;2nd Group 3&quot;, &quot;homeTeamFrom&quot;:&quot;U13_AGroups_G2_P1&quot;, &quot;awayTeamFrom&quot;:&quot;U13_AGroups_G3_P2&quot;}" calcext:value-type="string">
            <text:p>{"__v":0,"day":1,"dateTime":45420000,"duration":"10m","pitch":"1","competition":{"name":"U13", "section":"A Champions League", "group":"2"},"tag":"8", "homeTeam":"Winner Group 2", "awayTeam":"2nd Group 3", "homeTeamFrom":"U13_AGroups_G2_P1", "awayTeamFrom":"U13_AGroups_G3_P2"}</text:p>
          </table:table-cell>
          <table:table-cell table:number-columns-repeated="1011"/>
        </table:table-row>
        <table:table-row table:style-name="ro3">
          <table:table-cell table:style-name="ce17" table:formula="of:=[.B31]" office:value-type="float" office:value="8" calcext:value-type="float">
            <text:p>8</text:p>
          </table:table-cell>
          <table:table-cell table:formula="of:=IF([.J31]&gt;[.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31]-1)) + SECTION_GAP_MS" office:value-type="float" office:value="45420000" calcext:value-type="float">
            <text:p>454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3_AGroups_G4_P1" calcext:value-type="string">
            <text:p>U13_AGroups_G4_P1</text:p>
          </table:table-cell>
          <table:table-cell table:formula="of:=AGE_GROUP_TRANSLATED &amp; &quot;_&quot; &amp;SECTION_TRANSLATED &amp; &quot;_G1_P2&quot;" office:value-type="string" office:string-value="U13_AGroups_G1_P2" calcext:value-type="string">
            <text:p>U13_AGroups_G1_P2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22" table:formula="of:=IF(MOD([.$C31]; NUM_PITCHES)=0;INDEX(PITCHES;1;NUM_PITCHES);INDEX(PITCHES;1;MOD([.$C31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, &quot;&quot;homeTeamFrom&quot;&quot;:&quot;&quot;&quot; &amp; [.F31] &amp; &quot;&quot;&quot;, &quot;&quot;awayTeamFrom&quot;&quot;:&quot;&quot;&quot; &amp; [.G31] &amp; &quot;&quot;&quot;}&quot;" office:value-type="string" office:string-value="{&quot;__v&quot;:0,&quot;day&quot;:1,&quot;dateTime&quot;:45420000,&quot;duration&quot;:&quot;10m&quot;,&quot;pitch&quot;:&quot;2&quot;,&quot;competition&quot;:{&quot;name&quot;:&quot;U13&quot;, &quot;section&quot;:&quot;A Champions League&quot;, &quot;group&quot;:&quot;2&quot;},&quot;tag&quot;:&quot;8&quot;, &quot;homeTeam&quot;:&quot;Winner Group 4&quot;, &quot;awayTeam&quot;:&quot;2nd Group 1&quot;, &quot;homeTeamFrom&quot;:&quot;U13_AGroups_G4_P1&quot;, &quot;awayTeamFrom&quot;:&quot;U13_AGroups_G1_P2&quot;}" calcext:value-type="string">
            <text:p>{"__v":0,"day":1,"dateTime":45420000,"duration":"10m","pitch":"2","competition":{"name":"U13", "section":"A Champions League", "group":"2"},"tag":"8", "homeTeam":"Winner Group 4", "awayTeam":"2nd Group 1", "homeTeamFrom":"U13_AGroups_G4_P1", "awayTeamFrom":"U13_AGroups_G1_P2"}</text:p>
          </table:table-cell>
          <table:table-cell table:number-columns-repeated="1011"/>
        </table:table-row>
        <table:table-row table:style-name="ro1">
          <table:table-cell table:style-name="ce17" table:formula="of:=[.B32]" office:value-type="float" office:value="8" calcext:value-type="float">
            <text:p>8</text:p>
          </table:table-cell>
          <table:table-cell table:formula="of:=IF([.J32]&gt;[.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32]-1)) + SECTION_GAP_MS" office:value-type="float" office:value="45420000" calcext:value-type="float">
            <text:p>454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3&quot;" office:value-type="string" office:string-value="U13_AGroups_G2_P3" calcext:value-type="string">
            <text:p>U13_AGroups_G2_P3</text:p>
          </table:table-cell>
          <table:table-cell table:formula="of:=AGE_GROUP_TRANSLATED &amp; &quot;_&quot; &amp;SECTION_TRANSLATED &amp; &quot;_G3_P4&quot;" office:value-type="string" office:string-value="U13_AGroups_G3_P4" calcext:value-type="string">
            <text:p>U13_AGroups_G3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3</text:p>
          </table:table-cell>
          <table:table-cell table:style-name="ce22" table:formula="of:=IF(MOD([.$C32]; NUM_PITCHES)=0;INDEX(PITCHES;1;NUM_PITCHES);INDEX(PITCHES;1;MOD([.$C32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}&quot;" office:value-type="string" office:string-value="{&quot;__v&quot;:0,&quot;day&quot;:1,&quot;dateTime&quot;:45420000,&quot;duration&quot;:&quot;10m&quot;,&quot;pitch&quot;:&quot;3&quot;,&quot;competition&quot;:{&quot;name&quot;:&quot;U13&quot;, &quot;section&quot;:&quot;A Europa League&quot;, &quot;group&quot;:&quot;2&quot;},&quot;tag&quot;:&quot;8&quot;, &quot;homeTeam&quot;:&quot;3rd Group 2&quot;, &quot;awayTeam&quot;:&quot;4th Group 3&quot;, &quot;homeTeamFrom&quot;:&quot;U13_AGroups_G2_P3&quot;, &quot;awayTeamFrom&quot;:&quot;U13_AGroups_G3_P4&quot;}" calcext:value-type="string">
            <text:p>{"__v":0,"day":1,"dateTime":45420000,"duration":"10m","pitch":"3","competition":{"name":"U13", "section":"A Europa League", "group":"2"},"tag":"8", "homeTeam":"3rd Group 2", "awayTeam":"4th Group 3", "homeTeamFrom":"U13_AGroups_G2_P3", "awayTeamFrom":"U13_AGroups_G3_P4"}</text:p>
          </table:table-cell>
          <table:table-cell table:number-columns-repeated="1011"/>
        </table:table-row>
        <table:table-row table:style-name="ro1">
          <table:table-cell table:style-name="ce17" table:formula="of:=[.B33]" office:value-type="float" office:value="8" calcext:value-type="float">
            <text:p>8</text:p>
          </table:table-cell>
          <table:table-cell table:formula="of:=IF([.J33]&gt;[.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33]-1)) + SECTION_GAP_MS" office:value-type="float" office:value="45420000" calcext:value-type="float">
            <text:p>454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3_AGroups_G4_P3" calcext:value-type="string">
            <text:p>U13_AGroups_G4_P3</text:p>
          </table:table-cell>
          <table:table-cell table:formula="of:=AGE_GROUP_TRANSLATED &amp; &quot;_&quot; &amp;SECTION_TRANSLATED &amp; &quot;_G1_P4&quot;" office:value-type="string" office:string-value="U13_AGroups_G1_P4" calcext:value-type="string">
            <text:p>U13_AGroups_G1_P4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4th Group 1</text:p>
          </table:table-cell>
          <table:table-cell table:style-name="ce22" table:formula="of:=IF(MOD([.$C33]; NUM_PITCHES)=0;INDEX(PITCHES;1;NUM_PITCHES);INDEX(PITCHES;1;MOD([.$C33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}&quot;" office:value-type="string" office:string-value="{&quot;__v&quot;:0,&quot;day&quot;:1,&quot;dateTime&quot;:45420000,&quot;duration&quot;:&quot;10m&quot;,&quot;pitch&quot;:&quot;4&quot;,&quot;competition&quot;:{&quot;name&quot;:&quot;U13&quot;, &quot;section&quot;:&quot;A Europa League&quot;, &quot;group&quot;:&quot;2&quot;},&quot;tag&quot;:&quot;8&quot;, &quot;homeTeam&quot;:&quot;3rd Group 4&quot;, &quot;awayTeam&quot;:&quot;4th Group 1&quot;, &quot;homeTeamFrom&quot;:&quot;U13_AGroups_G4_P3&quot;, &quot;awayTeamFrom&quot;:&quot;U13_AGroups_G1_P4&quot;}" calcext:value-type="string">
            <text:p>{"__v":0,"day":1,"dateTime":45420000,"duration":"10m","pitch":"4","competition":{"name":"U13", "section":"A Europa League", "group":"2"},"tag":"8", "homeTeam":"3rd Group 4", "awayTeam":"4th Group 1", "homeTeamFrom":"U13_AGroups_G4_P3", "awayTeamFrom":"U13_AGroups_G1_P4"}</text:p>
          </table:table-cell>
          <table:table-cell table:number-columns-repeated="1011"/>
        </table:table-row>
        <table:table-row table:style-name="ro1">
          <table:table-cell table:style-name="ce17" table:formula="of:=[.B34]" office:value-type="float" office:value="9" calcext:value-type="float">
            <text:p>9</text:p>
          </table:table-cell>
          <table:table-cell table:formula="of:=IF([.J34]&gt;[.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34]-1)) + SECTION_GAP_MS" office:value-type="float" office:value="46140000" calcext:value-type="float">
            <text:p>461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3_AGroups_G3_P1" calcext:value-type="string">
            <text:p>U13_AGroups_G3_P1</text:p>
          </table:table-cell>
          <table:table-cell table:formula="of:=AGE_GROUP_TRANSLATED &amp; &quot;_&quot; &amp;SECTION_TRANSLATED &amp; &quot;_G1_P1&quot;" office:value-type="string" office:string-value="U13_AGroups_G1_P1" calcext:value-type="string">
            <text:p>U13_AGroups_G1_P1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Winner Group 1</text:p>
          </table:table-cell>
          <table:table-cell table:style-name="ce22" table:formula="of:=IF(MOD([.$C34]; NUM_PITCHES)=0;INDEX(PITCHES;1;NUM_PITCHES);INDEX(PITCHES;1;MOD([.$C34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}&quot;" office:value-type="string" office:string-value="{&quot;__v&quot;:0,&quot;day&quot;:1,&quot;dateTime&quot;:46140000,&quot;duration&quot;:&quot;10m&quot;,&quot;pitch&quot;:&quot;1&quot;,&quot;competition&quot;:{&quot;name&quot;:&quot;U13&quot;, &quot;section&quot;:&quot;A Champions League&quot;, &quot;group&quot;:&quot;1&quot;},&quot;tag&quot;:&quot;9&quot;, &quot;homeTeam&quot;:&quot;Winner Group 3&quot;, &quot;awayTeam&quot;:&quot;Winner Group 1&quot;, &quot;homeTeamFrom&quot;:&quot;U13_AGroups_G3_P1&quot;, &quot;awayTeamFrom&quot;:&quot;U13_AGroups_G1_P1&quot;}" calcext:value-type="string">
            <text:p>{"__v":0,"day":1,"dateTime":46140000,"duration":"10m","pitch":"1","competition":{"name":"U13", "section":"A Champions League", "group":"1"},"tag":"9", "homeTeam":"Winner Group 3", "awayTeam":"Winner Group 1", "homeTeamFrom":"U13_AGroups_G3_P1", "awayTeamFrom":"U13_AGroups_G1_P1"}</text:p>
          </table:table-cell>
          <table:table-cell table:number-columns-repeated="1011"/>
        </table:table-row>
        <table:table-row table:style-name="ro3">
          <table:table-cell table:style-name="ce17" table:formula="of:=[.B35]" office:value-type="float" office:value="9" calcext:value-type="float">
            <text:p>9</text:p>
          </table:table-cell>
          <table:table-cell table:formula="of:=IF([.J35]&gt;[.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35]-1)) + SECTION_GAP_MS" office:value-type="float" office:value="46140000" calcext:value-type="float">
            <text:p>461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3_AGroups_G2_P2" calcext:value-type="string">
            <text:p>U13_AGroups_G2_P2</text:p>
          </table:table-cell>
          <table:table-cell table:formula="of:=AGE_GROUP_TRANSLATED &amp; &quot;_&quot; &amp;SECTION_TRANSLATED &amp; &quot;_G4_P2&quot;" office:value-type="string" office:string-value="U13_AGroups_G4_P2" calcext:value-type="string">
            <text:p>U13_AGroups_G4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22" table:formula="of:=IF(MOD([.$C35]; NUM_PITCHES)=0;INDEX(PITCHES;1;NUM_PITCHES);INDEX(PITCHES;1;MOD([.$C35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}&quot;" office:value-type="string" office:string-value="{&quot;__v&quot;:0,&quot;day&quot;:1,&quot;dateTime&quot;:46140000,&quot;duration&quot;:&quot;10m&quot;,&quot;pitch&quot;:&quot;2&quot;,&quot;competition&quot;:{&quot;name&quot;:&quot;U13&quot;, &quot;section&quot;:&quot;A Champions League&quot;, &quot;group&quot;:&quot;1&quot;},&quot;tag&quot;:&quot;9&quot;, &quot;homeTeam&quot;:&quot;2nd Group 2&quot;, &quot;awayTeam&quot;:&quot;2nd Group 4&quot;, &quot;homeTeamFrom&quot;:&quot;U13_AGroups_G2_P2&quot;, &quot;awayTeamFrom&quot;:&quot;U13_AGroups_G4_P2&quot;}" calcext:value-type="string">
            <text:p>{"__v":0,"day":1,"dateTime":46140000,"duration":"10m","pitch":"2","competition":{"name":"U13", "section":"A Champions League", "group":"1"},"tag":"9", "homeTeam":"2nd Group 2", "awayTeam":"2nd Group 4", "homeTeamFrom":"U13_AGroups_G2_P2", "awayTeamFrom":"U13_AGroups_G4_P2"}</text:p>
          </table:table-cell>
          <table:table-cell table:number-columns-repeated="1011"/>
        </table:table-row>
        <table:table-row table:style-name="ro1">
          <table:table-cell table:style-name="ce17" table:formula="of:=[.B36]" office:value-type="float" office:value="9" calcext:value-type="float">
            <text:p>9</text:p>
          </table:table-cell>
          <table:table-cell table:formula="of:=IF([.J36]&gt;[.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36]-1)) + SECTION_GAP_MS" office:value-type="float" office:value="46140000" calcext:value-type="float">
            <text:p>461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3_AGroups_G3_P3" calcext:value-type="string">
            <text:p>U13_AGroups_G3_P3</text:p>
          </table:table-cell>
          <table:table-cell table:formula="of:=AGE_GROUP_TRANSLATED &amp; &quot;_&quot; &amp;SECTION_TRANSLATED &amp; &quot;_G1_P3&quot;" office:value-type="string" office:string-value="U13_AGroups_G1_P3" calcext:value-type="string">
            <text:p>U13_AGroups_G1_P3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3rd Group 1</text:p>
          </table:table-cell>
          <table:table-cell table:style-name="ce22" table:formula="of:=IF(MOD([.$C36]; NUM_PITCHES)=0;INDEX(PITCHES;1;NUM_PITCHES);INDEX(PITCHES;1;MOD([.$C36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}&quot;" office:value-type="string" office:string-value="{&quot;__v&quot;:0,&quot;day&quot;:1,&quot;dateTime&quot;:46140000,&quot;duration&quot;:&quot;10m&quot;,&quot;pitch&quot;:&quot;3&quot;,&quot;competition&quot;:{&quot;name&quot;:&quot;U13&quot;, &quot;section&quot;:&quot;A Europa League&quot;, &quot;group&quot;:&quot;1&quot;},&quot;tag&quot;:&quot;9&quot;, &quot;homeTeam&quot;:&quot;3rd Group 3&quot;, &quot;awayTeam&quot;:&quot;3rd Group 1&quot;, &quot;homeTeamFrom&quot;:&quot;U13_AGroups_G3_P3&quot;, &quot;awayTeamFrom&quot;:&quot;U13_AGroups_G1_P3&quot;}" calcext:value-type="string">
            <text:p>{"__v":0,"day":1,"dateTime":46140000,"duration":"10m","pitch":"3","competition":{"name":"U13", "section":"A Europa League", "group":"1"},"tag":"9", "homeTeam":"3rd Group 3", "awayTeam":"3rd Group 1", "homeTeamFrom":"U13_AGroups_G3_P3", "awayTeamFrom":"U13_AGroups_G1_P3"}</text:p>
          </table:table-cell>
          <table:table-cell table:number-columns-repeated="1011"/>
        </table:table-row>
        <table:table-row table:style-name="ro1">
          <table:table-cell table:style-name="ce17" table:formula="of:=[.B37]" office:value-type="float" office:value="9" calcext:value-type="float">
            <text:p>9</text:p>
          </table:table-cell>
          <table:table-cell table:formula="of:=IF([.J37]&gt;[.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37]-1)) + SECTION_GAP_MS" office:value-type="float" office:value="46140000" calcext:value-type="float">
            <text:p>461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3_AGroups_G2_P4" calcext:value-type="string">
            <text:p>U13_AGroups_G2_P4</text:p>
          </table:table-cell>
          <table:table-cell table:formula="of:=AGE_GROUP_TRANSLATED &amp; &quot;_&quot; &amp;SECTION_TRANSLATED &amp; &quot;_G4_P4&quot;" office:value-type="string" office:string-value="U13_AGroups_G4_P4" calcext:value-type="string">
            <text:p>U13_AGroups_G4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4</text:p>
          </table:table-cell>
          <table:table-cell table:style-name="ce22" table:formula="of:=IF(MOD([.$C37]; NUM_PITCHES)=0;INDEX(PITCHES;1;NUM_PITCHES);INDEX(PITCHES;1;MOD([.$C37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}&quot;" office:value-type="string" office:string-value="{&quot;__v&quot;:0,&quot;day&quot;:1,&quot;dateTime&quot;:46140000,&quot;duration&quot;:&quot;10m&quot;,&quot;pitch&quot;:&quot;4&quot;,&quot;competition&quot;:{&quot;name&quot;:&quot;U13&quot;, &quot;section&quot;:&quot;A Europa League&quot;, &quot;group&quot;:&quot;1&quot;},&quot;tag&quot;:&quot;9&quot;, &quot;homeTeam&quot;:&quot;4th Group 2&quot;, &quot;awayTeam&quot;:&quot;4th Group 4&quot;, &quot;homeTeamFrom&quot;:&quot;U13_AGroups_G2_P4&quot;, &quot;awayTeamFrom&quot;:&quot;U13_AGroups_G4_P4&quot;}" calcext:value-type="string">
            <text:p>{"__v":0,"day":1,"dateTime":46140000,"duration":"10m","pitch":"4","competition":{"name":"U13", "section":"A Europa League", "group":"1"},"tag":"9", "homeTeam":"4th Group 2", "awayTeam":"4th Group 4", "homeTeamFrom":"U13_AGroups_G2_P4", "awayTeamFrom":"U13_AGroups_G4_P4"}</text:p>
          </table:table-cell>
          <table:table-cell table:number-columns-repeated="1011"/>
        </table:table-row>
        <table:table-row table:style-name="ro1">
          <table:table-cell table:style-name="ce17" table:formula="of:=[.B38]" office:value-type="float" office:value="10" calcext:value-type="float">
            <text:p>10</text:p>
          </table:table-cell>
          <table:table-cell table:formula="of:=IF([.J38]&gt;[.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B38]-1)) + SECTION_GAP_MS" office:value-type="float" office:value="46860000" calcext:value-type="float">
            <text:p>468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3_AGroups_G4_P1" calcext:value-type="string">
            <text:p>U13_AGroups_G4_P1</text:p>
          </table:table-cell>
          <table:table-cell table:formula="of:=AGE_GROUP_TRANSLATED &amp; &quot;_&quot; &amp;SECTION_TRANSLATED &amp; &quot;_G2_P1&quot;" office:value-type="string" office:string-value="U13_AGroups_G2_P1" calcext:value-type="string">
            <text:p>U13_AGroups_G2_P1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Winner Group 2</text:p>
          </table:table-cell>
          <table:table-cell table:style-name="ce22" table:formula="of:=IF(MOD([.$C38]; NUM_PITCHES)=0;INDEX(PITCHES;1;NUM_PITCHES);INDEX(PITCHES;1;MOD([.$C38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}&quot;" office:value-type="string" office:string-value="{&quot;__v&quot;:0,&quot;day&quot;:1,&quot;dateTime&quot;:46860000,&quot;duration&quot;:&quot;10m&quot;,&quot;pitch&quot;:&quot;1&quot;,&quot;competition&quot;:{&quot;name&quot;:&quot;U13&quot;, &quot;section&quot;:&quot;A Champions League&quot;, &quot;group&quot;:&quot;2&quot;},&quot;tag&quot;:&quot;10&quot;, &quot;homeTeam&quot;:&quot;Winner Group 4&quot;, &quot;awayTeam&quot;:&quot;Winner Group 2&quot;, &quot;homeTeamFrom&quot;:&quot;U13_AGroups_G4_P1&quot;, &quot;awayTeamFrom&quot;:&quot;U13_AGroups_G2_P1&quot;}" calcext:value-type="string">
            <text:p>{"__v":0,"day":1,"dateTime":46860000,"duration":"10m","pitch":"1","competition":{"name":"U13", "section":"A Champions League", "group":"2"},"tag":"10", "homeTeam":"Winner Group 4", "awayTeam":"Winner Group 2", "homeTeamFrom":"U13_AGroups_G4_P1", "awayTeamFrom":"U13_AGroups_G2_P1"}</text:p>
          </table:table-cell>
          <table:table-cell table:style-name="ce38" table:number-columns-repeated="1011"/>
        </table:table-row>
        <table:table-row table:style-name="ro3">
          <table:table-cell table:style-name="ce17" table:formula="of:=[.B39]" office:value-type="float" office:value="10" calcext:value-type="float">
            <text:p>10</text:p>
          </table:table-cell>
          <table:table-cell table:formula="of:=IF([.J39]&gt;[.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B39]-1)) + SECTION_GAP_MS" office:value-type="float" office:value="46860000" calcext:value-type="float">
            <text:p>468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3_AGroups_G3_P2" calcext:value-type="string">
            <text:p>U13_AGroups_G3_P2</text:p>
          </table:table-cell>
          <table:table-cell table:formula="of:=AGE_GROUP_TRANSLATED &amp; &quot;_&quot; &amp;SECTION_TRANSLATED &amp; &quot;_G1_P2&quot;" office:value-type="string" office:string-value="U13_AGroups_G1_P2" calcext:value-type="string">
            <text:p>U13_AGroups_G1_P2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22" table:formula="of:=IF(MOD([.$C39]; NUM_PITCHES)=0;INDEX(PITCHES;1;NUM_PITCHES);INDEX(PITCHES;1;MOD([.$C39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, &quot;&quot;homeTeamFrom&quot;&quot;:&quot;&quot;&quot; &amp; [.F39] &amp; &quot;&quot;&quot;, &quot;&quot;awayTeamFrom&quot;&quot;:&quot;&quot;&quot; &amp; [.G39] &amp; &quot;&quot;&quot;}&quot;" office:value-type="string" office:string-value="{&quot;__v&quot;:0,&quot;day&quot;:1,&quot;dateTime&quot;:46860000,&quot;duration&quot;:&quot;10m&quot;,&quot;pitch&quot;:&quot;2&quot;,&quot;competition&quot;:{&quot;name&quot;:&quot;U13&quot;, &quot;section&quot;:&quot;A Champions League&quot;, &quot;group&quot;:&quot;2&quot;},&quot;tag&quot;:&quot;10&quot;, &quot;homeTeam&quot;:&quot;2nd Group 3&quot;, &quot;awayTeam&quot;:&quot;2nd Group 1&quot;, &quot;homeTeamFrom&quot;:&quot;U13_AGroups_G3_P2&quot;, &quot;awayTeamFrom&quot;:&quot;U13_AGroups_G1_P2&quot;}" calcext:value-type="string">
            <text:p>{"__v":0,"day":1,"dateTime":46860000,"duration":"10m","pitch":"2","competition":{"name":"U13", "section":"A Champions League", "group":"2"},"tag":"10", "homeTeam":"2nd Group 3", "awayTeam":"2nd Group 1", "homeTeamFrom":"U13_AGroups_G3_P2", "awayTeamFrom":"U13_AGroups_G1_P2"}</text:p>
          </table:table-cell>
          <table:table-cell table:number-columns-repeated="1011"/>
        </table:table-row>
        <table:table-row table:style-name="ro1">
          <table:table-cell table:style-name="ce17" table:formula="of:=[.B40]" office:value-type="float" office:value="10" calcext:value-type="float">
            <text:p>10</text:p>
          </table:table-cell>
          <table:table-cell table:formula="of:=IF([.J40]&gt;[.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FIRST_GAME_MS + ((DURATION_MS + GAME_GAP_MS) * ([.B40]-1)) + SECTION_GAP_MS" office:value-type="float" office:value="46860000" calcext:value-type="float">
            <text:p>468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3_AGroups_G4_P3" calcext:value-type="string">
            <text:p>U13_AGroups_G4_P3</text:p>
          </table:table-cell>
          <table:table-cell table:formula="of:=AGE_GROUP_TRANSLATED &amp; &quot;_&quot; &amp;SECTION_TRANSLATED &amp; &quot;_G2_P3&quot;" office:value-type="string" office:string-value="U13_AGroups_G2_P3" calcext:value-type="string">
            <text:p>U13_AGroups_G2_P3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3rd Group 2</text:p>
          </table:table-cell>
          <table:table-cell table:style-name="ce22" table:formula="of:=IF(MOD([.$C40]; NUM_PITCHES)=0;INDEX(PITCHES;1;NUM_PITCHES);INDEX(PITCHES;1;MOD([.$C40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, &quot;&quot;homeTeamFrom&quot;&quot;:&quot;&quot;&quot; &amp; [.F40] &amp; &quot;&quot;&quot;, &quot;&quot;awayTeamFrom&quot;&quot;:&quot;&quot;&quot; &amp; [.G40] &amp; &quot;&quot;&quot;}&quot;" office:value-type="string" office:string-value="{&quot;__v&quot;:0,&quot;day&quot;:1,&quot;dateTime&quot;:46860000,&quot;duration&quot;:&quot;10m&quot;,&quot;pitch&quot;:&quot;3&quot;,&quot;competition&quot;:{&quot;name&quot;:&quot;U13&quot;, &quot;section&quot;:&quot;A Europa League&quot;, &quot;group&quot;:&quot;2&quot;},&quot;tag&quot;:&quot;10&quot;, &quot;homeTeam&quot;:&quot;3rd Group 4&quot;, &quot;awayTeam&quot;:&quot;3rd Group 2&quot;, &quot;homeTeamFrom&quot;:&quot;U13_AGroups_G4_P3&quot;, &quot;awayTeamFrom&quot;:&quot;U13_AGroups_G2_P3&quot;}" calcext:value-type="string">
            <text:p>{"__v":0,"day":1,"dateTime":46860000,"duration":"10m","pitch":"3","competition":{"name":"U13", "section":"A Europa League", "group":"2"},"tag":"10", "homeTeam":"3rd Group 4", "awayTeam":"3rd Group 2", "homeTeamFrom":"U13_AGroups_G4_P3", "awayTeamFrom":"U13_AGroups_G2_P3"}</text:p>
          </table:table-cell>
          <table:table-cell table:number-columns-repeated="1011"/>
        </table:table-row>
        <table:table-row table:style-name="ro1">
          <table:table-cell table:style-name="ce17" table:formula="of:=[.B41]" office:value-type="float" office:value="10" calcext:value-type="float">
            <text:p>10</text:p>
          </table:table-cell>
          <table:table-cell table:formula="of:=IF([.J41]&gt;[.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FIRST_GAME_MS + ((DURATION_MS + GAME_GAP_MS) * ([.B41]-1)) + SECTION_GAP_MS" office:value-type="float" office:value="46860000" calcext:value-type="float">
            <text:p>468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3_AGroups_G3_P4" calcext:value-type="string">
            <text:p>U13_AGroups_G3_P4</text:p>
          </table:table-cell>
          <table:table-cell table:formula="of:=AGE_GROUP_TRANSLATED &amp; &quot;_&quot; &amp;SECTION_TRANSLATED &amp; &quot;_G1_P4&quot;" office:value-type="string" office:string-value="U13_AGroups_G1_P4" calcext:value-type="string">
            <text:p>U13_AGroups_G1_P4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4th Group 1</text:p>
          </table:table-cell>
          <table:table-cell table:style-name="ce22" table:formula="of:=IF(MOD([.$C41]; NUM_PITCHES)=0;INDEX(PITCHES;1;NUM_PITCHES);INDEX(PITCHES;1;MOD([.$C41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, &quot;&quot;homeTeamFrom&quot;&quot;:&quot;&quot;&quot; &amp; [.F41] &amp; &quot;&quot;&quot;, &quot;&quot;awayTeamFrom&quot;&quot;:&quot;&quot;&quot; &amp; [.G41] &amp; &quot;&quot;&quot;}&quot;" office:value-type="string" office:string-value="{&quot;__v&quot;:0,&quot;day&quot;:1,&quot;dateTime&quot;:46860000,&quot;duration&quot;:&quot;10m&quot;,&quot;pitch&quot;:&quot;4&quot;,&quot;competition&quot;:{&quot;name&quot;:&quot;U13&quot;, &quot;section&quot;:&quot;A Europa League&quot;, &quot;group&quot;:&quot;2&quot;},&quot;tag&quot;:&quot;10&quot;, &quot;homeTeam&quot;:&quot;4th Group 3&quot;, &quot;awayTeam&quot;:&quot;4th Group 1&quot;, &quot;homeTeamFrom&quot;:&quot;U13_AGroups_G3_P4&quot;, &quot;awayTeamFrom&quot;:&quot;U13_AGroups_G1_P4&quot;}" calcext:value-type="string">
            <text:p>{"__v":0,"day":1,"dateTime":46860000,"duration":"10m","pitch":"4","competition":{"name":"U13", "section":"A Europa League", "group":"2"},"tag":"10", "homeTeam":"4th Group 3", "awayTeam":"4th Group 1", "homeTeamFrom":"U13_AGroups_G3_P4", "awayTeamFrom":"U13_AGroups_G1_P4"}</text:p>
          </table:table-cell>
          <table:table-cell table:number-columns-repeated="1011"/>
        </table:table-row>
        <table:table-row table:style-name="ro3">
          <table:table-cell table:style-name="ce17" table:formula="of:=[.B42]" office:value-type="float" office:value="11" calcext:value-type="float">
            <text:p>11</text:p>
          </table:table-cell>
          <table:table-cell table:formula="of:=IF([.J42]&gt;[.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B42]-1)) + SECTION_GAP_MS" office:value-type="float" office:value="47580000" calcext:value-type="float">
            <text:p>475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2&quot;" office:value-type="string" office:string-value="U13_AGroups_G4_P2" calcext:value-type="string">
            <text:p>U13_AGroups_G4_P2</text:p>
          </table:table-cell>
          <table:table-cell table:formula="of:=AGE_GROUP_TRANSLATED &amp; &quot;_&quot; &amp;SECTION_TRANSLATED &amp; &quot;_G1_P1&quot;" office:value-type="string" office:string-value="U13_AGroups_G1_P1" calcext:value-type="string">
            <text:p>U13_AGroups_G1_P1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Winner Group 1</text:p>
          </table:table-cell>
          <table:table-cell table:style-name="ce22" table:formula="of:=IF(MOD([.$C42]; NUM_PITCHES)=0;INDEX(PITCHES;1;NUM_PITCHES);INDEX(PITCHES;1;MOD([.$C42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, &quot;&quot;homeTeamFrom&quot;&quot;:&quot;&quot;&quot; &amp; [.F42] &amp; &quot;&quot;&quot;, &quot;&quot;awayTeamFrom&quot;&quot;:&quot;&quot;&quot; &amp; [.G42] &amp; &quot;&quot;&quot;}&quot;" office:value-type="string" office:string-value="{&quot;__v&quot;:0,&quot;day&quot;:1,&quot;dateTime&quot;:47580000,&quot;duration&quot;:&quot;10m&quot;,&quot;pitch&quot;:&quot;1&quot;,&quot;competition&quot;:{&quot;name&quot;:&quot;U13&quot;, &quot;section&quot;:&quot;A Champions League&quot;, &quot;group&quot;:&quot;1&quot;},&quot;tag&quot;:&quot;11&quot;, &quot;homeTeam&quot;:&quot;2nd Group 4&quot;, &quot;awayTeam&quot;:&quot;Winner Group 1&quot;, &quot;homeTeamFrom&quot;:&quot;U13_AGroups_G4_P2&quot;, &quot;awayTeamFrom&quot;:&quot;U13_AGroups_G1_P1&quot;}" calcext:value-type="string">
            <text:p>{"__v":0,"day":1,"dateTime":47580000,"duration":"10m","pitch":"1","competition":{"name":"U13", "section":"A Champions League", "group":"1"},"tag":"11", "homeTeam":"2nd Group 4", "awayTeam":"Winner Group 1", "homeTeamFrom":"U13_AGroups_G4_P2", "awayTeamFrom":"U13_AGroups_G1_P1"}</text:p>
          </table:table-cell>
          <table:table-cell table:number-columns-repeated="1011"/>
        </table:table-row>
        <table:table-row table:style-name="ro3">
          <table:table-cell table:style-name="ce17" table:formula="of:=[.B43]" office:value-type="float" office:value="11" calcext:value-type="float">
            <text:p>11</text:p>
          </table:table-cell>
          <table:table-cell table:formula="of:=IF([.J43]&gt;[.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FIRST_GAME_MS + ((DURATION_MS + GAME_GAP_MS) * ([.B43]-1)) + SECTION_GAP_MS" office:value-type="float" office:value="47580000" calcext:value-type="float">
            <text:p>475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3_AGroups_G2_P2" calcext:value-type="string">
            <text:p>U13_AGroups_G2_P2</text:p>
          </table:table-cell>
          <table:table-cell table:formula="of:=AGE_GROUP_TRANSLATED &amp; &quot;_&quot; &amp;SECTION_TRANSLATED &amp; &quot;_G3_P1&quot;" office:value-type="string" office:string-value="U13_AGroups_G3_P1" calcext:value-type="string">
            <text:p>U13_AGroups_G3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3</text:p>
          </table:table-cell>
          <table:table-cell table:style-name="ce22" table:formula="of:=IF(MOD([.$C43]; NUM_PITCHES)=0;INDEX(PITCHES;1;NUM_PITCHES);INDEX(PITCHES;1;MOD([.$C43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, &quot;&quot;homeTeamFrom&quot;&quot;:&quot;&quot;&quot; &amp; [.F43] &amp; &quot;&quot;&quot;, &quot;&quot;awayTeamFrom&quot;&quot;:&quot;&quot;&quot; &amp; [.G43] &amp; &quot;&quot;&quot;}&quot;" office:value-type="string" office:string-value="{&quot;__v&quot;:0,&quot;day&quot;:1,&quot;dateTime&quot;:47580000,&quot;duration&quot;:&quot;10m&quot;,&quot;pitch&quot;:&quot;2&quot;,&quot;competition&quot;:{&quot;name&quot;:&quot;U13&quot;, &quot;section&quot;:&quot;A Champions League&quot;, &quot;group&quot;:&quot;1&quot;},&quot;tag&quot;:&quot;11&quot;, &quot;homeTeam&quot;:&quot;2nd Group 2&quot;, &quot;awayTeam&quot;:&quot;Winner Group 3&quot;, &quot;homeTeamFrom&quot;:&quot;U13_AGroups_G2_P2&quot;, &quot;awayTeamFrom&quot;:&quot;U13_AGroups_G3_P1&quot;}" calcext:value-type="string">
            <text:p>{"__v":0,"day":1,"dateTime":47580000,"duration":"10m","pitch":"2","competition":{"name":"U13", "section":"A Champions League", "group":"1"},"tag":"11", "homeTeam":"2nd Group 2", "awayTeam":"Winner Group 3", "homeTeamFrom":"U13_AGroups_G2_P2", "awayTeamFrom":"U13_AGroups_G3_P1"}</text:p>
          </table:table-cell>
          <table:table-cell table:number-columns-repeated="1011"/>
        </table:table-row>
        <table:table-row table:style-name="ro1">
          <table:table-cell table:style-name="ce17" table:formula="of:=[.B44]" office:value-type="float" office:value="11" calcext:value-type="float">
            <text:p>11</text:p>
          </table:table-cell>
          <table:table-cell table:formula="of:=IF([.J44]&gt;[.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FIRST_GAME_MS + ((DURATION_MS + GAME_GAP_MS) * ([.B44]-1)) + SECTION_GAP_MS" office:value-type="float" office:value="47580000" calcext:value-type="float">
            <text:p>475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4&quot;" office:value-type="string" office:string-value="U13_AGroups_G4_P4" calcext:value-type="string">
            <text:p>U13_AGroups_G4_P4</text:p>
          </table:table-cell>
          <table:table-cell table:formula="of:=AGE_GROUP_TRANSLATED &amp; &quot;_&quot; &amp;SECTION_TRANSLATED &amp; &quot;_G1_P3&quot;" office:value-type="string" office:string-value="U13_AGroups_G1_P3" calcext:value-type="string">
            <text:p>U13_AGroups_G1_P3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3rd Group 1</text:p>
          </table:table-cell>
          <table:table-cell table:style-name="ce22" table:formula="of:=IF(MOD([.$C44]; NUM_PITCHES)=0;INDEX(PITCHES;1;NUM_PITCHES);INDEX(PITCHES;1;MOD([.$C44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}&quot;" office:value-type="string" office:string-value="{&quot;__v&quot;:0,&quot;day&quot;:1,&quot;dateTime&quot;:47580000,&quot;duration&quot;:&quot;10m&quot;,&quot;pitch&quot;:&quot;3&quot;,&quot;competition&quot;:{&quot;name&quot;:&quot;U13&quot;, &quot;section&quot;:&quot;A Europa League&quot;, &quot;group&quot;:&quot;1&quot;},&quot;tag&quot;:&quot;11&quot;, &quot;homeTeam&quot;:&quot;4th Group 4&quot;, &quot;awayTeam&quot;:&quot;3rd Group 1&quot;, &quot;homeTeamFrom&quot;:&quot;U13_AGroups_G4_P4&quot;, &quot;awayTeamFrom&quot;:&quot;U13_AGroups_G1_P3&quot;}" calcext:value-type="string">
            <text:p>{"__v":0,"day":1,"dateTime":47580000,"duration":"10m","pitch":"3","competition":{"name":"U13", "section":"A Europa League", "group":"1"},"tag":"11", "homeTeam":"4th Group 4", "awayTeam":"3rd Group 1", "homeTeamFrom":"U13_AGroups_G4_P4", "awayTeamFrom":"U13_AGroups_G1_P3"}</text:p>
          </table:table-cell>
          <table:table-cell table:number-columns-repeated="1011"/>
        </table:table-row>
        <table:table-row table:style-name="ro1">
          <table:table-cell table:style-name="ce17" table:formula="of:=[.B45]" office:value-type="float" office:value="11" calcext:value-type="float">
            <text:p>11</text:p>
          </table:table-cell>
          <table:table-cell table:formula="of:=IF([.J45]&gt;[.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FIRST_GAME_MS + ((DURATION_MS + GAME_GAP_MS) * ([.B45]-1)) + SECTION_GAP_MS" office:value-type="float" office:value="47580000" calcext:value-type="float">
            <text:p>475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3_AGroups_G2_P4" calcext:value-type="string">
            <text:p>U13_AGroups_G2_P4</text:p>
          </table:table-cell>
          <table:table-cell table:formula="of:=AGE_GROUP_TRANSLATED &amp; &quot;_&quot; &amp;SECTION_TRANSLATED &amp; &quot;_G3_P3&quot;" office:value-type="string" office:string-value="U13_AGroups_G3_P3" calcext:value-type="string">
            <text:p>U13_AGroups_G3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3</text:p>
          </table:table-cell>
          <table:table-cell table:style-name="ce22" table:formula="of:=IF(MOD([.$C45]; NUM_PITCHES)=0;INDEX(PITCHES;1;NUM_PITCHES);INDEX(PITCHES;1;MOD([.$C45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}&quot;" office:value-type="string" office:string-value="{&quot;__v&quot;:0,&quot;day&quot;:1,&quot;dateTime&quot;:47580000,&quot;duration&quot;:&quot;10m&quot;,&quot;pitch&quot;:&quot;4&quot;,&quot;competition&quot;:{&quot;name&quot;:&quot;U13&quot;, &quot;section&quot;:&quot;A Europa League&quot;, &quot;group&quot;:&quot;1&quot;},&quot;tag&quot;:&quot;11&quot;, &quot;homeTeam&quot;:&quot;4th Group 2&quot;, &quot;awayTeam&quot;:&quot;3rd Group 3&quot;, &quot;homeTeamFrom&quot;:&quot;U13_AGroups_G2_P4&quot;, &quot;awayTeamFrom&quot;:&quot;U13_AGroups_G3_P3&quot;}" calcext:value-type="string">
            <text:p>{"__v":0,"day":1,"dateTime":47580000,"duration":"10m","pitch":"4","competition":{"name":"U13", "section":"A Europa League", "group":"1"},"tag":"11", "homeTeam":"4th Group 2", "awayTeam":"3rd Group 3", "homeTeamFrom":"U13_AGroups_G2_P4", "awayTeamFrom":"U13_AGroups_G3_P3"}</text:p>
          </table:table-cell>
          <table:table-cell table:number-columns-repeated="1011"/>
        </table:table-row>
        <table:table-row table:style-name="ro3">
          <table:table-cell table:style-name="ce17" table:formula="of:=[.B46]" office:value-type="float" office:value="12" calcext:value-type="float">
            <text:p>12</text:p>
          </table:table-cell>
          <table:table-cell table:formula="of:=IF([.J46]&gt;[.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FIRST_GAME_MS + ((DURATION_MS + GAME_GAP_MS) * ([.B46]-1)) + SECTION_GAP_MS" office:value-type="float" office:value="48300000" calcext:value-type="float">
            <text:p>483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2&quot;" office:value-type="string" office:string-value="U13_AGroups_G1_P2" calcext:value-type="string">
            <text:p>U13_AGroups_G1_P2</text:p>
          </table:table-cell>
          <table:table-cell table:formula="of:=AGE_GROUP_TRANSLATED &amp; &quot;_&quot; &amp;SECTION_TRANSLATED &amp; &quot;_G2_P1&quot;" office:value-type="string" office:string-value="U13_AGroups_G2_P1" calcext:value-type="string">
            <text:p>U13_AGroups_G2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2</text:p>
          </table:table-cell>
          <table:table-cell table:style-name="ce22" table:formula="of:=IF(MOD([.$C46]; NUM_PITCHES)=0;INDEX(PITCHES;1;NUM_PITCHES);INDEX(PITCHES;1;MOD([.$C46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}&quot;" office:value-type="string" office:string-value="{&quot;__v&quot;:0,&quot;day&quot;:1,&quot;dateTime&quot;:48300000,&quot;duration&quot;:&quot;10m&quot;,&quot;pitch&quot;:&quot;1&quot;,&quot;competition&quot;:{&quot;name&quot;:&quot;U13&quot;, &quot;section&quot;:&quot;A Champions League&quot;, &quot;group&quot;:&quot;2&quot;},&quot;tag&quot;:&quot;12&quot;, &quot;homeTeam&quot;:&quot;2nd Group 1&quot;, &quot;awayTeam&quot;:&quot;Winner Group 2&quot;, &quot;homeTeamFrom&quot;:&quot;U13_AGroups_G1_P2&quot;, &quot;awayTeamFrom&quot;:&quot;U13_AGroups_G2_P1&quot;}" calcext:value-type="string">
            <text:p>{"__v":0,"day":1,"dateTime":48300000,"duration":"10m","pitch":"1","competition":{"name":"U13", "section":"A Champions League", "group":"2"},"tag":"12", "homeTeam":"2nd Group 1", "awayTeam":"Winner Group 2", "homeTeamFrom":"U13_AGroups_G1_P2", "awayTeamFrom":"U13_AGroups_G2_P1"}</text:p>
          </table:table-cell>
          <table:table-cell table:number-columns-repeated="1011"/>
        </table:table-row>
        <table:table-row table:style-name="ro3">
          <table:table-cell table:style-name="ce17" table:formula="of:=[.B47]" office:value-type="float" office:value="12" calcext:value-type="float">
            <text:p>12</text:p>
          </table:table-cell>
          <table:table-cell table:formula="of:=IF([.J47]&gt;[.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FIRST_GAME_MS + ((DURATION_MS + GAME_GAP_MS) * ([.B47]-1)) + SECTION_GAP_MS" office:value-type="float" office:value="48300000" calcext:value-type="float">
            <text:p>483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3_AGroups_G3_P2" calcext:value-type="string">
            <text:p>U13_AGroups_G3_P2</text:p>
          </table:table-cell>
          <table:table-cell table:formula="of:=AGE_GROUP_TRANSLATED &amp; &quot;_&quot; &amp;SECTION_TRANSLATED &amp; &quot;_G4_P1&quot;" office:value-type="string" office:string-value="U13_AGroups_G4_P1" calcext:value-type="string">
            <text:p>U13_AGroups_G4_P1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Winner Group 4</text:p>
          </table:table-cell>
          <table:table-cell table:style-name="ce22" table:formula="of:=IF(MOD([.$C47]; NUM_PITCHES)=0;INDEX(PITCHES;1;NUM_PITCHES);INDEX(PITCHES;1;MOD([.$C47];NUM_PITCHES)))" office:value-type="float" office:value="2" calcext:value-type="float">
            <text:p>2</text:p>
          </table:table-cell>
          <table:table-cell table:style-name="ce24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}&quot;" office:value-type="string" office:string-value="{&quot;__v&quot;:0,&quot;day&quot;:1,&quot;dateTime&quot;:48300000,&quot;duration&quot;:&quot;10m&quot;,&quot;pitch&quot;:&quot;2&quot;,&quot;competition&quot;:{&quot;name&quot;:&quot;U13&quot;, &quot;section&quot;:&quot;A Champions League&quot;, &quot;group&quot;:&quot;2&quot;},&quot;tag&quot;:&quot;12&quot;, &quot;homeTeam&quot;:&quot;2nd Group 3&quot;, &quot;awayTeam&quot;:&quot;Winner Group 4&quot;, &quot;homeTeamFrom&quot;:&quot;U13_AGroups_G3_P2&quot;, &quot;awayTeamFrom&quot;:&quot;U13_AGroups_G4_P1&quot;}" calcext:value-type="string">
            <text:p>{"__v":0,"day":1,"dateTime":48300000,"duration":"10m","pitch":"2","competition":{"name":"U13", "section":"A Champions League", "group":"2"},"tag":"12", "homeTeam":"2nd Group 3", "awayTeam":"Winner Group 4", "homeTeamFrom":"U13_AGroups_G3_P2", "awayTeamFrom":"U13_AGroups_G4_P1"}</text:p>
          </table:table-cell>
          <table:table-cell table:number-columns-repeated="1011"/>
        </table:table-row>
        <table:table-row table:style-name="ro1">
          <table:table-cell table:style-name="ce17" table:formula="of:=[.B48]" office:value-type="float" office:value="12" calcext:value-type="float">
            <text:p>12</text:p>
          </table:table-cell>
          <table:table-cell table:formula="of:=IF([.J48]&gt;[.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FIRST_GAME_MS + ((DURATION_MS + GAME_GAP_MS) * ([.B48]-1)) + SECTION_GAP_MS" office:value-type="float" office:value="48300000" calcext:value-type="float">
            <text:p>483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4&quot;" office:value-type="string" office:string-value="U13_AGroups_G1_P4" calcext:value-type="string">
            <text:p>U13_AGroups_G1_P4</text:p>
          </table:table-cell>
          <table:table-cell table:formula="of:=AGE_GROUP_TRANSLATED &amp; &quot;_&quot; &amp;SECTION_TRANSLATED &amp; &quot;_G2_P3&quot;" office:value-type="string" office:string-value="U13_AGroups_G2_P3" calcext:value-type="string">
            <text:p>U13_AGroups_G2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2</text:p>
          </table:table-cell>
          <table:table-cell table:style-name="ce22" table:formula="of:=IF(MOD([.$C48]; NUM_PITCHES)=0;INDEX(PITCHES;1;NUM_PITCHES);INDEX(PITCHES;1;MOD([.$C48];NUM_PITCHES)))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}&quot;" office:value-type="string" office:string-value="{&quot;__v&quot;:0,&quot;day&quot;:1,&quot;dateTime&quot;:48300000,&quot;duration&quot;:&quot;10m&quot;,&quot;pitch&quot;:&quot;3&quot;,&quot;competition&quot;:{&quot;name&quot;:&quot;U13&quot;, &quot;section&quot;:&quot;A Europa League&quot;, &quot;group&quot;:&quot;2&quot;},&quot;tag&quot;:&quot;12&quot;, &quot;homeTeam&quot;:&quot;4th Group 1&quot;, &quot;awayTeam&quot;:&quot;3rd Group 2&quot;, &quot;homeTeamFrom&quot;:&quot;U13_AGroups_G1_P4&quot;, &quot;awayTeamFrom&quot;:&quot;U13_AGroups_G2_P3&quot;}" calcext:value-type="string">
            <text:p>{"__v":0,"day":1,"dateTime":48300000,"duration":"10m","pitch":"3","competition":{"name":"U13", "section":"A Europa League", "group":"2"},"tag":"12", "homeTeam":"4th Group 1", "awayTeam":"3rd Group 2", "homeTeamFrom":"U13_AGroups_G1_P4", "awayTeamFrom":"U13_AGroups_G2_P3"}</text:p>
          </table:table-cell>
          <table:table-cell table:number-columns-repeated="1011"/>
        </table:table-row>
        <table:table-row table:style-name="ro1">
          <table:table-cell table:style-name="ce17" table:formula="of:=[.B49]" office:value-type="float" office:value="12" calcext:value-type="float">
            <text:p>12</text:p>
          </table:table-cell>
          <table:table-cell table:formula="of:=IF([.J49]&gt;[.J48];[.B48];[.B48]+1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FIRST_GAME_MS + ((DURATION_MS + GAME_GAP_MS) * ([.B49]-1)) + SECTION_GAP_MS" office:value-type="float" office:value="48300000" calcext:value-type="float">
            <text:p>483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3_AGroups_G3_P4" calcext:value-type="string">
            <text:p>U13_AGroups_G3_P4</text:p>
          </table:table-cell>
          <table:table-cell table:formula="of:=AGE_GROUP_TRANSLATED &amp; &quot;_&quot; &amp;SECTION_TRANSLATED &amp; &quot;_G4_P3&quot;" office:value-type="string" office:string-value="U13_AGroups_G4_P3" calcext:value-type="string">
            <text:p>U13_AGroups_G4_P3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3rd Group 4</text:p>
          </table:table-cell>
          <table:table-cell table:style-name="ce22" table:formula="of:=IF(MOD([.$C49]; NUM_PITCHES)=0;INDEX(PITCHES;1;NUM_PITCHES);INDEX(PITCHES;1;MOD([.$C49];NUM_PITCHES)))" office:value-type="float" office:value="4" calcext:value-type="float">
            <text:p>4</text:p>
          </table:table-cell>
          <table:table-cell table:style-name="ce24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}&quot;" office:value-type="string" office:string-value="{&quot;__v&quot;:0,&quot;day&quot;:1,&quot;dateTime&quot;:48300000,&quot;duration&quot;:&quot;10m&quot;,&quot;pitch&quot;:&quot;4&quot;,&quot;competition&quot;:{&quot;name&quot;:&quot;U13&quot;, &quot;section&quot;:&quot;A Europa League&quot;, &quot;group&quot;:&quot;2&quot;},&quot;tag&quot;:&quot;12&quot;, &quot;homeTeam&quot;:&quot;4th Group 3&quot;, &quot;awayTeam&quot;:&quot;3rd Group 4&quot;, &quot;homeTeamFrom&quot;:&quot;U13_AGroups_G3_P4&quot;, &quot;awayTeamFrom&quot;:&quot;U13_AGroups_G4_P3&quot;}" calcext:value-type="string">
            <text:p>{"__v":0,"day":1,"dateTime":48300000,"duration":"10m","pitch":"4","competition":{"name":"U13", "section":"A Europa League", "group":"2"},"tag":"12", "homeTeam":"4th Group 3", "awayTeam":"3rd Group 4", "homeTeamFrom":"U13_AGroups_G3_P4", "awayTeamFrom":"U13_AGroups_G4_P3"}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FIN</text:p>
          </table:table-cell>
          <table:table-cell table:formula="of:=IF([.J50]&gt;[.J49];[.B49];[.B49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FIRST_GAME_MS + ((DURATION_MS + GAME_GAP_MS) * ([.B50]-1)) + SECTION_GAP_MS * 2" office:value-type="float" office:value="49800000" calcext:value-type="float">
            <text:p>49800000</text:p>
          </table:table-cell>
          <table:table-cell/>
          <table:table-cell table:formula="of:=AGE_GROUP_TRANSLATED&amp;&quot;_&quot;&amp;S2_SEC1_TRANSLATED&amp;&quot;_G1_P1&quot;" office:value-type="string" office:string-value="U13_AChampionsLeague_G1_P1" calcext:value-type="string">
            <text:p>U13_AChampionsLeague_G1_P1</text:p>
          </table:table-cell>
          <table:table-cell table:formula="of:=AGE_GROUP_TRANSLATED&amp;&quot;_&quot;&amp;S2_SEC1_TRANSLATED&amp;&quot;_G2_P1&quot;" office:value-type="string" office:string-value="U13_AChampionsLeague_G2_P1" calcext:value-type="string">
            <text:p>U13_AChampions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22" table:formula="of:=IF(MOD([.$C50]; NUM_PITCHES)=0;INDEX(PITCHES;1;NUM_PITCHES);INDEX(PITCHES;1;MOD([.$C50];NUM_PITCHES)))" office:value-type="float" office:value="1" calcext:value-type="float">
            <text:p>1</text:p>
          </table:table-cell>
          <table:table-cell table:style-name="ce24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}&quot;" office:value-type="string" office:string-value="{&quot;__v&quot;:0,&quot;day&quot;:1,&quot;dateTime&quot;:49800000,&quot;duration&quot;:&quot;10m&quot;,&quot;pitch&quot;:&quot;1&quot;,&quot;competition&quot;:{&quot;name&quot;:&quot;U13&quot;, &quot;section&quot;:&quot;A Champions League&quot;},&quot;tag&quot;:&quot;FIN&quot;, &quot;homeTeam&quot;:&quot;Winner Group 1&quot;, &quot;awayTeam&quot;:&quot;Winner Group 2&quot;, &quot;homeTeamFrom&quot;:&quot;U13_AChampionsLeague_G1_P1&quot;, &quot;awayTeamFrom&quot;:&quot;U13_AChampionsLeague_G2_P1&quot;}" calcext:value-type="string">
            <text:p>{"__v":0,"day":1,"dateTime":49800000,"duration":"10m","pitch":"1","competition":{"name":"U13", "section":"A Champions League"},"tag":"FIN", "homeTeam":"Winner Group 1", "awayTeam":"Winner Group 2", "homeTeamFrom":"U13_AChampionsLeague_G1_P1", "awayTeamFrom":"U13_AChampionsLeague_G2_P1"}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FIN</text:p>
          </table:table-cell>
          <table:table-cell table:formula="of:=IF([.J51]&gt;[.J50];[.B50];[.B50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FIRST_GAME_MS + ((DURATION_MS + GAME_GAP_MS) * ([.B51]-1)) + SECTION_GAP_MS * 2" office:value-type="float" office:value="49800000" calcext:value-type="float">
            <text:p>49800000</text:p>
          </table:table-cell>
          <table:table-cell/>
          <table:table-cell table:formula="of:=AGE_GROUP_TRANSLATED&amp;&quot;_&quot;&amp;S2_SEC2_TRANSLATED&amp;&quot;_G1_P1&quot;" office:value-type="string" office:string-value="U13_AEuropaLeague_G1_P1" calcext:value-type="string">
            <text:p>U13_AEuropaLeague_G1_P1</text:p>
          </table:table-cell>
          <table:table-cell table:formula="of:=AGE_GROUP_TRANSLATED&amp;&quot;_&quot;&amp;S2_SEC2_TRANSLATED&amp;&quot;_G2_P1&quot;" office:value-type="string" office:string-value="U13_AEuropaLeague_G2_P1" calcext:value-type="string">
            <text:p>U13_AEuropa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22" table:formula="of:=IF(MOD([.$C51]; NUM_PITCHES)=0;INDEX(PITCHES;1;NUM_PITCHES);INDEX(PITCHES;1;MOD([.$C51];NUM_PITCHES)))+1" office:value-type="float" office:value="3" calcext:value-type="float">
            <text:p>3</text:p>
          </table:table-cell>
          <table:table-cell table:style-name="ce24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}&quot;" office:value-type="string" office:string-value="{&quot;__v&quot;:0,&quot;day&quot;:1,&quot;dateTime&quot;:49800000,&quot;duration&quot;:&quot;10m&quot;,&quot;pitch&quot;:&quot;3&quot;,&quot;competition&quot;:{&quot;name&quot;:&quot;U13&quot;, &quot;section&quot;:&quot;A Europa League&quot;},&quot;tag&quot;:&quot;FIN&quot;, &quot;homeTeam&quot;:&quot;Winner Group 1&quot;, &quot;awayTeam&quot;:&quot;Winner Group 2&quot;, &quot;homeTeamFrom&quot;:&quot;U13_AEuropaLeague_G1_P1&quot;, &quot;awayTeamFrom&quot;:&quot;U13_AEuropaLeague_G2_P1&quot;}" calcext:value-type="string">
            <text:p>{"__v":0,"day":1,"dateTime":49800000,"duration":"10m","pitch":"3","competition":{"name":"U13", "section":"A Europa League"},"tag":"FIN", "homeTeam":"Winner Group 1", "awayTeam":"Winner Group 2", "homeTeamFrom":"U13_AEuropaLeague_G1_P1", "awayTeamFrom":"U13_AEuropaLeague_G2_P1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36"/>
          <table:table-cell table:style-name="ce37"/>
          <table:table-cell table:number-columns-repeated="1013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30"/>
        <table:named-range table:name="DURATION_MS" table:base-cell-address="$'TEAM NAMES'.$B$28" table:cell-range-address="$'TEAM NAMES'.$B$36"/>
        <table:named-range table:name="FIRST_GAME_MS" table:base-cell-address="$'TEAM NAMES'.$B$27" table:cell-range-address="$'TEAM NAMES'.$B$35"/>
        <table:named-range table:name="GAME_GAP" table:base-cell-address="$'TEAM NAMES'.$H$2" table:cell-range-address="$'TEAM NAMES'.$B$17"/>
        <table:named-range table:name="GAME_GAP_MS" table:base-cell-address="$'TEAM NAMES'.$B$29" table:cell-range-address="$'TEAM NAMES'.$B$37"/>
        <table:named-range table:name="HH" table:base-cell-address="$'TEAM NAMES'.$B$26" table:cell-range-address="$'TEAM NAMES'.$B$34"/>
        <table:named-range table:name="HH_START" table:base-cell-address="$'TEAM NAMES'.$B$26" table:cell-range-address="$'TEAM NAMES'.$B$34"/>
        <table:named-range table:name="MATCH_DAY" table:base-cell-address="$'TEAM NAMES'.$E$2" table:cell-range-address="$'TEAM NAMES'.$B$15"/>
        <table:named-range table:name="MATCH_DURATION" table:base-cell-address="$'TEAM NAMES'.$F$3" table:cell-range-address="$'TEAM NAMES'.$C$16"/>
        <table:named-range table:name="MM_START" table:base-cell-address="$'TEAM NAMES'.$C$26" table:cell-range-address="$'TEAM NAMES'.$C$34"/>
        <table:named-range table:name="NUM_PITCHES" table:base-cell-address="$'TEAM NAMES'.$B$37" table:cell-range-address="$'TEAM NAMES'.$B$39"/>
        <table:named-range table:name="PITCHES" table:base-cell-address="$'TEAM NAMES'.$B$17" table:cell-range-address="$'TEAM NAMES'.$B$18:.$E$18"/>
        <table:named-range table:name="S2_SEC1" table:base-cell-address="$'TEAM NAMES'.$D$2" table:cell-range-address="$'TEAM NAMES'.$C$2"/>
        <table:named-range table:name="S2_SEC1_TRANSLATED" table:base-cell-address="$'TEAM NAMES'.$B$28" table:cell-range-address="$'TEAM NAMES'.$B$32"/>
        <table:named-range table:name="S2_SEC2" table:base-cell-address="$'TEAM NAMES'.$D$3" table:cell-range-address="$'TEAM NAMES'.$C$3"/>
        <table:named-range table:name="S2_SEC2_TRANSLATED" table:base-cell-address="$'TEAM NAMES'.$B$29" table:cell-range-address="$'TEAM NAMES'.$B$33"/>
        <table:named-range table:name="SECTION" table:base-cell-address="$'TEAM NAMES'.$B$2" table:cell-range-address="$'TEAM NAMES'.$B$3"/>
        <table:named-range table:name="SECTION_GAP" table:base-cell-address="$'TEAM NAMES'.$H$3" table:cell-range-address="$'TEAM NAMES'.$C$17"/>
        <table:named-range table:name="SECTION_GAP_MS" table:base-cell-address="$'TEAM NAMES'.$B$30" table:cell-range-address="$'TEAM NAMES'.$B$38"/>
        <table:named-range table:name="SECTION_TRANSLATED" table:base-cell-address="$'TEAM NAMES'.$B$27" table:cell-range-address="$'TEAM NAMES'.$B$31"/>
        <table:named-range table:name="START_TIME" table:base-cell-address="$'TEAM NAMES'.$F$2" table:cell-range-address="$'TEAM NAMES'.$B$16"/>
        <table:named-range table:name="TRANSLATED_TEAM_NAMES" table:base-cell-address="$'TEAM NAMES'.$A$21" table:cell-range-address="$'TEAM NAMES'.$A$21:.$E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0"/>
    </number:number-style>
    <number:number-style style:name="N144P0" style:volatile="true">
      <number:text>£</number:text>
      <number:number number:decimal-places="0" loext:min-decimal-places="0" number:min-integer-digits="1" number:grouping="true"/>
    </number:number-style>
    <number:number-style style:name="N144">
      <number:text>-£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2" loext:min-decimal-places="2" number:min-integer-digits="1" number:grouping="true"/>
    </number:number-style>
    <number:number-style style:name="N146">
      <number:text>-£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£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496.99mm" fo:page-height="1297.01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21:17:15.689769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date>2018-05-03T21:23:12.198948572</dc:date>
    <meta:generator>LibreOffice/5.1.6.2$Linux_X86_64 LibreOffice_project/10m0$Build-2</meta:generator>
    <meta:editing-duration>P5DT5H56M34S</meta:editing-duration>
    <meta:editing-cycles>126</meta:editing-cycles>
    <dc:creator>Darren Davison</dc:creator>
    <meta:document-statistic meta:table-count="14" meta:cell-count="5358" meta:object-count="2"/>
  </office:meta>
</office:document-meta>
</file>

<file path=Basic/Standard/import_helpers.xml><?xml version="1.0" encoding="utf-8"?>
<!DOCTYPE module  PUBLIC '-//OpenOffice.org//DTD OfficeDocument 1.0//EN'  'module.dtd'>
<script:module xmlns:script="http://openoffice.org/2000/script" script:name="import_helpers" script:language="StarBasic">REM  *****  BASIC  *****

Function getCombo

	Dim cfgSheet As Object	
	Dim form As Object
	Dim combo as object
		
	cfgSheet = ThisComponent.Sheets (0)	
	form = cfgSheet.DrawPage.Forms.getByName("selectorForm")
	getCombo = form.getByName("sheetList")
	
End Function

Sub populateCombo
	
	getCombo().StringItemList = ThisComponent.Sheets.ElementNames
	
End Sub

Sub copyData

	Dim col As Object, combo as Object , sheet as Object
	
	combo = getCombo()	
	sheet = ThisComponent.Sheets.getByName(combo.Text)
	col = sheet.Columns.getByName("J")
	MsgBox "copied"
	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mport_help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